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27in"/>
    </style:style>
    <style:style style:name="co4" style:family="table-column">
      <style:table-column-properties fo:break-before="auto" style:column-width="1.2264in"/>
    </style:style>
    <style:style style:name="co5" style:family="table-column">
      <style:table-column-properties fo:break-before="auto" style:column-width="0.6543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5244in"/>
    </style:style>
    <style:style style:name="co8" style:family="table-column">
      <style:table-column-properties fo:break-before="auto" style:column-width="0.607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A2TNNKHFNY5WQ4_GoldstandardAnswer.response_</text:p>
          </table:table-cell>
          <table:table-cell office:value-type="string">
            <text:p>Input.UMBC_</text:p>
          </table:table-cell>
          <table:table-cell office:value-type="string">
            <text:p>Input.stringa_</text:p>
          </table:table-cell>
          <table:table-cell office:value-type="string">
            <text:p>Input.stringb_</text:p>
          </table:table-cell>
          <table:table-cell office:value-type="string">
            <text:p>Lev_Dist</text:p>
          </table:table-cell>
          <table:table-cell office:value-type="string">
            <text:p>collapsedependencydictInput.stringb_</text:p>
          </table:table-cell>
          <table:table-cell office:value-type="string">
            <text:p>cosbigram</text:p>
          </table:table-cell>
          <table:table-cell office:value-type="string">
            <text:p>cosunigram</text:p>
          </table:table-cell>
          <table:table-cell office:value-type="string">
            <text:p>nn_Path</text:p>
          </table:table-cell>
          <table:table-cell office:value-type="string">
            <text:p>nn_lch</text:p>
          </table:table-cell>
          <table:table-cell office:value-type="string">
            <text:p>nn_wup</text:p>
          </table:table-cell>
          <table:table-cell office:value-type="string">
            <text:p>noun_Path</text:p>
          </table:table-cell>
          <table:table-cell office:value-type="string">
            <text:p>noun_lch</text:p>
          </table:table-cell>
          <table:table-cell office:value-type="string">
            <text:p>noun_wup</text:p>
          </table:table-cell>
          <table:table-cell office:value-type="string">
            <text:p>verb_Path</text:p>
          </table:table-cell>
          <table:table-cell office:value-type="string">
            <text:p>verb_lch</text:p>
          </table:table-cell>
          <table:table-cell office:value-type="string">
            <text:p>verb_wu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218751">
            <text:p>0.5218751</text:p>
          </table:table-cell>
          <table:table-cell office:value-type="string">
            <text:p>majority of Americans are against gay marriage</text:p>
          </table:table-cell>
          <table:table-cell office:value-type="string">
            <text:p>2003 study advising at that time, 62% of Americans were not in favor of gay unions</text:p>
          </table:table-cell>
          <table:table-cell office:value-type="float" office:value="32">
            <text:p>32</text:p>
          </table:table-cell>
          <table:table-cell office:value-type="string">
            <text:p>[{u'Gov_Index': u'2', u'Dep': u'2003', u'Gov': u'study', u'Dep_Index': u'1', u'Relation': u'num'}, {u'Gov_Index': u'12', u'Dep': u'study', u'Gov': u'were', u'Dep_Index': u'2', u'Relation': u'nsubj'}, {u'Gov_Index': u'2', u'Dep': u'advising', u'Gov': u'study', u'Dep_Index': u'3', u'Relation': u'vmod'}, {u'Gov_Index': u'6', u'Dep': u'that', u'Gov': u'time', u'Dep_Index': u'5', u'Relation': u'det'}, {u'Gov_Index': u'3', u'Dep': u'time', u'Gov': u'advising', u'Dep_Index': u'6', u'Relation': u'prep_at'}, {u'Gov_Index': u'9', u'Dep': u'62', u'Gov': u'%', u'Dep_Index': u'8', u'Relation': u'num'}, {u'Gov_Index': u'6', u'Dep': u'%', u'Gov': u'time', u'Dep_Index': u'9', u'Relation': u'appos'}, {u'Gov_Index': u'9', u'Dep': u'Americans', u'Gov': u'%', u'Dep_Index': u'11', u'Relation': u'prep_of'}, {u'Gov_Index': u'12', u'Dep': u'not', u'Gov': u'were', u'Dep_Index': u'13', u'Relation': u'neg'}, {u'Gov_Index': u'12', u'Dep': u'favor', u'Gov': u'were', u'Dep_Index': u'15', u'Relation': u'prep_in'}, {u'Gov_Index': u'18', u'Dep': u'gay', u'Gov': u'unions', u'Dep_Index': u'17', u'Relation': u'amod'}, {u'Gov_Index': u'15', u'Dep': u'unions', u'Gov': u'favor', u'Dep_Index': u'18', u'Relation': u'prep_of'}]</text:p>
          </table:table-cell>
          <table:table-cell office:value-type="float" office:value="0.198029508595335">
            <text:p>0.1980295086</text:p>
          </table:table-cell>
          <table:table-cell office:value-type="float" office:value="0.301511344577764">
            <text:p>0.3015113446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7653183446298">
            <text:p>0.0147653183</text:p>
          </table:table-cell>
          <table:table-cell office:value-type="float" office:value="0.204236158962866">
            <text:p>0.204236159</text:p>
          </table:table-cell>
          <table:table-cell office:value-type="float" office:value="0.0472490187028154">
            <text:p>0.0472490187</text:p>
          </table:table-cell>
          <table:table-cell office:value-type="float" office:value="0.0147653183446298">
            <text:p>0.0147653183</text:p>
          </table:table-cell>
          <table:table-cell office:value-type="float" office:value="0.136996738087393">
            <text:p>0.1369967381</text:p>
          </table:table-cell>
          <table:table-cell office:value-type="float" office:value="0.0272590492516243">
            <text:p>0.02725904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0017157">
            <text:p>0.60017157</text:p>
          </table:table-cell>
          <table:table-cell office:value-type="string">
            <text:p>earned right to have freedom of speech</text:p>
          </table:table-cell>
          <table:table-cell office:value-type="string">
            <text:p>everyone has the freedom of speech</text:p>
          </table:table-cell>
          <table:table-cell office:value-type="float" office:value="8">
            <text:p>8</text:p>
          </table:table-cell>
          <table:table-cell office:value-type="string">
            <text:p>[{u'Gov_Index': u'2', u'Dep': u'everyone', u'Gov': u'has', u'Dep_Index': u'1', u'Relation': u'nsubj'}, {u'Gov_Index': u'4', u'Dep': u'the', u'Gov': u'freedom', u'Dep_Index': u'3', u'Relation': u'det'}, {u'Gov_Index': u'2', u'Dep': u'freedom', u'Gov': u'has', u'Dep_Index': u'4', u'Relation': u'dobj'}, {u'Gov_Index': u'4', u'Dep': u'speech', u'Gov': u'freedom', u'Dep_Index': u'6', u'Relation': u'prep_of'}]</text:p>
          </table:table-cell>
          <table:table-cell office:value-type="float" office:value="0.365148371670111">
            <text:p>0.3651483717</text:p>
          </table:table-cell>
          <table:table-cell office:value-type="float" office:value="0.577350269189626">
            <text:p>0.5773502692</text:p>
          </table:table-cell>
          <table:table-cell table:number-columns-repeated="3" office:value-type="float" office:value="0">
            <text:p>0</text:p>
          </table:table-cell>
          <table:table-cell office:value-type="float" office:value="0.231378213159759">
            <text:p>0.2313782132</text:p>
          </table:table-cell>
          <table:table-cell office:value-type="float" office:value="0.841658185852161">
            <text:p>0.8416581859</text:p>
          </table:table-cell>
          <table:table-cell office:value-type="float" office:value="0.231378213159759">
            <text:p>0.23137821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1278496">
            <text:p>0.41278496</text:p>
          </table:table-cell>
          <table:table-cell office:value-type="string">
            <text:p>two presumably prominent African American figures, Corretta Scott King and Jullian Bond, are pro-gay marriage</text:p>
          </table:table-cell>
          <table:table-cell office:value-type="string">
            <text:p>references of Coretta Scott King and Julian Bond being for gay marriage and is surprised to get them</text:p>
          </table:table-cell>
          <table:table-cell office:value-type="float" office:value="59">
            <text:p>59</text:p>
          </table:table-cell>
          <table:table-cell office:value-type="string">
            <text:p>[{u'Gov_Index': u'5', u'Dep': u'Coretta', u'Gov': u'King', u'Dep_Index': u'3', u'Relation': u'nn'}, {u'Gov_Index': u'5', u'Dep': u'Scott', u'Gov': u'King', u'Dep_Index': u'4', u'Relation': u'nn'}, {u'Gov_Index': u'1', u'Dep': u'King', u'Gov': u'references', u'Dep_Index': u'5', u'Relation': u'prep_of'}, {u'Gov_Index': u'8', u'Dep': u'Julian', u'Gov': u'Bond', u'Dep_Index': u'7', u'Relation': u'nn'}, {u'Gov_Index': u'1', u'Dep': u'Bond', u'Gov': u'references', u'Dep_Index': u'8', u'Relation': u'prep_of'}, {u'Gov_Index': u'5', u'Dep': u'Bond', u'Gov': u'King', u'Dep_Index': u'8', u'Relation': u'conj_and'}, {u'Gov_Index': u'5', u'Dep': u'being', u'Gov': u'King', u'Dep_Index': u'9', u'Relation': u'rcmod'}, {u'Gov_Index': u'12', u'Dep': u'gay', u'Gov': u'marriage', u'Dep_Index': u'11', u'Relation': u'amod'}, {u'Gov_Index': u'9', u'Dep': u'marriage', u'Gov': u'being', u'Dep_Index': u'12', u'Relation': u'prep_for'}, {u'Gov_Index': u'15', u'Dep': u'is', u'Gov': u'surprised', u'Dep_Index': u'14', u'Relation': u'auxpass'}, {u'Gov_Index': u'5', u'Dep': u'surprised', u'Gov': u'King', u'Dep_Index': u'15', u'Relation': u'rcmod'}, {u'Gov_Index': u'9', u'Dep': u'surprised', u'Gov': u'being', u'Dep_Index': u'15', u'Relation': u'conj_and'}, {u'Gov_Index': u'17', u'Dep': u'to', u'Gov': u'get', u'Dep_Index': u'16', u'Relation': u'aux'}, {u'Gov_Index': u'15', u'Dep': u'get', u'Gov': u'surprised', u'Dep_Index': u'17', u'Relation': u'xcomp'}, {u'Gov_Index': u'17', u'Dep': u'them', u'Gov': u'get', u'Dep_Index': u'18', u'Relation': u'dobj'}]</text:p>
          </table:table-cell>
          <table:table-cell office:value-type="float" office:value="0.121267812518166">
            <text:p>0.1212678125</text:p>
          </table:table-cell>
          <table:table-cell office:value-type="float" office:value="0.306785995538948">
            <text:p>0.306785995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303244">
            <text:p>0.5303244</text:p>
          </table:table-cell>
          <table:table-cell office:value-type="string">
            <text:p>The world changed when Massachusetts legislature ratified a court decision for equal rights regarding homosexuals.</text:p>
          </table:table-cell>
          <table:table-cell office:value-type="string">
            <text:p>Equal rights by the Massachusetts legislature is seen as a step against bigotry and the world becoming less anti-gay.</text:p>
          </table:table-cell>
          <table:table-cell office:value-type="float" office:value="55">
            <text:p>55</text:p>
          </table:table-cell>
          <table:table-cell office:value-type="string">
            <text:p>[{u'Gov_Index': u'2', u'Dep': u'Equal', u'Gov': u'rights', u'Dep_Index': u'1', u'Relation': u'nn'}, {u'Gov_Index': u'8', u'Dep': u'rights', u'Gov': u'seen', u'Dep_Index': u'2', u'Relation': u'nsubjpass'}, {u'Gov_Index': u'6', u'Dep': u'the', u'Gov': u'legislature', u'Dep_Index': u'4', u'Relation': u'det'}, {u'Gov_Index': u'6', u'Dep': u'Massachusetts', u'Gov': u'legislature', u'Dep_Index': u'5', u'Relation': u'nn'}, {u'Gov_Index': u'2', u'Dep': u'legislature', u'Gov': u'rights', u'Dep_Index': u'6', u'Relation': u'prep_by'}, {u'Gov_Index': u'8', u'Dep': u'is', u'Gov': u'seen', u'Dep_Index': u'7', u'Relation': u'auxpass'}, {u'Gov_Index': u'11', u'Dep': u'a', u'Gov': u'step', u'Dep_Index': u'10', u'Relation': u'det'}, {u'Gov_Index': u'8', u'Dep': u'step', u'Gov': u'seen', u'Dep_Index': u'11', u'Relation': u'prep_as'}, {u'Gov_Index': u'11', u'Dep': u'bigotry', u'Gov': u'step', u'Dep_Index': u'13', u'Relation': u'prep_against'}, {u'Gov_Index': u'16', u'Dep': u'the', u'Gov': u'world', u'Dep_Index': u'15', u'Relation': u'det'}, {u'Gov_Index': u'8', u'Dep': u'world', u'Gov': u'seen', u'Dep_Index': u'16', u'Relation': u'prep_as'}, {u'Gov_Index': u'11', u'Dep': u'world', u'Gov': u'step', u'Dep_Index': u'16', u'Relation': u'conj_and'}, {u'Gov_Index': u'16', u'Dep': u'becoming', u'Gov': u'world', u'Dep_Index': u'17', u'Relation': u'vmod'}, {u'Gov_Index': u'19', u'Dep': u'less', u'Gov': u'anti-gay', u'Dep_Index': u'18', u'Relation': u'advmod'}, {u'Gov_Index': u'17', u'Dep': u'anti-gay', u'Gov': u'becoming', u'Dep_Index': u'19', u'Relation': u'acomp'}]</text:p>
          </table:table-cell>
          <table:table-cell office:value-type="float" office:value="0.118469775551818">
            <text:p>0.1184697756</text:p>
          </table:table-cell>
          <table:table-cell office:value-type="float" office:value="0.416666666666667">
            <text:p>0.416666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8325160498529">
            <text:p>0.036832516</text:p>
          </table:table-cell>
          <table:table-cell office:value-type="float" office:value="0.498485342425154">
            <text:p>0.4984853424</text:p>
          </table:table-cell>
          <table:table-cell office:value-type="float" office:value="0.0865260800568779">
            <text:p>0.08652608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577036">
            <text:p>0.5577036</text:p>
          </table:table-cell>
          <table:table-cell office:value-type="string">
            <text:p>AIDs was initially spread in the United States primarily by homosexuals.</text:p>
          </table:table-cell>
          <table:table-cell office:value-type="string">
            <text:p>Only if homosexual minority had not spread AIDs to the heterosexual majority.</text:p>
          </table:table-cell>
          <table:table-cell office:value-type="float" office:value="50">
            <text:p>50</text:p>
          </table:table-cell>
          <table:table-cell office:value-type="string">
            <text:p>[{u'Gov_Index': u'7', u'Dep': u'if', u'Gov': u'spread', u'Dep_Index': u'2', u'Relation': u'mark'}, {u'Gov_Index': u'4', u'Dep': u'homosexual', u'Gov': u'minority', u'Dep_Index': u'3', u'Relation': u'amod'}, {u'Gov_Index': u'7', u'Dep': u'minority', u'Gov': u'spread', u'Dep_Index': u'4', u'Relation': u'nsubj'}, {u'Gov_Index': u'7', u'Dep': u'had', u'Gov': u'spread', u'Dep_Index': u'5', u'Relation': u'aux'}, {u'Gov_Index': u'7', u'Dep': u'not', u'Gov': u'spread', u'Dep_Index': u'6', u'Relation': u'neg'}, {u'Gov_Index': u'1', u'Dep': u'spread', u'Gov': u'Only', u'Dep_Index': u'7', u'Relation': u'dep'}, {u'Gov_Index': u'7', u'Dep': u'AIDs', u'Gov': u'spread', u'Dep_Index': u'8', u'Relation': u'dobj'}, {u'Gov_Index': u'12', u'Dep': u'the', u'Gov': u'majority', u'Dep_Index': u'10', u'Relation': u'det'}, {u'Gov_Index': u'12', u'Dep': u'heterosexual', u'Gov': u'majority', u'Dep_Index': u'11', u'Relation': u'amod'}, {u'Gov_Index': u'7', u'Dep': u'majority', u'Gov': u'spread', u'Dep_Index': u'12', u'Relation': u'prep_to'}]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175582901425882">
            <text:p>0.1755829014</text:p>
          </table:table-cell>
          <table:table-cell office:value-type="float" office:value="0.776389610658959">
            <text:p>0.7763896107</text:p>
          </table:table-cell>
          <table:table-cell office:value-type="float" office:value="0.192829505944638">
            <text:p>0.19282950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8941495">
            <text:p>0.58941495</text:p>
          </table:table-cell>
          <table:table-cell office:value-type="string">
            <text:p>government should not be involved in marriage and marriage should be left to religious institutions.</text:p>
          </table:table-cell>
          <table:table-cell office:value-type="string">
            <text:p>government should have no say in marriage</text:p>
          </table:table-cell>
          <table:table-cell office:value-type="float" office:value="50">
            <text:p>50</text:p>
          </table:table-cell>
          <table:table-cell office:value-type="string">
            <text:p>[{u'Gov_Index': u'3', u'Dep': u'government', u'Gov': u'have', u'Dep_Index': u'1', u'Relation': u'nsubj'}, {u'Gov_Index': u'3', u'Dep': u'should', u'Gov': u'have', u'Dep_Index': u'2', u'Relation': u'aux'}, {u'Gov_Index': u'5', u'Dep': u'no', u'Gov': u'say', u'Dep_Index': u'4', u'Relation': u'neg'}, {u'Gov_Index': u'3', u'Dep': u'say', u'Gov': u'have', u'Dep_Index': u'5', u'Relation': u'dobj'}, {u'Gov_Index': u'5', u'Dep': u'marriage', u'Gov': u'say', u'Dep_Index': u'7', u'Relation': u'prep_in'}]</text:p>
          </table:table-cell>
          <table:table-cell office:value-type="float" office:value="0.210818510677892">
            <text:p>0.2108185107</text:p>
          </table:table-cell>
          <table:table-cell office:value-type="float" office:value="0.547722557505166">
            <text:p>0.5477225575</text:p>
          </table:table-cell>
          <table:table-cell table:number-columns-repeated="3" office:value-type="float" office:value="0">
            <text:p>0</text:p>
          </table:table-cell>
          <table:table-cell office:value-type="float" office:value="0.187901824709108">
            <text:p>0.1879018247</text:p>
          </table:table-cell>
          <table:table-cell office:value-type="float" office:value="0.683509076949183">
            <text:p>0.6835090769</text:p>
          </table:table-cell>
          <table:table-cell office:value-type="float" office:value="0.187901824709108">
            <text:p>0.18790182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789285">
            <text:p>0.6789285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marriage should be between a heterosexual couple</text:p>
          </table:table-cell>
          <table:table-cell office:value-type="float" office:value="30">
            <text:p>30</text:p>
          </table:table-cell>
          <table:table-cell office:value-type="string">
            <text:p>[{u'Gov_Index': u'3', u'Dep': u'marriage', u'Gov': u'be', u'Dep_Index': u'1', u'Relation': u'nsubj'}, {u'Gov_Index': u'3', u'Dep': u'should', u'Gov': u'be', u'Dep_Index': u'2', u'Relation': u'aux'}, {u'Gov_Index': u'7', u'Dep': u'a', u'Gov': u'couple', u'Dep_Index': u'5', u'Relation': u'det'}, {u'Gov_Index': u'7', u'Dep': u'heterosexual', u'Gov': u'couple', u'Dep_Index': u'6', u'Relation': u'amod'}, {u'Gov_Index': u'3', u'Dep': u'couple', u'Gov': u'be', u'Dep_Index': u'7', u'Relation': u'prep_between'}]</text:p>
          </table:table-cell>
          <table:table-cell office:value-type="float" office:value="0.123091490979333">
            <text:p>0.123091491</text:p>
          </table:table-cell>
          <table:table-cell office:value-type="float" office:value="0.436435780471985">
            <text:p>0.4364357805</text:p>
          </table:table-cell>
          <table:table-cell table:number-columns-repeated="3" office:value-type="float" office:value="0">
            <text:p>0</text:p>
          </table:table-cell>
          <table:table-cell office:value-type="float" office:value="0.215384615384615">
            <text:p>0.2153846154</text:p>
          </table:table-cell>
          <table:table-cell office:value-type="float" office:value="0.942044592398247">
            <text:p>0.9420445924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680384">
            <text:p>0.8680384</text:p>
          </table:table-cell>
          <table:table-cell office:value-type="string">
            <text:p>people who want to get rid of gay marriage may have wanted to prevent inter religious marriage</text:p>
          </table:table-cell>
          <table:table-cell office:value-type="string">
            <text:p>people who want to get rid of gay marriage may have wanted to prevent inter-racial marriage</text:p>
          </table:table-cell>
          <table:table-cell office:value-type="float" office:value="8">
            <text:p>8</text:p>
          </table:table-cell>
          <table:table-cell office:value-type="string">
            <text:p>[{u'Gov_Index': u'12', u'Dep': u'people', u'Gov': u'wanted', u'Dep_Index': u'1', u'Relation': u'nsubj'}, {u'Gov_Index': u'3', u'Dep': u'who', u'Gov': u'want', u'Dep_Index': u'2', u'Relation': u'nsubj'}, {u'Gov_Index': u'1', u'Dep': u'want', u'Gov': u'people', u'Dep_Index': u'3', u'Relation': u'rcmod'}, {u'Gov_Index': u'6', u'Dep': u'to', u'Gov': u'rid', u'Dep_Index': u'4', u'Relation': u'aux'}, {u'Gov_Index': u'6', u'Dep': u'get', u'Gov': u'rid', u'Dep_Index': u'5', u'Relation': u'dep'}, {u'Gov_Index': u'3', u'Dep': u'rid', u'Gov': u'want', u'Dep_Index': u'6', u'Relation': u'xcomp'}, {u'Gov_Index': u'9', u'Dep': u'gay', u'Gov': u'marriage', u'Dep_Index': u'8', u'Relation': u'amod'}, {u'Gov_Index': u'6', u'Dep': u'marriage', u'Gov': u'rid', u'Dep_Index': u'9', u'Relation': u'prep_of'}, {u'Gov_Index': u'12', u'Dep': u'may', u'Gov': u'wanted', u'Dep_Index': u'10', u'Relation': u'aux'}, {u'Gov_Index': u'12', u'Dep': u'have', u'Gov': u'wanted', u'Dep_Index': u'11', u'Relation': u'aux'}, {u'Gov_Index': u'14', u'Dep': u'to', u'Gov': u'prevent', u'Dep_Index': u'13', u'Relation': u'aux'}, {u'Gov_Index': u'12', u'Dep': u'prevent', u'Gov': u'wanted', u'Dep_Index': u'14', u'Relation': u'xcomp'}, {u'Gov_Index': u'16', u'Dep': u'inter-racial', u'Gov': u'marriage', u'Dep_Index': u'15', u'Relation': u'amod'}, {u'Gov_Index': u'14', u'Dep': u'marriage', u'Gov': u'prevent', u'Dep_Index': u'16', u'Relation': u'dobj'}]</text:p>
          </table:table-cell>
          <table:table-cell office:value-type="float" office:value="0.857492925712544">
            <text:p>0.8574929257</text:p>
          </table:table-cell>
          <table:table-cell office:value-type="float" office:value="0.903696114115064">
            <text:p>0.9036961141</text:p>
          </table:table-cell>
          <table:table-cell table:number-columns-repeated="3" office:value-type="float" office:value="0">
            <text:p>0</text:p>
          </table:table-cell>
          <table:table-cell office:value-type="float" office:value="0.315459666874034">
            <text:p>0.3154596669</text:p>
          </table:table-cell>
          <table:table-cell office:value-type="float" office:value="1.44169893281866">
            <text:p>1.4416989328</text:p>
          </table:table-cell>
          <table:table-cell office:value-type="float" office:value="0.378551600248841">
            <text:p>0.3785516002</text:p>
          </table:table-cell>
          <table:table-cell office:value-type="float" office:value="0.567827400373261">
            <text:p>0.5678274004</text:p>
          </table:table-cell>
          <table:table-cell office:value-type="float" office:value="1.85003648734986">
            <text:p>1.8500364873</text:p>
          </table:table-cell>
          <table:table-cell office:value-type="float" office:value="0.283913700186631">
            <text:p>0.28391370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654348">
            <text:p>0.5654348</text:p>
          </table:table-cell>
          <table:table-cell office:value-type="string">
            <text:p>discussing about how majority rule can change a law.</text:p>
          </table:table-cell>
          <table:table-cell office:value-type="string">
            <text:p>Democracy is based on majority rule</text:p>
          </table:table-cell>
          <table:table-cell office:value-type="float" office:value="25">
            <text:p>25</text:p>
          </table:table-cell>
          <table:table-cell office:value-type="string">
            <text:p>[{u'Gov_Index': u'3', u'Dep': u'Democracy', u'Gov': u'based', u'Dep_Index': u'1', u'Relation': u'nsubjpass'}, {u'Gov_Index': u'3', u'Dep': u'is', u'Gov': u'based', u'Dep_Index': u'2', u'Relation': u'auxpass'}, {u'Gov_Index': u'6', u'Dep': u'majority', u'Gov': u'rule', u'Dep_Index': u'5', u'Relation': u'nn'}, {u'Gov_Index': u'3', u'Dep': u'rule', u'Gov': u'based', u'Dep_Index': u'6', u'Relation': u'prep_on'}]</text:p>
          </table:table-cell>
          <table:table-cell office:value-type="float" office:value="0.149071198499986">
            <text:p>0.1490711985</text:p>
          </table:table-cell>
          <table:table-cell office:value-type="float" office:value="0.408248290463863">
            <text:p>0.40824829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435026826336761">
            <text:p>0.0435026826</text:p>
          </table:table-cell>
          <table:table-cell office:value-type="float" office:value="0.577117886471026">
            <text:p>0.5771178865</text:p>
          </table:table-cell>
          <table:table-cell office:value-type="float" office:value="0.133304648927479">
            <text:p>0.13330464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9745882">
            <text:p>0.49745882</text:p>
          </table:table-cell>
          <table:table-cell office:value-type="string">
            <text:p>Broadened marriage is a side effect of legal gay marriage</text:p>
          </table:table-cell>
          <table:table-cell office:value-type="string">
            <text:p>allowing gays to marry will open up the door to legalize other types of marriage such as polygamy</text:p>
          </table:table-cell>
          <table:table-cell office:value-type="float" office:value="49">
            <text:p>49</text:p>
          </table:table-cell>
          <table:table-cell office:value-type="string">
            <text:p>[{u'Gov_Index': u'1', u'Dep': u'gays', u'Gov': u'allowing', u'Dep_Index': u'2', u'Relation': u'dobj'}, {u'Gov_Index': u'4', u'Dep': u'to', u'Gov': u'marry', u'Dep_Index': u'3', u'Relation': u'aux'}, {u'Gov_Index': u'1', u'Dep': u'marry', u'Gov': u'allowing', u'Dep_Index': u'4', u'Relation': u'xcomp'}, {u'Gov_Index': u'6', u'Dep': u'will', u'Gov': u'open', u'Dep_Index': u'5', u'Relation': u'aux'}, {u'Gov_Index': u'1', u'Dep': u'open', u'Gov': u'allowing', u'Dep_Index': u'6', u'Relation': u'dep'}, {u'Gov_Index': u'6', u'Dep': u'up', u'Gov': u'open', u'Dep_Index': u'7', u'Relation': u'prt'}, {u'Gov_Index': u'9', u'Dep': u'the', u'Gov': u'door', u'Dep_Index': u'8', u'Relation': u'det'}, {u'Gov_Index': u'1', u'Dep': u'door', u'Gov': u'allowing', u'Dep_Index': u'9', u'Relation': u'nsubj'}, {u'Gov_Index': u'11', u'Dep': u'to', u'Gov': u'legalize', u'Dep_Index': u'10', u'Relation': u'aux'}, {u'Gov_Index': u'9', u'Dep': u'legalize', u'Gov': u'door', u'Dep_Index': u'11', u'Relation': u'vmod'}, {u'Gov_Index': u'13', u'Dep': u'other', u'Gov': u'types', u'Dep_Index': u'12', u'Relation': u'amod'}, {u'Gov_Index': u'11', u'Dep': u'types', u'Gov': u'legalize', u'Dep_Index': u'13', u'Relation': u'dobj'}, {u'Gov_Index': u'13', u'Dep': u'marriage', u'Gov': u'types', u'Dep_Index': u'15', u'Relation': u'prep_of'}, {u'Gov_Index': u'15', u'Dep': u'polygamy', u'Gov': u'marriage', u'Dep_Index': u'18', u'Relation': u'prep_such_as'}]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28976313313507">
            <text:p>0.0328976313</text:p>
          </table:table-cell>
          <table:table-cell office:value-type="float" office:value="0.456265052415079">
            <text:p>0.4562650524</text:p>
          </table:table-cell>
          <table:table-cell office:value-type="float" office:value="0.0908121219466675">
            <text:p>0.09081212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2195922">
            <text:p>0.42195922</text:p>
          </table:table-cell>
          <table:table-cell office:value-type="string">
            <text:p>objections without factual evidence.</text:p>
          </table:table-cell>
          <table:table-cell office:value-type="string">
            <text:p>Provide evidence to back up claim</text:p>
          </table:table-cell>
          <table:table-cell office:value-type="float" office:value="24">
            <text:p>24</text:p>
          </table:table-cell>
          <table:table-cell office:value-type="string">
            <text:p>[{u'Gov_Index': u'1', u'Dep': u'evidence', u'Gov': u'Provide', u'Dep_Index': u'2', u'Relation': u'dobj'}, {u'Gov_Index': u'4', u'Dep': u'to', u'Gov': u'back', u'Dep_Index': u'3', u'Relation': u'aux'}, {u'Gov_Index': u'1', u'Dep': u'back', u'Gov': u'Provide', u'Dep_Index': u'4', u'Relation': u'vmod'}, {u'Gov_Index': u'4', u'Dep': u'up', u'Gov': u'back', u'Dep_Index': u'5', u'Relation': u'prt'}, {u'Gov_Index': u'4', u'Dep': u'claim', u'Gov': u'back', u'Dep_Index': u'6', u'Relation': u'dobj'}]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738242">
            <text:p>0.5738242</text:p>
          </table:table-cell>
          <table:table-cell office:value-type="string">
            <text:p>gay marriage is forcing one set of believes onto others and is discrimination</text:p>
          </table:table-cell>
          <table:table-cell office:value-type="string">
            <text:p>homosexuals are attempting to force their morals on others by legalizing same-sex marriage</text:p>
          </table:table-cell>
          <table:table-cell office:value-type="float" office:value="49">
            <text:p>49</text:p>
          </table:table-cell>
          <table:table-cell office:value-type="string">
            <text:p>[{u'Gov_Index': u'3', u'Dep': u'homosexuals', u'Gov': u'attempting', u'Dep_Index': u'1', u'Relation': u'nsubj'}, {u'Gov_Index': u'3', u'Dep': u'are', u'Gov': u'attempting', u'Dep_Index': u'2', u'Relation': u'aux'}, {u'Gov_Index': u'5', u'Dep': u'to', u'Gov': u'force', u'Dep_Index': u'4', u'Relation': u'aux'}, {u'Gov_Index': u'3', u'Dep': u'force', u'Gov': u'attempting', u'Dep_Index': u'5', u'Relation': u'xcomp'}, {u'Gov_Index': u'7', u'Dep': u'their', u'Gov': u'morals', u'Dep_Index': u'6', u'Relation': u'poss'}, {u'Gov_Index': u'5', u'Dep': u'morals', u'Gov': u'force', u'Dep_Index': u'7', u'Relation': u'dobj'}, {u'Gov_Index': u'5', u'Dep': u'others', u'Gov': u'force', u'Dep_Index': u'9', u'Relation': u'prep_on'}, {u'Gov_Index': u'5', u'Dep': u'legalizing', u'Gov': u'force', u'Dep_Index': u'11', u'Relation': u'prepc_by'}, {u'Gov_Index': u'13', u'Dep': u'same-sex', u'Gov': u'marriage', u'Dep_Index': u'12', u'Relation': u'amod'}, {u'Gov_Index': u'11', u'Dep': u'marriage', u'Gov': u'legalizing', u'Dep_Index': u'13', u'Relation': u'dobj'}]</text:p>
          </table:table-cell>
          <table:table-cell office:value-type="float" office:value="0">
            <text:p>0</text:p>
          </table:table-cell>
          <table:table-cell office:value-type="float" office:value="0.353553390593274">
            <text:p>0.3535533906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231745966596">
            <text:p>0.238231746</text:p>
          </table:table-cell>
          <table:table-cell office:value-type="float" office:value="1.63465441911819">
            <text:p>1.6346544191</text:p>
          </table:table-cell>
          <table:table-cell office:value-type="float" office:value="0.364502174316058">
            <text:p>0.3645021743</text:p>
          </table:table-cell>
          <table:table-cell office:value-type="float" office:value="0.0225332054846949">
            <text:p>0.0225332055</text:p>
          </table:table-cell>
          <table:table-cell office:value-type="float" office:value="0.206974358757561">
            <text:p>0.2069743588</text:p>
          </table:table-cell>
          <table:table-cell office:value-type="float" office:value="0.0394331095982161">
            <text:p>0.03943310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4268955">
            <text:p>0.74268955</text:p>
          </table:table-cell>
          <table:table-cell office:value-type="string">
            <text:p>gay marriage laws would not affect marriage for anyone</text:p>
          </table:table-cell>
          <table:table-cell office:value-type="string">
            <text:p>redefining marriage does not hurt anyone.</text:p>
          </table:table-cell>
          <table:table-cell office:value-type="float" office:value="25">
            <text:p>25</text:p>
          </table:table-cell>
          <table:table-cell office:value-type="string">
            <text:p>[{u'Gov_Index': u'5', u'Dep': u'redefining', u'Gov': u'hurt', u'Dep_Index': u'1', u'Relation': u'csubj'}, {u'Gov_Index': u'1', u'Dep': u'marriage', u'Gov': u'redefining', u'Dep_Index': u'2', u'Relation': u'dobj'}, {u'Gov_Index': u'5', u'Dep': u'does', u'Gov': u'hurt', u'Dep_Index': u'3', u'Relation': u'aux'}, {u'Gov_Index': u'5', u'Dep': u'not', u'Gov': u'hurt', u'Dep_Index': u'4', u'Relation': u'neg'}, {u'Gov_Index': u'5', u'Dep': u'anyone', u'Gov': u'hurt', u'Dep_Index': u'6', u'Relation': u'dobj'}]</text:p>
          </table:table-cell>
          <table:table-cell office:value-type="float" office:value="0">
            <text:p>0</text:p>
          </table:table-cell>
          <table:table-cell office:value-type="float" office:value="0.447213595499958">
            <text:p>0.4472135955</text:p>
          </table:table-cell>
          <table:table-cell table:number-columns-repeated="3" office:value-type="float" office:value="0">
            <text:p>0</text:p>
          </table:table-cell>
          <table:table-cell office:value-type="float" office:value="0.199714332908859">
            <text:p>0.1997143329</text:p>
          </table:table-cell>
          <table:table-cell office:value-type="float" office:value="0.873506248369921">
            <text:p>0.8735062484</text:p>
          </table:table-cell>
          <table:table-cell office:value-type="float" office:value="0.231811279269211">
            <text:p>0.23181127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3090156">
            <text:p>0.43090156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spread of AIDS was caused by unprotected sex</text:p>
          </table:table-cell>
          <table:table-cell office:value-type="float" office:value="27">
            <text:p>27</text:p>
          </table:table-cell>
          <table:table-cell office:value-type="string">
            <text:p>[{u'Gov_Index': u'5', u'Dep': u'spread', u'Gov': u'caused', u'Dep_Index': u'1', u'Relation': u'nsubjpass'}, {u'Gov_Index': u'1', u'Dep': u'AIDS', u'Gov': u'spread', u'Dep_Index': u'3', u'Relation': u'prep_of'}, {u'Gov_Index': u'5', u'Dep': u'was', u'Gov': u'caused', u'Dep_Index': u'4', u'Relation': u'auxpass'}, {u'Gov_Index': u'8', u'Dep': u'unprotected', u'Gov': u'sex', u'Dep_Index': u'7', u'Relation': u'amod'}, {u'Gov_Index': u'5', u'Dep': u'sex', u'Gov': u'caused', u'Dep_Index': u'8', u'Relation': u'agent'}]</text:p>
          </table:table-cell>
          <table:table-cell office:value-type="float" office:value="0">
            <text:p>0</text:p>
          </table:table-cell>
          <table:table-cell office:value-type="float" office:value="0.338061701891407">
            <text:p>0.338061701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68590021286699">
            <text:p>0.0168590021</text:p>
          </table:table-cell>
          <table:table-cell office:value-type="float" office:value="0.229899464317733">
            <text:p>0.2298994643</text:p>
          </table:table-cell>
          <table:table-cell office:value-type="float" office:value="0.0309081705692281">
            <text:p>0.03090817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373131">
            <text:p>0.5373131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AIDs was initially spread in the United States primarily by homosexuals.</text:p>
          </table:table-cell>
          <table:table-cell office:value-type="float" office:value="44">
            <text:p>44</text:p>
          </table:table-cell>
          <table:table-cell office:value-type="string">
            <text:p>[{u'Gov_Index': u'4', u'Dep': u'AIDs', u'Gov': u'spread', u'Dep_Index': u'1', u'Relation': u'nsubjpass'}, {u'Gov_Index': u'4', u'Dep': u'was', u'Gov': u'spread', u'Dep_Index': u'2', u'Relation': u'auxpass'}, {u'Gov_Index': u'4', u'Dep': u'initially', u'Gov': u'spread', u'Dep_Index': u'3', u'Relation': u'advmod'}, {u'Gov_Index': u'8', u'Dep': u'the', u'Gov': u'States', u'Dep_Index': u'6', u'Relation': u'det'}, {u'Gov_Index': u'8', u'Dep': u'United', u'Gov': u'States', u'Dep_Index': u'7', u'Relation': u'nn'}, {u'Gov_Index': u'4', u'Dep': u'States', u'Gov': u'spread', u'Dep_Index': u'8', u'Relation': u'prep_in'}, {u'Gov_Index': u'4', u'Dep': u'primarily', u'Gov': u'spread', u'Dep_Index': u'9', u'Relation': u'advmod'}, {u'Gov_Index': u'4', u'Dep': u'homosexuals', u'Gov': u'spread', u'Dep_Index': u'11', u'Relation': u'agent'}]</text:p>
          </table:table-cell>
          <table:table-cell office:value-type="float" office:value="0.0870388279778489">
            <text:p>0.087038828</text:p>
          </table:table-cell>
          <table:table-cell office:value-type="float" office:value="0.267261241912424">
            <text:p>0.267261241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654130344918">
            <text:p>0.0156541303</text:p>
          </table:table-cell>
          <table:table-cell office:value-type="float" office:value="0.21346911004516">
            <text:p>0.21346911</text:p>
          </table:table-cell>
          <table:table-cell office:value-type="float" office:value="0.0491986953697423">
            <text:p>0.04919869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9345393">
            <text:p>0.39345393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Only if homosexual minority had not spread AIDs to the heterosexual majority.</text:p>
          </table:table-cell>
          <table:table-cell office:value-type="float" office:value="44">
            <text:p>44</text:p>
          </table:table-cell>
          <table:table-cell office:value-type="string">
            <text:p>[{u'Gov_Index': u'7', u'Dep': u'if', u'Gov': u'spread', u'Dep_Index': u'2', u'Relation': u'mark'}, {u'Gov_Index': u'4', u'Dep': u'homosexual', u'Gov': u'minority', u'Dep_Index': u'3', u'Relation': u'amod'}, {u'Gov_Index': u'7', u'Dep': u'minority', u'Gov': u'spread', u'Dep_Index': u'4', u'Relation': u'nsubj'}, {u'Gov_Index': u'7', u'Dep': u'had', u'Gov': u'spread', u'Dep_Index': u'5', u'Relation': u'aux'}, {u'Gov_Index': u'7', u'Dep': u'not', u'Gov': u'spread', u'Dep_Index': u'6', u'Relation': u'neg'}, {u'Gov_Index': u'1', u'Dep': u'spread', u'Gov': u'Only', u'Dep_Index': u'7', u'Relation': u'dep'}, {u'Gov_Index': u'7', u'Dep': u'AIDs', u'Gov': u'spread', u'Dep_Index': u'8', u'Relation': u'dobj'}, {u'Gov_Index': u'12', u'Dep': u'the', u'Gov': u'majority', u'Dep_Index': u'10', u'Relation': u'det'}, {u'Gov_Index': u'12', u'Dep': u'heterosexual', u'Gov': u'majority', u'Dep_Index': u'11', u'Relation': u'amod'}, {u'Gov_Index': u'7', u'Dep': u'majority', u'Gov': u'spread', u'Dep_Index': u'12', u'Relation': u'prep_to'}]</text:p>
          </table:table-cell>
          <table:table-cell office:value-type="float" office:value="0">
            <text:p>0</text:p>
          </table:table-cell>
          <table:table-cell office:value-type="float" office:value="0.267261241912424">
            <text:p>0.2672612419</text:p>
          </table:table-cell>
          <table:table-cell table:number-columns-repeated="3" office:value-type="float" office:value="0">
            <text:p>0</text:p>
          </table:table-cell>
          <table:table-cell office:value-type="float" office:value="0.0570341518671048">
            <text:p>0.0570341519</text:p>
          </table:table-cell>
          <table:table-cell office:value-type="float" office:value="0.584042027513146">
            <text:p>0.5840420275</text:p>
          </table:table-cell>
          <table:table-cell office:value-type="float" office:value="0.159333503628737">
            <text:p>0.15933350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4894675">
            <text:p>0.34894675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No one argues the point that AIDs was spread in the United States by homosexuals.</text:p>
          </table:table-cell>
          <table:table-cell office:value-type="float" office:value="41">
            <text:p>41</text:p>
          </table:table-cell>
          <table:table-cell office:value-type="string">
            <text:p>[{u'Gov_Index': u'2', u'Dep': u'No', u'Gov': u'one', u'Dep_Index': u'1', u'Relation': u'neg'}, {u'Gov_Index': u'3', u'Dep': u'one', u'Gov': u'argues', u'Dep_Index': u'2', u'Relation': u'nsubj'}, {u'Gov_Index': u'5', u'Dep': u'the', u'Gov': u'point', u'Dep_Index': u'4', u'Relation': u'det'}, {u'Gov_Index': u'3', u'Dep': u'point', u'Gov': u'argues', u'Dep_Index': u'5', u'Relation': u'dobj'}, {u'Gov_Index': u'9', u'Dep': u'that', u'Gov': u'spread', u'Dep_Index': u'6', u'Relation': u'mark'}, {u'Gov_Index': u'9', u'Dep': u'AIDs', u'Gov': u'spread', u'Dep_Index': u'7', u'Relation': u'nsubjpass'}, {u'Gov_Index': u'9', u'Dep': u'was', u'Gov': u'spread', u'Dep_Index': u'8', u'Relation': u'auxpass'}, {u'Gov_Index': u'3', u'Dep': u'spread', u'Gov': u'argues', u'Dep_Index': u'9', u'Relation': u'ccomp'}, {u'Gov_Index': u'13', u'Dep': u'the', u'Gov': u'States', u'Dep_Index': u'11', u'Relation': u'det'}, {u'Gov_Index': u'13', u'Dep': u'United', u'Gov': u'States', u'Dep_Index': u'12', u'Relation': u'nn'}, {u'Gov_Index': u'9', u'Dep': u'States', u'Gov': u'spread', u'Dep_Index': u'13', u'Relation': u'prep_in'}, {u'Gov_Index': u'9', u'Dep': u'homosexuals', u'Gov': u'spread', u'Dep_Index': u'15', u'Relation': u'agent'}]</text:p>
          </table:table-cell>
          <table:table-cell office:value-type="float" office:value="0.074535599249993">
            <text:p>0.0745355992</text:p>
          </table:table-cell>
          <table:table-cell office:value-type="float" office:value="0.239045721866879">
            <text:p>0.2390457219</text:p>
          </table:table-cell>
          <table:table-cell table:number-columns-repeated="3" office:value-type="float" office:value="0">
            <text:p>0</text:p>
          </table:table-cell>
          <table:table-cell office:value-type="float" office:value="0.0583015774641516">
            <text:p>0.0583015775</text:p>
          </table:table-cell>
          <table:table-cell office:value-type="float" office:value="0.723608149477763">
            <text:p>0.7236081495</text:p>
          </table:table-cell>
          <table:table-cell office:value-type="float" office:value="0.169955737203986">
            <text:p>0.16995573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8910416">
            <text:p>0.38910416</text:p>
          </table:table-cell>
          <table:table-cell office:value-type="string">
            <text:p>straight guy can marry or have a common law relationship so his girlfriend can get benefits</text:p>
          </table:table-cell>
          <table:table-cell office:value-type="string">
            <text:p>gay people should be able to marry a person of their choice and get equal rights.</text:p>
          </table:table-cell>
          <table:table-cell office:value-type="float" office:value="56">
            <text:p>56</text:p>
          </table:table-cell>
          <table:table-cell office:value-type="string">
            <text:p>[{u'Gov_Index': u'2', u'Dep': u'gay', u'Gov': u'people', u'Dep_Index': u'1', u'Relation': u'amod'}, {u'Gov_Index': u'5', u'Dep': u'people', u'Gov': u'able', u'Dep_Index': u'2', u'Relation': u'nsubj'}, {u'Gov_Index': u'5', u'Dep': u'should', u'Gov': u'able', u'Dep_Index': u'3', u'Relation': u'aux'}, {u'Gov_Index': u'5', u'Dep': u'be', u'Gov': u'able', u'Dep_Index': u'4', u'Relation': u'cop'}, {u'Gov_Index': u'7', u'Dep': u'to', u'Gov': u'marry', u'Dep_Index': u'6', u'Relation': u'aux'}, {u'Gov_Index': u'5', u'Dep': u'marry', u'Gov': u'able', u'Dep_Index': u'7', u'Relation': u'xcomp'}, {u'Gov_Index': u'9', u'Dep': u'a', u'Gov': u'person', u'Dep_Index': u'8', u'Relation': u'det'}, {u'Gov_Index': u'7', u'Dep': u'person', u'Gov': u'marry', u'Dep_Index': u'9', u'Relation': u'dobj'}, {u'Gov_Index': u'12', u'Dep': u'their', u'Gov': u'choice', u'Dep_Index': u'11', u'Relation': u'poss'}, {u'Gov_Index': u'9', u'Dep': u'choice', u'Gov': u'person', u'Dep_Index': u'12', u'Relation': u'prep_of'}, {u'Gov_Index': u'5', u'Dep': u'get', u'Gov': u'able', u'Dep_Index': u'14', u'Relation': u'xcomp'}, {u'Gov_Index': u'7', u'Dep': u'get', u'Gov': u'marry', u'Dep_Index': u'14', u'Relation': u'conj_and'}, {u'Gov_Index': u'16', u'Dep': u'equal', u'Gov': u'rights', u'Dep_Index': u'15', u'Relation': u'amod'}, {u'Gov_Index': u'14', u'Dep': u'rights', u'Gov': u'get', u'Dep_Index': u'16', u'Relation': u'dobj'}]</text:p>
          </table:table-cell>
          <table:table-cell office:value-type="float" office:value="0">
            <text:p>0</text:p>
          </table:table-cell>
          <table:table-cell office:value-type="float" office:value="0.210818510677892">
            <text:p>0.2108185107</text:p>
          </table:table-cell>
          <table:table-cell table:number-columns-repeated="3" office:value-type="float" office:value="0">
            <text:p>0</text:p>
          </table:table-cell>
          <table:table-cell office:value-type="float" office:value="0.256125268677309">
            <text:p>0.2561252687</text:p>
          </table:table-cell>
          <table:table-cell office:value-type="float" office:value="2.84077896291921">
            <text:p>2.8407789629</text:p>
          </table:table-cell>
          <table:table-cell office:value-type="float" office:value="0.628829392234713">
            <text:p>0.6288293922</text:p>
          </table:table-cell>
          <table:table-cell office:value-type="float" office:value="0.0928175819963942">
            <text:p>0.092817582</text:p>
          </table:table-cell>
          <table:table-cell office:value-type="float" office:value="0">
            <text:p>0</text:p>
          </table:table-cell>
          <table:table-cell office:value-type="float" office:value="0.153381950171648">
            <text:p>0.15338195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1807916">
            <text:p>0.51807916</text:p>
          </table:table-cell>
          <table:table-cell office:value-type="string">
            <text:p>straight guy can marry or have a common law relationship so his girlfriend can get benefits</text:p>
          </table:table-cell>
          <table:table-cell office:value-type="string">
            <text:p>Gay couples are unable to get any benefits that married people do.</text:p>
          </table:table-cell>
          <table:table-cell office:value-type="float" office:value="54">
            <text:p>54</text:p>
          </table:table-cell>
          <table:table-cell office:value-type="string">
            <text:p>[{u'Gov_Index': u'2', u'Dep': u'Gay', u'Gov': u'couples', u'Dep_Index': u'1', u'Relation': u'nn'}, {u'Gov_Index': u'4', u'Dep': u'couples', u'Gov': u'unable', u'Dep_Index': u'2', u'Relation': u'nsubj'}, {u'Gov_Index': u'4', u'Dep': u'are', u'Gov': u'unable', u'Dep_Index': u'3', u'Relation': u'cop'}, {u'Gov_Index': u'6', u'Dep': u'to', u'Gov': u'get', u'Dep_Index': u'5', u'Relation': u'aux'}, {u'Gov_Index': u'4', u'Dep': u'get', u'Gov': u'unable', u'Dep_Index': u'6', u'Relation': u'xcomp'}, {u'Gov_Index': u'8', u'Dep': u'any', u'Gov': u'benefits', u'Dep_Index': u'7', u'Relation': u'det'}, {u'Gov_Index': u'6', u'Dep': u'benefits', u'Gov': u'get', u'Dep_Index': u'8', u'Relation': u'dobj'}, {u'Gov_Index': u'10', u'Dep': u'that', u'Gov': u'married', u'Dep_Index': u'9', u'Relation': u'nsubj'}, {u'Gov_Index': u'8', u'Dep': u'married', u'Gov': u'benefits', u'Dep_Index': u'10', u'Relation': u'rcmod'}, {u'Gov_Index': u'12', u'Dep': u'people', u'Gov': u'do', u'Dep_Index': u'11', u'Relation': u'nsubj'}, {u'Gov_Index': u'10', u'Dep': u'do', u'Gov': u'married', u'Dep_Index': u'12', u'Relation': u'ccomp'}]</text:p>
          </table:table-cell>
          <table:table-cell office:value-type="float" office:value="0">
            <text:p>0</text:p>
          </table:table-cell>
          <table:table-cell office:value-type="float" office:value="0.353553390593274">
            <text:p>0.3535533906</text:p>
          </table:table-cell>
          <table:table-cell table:number-columns-repeated="3" office:value-type="float" office:value="0">
            <text:p>0</text:p>
          </table:table-cell>
          <table:table-cell office:value-type="float" office:value="0.331226645669237">
            <text:p>0.3312266457</text:p>
          </table:table-cell>
          <table:table-cell office:value-type="float" office:value="2.82340435334997">
            <text:p>2.8234043533</text:p>
          </table:table-cell>
          <table:table-cell office:value-type="float" office:value="0.577906122645128">
            <text:p>0.5779061226</text:p>
          </table:table-cell>
          <table:table-cell office:value-type="float" office:value="0.357224290912983">
            <text:p>0.3572242909</text:p>
          </table:table-cell>
          <table:table-cell office:value-type="float" office:value="1.49512261497694">
            <text:p>1.495122615</text:p>
          </table:table-cell>
          <table:table-cell office:value-type="float" office:value="0.500505218000599">
            <text:p>0.5005052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298328">
            <text:p>0.5298328</text:p>
          </table:table-cell>
          <table:table-cell office:value-type="string">
            <text:p>majority of Americans are against gay marriage</text:p>
          </table:table-cell>
          <table:table-cell office:value-type="string">
            <text:p>gays lose every time gay marriage is put to a vote in a ballot</text:p>
          </table:table-cell>
          <table:table-cell office:value-type="float" office:value="32">
            <text:p>32</text:p>
          </table:table-cell>
          <table:table-cell office:value-type="string">
            <text:p>[{u'Gov_Index': u'2', u'Dep': u'gays', u'Gov': u'lose', u'Dep_Index': u'1', u'Relation': u'nsubj'}, {u'Gov_Index': u'6', u'Dep': u'every', u'Gov': u'marriage', u'Dep_Index': u'3', u'Relation': u'det'}, {u'Gov_Index': u'6', u'Dep': u'time', u'Gov': u'marriage', u'Dep_Index': u'4', u'Relation': u'nn'}, {u'Gov_Index': u'6', u'Dep': u'gay', u'Gov': u'marriage', u'Dep_Index': u'5', u'Relation': u'amod'}, {u'Gov_Index': u'8', u'Dep': u'marriage', u'Gov': u'put', u'Dep_Index': u'6', u'Relation': u'nsubjpass'}, {u'Gov_Index': u'8', u'Dep': u'is', u'Gov': u'put', u'Dep_Index': u'7', u'Relation': u'auxpass'}, {u'Gov_Index': u'2', u'Dep': u'put', u'Gov': u'lose', u'Dep_Index': u'8', u'Relation': u'ccomp'}, {u'Gov_Index': u'11', u'Dep': u'a', u'Gov': u'vote', u'Dep_Index': u'10', u'Relation': u'det'}, {u'Gov_Index': u'8', u'Dep': u'vote', u'Gov': u'put', u'Dep_Index': u'11', u'Relation': u'prep_to'}, {u'Gov_Index': u'14', u'Dep': u'a', u'Gov': u'ballot', u'Dep_Index': u'13', u'Relation': u'det'}, {u'Gov_Index': u'11', u'Dep': u'ballot', u'Gov': u'vote', u'Dep_Index': u'14', u'Relation': u'prep_in'}]</text:p>
          </table:table-cell>
          <table:table-cell office:value-type="float" office:value="0.11322770341446">
            <text:p>0.1132277034</text:p>
          </table:table-cell>
          <table:table-cell office:value-type="float" office:value="0.452267016866646">
            <text:p>0.452267016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1807532804388">
            <text:p>0.0291807533</text:p>
          </table:table-cell>
          <table:table-cell office:value-type="float" office:value="0.405203175170593">
            <text:p>0.4052031752</text:p>
          </table:table-cell>
          <table:table-cell office:value-type="float" office:value="0.0735354982667058">
            <text:p>0.0735354983</text:p>
          </table:table-cell>
          <table:table-cell office:value-type="float" office:value="0.0151739917058282">
            <text:p>0.0151739917</text:p>
          </table:table-cell>
          <table:table-cell office:value-type="float" office:value="0.140788523413021">
            <text:p>0.1407885234</text:p>
          </table:table-cell>
          <table:table-cell office:value-type="float" office:value="0.0280135231492213">
            <text:p>0.02801352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253648">
            <text:p>0.3253648</text:p>
          </table:table-cell>
          <table:table-cell office:value-type="string">
            <text:p>In 1909, being homosexual was morally wrong</text:p>
          </table:table-cell>
          <table:table-cell office:value-type="string">
            <text:p>The immorality of homosexuality in 1909 is based on ignorance</text:p>
          </table:table-cell>
          <table:table-cell office:value-type="float" office:value="25">
            <text:p>25</text:p>
          </table:table-cell>
          <table:table-cell office:value-type="string">
            <text:p>[{u'Gov_Index': u'2', u'Dep': u'The', u'Gov': u'immorality', u'Dep_Index': u'1', u'Relation': u'det'}, {u'Gov_Index': u'8', u'Dep': u'immorality', u'Gov': u'based', u'Dep_Index': u'2', u'Relation': u'nsubjpass'}, {u'Gov_Index': u'2', u'Dep': u'homosexuality', u'Gov': u'immorality', u'Dep_Index': u'4', u'Relation': u'prep_of'}, {u'Gov_Index': u'4', u'Dep': u'1909', u'Gov': u'homosexuality', u'Dep_Index': u'6', u'Relation': u'prep_in'}, {u'Gov_Index': u'8', u'Dep': u'is', u'Gov': u'based', u'Dep_Index': u'7', u'Relation': u'auxpass'}, {u'Gov_Index': u'8', u'Dep': u'ignorance', u'Gov': u'based', u'Dep_Index': u'10', u'Relation': u'prep_on'}]</text:p>
          </table:table-cell>
          <table:table-cell office:value-type="float" office:value="0.125988157669742">
            <text:p>0.1259881577</text:p>
          </table:table-cell>
          <table:table-cell office:value-type="float" office:value="0.182574185835055">
            <text:p>0.182574185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39264754485218">
            <text:p>0.0239264754</text:p>
          </table:table-cell>
          <table:table-cell office:value-type="float" office:value="0.310164984342471">
            <text:p>0.3101649843</text:p>
          </table:table-cell>
          <table:table-cell office:value-type="float" office:value="0.0430676558073393">
            <text:p>0.04306765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171626">
            <text:p>0.4171626</text:p>
          </table:table-cell>
          <table:table-cell office:value-type="string">
            <text:p>equal marriage hurts heterosexuals</text:p>
          </table:table-cell>
          <table:table-cell office:value-type="string">
            <text:p>once brought to a public vote, marriage equality will not be passed</text:p>
          </table:table-cell>
          <table:table-cell office:value-type="float" office:value="35">
            <text:p>35</text:p>
          </table:table-cell>
          <table:table-cell office:value-type="string">
            <text:p>[{u'Gov_Index': u'2', u'Dep': u'once', u'Gov': u'brought', u'Dep_Index': u'1', u'Relation': u'advmod'}, {u'Gov_Index': u'13', u'Dep': u'brought', u'Gov': u'passed', u'Dep_Index': u'2', u'Relation': u'vmod'}, {u'Gov_Index': u'6', u'Dep': u'a', u'Gov': u'vote', u'Dep_Index': u'4', u'Relation': u'det'}, {u'Gov_Index': u'6', u'Dep': u'public', u'Gov': u'vote', u'Dep_Index': u'5', u'Relation': u'amod'}, {u'Gov_Index': u'2', u'Dep': u'vote', u'Gov': u'brought', u'Dep_Index': u'6', u'Relation': u'prep_to'}, {u'Gov_Index': u'9', u'Dep': u'marriage', u'Gov': u'equality', u'Dep_Index': u'8', u'Relation': u'nn'}, {u'Gov_Index': u'13', u'Dep': u'equality', u'Gov': u'passed', u'Dep_Index': u'9', u'Relation': u'nsubjpass'}, {u'Gov_Index': u'13', u'Dep': u'will', u'Gov': u'passed', u'Dep_Index': u'10', u'Relation': u'aux'}, {u'Gov_Index': u'13', u'Dep': u'not', u'Gov': u'passed', u'Dep_Index': u'11', u'Relation': u'neg'}, {u'Gov_Index': u'13', u'Dep': u'be', u'Gov': u'passed', u'Dep_Index': u'12', u'Relation': u'auxpass'}]</text:p>
          </table:table-cell>
          <table:table-cell office:value-type="float" office:value="0">
            <text:p>0</text:p>
          </table:table-cell>
          <table:table-cell office:value-type="float" office:value="0.188982236504614">
            <text:p>0.188982236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93426403617271">
            <text:p>0.0193426404</text:p>
          </table:table-cell>
          <table:table-cell office:value-type="float" office:value="0.258224455163257">
            <text:p>0.2582244552</text:p>
          </table:table-cell>
          <table:table-cell office:value-type="float" office:value="0.035168437021322">
            <text:p>0.0351684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302293">
            <text:p>0.6302293</text:p>
          </table:table-cell>
          <table:table-cell office:value-type="string">
            <text:p>in opening this opportunity for gay marriage, the definition of marriage will change</text:p>
          </table:table-cell>
          <table:table-cell office:value-type="string">
            <text:p>allowing gays to marry will open up the door to legalize other types of marriage such as polygamy</text:p>
          </table:table-cell>
          <table:table-cell office:value-type="float" office:value="48">
            <text:p>48</text:p>
          </table:table-cell>
          <table:table-cell office:value-type="string">
            <text:p>[{u'Gov_Index': u'1', u'Dep': u'gays', u'Gov': u'allowing', u'Dep_Index': u'2', u'Relation': u'dobj'}, {u'Gov_Index': u'4', u'Dep': u'to', u'Gov': u'marry', u'Dep_Index': u'3', u'Relation': u'aux'}, {u'Gov_Index': u'1', u'Dep': u'marry', u'Gov': u'allowing', u'Dep_Index': u'4', u'Relation': u'xcomp'}, {u'Gov_Index': u'6', u'Dep': u'will', u'Gov': u'open', u'Dep_Index': u'5', u'Relation': u'aux'}, {u'Gov_Index': u'1', u'Dep': u'open', u'Gov': u'allowing', u'Dep_Index': u'6', u'Relation': u'dep'}, {u'Gov_Index': u'6', u'Dep': u'up', u'Gov': u'open', u'Dep_Index': u'7', u'Relation': u'prt'}, {u'Gov_Index': u'9', u'Dep': u'the', u'Gov': u'door', u'Dep_Index': u'8', u'Relation': u'det'}, {u'Gov_Index': u'1', u'Dep': u'door', u'Gov': u'allowing', u'Dep_Index': u'9', u'Relation': u'nsubj'}, {u'Gov_Index': u'11', u'Dep': u'to', u'Gov': u'legalize', u'Dep_Index': u'10', u'Relation': u'aux'}, {u'Gov_Index': u'9', u'Dep': u'legalize', u'Gov': u'door', u'Dep_Index': u'11', u'Relation': u'vmod'}, {u'Gov_Index': u'13', u'Dep': u'other', u'Gov': u'types', u'Dep_Index': u'12', u'Relation': u'amod'}, {u'Gov_Index': u'11', u'Dep': u'types', u'Gov': u'legalize', u'Dep_Index': u'13', u'Relation': u'dobj'}, {u'Gov_Index': u'13', u'Dep': u'marriage', u'Gov': u'types', u'Dep_Index': u'15', u'Relation': u'prep_of'}, {u'Gov_Index': u'15', u'Dep': u'polygamy', u'Gov': u'marriage', u'Dep_Index': u'18', u'Relation': u'prep_such_as'}]</text:p>
          </table:table-cell>
          <table:table-cell office:value-type="float" office:value="0.0672672793996313">
            <text:p>0.0672672794</text:p>
          </table:table-cell>
          <table:table-cell office:value-type="float" office:value="0.421637021355784">
            <text:p>0.4216370214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5425449737651">
            <text:p>0.036542545</text:p>
          </table:table-cell>
          <table:table-cell office:value-type="float" office:value="0.505483257662077">
            <text:p>0.5054832577</text:p>
          </table:table-cell>
          <table:table-cell office:value-type="float" office:value="0.0996017659900594">
            <text:p>0.099601766</text:p>
          </table:table-cell>
          <table:table-cell office:value-type="float" office:value="0.0227959165242769">
            <text:p>0.0227959165</text:p>
          </table:table-cell>
          <table:table-cell office:value-type="float" office:value="0.209387439710156">
            <text:p>0.2093874397</text:p>
          </table:table-cell>
          <table:table-cell office:value-type="float" office:value="0.0398928539174845">
            <text:p>0.03989285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0937506">
            <text:p>0.60937506</text:p>
          </table:table-cell>
          <table:table-cell office:value-type="string">
            <text:p>it is prejudice as opposed to religious or moral beliefs which fuel the anti-gay agenda;</text:p>
          </table:table-cell>
          <table:table-cell office:value-type="string">
            <text:p>It is religious belief - not prejudice - that makes one take an anti-gay stance</text:p>
          </table:table-cell>
          <table:table-cell office:value-type="float" office:value="40">
            <text:p>40</text:p>
          </table:table-cell>
          <table:table-cell office:value-type="string">
            <text:p>[{u'Gov_Index': u'4', u'Dep': u'It', u'Gov': u'belief', u'Dep_Index': u'1', u'Relation': u'nsubj'}, {u'Gov_Index': u'4', u'Dep': u'is', u'Gov': u'belief', u'Dep_Index': u'2', u'Relation': u'cop'}, {u'Gov_Index': u'4', u'Dep': u'religious', u'Gov': u'belief', u'Dep_Index': u'3', u'Relation': u'amod'}, {u'Gov_Index': u'7', u'Dep': u'not', u'Gov': u'prejudice', u'Dep_Index': u'6', u'Relation': u'neg'}, {u'Gov_Index': u'4', u'Dep': u'prejudice', u'Gov': u'belief', u'Dep_Index': u'7', u'Relation': u'dep'}, {u'Gov_Index': u'10', u'Dep': u'that', u'Gov': u'makes', u'Dep_Index': u'9', u'Relation': u'nsubj'}, {u'Gov_Index': u'4', u'Dep': u'makes', u'Gov': u'belief', u'Dep_Index': u'10', u'Relation': u'rcmod'}, {u'Gov_Index': u'12', u'Dep': u'one', u'Gov': u'take', u'Dep_Index': u'11', u'Relation': u'nsubj'}, {u'Gov_Index': u'10', u'Dep': u'take', u'Gov': u'makes', u'Dep_Index': u'12', u'Relation': u'ccomp'}, {u'Gov_Index': u'15', u'Dep': u'an', u'Gov': u'stance', u'Dep_Index': u'13', u'Relation': u'det'}, {u'Gov_Index': u'15', u'Dep': u'anti-gay', u'Gov': u'stance', u'Dep_Index': u'14', u'Relation': u'amod'}, {u'Gov_Index': u'12', u'Dep': u'stance', u'Gov': u'take', u'Dep_Index': u'15', u'Relation': u'dobj'}]</text:p>
          </table:table-cell>
          <table:table-cell office:value-type="float" office:value="0.0690065559342354">
            <text:p>0.0690065559</text:p>
          </table:table-cell>
          <table:table-cell office:value-type="float" office:value="0.369800130816819">
            <text:p>0.36980013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5332054846949">
            <text:p>0.0225332055</text:p>
          </table:table-cell>
          <table:table-cell office:value-type="float" office:value="0.266832182133862">
            <text:p>0.2668321821</text:p>
          </table:table-cell>
          <table:table-cell office:value-type="float" office:value="0.0901328219387797">
            <text:p>0.0901328219</text:p>
          </table:table-cell>
          <table:table-cell office:value-type="float" office:value="0.0788662191964322">
            <text:p>0.0788662192</text:p>
          </table:table-cell>
          <table:table-cell office:value-type="float" office:value="0.662970997936734">
            <text:p>0.6629709979</text:p>
          </table:table-cell>
          <table:table-cell office:value-type="float" office:value="0.18850856007196">
            <text:p>0.18850856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1164">
            <text:p>0.61164</text:p>
          </table:table-cell>
          <table:table-cell office:value-type="string">
            <text:p>it is prejudice as opposed to religious or moral beliefs which fuel the anti-gay agenda;</text:p>
          </table:table-cell>
          <table:table-cell office:value-type="string">
            <text:p>You cannot justify an anti-gay agenda on morals or religion</text:p>
          </table:table-cell>
          <table:table-cell office:value-type="float" office:value="47">
            <text:p>47</text:p>
          </table:table-cell>
          <table:table-cell office:value-type="string">
            <text:p>[{u'Gov_Index': u'4', u'Dep': u'You', u'Gov': u'justify', u'Dep_Index': u'1', u'Relation': u'nsubj'}, {u'Gov_Index': u'4', u'Dep': u'can', u'Gov': u'justify', u'Dep_Index': u'2', u'Relation': u'aux'}, {u'Gov_Index': u'4', u'Dep': u'not', u'Gov': u'justify', u'Dep_Index': u'3', u'Relation': u'neg'}, {u'Gov_Index': u'7', u'Dep': u'an', u'Gov': u'agenda', u'Dep_Index': u'5', u'Relation': u'det'}, {u'Gov_Index': u'7', u'Dep': u'anti-gay', u'Gov': u'agenda', u'Dep_Index': u'6', u'Relation': u'amod'}, {u'Gov_Index': u'4', u'Dep': u'agenda', u'Gov': u'justify', u'Dep_Index': u'7', u'Relation': u'dobj'}, {u'Gov_Index': u'4', u'Dep': u'morals', u'Gov': u'justify', u'Dep_Index': u'9', u'Relation': u'prep_on'}, {u'Gov_Index': u'4', u'Dep': u'religion', u'Gov': u'justify', u'Dep_Index': u'11', u'Relation': u'prep_on'}, {u'Gov_Index': u'9', u'Dep': u'religion', u'Gov': u'morals', u'Dep_Index': u'11', u'Relation': u'conj_or'}]</text:p>
          </table:table-cell>
          <table:table-cell office:value-type="float" office:value="0.0816496580927726">
            <text:p>0.0816496581</text:p>
          </table:table-cell>
          <table:table-cell office:value-type="float" office:value="0.408248290463863">
            <text:p>0.4082482905</text:p>
          </table:table-cell>
          <table:table-cell table:number-columns-repeated="3" office:value-type="float" office:value="0">
            <text:p>0</text:p>
          </table:table-cell>
          <table:table-cell office:value-type="float" office:value="0.17376534287144">
            <text:p>0.1737653429</text:p>
          </table:table-cell>
          <table:table-cell office:value-type="float" office:value="0.63208640626926">
            <text:p>0.6320864063</text:p>
          </table:table-cell>
          <table:table-cell office:value-type="float" office:value="0.17376534287144">
            <text:p>0.1737653429</text:p>
          </table:table-cell>
          <table:table-cell office:value-type="float" office:value="0.02172066785893">
            <text:p>0.0217206679</text:p>
          </table:table-cell>
          <table:table-cell office:value-type="float" office:value="0.204809389566442">
            <text:p>0.2048093896</text:p>
          </table:table-cell>
          <table:table-cell office:value-type="float" office:value="0.0386145206380978">
            <text:p>0.03861452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310902">
            <text:p>0.3310902</text:p>
          </table:table-cell>
          <table:table-cell office:value-type="string">
            <text:p>compare a race of people's fight for equal rights to a class of people determined by their sexual orientation</text:p>
          </table:table-cell>
          <table:table-cell office:value-type="string">
            <text:p>Equal rights by the Massachusetts legislature is seen as a step against bigotry and the world becoming less anti-gay.</text:p>
          </table:table-cell>
          <table:table-cell office:value-type="float" office:value="70">
            <text:p>70</text:p>
          </table:table-cell>
          <table:table-cell office:value-type="string">
            <text:p>[{u'Gov_Index': u'2', u'Dep': u'Equal', u'Gov': u'rights', u'Dep_Index': u'1', u'Relation': u'nn'}, {u'Gov_Index': u'8', u'Dep': u'rights', u'Gov': u'seen', u'Dep_Index': u'2', u'Relation': u'nsubjpass'}, {u'Gov_Index': u'6', u'Dep': u'the', u'Gov': u'legislature', u'Dep_Index': u'4', u'Relation': u'det'}, {u'Gov_Index': u'6', u'Dep': u'Massachusetts', u'Gov': u'legislature', u'Dep_Index': u'5', u'Relation': u'nn'}, {u'Gov_Index': u'2', u'Dep': u'legislature', u'Gov': u'rights', u'Dep_Index': u'6', u'Relation': u'prep_by'}, {u'Gov_Index': u'8', u'Dep': u'is', u'Gov': u'seen', u'Dep_Index': u'7', u'Relation': u'auxpass'}, {u'Gov_Index': u'11', u'Dep': u'a', u'Gov': u'step', u'Dep_Index': u'10', u'Relation': u'det'}, {u'Gov_Index': u'8', u'Dep': u'step', u'Gov': u'seen', u'Dep_Index': u'11', u'Relation': u'prep_as'}, {u'Gov_Index': u'11', u'Dep': u'bigotry', u'Gov': u'step', u'Dep_Index': u'13', u'Relation': u'prep_against'}, {u'Gov_Index': u'16', u'Dep': u'the', u'Gov': u'world', u'Dep_Index': u'15', u'Relation': u'det'}, {u'Gov_Index': u'8', u'Dep': u'world', u'Gov': u'seen', u'Dep_Index': u'16', u'Relation': u'prep_as'}, {u'Gov_Index': u'11', u'Dep': u'world', u'Gov': u'step', u'Dep_Index': u'16', u'Relation': u'conj_and'}, {u'Gov_Index': u'16', u'Dep': u'becoming', u'Gov': u'world', u'Dep_Index': u'17', u'Relation': u'vmod'}, {u'Gov_Index': u'19', u'Dep': u'less', u'Gov': u'anti-gay', u'Dep_Index': u'18', u'Relation': u'advmod'}, {u'Gov_Index': u'17', u'Dep': u'anti-gay', u'Gov': u'becoming', u'Dep_Index': u'19', u'Relation': u'acomp'}]</text:p>
          </table:table-cell>
          <table:table-cell office:value-type="float" office:value="0">
            <text:p>0</text:p>
          </table:table-cell>
          <table:table-cell office:value-type="float" office:value="0.077151674981046">
            <text:p>0.07715167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9051681903014">
            <text:p>0.0129051682</text:p>
          </table:table-cell>
          <table:table-cell office:value-type="float" office:value="0.175982613397689">
            <text:p>0.1759826134</text:p>
          </table:table-cell>
          <table:table-cell office:value-type="float" office:value="0.0532338187849933">
            <text:p>0.05323381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2147726">
            <text:p>0.42147726</text:p>
          </table:table-cell>
          <table:table-cell office:value-type="string">
            <text:p>discussing the inconsistency of arguments made</text:p>
          </table:table-cell>
          <table:table-cell office:value-type="string">
            <text:p>don't care about the inconsistency</text:p>
          </table:table-cell>
          <table:table-cell office:value-type="float" office:value="23">
            <text:p>23</text:p>
          </table:table-cell>
          <table:table-cell office:value-type="string">
            <text:p>[{u'Gov_Index': u'3', u'Dep': u'do', u'Gov': u'care', u'Dep_Index': u'1', u'Relation': u'aux'}, {u'Gov_Index': u'3', u'Dep': u"n't", u'Gov': u'care', u'Dep_Index': u'2', u'Relation': u'neg'}, {u'Gov_Index': u'6', u'Dep': u'the', u'Gov': u'inconsistency', u'Dep_Index': u'5', u'Relation': u'det'}, {u'Gov_Index': u'3', u'Dep': u'inconsistency', u'Gov': u'care', u'Dep_Index': u'6', u'Relation': u'prep_about'}]</text:p>
          </table:table-cell>
          <table:table-cell office:value-type="float" office:value="0.2">
            <text:p>0.2</text:p>
          </table:table-cell>
          <table:table-cell office:value-type="float" office:value="0.288675134594813">
            <text:p>0.288675134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79298">
            <text:p>0.479298</text:p>
          </table:table-cell>
          <table:table-cell office:value-type="string">
            <text:p>discussing the inconsistency of arguments made</text:p>
          </table:table-cell>
          <table:table-cell office:value-type="string">
            <text:p>The example of abortion comes up to try and prove inconsistency</text:p>
          </table:table-cell>
          <table:table-cell office:value-type="float" office:value="36">
            <text:p>36</text:p>
          </table:table-cell>
          <table:table-cell office:value-type="string">
            <text:p>[{u'Gov_Index': u'2', u'Dep': u'The', u'Gov': u'example', u'Dep_Index': u'1', u'Relation': u'det'}, {u'Gov_Index': u'5', u'Dep': u'example', u'Gov': u'comes', u'Dep_Index': u'2', u'Relation': u'nsubj'}, {u'Gov_Index': u'2', u'Dep': u'abortion', u'Gov': u'example', u'Dep_Index': u'4', u'Relation': u'prep_of'}, {u'Gov_Index': u'5', u'Dep': u'up', u'Gov': u'comes', u'Dep_Index': u'6', u'Relation': u'prt'}, {u'Gov_Index': u'8', u'Dep': u'to', u'Gov': u'try', u'Dep_Index': u'7', u'Relation': u'aux'}, {u'Gov_Index': u'5', u'Dep': u'try', u'Gov': u'comes', u'Dep_Index': u'8', u'Relation': u'xcomp'}, {u'Gov_Index': u'5', u'Dep': u'prove', u'Gov': u'comes', u'Dep_Index': u'10', u'Relation': u'xcomp'}, {u'Gov_Index': u'8', u'Dep': u'prove', u'Gov': u'try', u'Dep_Index': u'10', u'Relation': u'conj_and'}, {u'Gov_Index': u'8', u'Dep': u'inconsistency', u'Gov': u'try', u'Dep_Index': u'11', u'Relation': u'dobj'}]</text:p>
          </table:table-cell>
          <table:table-cell office:value-type="float" office:value="0">
            <text:p>0</text:p>
          </table:table-cell>
          <table:table-cell office:value-type="float" office:value="0.188982236504614">
            <text:p>0.1889822365</text:p>
          </table:table-cell>
          <table:table-cell table:number-columns-repeated="3" office:value-type="float" office:value="0">
            <text:p>0</text:p>
          </table:table-cell>
          <table:table-cell office:value-type="float" office:value="0.237931954893307">
            <text:p>0.2379319549</text:p>
          </table:table-cell>
          <table:table-cell office:value-type="float" office:value="1.06375505707784">
            <text:p>1.0637550571</text:p>
          </table:table-cell>
          <table:table-cell office:value-type="float" office:value="0.280419803981398">
            <text:p>0.2804198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6044354">
            <text:p>0.66044354</text:p>
          </table:table-cell>
          <table:table-cell office:value-type="string">
            <text:p>No reason for discrimination against homosexual marriage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float" office:value="65">
            <text:p>65</text:p>
          </table:table-cell>
          <table:table-cell office:value-type="string">
            <text:p>[{u'Gov_Index': u'7', u'Dep': u'Opponents', u'Gov': u'protecting', u'Dep_Index': u'1', u'Relation': u'nsubj'}, {u'Gov_Index': u'13', u'Dep': u'Opponents', u'Gov': u'discriminating', u'Dep_Index': u'1', u'Relation': u'nsubj'}, {u'Gov_Index': u'4', u'Dep': u'gay', u'Gov': u'marriage', u'Dep_Index': u'3', u'Relation': u'amod'}, {u'Gov_Index': u'1', u'Dep': u'marriage', u'Gov': u'Opponents', u'Dep_Index': u'4', u'Relation': u'prep_of'}, {u'Gov_Index': u'7', u'Dep': u'are', u'Gov': u'protecting', u'Dep_Index': u'5', u'Relation': u'aux'}, {u'Gov_Index': u'7', u'Dep': u'not', u'Gov': u'protecting', u'Dep_Index': u'6', u'Relation': u'neg'}, {u'Gov_Index': u'9', u'Dep': u'traditional', u'Gov': u'marriage', u'Dep_Index': u'8', u'Relation': u'amod'}, {u'Gov_Index': u'7', u'Dep': u'marriage', u'Gov': u'protecting', u'Dep_Index': u'9', u'Relation': u'dobj'}, {u'Gov_Index': u'13', u'Dep': u'are', u'Gov': u'discriminating', u'Dep_Index': u'12', u'Relation': u'aux'}, {u'Gov_Index': u'7', u'Dep': u'discriminating', u'Gov': u'protecting', u'Dep_Index': u'13', u'Relation': u'conj_but'}, {u'Gov_Index': u'13', u'Dep': u'homosexuals', u'Gov': u'discriminating', u'Dep_Index': u'15', u'Relation': u'prep_against'}]</text:p>
          </table:table-cell>
          <table:table-cell office:value-type="float" office:value="0.105409255338946">
            <text:p>0.1054092553</text:p>
          </table:table-cell>
          <table:table-cell office:value-type="float" office:value="0.433012701892219">
            <text:p>0.4330127019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5138702">
            <text:p>0.35138702</text:p>
          </table:table-cell>
          <table:table-cell office:value-type="string">
            <text:p>government should not be involved in marriage and marriage should be left to religious institutions.</text:p>
          </table:table-cell>
          <table:table-cell office:value-type="string">
            <text:p>legislation to ban gay marraige is intrusion by the government.</text:p>
          </table:table-cell>
          <table:table-cell office:value-type="float" office:value="51">
            <text:p>51</text:p>
          </table:table-cell>
          <table:table-cell office:value-type="string">
            <text:p>[{u'Gov_Index': u'7', u'Dep': u'legislation', u'Gov': u'intrusion', u'Dep_Index': u'1', u'Relation': u'nsubj'}, {u'Gov_Index': u'3', u'Dep': u'to', u'Gov': u'ban', u'Dep_Index': u'2', u'Relation': u'aux'}, {u'Gov_Index': u'1', u'Dep': u'ban', u'Gov': u'legislation', u'Dep_Index': u'3', u'Relation': u'vmod'}, {u'Gov_Index': u'5', u'Dep': u'gay', u'Gov': u'marraige', u'Dep_Index': u'4', u'Relation': u'amod'}, {u'Gov_Index': u'3', u'Dep': u'marraige', u'Gov': u'ban', u'Dep_Index': u'5', u'Relation': u'dobj'}, {u'Gov_Index': u'7', u'Dep': u'is', u'Gov': u'intrusion', u'Dep_Index': u'6', u'Relation': u'cop'}, {u'Gov_Index': u'10', u'Dep': u'the', u'Gov': u'government', u'Dep_Index': u'9', u'Relation': u'det'}, {u'Gov_Index': u'7', u'Dep': u'government', u'Gov': u'intrusion', u'Dep_Index': u'10', u'Relation': u'prep_by'}]</text:p>
          </table:table-cell>
          <table:table-cell office:value-type="float" office:value="0">
            <text:p>0</text:p>
          </table:table-cell>
          <table:table-cell office:value-type="float" office:value="0.239045721866879">
            <text:p>0.239045721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5500938218085">
            <text:p>0.0125500938</text:p>
          </table:table-cell>
          <table:table-cell office:value-type="float" office:value="0.175002002566931">
            <text:p>0.1750020026</text:p>
          </table:table-cell>
          <table:table-cell office:value-type="float" office:value="0.0407878049208777">
            <text:p>0.04078780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1255804">
            <text:p>0.51255804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homosexual relationships should not compare to heterosexual marriages because only heterosexuals are legally allowed to marry</text:p>
          </table:table-cell>
          <table:table-cell office:value-type="float" office:value="71">
            <text:p>71</text:p>
          </table:table-cell>
          <table:table-cell office:value-type="string">
            <text:p>[{u'Gov_Index': u'2', u'Dep': u'homosexual', u'Gov': u'relationships', u'Dep_Index': u'1', u'Relation': u'amod'}, {u'Gov_Index': u'5', u'Dep': u'relationships', u'Gov': u'compare', u'Dep_Index': u'2', u'Relation': u'nsubj'}, {u'Gov_Index': u'5', u'Dep': u'should', u'Gov': u'compare', u'Dep_Index': u'3', u'Relation': u'aux'}, {u'Gov_Index': u'5', u'Dep': u'not', u'Gov': u'compare', u'Dep_Index': u'4', u'Relation': u'neg'}, {u'Gov_Index': u'8', u'Dep': u'heterosexual', u'Gov': u'marriages', u'Dep_Index': u'7', u'Relation': u'amod'}, {u'Gov_Index': u'5', u'Dep': u'marriages', u'Gov': u'compare', u'Dep_Index': u'8', u'Relation': u'prep_to'}, {u'Gov_Index': u'14', u'Dep': u'because', u'Gov': u'allowed', u'Dep_Index': u'9', u'Relation': u'mark'}, {u'Gov_Index': u'11', u'Dep': u'only', u'Gov': u'heterosexuals', u'Dep_Index': u'10', u'Relation': u'advmod'}, {u'Gov_Index': u'14', u'Dep': u'heterosexuals', u'Gov': u'allowed', u'Dep_Index': u'11', u'Relation': u'nsubjpass'}, {u'Gov_Index': u'14', u'Dep': u'are', u'Gov': u'allowed', u'Dep_Index': u'12', u'Relation': u'auxpass'}, {u'Gov_Index': u'14', u'Dep': u'legally', u'Gov': u'allowed', u'Dep_Index': u'13', u'Relation': u'advmod'}, {u'Gov_Index': u'5', u'Dep': u'allowed', u'Gov': u'compare', u'Dep_Index': u'14', u'Relation': u'advcl'}, {u'Gov_Index': u'16', u'Dep': u'to', u'Gov': u'marry', u'Dep_Index': u'15', u'Relation': u'aux'}, {u'Gov_Index': u'14', u'Dep': u'marry', u'Gov': u'allowed', u'Dep_Index': u'16', u'Relation': u'xcomp'}]</text:p>
          </table:table-cell>
          <table:table-cell office:value-type="float" office:value="0">
            <text:p>0</text:p>
          </table:table-cell>
          <table:table-cell office:value-type="float" office:value="0.341881729378914">
            <text:p>0.3418817294</text:p>
          </table:table-cell>
          <table:table-cell table:number-columns-repeated="3" office:value-type="float" office:value="0">
            <text:p>0</text:p>
          </table:table-cell>
          <table:table-cell office:value-type="float" office:value="0.0590571151842246">
            <text:p>0.0590571152</text:p>
          </table:table-cell>
          <table:table-cell office:value-type="float" office:value="0.787564421830671">
            <text:p>0.7875644218</text:p>
          </table:table-cell>
          <table:table-cell office:value-type="float" office:value="0.147967277604431">
            <text:p>0.14796727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313678">
            <text:p>0.3313678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Preservation of heterosexual privilege</text:p>
          </table:table-cell>
          <table:table-cell office:value-type="float" office:value="38">
            <text:p>38</text:p>
          </table:table-cell>
          <table:table-cell office:value-type="string">
            <text:p>[{u'Gov_Index': u'4', u'Dep': u'heterosexual', u'Gov': u'privilege', u'Dep_Index': u'3', u'Relation': u'amod'}, {u'Gov_Index': u'1', u'Dep': u'privilege', u'Gov': u'Preservation', u'Dep_Index': u'4', u'Relation': u'prep_of'}]</text:p>
          </table:table-cell>
          <table:table-cell office:value-type="float" office:value="0">
            <text:p>0</text:p>
          </table:table-cell>
          <table:table-cell office:value-type="float" office:value="0.218217890235992">
            <text:p>0.218217890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63067">
            <text:p>0.463067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Existence of AIDs in Africa has nothing to do with AIDs in the US.</text:p>
          </table:table-cell>
          <table:table-cell office:value-type="float" office:value="33">
            <text:p>33</text:p>
          </table:table-cell>
          <table:table-cell office:value-type="string">
            <text:p>[{u'Gov_Index': u'6', u'Dep': u'Existence', u'Gov': u'has', u'Dep_Index': u'1', u'Relation': u'nsubj'}, {u'Gov_Index': u'1', u'Dep': u'AIDs', u'Gov': u'Existence', u'Dep_Index': u'3', u'Relation': u'prep_of'}, {u'Gov_Index': u'3', u'Dep': u'Africa', u'Gov': u'AIDs', u'Dep_Index': u'5', u'Relation': u'prep_in'}, {u'Gov_Index': u'6', u'Dep': u'nothing', u'Gov': u'has', u'Dep_Index': u'7', u'Relation': u'dobj'}, {u'Gov_Index': u'9', u'Dep': u'to', u'Gov': u'do', u'Dep_Index': u'8', u'Relation': u'aux'}, {u'Gov_Index': u'7', u'Dep': u'do', u'Gov': u'nothing', u'Dep_Index': u'9', u'Relation': u'vmod'}, {u'Gov_Index': u'9', u'Dep': u'AIDs', u'Gov': u'do', u'Dep_Index': u'11', u'Relation': u'prep_with'}, {u'Gov_Index': u'14', u'Dep': u'the', u'Gov': u'US', u'Dep_Index': u'13', u'Relation': u'det'}, {u'Gov_Index': u'11', u'Dep': u'US', u'Gov': u'AIDs', u'Dep_Index': u'14', u'Relation': u'prep_in'}]</text:p>
          </table:table-cell>
          <table:table-cell office:value-type="float" office:value="0.21650635094611">
            <text:p>0.2165063509</text:p>
          </table:table-cell>
          <table:table-cell office:value-type="float" office:value="0.50395263067897">
            <text:p>0.50395263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47832064942805">
            <text:p>0.0478320649</text:p>
          </table:table-cell>
          <table:table-cell office:value-type="float" office:value="0.565866615179113">
            <text:p>0.5658666152</text:p>
          </table:table-cell>
          <table:table-cell office:value-type="float" office:value="0.110970390667308">
            <text:p>0.11097039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72042">
            <text:p>0.572042</text:p>
          </table:table-cell>
          <table:table-cell office:value-type="string">
            <text:p>cases presented are not equivalent because the heterosexual male has the right to marry his girlfriend if he chooses</text:p>
          </table:table-cell>
          <table:table-cell office:value-type="string">
            <text:p>homosexual relationships should not compare to heterosexual marriages because only heterosexuals are legally allowed to marry</text:p>
          </table:table-cell>
          <table:table-cell office:value-type="float" office:value="65">
            <text:p>65</text:p>
          </table:table-cell>
          <table:table-cell office:value-type="string">
            <text:p>[{u'Gov_Index': u'2', u'Dep': u'homosexual', u'Gov': u'relationships', u'Dep_Index': u'1', u'Relation': u'amod'}, {u'Gov_Index': u'5', u'Dep': u'relationships', u'Gov': u'compare', u'Dep_Index': u'2', u'Relation': u'nsubj'}, {u'Gov_Index': u'5', u'Dep': u'should', u'Gov': u'compare', u'Dep_Index': u'3', u'Relation': u'aux'}, {u'Gov_Index': u'5', u'Dep': u'not', u'Gov': u'compare', u'Dep_Index': u'4', u'Relation': u'neg'}, {u'Gov_Index': u'8', u'Dep': u'heterosexual', u'Gov': u'marriages', u'Dep_Index': u'7', u'Relation': u'amod'}, {u'Gov_Index': u'5', u'Dep': u'marriages', u'Gov': u'compare', u'Dep_Index': u'8', u'Relation': u'prep_to'}, {u'Gov_Index': u'14', u'Dep': u'because', u'Gov': u'allowed', u'Dep_Index': u'9', u'Relation': u'mark'}, {u'Gov_Index': u'11', u'Dep': u'only', u'Gov': u'heterosexuals', u'Dep_Index': u'10', u'Relation': u'advmod'}, {u'Gov_Index': u'14', u'Dep': u'heterosexuals', u'Gov': u'allowed', u'Dep_Index': u'11', u'Relation': u'nsubjpass'}, {u'Gov_Index': u'14', u'Dep': u'are', u'Gov': u'allowed', u'Dep_Index': u'12', u'Relation': u'auxpass'}, {u'Gov_Index': u'14', u'Dep': u'legally', u'Gov': u'allowed', u'Dep_Index': u'13', u'Relation': u'advmod'}, {u'Gov_Index': u'5', u'Dep': u'allowed', u'Gov': u'compare', u'Dep_Index': u'14', u'Relation': u'advcl'}, {u'Gov_Index': u'16', u'Dep': u'to', u'Gov': u'marry', u'Dep_Index': u'15', u'Relation': u'aux'}, {u'Gov_Index': u'14', u'Dep': u'marry', u'Gov': u'allowed', u'Dep_Index': u'16', u'Relation': u'xcomp'}]</text:p>
          </table:table-cell>
          <table:table-cell office:value-type="float" office:value="0.0608580619450185">
            <text:p>0.0608580619</text:p>
          </table:table-cell>
          <table:table-cell office:value-type="float" office:value="0.301511344577764">
            <text:p>0.3015113446</text:p>
          </table:table-cell>
          <table:table-cell table:number-columns-repeated="3" office:value-type="float" office:value="0">
            <text:p>0</text:p>
          </table:table-cell>
          <table:table-cell office:value-type="float" office:value="0.194097799682245">
            <text:p>0.1940977997</text:p>
          </table:table-cell>
          <table:table-cell office:value-type="float" office:value="1.98827573473264">
            <text:p>1.9882757347</text:p>
          </table:table-cell>
          <table:table-cell office:value-type="float" office:value="0.473418695148327">
            <text:p>0.4734186951</text:p>
          </table:table-cell>
          <table:table-cell office:value-type="float" office:value="0.0243018475377878">
            <text:p>0.0243018475</text:p>
          </table:table-cell>
          <table:table-cell office:value-type="float" office:value="0">
            <text:p>0</text:p>
          </table:table-cell>
          <table:table-cell office:value-type="float" office:value="0.044702395136399">
            <text:p>0.044702395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7871998">
            <text:p>0.47871998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opponents of homosexual marriage tend to argue that a change to marriage law would make it too open ended</text:p>
          </table:table-cell>
          <table:table-cell office:value-type="float" office:value="56">
            <text:p>56</text:p>
          </table:table-cell>
          <table:table-cell office:value-type="string">
            <text:p>[{u'Gov_Index': u'4', u'Dep': u'homosexual', u'Gov': u'marriage', u'Dep_Index': u'3', u'Relation': u'amod'}, {u'Gov_Index': u'1', u'Dep': u'marriage', u'Gov': u'opponents', u'Dep_Index': u'4', u'Relation': u'prep_of'}, {u'Gov_Index': u'4', u'Dep': u'tend', u'Gov': u'marriage', u'Dep_Index': u'5', u'Relation': u'dep'}, {u'Gov_Index': u'7', u'Dep': u'to', u'Gov': u'argue', u'Dep_Index': u'6', u'Relation': u'aux'}, {u'Gov_Index': u'5', u'Dep': u'argue', u'Gov': u'tend', u'Dep_Index': u'7', u'Relation': u'xcomp'}, {u'Gov_Index': u'15', u'Dep': u'that', u'Gov': u'make', u'Dep_Index': u'8', u'Relation': u'mark'}, {u'Gov_Index': u'10', u'Dep': u'a', u'Gov': u'change', u'Dep_Index': u'9', u'Relation': u'det'}, {u'Gov_Index': u'15', u'Dep': u'change', u'Gov': u'make', u'Dep_Index': u'10', u'Relation': u'nsubj'}, {u'Gov_Index': u'13', u'Dep': u'marriage', u'Gov': u'law', u'Dep_Index': u'12', u'Relation': u'nn'}, {u'Gov_Index': u'10', u'Dep': u'law', u'Gov': u'change', u'Dep_Index': u'13', u'Relation': u'prep_to'}, {u'Gov_Index': u'15', u'Dep': u'would', u'Gov': u'make', u'Dep_Index': u'14', u'Relation': u'aux'}, {u'Gov_Index': u'7', u'Dep': u'make', u'Gov': u'argue', u'Dep_Index': u'15', u'Relation': u'ccomp'}, {u'Gov_Index': u'19', u'Dep': u'it', u'Gov': u'ended', u'Dep_Index': u'16', u'Relation': u'nsubj'}, {u'Gov_Index': u'18', u'Dep': u'too', u'Gov': u'open', u'Dep_Index': u'17', u'Relation': u'advmod'}, {u'Gov_Index': u'19', u'Dep': u'open', u'Gov': u'ended', u'Dep_Index': u'18', u'Relation': u'dep'}, {u'Gov_Index': u'15', u'Dep': u'ended', u'Gov': u'make', u'Dep_Index': u'19', u'Relation': u'xcomp'}]</text:p>
          </table:table-cell>
          <table:table-cell office:value-type="float" office:value="0">
            <text:p>0</text:p>
          </table:table-cell>
          <table:table-cell office:value-type="float" office:value="0.267261241912424">
            <text:p>0.267261241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9367000252113">
            <text:p>0.0369367</text:p>
          </table:table-cell>
          <table:table-cell office:value-type="float" office:value="0.469079678326308">
            <text:p>0.4690796783</text:p>
          </table:table-cell>
          <table:table-cell office:value-type="float" office:value="0.109032397935383">
            <text:p>0.1090323979</text:p>
          </table:table-cell>
          <table:table-cell office:value-type="float" office:value="0.0456276882664375">
            <text:p>0.0456276883</text:p>
          </table:table-cell>
          <table:table-cell office:value-type="float" office:value="0.413776708852059">
            <text:p>0.4137767089</text:p>
          </table:table-cell>
          <table:table-cell office:value-type="float" office:value="0.0794604639197824">
            <text:p>0.07946046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106084">
            <text:p>0.7106084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allowing gays to marry will open up the door to legalize other types of marriage such as polygamy</text:p>
          </table:table-cell>
          <table:table-cell office:value-type="float" office:value="45">
            <text:p>45</text:p>
          </table:table-cell>
          <table:table-cell office:value-type="string">
            <text:p>[{u'Gov_Index': u'1', u'Dep': u'gays', u'Gov': u'allowing', u'Dep_Index': u'2', u'Relation': u'dobj'}, {u'Gov_Index': u'4', u'Dep': u'to', u'Gov': u'marry', u'Dep_Index': u'3', u'Relation': u'aux'}, {u'Gov_Index': u'1', u'Dep': u'marry', u'Gov': u'allowing', u'Dep_Index': u'4', u'Relation': u'xcomp'}, {u'Gov_Index': u'6', u'Dep': u'will', u'Gov': u'open', u'Dep_Index': u'5', u'Relation': u'aux'}, {u'Gov_Index': u'1', u'Dep': u'open', u'Gov': u'allowing', u'Dep_Index': u'6', u'Relation': u'dep'}, {u'Gov_Index': u'6', u'Dep': u'up', u'Gov': u'open', u'Dep_Index': u'7', u'Relation': u'prt'}, {u'Gov_Index': u'9', u'Dep': u'the', u'Gov': u'door', u'Dep_Index': u'8', u'Relation': u'det'}, {u'Gov_Index': u'1', u'Dep': u'door', u'Gov': u'allowing', u'Dep_Index': u'9', u'Relation': u'nsubj'}, {u'Gov_Index': u'11', u'Dep': u'to', u'Gov': u'legalize', u'Dep_Index': u'10', u'Relation': u'aux'}, {u'Gov_Index': u'9', u'Dep': u'legalize', u'Gov': u'door', u'Dep_Index': u'11', u'Relation': u'vmod'}, {u'Gov_Index': u'13', u'Dep': u'other', u'Gov': u'types', u'Dep_Index': u'12', u'Relation': u'amod'}, {u'Gov_Index': u'11', u'Dep': u'types', u'Gov': u'legalize', u'Dep_Index': u'13', u'Relation': u'dobj'}, {u'Gov_Index': u'13', u'Dep': u'marriage', u'Gov': u'types', u'Dep_Index': u'15', u'Relation': u'prep_of'}, {u'Gov_Index': u'15', u'Dep': u'polygamy', u'Gov': u'marriage', u'Dep_Index': u'18', u'Relation': u'prep_such_as'}]</text:p>
          </table:table-cell>
          <table:table-cell office:value-type="float" office:value="0.0731272424127131">
            <text:p>0.0731272424</text:p>
          </table:table-cell>
          <table:table-cell office:value-type="float" office:value="0.333333333333333">
            <text:p>0.33333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704514708036269">
            <text:p>0.0704514708</text:p>
          </table:table-cell>
          <table:table-cell office:value-type="float" office:value="0.975774193361055">
            <text:p>0.9757741934</text:p>
          </table:table-cell>
          <table:table-cell office:value-type="float" office:value="0.193205511394288">
            <text:p>0.1932055114</text:p>
          </table:table-cell>
          <table:table-cell office:value-type="float" office:value="0.0159571415669938">
            <text:p>0.0159571416</text:p>
          </table:table-cell>
          <table:table-cell office:value-type="float" office:value="0.152472313971856">
            <text:p>0.152472314</text:p>
          </table:table-cell>
          <table:table-cell office:value-type="float" office:value="0.0290129846672615">
            <text:p>0.02901298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5196212">
            <text:p>0.35196212</text:p>
          </table:table-cell>
          <table:table-cell office:value-type="string">
            <text:p>discussing about how majority rule can change a law.</text:p>
          </table:table-cell>
          <table:table-cell office:value-type="string">
            <text:p>the majority of people control what is normal in our society</text:p>
          </table:table-cell>
          <table:table-cell office:value-type="float" office:value="33">
            <text:p>33</text:p>
          </table:table-cell>
          <table:table-cell office:value-type="string">
            <text:p>[{u'Gov_Index': u'2', u'Dep': u'the', u'Gov': u'majority', u'Dep_Index': u'1', u'Relation': u'det'}, {u'Gov_Index': u'5', u'Dep': u'majority', u'Gov': u'control', u'Dep_Index': u'2', u'Relation': u'nsubj'}, {u'Gov_Index': u'2', u'Dep': u'people', u'Gov': u'majority', u'Dep_Index': u'4', u'Relation': u'prep_of'}, {u'Gov_Index': u'8', u'Dep': u'what', u'Gov': u'normal', u'Dep_Index': u'6', u'Relation': u'nsubj'}, {u'Gov_Index': u'8', u'Dep': u'is', u'Gov': u'normal', u'Dep_Index': u'7', u'Relation': u'cop'}, {u'Gov_Index': u'5', u'Dep': u'normal', u'Gov': u'control', u'Dep_Index': u'8', u'Relation': u'ccomp'}, {u'Gov_Index': u'11', u'Dep': u'our', u'Gov': u'society', u'Dep_Index': u'10', u'Relation': u'poss'}, {u'Gov_Index': u'8', u'Dep': u'society', u'Gov': u'normal', u'Dep_Index': u'11', u'Relation': u'prep_in'}]</text:p>
          </table:table-cell>
          <table:table-cell office:value-type="float" office:value="0">
            <text:p>0</text:p>
          </table:table-cell>
          <table:table-cell office:value-type="float" office:value="0.182574185835055">
            <text:p>0.1825741858</text:p>
          </table:table-cell>
          <table:table-cell table:number-columns-repeated="3" office:value-type="float" office:value="0">
            <text:p>0</text:p>
          </table:table-cell>
          <table:table-cell office:value-type="float" office:value="0.0342033645466584">
            <text:p>0.0342033645</text:p>
          </table:table-cell>
          <table:table-cell office:value-type="float" office:value="0.471240930307741">
            <text:p>0.4712409303</text:p>
          </table:table-cell>
          <table:table-cell office:value-type="float" office:value="0.1091759180842">
            <text:p>0.1091759181</text:p>
          </table:table-cell>
          <table:table-cell office:value-type="float" office:value="0.101897523545253">
            <text:p>0.1018975235</text:p>
          </table:table-cell>
          <table:table-cell office:value-type="float" office:value="0.298832231985311">
            <text:p>0.298832232</text:p>
          </table:table-cell>
          <table:table-cell office:value-type="float" office:value="0.160124679856826">
            <text:p>0.16012467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8795633">
            <text:p>0.28795633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what is socially accepted and the types of taboo relationship and legality</text:p>
          </table:table-cell>
          <table:table-cell office:value-type="float" office:value="41">
            <text:p>41</text:p>
          </table:table-cell>
          <table:table-cell office:value-type="string">
            <text:p>[{u'Gov_Index': u'3', u'Dep': u'what', u'Gov': u'socially', u'Dep_Index': u'1', u'Relation': u'nsubj'}, {u'Gov_Index': u'3', u'Dep': u'is', u'Gov': u'socially', u'Dep_Index': u'2', u'Relation': u'cop'}, {u'Gov_Index': u'3', u'Dep': u'accepted', u'Gov': u'socially', u'Dep_Index': u'4', u'Relation': u'ccomp'}, {u'Gov_Index': u'7', u'Dep': u'the', u'Gov': u'types', u'Dep_Index': u'6', u'Relation': u'det'}, {u'Gov_Index': u'3', u'Dep': u'types', u'Gov': u'socially', u'Dep_Index': u'7', u'Relation': u'ccomp'}, {u'Gov_Index': u'4', u'Dep': u'types', u'Gov': u'accepted', u'Dep_Index': u'7', u'Relation': u'conj_and'}, {u'Gov_Index': u'10', u'Dep': u'taboo', u'Gov': u'relationship', u'Dep_Index': u'9', u'Relation': u'amod'}, {u'Gov_Index': u'7', u'Dep': u'relationship', u'Gov': u'types', u'Dep_Index': u'10', u'Relation': u'prep_of'}, {u'Gov_Index': u'7', u'Dep': u'legality', u'Gov': u'types', u'Dep_Index': u'12', u'Relation': u'prep_of'}, {u'Gov_Index': u'10', u'Dep': u'legality', u'Gov': u'relationship', u'Dep_Index': u'12', u'Relation': u'conj_and'}]</text:p>
          </table:table-cell>
          <table:table-cell office:value-type="float" office:value="0">
            <text:p>0</text:p>
          </table:table-cell>
          <table:table-cell office:value-type="float" office:value="0.136082763487954">
            <text:p>0.1360827635</text:p>
          </table:table-cell>
          <table:table-cell table:number-columns-repeated="6" office:value-type="float" office:value="0">
            <text:p>0</text:p>
          </table:table-cell>
          <table:table-cell office:value-type="float" office:value="0.0296839322590018">
            <text:p>0.0296839323</text:p>
          </table:table-cell>
          <table:table-cell office:value-type="float" office:value="0">
            <text:p>0</text:p>
          </table:table-cell>
          <table:table-cell office:value-type="float" office:value="0.0508867410154317">
            <text:p>0.0508867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765811">
            <text:p>0.4765811</text:p>
          </table:table-cell>
          <table:table-cell office:value-type="string">
            <text:p>there was no "gay lifestyle" to be prejudiced against</text:p>
          </table:table-cell>
          <table:table-cell office:value-type="string">
            <text:p>the current public perception of gay men is that they are promiscuous and lead a "gay lifestyle" that is offensive</text:p>
          </table:table-cell>
          <table:table-cell office:value-type="float" office:value="61">
            <text:p>61</text:p>
          </table:table-cell>
          <table:table-cell office:value-type="string">
            <text:p>[{u'Gov_Index': u'4', u'Dep': u'the', u'Gov': u'perception', u'Dep_Index': u'1', u'Relation': u'det'}, {u'Gov_Index': u'4', u'Dep': u'current', u'Gov': u'perception', u'Dep_Index': u'2', u'Relation': u'amod'}, {u'Gov_Index': u'4', u'Dep': u'public', u'Gov': u'perception', u'Dep_Index': u'3', u'Relation': u'amod'}, {u'Gov_Index': u'8', u'Dep': u'perception', u'Gov': u'is', u'Dep_Index': u'4', u'Relation': u'nsubj'}, {u'Gov_Index': u'7', u'Dep': u'gay', u'Gov': u'men', u'Dep_Index': u'6', u'Relation': u'amod'}, {u'Gov_Index': u'4', u'Dep': u'men', u'Gov': u'perception', u'Dep_Index': u'7', u'Relation': u'prep_of'}, {u'Gov_Index': u'12', u'Dep': u'that', u'Gov': u'promiscuous', u'Dep_Index': u'9', u'Relation': u'mark'}, {u'Gov_Index': u'12', u'Dep': u'they', u'Gov': u'promiscuous', u'Dep_Index': u'10', u'Relation': u'nsubj'}, {u'Gov_Index': u'14', u'Dep': u'they', u'Gov': u'lead', u'Dep_Index': u'10', u'Relation': u'nsubj'}, {u'Gov_Index': u'12', u'Dep': u'are', u'Gov': u'promiscuous', u'Dep_Index': u'11', u'Relation': u'cop'}, {u'Gov_Index': u'8', u'Dep': u'promiscuous', u'Gov': u'is', u'Dep_Index': u'12', u'Relation': u'ccomp'}, {u'Gov_Index': u'8', u'Dep': u'lead', u'Gov': u'is', u'Dep_Index': u'14', u'Relation': u'ccomp'}, {u'Gov_Index': u'12', u'Dep': u'lead', u'Gov': u'promiscuous', u'Dep_Index': u'14', u'Relation': u'conj_and'}, {u'Gov_Index': u'18', u'Dep': u'a', u'Gov': u'lifestyle', u'Dep_Index': u'15', u'Relation': u'det'}, {u'Gov_Index': u'18', u'Dep': u'gay', u'Gov': u'lifestyle', u'Dep_Index': u'17', u'Relation': u'amod'}, {u'Gov_Index': u'14', u'Dep': u'lifestyle', u'Gov': u'lead', u'Dep_Index': u'18', u'Relation': u'dobj'}, {u'Gov_Index': u'22', u'Dep': u'that', u'Gov': u'offensive', u'Dep_Index': u'20', u'Relation': u'nsubj'}, {u'Gov_Index': u'22', u'Dep': u'is', u'Gov': u'offensive', u'Dep_Index': u'21', u'Relation': u'cop'}, {u'Gov_Index': u'18', u'Dep': u'offensive', u'Gov': u'lifestyle', u'Dep_Index': u'22', u'Relation': u'rcmod'}]</text:p>
          </table:table-cell>
          <table:table-cell office:value-type="float" office:value="0.207019667802706">
            <text:p>0.2070196678</text:p>
          </table:table-cell>
          <table:table-cell office:value-type="float" office:value="0.597614304667197">
            <text:p>0.5976143047</text:p>
          </table:table-cell>
          <table:table-cell table:number-columns-repeated="3" office:value-type="float" office:value="0">
            <text:p>0</text:p>
          </table:table-cell>
          <table:table-cell office:value-type="float" office:value="0.179884950067266">
            <text:p>0.1798849501</text:p>
          </table:table-cell>
          <table:table-cell office:value-type="float" office:value="0.795412339196848">
            <text:p>0.7954123392</text:p>
          </table:table-cell>
          <table:table-cell office:value-type="float" office:value="0.210327018540188">
            <text:p>0.2103270185</text:p>
          </table:table-cell>
          <table:table-cell office:value-type="float" office:value="0.309955606269751">
            <text:p>0.3099556063</text:p>
          </table:table-cell>
          <table:table-cell office:value-type="float" office:value="0.814755145475151">
            <text:p>0.8147551455</text:p>
          </table:table-cell>
          <table:table-cell office:value-type="float" office:value="0.304420684729219">
            <text:p>0.30442068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7400143">
            <text:p>0.57400143</text:p>
          </table:table-cell>
          <table:table-cell office:value-type="string">
            <text:p>the stance against homosexuality not prejudice</text:p>
          </table:table-cell>
          <table:table-cell office:value-type="string">
            <text:p>There was prejudice against gays in 1909 just as there is now</text:p>
          </table:table-cell>
          <table:table-cell office:value-type="float" office:value="27">
            <text:p>27</text:p>
          </table:table-cell>
          <table:table-cell office:value-type="string">
            <text:p>[{u'Gov_Index': u'2', u'Dep': u'There', u'Gov': u'was', u'Dep_Index': u'1', u'Relation': u'expl'}, {u'Gov_Index': u'2', u'Dep': u'prejudice', u'Gov': u'was', u'Dep_Index': u'3', u'Relation': u'nsubj'}, {u'Gov_Index': u'3', u'Dep': u'gays', u'Gov': u'prejudice', u'Dep_Index': u'5', u'Relation': u'prep_against'}, {u'Gov_Index': u'5', u'Dep': u'1909', u'Gov': u'gays', u'Dep_Index': u'7', u'Relation': u'prep_in'}, {u'Gov_Index': u'11', u'Dep': u'just', u'Gov': u'is', u'Dep_Index': u'8', u'Relation': u'advmod'}, {u'Gov_Index': u'11', u'Dep': u'as', u'Gov': u'is', u'Dep_Index': u'9', u'Relation': u'mark'}, {u'Gov_Index': u'11', u'Dep': u'there', u'Gov': u'is', u'Dep_Index': u'10', u'Relation': u'expl'}, {u'Gov_Index': u'2', u'Dep': u'is', u'Gov': u'was', u'Dep_Index': u'11', u'Relation': u'advcl'}, {u'Gov_Index': u'11', u'Dep': u'now', u'Gov': u'is', u'Dep_Index': u'12', u'Relation': u'advmod'}]</text:p>
          </table:table-cell>
          <table:table-cell office:value-type="float" office:value="0">
            <text:p>0</text:p>
          </table:table-cell>
          <table:table-cell office:value-type="float" office:value="0.288675134594813">
            <text:p>0.288675134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7895246">
            <text:p>0.67895246</text:p>
          </table:table-cell>
          <table:table-cell office:value-type="string">
            <text:p>the stance against homosexuality not prejudice</text:p>
          </table:table-cell>
          <table:table-cell office:value-type="string">
            <text:p>It is religious belief - not prejudice - that makes one take an anti-gay stance</text:p>
          </table:table-cell>
          <table:table-cell office:value-type="float" office:value="42">
            <text:p>42</text:p>
          </table:table-cell>
          <table:table-cell office:value-type="string">
            <text:p>[{u'Gov_Index': u'4', u'Dep': u'It', u'Gov': u'belief', u'Dep_Index': u'1', u'Relation': u'nsubj'}, {u'Gov_Index': u'4', u'Dep': u'is', u'Gov': u'belief', u'Dep_Index': u'2', u'Relation': u'cop'}, {u'Gov_Index': u'4', u'Dep': u'religious', u'Gov': u'belief', u'Dep_Index': u'3', u'Relation': u'amod'}, {u'Gov_Index': u'7', u'Dep': u'not', u'Gov': u'prejudice', u'Dep_Index': u'6', u'Relation': u'neg'}, {u'Gov_Index': u'4', u'Dep': u'prejudice', u'Gov': u'belief', u'Dep_Index': u'7', u'Relation': u'dep'}, {u'Gov_Index': u'10', u'Dep': u'that', u'Gov': u'makes', u'Dep_Index': u'9', u'Relation': u'nsubj'}, {u'Gov_Index': u'4', u'Dep': u'makes', u'Gov': u'belief', u'Dep_Index': u'10', u'Relation': u'rcmod'}, {u'Gov_Index': u'12', u'Dep': u'one', u'Gov': u'take', u'Dep_Index': u'11', u'Relation': u'nsubj'}, {u'Gov_Index': u'10', u'Dep': u'take', u'Gov': u'makes', u'Dep_Index': u'12', u'Relation': u'ccomp'}, {u'Gov_Index': u'15', u'Dep': u'an', u'Gov': u'stance', u'Dep_Index': u'13', u'Relation': u'det'}, {u'Gov_Index': u'15', u'Dep': u'anti-gay', u'Gov': u'stance', u'Dep_Index': u'14', u'Relation': u'amod'}, {u'Gov_Index': u'12', u'Dep': u'stance', u'Gov': u'take', u'Dep_Index': u'15', u'Relation': u'dobj'}]</text:p>
          </table:table-cell>
          <table:table-cell office:value-type="float" office:value="0.119522860933439">
            <text:p>0.1195228609</text:p>
          </table:table-cell>
          <table:table-cell office:value-type="float" office:value="0.320256307610174">
            <text:p>0.320256307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6641616">
            <text:p>0.36641616</text:p>
          </table:table-cell>
          <table:table-cell office:value-type="string">
            <text:p>marriage is defined as a family unit based on natural heterosexual contact</text:p>
          </table:table-cell>
          <table:table-cell office:value-type="string">
            <text:p>heterosexual nature of the relationship that is important, not how the children are conceived within the relationship</text:p>
          </table:table-cell>
          <table:table-cell office:value-type="float" office:value="61">
            <text:p>61</text:p>
          </table:table-cell>
          <table:table-cell office:value-type="string">
            <text:p>[{u'Gov_Index': u'2', u'Dep': u'heterosexual', u'Gov': u'nature', u'Dep_Index': u'1', u'Relation': u'amod'}, {u'Gov_Index': u'5', u'Dep': u'the', u'Gov': u'relationship', u'Dep_Index': u'4', u'Relation': u'det'}, {u'Gov_Index': u'2', u'Dep': u'relationship', u'Gov': u'nature', u'Dep_Index': u'5', u'Relation': u'prep_of'}, {u'Gov_Index': u'8', u'Dep': u'that', u'Gov': u'important', u'Dep_Index': u'6', u'Relation': u'nsubj'}, {u'Gov_Index': u'8', u'Dep': u'is', u'Gov': u'important', u'Dep_Index': u'7', u'Relation': u'cop'}, {u'Gov_Index': u'5', u'Dep': u'important', u'Gov': u'relationship', u'Dep_Index': u'8', u'Relation': u'rcmod'}, {u'Gov_Index': u'11', u'Dep': u'not', u'Gov': u'how', u'Dep_Index': u'10', u'Relation': u'dep'}, {u'Gov_Index': u'15', u'Dep': u'how', u'Gov': u'conceived', u'Dep_Index': u'11', u'Relation': u'advmod'}, {u'Gov_Index': u'13', u'Dep': u'the', u'Gov': u'children', u'Dep_Index': u'12', u'Relation': u'det'}, {u'Gov_Index': u'15', u'Dep': u'children', u'Gov': u'conceived', u'Dep_Index': u'13', u'Relation': u'nsubjpass'}, {u'Gov_Index': u'15', u'Dep': u'are', u'Gov': u'conceived', u'Dep_Index': u'14', u'Relation': u'auxpass'}, {u'Gov_Index': u'8', u'Dep': u'conceived', u'Gov': u'important', u'Dep_Index': u'15', u'Relation': u'ccomp'}, {u'Gov_Index': u'18', u'Dep': u'the', u'Gov': u'relationship', u'Dep_Index': u'17', u'Relation': u'det'}, {u'Gov_Index': u'15', u'Dep': u'relationship', u'Gov': u'conceived', u'Dep_Index': u'18', u'Relation': u'prep_within'}]</text:p>
          </table:table-cell>
          <table:table-cell office:value-type="float" office:value="0">
            <text:p>0</text:p>
          </table:table-cell>
          <table:table-cell office:value-type="float" office:value="0.106600358177805">
            <text:p>0.10660035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0056031363234">
            <text:p>0.0220056031</text:p>
          </table:table-cell>
          <table:table-cell office:value-type="float" office:value="0.307625208178438">
            <text:p>0.3076252082</text:p>
          </table:table-cell>
          <table:table-cell office:value-type="float" office:value="0.0410771258544703">
            <text:p>0.04107712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6931455">
            <text:p>0.36931455</text:p>
          </table:table-cell>
          <table:table-cell office:value-type="string">
            <text:p>equal marriage hurts heterosexuals</text:p>
          </table:table-cell>
          <table:table-cell office:value-type="string">
            <text:p>there are laws that hurt all kinds of peoples</text:p>
          </table:table-cell>
          <table:table-cell office:value-type="float" office:value="23">
            <text:p>23</text:p>
          </table:table-cell>
          <table:table-cell office:value-type="string">
            <text:p>[{u'Gov_Index': u'2', u'Dep': u'there', u'Gov': u'are', u'Dep_Index': u'1', u'Relation': u'expl'}, {u'Gov_Index': u'2', u'Dep': u'laws', u'Gov': u'are', u'Dep_Index': u'3', u'Relation': u'nsubj'}, {u'Gov_Index': u'5', u'Dep': u'that', u'Gov': u'hurt', u'Dep_Index': u'4', u'Relation': u'nsubj'}, {u'Gov_Index': u'3', u'Dep': u'hurt', u'Gov': u'laws', u'Dep_Index': u'5', u'Relation': u'rcmod'}, {u'Gov_Index': u'7', u'Dep': u'all', u'Gov': u'kinds', u'Dep_Index': u'6', u'Relation': u'det'}, {u'Gov_Index': u'5', u'Dep': u'kinds', u'Gov': u'hurt', u'Dep_Index': u'7', u'Relation': u'dobj'}, {u'Gov_Index': u'7', u'Dep': u'peoples', u'Gov': u'kinds', u'Dep_Index': u'9', u'Relation': u'prep_of'}]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0798418525255">
            <text:p>0.0370798419</text:p>
          </table:table-cell>
          <table:table-cell office:value-type="float" office:value="0.514889712032849">
            <text:p>0.514889712</text:p>
          </table:table-cell>
          <table:table-cell office:value-type="float" office:value="0.0686506786298187">
            <text:p>0.0686506786</text:p>
          </table:table-cell>
          <table:table-cell office:value-type="float" office:value="0.231378213159759">
            <text:p>0.2313782132</text:p>
          </table:table-cell>
          <table:table-cell office:value-type="float" office:value="0.841658185852161">
            <text:p>0.8416581859</text:p>
          </table:table-cell>
          <table:table-cell office:value-type="float" office:value="0.231378213159759">
            <text:p>0.23137821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734871">
            <text:p>0.4734871</text:p>
          </table:table-cell>
          <table:table-cell office:value-type="string">
            <text:p>equal marriage hurts heterosexuals</text:p>
          </table:table-cell>
          <table:table-cell office:value-type="string">
            <text:p>redefining marriage does not hurt anyone.</text:p>
          </table:table-cell>
          <table:table-cell office:value-type="float" office:value="23">
            <text:p>23</text:p>
          </table:table-cell>
          <table:table-cell office:value-type="string">
            <text:p>[{u'Gov_Index': u'5', u'Dep': u'redefining', u'Gov': u'hurt', u'Dep_Index': u'1', u'Relation': u'csubj'}, {u'Gov_Index': u'1', u'Dep': u'marriage', u'Gov': u'redefining', u'Dep_Index': u'2', u'Relation': u'dobj'}, {u'Gov_Index': u'5', u'Dep': u'does', u'Gov': u'hurt', u'Dep_Index': u'3', u'Relation': u'aux'}, {u'Gov_Index': u'5', u'Dep': u'not', u'Gov': u'hurt', u'Dep_Index': u'4', u'Relation': u'neg'}, {u'Gov_Index': u'5', u'Dep': u'anyone', u'Gov': u'hurt', u'Dep_Index': u'6', u'Relation': u'dobj'}]</text:p>
          </table:table-cell>
          <table:table-cell office:value-type="float" office:value="0">
            <text:p>0</text:p>
          </table:table-cell>
          <table:table-cell office:value-type="float" office:value="0.447213595499958">
            <text:p>0.447213595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8175357665461">
            <text:p>0.0181753577</text:p>
          </table:table-cell>
          <table:table-cell office:value-type="float" office:value="0.251404348401341">
            <text:p>0.2514043484</text:p>
          </table:table-cell>
          <table:table-cell office:value-type="float" office:value="0.0335545064593125">
            <text:p>0.03355450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6455765">
            <text:p>0.46455765</text:p>
          </table:table-cell>
          <table:table-cell office:value-type="string">
            <text:p>Broadened marriage is a side effect of legal gay marriage</text:p>
          </table:table-cell>
          <table:table-cell office:value-type="string">
            <text:p>opponents of homosexual marriage tend to argue that a change to marriage law would make it too open ended</text:p>
          </table:table-cell>
          <table:table-cell office:value-type="float" office:value="53">
            <text:p>53</text:p>
          </table:table-cell>
          <table:table-cell office:value-type="string">
            <text:p>[{u'Gov_Index': u'4', u'Dep': u'homosexual', u'Gov': u'marriage', u'Dep_Index': u'3', u'Relation': u'amod'}, {u'Gov_Index': u'1', u'Dep': u'marriage', u'Gov': u'opponents', u'Dep_Index': u'4', u'Relation': u'prep_of'}, {u'Gov_Index': u'4', u'Dep': u'tend', u'Gov': u'marriage', u'Dep_Index': u'5', u'Relation': u'dep'}, {u'Gov_Index': u'7', u'Dep': u'to', u'Gov': u'argue', u'Dep_Index': u'6', u'Relation': u'aux'}, {u'Gov_Index': u'5', u'Dep': u'argue', u'Gov': u'tend', u'Dep_Index': u'7', u'Relation': u'xcomp'}, {u'Gov_Index': u'15', u'Dep': u'that', u'Gov': u'make', u'Dep_Index': u'8', u'Relation': u'mark'}, {u'Gov_Index': u'10', u'Dep': u'a', u'Gov': u'change', u'Dep_Index': u'9', u'Relation': u'det'}, {u'Gov_Index': u'15', u'Dep': u'change', u'Gov': u'make', u'Dep_Index': u'10', u'Relation': u'nsubj'}, {u'Gov_Index': u'13', u'Dep': u'marriage', u'Gov': u'law', u'Dep_Index': u'12', u'Relation': u'nn'}, {u'Gov_Index': u'10', u'Dep': u'law', u'Gov': u'change', u'Dep_Index': u'13', u'Relation': u'prep_to'}, {u'Gov_Index': u'15', u'Dep': u'would', u'Gov': u'make', u'Dep_Index': u'14', u'Relation': u'aux'}, {u'Gov_Index': u'7', u'Dep': u'make', u'Gov': u'argue', u'Dep_Index': u'15', u'Relation': u'ccomp'}, {u'Gov_Index': u'19', u'Dep': u'it', u'Gov': u'ended', u'Dep_Index': u'16', u'Relation': u'nsubj'}, {u'Gov_Index': u'18', u'Dep': u'too', u'Gov': u'open', u'Dep_Index': u'17', u'Relation': u'advmod'}, {u'Gov_Index': u'19', u'Dep': u'open', u'Gov': u'ended', u'Dep_Index': u'18', u'Relation': u'dep'}, {u'Gov_Index': u'15', u'Dep': u'ended', u'Gov': u'make', u'Dep_Index': u'19', u'Relation': u'xcomp'}]</text:p>
          </table:table-cell>
          <table:table-cell office:value-type="float" office:value="0">
            <text:p>0</text:p>
          </table:table-cell>
          <table:table-cell office:value-type="float" office:value="0.356348322549899">
            <text:p>0.35634832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6873461481207">
            <text:p>0.0168734615</text:p>
          </table:table-cell>
          <table:table-cell office:value-type="float" office:value="0.218734971115238">
            <text:p>0.2187349711</text:p>
          </table:table-cell>
          <table:table-cell office:value-type="float" office:value="0.0506203844436211">
            <text:p>0.05062038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242353">
            <text:p>0.6242353</text:p>
          </table:table-cell>
          <table:table-cell office:value-type="string">
            <text:p>Broadened marriage is a side effect of legal gay marriage</text:p>
          </table:table-cell>
          <table:table-cell office:value-type="string">
            <text:p>Broadened marriage could change the current traditional marriage laws</text:p>
          </table:table-cell>
          <table:table-cell office:value-type="float" office:value="25">
            <text:p>25</text:p>
          </table:table-cell>
          <table:table-cell office:value-type="string">
            <text:p>[{u'Gov_Index': u'1', u'Dep': u'marriage', u'Gov': u'Broadened', u'Dep_Index': u'2', u'Relation': u'dep'}, {u'Gov_Index': u'4', u'Dep': u'could', u'Gov': u'change', u'Dep_Index': u'3', u'Relation': u'aux'}, {u'Gov_Index': u'1', u'Dep': u'change', u'Gov': u'Broadened', u'Dep_Index': u'4', u'Relation': u'dep'}, {u'Gov_Index': u'8', u'Dep': u'the', u'Gov': u'marriage', u'Dep_Index': u'5', u'Relation': u'det'}, {u'Gov_Index': u'8', u'Dep': u'current', u'Gov': u'marriage', u'Dep_Index': u'6', u'Relation': u'amod'}, {u'Gov_Index': u'8', u'Dep': u'traditional', u'Gov': u'marriage', u'Dep_Index': u'7', u'Relation': u'amod'}, {u'Gov_Index': u'4', u'Dep': u'marriage', u'Gov': u'change', u'Dep_Index': u'8', u'Relation': u'dobj'}, {u'Gov_Index': u'1', u'Dep': u'laws', u'Gov': u'Broadened', u'Dep_Index': u'9', u'Relation': u'nsubj'}]</text:p>
          </table:table-cell>
          <table:table-cell office:value-type="float" office:value="0.117851130197758">
            <text:p>0.1178511302</text:p>
          </table:table-cell>
          <table:table-cell office:value-type="float" office:value="0.52704627669473">
            <text:p>0.5270462767</text:p>
          </table:table-cell>
          <table:table-cell table:number-columns-repeated="3" office:value-type="float" office:value="0">
            <text:p>0</text:p>
          </table:table-cell>
          <table:table-cell office:value-type="float" office:value="0.185441236393644">
            <text:p>0.1854412364</text:p>
          </table:table-cell>
          <table:table-cell office:value-type="float" office:value="0.811078886207003">
            <text:p>0.8110788862</text:p>
          </table:table-cell>
          <table:table-cell office:value-type="float" office:value="0.215244292242623">
            <text:p>0.21524429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5849356">
            <text:p>0.45849356</text:p>
          </table:table-cell>
          <table:table-cell office:value-type="string">
            <text:p>Broadened marriage is a side effect of legal gay marriage</text:p>
          </table:table-cell>
          <table:table-cell office:value-type="string">
            <text:p>definition of marriage should not be changed to include homosexual unions</text:p>
          </table:table-cell>
          <table:table-cell office:value-type="float" office:value="40">
            <text:p>40</text:p>
          </table:table-cell>
          <table:table-cell office:value-type="string">
            <text:p>[{u'Gov_Index': u'7', u'Dep': u'definition', u'Gov': u'changed', u'Dep_Index': u'1', u'Relation': u'nsubjpass'}, {u'Gov_Index': u'1', u'Dep': u'marriage', u'Gov': u'definition', u'Dep_Index': u'3', u'Relation': u'prep_of'}, {u'Gov_Index': u'7', u'Dep': u'should', u'Gov': u'changed', u'Dep_Index': u'4', u'Relation': u'aux'}, {u'Gov_Index': u'7', u'Dep': u'not', u'Gov': u'changed', u'Dep_Index': u'5', u'Relation': u'neg'}, {u'Gov_Index': u'7', u'Dep': u'be', u'Gov': u'changed', u'Dep_Index': u'6', u'Relation': u'auxpass'}, {u'Gov_Index': u'9', u'Dep': u'to', u'Gov': u'include', u'Dep_Index': u'8', u'Relation': u'aux'}, {u'Gov_Index': u'7', u'Dep': u'include', u'Gov': u'changed', u'Dep_Index': u'9', u'Relation': u'xcomp'}, {u'Gov_Index': u'11', u'Dep': u'homosexual', u'Gov': u'unions', u'Dep_Index': u'10', u'Relation': u'amod'}, {u'Gov_Index': u'9', u'Dep': u'unions', u'Gov': u'include', u'Dep_Index': u'11', u'Relation': u'dobj'}]</text:p>
          </table:table-cell>
          <table:table-cell office:value-type="float" office:value="0">
            <text:p>0</text:p>
          </table:table-cell>
          <table:table-cell office:value-type="float" office:value="0.272165526975909">
            <text:p>0.2721655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7936507936508">
            <text:p>0.0257936508</text:p>
          </table:table-cell>
          <table:table-cell office:value-type="float" office:value="0.358534723341585">
            <text:p>0.3585347233</text:p>
          </table:table-cell>
          <table:table-cell office:value-type="float" office:value="0.0666666666666667">
            <text:p>0.06666666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585343">
            <text:p>0.2585343</text:p>
          </table:table-cell>
          <table:table-cell office:value-type="string">
            <text:p>20 large earthquakes in the latter half of this century, compared to about 15 for the first half and about 7 in the entire 19th century</text:p>
          </table:table-cell>
          <table:table-cell office:value-type="string">
            <text:p>claim of increasing earthquake frequency</text:p>
          </table:table-cell>
          <table:table-cell office:value-type="float" office:value="57">
            <text:p>57</text:p>
          </table:table-cell>
          <table:table-cell office:value-type="string">
            <text:p>[{u'Gov_Index': u'5', u'Dep': u'increasing', u'Gov': u'frequency', u'Dep_Index': u'3', u'Relation': u'amod'}, {u'Gov_Index': u'5', u'Dep': u'earthquake', u'Gov': u'frequency', u'Dep_Index': u'4', u'Relation': u'nn'}, {u'Gov_Index': u'1', u'Dep': u'frequency', u'Gov': u'claim', u'Dep_Index': u'5', u'Relation': u'prep_of'}]</text:p>
          </table:table-cell>
          <table:table-cell office:value-type="float" office:value="0">
            <text:p>0</text:p>
          </table:table-cell>
          <table:table-cell office:value-type="float" office:value="0.114707866935281">
            <text:p>0.1147078669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6318818">
            <text:p>0.26318818</text:p>
          </table:table-cell>
          <table:table-cell office:value-type="string">
            <text:p>20 large earthquakes in the latter half of this century, compared to about 15 for the first half and about 7 in the entire 19th century</text:p>
          </table:table-cell>
          <table:table-cell office:value-type="string">
            <text:p>clear evidence that the frequency of earthquakes is increasing over time</text:p>
          </table:table-cell>
          <table:table-cell office:value-type="float" office:value="56">
            <text:p>56</text:p>
          </table:table-cell>
          <table:table-cell office:value-type="string">
            <text:p>[{u'Gov_Index': u'2', u'Dep': u'clear', u'Gov': u'evidence', u'Dep_Index': u'1', u'Relation': u'amod'}, {u'Gov_Index': u'9', u'Dep': u'that', u'Gov': u'increasing', u'Dep_Index': u'3', u'Relation': u'mark'}, {u'Gov_Index': u'5', u'Dep': u'the', u'Gov': u'frequency', u'Dep_Index': u'4', u'Relation': u'det'}, {u'Gov_Index': u'9', u'Dep': u'frequency', u'Gov': u'increasing', u'Dep_Index': u'5', u'Relation': u'nsubj'}, {u'Gov_Index': u'5', u'Dep': u'earthquakes', u'Gov': u'frequency', u'Dep_Index': u'7', u'Relation': u'prep_of'}, {u'Gov_Index': u'9', u'Dep': u'is', u'Gov': u'increasing', u'Dep_Index': u'8', u'Relation': u'aux'}, {u'Gov_Index': u'2', u'Dep': u'increasing', u'Gov': u'evidence', u'Dep_Index': u'9', u'Relation': u'dep'}, {u'Gov_Index': u'9', u'Dep': u'over', u'Gov': u'increasing', u'Dep_Index': u'10', u'Relation': u'prt'}, {u'Gov_Index': u'9', u'Dep': u'time', u'Gov': u'increasing', u'Dep_Index': u'11', u'Relation': u'dobj'}]</text:p>
          </table:table-cell>
          <table:table-cell office:value-type="float" office:value="0">
            <text:p>0</text:p>
          </table:table-cell>
          <table:table-cell office:value-type="float" office:value="0.0936585811581694">
            <text:p>0.093658581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054011">
            <text:p>0.7054011</text:p>
          </table:table-cell>
          <table:table-cell office:value-type="string">
            <text:p>claim of increasing earthquake frequency</text:p>
          </table:table-cell>
          <table:table-cell office:value-type="string">
            <text:p>clear evidence that the frequency of earthquakes is increasing over time</text:p>
          </table:table-cell>
          <table:table-cell office:value-type="float" office:value="28">
            <text:p>28</text:p>
          </table:table-cell>
          <table:table-cell office:value-type="string">
            <text:p>[{u'Gov_Index': u'2', u'Dep': u'clear', u'Gov': u'evidence', u'Dep_Index': u'1', u'Relation': u'amod'}, {u'Gov_Index': u'9', u'Dep': u'that', u'Gov': u'increasing', u'Dep_Index': u'3', u'Relation': u'mark'}, {u'Gov_Index': u'5', u'Dep': u'the', u'Gov': u'frequency', u'Dep_Index': u'4', u'Relation': u'det'}, {u'Gov_Index': u'9', u'Dep': u'frequency', u'Gov': u'increasing', u'Dep_Index': u'5', u'Relation': u'nsubj'}, {u'Gov_Index': u'5', u'Dep': u'earthquakes', u'Gov': u'frequency', u'Dep_Index': u'7', u'Relation': u'prep_of'}, {u'Gov_Index': u'9', u'Dep': u'is', u'Gov': u'increasing', u'Dep_Index': u'8', u'Relation': u'aux'}, {u'Gov_Index': u'2', u'Dep': u'increasing', u'Gov': u'evidence', u'Dep_Index': u'9', u'Relation': u'dep'}, {u'Gov_Index': u'9', u'Dep': u'over', u'Gov': u'increasing', u'Dep_Index': u'10', u'Relation': u'prt'}, {u'Gov_Index': u'9', u'Dep': u'time', u'Gov': u'increasing', u'Dep_Index': u'11', u'Relation': u'dobj'}]</text:p>
          </table:table-cell>
          <table:table-cell office:value-type="float" office:value="0">
            <text:p>0</text:p>
          </table:table-cell>
          <table:table-cell office:value-type="float" office:value="0.612372435695795">
            <text:p>0.612372435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624986">
            <text:p>0.3624986</text:p>
          </table:table-cell>
          <table:table-cell office:value-type="string">
            <text:p>law affects peoples ability to marry if they are gay</text:p>
          </table:table-cell>
          <table:table-cell office:value-type="string">
            <text:p>once brought to a public vote, marriage equality will not be passed</text:p>
          </table:table-cell>
          <table:table-cell office:value-type="float" office:value="38">
            <text:p>38</text:p>
          </table:table-cell>
          <table:table-cell office:value-type="string">
            <text:p>[{u'Gov_Index': u'2', u'Dep': u'once', u'Gov': u'brought', u'Dep_Index': u'1', u'Relation': u'advmod'}, {u'Gov_Index': u'13', u'Dep': u'brought', u'Gov': u'passed', u'Dep_Index': u'2', u'Relation': u'vmod'}, {u'Gov_Index': u'6', u'Dep': u'a', u'Gov': u'vote', u'Dep_Index': u'4', u'Relation': u'det'}, {u'Gov_Index': u'6', u'Dep': u'public', u'Gov': u'vote', u'Dep_Index': u'5', u'Relation': u'amod'}, {u'Gov_Index': u'2', u'Dep': u'vote', u'Gov': u'brought', u'Dep_Index': u'6', u'Relation': u'prep_to'}, {u'Gov_Index': u'9', u'Dep': u'marriage', u'Gov': u'equality', u'Dep_Index': u'8', u'Relation': u'nn'}, {u'Gov_Index': u'13', u'Dep': u'equality', u'Gov': u'passed', u'Dep_Index': u'9', u'Relation': u'nsubjpass'}, {u'Gov_Index': u'13', u'Dep': u'will', u'Gov': u'passed', u'Dep_Index': u'10', u'Relation': u'aux'}, {u'Gov_Index': u'13', u'Dep': u'not', u'Gov': u'passed', u'Dep_Index': u'11', u'Relation': u'neg'}, {u'Gov_Index': u'13', u'Dep': u'be', u'Gov': u'passed', u'Dep_Index': u'12', u'Relation': u'auxpass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430924702995903">
            <text:p>0.0430924703</text:p>
          </table:table-cell>
          <table:table-cell office:value-type="float" office:value="0.516207642425363">
            <text:p>0.5162076424</text:p>
          </table:table-cell>
          <table:table-cell office:value-type="float" office:value="0.139054694075989">
            <text:p>0.13905469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4720803">
            <text:p>0.64720803</text:p>
          </table:table-cell>
          <table:table-cell office:value-type="string">
            <text:p>Resources spent on fighting AIDs could have been spent on curing other diseases, such as cancer.</text:p>
          </table:table-cell>
          <table:table-cell office:value-type="string">
            <text:p>AIDs is less important to cure than other diseases.</text:p>
          </table:table-cell>
          <table:table-cell office:value-type="float" office:value="44">
            <text:p>44</text:p>
          </table:table-cell>
          <table:table-cell office:value-type="string">
            <text:p>[{u'Gov_Index': u'4', u'Dep': u'AIDs', u'Gov': u'important', u'Dep_Index': u'1', u'Relation': u'nsubj'}, {u'Gov_Index': u'4', u'Dep': u'is', u'Gov': u'important', u'Dep_Index': u'2', u'Relation': u'cop'}, {u'Gov_Index': u'4', u'Dep': u'less', u'Gov': u'important', u'Dep_Index': u'3', u'Relation': u'advmod'}, {u'Gov_Index': u'6', u'Dep': u'to', u'Gov': u'cure', u'Dep_Index': u'5', u'Relation': u'aux'}, {u'Gov_Index': u'4', u'Dep': u'cure', u'Gov': u'important', u'Dep_Index': u'6', u'Relation': u'xcomp'}, {u'Gov_Index': u'9', u'Dep': u'other', u'Gov': u'diseases', u'Dep_Index': u'8', u'Relation': u'amod'}, {u'Gov_Index': u'6', u'Dep': u'diseases', u'Gov': u'cure', u'Dep_Index': u'9', u'Relation': u'prep_than'}]</text:p>
          </table:table-cell>
          <table:table-cell office:value-type="float" office:value="0.0764719112901872">
            <text:p>0.0764719113</text:p>
          </table:table-cell>
          <table:table-cell office:value-type="float" office:value="0.452910813657838">
            <text:p>0.4529108137</text:p>
          </table:table-cell>
          <table:table-cell table:number-columns-repeated="3" office:value-type="float" office:value="0">
            <text:p>0</text:p>
          </table:table-cell>
          <table:table-cell office:value-type="float" office:value="0.209768852549596">
            <text:p>0.2097688525</text:p>
          </table:table-cell>
          <table:table-cell office:value-type="float" office:value="1.11517754419681">
            <text:p>1.1151775442</text:p>
          </table:table-cell>
          <table:table-cell office:value-type="float" office:value="0.339101142371924">
            <text:p>0.3391011424</text:p>
          </table:table-cell>
          <table:table-cell office:value-type="float" office:value="0.0521459294473572">
            <text:p>0.0521459294</text:p>
          </table:table-cell>
          <table:table-cell office:value-type="float" office:value="0">
            <text:p>0</text:p>
          </table:table-cell>
          <table:table-cell office:value-type="float" office:value="0.0782188941710358">
            <text:p>0.07821889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9649773">
            <text:p>0.29649773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string">
            <text:p>Early spread of AIDs was due to blood transfusions rather than sexual contact.</text:p>
          </table:table-cell>
          <table:table-cell office:value-type="float" office:value="43">
            <text:p>43</text:p>
          </table:table-cell>
          <table:table-cell office:value-type="string">
            <text:p>[{u'Gov_Index': u'2', u'Dep': u'Early', u'Gov': u'spread', u'Dep_Index': u'1', u'Relation': u'advmod'}, {u'Gov_Index': u'6', u'Dep': u'spread', u'Gov': u'due', u'Dep_Index': u'2', u'Relation': u'nsubj'}, {u'Gov_Index': u'2', u'Dep': u'AIDs', u'Gov': u'spread', u'Dep_Index': u'4', u'Relation': u'prep_of'}, {u'Gov_Index': u'6', u'Dep': u'was', u'Gov': u'due', u'Dep_Index': u'5', u'Relation': u'cop'}, {u'Gov_Index': u'9', u'Dep': u'blood', u'Gov': u'transfusions', u'Dep_Index': u'8', u'Relation': u'nn'}, {u'Gov_Index': u'6', u'Dep': u'transfusions', u'Gov': u'due', u'Dep_Index': u'9', u'Relation': u'prep_to'}, {u'Gov_Index': u'13', u'Dep': u'sexual', u'Gov': u'contact', u'Dep_Index': u'12', u'Relation': u'amod'}, {u'Gov_Index': u'6', u'Dep': u'contact', u'Gov': u'due', u'Dep_Index': u'13', u'Relation': u'prep_to'}, {u'Gov_Index': u'9', u'Dep': u'contact', u'Gov': u'transfusions', u'Dep_Index': u'13', u'Relation': u'conj_negcc'}]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36194432399948">
            <text:p>0.0083619443</text:p>
          </table:table-cell>
          <table:table-cell office:value-type="float" office:value="0.112466974071508">
            <text:p>0.1124669741</text:p>
          </table:table-cell>
          <table:table-cell office:value-type="float" office:value="0.0158436839823148">
            <text:p>0.015843684</text:p>
          </table:table-cell>
          <table:table-cell office:value-type="float" office:value="0.0215021425474272">
            <text:p>0.0215021425</text:p>
          </table:table-cell>
          <table:table-cell office:value-type="float" office:value="0">
            <text:p>0</text:p>
          </table:table-cell>
          <table:table-cell office:value-type="float" office:value="0.0376287494579976">
            <text:p>0.037628749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8228851">
            <text:p>0.18228851</text:p>
          </table:table-cell>
          <table:table-cell office:value-type="string">
            <text:p>straight guy can marry or have a common law relationship so his girlfriend can get benefits</text:p>
          </table:table-cell>
          <table:table-cell office:value-type="string">
            <text:p>towards the rights of gay people</text:p>
          </table:table-cell>
          <table:table-cell office:value-type="float" office:value="56">
            <text:p>56</text:p>
          </table:table-cell>
          <table:table-cell office:value-type="string">
            <text:p>[{u'Gov_Index': u'3', u'Dep': u'the', u'Gov': u'rights', u'Dep_Index': u'2', u'Relation': u'det'}, {u'Gov_Index': u'1', u'Dep': u'rights', u'Gov': u'towards', u'Dep_Index': u'3', u'Relation': u'pobj'}, {u'Gov_Index': u'6', u'Dep': u'gay', u'Gov': u'people', u'Dep_Index': u'5', u'Relation': u'amod'}, {u'Gov_Index': u'3', u'Dep': u'people', u'Gov': u'rights', u'Dep_Index': u'6', u'Relation': u'prep_of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738426209587678">
            <text:p>0.073842621</text:p>
          </table:table-cell>
          <table:table-cell office:value-type="float" office:value="1.00027130315408">
            <text:p>1.0002713032</text:p>
          </table:table-cell>
          <table:table-cell office:value-type="float" office:value="0.22216747936609">
            <text:p>0.22216747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679544">
            <text:p>0.6679544</text:p>
          </table:table-cell>
          <table:table-cell office:value-type="string">
            <text:p>Gay couples are unable to get any benefits that married people do.</text:p>
          </table:table-cell>
          <table:table-cell office:value-type="string">
            <text:p>arguing about marriage benefits between single people and married</text:p>
          </table:table-cell>
          <table:table-cell office:value-type="float" office:value="28">
            <text:p>28</text:p>
          </table:table-cell>
          <table:table-cell office:value-type="string">
            <text:p>[{u'Gov_Index': u'4', u'Dep': u'marriage', u'Gov': u'benefits', u'Dep_Index': u'3', u'Relation': u'nn'}, {u'Gov_Index': u'1', u'Dep': u'benefits', u'Gov': u'arguing', u'Dep_Index': u'4', u'Relation': u'prep_about'}, {u'Gov_Index': u'7', u'Dep': u'single', u'Gov': u'people', u'Dep_Index': u'6', u'Relation': u'amod'}, {u'Gov_Index': u'4', u'Dep': u'people', u'Gov': u'benefits', u'Dep_Index': u'7', u'Relation': u'prep_between'}, {u'Gov_Index': u'1', u'Dep': u'married', u'Gov': u'arguing', u'Dep_Index': u'9', u'Relation': u'conj_and'}]</text:p>
          </table:table-cell>
          <table:table-cell office:value-type="float" office:value="0">
            <text:p>0</text:p>
          </table:table-cell>
          <table:table-cell office:value-type="float" office:value="0.433012701892219">
            <text:p>0.4330127019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9032707">
            <text:p>0.39032707</text:p>
          </table:table-cell>
          <table:table-cell office:value-type="string">
            <text:p>arguments to exclude gay marriage are bigotry because that's what they are.</text:p>
          </table:table-cell>
          <table:table-cell office:value-type="string">
            <text:p>Someone may be motivated by something other than bigotry in an argument.</text:p>
          </table:table-cell>
          <table:table-cell office:value-type="float" office:value="35">
            <text:p>35</text:p>
          </table:table-cell>
          <table:table-cell office:value-type="string">
            <text:p>[{u'Gov_Index': u'4', u'Dep': u'Someone', u'Gov': u'motivated', u'Dep_Index': u'1', u'Relation': u'nsubjpass'}, {u'Gov_Index': u'4', u'Dep': u'may', u'Gov': u'motivated', u'Dep_Index': u'2', u'Relation': u'aux'}, {u'Gov_Index': u'4', u'Dep': u'be', u'Gov': u'motivated', u'Dep_Index': u'3', u'Relation': u'auxpass'}, {u'Gov_Index': u'4', u'Dep': u'something', u'Gov': u'motivated', u'Dep_Index': u'6', u'Relation': u'agent'}, {u'Gov_Index': u'6', u'Dep': u'other', u'Gov': u'something', u'Dep_Index': u'7', u'Relation': u'dep'}, {u'Gov_Index': u'6', u'Dep': u'bigotry', u'Gov': u'something', u'Dep_Index': u'9', u'Relation': u'prep_than'}, {u'Gov_Index': u'12', u'Dep': u'an', u'Gov': u'argument', u'Dep_Index': u'11', u'Relation': u'det'}, {u'Gov_Index': u'9', u'Dep': u'argument', u'Gov': u'bigotry', u'Dep_Index': u'12', u'Relation': u'prep_in'}]</text:p>
          </table:table-cell>
          <table:table-cell office:value-type="float" office:value="0">
            <text:p>0</text:p>
          </table:table-cell>
          <table:table-cell office:value-type="float" office:value="0.428571428571429">
            <text:p>0.428571428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8899932944464">
            <text:p>0.0288999329</text:p>
          </table:table-cell>
          <table:table-cell office:value-type="float" office:value="0.39817226951467">
            <text:p>0.3981722695</text:p>
          </table:table-cell>
          <table:table-cell office:value-type="float" office:value="0.0532985866505542">
            <text:p>0.05329858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5848012">
            <text:p>0.45848012</text:p>
          </table:table-cell>
          <table:table-cell office:value-type="string">
            <text:p>majority of Americans are against gay marriage</text:p>
          </table:table-cell>
          <table:table-cell office:value-type="string">
            <text:p>this lady is not in favor of gay marriage, the lady is anti-gay</text:p>
          </table:table-cell>
          <table:table-cell office:value-type="float" office:value="35">
            <text:p>35</text:p>
          </table:table-cell>
          <table:table-cell office:value-type="string">
            <text:p>[{u'Gov_Index': u'2', u'Dep': u'this', u'Gov': u'lady', u'Dep_Index': u'1', u'Relation': u'det'}, {u'Gov_Index': u'12', u'Dep': u'lady', u'Gov': u'lady', u'Dep_Index': u'2', u'Relation': u'nsubj'}, {u'Gov_Index': u'12', u'Dep': u'is', u'Gov': u'lady', u'Dep_Index': u'3', u'Relation': u'cop'}, {u'Gov_Index': u'12', u'Dep': u'not', u'Gov': u'lady', u'Dep_Index': u'4', u'Relation': u'neg'}, {u'Gov_Index': u'12', u'Dep': u'favor', u'Gov': u'lady', u'Dep_Index': u'6', u'Relation': u'prep_in'}, {u'Gov_Index': u'9', u'Dep': u'gay', u'Gov': u'marriage', u'Dep_Index': u'8', u'Relation': u'amod'}, {u'Gov_Index': u'6', u'Dep': u'marriage', u'Gov': u'favor', u'Dep_Index': u'9', u'Relation': u'prep_of'}, {u'Gov_Index': u'12', u'Dep': u'the', u'Gov': u'lady', u'Dep_Index': u'11', u'Relation': u'det'}, {u'Gov_Index': u'14', u'Dep': u'is', u'Gov': u'anti-gay', u'Dep_Index': u'13', u'Relation': u'cop'}, {u'Gov_Index': u'12', u'Dep': u'anti-gay', u'Gov': u'lady', u'Dep_Index': u'14', u'Relation': u'rcmod'}]</text:p>
          </table:table-cell>
          <table:table-cell office:value-type="float" office:value="0.105409255338946">
            <text:p>0.1054092553</text:p>
          </table:table-cell>
          <table:table-cell office:value-type="float" office:value="0.333333333333333">
            <text:p>0.33333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1391933646626">
            <text:p>0.0121391934</text:p>
          </table:table-cell>
          <table:table-cell office:value-type="float" office:value="0.169257251117188">
            <text:p>0.1692572511</text:p>
          </table:table-cell>
          <table:table-cell office:value-type="float" office:value="0.0227609875587423">
            <text:p>0.0227609876</text:p>
          </table:table-cell>
          <table:table-cell office:value-type="float" office:value="0.00910439502349691">
            <text:p>0.009104395</text:p>
          </table:table-cell>
          <table:table-cell office:value-type="float" office:value="0">
            <text:p>0</text:p>
          </table:table-cell>
          <table:table-cell office:value-type="float" office:value="0.0173417048066608">
            <text:p>0.01734170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104358">
            <text:p>0.6104358</text:p>
          </table:table-cell>
          <table:table-cell office:value-type="string">
            <text:p>majority of Americans are against gay marriage</text:p>
          </table:table-cell>
          <table:table-cell office:value-type="string">
            <text:p>it is only a matter of time before the majority votes in gay marriage favor</text:p>
          </table:table-cell>
          <table:table-cell office:value-type="float" office:value="31">
            <text:p>31</text:p>
          </table:table-cell>
          <table:table-cell office:value-type="string">
            <text:p>[{u'Gov_Index': u'5', u'Dep': u'it', u'Gov': u'matter', u'Dep_Index': u'1', u'Relation': u'nsubj'}, {u'Gov_Index': u'5', u'Dep': u'is', u'Gov': u'matter', u'Dep_Index': u'2', u'Relation': u'cop'}, {u'Gov_Index': u'5', u'Dep': u'only', u'Gov': u'matter', u'Dep_Index': u'3', u'Relation': u'advmod'}, {u'Gov_Index': u'5', u'Dep': u'a', u'Gov': u'matter', u'Dep_Index': u'4', u'Relation': u'det'}, {u'Gov_Index': u'5', u'Dep': u'time', u'Gov': u'matter', u'Dep_Index': u'7', u'Relation': u'prep_of'}, {u'Gov_Index': u'11', u'Dep': u'the', u'Gov': u'votes', u'Dep_Index': u'9', u'Relation': u'det'}, {u'Gov_Index': u'11', u'Dep': u'majority', u'Gov': u'votes', u'Dep_Index': u'10', u'Relation': u'nn'}, {u'Gov_Index': u'5', u'Dep': u'votes', u'Gov': u'matter', u'Dep_Index': u'11', u'Relation': u'prep_before'}, {u'Gov_Index': u'15', u'Dep': u'gay', u'Gov': u'favor', u'Dep_Index': u'13', u'Relation': u'amod'}, {u'Gov_Index': u'15', u'Dep': u'marriage', u'Gov': u'favor', u'Dep_Index': u'14', u'Relation': u'nn'}, {u'Gov_Index': u'11', u'Dep': u'favor', u'Gov': u'votes', u'Dep_Index': u'15', u'Relation': u'prep_in'}]</text:p>
          </table:table-cell>
          <table:table-cell office:value-type="float" office:value="0.109108945117996">
            <text:p>0.1091089451</text:p>
          </table:table-cell>
          <table:table-cell office:value-type="float" office:value="0.566946709513841">
            <text:p>0.5669467095</text:p>
          </table:table-cell>
          <table:table-cell table:number-columns-repeated="6" office:value-type="float" office:value="0">
            <text:p>0</text:p>
          </table:table-cell>
          <table:table-cell office:value-type="float" office:value="0.00827672274863356">
            <text:p>0.0082767227</text:p>
          </table:table-cell>
          <table:table-cell office:value-type="float" office:value="0">
            <text:p>0</text:p>
          </table:table-cell>
          <table:table-cell office:value-type="float" office:value="0.0158337304756468">
            <text:p>0.01583373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7306908">
            <text:p>0.37306908</text:p>
          </table:table-cell>
          <table:table-cell office:value-type="string">
            <text:p>Homosexuals should move out of Virginia</text:p>
          </table:table-cell>
          <table:table-cell office:value-type="string">
            <text:p>Accusations of hating homosexuals</text:p>
          </table:table-cell>
          <table:table-cell office:value-type="float" office:value="21">
            <text:p>21</text:p>
          </table:table-cell>
          <table:table-cell office:value-type="string">
            <text:p>[{u'Gov_Index': u'1', u'Dep': u'hating', u'Gov': u'Accusations', u'Dep_Index': u'3', u'Relation': u'prepc_of'}, {u'Gov_Index': u'3', u'Dep': u'homosexuals', u'Gov': u'hating', u'Dep_Index': u'4', u'Relation': u'dobj'}]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315464876785729">
            <text:p>0.3154648768</text:p>
          </table:table-cell>
          <table:table-cell office:value-type="float" office:value="1.14753066967556">
            <text:p>1.1475306697</text:p>
          </table:table-cell>
          <table:table-cell office:value-type="float" office:value="0.236598657589297">
            <text:p>0.23659865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7463632">
            <text:p>0.37463632</text:p>
          </table:table-cell>
          <table:table-cell office:value-type="string">
            <text:p>In 1909, being homosexual was morally wrong</text:p>
          </table:table-cell>
          <table:table-cell office:value-type="string">
            <text:p>Homosexual acts were present at times.</text:p>
          </table:table-cell>
          <table:table-cell office:value-type="float" office:value="19">
            <text:p>19</text:p>
          </table:table-cell>
          <table:table-cell office:value-type="string">
            <text:p>[{u'Gov_Index': u'2', u'Dep': u'Homosexual', u'Gov': u'acts', u'Dep_Index': u'1', u'Relation': u'amod'}, {u'Gov_Index': u'4', u'Dep': u'acts', u'Gov': u'present', u'Dep_Index': u'2', u'Relation': u'nsubj'}, {u'Gov_Index': u'4', u'Dep': u'were', u'Gov': u'present', u'Dep_Index': u'3', u'Relation': u'cop'}, {u'Gov_Index': u'4', u'Dep': u'times', u'Gov': u'present', u'Dep_Index': u'6', u'Relation': u'prep_at'}]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0179448565863914">
            <text:p>0.0179448566</text:p>
          </table:table-cell>
          <table:table-cell office:value-type="float" office:value="0.248216021950995">
            <text:p>0.248216022</text:p>
          </table:table-cell>
          <table:table-cell office:value-type="float" office:value="0.0331289660056456">
            <text:p>0.0331289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947024">
            <text:p>0.2947024</text:p>
          </table:table-cell>
          <table:table-cell office:value-type="string">
            <text:p>In 1909, being homosexual was morally wrong</text:p>
          </table:table-cell>
          <table:table-cell office:value-type="string">
            <text:p>Preventing gay marriage is simply faith based hate.</text:p>
          </table:table-cell>
          <table:table-cell office:value-type="float" office:value="36">
            <text:p>36</text:p>
          </table:table-cell>
          <table:table-cell office:value-type="string">
            <text:p>[{u'Gov_Index': u'3', u'Dep': u'Preventing', u'Gov': u'marriage', u'Dep_Index': u'1', u'Relation': u'amod'}, {u'Gov_Index': u'3', u'Dep': u'gay', u'Gov': u'marriage', u'Dep_Index': u'2', u'Relation': u'amod'}, {u'Gov_Index': u'6', u'Dep': u'marriage', u'Gov': u'faith', u'Dep_Index': u'3', u'Relation': u'nsubj'}, {u'Gov_Index': u'6', u'Dep': u'is', u'Gov': u'faith', u'Dep_Index': u'4', u'Relation': u'cop'}, {u'Gov_Index': u'6', u'Dep': u'simply', u'Gov': u'faith', u'Dep_Index': u'5', u'Relation': u'advmod'}, {u'Gov_Index': u'6', u'Dep': u'based', u'Gov': u'faith', u'Dep_Index': u'7', u'Relation': u'vmod'}, {u'Gov_Index': u'7', u'Dep': u'hate', u'Gov': u'based', u'Dep_Index': u'8', u'Relation': u'dobj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3274046945689">
            <text:p>0.0327404695</text:p>
          </table:table-cell>
          <table:table-cell office:value-type="float" office:value="0.449530762951249">
            <text:p>0.449530763</text:p>
          </table:table-cell>
          <table:table-cell office:value-type="float" office:value="0.0602249438170217">
            <text:p>0.06022494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9858765">
            <text:p>0.29858765</text:p>
          </table:table-cell>
          <table:table-cell office:value-type="string">
            <text:p>The immorality of homosexuality in 1909 is based on ignorance</text:p>
          </table:table-cell>
          <table:table-cell office:value-type="string">
            <text:p>Homosexual unions were present in history they were not actually thought of as marriages.</text:p>
          </table:table-cell>
          <table:table-cell office:value-type="float" office:value="46">
            <text:p>46</text:p>
          </table:table-cell>
          <table:table-cell office:value-type="string">
            <text:p>[{u'Gov_Index': u'2', u'Dep': u'Homosexual', u'Gov': u'unions', u'Dep_Index': u'1', u'Relation': u'amod'}, {u'Gov_Index': u'4', u'Dep': u'unions', u'Gov': u'present', u'Dep_Index': u'2', u'Relation': u'nsubj'}, {u'Gov_Index': u'4', u'Dep': u'were', u'Gov': u'present', u'Dep_Index': u'3', u'Relation': u'cop'}, {u'Gov_Index': u'4', u'Dep': u'history', u'Gov': u'present', u'Dep_Index': u'6', u'Relation': u'prep_in'}, {u'Gov_Index': u'11', u'Dep': u'they', u'Gov': u'thought', u'Dep_Index': u'7', u'Relation': u'nsubjpass'}, {u'Gov_Index': u'11', u'Dep': u'were', u'Gov': u'thought', u'Dep_Index': u'8', u'Relation': u'auxpass'}, {u'Gov_Index': u'11', u'Dep': u'not', u'Gov': u'thought', u'Dep_Index': u'9', u'Relation': u'neg'}, {u'Gov_Index': u'11', u'Dep': u'actually', u'Gov': u'thought', u'Dep_Index': u'10', u'Relation': u'advmod'}, {u'Gov_Index': u'6', u'Dep': u'thought', u'Gov': u'history', u'Dep_Index': u'11', u'Relation': u'rcmod'}, {u'Gov_Index': u'11', u'Dep': u'as', u'Gov': u'thought', u'Dep_Index': u'13', u'Relation': u'prepc_as_of'}, {u'Gov_Index': u'11', u'Dep': u'marriages', u'Gov': u'thought', u'Dep_Index': u'14', u'Relation': u'pobj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382555975292682">
            <text:p>0.0382555975</text:p>
          </table:table-cell>
          <table:table-cell office:value-type="float" office:value="0.495731182882291">
            <text:p>0.4957311829</text:p>
          </table:table-cell>
          <table:table-cell office:value-type="float" office:value="0.111307784444133">
            <text:p>0.11130778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383208">
            <text:p>0.3383208</text:p>
          </table:table-cell>
          <table:table-cell office:value-type="string">
            <text:p>The immorality of homosexuality in 1909 is based on ignorance</text:p>
          </table:table-cell>
          <table:table-cell office:value-type="string">
            <text:p>Homosexual acts were present at times.</text:p>
          </table:table-cell>
          <table:table-cell office:value-type="float" office:value="26">
            <text:p>26</text:p>
          </table:table-cell>
          <table:table-cell office:value-type="string">
            <text:p>[{u'Gov_Index': u'2', u'Dep': u'Homosexual', u'Gov': u'acts', u'Dep_Index': u'1', u'Relation': u'amod'}, {u'Gov_Index': u'4', u'Dep': u'acts', u'Gov': u'present', u'Dep_Index': u'2', u'Relation': u'nsubj'}, {u'Gov_Index': u'4', u'Dep': u'were', u'Gov': u'present', u'Dep_Index': u'3', u'Relation': u'cop'}, {u'Gov_Index': u'4', u'Dep': u'times', u'Gov': u'present', u'Dep_Index': u'6', u'Relation': u'prep_at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215338279036697">
            <text:p>0.0215338279</text:p>
          </table:table-cell>
          <table:table-cell office:value-type="float" office:value="0.287476832222296">
            <text:p>0.2874768322</text:p>
          </table:table-cell>
          <table:table-cell office:value-type="float" office:value="0.0662579320112913">
            <text:p>0.0662579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779552">
            <text:p>0.5779552</text:p>
          </table:table-cell>
          <table:table-cell office:value-type="string">
            <text:p>there are laws that hurt all kinds of peoples</text:p>
          </table:table-cell>
          <table:table-cell office:value-type="string">
            <text:p>law affects peoples ability to marry if they are gay</text:p>
          </table:table-cell>
          <table:table-cell office:value-type="float" office:value="31">
            <text:p>31</text:p>
          </table:table-cell>
          <table:table-cell office:value-type="string">
            <text:p>[{u'Gov_Index': u'2', u'Dep': u'law', u'Gov': u'affects', u'Dep_Index': u'1', u'Relation': u'nsubj'}, {u'Gov_Index': u'4', u'Dep': u'peoples', u'Gov': u'ability', u'Dep_Index': u'3', u'Relation': u'nn'}, {u'Gov_Index': u'6', u'Dep': u'ability', u'Gov': u'marry', u'Dep_Index': u'4', u'Relation': u'nsubj'}, {u'Gov_Index': u'6', u'Dep': u'to', u'Gov': u'marry', u'Dep_Index': u'5', u'Relation': u'aux'}, {u'Gov_Index': u'2', u'Dep': u'marry', u'Gov': u'affects', u'Dep_Index': u'6', u'Relation': u'xcomp'}, {u'Gov_Index': u'10', u'Dep': u'if', u'Gov': u'gay', u'Dep_Index': u'7', u'Relation': u'mark'}, {u'Gov_Index': u'10', u'Dep': u'they', u'Gov': u'gay', u'Dep_Index': u'8', u'Relation': u'nsubj'}, {u'Gov_Index': u'10', u'Dep': u'are', u'Gov': u'gay', u'Dep_Index': u'9', u'Relation': u'cop'}, {u'Gov_Index': u'6', u'Dep': u'gay', u'Gov': u'marry', u'Dep_Index': u'10', u'Relation': u'advcl'}]</text:p>
          </table:table-cell>
          <table:table-cell office:value-type="float" office:value="0">
            <text:p>0</text:p>
          </table:table-cell>
          <table:table-cell office:value-type="float" office:value="0.408248290463863">
            <text:p>0.4082482905</text:p>
          </table:table-cell>
          <table:table-cell table:number-columns-repeated="3" office:value-type="float" office:value="0">
            <text:p>0</text:p>
          </table:table-cell>
          <table:table-cell office:value-type="float" office:value="0.246104115949039">
            <text:p>0.2461041159</text:p>
          </table:table-cell>
          <table:table-cell office:value-type="float" office:value="1.40581186876927">
            <text:p>1.4058118688</text:p>
          </table:table-cell>
          <table:table-cell office:value-type="float" office:value="0.356521701963492">
            <text:p>0.356521702</text:p>
          </table:table-cell>
          <table:table-cell office:value-type="float" office:value="0.0591854208793148">
            <text:p>0.0591854209</text:p>
          </table:table-cell>
          <table:table-cell office:value-type="float" office:value="0.511959515466932">
            <text:p>0.5119595155</text:p>
          </table:table-cell>
          <table:table-cell office:value-type="float" office:value="0.106376450438078">
            <text:p>0.10637645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604872">
            <text:p>0.3604872</text:p>
          </table:table-cell>
          <table:table-cell office:value-type="string">
            <text:p>there are laws that hurt all kinds of peoples</text:p>
          </table:table-cell>
          <table:table-cell office:value-type="string">
            <text:p>redefining marriage does not hurt anyone.</text:p>
          </table:table-cell>
          <table:table-cell office:value-type="float" office:value="28">
            <text:p>28</text:p>
          </table:table-cell>
          <table:table-cell office:value-type="string">
            <text:p>[{u'Gov_Index': u'5', u'Dep': u'redefining', u'Gov': u'hurt', u'Dep_Index': u'1', u'Relation': u'csubj'}, {u'Gov_Index': u'1', u'Dep': u'marriage', u'Gov': u'redefining', u'Dep_Index': u'2', u'Relation': u'dobj'}, {u'Gov_Index': u'5', u'Dep': u'does', u'Gov': u'hurt', u'Dep_Index': u'3', u'Relation': u'aux'}, {u'Gov_Index': u'5', u'Dep': u'not', u'Gov': u'hurt', u'Dep_Index': u'4', u'Relation': u'neg'}, {u'Gov_Index': u'5', u'Dep': u'anyone', u'Gov': u'hurt', u'Dep_Index': u'6', u'Relation': u'dobj'}]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02333311617784">
            <text:p>0.0302333312</text:p>
          </table:table-cell>
          <table:table-cell office:value-type="float" office:value="0.4220932975823">
            <text:p>0.4220932976</text:p>
          </table:table-cell>
          <table:table-cell office:value-type="float" office:value="0.098900537558628">
            <text:p>0.09890053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4857813">
            <text:p>0.74857813</text:p>
          </table:table-cell>
          <table:table-cell office:value-type="string">
            <text:p>gay marriage laws would not affect marriage for anyone</text:p>
          </table:table-cell>
          <table:table-cell office:value-type="string">
            <text:p>law affects peoples ability to marry if they are gay</text:p>
          </table:table-cell>
          <table:table-cell office:value-type="float" office:value="29">
            <text:p>29</text:p>
          </table:table-cell>
          <table:table-cell office:value-type="string">
            <text:p>[{u'Gov_Index': u'2', u'Dep': u'law', u'Gov': u'affects', u'Dep_Index': u'1', u'Relation': u'nsubj'}, {u'Gov_Index': u'4', u'Dep': u'peoples', u'Gov': u'ability', u'Dep_Index': u'3', u'Relation': u'nn'}, {u'Gov_Index': u'6', u'Dep': u'ability', u'Gov': u'marry', u'Dep_Index': u'4', u'Relation': u'nsubj'}, {u'Gov_Index': u'6', u'Dep': u'to', u'Gov': u'marry', u'Dep_Index': u'5', u'Relation': u'aux'}, {u'Gov_Index': u'2', u'Dep': u'marry', u'Gov': u'affects', u'Dep_Index': u'6', u'Relation': u'xcomp'}, {u'Gov_Index': u'10', u'Dep': u'if', u'Gov': u'gay', u'Dep_Index': u'7', u'Relation': u'mark'}, {u'Gov_Index': u'10', u'Dep': u'they', u'Gov': u'gay', u'Dep_Index': u'8', u'Relation': u'nsubj'}, {u'Gov_Index': u'10', u'Dep': u'are', u'Gov': u'gay', u'Dep_Index': u'9', u'Relation': u'cop'}, {u'Gov_Index': u'6', u'Dep': u'gay', u'Gov': u'marry', u'Dep_Index': u'10', u'Relation': u'advcl'}]</text:p>
          </table:table-cell>
          <table:table-cell office:value-type="float" office:value="0">
            <text:p>0</text:p>
          </table:table-cell>
          <table:table-cell office:value-type="float" office:value="0.408248290463863">
            <text:p>0.4082482905</text:p>
          </table:table-cell>
          <table:table-cell table:number-columns-repeated="3" office:value-type="float" office:value="0">
            <text:p>0</text:p>
          </table:table-cell>
          <table:table-cell office:value-type="float" office:value="0.231877178530895">
            <text:p>0.2318771785</text:p>
          </table:table-cell>
          <table:table-cell office:value-type="float" office:value="1.35418727910566">
            <text:p>1.3541872791</text:p>
          </table:table-cell>
          <table:table-cell office:value-type="float" office:value="0.35963225621483">
            <text:p>0.3596322562</text:p>
          </table:table-cell>
          <table:table-cell office:value-type="float" office:value="0.223336252234395">
            <text:p>0.2233362522</text:p>
          </table:table-cell>
          <table:table-cell office:value-type="float" office:value="0.813983812855045">
            <text:p>0.8139838129</text:p>
          </table:table-cell>
          <table:table-cell office:value-type="float" office:value="0.258250210653316">
            <text:p>0.258250210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742556">
            <text:p>0.4742556</text:p>
          </table:table-cell>
          <table:table-cell office:value-type="string">
            <text:p>Legally, it is complicated to legalize gay marriage in all states</text:p>
          </table:table-cell>
          <table:table-cell office:value-type="string">
            <text:p>Anti-gay marriage supporters will support civil unions in lieu of gay marriage</text:p>
          </table:table-cell>
          <table:table-cell office:value-type="float" office:value="48">
            <text:p>48</text:p>
          </table:table-cell>
          <table:table-cell office:value-type="string">
            <text:p>[{u'Gov_Index': u'3', u'Dep': u'Anti-gay', u'Gov': u'supporters', u'Dep_Index': u'1', u'Relation': u'amod'}, {u'Gov_Index': u'3', u'Dep': u'marriage', u'Gov': u'supporters', u'Dep_Index': u'2', u'Relation': u'nn'}, {u'Gov_Index': u'5', u'Dep': u'supporters', u'Gov': u'support', u'Dep_Index': u'3', u'Relation': u'nsubj'}, {u'Gov_Index': u'5', u'Dep': u'will', u'Gov': u'support', u'Dep_Index': u'4', u'Relation': u'aux'}, {u'Gov_Index': u'7', u'Dep': u'civil', u'Gov': u'unions', u'Dep_Index': u'6', u'Relation': u'amod'}, {u'Gov_Index': u'5', u'Dep': u'unions', u'Gov': u'support', u'Dep_Index': u'7', u'Relation': u'dobj'}, {u'Gov_Index': u'12', u'Dep': u'gay', u'Gov': u'marriage', u'Dep_Index': u'11', u'Relation': u'amod'}, {u'Gov_Index': u'5', u'Dep': u'marriage', u'Gov': u'support', u'Dep_Index': u'12', u'Relation': u'prep_in_lieu_of'}]</text:p>
          </table:table-cell>
          <table:table-cell office:value-type="float" office:value="0.0909090909090909">
            <text:p>0.0909090909</text:p>
          </table:table-cell>
          <table:table-cell office:value-type="float" office:value="0.341881729378914">
            <text:p>0.341881729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48192572960148">
            <text:p>0.0248192573</text:p>
          </table:table-cell>
          <table:table-cell office:value-type="float" office:value="0.346506380641988">
            <text:p>0.3465063806</text:p>
          </table:table-cell>
          <table:table-cell office:value-type="float" office:value="0.0462067160523338">
            <text:p>0.04620671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7923906">
            <text:p>0.77923906</text:p>
          </table:table-cell>
          <table:table-cell office:value-type="string">
            <text:p>Legally, it is complicated to legalize gay marriage in all states</text:p>
          </table:table-cell>
          <table:table-cell office:value-type="string">
            <text:p>Five states have already legalized gay marriage</text:p>
          </table:table-cell>
          <table:table-cell office:value-type="float" office:value="23">
            <text:p>23</text:p>
          </table:table-cell>
          <table:table-cell office:value-type="string">
            <text:p>[{u'Gov_Index': u'2', u'Dep': u'Five', u'Gov': u'states', u'Dep_Index': u'1', u'Relation': u'num'}, {u'Gov_Index': u'5', u'Dep': u'states', u'Gov': u'legalized', u'Dep_Index': u'2', u'Relation': u'nsubj'}, {u'Gov_Index': u'5', u'Dep': u'have', u'Gov': u'legalized', u'Dep_Index': u'3', u'Relation': u'aux'}, {u'Gov_Index': u'5', u'Dep': u'already', u'Gov': u'legalized', u'Dep_Index': u'4', u'Relation': u'advmod'}, {u'Gov_Index': u'7', u'Dep': u'gay', u'Gov': u'marriage', u'Dep_Index': u'6', u'Relation': u'amod'}, {u'Gov_Index': u'5', u'Dep': u'marriage', u'Gov': u'legalized', u'Dep_Index': u'7', u'Relation': u'dobj'}]</text:p>
          </table:table-cell>
          <table:table-cell office:value-type="float" office:value="0.246182981958665">
            <text:p>0.246182982</text:p>
          </table:table-cell>
          <table:table-cell office:value-type="float" office:value="0.617213399848368">
            <text:p>0.6172133998</text:p>
          </table:table-cell>
          <table:table-cell table:number-columns-repeated="3" office:value-type="float" office:value="0">
            <text:p>0</text:p>
          </table:table-cell>
          <table:table-cell office:value-type="float" office:value="0.19781229164306">
            <text:p>0.1978122916</text:p>
          </table:table-cell>
          <table:table-cell office:value-type="float" office:value="0.846968336666843">
            <text:p>0.8469683367</text:p>
          </table:table-cell>
          <table:table-cell office:value-type="float" office:value="0.20863015134229">
            <text:p>0.20863015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0196973">
            <text:p>0.40196973</text:p>
          </table:table-cell>
          <table:table-cell office:value-type="string">
            <text:p>in the next 20 years the wave of gay marriage legalization will be over</text:p>
          </table:table-cell>
          <table:table-cell office:value-type="string">
            <text:p>Anti-gay marriage supporters will support civil unions in lieu of gay marriage</text:p>
          </table:table-cell>
          <table:table-cell office:value-type="float" office:value="49">
            <text:p>49</text:p>
          </table:table-cell>
          <table:table-cell office:value-type="string">
            <text:p>[{u'Gov_Index': u'3', u'Dep': u'Anti-gay', u'Gov': u'supporters', u'Dep_Index': u'1', u'Relation': u'amod'}, {u'Gov_Index': u'3', u'Dep': u'marriage', u'Gov': u'supporters', u'Dep_Index': u'2', u'Relation': u'nn'}, {u'Gov_Index': u'5', u'Dep': u'supporters', u'Gov': u'support', u'Dep_Index': u'3', u'Relation': u'nsubj'}, {u'Gov_Index': u'5', u'Dep': u'will', u'Gov': u'support', u'Dep_Index': u'4', u'Relation': u'aux'}, {u'Gov_Index': u'7', u'Dep': u'civil', u'Gov': u'unions', u'Dep_Index': u'6', u'Relation': u'amod'}, {u'Gov_Index': u'5', u'Dep': u'unions', u'Gov': u'support', u'Dep_Index': u'7', u'Relation': u'dobj'}, {u'Gov_Index': u'12', u'Dep': u'gay', u'Gov': u'marriage', u'Dep_Index': u'11', u'Relation': u'amod'}, {u'Gov_Index': u'5', u'Dep': u'marriage', u'Gov': u'support', u'Dep_Index': u'12', u'Relation': u'prep_in_lieu_of'}]</text:p>
          </table:table-cell>
          <table:table-cell office:value-type="float" office:value="0.167248402001418">
            <text:p>0.167248402</text:p>
          </table:table-cell>
          <table:table-cell office:value-type="float" office:value="0.341881729378914">
            <text:p>0.3418817294</text:p>
          </table:table-cell>
          <table:table-cell table:number-columns-repeated="3" office:value-type="float" office:value="0">
            <text:p>0</text:p>
          </table:table-cell>
          <table:table-cell office:value-type="float" office:value="0.0550424830717456">
            <text:p>0.0550424831</text:p>
          </table:table-cell>
          <table:table-cell office:value-type="float" office:value="0.760141535124138">
            <text:p>0.7601415351</text:p>
          </table:table-cell>
          <table:table-cell office:value-type="float" office:value="0.163428780689735">
            <text:p>0.163428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2887274">
            <text:p>0.32887274</text:p>
          </table:table-cell>
          <table:table-cell office:value-type="string">
            <text:p>cat cannot be called a dog just because someone wants to</text:p>
          </table:table-cell>
          <table:table-cell office:value-type="string">
            <text:p>Posting an article stating that Democrats are really Satan Worshipers would not make it true</text:p>
          </table:table-cell>
          <table:table-cell office:value-type="float" office:value="49">
            <text:p>49</text:p>
          </table:table-cell>
          <table:table-cell office:value-type="string">
            <text:p>[{u'Gov_Index': u'3', u'Dep': u'an', u'Gov': u'article', u'Dep_Index': u'2', u'Relation': u'det'}, {u'Gov_Index': u'1', u'Dep': u'article', u'Gov': u'Posting', u'Dep_Index': u'3', u'Relation': u'dobj'}, {u'Gov_Index': u'1', u'Dep': u'stating', u'Gov': u'Posting', u'Dep_Index': u'4', u'Relation': u'vmod'}, {u'Gov_Index': u'10', u'Dep': u'that', u'Gov': u'Worshipers', u'Dep_Index': u'5', u'Relation': u'mark'}, {u'Gov_Index': u'10', u'Dep': u'Democrats', u'Gov': u'Worshipers', u'Dep_Index': u'6', u'Relation': u'nsubj'}, {u'Gov_Index': u'10', u'Dep': u'are', u'Gov': u'Worshipers', u'Dep_Index': u'7', u'Relation': u'cop'}, {u'Gov_Index': u'10', u'Dep': u'really', u'Gov': u'Worshipers', u'Dep_Index': u'8', u'Relation': u'advmod'}, {u'Gov_Index': u'10', u'Dep': u'Satan', u'Gov': u'Worshipers', u'Dep_Index': u'9', u'Relation': u'nn'}, {u'Gov_Index': u'4', u'Dep': u'Worshipers', u'Gov': u'stating', u'Dep_Index': u'10', u'Relation': u'ccomp'}, {u'Gov_Index': u'13', u'Dep': u'would', u'Gov': u'make', u'Dep_Index': u'11', u'Relation': u'aux'}, {u'Gov_Index': u'13', u'Dep': u'not', u'Gov': u'make', u'Dep_Index': u'12', u'Relation': u'neg'}, {u'Gov_Index': u'10', u'Dep': u'make', u'Gov': u'Worshipers', u'Dep_Index': u'13', u'Relation': u'rcmod'}, {u'Gov_Index': u'15', u'Dep': u'it', u'Gov': u'true', u'Dep_Index': u'14', u'Relation': u'nsubj'}, {u'Gov_Index': u'13', u'Dep': u'true', u'Gov': u'make', u'Dep_Index': u'15', u'Relation': u'xcomp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100571618925316">
            <text:p>0.1005716189</text:p>
          </table:table-cell>
          <table:table-cell office:value-type="float" office:value="1.17445936333902">
            <text:p>1.1744593633</text:p>
          </table:table-cell>
          <table:table-cell office:value-type="float" office:value="0.326295229611277">
            <text:p>0.3262952296</text:p>
          </table:table-cell>
          <table:table-cell office:value-type="float" office:value="0.0430034396488245">
            <text:p>0.0430034396</text:p>
          </table:table-cell>
          <table:table-cell office:value-type="float" office:value="0.227007135513692">
            <text:p>0.2270071355</text:p>
          </table:table-cell>
          <table:table-cell office:value-type="float" office:value="0.0751945859002303">
            <text:p>0.07519458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630405">
            <text:p>0.5630405</text:p>
          </table:table-cell>
          <table:table-cell office:value-type="string">
            <text:p>cat cannot be called a dog just because someone wants to</text:p>
          </table:table-cell>
          <table:table-cell office:value-type="string">
            <text:p>Beliefs do not make someone correct</text:p>
          </table:table-cell>
          <table:table-cell office:value-type="float" office:value="26">
            <text:p>26</text:p>
          </table:table-cell>
          <table:table-cell office:value-type="string">
            <text:p>[{u'Gov_Index': u'4', u'Dep': u'Beliefs', u'Gov': u'make', u'Dep_Index': u'1', u'Relation': u'nsubj'}, {u'Gov_Index': u'4', u'Dep': u'do', u'Gov': u'make', u'Dep_Index': u'2', u'Relation': u'aux'}, {u'Gov_Index': u'4', u'Dep': u'not', u'Gov': u'make', u'Dep_Index': u'3', u'Relation': u'neg'}, {u'Gov_Index': u'6', u'Dep': u'someone', u'Gov': u'correct', u'Dep_Index': u'5', u'Relation': u'nsubj'}, {u'Gov_Index': u'4', u'Dep': u'correct', u'Gov': u'make', u'Dep_Index': u'6', u'Relation': u'xcomp'}]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table:number-columns-repeated="3" office:value-type="float" office:value="0">
            <text:p>0</text:p>
          </table:table-cell>
          <table:table-cell office:value-type="float" office:value="0.273800704385967">
            <text:p>0.2738007044</text:p>
          </table:table-cell>
          <table:table-cell office:value-type="float" office:value="1.81384744038766">
            <text:p>1.8138474404</text:p>
          </table:table-cell>
          <table:table-cell office:value-type="float" office:value="0.448023837717011">
            <text:p>0.4480238377</text:p>
          </table:table-cell>
          <table:table-cell office:value-type="float" office:value="0.0805735042879686">
            <text:p>0.0805735043</text:p>
          </table:table-cell>
          <table:table-cell office:value-type="float" office:value="0.630346363477713">
            <text:p>0.6303463635</text:p>
          </table:table-cell>
          <table:table-cell office:value-type="float" office:value="0.131304969950764">
            <text:p>0.131304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166012">
            <text:p>0.7166012</text:p>
          </table:table-cell>
          <table:table-cell office:value-type="string">
            <text:p>someone is making religion into law</text:p>
          </table:table-cell>
          <table:table-cell office:value-type="string">
            <text:p>Beliefs do not make someone correct</text:p>
          </table:table-cell>
          <table:table-cell office:value-type="float" office:value="24">
            <text:p>24</text:p>
          </table:table-cell>
          <table:table-cell office:value-type="string">
            <text:p>[{u'Gov_Index': u'4', u'Dep': u'Beliefs', u'Gov': u'make', u'Dep_Index': u'1', u'Relation': u'nsubj'}, {u'Gov_Index': u'4', u'Dep': u'do', u'Gov': u'make', u'Dep_Index': u'2', u'Relation': u'aux'}, {u'Gov_Index': u'4', u'Dep': u'not', u'Gov': u'make', u'Dep_Index': u'3', u'Relation': u'neg'}, {u'Gov_Index': u'6', u'Dep': u'someone', u'Gov': u'correct', u'Dep_Index': u'5', u'Relation': u'nsubj'}, {u'Gov_Index': u'4', u'Dep': u'correct', u'Gov': u'make', u'Dep_Index': u'6', u'Relation': u'xcomp'}]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313065926709">
            <text:p>0.2853130659</text:p>
          </table:table-cell>
          <table:table-cell office:value-type="float" office:value="1.69878182080186">
            <text:p>1.6987818208</text:p>
          </table:table-cell>
          <table:table-cell office:value-type="float" office:value="0.394356649564746">
            <text:p>0.3943566496</text:p>
          </table:table-cell>
          <table:table-cell office:value-type="float" office:value="0.237760888272257">
            <text:p>0.2377608883</text:p>
          </table:table-cell>
          <table:table-cell office:value-type="float" office:value="0.962816169376814">
            <text:p>0.9628161694</text:p>
          </table:table-cell>
          <table:table-cell office:value-type="float" office:value="0.262022203402079">
            <text:p>0.26202220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2711123">
            <text:p>0.52711123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string">
            <text:p>Anti-gay marriage supporters will support civil unions in lieu of gay marriage</text:p>
          </table:table-cell>
          <table:table-cell office:value-type="float" office:value="58">
            <text:p>58</text:p>
          </table:table-cell>
          <table:table-cell office:value-type="string">
            <text:p>[{u'Gov_Index': u'3', u'Dep': u'Anti-gay', u'Gov': u'supporters', u'Dep_Index': u'1', u'Relation': u'amod'}, {u'Gov_Index': u'3', u'Dep': u'marriage', u'Gov': u'supporters', u'Dep_Index': u'2', u'Relation': u'nn'}, {u'Gov_Index': u'5', u'Dep': u'supporters', u'Gov': u'support', u'Dep_Index': u'3', u'Relation': u'nsubj'}, {u'Gov_Index': u'5', u'Dep': u'will', u'Gov': u'support', u'Dep_Index': u'4', u'Relation': u'aux'}, {u'Gov_Index': u'7', u'Dep': u'civil', u'Gov': u'unions', u'Dep_Index': u'6', u'Relation': u'amod'}, {u'Gov_Index': u'5', u'Dep': u'unions', u'Gov': u'support', u'Dep_Index': u'7', u'Relation': u'dobj'}, {u'Gov_Index': u'12', u'Dep': u'gay', u'Gov': u'marriage', u'Dep_Index': u'11', u'Relation': u'amod'}, {u'Gov_Index': u'5', u'Dep': u'marriage', u'Gov': u'support', u'Dep_Index': u'12', u'Relation': u'prep_in_lieu_of'}]</text:p>
          </table:table-cell>
          <table:table-cell office:value-type="float" office:value="0.155699788832305">
            <text:p>0.1556997888</text:p>
          </table:table-cell>
          <table:table-cell office:value-type="float" office:value="0.435194139889245">
            <text:p>0.43519413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676312459935613">
            <text:p>0.067631246</text:p>
          </table:table-cell>
          <table:table-cell office:value-type="float" office:value="0.819734894022844">
            <text:p>0.819734894</text:p>
          </table:table-cell>
          <table:table-cell office:value-type="float" office:value="0.188638132207531">
            <text:p>0.18863813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8566606">
            <text:p>0.58566606</text:p>
          </table:table-cell>
          <table:table-cell office:value-type="string">
            <text:p>definition of marriage should not be changed to include homosexual unions</text:p>
          </table:table-cell>
          <table:table-cell office:value-type="string">
            <text:p>allowing gays to marry will open up the door to legalize other types of marriage such as polygamy</text:p>
          </table:table-cell>
          <table:table-cell office:value-type="float" office:value="53">
            <text:p>53</text:p>
          </table:table-cell>
          <table:table-cell office:value-type="string">
            <text:p>[{u'Gov_Index': u'1', u'Dep': u'gays', u'Gov': u'allowing', u'Dep_Index': u'2', u'Relation': u'dobj'}, {u'Gov_Index': u'4', u'Dep': u'to', u'Gov': u'marry', u'Dep_Index': u'3', u'Relation': u'aux'}, {u'Gov_Index': u'1', u'Dep': u'marry', u'Gov': u'allowing', u'Dep_Index': u'4', u'Relation': u'xcomp'}, {u'Gov_Index': u'6', u'Dep': u'will', u'Gov': u'open', u'Dep_Index': u'5', u'Relation': u'aux'}, {u'Gov_Index': u'1', u'Dep': u'open', u'Gov': u'allowing', u'Dep_Index': u'6', u'Relation': u'dep'}, {u'Gov_Index': u'6', u'Dep': u'up', u'Gov': u'open', u'Dep_Index': u'7', u'Relation': u'prt'}, {u'Gov_Index': u'9', u'Dep': u'the', u'Gov': u'door', u'Dep_Index': u'8', u'Relation': u'det'}, {u'Gov_Index': u'1', u'Dep': u'door', u'Gov': u'allowing', u'Dep_Index': u'9', u'Relation': u'nsubj'}, {u'Gov_Index': u'11', u'Dep': u'to', u'Gov': u'legalize', u'Dep_Index': u'10', u'Relation': u'aux'}, {u'Gov_Index': u'9', u'Dep': u'legalize', u'Gov': u'door', u'Dep_Index': u'11', u'Relation': u'vmod'}, {u'Gov_Index': u'13', u'Dep': u'other', u'Gov': u'types', u'Dep_Index': u'12', u'Relation': u'amod'}, {u'Gov_Index': u'11', u'Dep': u'types', u'Gov': u'legalize', u'Dep_Index': u'13', u'Relation': u'dobj'}, {u'Gov_Index': u'13', u'Dep': u'marriage', u'Gov': u'types', u'Dep_Index': u'15', u'Relation': u'prep_of'}, {u'Gov_Index': u'15', u'Dep': u'polygamy', u'Gov': u'marriage', u'Dep_Index': u'18', u'Relation': u'prep_such_as'}]</text:p>
          </table:table-cell>
          <table:table-cell office:value-type="float" office:value="0.0766964988847371">
            <text:p>0.0766964989</text:p>
          </table:table-cell>
          <table:table-cell office:value-type="float" office:value="0.136082763487954">
            <text:p>0.1360827635</text:p>
          </table:table-cell>
          <table:table-cell table:number-columns-repeated="3" office:value-type="float" office:value="0">
            <text:p>0</text:p>
          </table:table-cell>
          <table:table-cell office:value-type="float" office:value="0.0714364663596441">
            <text:p>0.0714364664</text:p>
          </table:table-cell>
          <table:table-cell office:value-type="float" office:value="0.971832799204488">
            <text:p>0.9718327992</text:p>
          </table:table-cell>
          <table:table-cell office:value-type="float" office:value="0.183649983441451">
            <text:p>0.18364998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1571078">
            <text:p>0.41571078</text:p>
          </table:table-cell>
          <table:table-cell office:value-type="string">
            <text:p>How Martin Luther King felt about the issue of gay marriage</text:p>
          </table:table-cell>
          <table:table-cell office:value-type="string">
            <text:p>references of Coretta Scott King and Julian Bond being for gay marriage and is surprised to get them</text:p>
          </table:table-cell>
          <table:table-cell office:value-type="float" office:value="48">
            <text:p>48</text:p>
          </table:table-cell>
          <table:table-cell office:value-type="string">
            <text:p>[{u'Gov_Index': u'5', u'Dep': u'Coretta', u'Gov': u'King', u'Dep_Index': u'3', u'Relation': u'nn'}, {u'Gov_Index': u'5', u'Dep': u'Scott', u'Gov': u'King', u'Dep_Index': u'4', u'Relation': u'nn'}, {u'Gov_Index': u'1', u'Dep': u'King', u'Gov': u'references', u'Dep_Index': u'5', u'Relation': u'prep_of'}, {u'Gov_Index': u'8', u'Dep': u'Julian', u'Gov': u'Bond', u'Dep_Index': u'7', u'Relation': u'nn'}, {u'Gov_Index': u'1', u'Dep': u'Bond', u'Gov': u'references', u'Dep_Index': u'8', u'Relation': u'prep_of'}, {u'Gov_Index': u'5', u'Dep': u'Bond', u'Gov': u'King', u'Dep_Index': u'8', u'Relation': u'conj_and'}, {u'Gov_Index': u'5', u'Dep': u'being', u'Gov': u'King', u'Dep_Index': u'9', u'Relation': u'rcmod'}, {u'Gov_Index': u'12', u'Dep': u'gay', u'Gov': u'marriage', u'Dep_Index': u'11', u'Relation': u'amod'}, {u'Gov_Index': u'9', u'Dep': u'marriage', u'Gov': u'being', u'Dep_Index': u'12', u'Relation': u'prep_for'}, {u'Gov_Index': u'15', u'Dep': u'is', u'Gov': u'surprised', u'Dep_Index': u'14', u'Relation': u'auxpass'}, {u'Gov_Index': u'5', u'Dep': u'surprised', u'Gov': u'King', u'Dep_Index': u'15', u'Relation': u'rcmod'}, {u'Gov_Index': u'9', u'Dep': u'surprised', u'Gov': u'being', u'Dep_Index': u'15', u'Relation': u'conj_and'}, {u'Gov_Index': u'17', u'Dep': u'to', u'Gov': u'get', u'Dep_Index': u'16', u'Relation': u'aux'}, {u'Gov_Index': u'15', u'Dep': u'get', u'Gov': u'surprised', u'Dep_Index': u'17', u'Relation': u'xcomp'}, {u'Gov_Index': u'17', u'Dep': u'them', u'Gov': u'get', u'Dep_Index': u'18', u'Relation': u'dobj'}]</text:p>
          </table:table-cell>
          <table:table-cell office:value-type="float" office:value="0.0766964988847371">
            <text:p>0.0766964989</text:p>
          </table:table-cell>
          <table:table-cell office:value-type="float" office:value="0.358568582800318">
            <text:p>0.3585685828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0985194">
            <text:p>0.20985194</text:p>
          </table:table-cell>
          <table:table-cell office:value-type="string">
            <text:p>two presumably prominent African American figures, Corretta Scott King and Jullian Bond, are pro-gay marriage</text:p>
          </table:table-cell>
          <table:table-cell office:value-type="string">
            <text:p>Martin Luther Kings opinion would mean more than either of the examples which also included Jullian Bond</text:p>
          </table:table-cell>
          <table:table-cell office:value-type="float" office:value="70">
            <text:p>70</text:p>
          </table:table-cell>
          <table:table-cell office:value-type="string">
            <text:p>[{u'Gov_Index': u'4', u'Dep': u'Martin', u'Gov': u'opinion', u'Dep_Index': u'1', u'Relation': u'nn'}, {u'Gov_Index': u'4', u'Dep': u'Luther', u'Gov': u'opinion', u'Dep_Index': u'2', u'Relation': u'nn'}, {u'Gov_Index': u'4', u'Dep': u'Kings', u'Gov': u'opinion', u'Dep_Index': u'3', u'Relation': u'nn'}, {u'Gov_Index': u'6', u'Dep': u'opinion', u'Gov': u'mean', u'Dep_Index': u'4', u'Relation': u'nsubj'}, {u'Gov_Index': u'6', u'Dep': u'would', u'Gov': u'mean', u'Dep_Index': u'5', u'Relation': u'aux'}, {u'Gov_Index': u'6', u'Dep': u'more', u'Gov': u'mean', u'Dep_Index': u'7', u'Relation': u'dobj'}, {u'Gov_Index': u'6', u'Dep': u'either', u'Gov': u'mean', u'Dep_Index': u'9', u'Relation': u'prep_than'}, {u'Gov_Index': u'12', u'Dep': u'the', u'Gov': u'examples', u'Dep_Index': u'11', u'Relation': u'det'}, {u'Gov_Index': u'9', u'Dep': u'examples', u'Gov': u'either', u'Dep_Index': u'12', u'Relation': u'prep_of'}, {u'Gov_Index': u'15', u'Dep': u'which', u'Gov': u'included', u'Dep_Index': u'13', u'Relation': u'nsubj'}, {u'Gov_Index': u'15', u'Dep': u'also', u'Gov': u'included', u'Dep_Index': u'14', u'Relation': u'advmod'}, {u'Gov_Index': u'12', u'Dep': u'included', u'Gov': u'examples', u'Dep_Index': u'15', u'Relation': u'rcmod'}, {u'Gov_Index': u'17', u'Dep': u'Jullian', u'Gov': u'Bond', u'Dep_Index': u'16', u'Relation': u'nn'}, {u'Gov_Index': u'15', u'Dep': u'Bond', u'Gov': u'included', u'Dep_Index': u'17', u'Relation': u'dobj'}]</text:p>
          </table:table-cell>
          <table:table-cell office:value-type="float" office:value="0.0625">
            <text:p>0.0625</text:p>
          </table:table-cell>
          <table:table-cell office:value-type="float" office:value="0.140028008402801">
            <text:p>0.140028008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3825824122306">
            <text:p>0.0223825824</text:p>
          </table:table-cell>
          <table:table-cell office:value-type="float" office:value="0.310803952687301">
            <text:p>0.3108039527</text:p>
          </table:table-cell>
          <table:table-cell office:value-type="float" office:value="0.0721614456970316">
            <text:p>0.07216144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1480055">
            <text:p>0.21480055</text:p>
          </table:table-cell>
          <table:table-cell office:value-type="string">
            <text:p>Martin Luther Kings opinion would mean more than either of the examples which also included Jullian Bond</text:p>
          </table:table-cell>
          <table:table-cell office:value-type="string">
            <text:p>references of Coretta Scott King and Julian Bond being for gay marriage and is surprised to get them</text:p>
          </table:table-cell>
          <table:table-cell office:value-type="float" office:value="58">
            <text:p>58</text:p>
          </table:table-cell>
          <table:table-cell office:value-type="string">
            <text:p>[{u'Gov_Index': u'5', u'Dep': u'Coretta', u'Gov': u'King', u'Dep_Index': u'3', u'Relation': u'nn'}, {u'Gov_Index': u'5', u'Dep': u'Scott', u'Gov': u'King', u'Dep_Index': u'4', u'Relation': u'nn'}, {u'Gov_Index': u'1', u'Dep': u'King', u'Gov': u'references', u'Dep_Index': u'5', u'Relation': u'prep_of'}, {u'Gov_Index': u'8', u'Dep': u'Julian', u'Gov': u'Bond', u'Dep_Index': u'7', u'Relation': u'nn'}, {u'Gov_Index': u'1', u'Dep': u'Bond', u'Gov': u'references', u'Dep_Index': u'8', u'Relation': u'prep_of'}, {u'Gov_Index': u'5', u'Dep': u'Bond', u'Gov': u'King', u'Dep_Index': u'8', u'Relation': u'conj_and'}, {u'Gov_Index': u'5', u'Dep': u'being', u'Gov': u'King', u'Dep_Index': u'9', u'Relation': u'rcmod'}, {u'Gov_Index': u'12', u'Dep': u'gay', u'Gov': u'marriage', u'Dep_Index': u'11', u'Relation': u'amod'}, {u'Gov_Index': u'9', u'Dep': u'marriage', u'Gov': u'being', u'Dep_Index': u'12', u'Relation': u'prep_for'}, {u'Gov_Index': u'15', u'Dep': u'is', u'Gov': u'surprised', u'Dep_Index': u'14', u'Relation': u'auxpass'}, {u'Gov_Index': u'5', u'Dep': u'surprised', u'Gov': u'King', u'Dep_Index': u'15', u'Relation': u'rcmod'}, {u'Gov_Index': u'9', u'Dep': u'surprised', u'Gov': u'being', u'Dep_Index': u'15', u'Relation': u'conj_and'}, {u'Gov_Index': u'17', u'Dep': u'to', u'Gov': u'get', u'Dep_Index': u'16', u'Relation': u'aux'}, {u'Gov_Index': u'15', u'Dep': u'get', u'Gov': u'surprised', u'Dep_Index': u'17', u'Relation': u'xcomp'}, {u'Gov_Index': u'17', u'Dep': u'them', u'Gov': u'get', u'Dep_Index': u'18', u'Relation': u'dobj'}]</text:p>
          </table:table-cell>
          <table:table-cell office:value-type="float" office:value="0">
            <text:p>0</text:p>
          </table:table-cell>
          <table:table-cell office:value-type="float" office:value="0.0912870929175277">
            <text:p>0.0912870929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7106066">
            <text:p>0.47106066</text:p>
          </table:table-cell>
          <table:table-cell office:value-type="string">
            <text:p>in opening this opportunity for gay marriage, the definition of marriage will change</text:p>
          </table:table-cell>
          <table:table-cell office:value-type="string">
            <text:p>Five states have already legalized gay marriage</text:p>
          </table:table-cell>
          <table:table-cell office:value-type="float" office:value="39">
            <text:p>39</text:p>
          </table:table-cell>
          <table:table-cell office:value-type="string">
            <text:p>[{u'Gov_Index': u'2', u'Dep': u'Five', u'Gov': u'states', u'Dep_Index': u'1', u'Relation': u'num'}, {u'Gov_Index': u'5', u'Dep': u'states', u'Gov': u'legalized', u'Dep_Index': u'2', u'Relation': u'nsubj'}, {u'Gov_Index': u'5', u'Dep': u'have', u'Gov': u'legalized', u'Dep_Index': u'3', u'Relation': u'aux'}, {u'Gov_Index': u'5', u'Dep': u'already', u'Gov': u'legalized', u'Dep_Index': u'4', u'Relation': u'advmod'}, {u'Gov_Index': u'7', u'Dep': u'gay', u'Gov': u'marriage', u'Dep_Index': u'6', u'Relation': u'amod'}, {u'Gov_Index': u'5', u'Dep': u'marriage', u'Gov': u'legalized', u'Dep_Index': u'7', u'Relation': u'dobj'}]</text:p>
          </table:table-cell>
          <table:table-cell office:value-type="float" office:value="0.11322770341446">
            <text:p>0.1132277034</text:p>
          </table:table-cell>
          <table:table-cell office:value-type="float" office:value="0.387298334620742">
            <text:p>0.3872983346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4274867423046">
            <text:p>0.0364274867</text:p>
          </table:table-cell>
          <table:table-cell office:value-type="float" office:value="0.474132594152845">
            <text:p>0.4741325942</text:p>
          </table:table-cell>
          <table:table-cell office:value-type="float" office:value="0.123632682276913">
            <text:p>0.1236326823</text:p>
          </table:table-cell>
          <table:table-cell office:value-type="float" office:value="0.026492717630767">
            <text:p>0.0264927176</text:p>
          </table:table-cell>
          <table:table-cell office:value-type="float" office:value="0.243343684372715">
            <text:p>0.2433436844</text:p>
          </table:table-cell>
          <table:table-cell office:value-type="float" office:value="0.0463622558538422">
            <text:p>0.04636225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922864">
            <text:p>0.3922864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allowing gays to marry will open up the door to legalize other types of marriage such as polygamy</text:p>
          </table:table-cell>
          <table:table-cell office:value-type="float" office:value="52">
            <text:p>52</text:p>
          </table:table-cell>
          <table:table-cell office:value-type="string">
            <text:p>[{u'Gov_Index': u'1', u'Dep': u'gays', u'Gov': u'allowing', u'Dep_Index': u'2', u'Relation': u'dobj'}, {u'Gov_Index': u'4', u'Dep': u'to', u'Gov': u'marry', u'Dep_Index': u'3', u'Relation': u'aux'}, {u'Gov_Index': u'1', u'Dep': u'marry', u'Gov': u'allowing', u'Dep_Index': u'4', u'Relation': u'xcomp'}, {u'Gov_Index': u'6', u'Dep': u'will', u'Gov': u'open', u'Dep_Index': u'5', u'Relation': u'aux'}, {u'Gov_Index': u'1', u'Dep': u'open', u'Gov': u'allowing', u'Dep_Index': u'6', u'Relation': u'dep'}, {u'Gov_Index': u'6', u'Dep': u'up', u'Gov': u'open', u'Dep_Index': u'7', u'Relation': u'prt'}, {u'Gov_Index': u'9', u'Dep': u'the', u'Gov': u'door', u'Dep_Index': u'8', u'Relation': u'det'}, {u'Gov_Index': u'1', u'Dep': u'door', u'Gov': u'allowing', u'Dep_Index': u'9', u'Relation': u'nsubj'}, {u'Gov_Index': u'11', u'Dep': u'to', u'Gov': u'legalize', u'Dep_Index': u'10', u'Relation': u'aux'}, {u'Gov_Index': u'9', u'Dep': u'legalize', u'Gov': u'door', u'Dep_Index': u'11', u'Relation': u'vmod'}, {u'Gov_Index': u'13', u'Dep': u'other', u'Gov': u'types', u'Dep_Index': u'12', u'Relation': u'amod'}, {u'Gov_Index': u'11', u'Dep': u'types', u'Gov': u'legalize', u'Dep_Index': u'13', u'Relation': u'dobj'}, {u'Gov_Index': u'13', u'Dep': u'marriage', u'Gov': u'types', u'Dep_Index': u'15', u'Relation': u'prep_of'}, {u'Gov_Index': u'15', u'Dep': u'polygamy', u'Gov': u'marriage', u'Dep_Index': u'18', u'Relation': u'prep_such_as'}]</text:p>
          </table:table-cell>
          <table:table-cell office:value-type="float" office:value="0.0731272424127131">
            <text:p>0.0731272424</text:p>
          </table:table-cell>
          <table:table-cell office:value-type="float" office:value="0.136082763487954">
            <text:p>0.136082763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5445753">
            <text:p>0.25445753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Legally, it is complicated to legalize gay marriage in all states</text:p>
          </table:table-cell>
          <table:table-cell office:value-type="float" office:value="39">
            <text:p>39</text:p>
          </table:table-cell>
          <table:table-cell office:value-type="string">
            <text:p>[{u'Gov_Index': u'5', u'Dep': u'Legally', u'Gov': u'complicated', u'Dep_Index': u'1', u'Relation': u'advmod'}, {u'Gov_Index': u'5', u'Dep': u'it', u'Gov': u'complicated', u'Dep_Index': u'3', u'Relation': u'nsubjpass'}, {u'Gov_Index': u'5', u'Dep': u'is', u'Gov': u'complicated', u'Dep_Index': u'4', u'Relation': u'auxpass'}, {u'Gov_Index': u'7', u'Dep': u'to', u'Gov': u'legalize', u'Dep_Index': u'6', u'Relation': u'aux'}, {u'Gov_Index': u'5', u'Dep': u'legalize', u'Gov': u'complicated', u'Dep_Index': u'7', u'Relation': u'xcomp'}, {u'Gov_Index': u'9', u'Dep': u'gay', u'Gov': u'marriage', u'Dep_Index': u'8', u'Relation': u'amod'}, {u'Gov_Index': u'7', u'Dep': u'marriage', u'Gov': u'legalize', u'Dep_Index': u'9', u'Relation': u'dobj'}, {u'Gov_Index': u'12', u'Dep': u'all', u'Gov': u'states', u'Dep_Index': u'11', u'Relation': u'det'}, {u'Gov_Index': u'7', u'Dep': u'states', u'Gov': u'legalize', u'Dep_Index': u'12', u'Relation': u'prep_in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3727538">
            <text:p>0.13727538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in the next 20 years the wave of gay marriage legalization will be over</text:p>
          </table:table-cell>
          <table:table-cell office:value-type="float" office:value="41">
            <text:p>41</text:p>
          </table:table-cell>
          <table:table-cell office:value-type="string">
            <text:p>[{u'Gov_Index': u'5', u'Dep': u'the', u'Gov': u'years', u'Dep_Index': u'2', u'Relation': u'det'}, {u'Gov_Index': u'5', u'Dep': u'next', u'Gov': u'years', u'Dep_Index': u'3', u'Relation': u'amod'}, {u'Gov_Index': u'5', u'Dep': u'20', u'Gov': u'years', u'Dep_Index': u'4', u'Relation': u'num'}, {u'Gov_Index': u'1', u'Dep': u'years', u'Gov': u'in', u'Dep_Index': u'5', u'Relation': u'pobj'}, {u'Gov_Index': u'7', u'Dep': u'the', u'Gov': u'wave', u'Dep_Index': u'6', u'Relation': u'det'}, {u'Gov_Index': u'14', u'Dep': u'wave', u'Gov': u'over', u'Dep_Index': u'7', u'Relation': u'nsubj'}, {u'Gov_Index': u'11', u'Dep': u'gay', u'Gov': u'legalization', u'Dep_Index': u'9', u'Relation': u'amod'}, {u'Gov_Index': u'11', u'Dep': u'marriage', u'Gov': u'legalization', u'Dep_Index': u'10', u'Relation': u'nn'}, {u'Gov_Index': u'7', u'Dep': u'legalization', u'Gov': u'wave', u'Dep_Index': u'11', u'Relation': u'prep_of'}, {u'Gov_Index': u'14', u'Dep': u'will', u'Gov': u'over', u'Dep_Index': u'12', u'Relation': u'aux'}, {u'Gov_Index': u'14', u'Dep': u'be', u'Gov': u'over', u'Dep_Index': u'13', u'Relation': u'cop'}, {u'Gov_Index': u'5', u'Dep': u'over', u'Gov': u'years', u'Dep_Index': u'14', u'Relation': u'rcmod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0400037">
            <text:p>0.40400037</text:p>
          </table:table-cell>
          <table:table-cell office:value-type="string">
            <text:p>most Christians are trying to ban homosexual unions</text:p>
          </table:table-cell>
          <table:table-cell office:value-type="string">
            <text:p>Evangelical Christians in Spain are not actively opposed to civil unions</text:p>
          </table:table-cell>
          <table:table-cell office:value-type="float" office:value="36">
            <text:p>36</text:p>
          </table:table-cell>
          <table:table-cell office:value-type="string">
            <text:p>[{u'Gov_Index': u'2', u'Dep': u'Evangelical', u'Gov': u'Christians', u'Dep_Index': u'1', u'Relation': u'amod'}, {u'Gov_Index': u'8', u'Dep': u'Christians', u'Gov': u'opposed', u'Dep_Index': u'2', u'Relation': u'nsubjpass'}, {u'Gov_Index': u'2', u'Dep': u'Spain', u'Gov': u'Christians', u'Dep_Index': u'4', u'Relation': u'prep_in'}, {u'Gov_Index': u'8', u'Dep': u'are', u'Gov': u'opposed', u'Dep_Index': u'5', u'Relation': u'auxpass'}, {u'Gov_Index': u'8', u'Dep': u'not', u'Gov': u'opposed', u'Dep_Index': u'6', u'Relation': u'neg'}, {u'Gov_Index': u'8', u'Dep': u'actively', u'Gov': u'opposed', u'Dep_Index': u'7', u'Relation': u'advmod'}, {u'Gov_Index': u'11', u'Dep': u'civil', u'Gov': u'unions', u'Dep_Index': u'10', u'Relation': u'amod'}, {u'Gov_Index': u'8', u'Dep': u'unions', u'Gov': u'opposed', u'Dep_Index': u'11', u'Relation': u'prep_to'}]</text:p>
          </table:table-cell>
          <table:table-cell office:value-type="float" office:value="0">
            <text:p>0</text:p>
          </table:table-cell>
          <table:table-cell office:value-type="float" office:value="0.338061701891407">
            <text:p>0.3380617019</text:p>
          </table:table-cell>
          <table:table-cell table:number-columns-repeated="3" office:value-type="float" office:value="0">
            <text:p>0</text:p>
          </table:table-cell>
          <table:table-cell office:value-type="float" office:value="0.184030196691192">
            <text:p>0.1840301967</text:p>
          </table:table-cell>
          <table:table-cell office:value-type="float" office:value="0.831914732135733">
            <text:p>0.8319147321</text:p>
          </table:table-cell>
          <table:table-cell office:value-type="float" office:value="0.218777156905612">
            <text:p>0.21877715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805952">
            <text:p>0.4805952</text:p>
          </table:table-cell>
          <table:table-cell office:value-type="string">
            <text:p>evangelical Christians are rarely united for anything</text:p>
          </table:table-cell>
          <table:table-cell office:value-type="string">
            <text:p>Evangelical Christians in Spain are not actively opposed to civil unions</text:p>
          </table:table-cell>
          <table:table-cell office:value-type="float" office:value="29">
            <text:p>29</text:p>
          </table:table-cell>
          <table:table-cell office:value-type="string">
            <text:p>[{u'Gov_Index': u'2', u'Dep': u'Evangelical', u'Gov': u'Christians', u'Dep_Index': u'1', u'Relation': u'amod'}, {u'Gov_Index': u'8', u'Dep': u'Christians', u'Gov': u'opposed', u'Dep_Index': u'2', u'Relation': u'nsubjpass'}, {u'Gov_Index': u'2', u'Dep': u'Spain', u'Gov': u'Christians', u'Dep_Index': u'4', u'Relation': u'prep_in'}, {u'Gov_Index': u'8', u'Dep': u'are', u'Gov': u'opposed', u'Dep_Index': u'5', u'Relation': u'auxpass'}, {u'Gov_Index': u'8', u'Dep': u'not', u'Gov': u'opposed', u'Dep_Index': u'6', u'Relation': u'neg'}, {u'Gov_Index': u'8', u'Dep': u'actively', u'Gov': u'opposed', u'Dep_Index': u'7', u'Relation': u'advmod'}, {u'Gov_Index': u'11', u'Dep': u'civil', u'Gov': u'unions', u'Dep_Index': u'10', u'Relation': u'amod'}, {u'Gov_Index': u'8', u'Dep': u'unions', u'Gov': u'opposed', u'Dep_Index': u'11', u'Relation': u'prep_to'}]</text:p>
          </table:table-cell>
          <table:table-cell office:value-type="float" office:value="0.129099444873581">
            <text:p>0.1290994449</text:p>
          </table:table-cell>
          <table:table-cell office:value-type="float" office:value="0.338061701891407">
            <text:p>0.3380617019</text:p>
          </table:table-cell>
          <table:table-cell table:number-columns-repeated="3" office:value-type="float" office:value="0">
            <text:p>0</text:p>
          </table:table-cell>
          <table:table-cell office:value-type="float" office:value="0.17376534287144">
            <text:p>0.1737653429</text:p>
          </table:table-cell>
          <table:table-cell office:value-type="float" office:value="0.63208640626926">
            <text:p>0.6320864063</text:p>
          </table:table-cell>
          <table:table-cell office:value-type="float" office:value="0.17376534287144">
            <text:p>0.17376534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2650298">
            <text:p>0.32650298</text:p>
          </table:table-cell>
          <table:table-cell office:value-type="string">
            <text:p>it was once moral to have racial and gender inequality based on prejudice</text:p>
          </table:table-cell>
          <table:table-cell office:value-type="string">
            <text:p>when people claim religion in doing prejudice they are actually abandoning their morals</text:p>
          </table:table-cell>
          <table:table-cell office:value-type="float" office:value="48">
            <text:p>48</text:p>
          </table:table-cell>
          <table:table-cell office:value-type="string">
            <text:p>[{u'Gov_Index': u'3', u'Dep': u'when', u'Gov': u'claim', u'Dep_Index': u'1', u'Relation': u'advmod'}, {u'Gov_Index': u'3', u'Dep': u'people', u'Gov': u'claim', u'Dep_Index': u'2', u'Relation': u'nsubj'}, {u'Gov_Index': u'3', u'Dep': u'religion', u'Gov': u'claim', u'Dep_Index': u'4', u'Relation': u'dobj'}, {u'Gov_Index': u'3', u'Dep': u'doing', u'Gov': u'claim', u'Dep_Index': u'6', u'Relation': u'prepc_in'}, {u'Gov_Index': u'6', u'Dep': u'prejudice', u'Gov': u'doing', u'Dep_Index': u'7', u'Relation': u'dobj'}, {u'Gov_Index': u'11', u'Dep': u'they', u'Gov': u'abandoning', u'Dep_Index': u'8', u'Relation': u'nsubj'}, {u'Gov_Index': u'11', u'Dep': u'are', u'Gov': u'abandoning', u'Dep_Index': u'9', u'Relation': u'aux'}, {u'Gov_Index': u'11', u'Dep': u'actually', u'Gov': u'abandoning', u'Dep_Index': u'10', u'Relation': u'advmod'}, {u'Gov_Index': u'7', u'Dep': u'abandoning', u'Gov': u'prejudice', u'Dep_Index': u'11', u'Relation': u'rcmod'}, {u'Gov_Index': u'13', u'Dep': u'their', u'Gov': u'morals', u'Dep_Index': u'12', u'Relation': u'poss'}, {u'Gov_Index': u'11', u'Dep': u'morals', u'Gov': u'abandoning', u'Dep_Index': u'13', u'Relation': u'dobj'}]</text:p>
          </table:table-cell>
          <table:table-cell office:value-type="float" office:value="0">
            <text:p>0</text:p>
          </table:table-cell>
          <table:table-cell office:value-type="float" office:value="0.308606699924184">
            <text:p>0.3086066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281238303303294">
            <text:p>0.2812383033</text:p>
          </table:table-cell>
          <table:table-cell office:value-type="float" office:value="2.15902163351539">
            <text:p>2.1590216335</text:p>
          </table:table-cell>
          <table:table-cell office:value-type="float" office:value="0.579103380956659">
            <text:p>0.5791033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5949155">
            <text:p>0.45949155</text:p>
          </table:table-cell>
          <table:table-cell office:value-type="string">
            <text:p>key statement in the same-sex marriage legislation</text:p>
          </table:table-cell>
          <table:table-cell office:value-type="string">
            <text:p>Same-sex marriage has never been commonplace or accepted.</text:p>
          </table:table-cell>
          <table:table-cell office:value-type="float" office:value="42">
            <text:p>42</text:p>
          </table:table-cell>
          <table:table-cell office:value-type="string">
            <text:p>[{u'Gov_Index': u'2', u'Dep': u'Same-sex', u'Gov': u'marriage', u'Dep_Index': u'1', u'Relation': u'amod'}, {u'Gov_Index': u'6', u'Dep': u'marriage', u'Gov': u'commonplace', u'Dep_Index': u'2', u'Relation': u'nsubj'}, {u'Gov_Index': u'8', u'Dep': u'marriage', u'Gov': u'accepted', u'Dep_Index': u'2', u'Relation': u'nsubj'}, {u'Gov_Index': u'6', u'Dep': u'has', u'Gov': u'commonplace', u'Dep_Index': u'3', u'Relation': u'aux'}, {u'Gov_Index': u'6', u'Dep': u'never', u'Gov': u'commonplace', u'Dep_Index': u'4', u'Relation': u'neg'}, {u'Gov_Index': u'6', u'Dep': u'been', u'Gov': u'commonplace', u'Dep_Index': u'5', u'Relation': u'cop'}, {u'Gov_Index': u'6', u'Dep': u'accepted', u'Gov': u'commonplace', u'Dep_Index': u'8', u'Relation': u'conj_or'}]</text:p>
          </table:table-cell>
          <table:table-cell office:value-type="float" office:value="0.144337567297406">
            <text:p>0.1443375673</text:p>
          </table:table-cell>
          <table:table-cell office:value-type="float" office:value="0.365148371670111">
            <text:p>0.365148371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943868">
            <text:p>0.15943868</text:p>
          </table:table-cell>
          <table:table-cell office:value-type="string">
            <text:p>equal opportunity for people regardless of sexual behavior, but not the redefinition of marriage</text:p>
          </table:table-cell>
          <table:table-cell office:value-type="string">
            <text:p>Equal rights by the Massachusetts legislature is seen as a step against bigotry and the world becoming less anti-gay.</text:p>
          </table:table-cell>
          <table:table-cell office:value-type="float" office:value="63">
            <text:p>63</text:p>
          </table:table-cell>
          <table:table-cell office:value-type="string">
            <text:p>[{u'Gov_Index': u'2', u'Dep': u'Equal', u'Gov': u'rights', u'Dep_Index': u'1', u'Relation': u'nn'}, {u'Gov_Index': u'8', u'Dep': u'rights', u'Gov': u'seen', u'Dep_Index': u'2', u'Relation': u'nsubjpass'}, {u'Gov_Index': u'6', u'Dep': u'the', u'Gov': u'legislature', u'Dep_Index': u'4', u'Relation': u'det'}, {u'Gov_Index': u'6', u'Dep': u'Massachusetts', u'Gov': u'legislature', u'Dep_Index': u'5', u'Relation': u'nn'}, {u'Gov_Index': u'2', u'Dep': u'legislature', u'Gov': u'rights', u'Dep_Index': u'6', u'Relation': u'prep_by'}, {u'Gov_Index': u'8', u'Dep': u'is', u'Gov': u'seen', u'Dep_Index': u'7', u'Relation': u'auxpass'}, {u'Gov_Index': u'11', u'Dep': u'a', u'Gov': u'step', u'Dep_Index': u'10', u'Relation': u'det'}, {u'Gov_Index': u'8', u'Dep': u'step', u'Gov': u'seen', u'Dep_Index': u'11', u'Relation': u'prep_as'}, {u'Gov_Index': u'11', u'Dep': u'bigotry', u'Gov': u'step', u'Dep_Index': u'13', u'Relation': u'prep_against'}, {u'Gov_Index': u'16', u'Dep': u'the', u'Gov': u'world', u'Dep_Index': u'15', u'Relation': u'det'}, {u'Gov_Index': u'8', u'Dep': u'world', u'Gov': u'seen', u'Dep_Index': u'16', u'Relation': u'prep_as'}, {u'Gov_Index': u'11', u'Dep': u'world', u'Gov': u'step', u'Dep_Index': u'16', u'Relation': u'conj_and'}, {u'Gov_Index': u'16', u'Dep': u'becoming', u'Gov': u'world', u'Dep_Index': u'17', u'Relation': u'vmod'}, {u'Gov_Index': u'19', u'Dep': u'less', u'Gov': u'anti-gay', u'Dep_Index': u'18', u'Relation': u'advmod'}, {u'Gov_Index': u'17', u'Dep': u'anti-gay', u'Gov': u'becoming', u'Dep_Index': u'19', u'Relation': u'acomp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08489">
            <text:p>0.408489</text:p>
          </table:table-cell>
          <table:table-cell office:value-type="string">
            <text:p>homosexual partners would not be a burden on the mentioned systems</text:p>
          </table:table-cell>
          <table:table-cell office:value-type="string">
            <text:p>there should be a better system for marriage benefits.</text:p>
          </table:table-cell>
          <table:table-cell office:value-type="float" office:value="36">
            <text:p>36</text:p>
          </table:table-cell>
          <table:table-cell office:value-type="string">
            <text:p>[{u'Gov_Index': u'6', u'Dep': u'there', u'Gov': u'system', u'Dep_Index': u'1', u'Relation': u'nsubj'}, {u'Gov_Index': u'6', u'Dep': u'should', u'Gov': u'system', u'Dep_Index': u'2', u'Relation': u'aux'}, {u'Gov_Index': u'6', u'Dep': u'be', u'Gov': u'system', u'Dep_Index': u'3', u'Relation': u'cop'}, {u'Gov_Index': u'6', u'Dep': u'a', u'Gov': u'system', u'Dep_Index': u'4', u'Relation': u'det'}, {u'Gov_Index': u'6', u'Dep': u'better', u'Gov': u'system', u'Dep_Index': u'5', u'Relation': u'amod'}, {u'Gov_Index': u'9', u'Dep': u'marriage', u'Gov': u'benefits', u'Dep_Index': u'8', u'Relation': u'nn'}, {u'Gov_Index': u'6', u'Dep': u'benefits', u'Gov': u'system', u'Dep_Index': u'9', u'Relation': u'prep_for'}]</text:p>
          </table:table-cell>
          <table:table-cell office:value-type="float" office:value="0.105409255338946">
            <text:p>0.1054092553</text:p>
          </table:table-cell>
          <table:table-cell office:value-type="float" office:value="0.182574185835055">
            <text:p>0.1825741858</text:p>
          </table:table-cell>
          <table:table-cell table:number-columns-repeated="6" office:value-type="float" office:value="0">
            <text:p>0</text:p>
          </table:table-cell>
          <table:table-cell office:value-type="float" office:value="0.0231811279269211">
            <text:p>0.0231811279</text:p>
          </table:table-cell>
          <table:table-cell office:value-type="float" office:value="0.288956397756646">
            <text:p>0.2889563978</text:p>
          </table:table-cell>
          <table:table-cell office:value-type="float" office:value="0.0989061458215301">
            <text:p>0.09890614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7273905">
            <text:p>0.37273905</text:p>
          </table:table-cell>
          <table:table-cell office:value-type="string">
            <text:p>Broadened marriage could change the current traditional marriage laws</text:p>
          </table:table-cell>
          <table:table-cell office:value-type="string">
            <text:p>allowing gays to marry will open up the door to legalize other types of marriage such as polygamy</text:p>
          </table:table-cell>
          <table:table-cell office:value-type="float" office:value="47">
            <text:p>47</text:p>
          </table:table-cell>
          <table:table-cell office:value-type="string">
            <text:p>[{u'Gov_Index': u'1', u'Dep': u'gays', u'Gov': u'allowing', u'Dep_Index': u'2', u'Relation': u'dobj'}, {u'Gov_Index': u'4', u'Dep': u'to', u'Gov': u'marry', u'Dep_Index': u'3', u'Relation': u'aux'}, {u'Gov_Index': u'1', u'Dep': u'marry', u'Gov': u'allowing', u'Dep_Index': u'4', u'Relation': u'xcomp'}, {u'Gov_Index': u'6', u'Dep': u'will', u'Gov': u'open', u'Dep_Index': u'5', u'Relation': u'aux'}, {u'Gov_Index': u'1', u'Dep': u'open', u'Gov': u'allowing', u'Dep_Index': u'6', u'Relation': u'dep'}, {u'Gov_Index': u'6', u'Dep': u'up', u'Gov': u'open', u'Dep_Index': u'7', u'Relation': u'prt'}, {u'Gov_Index': u'9', u'Dep': u'the', u'Gov': u'door', u'Dep_Index': u'8', u'Relation': u'det'}, {u'Gov_Index': u'1', u'Dep': u'door', u'Gov': u'allowing', u'Dep_Index': u'9', u'Relation': u'nsubj'}, {u'Gov_Index': u'11', u'Dep': u'to', u'Gov': u'legalize', u'Dep_Index': u'10', u'Relation': u'aux'}, {u'Gov_Index': u'9', u'Dep': u'legalize', u'Gov': u'door', u'Dep_Index': u'11', u'Relation': u'vmod'}, {u'Gov_Index': u'13', u'Dep': u'other', u'Gov': u'types', u'Dep_Index': u'12', u'Relation': u'amod'}, {u'Gov_Index': u'11', u'Dep': u'types', u'Gov': u'legalize', u'Dep_Index': u'13', u'Relation': u'dobj'}, {u'Gov_Index': u'13', u'Dep': u'marriage', u'Gov': u'types', u'Dep_Index': u'15', u'Relation': u'prep_of'}, {u'Gov_Index': u'15', u'Dep': u'polygamy', u'Gov': u'marriage', u'Dep_Index': u'18', u'Relation': u'prep_such_as'}]</text:p>
          </table:table-cell>
          <table:table-cell office:value-type="float" office:value="0">
            <text:p>0</text:p>
          </table:table-cell>
          <table:table-cell office:value-type="float" office:value="0.210818510677892">
            <text:p>0.21081851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678178516597237">
            <text:p>0.0678178517</text:p>
          </table:table-cell>
          <table:table-cell office:value-type="float" office:value="0.940581871397956">
            <text:p>0.9405818714</text:p>
          </table:table-cell>
          <table:table-cell office:value-type="float" office:value="0.187207490808456">
            <text:p>0.1872074908</text:p>
          </table:table-cell>
          <table:table-cell office:value-type="float" office:value="0.0177301572966598">
            <text:p>0.0177301573</text:p>
          </table:table-cell>
          <table:table-cell office:value-type="float" office:value="0.16928484061109">
            <text:p>0.1692848406</text:p>
          </table:table-cell>
          <table:table-cell office:value-type="float" office:value="0.0319142831339876">
            <text:p>0.03191428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949157">
            <text:p>0.4949157</text:p>
          </table:table-cell>
          <table:table-cell office:value-type="string">
            <text:p>No reason for discrimination against homosexual marriage</text:p>
          </table:table-cell>
          <table:table-cell office:value-type="string">
            <text:p>definition of marriage should not be changed to include homosexual unions</text:p>
          </table:table-cell>
          <table:table-cell office:value-type="float" office:value="40">
            <text:p>40</text:p>
          </table:table-cell>
          <table:table-cell office:value-type="string">
            <text:p>[{u'Gov_Index': u'7', u'Dep': u'definition', u'Gov': u'changed', u'Dep_Index': u'1', u'Relation': u'nsubjpass'}, {u'Gov_Index': u'1', u'Dep': u'marriage', u'Gov': u'definition', u'Dep_Index': u'3', u'Relation': u'prep_of'}, {u'Gov_Index': u'7', u'Dep': u'should', u'Gov': u'changed', u'Dep_Index': u'4', u'Relation': u'aux'}, {u'Gov_Index': u'7', u'Dep': u'not', u'Gov': u'changed', u'Dep_Index': u'5', u'Relation': u'neg'}, {u'Gov_Index': u'7', u'Dep': u'be', u'Gov': u'changed', u'Dep_Index': u'6', u'Relation': u'auxpass'}, {u'Gov_Index': u'9', u'Dep': u'to', u'Gov': u'include', u'Dep_Index': u'8', u'Relation': u'aux'}, {u'Gov_Index': u'7', u'Dep': u'include', u'Gov': u'changed', u'Dep_Index': u'9', u'Relation': u'xcomp'}, {u'Gov_Index': u'11', u'Dep': u'homosexual', u'Gov': u'unions', u'Dep_Index': u'10', u'Relation': u'amod'}, {u'Gov_Index': u'9', u'Dep': u'unions', u'Gov': u'include', u'Dep_Index': u'11', u'Relation': u'dobj'}]</text:p>
          </table:table-cell>
          <table:table-cell office:value-type="float" office:value="0">
            <text:p>0</text:p>
          </table:table-cell>
          <table:table-cell office:value-type="float" office:value="0.408248290463863">
            <text:p>0.408248290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1053786">
            <text:p>0.51053786</text:p>
          </table:table-cell>
          <table:table-cell office:value-type="string">
            <text:p>No reason for discrimination against homosexual marriage</text:p>
          </table:table-cell>
          <table:table-cell office:value-type="string">
            <text:p>allowing gays to marry will open up the door to legalize other types of marriage such as polygamy</text:p>
          </table:table-cell>
          <table:table-cell office:value-type="float" office:value="51">
            <text:p>51</text:p>
          </table:table-cell>
          <table:table-cell office:value-type="string">
            <text:p>[{u'Gov_Index': u'1', u'Dep': u'gays', u'Gov': u'allowing', u'Dep_Index': u'2', u'Relation': u'dobj'}, {u'Gov_Index': u'4', u'Dep': u'to', u'Gov': u'marry', u'Dep_Index': u'3', u'Relation': u'aux'}, {u'Gov_Index': u'1', u'Dep': u'marry', u'Gov': u'allowing', u'Dep_Index': u'4', u'Relation': u'xcomp'}, {u'Gov_Index': u'6', u'Dep': u'will', u'Gov': u'open', u'Dep_Index': u'5', u'Relation': u'aux'}, {u'Gov_Index': u'1', u'Dep': u'open', u'Gov': u'allowing', u'Dep_Index': u'6', u'Relation': u'dep'}, {u'Gov_Index': u'6', u'Dep': u'up', u'Gov': u'open', u'Dep_Index': u'7', u'Relation': u'prt'}, {u'Gov_Index': u'9', u'Dep': u'the', u'Gov': u'door', u'Dep_Index': u'8', u'Relation': u'det'}, {u'Gov_Index': u'1', u'Dep': u'door', u'Gov': u'allowing', u'Dep_Index': u'9', u'Relation': u'nsubj'}, {u'Gov_Index': u'11', u'Dep': u'to', u'Gov': u'legalize', u'Dep_Index': u'10', u'Relation': u'aux'}, {u'Gov_Index': u'9', u'Dep': u'legalize', u'Gov': u'door', u'Dep_Index': u'11', u'Relation': u'vmod'}, {u'Gov_Index': u'13', u'Dep': u'other', u'Gov': u'types', u'Dep_Index': u'12', u'Relation': u'amod'}, {u'Gov_Index': u'11', u'Dep': u'types', u'Gov': u'legalize', u'Dep_Index': u'13', u'Relation': u'dobj'}, {u'Gov_Index': u'13', u'Dep': u'marriage', u'Gov': u'types', u'Dep_Index': u'15', u'Relation': u'prep_of'}, {u'Gov_Index': u'15', u'Dep': u'polygamy', u'Gov': u'marriage', u'Dep_Index': u'18', u'Relation': u'prep_such_as'}]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6666563">
            <text:p>0.46666563</text:p>
          </table:table-cell>
          <table:table-cell office:value-type="string">
            <text:p>No reason for discrimination against homosexual marriage</text:p>
          </table:table-cell>
          <table:table-cell office:value-type="string">
            <text:p>Legally, it is complicated to legalize gay marriage in all states</text:p>
          </table:table-cell>
          <table:table-cell office:value-type="float" office:value="31">
            <text:p>31</text:p>
          </table:table-cell>
          <table:table-cell office:value-type="string">
            <text:p>[{u'Gov_Index': u'5', u'Dep': u'Legally', u'Gov': u'complicated', u'Dep_Index': u'1', u'Relation': u'advmod'}, {u'Gov_Index': u'5', u'Dep': u'it', u'Gov': u'complicated', u'Dep_Index': u'3', u'Relation': u'nsubjpass'}, {u'Gov_Index': u'5', u'Dep': u'is', u'Gov': u'complicated', u'Dep_Index': u'4', u'Relation': u'auxpass'}, {u'Gov_Index': u'7', u'Dep': u'to', u'Gov': u'legalize', u'Dep_Index': u'6', u'Relation': u'aux'}, {u'Gov_Index': u'5', u'Dep': u'legalize', u'Gov': u'complicated', u'Dep_Index': u'7', u'Relation': u'xcomp'}, {u'Gov_Index': u'9', u'Dep': u'gay', u'Gov': u'marriage', u'Dep_Index': u'8', u'Relation': u'amod'}, {u'Gov_Index': u'7', u'Dep': u'marriage', u'Gov': u'legalize', u'Dep_Index': u'9', u'Relation': u'dobj'}, {u'Gov_Index': u'12', u'Dep': u'all', u'Gov': u'states', u'Dep_Index': u'11', u'Relation': u'det'}, {u'Gov_Index': u'7', u'Dep': u'states', u'Gov': u'legalize', u'Dep_Index': u'12', u'Relation': u'prep_in'}]</text:p>
          </table:table-cell>
          <table:table-cell office:value-type="float" office:value="0">
            <text:p>0</text:p>
          </table:table-cell>
          <table:table-cell office:value-type="float" office:value="0.188982236504614">
            <text:p>0.188982236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213614">
            <text:p>0.4213614</text:p>
          </table:table-cell>
          <table:table-cell office:value-type="string">
            <text:p>No reason for discrimination against homosexual marriage</text:p>
          </table:table-cell>
          <table:table-cell office:value-type="string">
            <text:p>in the next 20 years the wave of gay marriage legalization will be over</text:p>
          </table:table-cell>
          <table:table-cell office:value-type="float" office:value="37">
            <text:p>37</text:p>
          </table:table-cell>
          <table:table-cell office:value-type="string">
            <text:p>[{u'Gov_Index': u'5', u'Dep': u'the', u'Gov': u'years', u'Dep_Index': u'2', u'Relation': u'det'}, {u'Gov_Index': u'5', u'Dep': u'next', u'Gov': u'years', u'Dep_Index': u'3', u'Relation': u'amod'}, {u'Gov_Index': u'5', u'Dep': u'20', u'Gov': u'years', u'Dep_Index': u'4', u'Relation': u'num'}, {u'Gov_Index': u'1', u'Dep': u'years', u'Gov': u'in', u'Dep_Index': u'5', u'Relation': u'pobj'}, {u'Gov_Index': u'7', u'Dep': u'the', u'Gov': u'wave', u'Dep_Index': u'6', u'Relation': u'det'}, {u'Gov_Index': u'14', u'Dep': u'wave', u'Gov': u'over', u'Dep_Index': u'7', u'Relation': u'nsubj'}, {u'Gov_Index': u'11', u'Dep': u'gay', u'Gov': u'legalization', u'Dep_Index': u'9', u'Relation': u'amod'}, {u'Gov_Index': u'11', u'Dep': u'marriage', u'Gov': u'legalization', u'Dep_Index': u'10', u'Relation': u'nn'}, {u'Gov_Index': u'7', u'Dep': u'legalization', u'Gov': u'wave', u'Dep_Index': u'11', u'Relation': u'prep_of'}, {u'Gov_Index': u'14', u'Dep': u'will', u'Gov': u'over', u'Dep_Index': u'12', u'Relation': u'aux'}, {u'Gov_Index': u'14', u'Dep': u'be', u'Gov': u'over', u'Dep_Index': u'13', u'Relation': u'cop'}, {u'Gov_Index': u'5', u'Dep': u'over', u'Gov': u'years', u'Dep_Index': u'14', u'Relation': u'rcmod'}]</text:p>
          </table:table-cell>
          <table:table-cell office:value-type="float" office:value="0">
            <text:p>0</text:p>
          </table:table-cell>
          <table:table-cell office:value-type="float" office:value="0.188982236504614">
            <text:p>0.188982236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9170685">
            <text:p>0.49170685</text:p>
          </table:table-cell>
          <table:table-cell office:value-type="string">
            <text:p>No reason for discrimination against homosexual marriage</text:p>
          </table:table-cell>
          <table:table-cell office:value-type="string">
            <text:p>Five states have already legalized gay marriage</text:p>
          </table:table-cell>
          <table:table-cell office:value-type="float" office:value="27">
            <text:p>27</text:p>
          </table:table-cell>
          <table:table-cell office:value-type="string">
            <text:p>[{u'Gov_Index': u'2', u'Dep': u'Five', u'Gov': u'states', u'Dep_Index': u'1', u'Relation': u'num'}, {u'Gov_Index': u'5', u'Dep': u'states', u'Gov': u'legalized', u'Dep_Index': u'2', u'Relation': u'nsubj'}, {u'Gov_Index': u'5', u'Dep': u'have', u'Gov': u'legalized', u'Dep_Index': u'3', u'Relation': u'aux'}, {u'Gov_Index': u'5', u'Dep': u'already', u'Gov': u'legalized', u'Dep_Index': u'4', u'Relation': u'advmod'}, {u'Gov_Index': u'7', u'Dep': u'gay', u'Gov': u'marriage', u'Dep_Index': u'6', u'Relation': u'amod'}, {u'Gov_Index': u'5', u'Dep': u'marriage', u'Gov': u'legalized', u'Dep_Index': u'7', u'Relation': u'dobj'}]</text:p>
          </table:table-cell>
          <table:table-cell office:value-type="float" office:value="0">
            <text:p>0</text:p>
          </table:table-cell>
          <table:table-cell office:value-type="float" office:value="0.204124145231932">
            <text:p>0.204124145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2611858">
            <text:p>0.42611858</text:p>
          </table:table-cell>
          <table:table-cell office:value-type="string">
            <text:p>No reason for discrimination against homosexual marriage</text:p>
          </table:table-cell>
          <table:table-cell office:value-type="string">
            <text:p>people in support of marriage equality is growing</text:p>
          </table:table-cell>
          <table:table-cell office:value-type="float" office:value="35">
            <text:p>35</text:p>
          </table:table-cell>
          <table:table-cell office:value-type="string">
            <text:p>[{u'Gov_Index': u'8', u'Dep': u'people', u'Gov': u'growing', u'Dep_Index': u'1', u'Relation': u'nsubj'}, {u'Gov_Index': u'1', u'Dep': u'support', u'Gov': u'people', u'Dep_Index': u'3', u'Relation': u'prep_in'}, {u'Gov_Index': u'6', u'Dep': u'marriage', u'Gov': u'equality', u'Dep_Index': u'5', u'Relation': u'nn'}, {u'Gov_Index': u'3', u'Dep': u'equality', u'Gov': u'support', u'Dep_Index': u'6', u'Relation': u'prep_of'}, {u'Gov_Index': u'8', u'Dep': u'is', u'Gov': u'growing', u'Dep_Index': u'7', u'Relation': u'cop'}]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9736097">
            <text:p>0.59736097</text:p>
          </table:table-cell>
          <table:table-cell office:value-type="string">
            <text:p>Discussion on the civil benefits of marriage and the rights of marriage.</text:p>
          </table:table-cell>
          <table:table-cell office:value-type="string">
            <text:p>benefits of marriage can be gained by homosexuals without redefining marriage.</text:p>
          </table:table-cell>
          <table:table-cell office:value-type="float" office:value="35">
            <text:p>35</text:p>
          </table:table-cell>
          <table:table-cell office:value-type="string">
            <text:p>[{u'Gov_Index': u'6', u'Dep': u'benefits', u'Gov': u'gained', u'Dep_Index': u'1', u'Relation': u'nsubjpass'}, {u'Gov_Index': u'1', u'Dep': u'marriage', u'Gov': u'benefits', u'Dep_Index': u'3', u'Relation': u'prep_of'}, {u'Gov_Index': u'6', u'Dep': u'can', u'Gov': u'gained', u'Dep_Index': u'4', u'Relation': u'aux'}, {u'Gov_Index': u'6', u'Dep': u'be', u'Gov': u'gained', u'Dep_Index': u'5', u'Relation': u'auxpass'}, {u'Gov_Index': u'6', u'Dep': u'homosexuals', u'Gov': u'gained', u'Dep_Index': u'8', u'Relation': u'agent'}, {u'Gov_Index': u'6', u'Dep': u'redefining', u'Gov': u'gained', u'Dep_Index': u'10', u'Relation': u'prepc_without'}, {u'Gov_Index': u'10', u'Dep': u'marriage', u'Gov': u'redefining', u'Dep_Index': u'11', u'Relation': u'dobj'}]</text:p>
          </table:table-cell>
          <table:table-cell office:value-type="float" office:value="0.322329185610152">
            <text:p>0.3223291856</text:p>
          </table:table-cell>
          <table:table-cell office:value-type="float" office:value="0.632455532033676">
            <text:p>0.63245553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591166">
            <text:p>0.3591166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Majority of people do not want to grant same-sex couples the same rights and benefits as heterosexual couples.</text:p>
          </table:table-cell>
          <table:table-cell office:value-type="float" office:value="57">
            <text:p>57</text:p>
          </table:table-cell>
          <table:table-cell office:value-type="string">
            <text:p>[{u'Gov_Index': u'6', u'Dep': u'Majority', u'Gov': u'want', u'Dep_Index': u'1', u'Relation': u'nsubj'}, {u'Gov_Index': u'1', u'Dep': u'people', u'Gov': u'Majority', u'Dep_Index': u'3', u'Relation': u'prep_of'}, {u'Gov_Index': u'6', u'Dep': u'do', u'Gov': u'want', u'Dep_Index': u'4', u'Relation': u'aux'}, {u'Gov_Index': u'6', u'Dep': u'not', u'Gov': u'want', u'Dep_Index': u'5', u'Relation': u'neg'}, {u'Gov_Index': u'8', u'Dep': u'to', u'Gov': u'grant', u'Dep_Index': u'7', u'Relation': u'aux'}, {u'Gov_Index': u'6', u'Dep': u'grant', u'Gov': u'want', u'Dep_Index': u'8', u'Relation': u'xcomp'}, {u'Gov_Index': u'10', u'Dep': u'same-sex', u'Gov': u'couples', u'Dep_Index': u'9', u'Relation': u'amod'}, {u'Gov_Index': u'8', u'Dep': u'couples', u'Gov': u'grant', u'Dep_Index': u'10', u'Relation': u'iobj'}, {u'Gov_Index': u'13', u'Dep': u'the', u'Gov': u'rights', u'Dep_Index': u'11', u'Relation': u'det'}, {u'Gov_Index': u'13', u'Dep': u'same', u'Gov': u'rights', u'Dep_Index': u'12', u'Relation': u'amod'}, {u'Gov_Index': u'8', u'Dep': u'rights', u'Gov': u'grant', u'Dep_Index': u'13', u'Relation': u'dobj'}, {u'Gov_Index': u'8', u'Dep': u'benefits', u'Gov': u'grant', u'Dep_Index': u'15', u'Relation': u'dobj'}, {u'Gov_Index': u'13', u'Dep': u'benefits', u'Gov': u'rights', u'Dep_Index': u'15', u'Relation': u'conj_and'}, {u'Gov_Index': u'18', u'Dep': u'heterosexual', u'Gov': u'couples', u'Dep_Index': u'17', u'Relation': u'amod'}, {u'Gov_Index': u'13', u'Dep': u'couples', u'Gov': u'rights', u'Dep_Index': u'18', u'Relation': u'prep_as'}]</text:p>
          </table:table-cell>
          <table:table-cell office:value-type="float" office:value="0">
            <text:p>0</text:p>
          </table:table-cell>
          <table:table-cell office:value-type="float" office:value="0.104828483672192">
            <text:p>0.1048284837</text:p>
          </table:table-cell>
          <table:table-cell table:number-columns-repeated="3" office:value-type="float" office:value="0">
            <text:p>0</text:p>
          </table:table-cell>
          <table:table-cell office:value-type="float" office:value="0.0921157630214979">
            <text:p>0.092115763</text:p>
          </table:table-cell>
          <table:table-cell office:value-type="float" office:value="1.2824477572559">
            <text:p>1.2824477573</text:p>
          </table:table-cell>
          <table:table-cell office:value-type="float" office:value="0.268639085749342">
            <text:p>0.26863908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963372">
            <text:p>0.4963372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heterosexual nature of the relationship that is important, not how the children are conceived within the relationship</text:p>
          </table:table-cell>
          <table:table-cell office:value-type="float" office:value="61">
            <text:p>61</text:p>
          </table:table-cell>
          <table:table-cell office:value-type="string">
            <text:p>[{u'Gov_Index': u'2', u'Dep': u'heterosexual', u'Gov': u'nature', u'Dep_Index': u'1', u'Relation': u'amod'}, {u'Gov_Index': u'5', u'Dep': u'the', u'Gov': u'relationship', u'Dep_Index': u'4', u'Relation': u'det'}, {u'Gov_Index': u'2', u'Dep': u'relationship', u'Gov': u'nature', u'Dep_Index': u'5', u'Relation': u'prep_of'}, {u'Gov_Index': u'8', u'Dep': u'that', u'Gov': u'important', u'Dep_Index': u'6', u'Relation': u'nsubj'}, {u'Gov_Index': u'8', u'Dep': u'is', u'Gov': u'important', u'Dep_Index': u'7', u'Relation': u'cop'}, {u'Gov_Index': u'5', u'Dep': u'important', u'Gov': u'relationship', u'Dep_Index': u'8', u'Relation': u'rcmod'}, {u'Gov_Index': u'11', u'Dep': u'not', u'Gov': u'how', u'Dep_Index': u'10', u'Relation': u'dep'}, {u'Gov_Index': u'15', u'Dep': u'how', u'Gov': u'conceived', u'Dep_Index': u'11', u'Relation': u'advmod'}, {u'Gov_Index': u'13', u'Dep': u'the', u'Gov': u'children', u'Dep_Index': u'12', u'Relation': u'det'}, {u'Gov_Index': u'15', u'Dep': u'children', u'Gov': u'conceived', u'Dep_Index': u'13', u'Relation': u'nsubjpass'}, {u'Gov_Index': u'15', u'Dep': u'are', u'Gov': u'conceived', u'Dep_Index': u'14', u'Relation': u'auxpass'}, {u'Gov_Index': u'8', u'Dep': u'conceived', u'Gov': u'important', u'Dep_Index': u'15', u'Relation': u'ccomp'}, {u'Gov_Index': u'18', u'Dep': u'the', u'Gov': u'relationship', u'Dep_Index': u'17', u'Relation': u'det'}, {u'Gov_Index': u'15', u'Dep': u'relationship', u'Gov': u'conceived', u'Dep_Index': u'18', u'Relation': u'prep_within'}]</text:p>
          </table:table-cell>
          <table:table-cell office:value-type="float" office:value="0">
            <text:p>0</text:p>
          </table:table-cell>
          <table:table-cell office:value-type="float" office:value="0.201007563051842">
            <text:p>0.2010075631</text:p>
          </table:table-cell>
          <table:table-cell table:number-columns-repeated="3" office:value-type="float" office:value="0">
            <text:p>0</text:p>
          </table:table-cell>
          <table:table-cell office:value-type="float" office:value="0.162093074588298">
            <text:p>0.1620930746</text:p>
          </table:table-cell>
          <table:table-cell office:value-type="float" office:value="0.708959198912303">
            <text:p>0.7089591989</text:p>
          </table:table-cell>
          <table:table-cell office:value-type="float" office:value="0.172017140379418">
            <text:p>0.1720171404</text:p>
          </table:table-cell>
          <table:table-cell office:value-type="float" office:value="0.0501716659439969">
            <text:p>0.0501716659</text:p>
          </table:table-cell>
          <table:table-cell office:value-type="float" office:value="0">
            <text:p>0</text:p>
          </table:table-cell>
          <table:table-cell office:value-type="float" office:value="0.0833621526454102">
            <text:p>0.08336215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0710833">
            <text:p>0.50710833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we benefit from families with adopted children, step children, or families with no children at all</text:p>
          </table:table-cell>
          <table:table-cell office:value-type="float" office:value="43">
            <text:p>43</text:p>
          </table:table-cell>
          <table:table-cell office:value-type="string">
            <text:p>[{u'Gov_Index': u'2', u'Dep': u'we', u'Gov': u'benefit', u'Dep_Index': u'1', u'Relation': u'nsubj'}, {u'Gov_Index': u'2', u'Dep': u'families', u'Gov': u'benefit', u'Dep_Index': u'4', u'Relation': u'prep_from'}, {u'Gov_Index': u'7', u'Dep': u'adopted', u'Gov': u'children', u'Dep_Index': u'6', u'Relation': u'amod'}, {u'Gov_Index': u'4', u'Dep': u'children', u'Gov': u'families', u'Dep_Index': u'7', u'Relation': u'prep_with'}, {u'Gov_Index': u'10', u'Dep': u'step', u'Gov': u'children', u'Dep_Index': u'9', u'Relation': u'nn'}, {u'Gov_Index': u'4', u'Dep': u'children', u'Gov': u'families', u'Dep_Index': u'10', u'Relation': u'prep_with'}, {u'Gov_Index': u'7', u'Dep': u'children', u'Gov': u'children', u'Dep_Index': u'10', u'Relation': u'conj_or'}, {u'Gov_Index': u'4', u'Dep': u'families', u'Gov': u'families', u'Dep_Index': u'13', u'Relation': u'prep_with'}, {u'Gov_Index': u'7', u'Dep': u'families', u'Gov': u'children', u'Dep_Index': u'13', u'Relation': u'conj_or'}, {u'Gov_Index': u'16', u'Dep': u'no', u'Gov': u'children', u'Dep_Index': u'15', u'Relation': u'neg'}, {u'Gov_Index': u'13', u'Dep': u'children', u'Gov': u'families', u'Dep_Index': u'16', u'Relation': u'prep_with'}, {u'Gov_Index': u'2', u'Dep': u'at', u'Gov': u'benefit', u'Dep_Index': u'17', u'Relation': u'advmod'}, {u'Gov_Index': u'17', u'Dep': u'all', u'Gov': u'at', u'Dep_Index': u'18', u'Relation': u'pobj'}]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table:number-columns-repeated="6" office:value-type="float" office:value="0">
            <text:p>0</text:p>
          </table:table-cell>
          <table:table-cell office:value-type="float" office:value="0.0438035790294782">
            <text:p>0.043803579</text:p>
          </table:table-cell>
          <table:table-cell office:value-type="float" office:value="0.370425884476791">
            <text:p>0.3704258845</text:p>
          </table:table-cell>
          <table:table-cell office:value-type="float" office:value="0.0753236147332297">
            <text:p>0.07532361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671452">
            <text:p>0.6671452</text:p>
          </table:table-cell>
          <table:table-cell office:value-type="string">
            <text:p>debate of the cause of the spread of AIDS in the United States</text:p>
          </table:table-cell>
          <table:table-cell office:value-type="string">
            <text:p>No one argues the point that AIDs was spread in the United States by homosexuals.</text:p>
          </table:table-cell>
          <table:table-cell office:value-type="float" office:value="31">
            <text:p>31</text:p>
          </table:table-cell>
          <table:table-cell office:value-type="string">
            <text:p>[{u'Gov_Index': u'2', u'Dep': u'No', u'Gov': u'one', u'Dep_Index': u'1', u'Relation': u'neg'}, {u'Gov_Index': u'3', u'Dep': u'one', u'Gov': u'argues', u'Dep_Index': u'2', u'Relation': u'nsubj'}, {u'Gov_Index': u'5', u'Dep': u'the', u'Gov': u'point', u'Dep_Index': u'4', u'Relation': u'det'}, {u'Gov_Index': u'3', u'Dep': u'point', u'Gov': u'argues', u'Dep_Index': u'5', u'Relation': u'dobj'}, {u'Gov_Index': u'9', u'Dep': u'that', u'Gov': u'spread', u'Dep_Index': u'6', u'Relation': u'mark'}, {u'Gov_Index': u'9', u'Dep': u'AIDs', u'Gov': u'spread', u'Dep_Index': u'7', u'Relation': u'nsubjpass'}, {u'Gov_Index': u'9', u'Dep': u'was', u'Gov': u'spread', u'Dep_Index': u'8', u'Relation': u'auxpass'}, {u'Gov_Index': u'3', u'Dep': u'spread', u'Gov': u'argues', u'Dep_Index': u'9', u'Relation': u'ccomp'}, {u'Gov_Index': u'13', u'Dep': u'the', u'Gov': u'States', u'Dep_Index': u'11', u'Relation': u'det'}, {u'Gov_Index': u'13', u'Dep': u'United', u'Gov': u'States', u'Dep_Index': u'12', u'Relation': u'nn'}, {u'Gov_Index': u'9', u'Dep': u'States', u'Gov': u'spread', u'Dep_Index': u'13', u'Relation': u'prep_in'}, {u'Gov_Index': u'9', u'Dep': u'homosexuals', u'Gov': u'spread', u'Dep_Index': u'15', u'Relation': u'agent'}]</text:p>
          </table:table-cell>
          <table:table-cell office:value-type="float" office:value="0.207019667802706">
            <text:p>0.2070196678</text:p>
          </table:table-cell>
          <table:table-cell office:value-type="float" office:value="0.516397779494322">
            <text:p>0.516397779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3145615">
            <text:p>0.33145615</text:p>
          </table:table-cell>
          <table:table-cell office:value-type="string">
            <text:p>debate of the cause of the spread of AIDS in the United States</text:p>
          </table:table-cell>
          <table:table-cell office:value-type="string">
            <text:p>statement of gays spreading AIDs is bigotted.</text:p>
          </table:table-cell>
          <table:table-cell office:value-type="float" office:value="22">
            <text:p>22</text:p>
          </table:table-cell>
          <table:table-cell office:value-type="string">
            <text:p>[{u'Gov_Index': u'7', u'Dep': u'statement', u'Gov': u'bigotted', u'Dep_Index': u'1', u'Relation': u'nsubjpass'}, {u'Gov_Index': u'1', u'Dep': u'gays', u'Gov': u'statement', u'Dep_Index': u'3', u'Relation': u'prep_of'}, {u'Gov_Index': u'3', u'Dep': u'spreading', u'Gov': u'gays', u'Dep_Index': u'4', u'Relation': u'vmod'}, {u'Gov_Index': u'4', u'Dep': u'AIDs', u'Gov': u'spreading', u'Dep_Index': u'5', u'Relation': u'dobj'}, {u'Gov_Index': u'7', u'Dep': u'is', u'Gov': u'bigotted', u'Dep_Index': u'6', u'Relation': u'auxpass'}]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942205">
            <text:p>0.3942205</text:p>
          </table:table-cell>
          <table:table-cell office:value-type="string">
            <text:p>AIDs was initially spread in the United States primarily by homosexuals.</text:p>
          </table:table-cell>
          <table:table-cell office:value-type="string">
            <text:p>Early spread of AIDs was due to blood transfusions rather than sexual contact.</text:p>
          </table:table-cell>
          <table:table-cell office:value-type="float" office:value="49">
            <text:p>49</text:p>
          </table:table-cell>
          <table:table-cell office:value-type="string">
            <text:p>[{u'Gov_Index': u'2', u'Dep': u'Early', u'Gov': u'spread', u'Dep_Index': u'1', u'Relation': u'advmod'}, {u'Gov_Index': u'6', u'Dep': u'spread', u'Gov': u'due', u'Dep_Index': u'2', u'Relation': u'nsubj'}, {u'Gov_Index': u'2', u'Dep': u'AIDs', u'Gov': u'spread', u'Dep_Index': u'4', u'Relation': u'prep_of'}, {u'Gov_Index': u'6', u'Dep': u'was', u'Gov': u'due', u'Dep_Index': u'5', u'Relation': u'cop'}, {u'Gov_Index': u'9', u'Dep': u'blood', u'Gov': u'transfusions', u'Dep_Index': u'8', u'Relation': u'nn'}, {u'Gov_Index': u'6', u'Dep': u'transfusions', u'Gov': u'due', u'Dep_Index': u'9', u'Relation': u'prep_to'}, {u'Gov_Index': u'13', u'Dep': u'sexual', u'Gov': u'contact', u'Dep_Index': u'12', u'Relation': u'amod'}, {u'Gov_Index': u'6', u'Dep': u'contact', u'Gov': u'due', u'Dep_Index': u'13', u'Relation': u'prep_to'}, {u'Gov_Index': u'9', u'Dep': u'contact', u'Gov': u'transfusions', u'Dep_Index': u'13', u'Relation': u'conj_negcc'}]</text:p>
          </table:table-cell>
          <table:table-cell office:value-type="float" office:value="0.0836242010007091">
            <text:p>0.083624201</text:p>
          </table:table-cell>
          <table:table-cell office:value-type="float" office:value="0.335410196624969">
            <text:p>0.335410196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30468181998719">
            <text:p>0.0093046818</text:p>
          </table:table-cell>
          <table:table-cell office:value-type="float" office:value="0.127235362945788">
            <text:p>0.1272353629</text:p>
          </table:table-cell>
          <table:table-cell office:value-type="float" office:value="0.0175755101044203">
            <text:p>0.01757551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5641817">
            <text:p>0.25641817</text:p>
          </table:table-cell>
          <table:table-cell office:value-type="string">
            <text:p>no one knows how AIDS got to the US</text:p>
          </table:table-cell>
          <table:table-cell office:value-type="string">
            <text:p>spread of AIDS was caused by contaminated blood transfusions</text:p>
          </table:table-cell>
          <table:table-cell office:value-type="float" office:value="43">
            <text:p>43</text:p>
          </table:table-cell>
          <table:table-cell office:value-type="string">
            <text:p>[{u'Gov_Index': u'5', u'Dep': u'spread', u'Gov': u'caused', u'Dep_Index': u'1', u'Relation': u'nsubjpass'}, {u'Gov_Index': u'1', u'Dep': u'AIDS', u'Gov': u'spread', u'Dep_Index': u'3', u'Relation': u'prep_of'}, {u'Gov_Index': u'5', u'Dep': u'was', u'Gov': u'caused', u'Dep_Index': u'4', u'Relation': u'auxpass'}, {u'Gov_Index': u'9', u'Dep': u'contaminated', u'Gov': u'transfusions', u'Dep_Index': u'7', u'Relation': u'amod'}, {u'Gov_Index': u'9', u'Dep': u'blood', u'Gov': u'transfusions', u'Dep_Index': u'8', u'Relation': u'nn'}, {u'Gov_Index': u'5', u'Dep': u'transfusions', u'Gov': u'caused', u'Dep_Index': u'9', u'Relation': u'agent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11468177758458">
            <text:p>0.0114681778</text:p>
          </table:table-cell>
          <table:table-cell office:value-type="float" office:value="0.156819737381007">
            <text:p>0.1568197374</text:p>
          </table:table-cell>
          <table:table-cell office:value-type="float" office:value="0.021662113543754">
            <text:p>0.02166211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8285033">
            <text:p>0.28285033</text:p>
          </table:table-cell>
          <table:table-cell office:value-type="string">
            <text:p>no one knows how AIDS got to the US</text:p>
          </table:table-cell>
          <table:table-cell office:value-type="string">
            <text:p>spread of AIDS was caused by unclean needles</text:p>
          </table:table-cell>
          <table:table-cell office:value-type="float" office:value="28">
            <text:p>28</text:p>
          </table:table-cell>
          <table:table-cell office:value-type="string">
            <text:p>[{u'Gov_Index': u'5', u'Dep': u'spread', u'Gov': u'caused', u'Dep_Index': u'1', u'Relation': u'nsubjpass'}, {u'Gov_Index': u'1', u'Dep': u'AIDS', u'Gov': u'spread', u'Dep_Index': u'3', u'Relation': u'prep_of'}, {u'Gov_Index': u'5', u'Dep': u'was', u'Gov': u'caused', u'Dep_Index': u'4', u'Relation': u'auxpass'}, {u'Gov_Index': u'8', u'Dep': u'unclean', u'Gov': u'needles', u'Dep_Index': u'7', u'Relation': u'amod'}, {u'Gov_Index': u'5', u'Dep': u'needles', u'Gov': u'caused', u'Dep_Index': u'8', u'Relation': u'agent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119879439465004">
            <text:p>0.0119879439</text:p>
          </table:table-cell>
          <table:table-cell office:value-type="float" office:value="0.163927195847825">
            <text:p>0.1639271958</text:p>
          </table:table-cell>
          <table:table-cell office:value-type="float" office:value="0.0226438941211674">
            <text:p>0.02264389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0100286">
            <text:p>0.30100286</text:p>
          </table:table-cell>
          <table:table-cell office:value-type="string">
            <text:p>no one knows how AIDS got to the US</text:p>
          </table:table-cell>
          <table:table-cell office:value-type="string">
            <text:p>spread of AIDS was caused by unprotected sex</text:p>
          </table:table-cell>
          <table:table-cell office:value-type="float" office:value="28">
            <text:p>28</text:p>
          </table:table-cell>
          <table:table-cell office:value-type="string">
            <text:p>[{u'Gov_Index': u'5', u'Dep': u'spread', u'Gov': u'caused', u'Dep_Index': u'1', u'Relation': u'nsubjpass'}, {u'Gov_Index': u'1', u'Dep': u'AIDS', u'Gov': u'spread', u'Dep_Index': u'3', u'Relation': u'prep_of'}, {u'Gov_Index': u'5', u'Dep': u'was', u'Gov': u'caused', u'Dep_Index': u'4', u'Relation': u'auxpass'}, {u'Gov_Index': u'8', u'Dep': u'unprotected', u'Gov': u'sex', u'Dep_Index': u'7', u'Relation': u'amod'}, {u'Gov_Index': u'5', u'Dep': u'sex', u'Gov': u'caused', u'Dep_Index': u'8', u'Relation': u'agent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119879439465004">
            <text:p>0.0119879439</text:p>
          </table:table-cell>
          <table:table-cell office:value-type="float" office:value="0.163927195847825">
            <text:p>0.1639271958</text:p>
          </table:table-cell>
          <table:table-cell office:value-type="float" office:value="0.0226438941211674">
            <text:p>0.02264389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634505">
            <text:p>0.4634505</text:p>
          </table:table-cell>
          <table:table-cell office:value-type="string">
            <text:p>no one knows how AIDS got to the US</text:p>
          </table:table-cell>
          <table:table-cell office:value-type="string">
            <text:p>debate of the cause of the spread of AIDS in the United States</text:p>
          </table:table-cell>
          <table:table-cell office:value-type="float" office:value="30">
            <text:p>30</text:p>
          </table:table-cell>
          <table:table-cell office:value-type="string">
            <text:p>[{u'Gov_Index': u'4', u'Dep': u'the', u'Gov': u'cause', u'Dep_Index': u'3', u'Relation': u'det'}, {u'Gov_Index': u'1', u'Dep': u'cause', u'Gov': u'debate', u'Dep_Index': u'4', u'Relation': u'prep_of'}, {u'Gov_Index': u'7', u'Dep': u'the', u'Gov': u'spread', u'Dep_Index': u'6', u'Relation': u'det'}, {u'Gov_Index': u'4', u'Dep': u'spread', u'Gov': u'cause', u'Dep_Index': u'7', u'Relation': u'prep_of'}, {u'Gov_Index': u'7', u'Dep': u'AIDS', u'Gov': u'spread', u'Dep_Index': u'9', u'Relation': u'prep_of'}, {u'Gov_Index': u'13', u'Dep': u'the', u'Gov': u'States', u'Dep_Index': u'11', u'Relation': u'det'}, {u'Gov_Index': u'13', u'Dep': u'United', u'Gov': u'States', u'Dep_Index': u'12', u'Relation': u'nn'}, {u'Gov_Index': u'1', u'Dep': u'States', u'Gov': u'debate', u'Dep_Index': u'13', u'Relation': u'prep_in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679523">
            <text:p>0.2679523</text:p>
          </table:table-cell>
          <table:table-cell office:value-type="string">
            <text:p>no one knows how AIDS got to the US</text:p>
          </table:table-cell>
          <table:table-cell office:value-type="string">
            <text:p>AIDs was initially spread in the United States primarily by homosexuals.</text:p>
          </table:table-cell>
          <table:table-cell office:value-type="float" office:value="50">
            <text:p>50</text:p>
          </table:table-cell>
          <table:table-cell office:value-type="string">
            <text:p>[{u'Gov_Index': u'4', u'Dep': u'AIDs', u'Gov': u'spread', u'Dep_Index': u'1', u'Relation': u'nsubjpass'}, {u'Gov_Index': u'4', u'Dep': u'was', u'Gov': u'spread', u'Dep_Index': u'2', u'Relation': u'auxpass'}, {u'Gov_Index': u'4', u'Dep': u'initially', u'Gov': u'spread', u'Dep_Index': u'3', u'Relation': u'advmod'}, {u'Gov_Index': u'8', u'Dep': u'the', u'Gov': u'States', u'Dep_Index': u'6', u'Relation': u'det'}, {u'Gov_Index': u'8', u'Dep': u'United', u'Gov': u'States', u'Dep_Index': u'7', u'Relation': u'nn'}, {u'Gov_Index': u'4', u'Dep': u'States', u'Gov': u'spread', u'Dep_Index': u'8', u'Relation': u'prep_in'}, {u'Gov_Index': u'4', u'Dep': u'primarily', u'Gov': u'spread', u'Dep_Index': u'9', u'Relation': u'advmod'}, {u'Gov_Index': u'4', u'Dep': u'homosexuals', u'Gov': u'spread', u'Dep_Index': u'11', u'Relation': u'agent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187901824709108">
            <text:p>0.1879018247</text:p>
          </table:table-cell>
          <table:table-cell office:value-type="float" office:value="0.683509076949183">
            <text:p>0.6835090769</text:p>
          </table:table-cell>
          <table:table-cell office:value-type="float" office:value="0.173447838193022">
            <text:p>0.17344783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4371419">
            <text:p>0.14371419</text:p>
          </table:table-cell>
          <table:table-cell office:value-type="string">
            <text:p>no one knows how AIDS got to the US</text:p>
          </table:table-cell>
          <table:table-cell office:value-type="string">
            <text:p>Early spread of AIDs was due to blood transfusions rather than sexual contact.</text:p>
          </table:table-cell>
          <table:table-cell office:value-type="float" office:value="55">
            <text:p>55</text:p>
          </table:table-cell>
          <table:table-cell office:value-type="string">
            <text:p>[{u'Gov_Index': u'2', u'Dep': u'Early', u'Gov': u'spread', u'Dep_Index': u'1', u'Relation': u'advmod'}, {u'Gov_Index': u'6', u'Dep': u'spread', u'Gov': u'due', u'Dep_Index': u'2', u'Relation': u'nsubj'}, {u'Gov_Index': u'2', u'Dep': u'AIDs', u'Gov': u'spread', u'Dep_Index': u'4', u'Relation': u'prep_of'}, {u'Gov_Index': u'6', u'Dep': u'was', u'Gov': u'due', u'Dep_Index': u'5', u'Relation': u'cop'}, {u'Gov_Index': u'9', u'Dep': u'blood', u'Gov': u'transfusions', u'Dep_Index': u'8', u'Relation': u'nn'}, {u'Gov_Index': u'6', u'Dep': u'transfusions', u'Gov': u'due', u'Dep_Index': u'9', u'Relation': u'prep_to'}, {u'Gov_Index': u'13', u'Dep': u'sexual', u'Gov': u'contact', u'Dep_Index': u'12', u'Relation': u'amod'}, {u'Gov_Index': u'6', u'Dep': u'contact', u'Gov': u'due', u'Dep_Index': u'13', u'Relation': u'prep_to'}, {u'Gov_Index': u'9', u'Dep': u'contact', u'Gov': u'transfusions', u'Dep_Index': u'13', u'Relation': u'conj_negcc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104225776550328">
            <text:p>0.0104225777</text:p>
          </table:table-cell>
          <table:table-cell office:value-type="float" office:value="0.142521848293636">
            <text:p>0.1425218483</text:p>
          </table:table-cell>
          <table:table-cell office:value-type="float" office:value="0.0196870911261731">
            <text:p>0.0196870911</text:p>
          </table:table-cell>
          <table:table-cell office:value-type="float" office:value="0.0548426109943394">
            <text:p>0.054842611</text:p>
          </table:table-cell>
          <table:table-cell office:value-type="float" office:value="0">
            <text:p>0</text:p>
          </table:table-cell>
          <table:table-cell office:value-type="float" office:value="0.0949199036440489">
            <text:p>0.09491990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8539336">
            <text:p>0.28539336</text:p>
          </table:table-cell>
          <table:table-cell office:value-type="string">
            <text:p>John Lennon as an example of this not being a proper way to generalize</text:p>
          </table:table-cell>
          <table:table-cell office:value-type="string">
            <text:p>Forums tend to make Christianity look bad through generalization, irrelevant studies and misinterpretations.</text:p>
          </table:table-cell>
          <table:table-cell office:value-type="float" office:value="65">
            <text:p>65</text:p>
          </table:table-cell>
          <table:table-cell office:value-type="string">
            <text:p>[{u'Gov_Index': u'2', u'Dep': u'Forums', u'Gov': u'tend', u'Dep_Index': u'1', u'Relation': u'nsubj'}, {u'Gov_Index': u'4', u'Dep': u'to', u'Gov': u'make', u'Dep_Index': u'3', u'Relation': u'aux'}, {u'Gov_Index': u'2', u'Dep': u'make', u'Gov': u'tend', u'Dep_Index': u'4', u'Relation': u'xcomp'}, {u'Gov_Index': u'6', u'Dep': u'Christianity', u'Gov': u'look', u'Dep_Index': u'5', u'Relation': u'nsubj'}, {u'Gov_Index': u'4', u'Dep': u'look', u'Gov': u'make', u'Dep_Index': u'6', u'Relation': u'ccomp'}, {u'Gov_Index': u'6', u'Dep': u'bad', u'Gov': u'look', u'Dep_Index': u'7', u'Relation': u'acomp'}, {u'Gov_Index': u'7', u'Dep': u'generalization', u'Gov': u'bad', u'Dep_Index': u'9', u'Relation': u'prep_through'}, {u'Gov_Index': u'12', u'Dep': u'irrelevant', u'Gov': u'studies', u'Dep_Index': u'11', u'Relation': u'amod'}, {u'Gov_Index': u'9', u'Dep': u'studies', u'Gov': u'generalization', u'Dep_Index': u'12', u'Relation': u'appos'}, {u'Gov_Index': u'9', u'Dep': u'misinterpretations', u'Gov': u'generalization', u'Dep_Index': u'14', u'Relation': u'appos'}, {u'Gov_Index': u'12', u'Dep': u'misinterpretations', u'Gov': u'studies', u'Dep_Index': u'14', u'Relation': u'conj_and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384150435139471">
            <text:p>0.0384150435</text:p>
          </table:table-cell>
          <table:table-cell office:value-type="float" office:value="0.478758542010488">
            <text:p>0.478758542</text:p>
          </table:table-cell>
          <table:table-cell office:value-type="float" office:value="0.139058981045962">
            <text:p>0.1390589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741013">
            <text:p>0.2741013</text:p>
          </table:table-cell>
          <table:table-cell office:value-type="string">
            <text:p>Jefferson's beliefs that war can be necessary in order to maintain liberty and that centralized government is a threat</text:p>
          </table:table-cell>
          <table:table-cell office:value-type="string">
            <text:p>government should not be involved in marriage and marriage should be left to religious institutions.</text:p>
          </table:table-cell>
          <table:table-cell office:value-type="float" office:value="64">
            <text:p>64</text:p>
          </table:table-cell>
          <table:table-cell office:value-type="string">
            <text:p>[{u'Gov_Index': u'12', u'Dep': u'government', u'Gov': u'left', u'Dep_Index': u'1', u'Relation': u'nsubjpass'}, {u'Gov_Index': u'5', u'Dep': u'should', u'Gov': u'involved', u'Dep_Index': u'2', u'Relation': u'aux'}, {u'Gov_Index': u'5', u'Dep': u'not', u'Gov': u'involved', u'Dep_Index': u'3', u'Relation': u'neg'}, {u'Gov_Index': u'5', u'Dep': u'be', u'Gov': u'involved', u'Dep_Index': u'4', u'Relation': u'auxpass'}, {u'Gov_Index': u'1', u'Dep': u'involved', u'Gov': u'government', u'Dep_Index': u'5', u'Relation': u'rcmod'}, {u'Gov_Index': u'5', u'Dep': u'marriage', u'Gov': u'involved', u'Dep_Index': u'7', u'Relation': u'prep_in'}, {u'Gov_Index': u'5', u'Dep': u'marriage', u'Gov': u'involved', u'Dep_Index': u'9', u'Relation': u'prep_in'}, {u'Gov_Index': u'7', u'Dep': u'marriage', u'Gov': u'marriage', u'Dep_Index': u'9', u'Relation': u'conj_and'}, {u'Gov_Index': u'12', u'Dep': u'should', u'Gov': u'left', u'Dep_Index': u'10', u'Relation': u'aux'}, {u'Gov_Index': u'12', u'Dep': u'be', u'Gov': u'left', u'Dep_Index': u'11', u'Relation': u'auxpass'}, {u'Gov_Index': u'15', u'Dep': u'religious', u'Gov': u'institutions', u'Dep_Index': u'14', u'Relation': u'amod'}, {u'Gov_Index': u'12', u'Dep': u'institutions', u'Gov': u'left', u'Dep_Index': u'15', u'Relation': u'prep_to'}]</text:p>
          </table:table-cell>
          <table:table-cell office:value-type="float" office:value="0">
            <text:p>0</text:p>
          </table:table-cell>
          <table:table-cell office:value-type="float" office:value="0.0953462589245592">
            <text:p>0.09534625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67189835828023">
            <text:p>0.1671898358</text:p>
          </table:table-cell>
          <table:table-cell office:value-type="float" office:value="0.838118748175406">
            <text:p>0.8381187482</text:p>
          </table:table-cell>
          <table:table-cell office:value-type="float" office:value="0.217458314059396">
            <text:p>0.21745831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7799174">
            <text:p>0.27799174</text:p>
          </table:table-cell>
          <table:table-cell office:value-type="string">
            <text:p>Jefferson's beliefs that war can be necessary in order to maintain liberty and that centralized government is a threat</text:p>
          </table:table-cell>
          <table:table-cell office:value-type="string">
            <text:p>legislation to ban gay marraige is intrusion by the government.</text:p>
          </table:table-cell>
          <table:table-cell office:value-type="float" office:value="58">
            <text:p>58</text:p>
          </table:table-cell>
          <table:table-cell office:value-type="string">
            <text:p>[{u'Gov_Index': u'7', u'Dep': u'legislation', u'Gov': u'intrusion', u'Dep_Index': u'1', u'Relation': u'nsubj'}, {u'Gov_Index': u'3', u'Dep': u'to', u'Gov': u'ban', u'Dep_Index': u'2', u'Relation': u'aux'}, {u'Gov_Index': u'1', u'Dep': u'ban', u'Gov': u'legislation', u'Dep_Index': u'3', u'Relation': u'vmod'}, {u'Gov_Index': u'5', u'Dep': u'gay', u'Gov': u'marraige', u'Dep_Index': u'4', u'Relation': u'amod'}, {u'Gov_Index': u'3', u'Dep': u'marraige', u'Gov': u'ban', u'Dep_Index': u'5', u'Relation': u'dobj'}, {u'Gov_Index': u'7', u'Dep': u'is', u'Gov': u'intrusion', u'Dep_Index': u'6', u'Relation': u'cop'}, {u'Gov_Index': u'10', u'Dep': u'the', u'Gov': u'government', u'Dep_Index': u'9', u'Relation': u'det'}, {u'Gov_Index': u'7', u'Dep': u'government', u'Gov': u'intrusion', u'Dep_Index': u'10', u'Relation': u'prep_by'}]</text:p>
          </table:table-cell>
          <table:table-cell office:value-type="float" office:value="0">
            <text:p>0</text:p>
          </table:table-cell>
          <table:table-cell office:value-type="float" office:value="0.113960576459638">
            <text:p>0.1139605765</text:p>
          </table:table-cell>
          <table:table-cell table:number-columns-repeated="3" office:value-type="float" office:value="0">
            <text:p>0</text:p>
          </table:table-cell>
          <table:table-cell office:value-type="float" office:value="0.0407139372223597">
            <text:p>0.0407139372</text:p>
          </table:table-cell>
          <table:table-cell office:value-type="float" office:value="0.556968176556522">
            <text:p>0.5569681766</text:p>
          </table:table-cell>
          <table:table-cell office:value-type="float" office:value="0.128960894748656">
            <text:p>0.1289608947</text:p>
          </table:table-cell>
          <table:table-cell office:value-type="float" office:value="0.0337763406647655">
            <text:p>0.0337763407</text:p>
          </table:table-cell>
          <table:table-cell office:value-type="float" office:value="0.437687198543144">
            <text:p>0.4376871985</text:p>
          </table:table-cell>
          <table:table-cell office:value-type="float" office:value="0.118095193160191">
            <text:p>0.11809519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3070577">
            <text:p>0.23070577</text:p>
          </table:table-cell>
          <table:table-cell office:value-type="string">
            <text:p>Jefferson's beliefs that war can be necessary in order to maintain liberty and that centralized government is a threat</text:p>
          </table:table-cell>
          <table:table-cell office:value-type="string">
            <text:p>government should have a say in marriage because it is more practical in todays world</text:p>
          </table:table-cell>
          <table:table-cell office:value-type="float" office:value="64">
            <text:p>64</text:p>
          </table:table-cell>
          <table:table-cell office:value-type="string">
            <text:p>[{u'Gov_Index': u'3', u'Dep': u'government', u'Gov': u'have', u'Dep_Index': u'1', u'Relation': u'nsubj'}, {u'Gov_Index': u'3', u'Dep': u'should', u'Gov': u'have', u'Dep_Index': u'2', u'Relation': u'aux'}, {u'Gov_Index': u'5', u'Dep': u'a', u'Gov': u'say', u'Dep_Index': u'4', u'Relation': u'det'}, {u'Gov_Index': u'3', u'Dep': u'say', u'Gov': u'have', u'Dep_Index': u'5', u'Relation': u'dobj'}, {u'Gov_Index': u'5', u'Dep': u'marriage', u'Gov': u'say', u'Dep_Index': u'7', u'Relation': u'prep_in'}, {u'Gov_Index': u'12', u'Dep': u'because', u'Gov': u'practical', u'Dep_Index': u'8', u'Relation': u'mark'}, {u'Gov_Index': u'12', u'Dep': u'it', u'Gov': u'practical', u'Dep_Index': u'9', u'Relation': u'nsubj'}, {u'Gov_Index': u'12', u'Dep': u'is', u'Gov': u'practical', u'Dep_Index': u'10', u'Relation': u'cop'}, {u'Gov_Index': u'12', u'Dep': u'more', u'Gov': u'practical', u'Dep_Index': u'11', u'Relation': u'advmod'}, {u'Gov_Index': u'3', u'Dep': u'practical', u'Gov': u'have', u'Dep_Index': u'12', u'Relation': u'advcl'}, {u'Gov_Index': u'15', u'Dep': u'todays', u'Gov': u'world', u'Dep_Index': u'14', u'Relation': u'nn'}, {u'Gov_Index': u'12', u'Dep': u'world', u'Gov': u'practical', u'Dep_Index': u'15', u'Relation': u'prep_in'}]</text:p>
          </table:table-cell>
          <table:table-cell office:value-type="float" office:value="0">
            <text:p>0</text:p>
          </table:table-cell>
          <table:table-cell office:value-type="float" office:value="0.123091490979333">
            <text:p>0.123091491</text:p>
          </table:table-cell>
          <table:table-cell table:number-columns-repeated="3" office:value-type="float" office:value="0">
            <text:p>0</text:p>
          </table:table-cell>
          <table:table-cell office:value-type="float" office:value="0.170952055736244">
            <text:p>0.1709520557</text:p>
          </table:table-cell>
          <table:table-cell office:value-type="float" office:value="0.856978668841169">
            <text:p>0.8569786688</text:p>
          </table:table-cell>
          <table:table-cell office:value-type="float" office:value="0.222351709607699">
            <text:p>0.22235170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8946975">
            <text:p>0.28946975</text:p>
          </table:table-cell>
          <table:table-cell office:value-type="string">
            <text:p>Jefferson's beliefs that war can be necessary in order to maintain liberty and that centralized government is a threat</text:p>
          </table:table-cell>
          <table:table-cell office:value-type="string">
            <text:p>government should have no say in marriage</text:p>
          </table:table-cell>
          <table:table-cell office:value-type="float" office:value="70">
            <text:p>70</text:p>
          </table:table-cell>
          <table:table-cell office:value-type="string">
            <text:p>[{u'Gov_Index': u'3', u'Dep': u'government', u'Gov': u'have', u'Dep_Index': u'1', u'Relation': u'nsubj'}, {u'Gov_Index': u'3', u'Dep': u'should', u'Gov': u'have', u'Dep_Index': u'2', u'Relation': u'aux'}, {u'Gov_Index': u'5', u'Dep': u'no', u'Gov': u'say', u'Dep_Index': u'4', u'Relation': u'neg'}, {u'Gov_Index': u'3', u'Dep': u'say', u'Gov': u'have', u'Dep_Index': u'5', u'Relation': u'dobj'}, {u'Gov_Index': u'5', u'Dep': u'marriage', u'Gov': u'say', u'Dep_Index': u'7', u'Relation': u'prep_in'}]</text:p>
          </table:table-cell>
          <table:table-cell office:value-type="float" office:value="0">
            <text:p>0</text:p>
          </table:table-cell>
          <table:table-cell office:value-type="float" office:value="0.174077655955698">
            <text:p>0.174077656</text:p>
          </table:table-cell>
          <table:table-cell table:number-columns-repeated="3" office:value-type="float" office:value="0">
            <text:p>0</text:p>
          </table:table-cell>
          <table:table-cell office:value-type="float" office:value="0.206762696188702">
            <text:p>0.2067626962</text:p>
          </table:table-cell>
          <table:table-cell office:value-type="float" office:value="1.03649657433303">
            <text:p>1.0364965743</text:p>
          </table:table-cell>
          <table:table-cell office:value-type="float" office:value="0.268929430433917">
            <text:p>0.2689294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2153994">
            <text:p>0.32153994</text:p>
          </table:table-cell>
          <table:table-cell office:value-type="string">
            <text:p>legislation to ban gay marraige is intrusion by the government.</text:p>
          </table:table-cell>
          <table:table-cell office:value-type="string">
            <text:p>government should have a say in marriage because it is more practical in todays world</text:p>
          </table:table-cell>
          <table:table-cell office:value-type="float" office:value="38">
            <text:p>38</text:p>
          </table:table-cell>
          <table:table-cell office:value-type="string">
            <text:p>[{u'Gov_Index': u'3', u'Dep': u'government', u'Gov': u'have', u'Dep_Index': u'1', u'Relation': u'nsubj'}, {u'Gov_Index': u'3', u'Dep': u'should', u'Gov': u'have', u'Dep_Index': u'2', u'Relation': u'aux'}, {u'Gov_Index': u'5', u'Dep': u'a', u'Gov': u'say', u'Dep_Index': u'4', u'Relation': u'det'}, {u'Gov_Index': u'3', u'Dep': u'say', u'Gov': u'have', u'Dep_Index': u'5', u'Relation': u'dobj'}, {u'Gov_Index': u'5', u'Dep': u'marriage', u'Gov': u'say', u'Dep_Index': u'7', u'Relation': u'prep_in'}, {u'Gov_Index': u'12', u'Dep': u'because', u'Gov': u'practical', u'Dep_Index': u'8', u'Relation': u'mark'}, {u'Gov_Index': u'12', u'Dep': u'it', u'Gov': u'practical', u'Dep_Index': u'9', u'Relation': u'nsubj'}, {u'Gov_Index': u'12', u'Dep': u'is', u'Gov': u'practical', u'Dep_Index': u'10', u'Relation': u'cop'}, {u'Gov_Index': u'12', u'Dep': u'more', u'Gov': u'practical', u'Dep_Index': u'11', u'Relation': u'advmod'}, {u'Gov_Index': u'3', u'Dep': u'practical', u'Gov': u'have', u'Dep_Index': u'12', u'Relation': u'advcl'}, {u'Gov_Index': u'15', u'Dep': u'todays', u'Gov': u'world', u'Dep_Index': u'14', u'Relation': u'nn'}, {u'Gov_Index': u'12', u'Dep': u'world', u'Gov': u'practical', u'Dep_Index': u'15', u'Relation': u'prep_in'}]</text:p>
          </table:table-cell>
          <table:table-cell office:value-type="float" office:value="0">
            <text:p>0</text:p>
          </table:table-cell>
          <table:table-cell office:value-type="float" office:value="0.154303349962092">
            <text:p>0.1543033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8692445238596">
            <text:p>0.0128692445</text:p>
          </table:table-cell>
          <table:table-cell office:value-type="float" office:value="0.179452328817283">
            <text:p>0.1794523288</text:p>
          </table:table-cell>
          <table:table-cell office:value-type="float" office:value="0.0418250447025435">
            <text:p>0.04182504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8243263">
            <text:p>0.48243263</text:p>
          </table:table-cell>
          <table:table-cell office:value-type="string">
            <text:p>homosexuals will not be eligible to receive healthcare through their partner because same-sex marriages are not recognized in Virginia</text:p>
          </table:table-cell>
          <table:table-cell office:value-type="string">
            <text:p>same-sex marriages will be made illegal everywhere</text:p>
          </table:table-cell>
          <table:table-cell office:value-type="float" office:value="74">
            <text:p>74</text:p>
          </table:table-cell>
          <table:table-cell office:value-type="string">
            <text:p>[{u'Gov_Index': u'2', u'Dep': u'same-sex', u'Gov': u'marriages', u'Dep_Index': u'1', u'Relation': u'amod'}, {u'Gov_Index': u'5', u'Dep': u'marriages', u'Gov': u'made', u'Dep_Index': u'2', u'Relation': u'nsubjpass'}, {u'Gov_Index': u'5', u'Dep': u'will', u'Gov': u'made', u'Dep_Index': u'3', u'Relation': u'aux'}, {u'Gov_Index': u'5', u'Dep': u'be', u'Gov': u'made', u'Dep_Index': u'4', u'Relation': u'auxpass'}, {u'Gov_Index': u'5', u'Dep': u'illegal', u'Gov': u'made', u'Dep_Index': u'6', u'Relation': u'acomp'}, {u'Gov_Index': u'5', u'Dep': u'everywhere', u'Gov': u'made', u'Dep_Index': u'7', u'Relation': u'advmod'}]</text:p>
          </table:table-cell>
          <table:table-cell office:value-type="float" office:value="0.0962250448649376">
            <text:p>0.0962250449</text:p>
          </table:table-cell>
          <table:table-cell office:value-type="float" office:value="0.298142396999972">
            <text:p>0.298142397</text:p>
          </table:table-cell>
          <table:table-cell table:number-columns-repeated="3" office:value-type="float" office:value="0">
            <text:p>0</text:p>
          </table:table-cell>
          <table:table-cell office:value-type="float" office:value="0.183721242420494">
            <text:p>0.1837212424</text:p>
          </table:table-cell>
          <table:table-cell office:value-type="float" office:value="0.920990303914672">
            <text:p>0.9209903039</text:p>
          </table:table-cell>
          <table:table-cell office:value-type="float" office:value="0.221010561157798">
            <text:p>0.22101056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407258">
            <text:p>0.6407258</text:p>
          </table:table-cell>
          <table:table-cell office:value-type="string">
            <text:p>homosexuals will not be eligible to receive healthcare through their partner because same-sex marriages are not recognized in Virginia</text:p>
          </table:table-cell>
          <table:table-cell office:value-type="string">
            <text:p>gay marriage is not legally recognized</text:p>
          </table:table-cell>
          <table:table-cell office:value-type="float" office:value="74">
            <text:p>74</text:p>
          </table:table-cell>
          <table:table-cell office:value-type="string">
            <text:p>[{u'Gov_Index': u'2', u'Dep': u'gay', u'Gov': u'marriage', u'Dep_Index': u'1', u'Relation': u'amod'}, {u'Gov_Index': u'6', u'Dep': u'marriage', u'Gov': u'recognized', u'Dep_Index': u'2', u'Relation': u'nsubjpass'}, {u'Gov_Index': u'6', u'Dep': u'is', u'Gov': u'recognized', u'Dep_Index': u'3', u'Relation': u'auxpass'}, {u'Gov_Index': u'6', u'Dep': u'not', u'Gov': u'recognized', u'Dep_Index': u'4', u'Relation': u'neg'}, {u'Gov_Index': u'6', u'Dep': u'legally', u'Gov': u'recognized', u'Dep_Index': u'5', u'Relation': u'advmod'}]</text:p>
          </table:table-cell>
          <table:table-cell office:value-type="float" office:value="0.210818510677892">
            <text:p>0.2108185107</text:p>
          </table:table-cell>
          <table:table-cell office:value-type="float" office:value="0.333333333333333">
            <text:p>0.33333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83721242420494">
            <text:p>0.1837212424</text:p>
          </table:table-cell>
          <table:table-cell office:value-type="float" office:value="0.920990303914672">
            <text:p>0.9209903039</text:p>
          </table:table-cell>
          <table:table-cell office:value-type="float" office:value="0.221010561157798">
            <text:p>0.22101056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021703">
            <text:p>0.6021703</text:p>
          </table:table-cell>
          <table:table-cell office:value-type="string">
            <text:p>homosexuals will not be eligible to receive healthcare through their partner because same-sex marriages are not recognized in Virginia</text:p>
          </table:table-cell>
          <table:table-cell office:value-type="string">
            <text:p>homosexual union is not legally recognized</text:p>
          </table:table-cell>
          <table:table-cell office:value-type="float" office:value="68">
            <text:p>68</text:p>
          </table:table-cell>
          <table:table-cell office:value-type="string">
            <text:p>[{u'Gov_Index': u'2', u'Dep': u'homosexual', u'Gov': u'union', u'Dep_Index': u'1', u'Relation': u'amod'}, {u'Gov_Index': u'6', u'Dep': u'union', u'Gov': u'recognized', u'Dep_Index': u'2', u'Relation': u'nsubjpass'}, {u'Gov_Index': u'6', u'Dep': u'is', u'Gov': u'recognized', u'Dep_Index': u'3', u'Relation': u'auxpass'}, {u'Gov_Index': u'6', u'Dep': u'not', u'Gov': u'recognized', u'Dep_Index': u'4', u'Relation': u'neg'}, {u'Gov_Index': u'6', u'Dep': u'legally', u'Gov': u'recognized', u'Dep_Index': u'5', u'Relation': u'advmod'}]</text:p>
          </table:table-cell>
          <table:table-cell office:value-type="float" office:value="0.105409255338946">
            <text:p>0.1054092553</text:p>
          </table:table-cell>
          <table:table-cell office:value-type="float" office:value="0.333333333333333">
            <text:p>0.33333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96484330721892">
            <text:p>0.0396484331</text:p>
          </table:table-cell>
          <table:table-cell office:value-type="float" office:value="0.535912620041555">
            <text:p>0.53591262</text:p>
          </table:table-cell>
          <table:table-cell office:value-type="float" office:value="0.0941334613226657">
            <text:p>0.09413346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5516945">
            <text:p>0.35516945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heterosexual nature of the relationship that is important, not how the children are conceived within the relationship</text:p>
          </table:table-cell>
          <table:table-cell office:value-type="float" office:value="63">
            <text:p>63</text:p>
          </table:table-cell>
          <table:table-cell office:value-type="string">
            <text:p>[{u'Gov_Index': u'2', u'Dep': u'heterosexual', u'Gov': u'nature', u'Dep_Index': u'1', u'Relation': u'amod'}, {u'Gov_Index': u'5', u'Dep': u'the', u'Gov': u'relationship', u'Dep_Index': u'4', u'Relation': u'det'}, {u'Gov_Index': u'2', u'Dep': u'relationship', u'Gov': u'nature', u'Dep_Index': u'5', u'Relation': u'prep_of'}, {u'Gov_Index': u'8', u'Dep': u'that', u'Gov': u'important', u'Dep_Index': u'6', u'Relation': u'nsubj'}, {u'Gov_Index': u'8', u'Dep': u'is', u'Gov': u'important', u'Dep_Index': u'7', u'Relation': u'cop'}, {u'Gov_Index': u'5', u'Dep': u'important', u'Gov': u'relationship', u'Dep_Index': u'8', u'Relation': u'rcmod'}, {u'Gov_Index': u'11', u'Dep': u'not', u'Gov': u'how', u'Dep_Index': u'10', u'Relation': u'dep'}, {u'Gov_Index': u'15', u'Dep': u'how', u'Gov': u'conceived', u'Dep_Index': u'11', u'Relation': u'advmod'}, {u'Gov_Index': u'13', u'Dep': u'the', u'Gov': u'children', u'Dep_Index': u'12', u'Relation': u'det'}, {u'Gov_Index': u'15', u'Dep': u'children', u'Gov': u'conceived', u'Dep_Index': u'13', u'Relation': u'nsubjpass'}, {u'Gov_Index': u'15', u'Dep': u'are', u'Gov': u'conceived', u'Dep_Index': u'14', u'Relation': u'auxpass'}, {u'Gov_Index': u'8', u'Dep': u'conceived', u'Gov': u'important', u'Dep_Index': u'15', u'Relation': u'ccomp'}, {u'Gov_Index': u'18', u'Dep': u'the', u'Gov': u'relationship', u'Dep_Index': u'17', u'Relation': u'det'}, {u'Gov_Index': u'15', u'Dep': u'relationship', u'Gov': u'conceived', u'Dep_Index': u'18', u'Relation': u'prep_within'}]</text:p>
          </table:table-cell>
          <table:table-cell office:value-type="float" office:value="0">
            <text:p>0</text:p>
          </table:table-cell>
          <table:table-cell office:value-type="float" office:value="0.113960576459638">
            <text:p>0.113960576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5970844199689">
            <text:p>0.0225970844</text:p>
          </table:table-cell>
          <table:table-cell office:value-type="float" office:value="0.315893763777115">
            <text:p>0.3158937638</text:p>
          </table:table-cell>
          <table:table-cell office:value-type="float" office:value="0.0421812242506086">
            <text:p>0.04218122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9458048">
            <text:p>0.39458048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cases presented are not equivalent because the heterosexual male has the right to marry his girlfriend if he chooses</text:p>
          </table:table-cell>
          <table:table-cell office:value-type="float" office:value="62">
            <text:p>62</text:p>
          </table:table-cell>
          <table:table-cell office:value-type="string">
            <text:p>[{u'Gov_Index': u'5', u'Dep': u'cases', u'Gov': u'equivalent', u'Dep_Index': u'1', u'Relation': u'nsubj'}, {u'Gov_Index': u'1', u'Dep': u'presented', u'Gov': u'cases', u'Dep_Index': u'2', u'Relation': u'vmod'}, {u'Gov_Index': u'5', u'Dep': u'are', u'Gov': u'equivalent', u'Dep_Index': u'3', u'Relation': u'cop'}, {u'Gov_Index': u'5', u'Dep': u'not', u'Gov': u'equivalent', u'Dep_Index': u'4', u'Relation': u'neg'}, {u'Gov_Index': u'10', u'Dep': u'because', u'Gov': u'has', u'Dep_Index': u'6', u'Relation': u'mark'}, {u'Gov_Index': u'9', u'Dep': u'the', u'Gov': u'male', u'Dep_Index': u'7', u'Relation': u'det'}, {u'Gov_Index': u'9', u'Dep': u'heterosexual', u'Gov': u'male', u'Dep_Index': u'8', u'Relation': u'amod'}, {u'Gov_Index': u'10', u'Dep': u'male', u'Gov': u'has', u'Dep_Index': u'9', u'Relation': u'nsubj'}, {u'Gov_Index': u'5', u'Dep': u'has', u'Gov': u'equivalent', u'Dep_Index': u'10', u'Relation': u'advcl'}, {u'Gov_Index': u'12', u'Dep': u'the', u'Gov': u'right', u'Dep_Index': u'11', u'Relation': u'det'}, {u'Gov_Index': u'10', u'Dep': u'right', u'Gov': u'has', u'Dep_Index': u'12', u'Relation': u'dobj'}, {u'Gov_Index': u'14', u'Dep': u'to', u'Gov': u'marry', u'Dep_Index': u'13', u'Relation': u'aux'}, {u'Gov_Index': u'12', u'Dep': u'marry', u'Gov': u'right', u'Dep_Index': u'14', u'Relation': u'vmod'}, {u'Gov_Index': u'16', u'Dep': u'his', u'Gov': u'girlfriend', u'Dep_Index': u'15', u'Relation': u'poss'}, {u'Gov_Index': u'14', u'Dep': u'girlfriend', u'Gov': u'marry', u'Dep_Index': u'16', u'Relation': u'dobj'}, {u'Gov_Index': u'19', u'Dep': u'if', u'Gov': u'chooses', u'Dep_Index': u'17', u'Relation': u'mark'}, {u'Gov_Index': u'19', u'Dep': u'he', u'Gov': u'chooses', u'Dep_Index': u'18', u'Relation': u'nsubj'}, {u'Gov_Index': u'14', u'Dep': u'chooses', u'Gov': u'marry', u'Dep_Index': u'19', u'Relation': u'advcl'}]</text:p>
          </table:table-cell>
          <table:table-cell office:value-type="float" office:value="0">
            <text:p>0</text:p>
          </table:table-cell>
          <table:table-cell office:value-type="float" office:value="0.125988157669742">
            <text:p>0.1259881577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7311514148368">
            <text:p>0.0937311514</text:p>
          </table:table-cell>
          <table:table-cell office:value-type="float" office:value="1.30493740673806">
            <text:p>1.3049374067</text:p>
          </table:table-cell>
          <table:table-cell office:value-type="float" office:value="0.174000618175436">
            <text:p>0.1740006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3969038">
            <text:p>0.43969038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float" office:value="50">
            <text:p>50</text:p>
          </table:table-cell>
          <table:table-cell office:value-type="string">
            <text:p>[{u'Gov_Index': u'6', u'Dep': u'Statistics', u'Gov': u'show', u'Dep_Index': u'1', u'Relation': u'nsubj'}, {u'Gov_Index': u'1', u'Dep': u'AIDs', u'Gov': u'Statistics', u'Dep_Index': u'3', u'Relation': u'prep_regarding'}, {u'Gov_Index': u'3', u'Dep': u'Africa', u'Gov': u'AIDs', u'Dep_Index': u'5', u'Relation': u'prep_in'}, {u'Gov_Index': u'13', u'Dep': u'that', u'Gov': u'disease', u'Dep_Index': u'7', u'Relation': u'mark'}, {u'Gov_Index': u'13', u'Dep': u'is', u'Gov': u'disease', u'Dep_Index': u'8', u'Relation': u'aux'}, {u'Gov_Index': u'13', u'Dep': u'is', u'Gov': u'disease', u'Dep_Index': u'9', u'Relation': u'cop'}, {u'Gov_Index': u'13', u'Dep': u'not', u'Gov': u'disease', u'Dep_Index': u'10', u'Relation': u'neg'}, {u'Gov_Index': u'13', u'Dep': u'a', u'Gov': u'disease', u'Dep_Index': u'11', u'Relation': u'det'}, {u'Gov_Index': u'13', u'Dep': u'homosexual', u'Gov': u'disease', u'Dep_Index': u'12', u'Relation': u'amod'}, {u'Gov_Index': u'6', u'Dep': u'disease', u'Gov': u'show', u'Dep_Index': u'13', u'Relation': u'ccomp'}]</text:p>
          </table:table-cell>
          <table:table-cell office:value-type="float" office:value="0">
            <text:p>0</text:p>
          </table:table-cell>
          <table:table-cell office:value-type="float" office:value="0.267261241912424">
            <text:p>0.267261241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35959349736259">
            <text:p>0.013595935</text:p>
          </table:table-cell>
          <table:table-cell office:value-type="float" office:value="0.188061067950639">
            <text:p>0.188061068</text:p>
          </table:table-cell>
          <table:table-cell office:value-type="float" office:value="0.0435069919156029">
            <text:p>0.04350699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6255872">
            <text:p>0.36255872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no one knows how AIDS got to the US</text:p>
          </table:table-cell>
          <table:table-cell office:value-type="float" office:value="29">
            <text:p>29</text:p>
          </table:table-cell>
          <table:table-cell office:value-type="string">
            <text:p>[{u'Gov_Index': u'2', u'Dep': u'no', u'Gov': u'one', u'Dep_Index': u'1', u'Relation': u'neg'}, {u'Gov_Index': u'3', u'Dep': u'one', u'Gov': u'knows', u'Dep_Index': u'2', u'Relation': u'nsubj'}, {u'Gov_Index': u'6', u'Dep': u'how', u'Gov': u'got', u'Dep_Index': u'4', u'Relation': u'advmod'}, {u'Gov_Index': u'6', u'Dep': u'AIDS', u'Gov': u'got', u'Dep_Index': u'5', u'Relation': u'nsubj'}, {u'Gov_Index': u'3', u'Dep': u'got', u'Gov': u'knows', u'Dep_Index': u'6', u'Relation': u'ccomp'}, {u'Gov_Index': u'9', u'Dep': u'the', u'Gov': u'US', u'Dep_Index': u'8', u'Relation': u'det'}, {u'Gov_Index': u'6', u'Dep': u'US', u'Gov': u'got', u'Dep_Index': u'9', u'Relation': u'prep_to'}]</text:p>
          </table:table-cell>
          <table:table-cell office:value-type="float" office:value="0.102062072615966">
            <text:p>0.1020620726</text:p>
          </table:table-cell>
          <table:table-cell office:value-type="float" office:value="0.169030850945703">
            <text:p>0.16903085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77235474448897">
            <text:p>0.0177235474</text:p>
          </table:table-cell>
          <table:table-cell office:value-type="float" office:value="0.241688922766126">
            <text:p>0.2416889228</text:p>
          </table:table-cell>
          <table:table-cell office:value-type="float" office:value="0.055702577683939">
            <text:p>0.05570257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599171">
            <text:p>0.3599171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spread of AIDS was caused by contaminated blood transfusions</text:p>
          </table:table-cell>
          <table:table-cell office:value-type="float" office:value="37">
            <text:p>37</text:p>
          </table:table-cell>
          <table:table-cell office:value-type="string">
            <text:p>[{u'Gov_Index': u'5', u'Dep': u'spread', u'Gov': u'caused', u'Dep_Index': u'1', u'Relation': u'nsubjpass'}, {u'Gov_Index': u'1', u'Dep': u'AIDS', u'Gov': u'spread', u'Dep_Index': u'3', u'Relation': u'prep_of'}, {u'Gov_Index': u'5', u'Dep': u'was', u'Gov': u'caused', u'Dep_Index': u'4', u'Relation': u'auxpass'}, {u'Gov_Index': u'9', u'Dep': u'contaminated', u'Gov': u'transfusions', u'Dep_Index': u'7', u'Relation': u'amod'}, {u'Gov_Index': u'9', u'Dep': u'blood', u'Gov': u'transfusions', u'Dep_Index': u'8', u'Relation': u'nn'}, {u'Gov_Index': u'5', u'Dep': u'transfusions', u'Gov': u'caused', u'Dep_Index': u'9', u'Relation': u'agent'}]</text:p>
          </table:table-cell>
          <table:table-cell office:value-type="float" office:value="0">
            <text:p>0</text:p>
          </table:table-cell>
          <table:table-cell office:value-type="float" office:value="0.308606699924184">
            <text:p>0.3086066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61912357776374">
            <text:p>0.0161912358</text:p>
          </table:table-cell>
          <table:table-cell office:value-type="float" office:value="0.220793401858039">
            <text:p>0.2207934019</text:p>
          </table:table-cell>
          <table:table-cell office:value-type="float" office:value="0.0296839322590018">
            <text:p>0.02968393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8525796">
            <text:p>0.38525796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spread of AIDS was caused by unclean needles</text:p>
          </table:table-cell>
          <table:table-cell office:value-type="float" office:value="26">
            <text:p>26</text:p>
          </table:table-cell>
          <table:table-cell office:value-type="string">
            <text:p>[{u'Gov_Index': u'5', u'Dep': u'spread', u'Gov': u'caused', u'Dep_Index': u'1', u'Relation': u'nsubjpass'}, {u'Gov_Index': u'1', u'Dep': u'AIDS', u'Gov': u'spread', u'Dep_Index': u'3', u'Relation': u'prep_of'}, {u'Gov_Index': u'5', u'Dep': u'was', u'Gov': u'caused', u'Dep_Index': u'4', u'Relation': u'auxpass'}, {u'Gov_Index': u'8', u'Dep': u'unclean', u'Gov': u'needles', u'Dep_Index': u'7', u'Relation': u'amod'}, {u'Gov_Index': u'5', u'Dep': u'needles', u'Gov': u'caused', u'Dep_Index': u'8', u'Relation': u'agent'}]</text:p>
          </table:table-cell>
          <table:table-cell office:value-type="float" office:value="0">
            <text:p>0</text:p>
          </table:table-cell>
          <table:table-cell office:value-type="float" office:value="0.338061701891407">
            <text:p>0.338061701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68590021286699">
            <text:p>0.0168590021</text:p>
          </table:table-cell>
          <table:table-cell office:value-type="float" office:value="0.229899464317733">
            <text:p>0.2298994643</text:p>
          </table:table-cell>
          <table:table-cell office:value-type="float" office:value="0.0309081705692281">
            <text:p>0.03090817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372698">
            <text:p>0.5372698</text:p>
          </table:table-cell>
          <table:table-cell office:value-type="string">
            <text:p>Many people would be against any group wanting to alter their traditional view of marriage.</text:p>
          </table:table-cell>
          <table:table-cell office:value-type="string">
            <text:p>people who want to get rid of gay marriage may have wanted to prevent inter religious marriage</text:p>
          </table:table-cell>
          <table:table-cell office:value-type="float" office:value="49">
            <text:p>49</text:p>
          </table:table-cell>
          <table:table-cell office:value-type="string">
            <text:p>[{u'Gov_Index': u'12', u'Dep': u'people', u'Gov': u'wanted', u'Dep_Index': u'1', u'Relation': u'nsubj'}, {u'Gov_Index': u'3', u'Dep': u'who', u'Gov': u'want', u'Dep_Index': u'2', u'Relation': u'nsubj'}, {u'Gov_Index': u'1', u'Dep': u'want', u'Gov': u'people', u'Dep_Index': u'3', u'Relation': u'rcmod'}, {u'Gov_Index': u'6', u'Dep': u'to', u'Gov': u'rid', u'Dep_Index': u'4', u'Relation': u'aux'}, {u'Gov_Index': u'6', u'Dep': u'get', u'Gov': u'rid', u'Dep_Index': u'5', u'Relation': u'dep'}, {u'Gov_Index': u'3', u'Dep': u'rid', u'Gov': u'want', u'Dep_Index': u'6', u'Relation': u'xcomp'}, {u'Gov_Index': u'9', u'Dep': u'gay', u'Gov': u'marriage', u'Dep_Index': u'8', u'Relation': u'amod'}, {u'Gov_Index': u'6', u'Dep': u'marriage', u'Gov': u'rid', u'Dep_Index': u'9', u'Relation': u'prep_of'}, {u'Gov_Index': u'12', u'Dep': u'may', u'Gov': u'wanted', u'Dep_Index': u'10', u'Relation': u'aux'}, {u'Gov_Index': u'12', u'Dep': u'have', u'Gov': u'wanted', u'Dep_Index': u'11', u'Relation': u'aux'}, {u'Gov_Index': u'14', u'Dep': u'to', u'Gov': u'prevent', u'Dep_Index': u'13', u'Relation': u'aux'}, {u'Gov_Index': u'12', u'Dep': u'prevent', u'Gov': u'wanted', u'Dep_Index': u'14', u'Relation': u'xcomp'}, {u'Gov_Index': u'17', u'Dep': u'inter', u'Gov': u'marriage', u'Dep_Index': u'15', u'Relation': u'nn'}, {u'Gov_Index': u'17', u'Dep': u'religious', u'Gov': u'marriage', u'Dep_Index': u'16', u'Relation': u'amod'}, {u'Gov_Index': u'14', u'Dep': u'marriage', u'Gov': u'prevent', u'Dep_Index': u'17', u'Relation': u'dobj'}]</text:p>
          </table:table-cell>
          <table:table-cell office:value-type="float" office:value="0.121716123890037">
            <text:p>0.1217161239</text:p>
          </table:table-cell>
          <table:table-cell office:value-type="float" office:value="0.395284707521047">
            <text:p>0.3952847075</text:p>
          </table:table-cell>
          <table:table-cell table:number-columns-repeated="3" office:value-type="float" office:value="0">
            <text:p>0</text:p>
          </table:table-cell>
          <table:table-cell office:value-type="float" office:value="0.19232671139663">
            <text:p>0.1923267114</text:p>
          </table:table-cell>
          <table:table-cell office:value-type="float" office:value="1.12377091762673">
            <text:p>1.1237709176</text:p>
          </table:table-cell>
          <table:table-cell office:value-type="float" office:value="0.283745164675621">
            <text:p>0.2837451647</text:p>
          </table:table-cell>
          <table:table-cell office:value-type="float" office:value="0.0986939703219551">
            <text:p>0.0986939703</text:p>
          </table:table-cell>
          <table:table-cell office:value-type="float" office:value="0.639384223249234">
            <text:p>0.6393842232</text:p>
          </table:table-cell>
          <table:table-cell office:value-type="float" office:value="0.148040955482933">
            <text:p>0.14804095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452304">
            <text:p>0.5452304</text:p>
          </table:table-cell>
          <table:table-cell office:value-type="string">
            <text:p>Many people would be against any group wanting to alter their traditional view of marriage.</text:p>
          </table:table-cell>
          <table:table-cell office:value-type="string">
            <text:p>people who want to get rid of gay marriage may have wanted to prevent inter-racial marriage</text:p>
          </table:table-cell>
          <table:table-cell office:value-type="float" office:value="48">
            <text:p>48</text:p>
          </table:table-cell>
          <table:table-cell office:value-type="string">
            <text:p>[{u'Gov_Index': u'12', u'Dep': u'people', u'Gov': u'wanted', u'Dep_Index': u'1', u'Relation': u'nsubj'}, {u'Gov_Index': u'3', u'Dep': u'who', u'Gov': u'want', u'Dep_Index': u'2', u'Relation': u'nsubj'}, {u'Gov_Index': u'1', u'Dep': u'want', u'Gov': u'people', u'Dep_Index': u'3', u'Relation': u'rcmod'}, {u'Gov_Index': u'6', u'Dep': u'to', u'Gov': u'rid', u'Dep_Index': u'4', u'Relation': u'aux'}, {u'Gov_Index': u'6', u'Dep': u'get', u'Gov': u'rid', u'Dep_Index': u'5', u'Relation': u'dep'}, {u'Gov_Index': u'3', u'Dep': u'rid', u'Gov': u'want', u'Dep_Index': u'6', u'Relation': u'xcomp'}, {u'Gov_Index': u'9', u'Dep': u'gay', u'Gov': u'marriage', u'Dep_Index': u'8', u'Relation': u'amod'}, {u'Gov_Index': u'6', u'Dep': u'marriage', u'Gov': u'rid', u'Dep_Index': u'9', u'Relation': u'prep_of'}, {u'Gov_Index': u'12', u'Dep': u'may', u'Gov': u'wanted', u'Dep_Index': u'10', u'Relation': u'aux'}, {u'Gov_Index': u'12', u'Dep': u'have', u'Gov': u'wanted', u'Dep_Index': u'11', u'Relation': u'aux'}, {u'Gov_Index': u'14', u'Dep': u'to', u'Gov': u'prevent', u'Dep_Index': u'13', u'Relation': u'aux'}, {u'Gov_Index': u'12', u'Dep': u'prevent', u'Gov': u'wanted', u'Dep_Index': u'14', u'Relation': u'xcomp'}, {u'Gov_Index': u'16', u'Dep': u'inter-racial', u'Gov': u'marriage', u'Dep_Index': u'15', u'Relation': u'amod'}, {u'Gov_Index': u'14', u'Dep': u'marriage', u'Gov': u'prevent', u'Dep_Index': u'16', u'Relation': u'dobj'}]</text:p>
          </table:table-cell>
          <table:table-cell office:value-type="float" office:value="0.12524485821703">
            <text:p>0.1252448582</text:p>
          </table:table-cell>
          <table:table-cell office:value-type="float" office:value="0.408248290463863">
            <text:p>0.4082482905</text:p>
          </table:table-cell>
          <table:table-cell table:number-columns-repeated="3" office:value-type="float" office:value="0">
            <text:p>0</text:p>
          </table:table-cell>
          <table:table-cell office:value-type="float" office:value="0.195968534142563">
            <text:p>0.1959685341</text:p>
          </table:table-cell>
          <table:table-cell office:value-type="float" office:value="1.14505020046431">
            <text:p>1.1450502005</text:p>
          </table:table-cell>
          <table:table-cell office:value-type="float" office:value="0.28911805119388">
            <text:p>0.2891180512</text:p>
          </table:table-cell>
          <table:table-cell office:value-type="float" office:value="0.100562800415263">
            <text:p>0.1005628004</text:p>
          </table:table-cell>
          <table:table-cell office:value-type="float" office:value="0.65149135070288">
            <text:p>0.6514913507</text:p>
          </table:table-cell>
          <table:table-cell office:value-type="float" office:value="0.150844200622894">
            <text:p>0.15084420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434351">
            <text:p>0.6434351</text:p>
          </table:table-cell>
          <table:table-cell office:value-type="string">
            <text:p>Many peoples opinions are based on their view of marriage and not their dislike of homosexuals.</text:p>
          </table:table-cell>
          <table:table-cell office:value-type="string">
            <text:p>people did not want gay marriage</text:p>
          </table:table-cell>
          <table:table-cell office:value-type="float" office:value="43">
            <text:p>43</text:p>
          </table:table-cell>
          <table:table-cell office:value-type="string">
            <text:p>[{u'Gov_Index': u'4', u'Dep': u'people', u'Gov': u'want', u'Dep_Index': u'1', u'Relation': u'nsubj'}, {u'Gov_Index': u'4', u'Dep': u'did', u'Gov': u'want', u'Dep_Index': u'2', u'Relation': u'aux'}, {u'Gov_Index': u'4', u'Dep': u'not', u'Gov': u'want', u'Dep_Index': u'3', u'Relation': u'neg'}, {u'Gov_Index': u'6', u'Dep': u'gay', u'Gov': u'marriage', u'Dep_Index': u'5', u'Relation': u'amod'}, {u'Gov_Index': u'4', u'Dep': u'marriage', u'Gov': u'want', u'Dep_Index': u'6', u'Relation': u'dobj'}]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18330236510529">
            <text:p>0.0318330237</text:p>
          </table:table-cell>
          <table:table-cell office:value-type="float" office:value="0.425435065027835">
            <text:p>0.425435065</text:p>
          </table:table-cell>
          <table:table-cell office:value-type="float" office:value="0.0987547210992892">
            <text:p>0.0987547211</text:p>
          </table:table-cell>
          <table:table-cell office:value-type="float" office:value="0.0141078172998985">
            <text:p>0.0141078173</text:p>
          </table:table-cell>
          <table:table-cell office:value-type="float" office:value="0.130896260175922">
            <text:p>0.1308962602</text:p>
          </table:table-cell>
          <table:table-cell office:value-type="float" office:value="0.0260452011690433">
            <text:p>0.02604520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3479484">
            <text:p>0.43479484</text:p>
          </table:table-cell>
          <table:table-cell office:value-type="string">
            <text:p>Many peoples opinions are based on their view of marriage and not their dislike of homosexuals.</text:p>
          </table:table-cell>
          <table:table-cell office:value-type="string">
            <text:p>people who want to get rid of gay marriage may have wanted to prevent inter religious marriage</text:p>
          </table:table-cell>
          <table:table-cell office:value-type="float" office:value="55">
            <text:p>55</text:p>
          </table:table-cell>
          <table:table-cell office:value-type="string">
            <text:p>[{u'Gov_Index': u'12', u'Dep': u'people', u'Gov': u'wanted', u'Dep_Index': u'1', u'Relation': u'nsubj'}, {u'Gov_Index': u'3', u'Dep': u'who', u'Gov': u'want', u'Dep_Index': u'2', u'Relation': u'nsubj'}, {u'Gov_Index': u'1', u'Dep': u'want', u'Gov': u'people', u'Dep_Index': u'3', u'Relation': u'rcmod'}, {u'Gov_Index': u'6', u'Dep': u'to', u'Gov': u'rid', u'Dep_Index': u'4', u'Relation': u'aux'}, {u'Gov_Index': u'6', u'Dep': u'get', u'Gov': u'rid', u'Dep_Index': u'5', u'Relation': u'dep'}, {u'Gov_Index': u'3', u'Dep': u'rid', u'Gov': u'want', u'Dep_Index': u'6', u'Relation': u'xcomp'}, {u'Gov_Index': u'9', u'Dep': u'gay', u'Gov': u'marriage', u'Dep_Index': u'8', u'Relation': u'amod'}, {u'Gov_Index': u'6', u'Dep': u'marriage', u'Gov': u'rid', u'Dep_Index': u'9', u'Relation': u'prep_of'}, {u'Gov_Index': u'12', u'Dep': u'may', u'Gov': u'wanted', u'Dep_Index': u'10', u'Relation': u'aux'}, {u'Gov_Index': u'12', u'Dep': u'have', u'Gov': u'wanted', u'Dep_Index': u'11', u'Relation': u'aux'}, {u'Gov_Index': u'14', u'Dep': u'to', u'Gov': u'prevent', u'Dep_Index': u'13', u'Relation': u'aux'}, {u'Gov_Index': u'12', u'Dep': u'prevent', u'Gov': u'wanted', u'Dep_Index': u'14', u'Relation': u'xcomp'}, {u'Gov_Index': u'17', u'Dep': u'inter', u'Gov': u'marriage', u'Dep_Index': u'15', u'Relation': u'nn'}, {u'Gov_Index': u'17', u'Dep': u'religious', u'Gov': u'marriage', u'Dep_Index': u'16', u'Relation': u'amod'}, {u'Gov_Index': u'14', u'Dep': u'marriage', u'Gov': u'prevent', u'Dep_Index': u'17', u'Relation': u'dobj'}]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2241445598896">
            <text:p>0.0272241446</text:p>
          </table:table-cell>
          <table:table-cell office:value-type="float" office:value="0.363839321018464">
            <text:p>0.363839321</text:p>
          </table:table-cell>
          <table:table-cell office:value-type="float" office:value="0.0844567211914756">
            <text:p>0.0844567212</text:p>
          </table:table-cell>
          <table:table-cell office:value-type="float" office:value="0.024130491768993">
            <text:p>0.0241304918</text:p>
          </table:table-cell>
          <table:table-cell office:value-type="float" office:value="0.22388942680664">
            <text:p>0.2238894268</text:p>
          </table:table-cell>
          <table:table-cell office:value-type="float" office:value="0.0445486001889102">
            <text:p>0.04454860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319276">
            <text:p>0.4319276</text:p>
          </table:table-cell>
          <table:table-cell office:value-type="string">
            <text:p>Many peoples opinions are based on their view of marriage and not their dislike of homosexuals.</text:p>
          </table:table-cell>
          <table:table-cell office:value-type="string">
            <text:p>people who want to get rid of gay marriage may have wanted to prevent inter-racial marriage</text:p>
          </table:table-cell>
          <table:table-cell office:value-type="float" office:value="55">
            <text:p>55</text:p>
          </table:table-cell>
          <table:table-cell office:value-type="string">
            <text:p>[{u'Gov_Index': u'12', u'Dep': u'people', u'Gov': u'wanted', u'Dep_Index': u'1', u'Relation': u'nsubj'}, {u'Gov_Index': u'3', u'Dep': u'who', u'Gov': u'want', u'Dep_Index': u'2', u'Relation': u'nsubj'}, {u'Gov_Index': u'1', u'Dep': u'want', u'Gov': u'people', u'Dep_Index': u'3', u'Relation': u'rcmod'}, {u'Gov_Index': u'6', u'Dep': u'to', u'Gov': u'rid', u'Dep_Index': u'4', u'Relation': u'aux'}, {u'Gov_Index': u'6', u'Dep': u'get', u'Gov': u'rid', u'Dep_Index': u'5', u'Relation': u'dep'}, {u'Gov_Index': u'3', u'Dep': u'rid', u'Gov': u'want', u'Dep_Index': u'6', u'Relation': u'xcomp'}, {u'Gov_Index': u'9', u'Dep': u'gay', u'Gov': u'marriage', u'Dep_Index': u'8', u'Relation': u'amod'}, {u'Gov_Index': u'6', u'Dep': u'marriage', u'Gov': u'rid', u'Dep_Index': u'9', u'Relation': u'prep_of'}, {u'Gov_Index': u'12', u'Dep': u'may', u'Gov': u'wanted', u'Dep_Index': u'10', u'Relation': u'aux'}, {u'Gov_Index': u'12', u'Dep': u'have', u'Gov': u'wanted', u'Dep_Index': u'11', u'Relation': u'aux'}, {u'Gov_Index': u'14', u'Dep': u'to', u'Gov': u'prevent', u'Dep_Index': u'13', u'Relation': u'aux'}, {u'Gov_Index': u'12', u'Dep': u'prevent', u'Gov': u'wanted', u'Dep_Index': u'14', u'Relation': u'xcomp'}, {u'Gov_Index': u'16', u'Dep': u'inter-racial', u'Gov': u'marriage', u'Dep_Index': u'15', u'Relation': u'amod'}, {u'Gov_Index': u'14', u'Dep': u'marriage', u'Gov': u'prevent', u'Dep_Index': u'16', u'Relation': u'dobj'}]</text:p>
          </table:table-cell>
          <table:table-cell office:value-type="float" office:value="0">
            <text:p>0</text:p>
          </table:table-cell>
          <table:table-cell office:value-type="float" office:value="0.258198889747161">
            <text:p>0.25819888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7280952460279">
            <text:p>0.0277280952</text:p>
          </table:table-cell>
          <table:table-cell office:value-type="float" office:value="0.370574411447769">
            <text:p>0.3705744114</text:p>
          </table:table-cell>
          <table:table-cell office:value-type="float" office:value="0.0860201136609728">
            <text:p>0.0860201137</text:p>
          </table:table-cell>
          <table:table-cell office:value-type="float" office:value="0.0245771753317065">
            <text:p>0.0245771753</text:p>
          </table:table-cell>
          <table:table-cell office:value-type="float" office:value="0.228033881373802">
            <text:p>0.2280338814</text:p>
          </table:table-cell>
          <table:table-cell office:value-type="float" office:value="0.0453732467662274">
            <text:p>0.04537324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025413">
            <text:p>0.7025413</text:p>
          </table:table-cell>
          <table:table-cell office:value-type="string">
            <text:p>people did not want gay marriage</text:p>
          </table:table-cell>
          <table:table-cell office:value-type="string">
            <text:p>people who want to get rid of gay marriage may have wanted to prevent inter religious marriage</text:p>
          </table:table-cell>
          <table:table-cell office:value-type="float" office:value="50">
            <text:p>50</text:p>
          </table:table-cell>
          <table:table-cell office:value-type="string">
            <text:p>[{u'Gov_Index': u'12', u'Dep': u'people', u'Gov': u'wanted', u'Dep_Index': u'1', u'Relation': u'nsubj'}, {u'Gov_Index': u'3', u'Dep': u'who', u'Gov': u'want', u'Dep_Index': u'2', u'Relation': u'nsubj'}, {u'Gov_Index': u'1', u'Dep': u'want', u'Gov': u'people', u'Dep_Index': u'3', u'Relation': u'rcmod'}, {u'Gov_Index': u'6', u'Dep': u'to', u'Gov': u'rid', u'Dep_Index': u'4', u'Relation': u'aux'}, {u'Gov_Index': u'6', u'Dep': u'get', u'Gov': u'rid', u'Dep_Index': u'5', u'Relation': u'dep'}, {u'Gov_Index': u'3', u'Dep': u'rid', u'Gov': u'want', u'Dep_Index': u'6', u'Relation': u'xcomp'}, {u'Gov_Index': u'9', u'Dep': u'gay', u'Gov': u'marriage', u'Dep_Index': u'8', u'Relation': u'amod'}, {u'Gov_Index': u'6', u'Dep': u'marriage', u'Gov': u'rid', u'Dep_Index': u'9', u'Relation': u'prep_of'}, {u'Gov_Index': u'12', u'Dep': u'may', u'Gov': u'wanted', u'Dep_Index': u'10', u'Relation': u'aux'}, {u'Gov_Index': u'12', u'Dep': u'have', u'Gov': u'wanted', u'Dep_Index': u'11', u'Relation': u'aux'}, {u'Gov_Index': u'14', u'Dep': u'to', u'Gov': u'prevent', u'Dep_Index': u'13', u'Relation': u'aux'}, {u'Gov_Index': u'12', u'Dep': u'prevent', u'Gov': u'wanted', u'Dep_Index': u'14', u'Relation': u'xcomp'}, {u'Gov_Index': u'17', u'Dep': u'inter', u'Gov': u'marriage', u'Dep_Index': u'15', u'Relation': u'nn'}, {u'Gov_Index': u'17', u'Dep': u'religious', u'Gov': u'marriage', u'Dep_Index': u'16', u'Relation': u'amod'}, {u'Gov_Index': u'14', u'Dep': u'marriage', u'Gov': u'prevent', u'Dep_Index': u'17', u'Relation': u'dobj'}]</text:p>
          </table:table-cell>
          <table:table-cell office:value-type="float" office:value="0.105409255338946">
            <text:p>0.1054092553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60170054206938">
            <text:p>0.3601700542</text:p>
          </table:table-cell>
          <table:table-cell office:value-type="float" office:value="1.64603224218431">
            <text:p>1.6460322422</text:p>
          </table:table-cell>
          <table:table-cell office:value-type="float" office:value="0.432204065048326">
            <text:p>0.432204065</text:p>
          </table:table-cell>
          <table:table-cell office:value-type="float" office:value="0.324153048786245">
            <text:p>0.3241530488</text:p>
          </table:table-cell>
          <table:table-cell office:value-type="float" office:value="1.05612192603957">
            <text:p>1.056121926</text:p>
          </table:table-cell>
          <table:table-cell office:value-type="float" office:value="0.162076524393122">
            <text:p>0.16207652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233041">
            <text:p>0.7233041</text:p>
          </table:table-cell>
          <table:table-cell office:value-type="string">
            <text:p>people did not want gay marriage</text:p>
          </table:table-cell>
          <table:table-cell office:value-type="string">
            <text:p>people who want to get rid of gay marriage may have wanted to prevent inter-racial marriage</text:p>
          </table:table-cell>
          <table:table-cell office:value-type="float" office:value="47">
            <text:p>47</text:p>
          </table:table-cell>
          <table:table-cell office:value-type="string">
            <text:p>[{u'Gov_Index': u'12', u'Dep': u'people', u'Gov': u'wanted', u'Dep_Index': u'1', u'Relation': u'nsubj'}, {u'Gov_Index': u'3', u'Dep': u'who', u'Gov': u'want', u'Dep_Index': u'2', u'Relation': u'nsubj'}, {u'Gov_Index': u'1', u'Dep': u'want', u'Gov': u'people', u'Dep_Index': u'3', u'Relation': u'rcmod'}, {u'Gov_Index': u'6', u'Dep': u'to', u'Gov': u'rid', u'Dep_Index': u'4', u'Relation': u'aux'}, {u'Gov_Index': u'6', u'Dep': u'get', u'Gov': u'rid', u'Dep_Index': u'5', u'Relation': u'dep'}, {u'Gov_Index': u'3', u'Dep': u'rid', u'Gov': u'want', u'Dep_Index': u'6', u'Relation': u'xcomp'}, {u'Gov_Index': u'9', u'Dep': u'gay', u'Gov': u'marriage', u'Dep_Index': u'8', u'Relation': u'amod'}, {u'Gov_Index': u'6', u'Dep': u'marriage', u'Gov': u'rid', u'Dep_Index': u'9', u'Relation': u'prep_of'}, {u'Gov_Index': u'12', u'Dep': u'may', u'Gov': u'wanted', u'Dep_Index': u'10', u'Relation': u'aux'}, {u'Gov_Index': u'12', u'Dep': u'have', u'Gov': u'wanted', u'Dep_Index': u'11', u'Relation': u'aux'}, {u'Gov_Index': u'14', u'Dep': u'to', u'Gov': u'prevent', u'Dep_Index': u'13', u'Relation': u'aux'}, {u'Gov_Index': u'12', u'Dep': u'prevent', u'Gov': u'wanted', u'Dep_Index': u'14', u'Relation': u'xcomp'}, {u'Gov_Index': u'16', u'Dep': u'inter-racial', u'Gov': u'marriage', u'Dep_Index': u'15', u'Relation': u'amod'}, {u'Gov_Index': u'14', u'Dep': u'marriage', u'Gov': u'prevent', u'Dep_Index': u'16', u'Relation': u'dobj'}]</text:p>
          </table:table-cell>
          <table:table-cell office:value-type="float" office:value="0.108465228909328">
            <text:p>0.1084652289</text:p>
          </table:table-cell>
          <table:table-cell office:value-type="float" office:value="0.774596669241483">
            <text:p>0.7745966692</text:p>
          </table:table-cell>
          <table:table-cell table:number-columns-repeated="3" office:value-type="float" office:value="0">
            <text:p>0</text:p>
          </table:table-cell>
          <table:table-cell office:value-type="float" office:value="0.36765011982013">
            <text:p>0.3676501198</text:p>
          </table:table-cell>
          <table:table-cell office:value-type="float" office:value="1.68021728624656">
            <text:p>1.6802172862</text:p>
          </table:table-cell>
          <table:table-cell office:value-type="float" office:value="0.441180143784156">
            <text:p>0.4411801438</text:p>
          </table:table-cell>
          <table:table-cell office:value-type="float" office:value="0.330885107838117">
            <text:p>0.3308851078</text:p>
          </table:table-cell>
          <table:table-cell office:value-type="float" office:value="1.07805562433023">
            <text:p>1.0780556243</text:p>
          </table:table-cell>
          <table:table-cell office:value-type="float" office:value="0.165442553919058">
            <text:p>0.16544255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309418">
            <text:p>0.4309418</text:p>
          </table:table-cell>
          <table:table-cell office:value-type="string">
            <text:p>cases presented are not equivalent because the heterosexual male has the right to marry his girlfriend if he chooses</text:p>
          </table:table-cell>
          <table:table-cell office:value-type="string">
            <text:p>Preservation of heterosexual privilege</text:p>
          </table:table-cell>
          <table:table-cell office:value-type="float" office:value="55">
            <text:p>55</text:p>
          </table:table-cell>
          <table:table-cell office:value-type="string">
            <text:p>[{u'Gov_Index': u'4', u'Dep': u'heterosexual', u'Gov': u'privilege', u'Dep_Index': u'3', u'Relation': u'amod'}, {u'Gov_Index': u'1', u'Dep': u'privilege', u'Gov': u'Preservation', u'Dep_Index': u'4', u'Relation': u'prep_of'}]</text:p>
          </table:table-cell>
          <table:table-cell office:value-type="float" office:value="0">
            <text:p>0</text:p>
          </table:table-cell>
          <table:table-cell office:value-type="float" office:value="0.192450089729875">
            <text:p>0.192450089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7726275">
            <text:p>0.27726275</text:p>
          </table:table-cell>
          <table:table-cell office:value-type="string">
            <text:p>cases presented are not equivalent because the heterosexual male has the right to marry his girlfriend if he chooses</text:p>
          </table:table-cell>
          <table:table-cell office:value-type="string">
            <text:p>Opposition to equal rights for gay couples.</text:p>
          </table:table-cell>
          <table:table-cell office:value-type="float" office:value="62">
            <text:p>62</text:p>
          </table:table-cell>
          <table:table-cell office:value-type="string">
            <text:p>[{u'Gov_Index': u'4', u'Dep': u'equal', u'Gov': u'rights', u'Dep_Index': u'3', u'Relation': u'amod'}, {u'Gov_Index': u'1', u'Dep': u'rights', u'Gov': u'Opposition', u'Dep_Index': u'4', u'Relation': u'prep_to'}, {u'Gov_Index': u'7', u'Dep': u'gay', u'Gov': u'couples', u'Dep_Index': u'6', u'Relation': u'amod'}, {u'Gov_Index': u'1', u'Dep': u'couples', u'Gov': u'Opposition', u'Dep_Index': u'7', u'Relation': u'prep_for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306983">
            <text:p>0.3306983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Broadened marriage could change the current traditional marriage laws</text:p>
          </table:table-cell>
          <table:table-cell office:value-type="float" office:value="40">
            <text:p>40</text:p>
          </table:table-cell>
          <table:table-cell office:value-type="string">
            <text:p>[{u'Gov_Index': u'1', u'Dep': u'marriage', u'Gov': u'Broadened', u'Dep_Index': u'2', u'Relation': u'dep'}, {u'Gov_Index': u'4', u'Dep': u'could', u'Gov': u'change', u'Dep_Index': u'3', u'Relation': u'aux'}, {u'Gov_Index': u'1', u'Dep': u'change', u'Gov': u'Broadened', u'Dep_Index': u'4', u'Relation': u'dep'}, {u'Gov_Index': u'8', u'Dep': u'the', u'Gov': u'marriage', u'Dep_Index': u'5', u'Relation': u'det'}, {u'Gov_Index': u'8', u'Dep': u'current', u'Gov': u'marriage', u'Dep_Index': u'6', u'Relation': u'amod'}, {u'Gov_Index': u'8', u'Dep': u'traditional', u'Gov': u'marriage', u'Dep_Index': u'7', u'Relation': u'amod'}, {u'Gov_Index': u'4', u'Dep': u'marriage', u'Gov': u'change', u'Dep_Index': u'8', u'Relation': u'dobj'}, {u'Gov_Index': u'1', u'Dep': u'laws', u'Gov': u'Broadened', u'Dep_Index': u'9', u'Relation': u'nsubj'}]</text:p>
          </table:table-cell>
          <table:table-cell office:value-type="float" office:value="0">
            <text:p>0</text:p>
          </table:table-cell>
          <table:table-cell office:value-type="float" office:value="0.210818510677892">
            <text:p>0.2108185107</text:p>
          </table:table-cell>
          <table:table-cell table:number-columns-repeated="3" office:value-type="float" office:value="0">
            <text:p>0</text:p>
          </table:table-cell>
          <table:table-cell office:value-type="float" office:value="0.228908785304995">
            <text:p>0.2289087853</text:p>
          </table:table-cell>
          <table:table-cell office:value-type="float" office:value="1.32171515465829">
            <text:p>1.3217151547</text:p>
          </table:table-cell>
          <table:table-cell office:value-type="float" office:value="0.365112366785723">
            <text:p>0.3651123668</text:p>
          </table:table-cell>
          <table:table-cell office:value-type="float" office:value="0.0222629491942514">
            <text:p>0.0222629492</text:p>
          </table:table-cell>
          <table:table-cell office:value-type="float" office:value="0.209922690408837">
            <text:p>0.2099226904</text:p>
          </table:table-cell>
          <table:table-cell office:value-type="float" office:value="0.0395785763453358">
            <text:p>0.03957857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477839">
            <text:p>0.4477839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Broadened marriage is a side effect of legal gay marriage</text:p>
          </table:table-cell>
          <table:table-cell office:value-type="float" office:value="37">
            <text:p>37</text:p>
          </table:table-cell>
          <table:table-cell office:value-type="string">
            <text:p>[{u'Gov_Index': u'6', u'Dep': u'marriage', u'Gov': u'effect', u'Dep_Index': u'2', u'Relation': u'nsubj'}, {u'Gov_Index': u'6', u'Dep': u'is', u'Gov': u'effect', u'Dep_Index': u'3', u'Relation': u'cop'}, {u'Gov_Index': u'6', u'Dep': u'a', u'Gov': u'effect', u'Dep_Index': u'4', u'Relation': u'det'}, {u'Gov_Index': u'6', u'Dep': u'side', u'Gov': u'effect', u'Dep_Index': u'5', u'Relation': u'amod'}, {u'Gov_Index': u'1', u'Dep': u'effect', u'Gov': u'Broadened', u'Dep_Index': u'6', u'Relation': u'ccomp'}, {u'Gov_Index': u'10', u'Dep': u'legal', u'Gov': u'marriage', u'Dep_Index': u'8', u'Relation': u'amod'}, {u'Gov_Index': u'10', u'Dep': u'gay', u'Gov': u'marriage', u'Dep_Index': u'9', u'Relation': u'amod'}, {u'Gov_Index': u'6', u'Dep': u'marriage', u'Gov': u'effect', u'Dep_Index': u'10', u'Relation': u'prep_of'}]</text:p>
          </table:table-cell>
          <table:table-cell office:value-type="float" office:value="0.100503781525921">
            <text:p>0.1005037815</text:p>
          </table:table-cell>
          <table:table-cell office:value-type="float" office:value="0.333333333333333">
            <text:p>0.33333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9371986301836">
            <text:p>0.193719863</text:p>
          </table:table-cell>
          <table:table-cell office:value-type="float" office:value="0.894681115155957">
            <text:p>0.8946811152</text:p>
          </table:table-cell>
          <table:table-cell office:value-type="float" office:value="0.264032998484284">
            <text:p>0.2640329985</text:p>
          </table:table-cell>
          <table:table-cell office:value-type="float" office:value="0.013245802599546">
            <text:p>0.0132458026</text:p>
          </table:table-cell>
          <table:table-cell office:value-type="float" office:value="0">
            <text:p>0</text:p>
          </table:table-cell>
          <table:table-cell office:value-type="float" office:value="0.0245993476848712">
            <text:p>0.02459934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588234">
            <text:p>0.5588234</text:p>
          </table:table-cell>
          <table:table-cell office:value-type="string">
            <text:p>the issue of gay rights is more political</text:p>
          </table:table-cell>
          <table:table-cell office:value-type="string">
            <text:p>Paul is frequently referenced as an expert on the issue of gay marriage and rights</text:p>
          </table:table-cell>
          <table:table-cell office:value-type="float" office:value="49">
            <text:p>49</text:p>
          </table:table-cell>
          <table:table-cell office:value-type="string">
            <text:p>[{u'Gov_Index': u'4', u'Dep': u'Paul', u'Gov': u'referenced', u'Dep_Index': u'1', u'Relation': u'nsubjpass'}, {u'Gov_Index': u'4', u'Dep': u'is', u'Gov': u'referenced', u'Dep_Index': u'2', u'Relation': u'auxpass'}, {u'Gov_Index': u'4', u'Dep': u'frequently', u'Gov': u'referenced', u'Dep_Index': u'3', u'Relation': u'advmod'}, {u'Gov_Index': u'7', u'Dep': u'an', u'Gov': u'expert', u'Dep_Index': u'6', u'Relation': u'det'}, {u'Gov_Index': u'4', u'Dep': u'expert', u'Gov': u'referenced', u'Dep_Index': u'7', u'Relation': u'prep_as'}, {u'Gov_Index': u'10', u'Dep': u'the', u'Gov': u'issue', u'Dep_Index': u'9', u'Relation': u'det'}, {u'Gov_Index': u'7', u'Dep': u'issue', u'Gov': u'expert', u'Dep_Index': u'10', u'Relation': u'prep_on'}, {u'Gov_Index': u'13', u'Dep': u'gay', u'Gov': u'marriage', u'Dep_Index': u'12', u'Relation': u'amod'}, {u'Gov_Index': u'10', u'Dep': u'marriage', u'Gov': u'issue', u'Dep_Index': u'13', u'Relation': u'prep_of'}, {u'Gov_Index': u'10', u'Dep': u'rights', u'Gov': u'issue', u'Dep_Index': u'15', u'Relation': u'prep_of'}, {u'Gov_Index': u'13', u'Dep': u'rights', u'Gov': u'marriage', u'Dep_Index': u'15', u'Relation': u'conj_and'}]</text:p>
          </table:table-cell>
          <table:table-cell office:value-type="float" office:value="0.303045763365663">
            <text:p>0.3030457634</text:p>
          </table:table-cell>
          <table:table-cell office:value-type="float" office:value="0.530330085889911">
            <text:p>0.530330085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93072603190489">
            <text:p>0.0193072603</text:p>
          </table:table-cell>
          <table:table-cell office:value-type="float" office:value="0.250284924222877">
            <text:p>0.2502849242</text:p>
          </table:table-cell>
          <table:table-cell office:value-type="float" office:value="0.0579217809571467">
            <text:p>0.0579217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2514533">
            <text:p>0.22514533</text:p>
          </table:table-cell>
          <table:table-cell office:value-type="string">
            <text:p>discussion of "morality" is a safe ground because morality is relative and subjective</text:p>
          </table:table-cell>
          <table:table-cell office:value-type="string">
            <text:p>when people claim religion in doing prejudice they are actually abandoning their morals</text:p>
          </table:table-cell>
          <table:table-cell office:value-type="float" office:value="55">
            <text:p>55</text:p>
          </table:table-cell>
          <table:table-cell office:value-type="string">
            <text:p>[{u'Gov_Index': u'3', u'Dep': u'when', u'Gov': u'claim', u'Dep_Index': u'1', u'Relation': u'advmod'}, {u'Gov_Index': u'3', u'Dep': u'people', u'Gov': u'claim', u'Dep_Index': u'2', u'Relation': u'nsubj'}, {u'Gov_Index': u'3', u'Dep': u'religion', u'Gov': u'claim', u'Dep_Index': u'4', u'Relation': u'dobj'}, {u'Gov_Index': u'3', u'Dep': u'doing', u'Gov': u'claim', u'Dep_Index': u'6', u'Relation': u'prepc_in'}, {u'Gov_Index': u'6', u'Dep': u'prejudice', u'Gov': u'doing', u'Dep_Index': u'7', u'Relation': u'dobj'}, {u'Gov_Index': u'11', u'Dep': u'they', u'Gov': u'abandoning', u'Dep_Index': u'8', u'Relation': u'nsubj'}, {u'Gov_Index': u'11', u'Dep': u'are', u'Gov': u'abandoning', u'Dep_Index': u'9', u'Relation': u'aux'}, {u'Gov_Index': u'11', u'Dep': u'actually', u'Gov': u'abandoning', u'Dep_Index': u'10', u'Relation': u'advmod'}, {u'Gov_Index': u'7', u'Dep': u'abandoning', u'Gov': u'prejudice', u'Dep_Index': u'11', u'Relation': u'rcmod'}, {u'Gov_Index': u'13', u'Dep': u'their', u'Gov': u'morals', u'Dep_Index': u'12', u'Relation': u'poss'}, {u'Gov_Index': u'11', u'Dep': u'morals', u'Gov': u'abandoning', u'Dep_Index': u'13', u'Relation': u'dobj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163246245492528">
            <text:p>0.1632462455</text:p>
          </table:table-cell>
          <table:table-cell office:value-type="float" office:value="1.97841321720089">
            <text:p>1.9784132172</text:p>
          </table:table-cell>
          <table:table-cell office:value-type="float" office:value="0.516707236662677">
            <text:p>0.51670723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5033206">
            <text:p>0.25033206</text:p>
          </table:table-cell>
          <table:table-cell office:value-type="string">
            <text:p>discussion of "morality" is a safe ground because morality is relative and subjective</text:p>
          </table:table-cell>
          <table:table-cell office:value-type="string">
            <text:p>You cannot justify an anti-gay agenda on morals or religion</text:p>
          </table:table-cell>
          <table:table-cell office:value-type="float" office:value="46">
            <text:p>46</text:p>
          </table:table-cell>
          <table:table-cell office:value-type="string">
            <text:p>[{u'Gov_Index': u'4', u'Dep': u'You', u'Gov': u'justify', u'Dep_Index': u'1', u'Relation': u'nsubj'}, {u'Gov_Index': u'4', u'Dep': u'can', u'Gov': u'justify', u'Dep_Index': u'2', u'Relation': u'aux'}, {u'Gov_Index': u'4', u'Dep': u'not', u'Gov': u'justify', u'Dep_Index': u'3', u'Relation': u'neg'}, {u'Gov_Index': u'7', u'Dep': u'an', u'Gov': u'agenda', u'Dep_Index': u'5', u'Relation': u'det'}, {u'Gov_Index': u'7', u'Dep': u'anti-gay', u'Gov': u'agenda', u'Dep_Index': u'6', u'Relation': u'amod'}, {u'Gov_Index': u'4', u'Dep': u'agenda', u'Gov': u'justify', u'Dep_Index': u'7', u'Relation': u'dobj'}, {u'Gov_Index': u'4', u'Dep': u'morals', u'Gov': u'justify', u'Dep_Index': u'9', u'Relation': u'prep_on'}, {u'Gov_Index': u'4', u'Dep': u'religion', u'Gov': u'justify', u'Dep_Index': u'11', u'Relation': u'prep_on'}, {u'Gov_Index': u'9', u'Dep': u'religion', u'Gov': u'morals', u'Dep_Index': u'11', u'Relation': u'conj_or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331733836390931">
            <text:p>0.0331733836</text:p>
          </table:table-cell>
          <table:table-cell office:value-type="float" office:value="0.44739223011613">
            <text:p>0.4473922301</text:p>
          </table:table-cell>
          <table:table-cell office:value-type="float" office:value="0.10311350016547">
            <text:p>0.10311350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398604">
            <text:p>0.3398604</text:p>
          </table:table-cell>
          <table:table-cell office:value-type="string">
            <text:p>the stance against homosexuality not prejudice</text:p>
          </table:table-cell>
          <table:table-cell office:value-type="string">
            <text:p>it was once moral to have racial and gender inequality based on prejudice</text:p>
          </table:table-cell>
          <table:table-cell office:value-type="float" office:value="35">
            <text:p>35</text:p>
          </table:table-cell>
          <table:table-cell office:value-type="string">
            <text:p>[{u'Gov_Index': u'4', u'Dep': u'it', u'Gov': u'moral', u'Dep_Index': u'1', u'Relation': u'nsubj'}, {u'Gov_Index': u'4', u'Dep': u'was', u'Gov': u'moral', u'Dep_Index': u'2', u'Relation': u'cop'}, {u'Gov_Index': u'4', u'Dep': u'once', u'Gov': u'moral', u'Dep_Index': u'3', u'Relation': u'advmod'}, {u'Gov_Index': u'6', u'Dep': u'to', u'Gov': u'have', u'Dep_Index': u'5', u'Relation': u'aux'}, {u'Gov_Index': u'4', u'Dep': u'have', u'Gov': u'moral', u'Dep_Index': u'6', u'Relation': u'xcomp'}, {u'Gov_Index': u'10', u'Dep': u'racial', u'Gov': u'inequality', u'Dep_Index': u'7', u'Relation': u'amod'}, {u'Gov_Index': u'7', u'Dep': u'gender', u'Gov': u'racial', u'Dep_Index': u'9', u'Relation': u'conj_and'}, {u'Gov_Index': u'10', u'Dep': u'gender', u'Gov': u'inequality', u'Dep_Index': u'9', u'Relation': u'amod'}, {u'Gov_Index': u'6', u'Dep': u'inequality', u'Gov': u'have', u'Dep_Index': u'10', u'Relation': u'dobj'}, {u'Gov_Index': u'6', u'Dep': u'on', u'Gov': u'have', u'Dep_Index': u'12', u'Relation': u'prepc_based_on'}, {u'Gov_Index': u'6', u'Dep': u'prejudice', u'Gov': u'have', u'Dep_Index': u'13', u'Relation': u'pobj'}]</text:p>
          </table:table-cell>
          <table:table-cell office:value-type="float" office:value="0">
            <text:p>0</text:p>
          </table:table-cell>
          <table:table-cell office:value-type="float" office:value="0.235702260395516">
            <text:p>0.2357022604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3061194">
            <text:p>0.33061194</text:p>
          </table:table-cell>
          <table:table-cell office:value-type="string">
            <text:p>the stance against homosexuality not prejudice</text:p>
          </table:table-cell>
          <table:table-cell office:value-type="string">
            <text:p>it is prejudice as opposed to religious or moral beliefs which fuel the anti-gay agenda;</text:p>
          </table:table-cell>
          <table:table-cell office:value-type="float" office:value="48">
            <text:p>48</text:p>
          </table:table-cell>
          <table:table-cell office:value-type="string">
            <text:p>[{u'Gov_Index': u'3', u'Dep': u'it', u'Gov': u'prejudice', u'Dep_Index': u'1', u'Relation': u'nsubj'}, {u'Gov_Index': u'3', u'Dep': u'is', u'Gov': u'prejudice', u'Dep_Index': u'2', u'Relation': u'cop'}, {u'Gov_Index': u'5', u'Dep': u'as', u'Gov': u'opposed', u'Dep_Index': u'4', u'Relation': u'advmod'}, {u'Gov_Index': u'3', u'Dep': u'opposed', u'Gov': u'prejudice', u'Dep_Index': u'5', u'Relation': u'vmod'}, {u'Gov_Index': u'10', u'Dep': u'religious', u'Gov': u'beliefs', u'Dep_Index': u'7', u'Relation': u'amod'}, {u'Gov_Index': u'7', u'Dep': u'moral', u'Gov': u'religious', u'Dep_Index': u'9', u'Relation': u'conj_or'}, {u'Gov_Index': u'10', u'Dep': u'moral', u'Gov': u'beliefs', u'Dep_Index': u'9', u'Relation': u'amod'}, {u'Gov_Index': u'5', u'Dep': u'beliefs', u'Gov': u'opposed', u'Dep_Index': u'10', u'Relation': u'prep_to'}, {u'Gov_Index': u'12', u'Dep': u'which', u'Gov': u'fuel', u'Dep_Index': u'11', u'Relation': u'nsubj'}, {u'Gov_Index': u'3', u'Dep': u'fuel', u'Gov': u'prejudice', u'Dep_Index': u'12', u'Relation': u'rcmod'}, {u'Gov_Index': u'15', u'Dep': u'the', u'Gov': u'agenda', u'Dep_Index': u'13', u'Relation': u'det'}, {u'Gov_Index': u'15', u'Dep': u'anti-gay', u'Gov': u'agenda', u'Dep_Index': u'14', u'Relation': u'amod'}, {u'Gov_Index': u'12', u'Dep': u'agenda', u'Gov': u'fuel', u'Dep_Index': u'15', u'Relation': u'dobj'}]</text:p>
          </table:table-cell>
          <table:table-cell office:value-type="float" office:value="0">
            <text:p>0</text:p>
          </table:table-cell>
          <table:table-cell office:value-type="float" office:value="0.192450089729875">
            <text:p>0.192450089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6190497">
            <text:p>0.46190497</text:p>
          </table:table-cell>
          <table:table-cell office:value-type="string">
            <text:p>the stance against homosexuality not prejudice</text:p>
          </table:table-cell>
          <table:table-cell office:value-type="string">
            <text:p>when people claim religion in doing prejudice they are actually abandoning their morals</text:p>
          </table:table-cell>
          <table:table-cell office:value-type="float" office:value="45">
            <text:p>45</text:p>
          </table:table-cell>
          <table:table-cell office:value-type="string">
            <text:p>[{u'Gov_Index': u'3', u'Dep': u'when', u'Gov': u'claim', u'Dep_Index': u'1', u'Relation': u'advmod'}, {u'Gov_Index': u'3', u'Dep': u'people', u'Gov': u'claim', u'Dep_Index': u'2', u'Relation': u'nsubj'}, {u'Gov_Index': u'3', u'Dep': u'religion', u'Gov': u'claim', u'Dep_Index': u'4', u'Relation': u'dobj'}, {u'Gov_Index': u'3', u'Dep': u'doing', u'Gov': u'claim', u'Dep_Index': u'6', u'Relation': u'prepc_in'}, {u'Gov_Index': u'6', u'Dep': u'prejudice', u'Gov': u'doing', u'Dep_Index': u'7', u'Relation': u'dobj'}, {u'Gov_Index': u'11', u'Dep': u'they', u'Gov': u'abandoning', u'Dep_Index': u'8', u'Relation': u'nsubj'}, {u'Gov_Index': u'11', u'Dep': u'are', u'Gov': u'abandoning', u'Dep_Index': u'9', u'Relation': u'aux'}, {u'Gov_Index': u'11', u'Dep': u'actually', u'Gov': u'abandoning', u'Dep_Index': u'10', u'Relation': u'advmod'}, {u'Gov_Index': u'7', u'Dep': u'abandoning', u'Gov': u'prejudice', u'Dep_Index': u'11', u'Relation': u'rcmod'}, {u'Gov_Index': u'13', u'Dep': u'their', u'Gov': u'morals', u'Dep_Index': u'12', u'Relation': u'poss'}, {u'Gov_Index': u'11', u'Dep': u'morals', u'Gov': u'abandoning', u'Dep_Index': u'13', u'Relation': u'dobj'}]</text:p>
          </table:table-cell>
          <table:table-cell office:value-type="float" office:value="0">
            <text:p>0</text:p>
          </table:table-cell>
          <table:table-cell office:value-type="float" office:value="0.218217890235992">
            <text:p>0.218217890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6650458">
            <text:p>0.36650458</text:p>
          </table:table-cell>
          <table:table-cell office:value-type="string">
            <text:p>the stance against homosexuality not prejudice</text:p>
          </table:table-cell>
          <table:table-cell office:value-type="string">
            <text:p>You cannot justify an anti-gay agenda on morals or religion</text:p>
          </table:table-cell>
          <table:table-cell office:value-type="float" office:value="34">
            <text:p>34</text:p>
          </table:table-cell>
          <table:table-cell office:value-type="string">
            <text:p>[{u'Gov_Index': u'4', u'Dep': u'You', u'Gov': u'justify', u'Dep_Index': u'1', u'Relation': u'nsubj'}, {u'Gov_Index': u'4', u'Dep': u'can', u'Gov': u'justify', u'Dep_Index': u'2', u'Relation': u'aux'}, {u'Gov_Index': u'4', u'Dep': u'not', u'Gov': u'justify', u'Dep_Index': u'3', u'Relation': u'neg'}, {u'Gov_Index': u'7', u'Dep': u'an', u'Gov': u'agenda', u'Dep_Index': u'5', u'Relation': u'det'}, {u'Gov_Index': u'7', u'Dep': u'anti-gay', u'Gov': u'agenda', u'Dep_Index': u'6', u'Relation': u'amod'}, {u'Gov_Index': u'4', u'Dep': u'agenda', u'Gov': u'justify', u'Dep_Index': u'7', u'Relation': u'dobj'}, {u'Gov_Index': u'4', u'Dep': u'morals', u'Gov': u'justify', u'Dep_Index': u'9', u'Relation': u'prep_on'}, {u'Gov_Index': u'4', u'Dep': u'religion', u'Gov': u'justify', u'Dep_Index': u'11', u'Relation': u'prep_on'}, {u'Gov_Index': u'9', u'Dep': u'religion', u'Gov': u'morals', u'Dep_Index': u'11', u'Relation': u'conj_or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432795">
            <text:p>0.3432795</text:p>
          </table:table-cell>
          <table:table-cell office:value-type="string">
            <text:p>state constitutional amendments being passed are intended to preclude same-sex marriage and civil unions</text:p>
          </table:table-cell>
          <table:table-cell office:value-type="string">
            <text:p>West Coasts will have gay marriage laws</text:p>
          </table:table-cell>
          <table:table-cell office:value-type="float" office:value="65">
            <text:p>65</text:p>
          </table:table-cell>
          <table:table-cell office:value-type="string">
            <text:p>[{u'Gov_Index': u'2', u'Dep': u'West', u'Gov': u'Coasts', u'Dep_Index': u'1', u'Relation': u'nn'}, {u'Gov_Index': u'4', u'Dep': u'Coasts', u'Gov': u'have', u'Dep_Index': u'2', u'Relation': u'nsubj'}, {u'Gov_Index': u'4', u'Dep': u'will', u'Gov': u'have', u'Dep_Index': u'3', u'Relation': u'aux'}, {u'Gov_Index': u'7', u'Dep': u'gay', u'Gov': u'laws', u'Dep_Index': u'5', u'Relation': u'amod'}, {u'Gov_Index': u'7', u'Dep': u'marriage', u'Gov': u'laws', u'Dep_Index': u'6', u'Relation': u'nn'}, {u'Gov_Index': u'4', u'Dep': u'laws', u'Gov': u'have', u'Dep_Index': u'7', u'Relation': u'dobj'}]</text:p>
          </table:table-cell>
          <table:table-cell office:value-type="float" office:value="0">
            <text:p>0</text:p>
          </table:table-cell>
          <table:table-cell office:value-type="float" office:value="0.14142135623731">
            <text:p>0.1414213562</text:p>
          </table:table-cell>
          <table:table-cell table:number-columns-repeated="3" office:value-type="float" office:value="0">
            <text:p>0</text:p>
          </table:table-cell>
          <table:table-cell office:value-type="float" office:value="0.0779411955216498">
            <text:p>0.0779411955</text:p>
          </table:table-cell>
          <table:table-cell office:value-type="float" office:value="1.06845245475412">
            <text:p>1.0684524548</text:p>
          </table:table-cell>
          <table:table-cell office:value-type="float" office:value="0.233206326800104">
            <text:p>0.23320632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156636">
            <text:p>0.5156636</text:p>
          </table:table-cell>
          <table:table-cell office:value-type="string">
            <text:p>state constitutional amendments being passed are intended to preclude same-sex marriage and civil unions</text:p>
          </table:table-cell>
          <table:table-cell office:value-type="string">
            <text:p>five states have passed gay marriage legislation on the grounds that it was not done via the voters</text:p>
          </table:table-cell>
          <table:table-cell office:value-type="float" office:value="65">
            <text:p>65</text:p>
          </table:table-cell>
          <table:table-cell office:value-type="string">
            <text:p>[{u'Gov_Index': u'2', u'Dep': u'five', u'Gov': u'states', u'Dep_Index': u'1', u'Relation': u'num'}, {u'Gov_Index': u'4', u'Dep': u'states', u'Gov': u'passed', u'Dep_Index': u'2', u'Relation': u'nsubj'}, {u'Gov_Index': u'4', u'Dep': u'have', u'Gov': u'passed', u'Dep_Index': u'3', u'Relation': u'aux'}, {u'Gov_Index': u'7', u'Dep': u'gay', u'Gov': u'legislation', u'Dep_Index': u'5', u'Relation': u'amod'}, {u'Gov_Index': u'7', u'Dep': u'marriage', u'Gov': u'legislation', u'Dep_Index': u'6', u'Relation': u'nn'}, {u'Gov_Index': u'4', u'Dep': u'legislation', u'Gov': u'passed', u'Dep_Index': u'7', u'Relation': u'dobj'}, {u'Gov_Index': u'10', u'Dep': u'the', u'Gov': u'grounds', u'Dep_Index': u'9', u'Relation': u'det'}, {u'Gov_Index': u'7', u'Dep': u'grounds', u'Gov': u'legislation', u'Dep_Index': u'10', u'Relation': u'prep_on'}, {u'Gov_Index': u'15', u'Dep': u'that', u'Gov': u'done', u'Dep_Index': u'11', u'Relation': u'mark'}, {u'Gov_Index': u'15', u'Dep': u'it', u'Gov': u'done', u'Dep_Index': u'12', u'Relation': u'nsubjpass'}, {u'Gov_Index': u'15', u'Dep': u'was', u'Gov': u'done', u'Dep_Index': u'13', u'Relation': u'auxpass'}, {u'Gov_Index': u'15', u'Dep': u'not', u'Gov': u'done', u'Dep_Index': u'14', u'Relation': u'neg'}, {u'Gov_Index': u'4', u'Dep': u'done', u'Gov': u'passed', u'Dep_Index': u'15', u'Relation': u'ccomp'}, {u'Gov_Index': u'18', u'Dep': u'the', u'Gov': u'voters', u'Dep_Index': u'17', u'Relation': u'det'}, {u'Gov_Index': u'15', u'Dep': u'voters', u'Gov': u'done', u'Dep_Index': u'18', u'Relation': u'prep_via'}]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3" office:value-type="float" office:value="0">
            <text:p>0</text:p>
          </table:table-cell>
          <table:table-cell office:value-type="float" office:value="0.0691584654300767">
            <text:p>0.0691584654</text:p>
          </table:table-cell>
          <table:table-cell office:value-type="float" office:value="0.953264331322585">
            <text:p>0.9532643313</text:p>
          </table:table-cell>
          <table:table-cell office:value-type="float" office:value="0.177693057136037">
            <text:p>0.17769305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0562665">
            <text:p>0.40562665</text:p>
          </table:table-cell>
          <table:table-cell office:value-type="string">
            <text:p>state constitutional amendments being passed are intended to preclude same-sex marriage and civil unions</text:p>
          </table:table-cell>
          <table:table-cell office:value-type="string">
            <text:p>once brought to a public vote, marriage equality will not be passed</text:p>
          </table:table-cell>
          <table:table-cell office:value-type="float" office:value="70">
            <text:p>70</text:p>
          </table:table-cell>
          <table:table-cell office:value-type="string">
            <text:p>[{u'Gov_Index': u'2', u'Dep': u'once', u'Gov': u'brought', u'Dep_Index': u'1', u'Relation': u'advmod'}, {u'Gov_Index': u'13', u'Dep': u'brought', u'Gov': u'passed', u'Dep_Index': u'2', u'Relation': u'vmod'}, {u'Gov_Index': u'6', u'Dep': u'a', u'Gov': u'vote', u'Dep_Index': u'4', u'Relation': u'det'}, {u'Gov_Index': u'6', u'Dep': u'public', u'Gov': u'vote', u'Dep_Index': u'5', u'Relation': u'amod'}, {u'Gov_Index': u'2', u'Dep': u'vote', u'Gov': u'brought', u'Dep_Index': u'6', u'Relation': u'prep_to'}, {u'Gov_Index': u'9', u'Dep': u'marriage', u'Gov': u'equality', u'Dep_Index': u'8', u'Relation': u'nn'}, {u'Gov_Index': u'13', u'Dep': u'equality', u'Gov': u'passed', u'Dep_Index': u'9', u'Relation': u'nsubjpass'}, {u'Gov_Index': u'13', u'Dep': u'will', u'Gov': u'passed', u'Dep_Index': u'10', u'Relation': u'aux'}, {u'Gov_Index': u'13', u'Dep': u'not', u'Gov': u'passed', u'Dep_Index': u'11', u'Relation': u'neg'}, {u'Gov_Index': u'13', u'Dep': u'be', u'Gov': u'passed', u'Dep_Index': u'12', u'Relation': u'auxpass'}]</text:p>
          </table:table-cell>
          <table:table-cell office:value-type="float" office:value="0.0800640769025436">
            <text:p>0.0800640769</text:p>
          </table:table-cell>
          <table:table-cell office:value-type="float" office:value="0.239045721866879">
            <text:p>0.2390457219</text:p>
          </table:table-cell>
          <table:table-cell table:number-columns-repeated="3" office:value-type="float" office:value="0">
            <text:p>0</text:p>
          </table:table-cell>
          <table:table-cell office:value-type="float" office:value="0.0583939324404901">
            <text:p>0.0583939324</text:p>
          </table:table-cell>
          <table:table-cell office:value-type="float" office:value="0.684125285305011">
            <text:p>0.6841252853</text:p>
          </table:table-cell>
          <table:table-cell office:value-type="float" office:value="0.177866056404403">
            <text:p>0.17786605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179907">
            <text:p>0.5179907</text:p>
          </table:table-cell>
          <table:table-cell office:value-type="string">
            <text:p>equal marriage hurts heterosexuals</text:p>
          </table:table-cell>
          <table:table-cell office:value-type="string">
            <text:p>gay marriage laws would not affect marriage for anyone</text:p>
          </table:table-cell>
          <table:table-cell office:value-type="float" office:value="28">
            <text:p>28</text:p>
          </table:table-cell>
          <table:table-cell office:value-type="string">
            <text:p>[{u'Gov_Index': u'3', u'Dep': u'gay', u'Gov': u'laws', u'Dep_Index': u'1', u'Relation': u'amod'}, {u'Gov_Index': u'3', u'Dep': u'marriage', u'Gov': u'laws', u'Dep_Index': u'2', u'Relation': u'nn'}, {u'Gov_Index': u'6', u'Dep': u'laws', u'Gov': u'affect', u'Dep_Index': u'3', u'Relation': u'nsubj'}, {u'Gov_Index': u'6', u'Dep': u'would', u'Gov': u'affect', u'Dep_Index': u'4', u'Relation': u'aux'}, {u'Gov_Index': u'6', u'Dep': u'not', u'Gov': u'affect', u'Dep_Index': u'5', u'Relation': u'neg'}, {u'Gov_Index': u'6', u'Dep': u'marriage', u'Gov': u'affect', u'Dep_Index': u'7', u'Relation': u'dobj'}, {u'Gov_Index': u'6', u'Dep': u'anyone', u'Gov': u'affect', u'Dep_Index': u'9', u'Relation': u'prep_for'}]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46690996127516">
            <text:p>0.0346690996</text:p>
          </table:table-cell>
          <table:table-cell office:value-type="float" office:value="0.479548329019579">
            <text:p>0.479548329</text:p>
          </table:table-cell>
          <table:table-cell office:value-type="float" office:value="0.0640044915927722">
            <text:p>0.06400449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0655769">
            <text:p>0.20655769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Five states have already legalized gay marriage</text:p>
          </table:table-cell>
          <table:table-cell office:value-type="float" office:value="39">
            <text:p>39</text:p>
          </table:table-cell>
          <table:table-cell office:value-type="string">
            <text:p>[{u'Gov_Index': u'2', u'Dep': u'Five', u'Gov': u'states', u'Dep_Index': u'1', u'Relation': u'num'}, {u'Gov_Index': u'5', u'Dep': u'states', u'Gov': u'legalized', u'Dep_Index': u'2', u'Relation': u'nsubj'}, {u'Gov_Index': u'5', u'Dep': u'have', u'Gov': u'legalized', u'Dep_Index': u'3', u'Relation': u'aux'}, {u'Gov_Index': u'5', u'Dep': u'already', u'Gov': u'legalized', u'Dep_Index': u'4', u'Relation': u'advmod'}, {u'Gov_Index': u'7', u'Dep': u'gay', u'Gov': u'marriage', u'Dep_Index': u'6', u'Relation': u'amod'}, {u'Gov_Index': u'5', u'Dep': u'marriage', u'Gov': u'legalized', u'Dep_Index': u'7', u'Relation': u'dobj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1740446">
            <text:p>0.61740446</text:p>
          </table:table-cell>
          <table:table-cell office:value-type="string">
            <text:p>Broadened marriage is a side effect of legal gay marriage</text:p>
          </table:table-cell>
          <table:table-cell office:value-type="string">
            <text:p>Gay marriage supporters want marriage laws changed to accommodate gay marriage</text:p>
          </table:table-cell>
          <table:table-cell office:value-type="float" office:value="41">
            <text:p>41</text:p>
          </table:table-cell>
          <table:table-cell office:value-type="string">
            <text:p>[{u'Gov_Index': u'3', u'Dep': u'Gay', u'Gov': u'supporters', u'Dep_Index': u'1', u'Relation': u'nn'}, {u'Gov_Index': u'3', u'Dep': u'marriage', u'Gov': u'supporters', u'Dep_Index': u'2', u'Relation': u'nn'}, {u'Gov_Index': u'4', u'Dep': u'supporters', u'Gov': u'want', u'Dep_Index': u'3', u'Relation': u'nsubj'}, {u'Gov_Index': u'6', u'Dep': u'marriage', u'Gov': u'laws', u'Dep_Index': u'5', u'Relation': u'nn'}, {u'Gov_Index': u'7', u'Dep': u'laws', u'Gov': u'changed', u'Dep_Index': u'6', u'Relation': u'nsubj'}, {u'Gov_Index': u'4', u'Dep': u'changed', u'Gov': u'want', u'Dep_Index': u'7', u'Relation': u'ccomp'}, {u'Gov_Index': u'9', u'Dep': u'to', u'Gov': u'accommodate', u'Dep_Index': u'8', u'Relation': u'aux'}, {u'Gov_Index': u'7', u'Dep': u'accommodate', u'Gov': u'changed', u'Dep_Index': u'9', u'Relation': u'xcomp'}, {u'Gov_Index': u'11', u'Dep': u'gay', u'Gov': u'marriage', u'Dep_Index': u'10', u'Relation': u'amod'}, {u'Gov_Index': u'9', u'Dep': u'marriage', u'Gov': u'accommodate', u'Dep_Index': u'11', u'Relation': u'dobj'}]</text:p>
          </table:table-cell>
          <table:table-cell office:value-type="float" office:value="0.192450089729875">
            <text:p>0.1924500897</text:p>
          </table:table-cell>
          <table:table-cell office:value-type="float" office:value="0.628539361054709">
            <text:p>0.6285393611</text:p>
          </table:table-cell>
          <table:table-cell table:number-columns-repeated="3" office:value-type="float" office:value="0">
            <text:p>0</text:p>
          </table:table-cell>
          <table:table-cell office:value-type="float" office:value="0.182514912622826">
            <text:p>0.1825149126</text:p>
          </table:table-cell>
          <table:table-cell office:value-type="float" office:value="0.914730391972153">
            <text:p>0.914730392</text:p>
          </table:table-cell>
          <table:table-cell office:value-type="float" office:value="0.220321573094697">
            <text:p>0.22032157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0814646">
            <text:p>0.50814646</text:p>
          </table:table-cell>
          <table:table-cell office:value-type="string">
            <text:p>Broadened marriage is a side effect of legal gay marriage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float" office:value="55">
            <text:p>55</text:p>
          </table:table-cell>
          <table:table-cell office:value-type="string">
            <text:p>[{u'Gov_Index': u'7', u'Dep': u'Opponents', u'Gov': u'protecting', u'Dep_Index': u'1', u'Relation': u'nsubj'}, {u'Gov_Index': u'13', u'Dep': u'Opponents', u'Gov': u'discriminating', u'Dep_Index': u'1', u'Relation': u'nsubj'}, {u'Gov_Index': u'4', u'Dep': u'gay', u'Gov': u'marriage', u'Dep_Index': u'3', u'Relation': u'amod'}, {u'Gov_Index': u'1', u'Dep': u'marriage', u'Gov': u'Opponents', u'Dep_Index': u'4', u'Relation': u'prep_of'}, {u'Gov_Index': u'7', u'Dep': u'are', u'Gov': u'protecting', u'Dep_Index': u'5', u'Relation': u'aux'}, {u'Gov_Index': u'7', u'Dep': u'not', u'Gov': u'protecting', u'Dep_Index': u'6', u'Relation': u'neg'}, {u'Gov_Index': u'9', u'Dep': u'traditional', u'Gov': u'marriage', u'Dep_Index': u'8', u'Relation': u'amod'}, {u'Gov_Index': u'7', u'Dep': u'marriage', u'Gov': u'protecting', u'Dep_Index': u'9', u'Relation': u'dobj'}, {u'Gov_Index': u'13', u'Dep': u'are', u'Gov': u'discriminating', u'Dep_Index': u'12', u'Relation': u'aux'}, {u'Gov_Index': u'7', u'Dep': u'discriminating', u'Gov': u'protecting', u'Dep_Index': u'13', u'Relation': u'conj_but'}, {u'Gov_Index': u'13', u'Dep': u'homosexuals', u'Gov': u'discriminating', u'Dep_Index': u'15', u'Relation': u'prep_against'}]</text:p>
          </table:table-cell>
          <table:table-cell office:value-type="float" office:value="0.172132593164774">
            <text:p>0.1721325932</text:p>
          </table:table-cell>
          <table:table-cell office:value-type="float" office:value="0.481125224324688">
            <text:p>0.4811252243</text:p>
          </table:table-cell>
          <table:table-cell table:number-columns-repeated="3" office:value-type="float" office:value="0">
            <text:p>0</text:p>
          </table:table-cell>
          <table:table-cell office:value-type="float" office:value="0.166721027561597">
            <text:p>0.1667210276</text:p>
          </table:table-cell>
          <table:table-cell office:value-type="float" office:value="0.729200839962591">
            <text:p>0.72920084</text:p>
          </table:table-cell>
          <table:table-cell office:value-type="float" office:value="0.176928437412307">
            <text:p>0.1769284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4031336">
            <text:p>0.54031336</text:p>
          </table:table-cell>
          <table:table-cell office:value-type="string">
            <text:p>Broadened marriage is a side effect of legal gay marriage</text:p>
          </table:table-cell>
          <table:table-cell office:value-type="string">
            <text:p>Legally, it is complicated to legalize gay marriage in all states</text:p>
          </table:table-cell>
          <table:table-cell office:value-type="float" office:value="34">
            <text:p>34</text:p>
          </table:table-cell>
          <table:table-cell office:value-type="string">
            <text:p>[{u'Gov_Index': u'5', u'Dep': u'Legally', u'Gov': u'complicated', u'Dep_Index': u'1', u'Relation': u'advmod'}, {u'Gov_Index': u'5', u'Dep': u'it', u'Gov': u'complicated', u'Dep_Index': u'3', u'Relation': u'nsubjpass'}, {u'Gov_Index': u'5', u'Dep': u'is', u'Gov': u'complicated', u'Dep_Index': u'4', u'Relation': u'auxpass'}, {u'Gov_Index': u'7', u'Dep': u'to', u'Gov': u'legalize', u'Dep_Index': u'6', u'Relation': u'aux'}, {u'Gov_Index': u'5', u'Dep': u'legalize', u'Gov': u'complicated', u'Dep_Index': u'7', u'Relation': u'xcomp'}, {u'Gov_Index': u'9', u'Dep': u'gay', u'Gov': u'marriage', u'Dep_Index': u'8', u'Relation': u'amod'}, {u'Gov_Index': u'7', u'Dep': u'marriage', u'Gov': u'legalize', u'Dep_Index': u'9', u'Relation': u'dobj'}, {u'Gov_Index': u'12', u'Dep': u'all', u'Gov': u'states', u'Dep_Index': u'11', u'Relation': u'det'}, {u'Gov_Index': u'7', u'Dep': u'states', u'Gov': u'legalize', u'Dep_Index': u'12', u'Relation': u'prep_in'}]</text:p>
          </table:table-cell>
          <table:table-cell office:value-type="float" office:value="0.100503781525921">
            <text:p>0.1005037815</text:p>
          </table:table-cell>
          <table:table-cell office:value-type="float" office:value="0.377964473009227">
            <text:p>0.377964473</text:p>
          </table:table-cell>
          <table:table-cell table:number-columns-repeated="3" office:value-type="float" office:value="0">
            <text:p>0</text:p>
          </table:table-cell>
          <table:table-cell office:value-type="float" office:value="0.172195433794098">
            <text:p>0.1721954338</text:p>
          </table:table-cell>
          <table:table-cell office:value-type="float" office:value="0.626375726737493">
            <text:p>0.6263757267</text:p>
          </table:table-cell>
          <table:table-cell office:value-type="float" office:value="0.172195433794098">
            <text:p>0.17219543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6841542">
            <text:p>0.36841542</text:p>
          </table:table-cell>
          <table:table-cell office:value-type="string">
            <text:p>20 large earthquakes in the latter half of this century, compared to about 15 for the first half and about 7 in the entire 19th century</text:p>
          </table:table-cell>
          <table:table-cell office:value-type="string">
            <text:p>number of earthquakes occurring outside of Israel has increased in the last hundred years</text:p>
          </table:table-cell>
          <table:table-cell office:value-type="float" office:value="49">
            <text:p>49</text:p>
          </table:table-cell>
          <table:table-cell office:value-type="string">
            <text:p>[{u'Gov_Index': u'9', u'Dep': u'number', u'Gov': u'increased', u'Dep_Index': u'1', u'Relation': u'nsubj'}, {u'Gov_Index': u'1', u'Dep': u'earthquakes', u'Gov': u'number', u'Dep_Index': u'3', u'Relation': u'prep_of'}, {u'Gov_Index': u'3', u'Dep': u'occurring', u'Gov': u'earthquakes', u'Dep_Index': u'4', u'Relation': u'vmod'}, {u'Gov_Index': u'4', u'Dep': u'Israel', u'Gov': u'occurring', u'Dep_Index': u'7', u'Relation': u'prep_outside_of'}, {u'Gov_Index': u'9', u'Dep': u'has', u'Gov': u'increased', u'Dep_Index': u'8', u'Relation': u'aux'}, {u'Gov_Index': u'14', u'Dep': u'the', u'Gov': u'years', u'Dep_Index': u'11', u'Relation': u'det'}, {u'Gov_Index': u'14', u'Dep': u'last', u'Gov': u'years', u'Dep_Index': u'12', u'Relation': u'amod'}, {u'Gov_Index': u'14', u'Dep': u'hundred', u'Gov': u'years', u'Dep_Index': u'13', u'Relation': u'num'}, {u'Gov_Index': u'9', u'Dep': u'years', u'Gov': u'increased', u'Dep_Index': u'14', u'Relation': u'prep_in'}]</text:p>
          </table:table-cell>
          <table:table-cell office:value-type="float" office:value="0.104828483672192">
            <text:p>0.1048284837</text:p>
          </table:table-cell>
          <table:table-cell office:value-type="float" office:value="0.0764719112901872">
            <text:p>0.076471911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290444">
            <text:p>0.5290444</text:p>
          </table:table-cell>
          <table:table-cell office:value-type="string">
            <text:p>claim of increasing earthquake frequency</text:p>
          </table:table-cell>
          <table:table-cell office:value-type="string">
            <text:p>number of earthquakes occurring outside of Israel has increased in the last hundred years</text:p>
          </table:table-cell>
          <table:table-cell office:value-type="float" office:value="42">
            <text:p>42</text:p>
          </table:table-cell>
          <table:table-cell office:value-type="string">
            <text:p>[{u'Gov_Index': u'9', u'Dep': u'number', u'Gov': u'increased', u'Dep_Index': u'1', u'Relation': u'nsubj'}, {u'Gov_Index': u'1', u'Dep': u'earthquakes', u'Gov': u'number', u'Dep_Index': u'3', u'Relation': u'prep_of'}, {u'Gov_Index': u'3', u'Dep': u'occurring', u'Gov': u'earthquakes', u'Dep_Index': u'4', u'Relation': u'vmod'}, {u'Gov_Index': u'4', u'Dep': u'Israel', u'Gov': u'occurring', u'Dep_Index': u'7', u'Relation': u'prep_outside_of'}, {u'Gov_Index': u'9', u'Dep': u'has', u'Gov': u'increased', u'Dep_Index': u'8', u'Relation': u'aux'}, {u'Gov_Index': u'14', u'Dep': u'the', u'Gov': u'years', u'Dep_Index': u'11', u'Relation': u'det'}, {u'Gov_Index': u'14', u'Dep': u'last', u'Gov': u'years', u'Dep_Index': u'12', u'Relation': u'amod'}, {u'Gov_Index': u'14', u'Dep': u'hundred', u'Gov': u'years', u'Dep_Index': u'13', u'Relation': u'num'}, {u'Gov_Index': u'9', u'Dep': u'years', u'Gov': u'increased', u'Dep_Index': u'14', u'Relation': u'prep_in'}]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667689">
            <text:p>0.5667689</text:p>
          </table:table-cell>
          <table:table-cell office:value-type="string">
            <text:p>number of earthquakes occurring outside of Israel has increased in the last hundred years</text:p>
          </table:table-cell>
          <table:table-cell office:value-type="string">
            <text:p>clear evidence that the frequency of earthquakes is increasing over time</text:p>
          </table:table-cell>
          <table:table-cell office:value-type="float" office:value="39">
            <text:p>39</text:p>
          </table:table-cell>
          <table:table-cell office:value-type="string">
            <text:p>[{u'Gov_Index': u'2', u'Dep': u'clear', u'Gov': u'evidence', u'Dep_Index': u'1', u'Relation': u'amod'}, {u'Gov_Index': u'9', u'Dep': u'that', u'Gov': u'increasing', u'Dep_Index': u'3', u'Relation': u'mark'}, {u'Gov_Index': u'5', u'Dep': u'the', u'Gov': u'frequency', u'Dep_Index': u'4', u'Relation': u'det'}, {u'Gov_Index': u'9', u'Dep': u'frequency', u'Gov': u'increasing', u'Dep_Index': u'5', u'Relation': u'nsubj'}, {u'Gov_Index': u'5', u'Dep': u'earthquakes', u'Gov': u'frequency', u'Dep_Index': u'7', u'Relation': u'prep_of'}, {u'Gov_Index': u'9', u'Dep': u'is', u'Gov': u'increasing', u'Dep_Index': u'8', u'Relation': u'aux'}, {u'Gov_Index': u'2', u'Dep': u'increasing', u'Gov': u'evidence', u'Dep_Index': u'9', u'Relation': u'dep'}, {u'Gov_Index': u'9', u'Dep': u'over', u'Gov': u'increasing', u'Dep_Index': u'10', u'Relation': u'prt'}, {u'Gov_Index': u'9', u'Dep': u'time', u'Gov': u'increasing', u'Dep_Index': u'11', u'Relation': u'dobj'}]</text:p>
          </table:table-cell>
          <table:table-cell office:value-type="float" office:value="0.0877058019307029">
            <text:p>0.0877058019</text:p>
          </table:table-cell>
          <table:table-cell office:value-type="float" office:value="0.272165526975909">
            <text:p>0.2721655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47832064942805">
            <text:p>0.0478320649</text:p>
          </table:table-cell>
          <table:table-cell office:value-type="float" office:value="0.565866615179113">
            <text:p>0.5658666152</text:p>
          </table:table-cell>
          <table:table-cell office:value-type="float" office:value="0.163364898727734">
            <text:p>0.1633648987</text:p>
          </table:table-cell>
          <table:table-cell office:value-type="float" office:value="0.0430488584485245">
            <text:p>0.0430488584</text:p>
          </table:table-cell>
          <table:table-cell office:value-type="float" office:value="0">
            <text:p>0</text:p>
          </table:table-cell>
          <table:table-cell office:value-type="float" office:value="0.0688781735176393">
            <text:p>0.06887817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991264">
            <text:p>0.3991264</text:p>
          </table:table-cell>
          <table:table-cell office:value-type="string">
            <text:p>gay marriage is forcing one set of believes onto others and is discrimination</text:p>
          </table:table-cell>
          <table:table-cell office:value-type="string">
            <text:p>there is no issue with people who do not try to push their views on others</text:p>
          </table:table-cell>
          <table:table-cell office:value-type="float" office:value="43">
            <text:p>43</text:p>
          </table:table-cell>
          <table:table-cell office:value-type="string">
            <text:p>[{u'Gov_Index': u'2', u'Dep': u'there', u'Gov': u'is', u'Dep_Index': u'1', u'Relation': u'expl'}, {u'Gov_Index': u'4', u'Dep': u'no', u'Gov': u'issue', u'Dep_Index': u'3', u'Relation': u'neg'}, {u'Gov_Index': u'2', u'Dep': u'issue', u'Gov': u'is', u'Dep_Index': u'4', u'Relation': u'nsubj'}, {u'Gov_Index': u'4', u'Dep': u'people', u'Gov': u'issue', u'Dep_Index': u'6', u'Relation': u'prep_with'}, {u'Gov_Index': u'10', u'Dep': u'who', u'Gov': u'try', u'Dep_Index': u'7', u'Relation': u'nsubj'}, {u'Gov_Index': u'10', u'Dep': u'do', u'Gov': u'try', u'Dep_Index': u'8', u'Relation': u'aux'}, {u'Gov_Index': u'10', u'Dep': u'not', u'Gov': u'try', u'Dep_Index': u'9', u'Relation': u'neg'}, {u'Gov_Index': u'6', u'Dep': u'try', u'Gov': u'people', u'Dep_Index': u'10', u'Relation': u'rcmod'}, {u'Gov_Index': u'12', u'Dep': u'to', u'Gov': u'push', u'Dep_Index': u'11', u'Relation': u'aux'}, {u'Gov_Index': u'10', u'Dep': u'push', u'Gov': u'try', u'Dep_Index': u'12', u'Relation': u'xcomp'}, {u'Gov_Index': u'14', u'Dep': u'their', u'Gov': u'views', u'Dep_Index': u'13', u'Relation': u'poss'}, {u'Gov_Index': u'12', u'Dep': u'views', u'Gov': u'push', u'Dep_Index': u'14', u'Relation': u'dobj'}, {u'Gov_Index': u'12', u'Dep': u'others', u'Gov': u'push', u'Dep_Index': u'16', u'Relation': u'prep_on'}]</text:p>
          </table:table-cell>
          <table:table-cell office:value-type="float" office:value="0">
            <text:p>0</text:p>
          </table:table-cell>
          <table:table-cell office:value-type="float" office:value="0.136082763487954">
            <text:p>0.136082763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36598657589297">
            <text:p>0.0236598658</text:p>
          </table:table-cell>
          <table:table-cell office:value-type="float" office:value="0.328432923115713">
            <text:p>0.3284329231</text:p>
          </table:table-cell>
          <table:table-cell office:value-type="float" office:value="0.0771136365476226">
            <text:p>0.0771136365</text:p>
          </table:table-cell>
          <table:table-cell office:value-type="float" office:value="0.061966315082911">
            <text:p>0.0619663151</text:p>
          </table:table-cell>
          <table:table-cell office:value-type="float" office:value="0.502218280309321">
            <text:p>0.5022182803</text:p>
          </table:table-cell>
          <table:table-cell office:value-type="float" office:value="0.102526084955362">
            <text:p>0.1025260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2339185">
            <text:p>0.42339185</text:p>
          </table:table-cell>
          <table:table-cell office:value-type="string">
            <text:p>homosexuals are attempting to force their morals on others by legalizing same-sex marriage</text:p>
          </table:table-cell>
          <table:table-cell office:value-type="string">
            <text:p>there is no issue with people who do not try to push their views on others</text:p>
          </table:table-cell>
          <table:table-cell office:value-type="float" office:value="51">
            <text:p>51</text:p>
          </table:table-cell>
          <table:table-cell office:value-type="string">
            <text:p>[{u'Gov_Index': u'2', u'Dep': u'there', u'Gov': u'is', u'Dep_Index': u'1', u'Relation': u'expl'}, {u'Gov_Index': u'4', u'Dep': u'no', u'Gov': u'issue', u'Dep_Index': u'3', u'Relation': u'neg'}, {u'Gov_Index': u'2', u'Dep': u'issue', u'Gov': u'is', u'Dep_Index': u'4', u'Relation': u'nsubj'}, {u'Gov_Index': u'4', u'Dep': u'people', u'Gov': u'issue', u'Dep_Index': u'6', u'Relation': u'prep_with'}, {u'Gov_Index': u'10', u'Dep': u'who', u'Gov': u'try', u'Dep_Index': u'7', u'Relation': u'nsubj'}, {u'Gov_Index': u'10', u'Dep': u'do', u'Gov': u'try', u'Dep_Index': u'8', u'Relation': u'aux'}, {u'Gov_Index': u'10', u'Dep': u'not', u'Gov': u'try', u'Dep_Index': u'9', u'Relation': u'neg'}, {u'Gov_Index': u'6', u'Dep': u'try', u'Gov': u'people', u'Dep_Index': u'10', u'Relation': u'rcmod'}, {u'Gov_Index': u'12', u'Dep': u'to', u'Gov': u'push', u'Dep_Index': u'11', u'Relation': u'aux'}, {u'Gov_Index': u'10', u'Dep': u'push', u'Gov': u'try', u'Dep_Index': u'12', u'Relation': u'xcomp'}, {u'Gov_Index': u'14', u'Dep': u'their', u'Gov': u'views', u'Dep_Index': u'13', u'Relation': u'poss'}, {u'Gov_Index': u'12', u'Dep': u'views', u'Gov': u'push', u'Dep_Index': u'14', u'Relation': u'dobj'}, {u'Gov_Index': u'12', u'Dep': u'others', u'Gov': u'push', u'Dep_Index': u'16', u'Relation': u'prep_on'}]</text:p>
          </table:table-cell>
          <table:table-cell office:value-type="float" office:value="0.074535599249993">
            <text:p>0.0745355992</text:p>
          </table:table-cell>
          <table:table-cell office:value-type="float" office:value="0.144337567297406">
            <text:p>0.144337567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39153631269639">
            <text:p>0.0339153631</text:p>
          </table:table-cell>
          <table:table-cell office:value-type="float" office:value="0.473307978837802">
            <text:p>0.4733079788</text:p>
          </table:table-cell>
          <table:table-cell office:value-type="float" office:value="0.0955157543601234">
            <text:p>0.0955157544</text:p>
          </table:table-cell>
          <table:table-cell office:value-type="float" office:value="0.0438145662202401">
            <text:p>0.0438145662</text:p>
          </table:table-cell>
          <table:table-cell office:value-type="float" office:value="0.398622842548138">
            <text:p>0.3986228425</text:p>
          </table:table-cell>
          <table:table-cell office:value-type="float" office:value="0.0766128986479627">
            <text:p>0.07661289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762338">
            <text:p>0.6762338</text:p>
          </table:table-cell>
          <table:table-cell office:value-type="string">
            <text:p>gay marriage laws would not affect marriage for anyone</text:p>
          </table:table-cell>
          <table:table-cell office:value-type="string">
            <text:p>five states have passed gay marriage legislation on the grounds that it was not done via the voters</text:p>
          </table:table-cell>
          <table:table-cell office:value-type="float" office:value="46">
            <text:p>46</text:p>
          </table:table-cell>
          <table:table-cell office:value-type="string">
            <text:p>[{u'Gov_Index': u'2', u'Dep': u'five', u'Gov': u'states', u'Dep_Index': u'1', u'Relation': u'num'}, {u'Gov_Index': u'4', u'Dep': u'states', u'Gov': u'passed', u'Dep_Index': u'2', u'Relation': u'nsubj'}, {u'Gov_Index': u'4', u'Dep': u'have', u'Gov': u'passed', u'Dep_Index': u'3', u'Relation': u'aux'}, {u'Gov_Index': u'7', u'Dep': u'gay', u'Gov': u'legislation', u'Dep_Index': u'5', u'Relation': u'amod'}, {u'Gov_Index': u'7', u'Dep': u'marriage', u'Gov': u'legislation', u'Dep_Index': u'6', u'Relation': u'nn'}, {u'Gov_Index': u'4', u'Dep': u'legislation', u'Gov': u'passed', u'Dep_Index': u'7', u'Relation': u'dobj'}, {u'Gov_Index': u'10', u'Dep': u'the', u'Gov': u'grounds', u'Dep_Index': u'9', u'Relation': u'det'}, {u'Gov_Index': u'7', u'Dep': u'grounds', u'Gov': u'legislation', u'Dep_Index': u'10', u'Relation': u'prep_on'}, {u'Gov_Index': u'15', u'Dep': u'that', u'Gov': u'done', u'Dep_Index': u'11', u'Relation': u'mark'}, {u'Gov_Index': u'15', u'Dep': u'it', u'Gov': u'done', u'Dep_Index': u'12', u'Relation': u'nsubjpass'}, {u'Gov_Index': u'15', u'Dep': u'was', u'Gov': u'done', u'Dep_Index': u'13', u'Relation': u'auxpass'}, {u'Gov_Index': u'15', u'Dep': u'not', u'Gov': u'done', u'Dep_Index': u'14', u'Relation': u'neg'}, {u'Gov_Index': u'4', u'Dep': u'done', u'Gov': u'passed', u'Dep_Index': u'15', u'Relation': u'ccomp'}, {u'Gov_Index': u'18', u'Dep': u'the', u'Gov': u'voters', u'Dep_Index': u'17', u'Relation': u'det'}, {u'Gov_Index': u'15', u'Dep': u'voters', u'Gov': u'done', u'Dep_Index': u'18', u'Relation': u'prep_via'}]</text:p>
          </table:table-cell>
          <table:table-cell office:value-type="float" office:value="0.0857492925712544">
            <text:p>0.0857492926</text:p>
          </table:table-cell>
          <table:table-cell office:value-type="float" office:value="0.316227766016838">
            <text:p>0.316227766</text:p>
          </table:table-cell>
          <table:table-cell table:number-columns-repeated="3" office:value-type="float" office:value="0">
            <text:p>0</text:p>
          </table:table-cell>
          <table:table-cell office:value-type="float" office:value="0.0478714247009814">
            <text:p>0.0478714247</text:p>
          </table:table-cell>
          <table:table-cell office:value-type="float" office:value="0.664524140096743">
            <text:p>0.6645241401</text:p>
          </table:table-cell>
          <table:table-cell office:value-type="float" office:value="0.124997608941452">
            <text:p>0.1249976089</text:p>
          </table:table-cell>
          <table:table-cell office:value-type="float" office:value="0.0319142831339876">
            <text:p>0.0319142831</text:p>
          </table:table-cell>
          <table:table-cell office:value-type="float" office:value="0.263078790841433">
            <text:p>0.2630787908</text:p>
          </table:table-cell>
          <table:table-cell office:value-type="float" office:value="0.0531904718899794">
            <text:p>0.05319047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7976115">
            <text:p>0.57976115</text:p>
          </table:table-cell>
          <table:table-cell office:value-type="string">
            <text:p>law affects peoples ability to marry if they are gay</text:p>
          </table:table-cell>
          <table:table-cell office:value-type="string">
            <text:p>West Coasts will have gay marriage laws</text:p>
          </table:table-cell>
          <table:table-cell office:value-type="float" office:value="25">
            <text:p>25</text:p>
          </table:table-cell>
          <table:table-cell office:value-type="string">
            <text:p>[{u'Gov_Index': u'2', u'Dep': u'West', u'Gov': u'Coasts', u'Dep_Index': u'1', u'Relation': u'nn'}, {u'Gov_Index': u'4', u'Dep': u'Coasts', u'Gov': u'have', u'Dep_Index': u'2', u'Relation': u'nsubj'}, {u'Gov_Index': u'4', u'Dep': u'will', u'Gov': u'have', u'Dep_Index': u'3', u'Relation': u'aux'}, {u'Gov_Index': u'7', u'Dep': u'gay', u'Gov': u'laws', u'Dep_Index': u'5', u'Relation': u'amod'}, {u'Gov_Index': u'7', u'Dep': u'marriage', u'Gov': u'laws', u'Dep_Index': u'6', u'Relation': u'nn'}, {u'Gov_Index': u'4', u'Dep': u'laws', u'Gov': u'have', u'Dep_Index': u'7', u'Relation': u'dobj'}]</text:p>
          </table:table-cell>
          <table:table-cell office:value-type="float" office:value="0">
            <text:p>0</text:p>
          </table:table-cell>
          <table:table-cell office:value-type="float" office:value="0.365148371670111">
            <text:p>0.3651483717</text:p>
          </table:table-cell>
          <table:table-cell table:number-columns-repeated="3" office:value-type="float" office:value="0">
            <text:p>0</text:p>
          </table:table-cell>
          <table:table-cell office:value-type="float" office:value="0.234099286700959">
            <text:p>0.2340992867</text:p>
          </table:table-cell>
          <table:table-cell office:value-type="float" office:value="1.33723710570844">
            <text:p>1.3372371057</text:p>
          </table:table-cell>
          <table:table-cell office:value-type="float" office:value="0.339130760983891">
            <text:p>0.339130761</text:p>
          </table:table-cell>
          <table:table-cell office:value-type="float" office:value="0.0540892984961493">
            <text:p>0.0540892985</text:p>
          </table:table-cell>
          <table:table-cell office:value-type="float" office:value="0.490511195420699">
            <text:p>0.4905111954</text:p>
          </table:table-cell>
          <table:table-cell office:value-type="float" office:value="0.0941963293538382">
            <text:p>0.09419632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452334">
            <text:p>0.5452334</text:p>
          </table:table-cell>
          <table:table-cell office:value-type="string">
            <text:p>law affects peoples ability to marry if they are gay</text:p>
          </table:table-cell>
          <table:table-cell office:value-type="string">
            <text:p>five states have passed gay marriage legislation on the grounds that it was not done via the voters</text:p>
          </table:table-cell>
          <table:table-cell office:value-type="float" office:value="50">
            <text:p>50</text:p>
          </table:table-cell>
          <table:table-cell office:value-type="string">
            <text:p>[{u'Gov_Index': u'2', u'Dep': u'five', u'Gov': u'states', u'Dep_Index': u'1', u'Relation': u'num'}, {u'Gov_Index': u'4', u'Dep': u'states', u'Gov': u'passed', u'Dep_Index': u'2', u'Relation': u'nsubj'}, {u'Gov_Index': u'4', u'Dep': u'have', u'Gov': u'passed', u'Dep_Index': u'3', u'Relation': u'aux'}, {u'Gov_Index': u'7', u'Dep': u'gay', u'Gov': u'legislation', u'Dep_Index': u'5', u'Relation': u'amod'}, {u'Gov_Index': u'7', u'Dep': u'marriage', u'Gov': u'legislation', u'Dep_Index': u'6', u'Relation': u'nn'}, {u'Gov_Index': u'4', u'Dep': u'legislation', u'Gov': u'passed', u'Dep_Index': u'7', u'Relation': u'dobj'}, {u'Gov_Index': u'10', u'Dep': u'the', u'Gov': u'grounds', u'Dep_Index': u'9', u'Relation': u'det'}, {u'Gov_Index': u'7', u'Dep': u'grounds', u'Gov': u'legislation', u'Dep_Index': u'10', u'Relation': u'prep_on'}, {u'Gov_Index': u'15', u'Dep': u'that', u'Gov': u'done', u'Dep_Index': u'11', u'Relation': u'mark'}, {u'Gov_Index': u'15', u'Dep': u'it', u'Gov': u'done', u'Dep_Index': u'12', u'Relation': u'nsubjpass'}, {u'Gov_Index': u'15', u'Dep': u'was', u'Gov': u'done', u'Dep_Index': u'13', u'Relation': u'auxpass'}, {u'Gov_Index': u'15', u'Dep': u'not', u'Gov': u'done', u'Dep_Index': u'14', u'Relation': u'neg'}, {u'Gov_Index': u'4', u'Dep': u'done', u'Gov': u'passed', u'Dep_Index': u'15', u'Relation': u'ccomp'}, {u'Gov_Index': u'18', u'Dep': u'the', u'Gov': u'voters', u'Dep_Index': u'17', u'Relation': u'det'}, {u'Gov_Index': u'15', u'Dep': u'voters', u'Gov': u'done', u'Dep_Index': u'18', u'Relation': u'prep_via'}]</text:p>
          </table:table-cell>
          <table:table-cell office:value-type="float" office:value="0">
            <text:p>0</text:p>
          </table:table-cell>
          <table:table-cell office:value-type="float" office:value="0.129099444873581">
            <text:p>0.1290994449</text:p>
          </table:table-cell>
          <table:table-cell table:number-columns-repeated="3" office:value-type="float" office:value="0">
            <text:p>0</text:p>
          </table:table-cell>
          <table:table-cell office:value-type="float" office:value="0.0549634876196454">
            <text:p>0.0549634876</text:p>
          </table:table-cell>
          <table:table-cell office:value-type="float" office:value="0.746037308041561">
            <text:p>0.746037308</text:p>
          </table:table-cell>
          <table:table-cell office:value-type="float" office:value="0.140238724925311">
            <text:p>0.1402387249</text:p>
          </table:table-cell>
          <table:table-cell office:value-type="float" office:value="0.0547101996582645">
            <text:p>0.0547101997</text:p>
          </table:table-cell>
          <table:table-cell office:value-type="float" office:value="0.472466230551589">
            <text:p>0.4724662306</text:p>
          </table:table-cell>
          <table:table-cell office:value-type="float" office:value="0.0930833258074639">
            <text:p>0.09308332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3519521">
            <text:p>0.13519521</text:p>
          </table:table-cell>
          <table:table-cell office:value-type="string">
            <text:p>the Republicans creating another Holocaust</text:p>
          </table:table-cell>
          <table:table-cell office:value-type="string">
            <text:p>No republican in leadership would call for the extermination of gays</text:p>
          </table:table-cell>
          <table:table-cell office:value-type="float" office:value="28">
            <text:p>28</text:p>
          </table:table-cell>
          <table:table-cell office:value-type="string">
            <text:p>[{u'Gov_Index': u'2', u'Dep': u'No', u'Gov': u'republican', u'Dep_Index': u'1', u'Relation': u'neg'}, {u'Gov_Index': u'6', u'Dep': u'republican', u'Gov': u'call', u'Dep_Index': u'2', u'Relation': u'nsubj'}, {u'Gov_Index': u'2', u'Dep': u'leadership', u'Gov': u'republican', u'Dep_Index': u'4', u'Relation': u'prep_in'}, {u'Gov_Index': u'6', u'Dep': u'would', u'Gov': u'call', u'Dep_Index': u'5', u'Relation': u'aux'}, {u'Gov_Index': u'9', u'Dep': u'the', u'Gov': u'extermination', u'Dep_Index': u'8', u'Relation': u'det'}, {u'Gov_Index': u'6', u'Dep': u'extermination', u'Gov': u'call', u'Dep_Index': u'9', u'Relation': u'prep_for'}, {u'Gov_Index': u'9', u'Dep': u'gays', u'Gov': u'extermination', u'Dep_Index': u'11', u'Relation': u'prep_of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150563544005774">
            <text:p>0.0150563544</text:p>
          </table:table-cell>
          <table:table-cell office:value-type="float" office:value="0.205885677109646">
            <text:p>0.2058856771</text:p>
          </table:table-cell>
          <table:table-cell office:value-type="float" office:value="0.0284397805344239">
            <text:p>0.02843978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5790784">
            <text:p>0.65790784</text:p>
          </table:table-cell>
          <table:table-cell office:value-type="string">
            <text:p>Paul Cameron is the voice of the Republicans</text:p>
          </table:table-cell>
          <table:table-cell office:value-type="string">
            <text:p>Conversation about Paul Cameron</text:p>
          </table:table-cell>
          <table:table-cell office:value-type="float" office:value="28">
            <text:p>28</text:p>
          </table:table-cell>
          <table:table-cell office:value-type="string">
            <text:p>[{u'Gov_Index': u'4', u'Dep': u'Paul', u'Gov': u'Cameron', u'Dep_Index': u'3', u'Relation': u'nn'}, {u'Gov_Index': u'1', u'Dep': u'Cameron', u'Gov': u'Conversation', u'Dep_Index': u'4', u'Relation': u'prep_about'}]</text:p>
          </table:table-cell>
          <table:table-cell office:value-type="float" office:value="0.218217890235992">
            <text:p>0.2182178902</text:p>
          </table:table-cell>
          <table:table-cell office:value-type="float" office:value="0.577350269189626">
            <text:p>0.577350269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0868267">
            <text:p>0.50868267</text:p>
          </table:table-cell>
          <table:table-cell office:value-type="string">
            <text:p>Conversation about Paul Cameron</text:p>
          </table:table-cell>
          <table:table-cell office:value-type="string">
            <text:p>Most attacks on gay rights have cited Paul Cameron</text:p>
          </table:table-cell>
          <table:table-cell office:value-type="float" office:value="27">
            <text:p>27</text:p>
          </table:table-cell>
          <table:table-cell office:value-type="string">
            <text:p>[{u'Gov_Index': u'2', u'Dep': u'Most', u'Gov': u'attacks', u'Dep_Index': u'1', u'Relation': u'amod'}, {u'Gov_Index': u'7', u'Dep': u'attacks', u'Gov': u'cited', u'Dep_Index': u'2', u'Relation': u'nsubj'}, {u'Gov_Index': u'5', u'Dep': u'gay', u'Gov': u'rights', u'Dep_Index': u'4', u'Relation': u'amod'}, {u'Gov_Index': u'2', u'Dep': u'rights', u'Gov': u'attacks', u'Dep_Index': u'5', u'Relation': u'prep_on'}, {u'Gov_Index': u'7', u'Dep': u'have', u'Gov': u'cited', u'Dep_Index': u'6', u'Relation': u'aux'}, {u'Gov_Index': u'9', u'Dep': u'Paul', u'Gov': u'Cameron', u'Dep_Index': u'8', u'Relation': u'nn'}, {u'Gov_Index': u'7', u'Dep': u'Cameron', u'Gov': u'cited', u'Dep_Index': u'9', u'Relation': u'dobj'}]</text:p>
          </table:table-cell>
          <table:table-cell office:value-type="float" office:value="0.204124145231931">
            <text:p>0.2041241452</text:p>
          </table:table-cell>
          <table:table-cell office:value-type="float" office:value="0.436435780471985">
            <text:p>0.436435780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5172222">
            <text:p>0.25172222</text:p>
          </table:table-cell>
          <table:table-cell office:value-type="string">
            <text:p>Early spread of AIDs was due to blood transfusions rather than sexual contact.</text:p>
          </table:table-cell>
          <table:table-cell office:value-type="string">
            <text:p>No one argues the point that AIDs was spread in the United States by homosexuals.</text:p>
          </table:table-cell>
          <table:table-cell office:value-type="float" office:value="44">
            <text:p>44</text:p>
          </table:table-cell>
          <table:table-cell office:value-type="string">
            <text:p>[{u'Gov_Index': u'2', u'Dep': u'No', u'Gov': u'one', u'Dep_Index': u'1', u'Relation': u'neg'}, {u'Gov_Index': u'3', u'Dep': u'one', u'Gov': u'argues', u'Dep_Index': u'2', u'Relation': u'nsubj'}, {u'Gov_Index': u'5', u'Dep': u'the', u'Gov': u'point', u'Dep_Index': u'4', u'Relation': u'det'}, {u'Gov_Index': u'3', u'Dep': u'point', u'Gov': u'argues', u'Dep_Index': u'5', u'Relation': u'dobj'}, {u'Gov_Index': u'9', u'Dep': u'that', u'Gov': u'spread', u'Dep_Index': u'6', u'Relation': u'mark'}, {u'Gov_Index': u'9', u'Dep': u'AIDs', u'Gov': u'spread', u'Dep_Index': u'7', u'Relation': u'nsubjpass'}, {u'Gov_Index': u'9', u'Dep': u'was', u'Gov': u'spread', u'Dep_Index': u'8', u'Relation': u'auxpass'}, {u'Gov_Index': u'3', u'Dep': u'spread', u'Gov': u'argues', u'Dep_Index': u'9', u'Relation': u'ccomp'}, {u'Gov_Index': u'13', u'Dep': u'the', u'Gov': u'States', u'Dep_Index': u'11', u'Relation': u'det'}, {u'Gov_Index': u'13', u'Dep': u'United', u'Gov': u'States', u'Dep_Index': u'12', u'Relation': u'nn'}, {u'Gov_Index': u'9', u'Dep': u'States', u'Gov': u'spread', u'Dep_Index': u'13', u'Relation': u'prep_in'}, {u'Gov_Index': u'9', u'Dep': u'homosexuals', u'Gov': u'spread', u'Dep_Index': u'15', u'Relation': u'agent'}]</text:p>
          </table:table-cell>
          <table:table-cell office:value-type="float" office:value="0.0716114874039433">
            <text:p>0.0716114874</text:p>
          </table:table-cell>
          <table:table-cell office:value-type="float" office:value="0.3">
            <text:p>0.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09588632359059">
            <text:p>0.0309588632</text:p>
          </table:table-cell>
          <table:table-cell office:value-type="float" office:value="0.425367780247517">
            <text:p>0.4253677802</text:p>
          </table:table-cell>
          <table:table-cell office:value-type="float" office:value="0.0579292800511761">
            <text:p>0.05792928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7868473">
            <text:p>0.37868473</text:p>
          </table:table-cell>
          <table:table-cell office:value-type="string">
            <text:p>Early spread of AIDs was due to blood transfusions rather than sexual contact.</text:p>
          </table:table-cell>
          <table:table-cell office:value-type="string">
            <text:p>statement of gays spreading AIDs is bigotted.</text:p>
          </table:table-cell>
          <table:table-cell office:value-type="float" office:value="49">
            <text:p>49</text:p>
          </table:table-cell>
          <table:table-cell office:value-type="string">
            <text:p>[{u'Gov_Index': u'7', u'Dep': u'statement', u'Gov': u'bigotted', u'Dep_Index': u'1', u'Relation': u'nsubjpass'}, {u'Gov_Index': u'1', u'Dep': u'gays', u'Gov': u'statement', u'Dep_Index': u'3', u'Relation': u'prep_of'}, {u'Gov_Index': u'3', u'Dep': u'spreading', u'Gov': u'gays', u'Dep_Index': u'4', u'Relation': u'vmod'}, {u'Gov_Index': u'4', u'Dep': u'AIDs', u'Gov': u'spreading', u'Dep_Index': u'5', u'Relation': u'dobj'}, {u'Gov_Index': u'7', u'Dep': u'is', u'Gov': u'bigotted', u'Dep_Index': u'6', u'Relation': u'auxpass'}]</text:p>
          </table:table-cell>
          <table:table-cell office:value-type="float" office:value="0.104828483672192">
            <text:p>0.1048284837</text:p>
          </table:table-cell>
          <table:table-cell office:value-type="float" office:value="0.387298334620742">
            <text:p>0.387298334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12447131104353">
            <text:p>0.0212447131</text:p>
          </table:table-cell>
          <table:table-cell office:value-type="float" office:value="0.293540018429226">
            <text:p>0.2935400184</text:p>
          </table:table-cell>
          <table:table-cell office:value-type="float" office:value="0.0399721490163789">
            <text:p>0.0399721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2503234">
            <text:p>0.52503234</text:p>
          </table:table-cell>
          <table:table-cell office:value-type="string">
            <text:p>Religious ceremonies are not what gay people want.</text:p>
          </table:table-cell>
          <table:table-cell office:value-type="string">
            <text:p>people should not pick and choose what they want equal rights on.</text:p>
          </table:table-cell>
          <table:table-cell office:value-type="float" office:value="35">
            <text:p>35</text:p>
          </table:table-cell>
          <table:table-cell office:value-type="string">
            <text:p>[{u'Gov_Index': u'4', u'Dep': u'people', u'Gov': u'pick', u'Dep_Index': u'1', u'Relation': u'nsubj'}, {u'Gov_Index': u'6', u'Dep': u'people', u'Gov': u'choose', u'Dep_Index': u'1', u'Relation': u'nsubj'}, {u'Gov_Index': u'4', u'Dep': u'should', u'Gov': u'pick', u'Dep_Index': u'2', u'Relation': u'aux'}, {u'Gov_Index': u'4', u'Dep': u'not', u'Gov': u'pick', u'Dep_Index': u'3', u'Relation': u'neg'}, {u'Gov_Index': u'4', u'Dep': u'choose', u'Gov': u'pick', u'Dep_Index': u'6', u'Relation': u'conj_and'}, {u'Gov_Index': u'9', u'Dep': u'what', u'Gov': u'want', u'Dep_Index': u'7', u'Relation': u'prep_on'}, {u'Gov_Index': u'9', u'Dep': u'they', u'Gov': u'want', u'Dep_Index': u'8', u'Relation': u'nsubj'}, {u'Gov_Index': u'4', u'Dep': u'want', u'Gov': u'pick', u'Dep_Index': u'9', u'Relation': u'ccomp'}, {u'Gov_Index': u'11', u'Dep': u'equal', u'Gov': u'rights', u'Dep_Index': u'10', u'Relation': u'amod'}, {u'Gov_Index': u'9', u'Dep': u'rights', u'Gov': u'want', u'Dep_Index': u'11', u'Relation': u'dobj'}]</text:p>
          </table:table-cell>
          <table:table-cell office:value-type="float" office:value="0">
            <text:p>0</text:p>
          </table:table-cell>
          <table:table-cell office:value-type="float" office:value="0.462910049886276">
            <text:p>0.4629100499</text:p>
          </table:table-cell>
          <table:table-cell table:number-columns-repeated="3" office:value-type="float" office:value="0">
            <text:p>0</text:p>
          </table:table-cell>
          <table:table-cell office:value-type="float" office:value="0.231877178530895">
            <text:p>0.2318771785</text:p>
          </table:table-cell>
          <table:table-cell office:value-type="float" office:value="1.35418727910566">
            <text:p>1.3541872791</text:p>
          </table:table-cell>
          <table:table-cell office:value-type="float" office:value="0.300694378727551">
            <text:p>0.3006943787</text:p>
          </table:table-cell>
          <table:table-cell office:value-type="float" office:value="0.252313424201516">
            <text:p>0.2523134242</text:p>
          </table:table-cell>
          <table:table-cell office:value-type="float" office:value="1.17481329700947">
            <text:p>1.174813297</text:p>
          </table:table-cell>
          <table:table-cell office:value-type="float" office:value="0.211179975214042">
            <text:p>0.21117997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751888">
            <text:p>0.5751888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debate of the cause of the spread of AIDS in the United States</text:p>
          </table:table-cell>
          <table:table-cell office:value-type="float" office:value="30">
            <text:p>30</text:p>
          </table:table-cell>
          <table:table-cell office:value-type="string">
            <text:p>[{u'Gov_Index': u'4', u'Dep': u'the', u'Gov': u'cause', u'Dep_Index': u'3', u'Relation': u'det'}, {u'Gov_Index': u'1', u'Dep': u'cause', u'Gov': u'debate', u'Dep_Index': u'4', u'Relation': u'prep_of'}, {u'Gov_Index': u'7', u'Dep': u'the', u'Gov': u'spread', u'Dep_Index': u'6', u'Relation': u'det'}, {u'Gov_Index': u'4', u'Dep': u'spread', u'Gov': u'cause', u'Dep_Index': u'7', u'Relation': u'prep_of'}, {u'Gov_Index': u'7', u'Dep': u'AIDS', u'Gov': u'spread', u'Dep_Index': u'9', u'Relation': u'prep_of'}, {u'Gov_Index': u'13', u'Dep': u'the', u'Gov': u'States', u'Dep_Index': u'11', u'Relation': u'det'}, {u'Gov_Index': u'13', u'Dep': u'United', u'Gov': u'States', u'Dep_Index': u'12', u'Relation': u'nn'}, {u'Gov_Index': u'1', u'Dep': u'States', u'Gov': u'debate', u'Dep_Index': u'13', u'Relation': u'prep_in'}]</text:p>
          </table:table-cell>
          <table:table-cell office:value-type="float" office:value="0.38575837490523">
            <text:p>0.3857583749</text:p>
          </table:table-cell>
          <table:table-cell office:value-type="float" office:value="0.308606699924184">
            <text:p>0.3086066999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794099">
            <text:p>0.4794099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statement of gays spreading AIDs is bigotted.</text:p>
          </table:table-cell>
          <table:table-cell office:value-type="float" office:value="29">
            <text:p>29</text:p>
          </table:table-cell>
          <table:table-cell office:value-type="string">
            <text:p>[{u'Gov_Index': u'7', u'Dep': u'statement', u'Gov': u'bigotted', u'Dep_Index': u'1', u'Relation': u'nsubjpass'}, {u'Gov_Index': u'1', u'Dep': u'gays', u'Gov': u'statement', u'Dep_Index': u'3', u'Relation': u'prep_of'}, {u'Gov_Index': u'3', u'Dep': u'spreading', u'Gov': u'gays', u'Dep_Index': u'4', u'Relation': u'vmod'}, {u'Gov_Index': u'4', u'Dep': u'AIDs', u'Gov': u'spreading', u'Dep_Index': u'5', u'Relation': u'dobj'}, {u'Gov_Index': u'7', u'Dep': u'is', u'Gov': u'bigotted', u'Dep_Index': u'6', u'Relation': u'auxpass'}]</text:p>
          </table:table-cell>
          <table:table-cell office:value-type="float" office:value="0">
            <text:p>0</text:p>
          </table:table-cell>
          <table:table-cell office:value-type="float" office:value="0.462910049886276">
            <text:p>0.46291004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464449174822">
            <text:p>0.0374644492</text:p>
          </table:table-cell>
          <table:table-cell office:value-type="float" office:value="0.497013113137005">
            <text:p>0.4970131131</text:p>
          </table:table-cell>
          <table:table-cell office:value-type="float" office:value="0.11480177639999">
            <text:p>0.11480177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7713564">
            <text:p>0.27713564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string">
            <text:p>No one argues the point that AIDs was spread in the United States by homosexuals.</text:p>
          </table:table-cell>
          <table:table-cell office:value-type="float" office:value="45">
            <text:p>45</text:p>
          </table:table-cell>
          <table:table-cell office:value-type="string">
            <text:p>[{u'Gov_Index': u'2', u'Dep': u'No', u'Gov': u'one', u'Dep_Index': u'1', u'Relation': u'neg'}, {u'Gov_Index': u'3', u'Dep': u'one', u'Gov': u'argues', u'Dep_Index': u'2', u'Relation': u'nsubj'}, {u'Gov_Index': u'5', u'Dep': u'the', u'Gov': u'point', u'Dep_Index': u'4', u'Relation': u'det'}, {u'Gov_Index': u'3', u'Dep': u'point', u'Gov': u'argues', u'Dep_Index': u'5', u'Relation': u'dobj'}, {u'Gov_Index': u'9', u'Dep': u'that', u'Gov': u'spread', u'Dep_Index': u'6', u'Relation': u'mark'}, {u'Gov_Index': u'9', u'Dep': u'AIDs', u'Gov': u'spread', u'Dep_Index': u'7', u'Relation': u'nsubjpass'}, {u'Gov_Index': u'9', u'Dep': u'was', u'Gov': u'spread', u'Dep_Index': u'8', u'Relation': u'auxpass'}, {u'Gov_Index': u'3', u'Dep': u'spread', u'Gov': u'argues', u'Dep_Index': u'9', u'Relation': u'ccomp'}, {u'Gov_Index': u'13', u'Dep': u'the', u'Gov': u'States', u'Dep_Index': u'11', u'Relation': u'det'}, {u'Gov_Index': u'13', u'Dep': u'United', u'Gov': u'States', u'Dep_Index': u'12', u'Relation': u'nn'}, {u'Gov_Index': u'9', u'Dep': u'States', u'Gov': u'spread', u'Dep_Index': u'13', u'Relation': u'prep_in'}, {u'Gov_Index': u'9', u'Dep': u'homosexuals', u'Gov': u'spread', u'Dep_Index': u'15', u'Relation': u'agent'}]</text:p>
          </table:table-cell>
          <table:table-cell office:value-type="float" office:value="0">
            <text:p>0</text:p>
          </table:table-cell>
          <table:table-cell office:value-type="float" office:value="0.335410196624969">
            <text:p>0.3354101966</text:p>
          </table:table-cell>
          <table:table-cell table:number-columns-repeated="3" office:value-type="float" office:value="0">
            <text:p>0</text:p>
          </table:table-cell>
          <table:table-cell office:value-type="float" office:value="0.0332435073020953">
            <text:p>0.0332435073</text:p>
          </table:table-cell>
          <table:table-cell office:value-type="float" office:value="0.457886318424865">
            <text:p>0.4578863184</text:p>
          </table:table-cell>
          <table:table-cell office:value-type="float" office:value="0.141202620124742">
            <text:p>0.1412026201</text:p>
          </table:table-cell>
          <table:table-cell office:value-type="float" office:value="0.0154039221954264">
            <text:p>0.0154039222</text:p>
          </table:table-cell>
          <table:table-cell office:value-type="float" office:value="0.14718623956042">
            <text:p>0.1471862396</text:p>
          </table:table-cell>
          <table:table-cell office:value-type="float" office:value="0.0280071312644116">
            <text:p>0.02800713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108409">
            <text:p>0.4108409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string">
            <text:p>statement of gays spreading AIDs is bigotted.</text:p>
          </table:table-cell>
          <table:table-cell office:value-type="float" office:value="46">
            <text:p>46</text:p>
          </table:table-cell>
          <table:table-cell office:value-type="string">
            <text:p>[{u'Gov_Index': u'7', u'Dep': u'statement', u'Gov': u'bigotted', u'Dep_Index': u'1', u'Relation': u'nsubjpass'}, {u'Gov_Index': u'1', u'Dep': u'gays', u'Gov': u'statement', u'Dep_Index': u'3', u'Relation': u'prep_of'}, {u'Gov_Index': u'3', u'Dep': u'spreading', u'Gov': u'gays', u'Dep_Index': u'4', u'Relation': u'vmod'}, {u'Gov_Index': u'4', u'Dep': u'AIDs', u'Gov': u'spreading', u'Dep_Index': u'5', u'Relation': u'dobj'}, {u'Gov_Index': u'7', u'Dep': u'is', u'Gov': u'bigotted', u'Dep_Index': u'6', u'Relation': u'auxpass'}]</text:p>
          </table:table-cell>
          <table:table-cell office:value-type="float" office:value="0">
            <text:p>0</text:p>
          </table:table-cell>
          <table:table-cell office:value-type="float" office:value="0.288675134594813">
            <text:p>0.2886751346</text:p>
          </table:table-cell>
          <table:table-cell table:number-columns-repeated="3" office:value-type="float" office:value="0">
            <text:p>0</text:p>
          </table:table-cell>
          <table:table-cell office:value-type="float" office:value="0.0199860745081895">
            <text:p>0.0199860745</text:p>
          </table:table-cell>
          <table:table-cell office:value-type="float" office:value="0.27293748093378">
            <text:p>0.2729374809</text:p>
          </table:table-cell>
          <table:table-cell office:value-type="float" office:value="0.0678872411423685">
            <text:p>0.06788724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1475528">
            <text:p>0.41475528</text:p>
          </table:table-cell>
          <table:table-cell office:value-type="string">
            <text:p>Existence of AIDs in Africa has nothing to do with AIDs in the US.</text:p>
          </table:table-cell>
          <table:table-cell office:value-type="string">
            <text:p>no one knows how AIDS got to the US</text:p>
          </table:table-cell>
          <table:table-cell office:value-type="float" office:value="33">
            <text:p>33</text:p>
          </table:table-cell>
          <table:table-cell office:value-type="string">
            <text:p>[{u'Gov_Index': u'2', u'Dep': u'no', u'Gov': u'one', u'Dep_Index': u'1', u'Relation': u'neg'}, {u'Gov_Index': u'3', u'Dep': u'one', u'Gov': u'knows', u'Dep_Index': u'2', u'Relation': u'nsubj'}, {u'Gov_Index': u'6', u'Dep': u'how', u'Gov': u'got', u'Dep_Index': u'4', u'Relation': u'advmod'}, {u'Gov_Index': u'6', u'Dep': u'AIDS', u'Gov': u'got', u'Dep_Index': u'5', u'Relation': u'nsubj'}, {u'Gov_Index': u'3', u'Dep': u'got', u'Gov': u'knows', u'Dep_Index': u'6', u'Relation': u'ccomp'}, {u'Gov_Index': u'9', u'Dep': u'the', u'Gov': u'US', u'Dep_Index': u'8', u'Relation': u'det'}, {u'Gov_Index': u'6', u'Dep': u'US', u'Gov': u'got', u'Dep_Index': u'9', u'Relation': u'prep_to'}]</text:p>
          </table:table-cell>
          <table:table-cell office:value-type="float" office:value="0.0883883476483184">
            <text:p>0.0883883476</text:p>
          </table:table-cell>
          <table:table-cell office:value-type="float" office:value="0.149071198499986">
            <text:p>0.149071198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81852737063661">
            <text:p>0.0281852737</text:p>
          </table:table-cell>
          <table:table-cell office:value-type="float" office:value="0.391252085980435">
            <text:p>0.391252086</text:p>
          </table:table-cell>
          <table:table-cell office:value-type="float" office:value="0.0735948813444005">
            <text:p>0.0735948813</text:p>
          </table:table-cell>
          <table:table-cell office:value-type="float" office:value="0.0443657086118726">
            <text:p>0.0443657086</text:p>
          </table:table-cell>
          <table:table-cell office:value-type="float" office:value="0.420811201710591">
            <text:p>0.4208112017</text:p>
          </table:table-cell>
          <table:table-cell office:value-type="float" office:value="0.0793363259882899">
            <text:p>0.0793363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4528606">
            <text:p>0.54528606</text:p>
          </table:table-cell>
          <table:table-cell office:value-type="string">
            <text:p>Whenever gays are involved a group of people always opposes.</text:p>
          </table:table-cell>
          <table:table-cell office:value-type="string">
            <text:p>Constitutional right to be opposed to gay marriage as well as gay people themselves</text:p>
          </table:table-cell>
          <table:table-cell office:value-type="float" office:value="44">
            <text:p>44</text:p>
          </table:table-cell>
          <table:table-cell office:value-type="string">
            <text:p>[{u'Gov_Index': u'2', u'Dep': u'Constitutional', u'Gov': u'right', u'Dep_Index': u'1', u'Relation': u'nsubj'}, {u'Gov_Index': u'5', u'Dep': u'to', u'Gov': u'opposed', u'Dep_Index': u'3', u'Relation': u'aux'}, {u'Gov_Index': u'5', u'Dep': u'be', u'Gov': u'opposed', u'Dep_Index': u'4', u'Relation': u'auxpass'}, {u'Gov_Index': u'2', u'Dep': u'opposed', u'Gov': u'right', u'Dep_Index': u'5', u'Relation': u'xcomp'}, {u'Gov_Index': u'13', u'Dep': u'gay', u'Gov': u'people', u'Dep_Index': u'7', u'Relation': u'amod'}, {u'Gov_Index': u'13', u'Dep': u'marriage', u'Gov': u'people', u'Dep_Index': u'8', u'Relation': u'amod'}, {u'Gov_Index': u'8', u'Dep': u'gay', u'Gov': u'marriage', u'Dep_Index': u'12', u'Relation': u'conj_and'}, {u'Gov_Index': u'13', u'Dep': u'gay', u'Gov': u'people', u'Dep_Index': u'12', u'Relation': u'amod'}, {u'Gov_Index': u'5', u'Dep': u'people', u'Gov': u'opposed', u'Dep_Index': u'13', u'Relation': u'prep_to'}, {u'Gov_Index': u'13', u'Dep': u'themselves', u'Gov': u'people', u'Dep_Index': u'14', u'Relation': u'advmod'}]</text:p>
          </table:table-cell>
          <table:table-cell office:value-type="float" office:value="0">
            <text:p>0</text:p>
          </table:table-cell>
          <table:table-cell office:value-type="float" office:value="0.447213595499958">
            <text:p>0.447213595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37269386409673">
            <text:p>0.0237269386</text:p>
          </table:table-cell>
          <table:table-cell office:value-type="float" office:value="0.329363991065713">
            <text:p>0.3293639911</text:p>
          </table:table-cell>
          <table:table-cell office:value-type="float" office:value="0.0619536731180814">
            <text:p>0.0619536731</text:p>
          </table:table-cell>
          <table:table-cell office:value-type="float" office:value="0.0395448977349456">
            <text:p>0.0395448977</text:p>
          </table:table-cell>
          <table:table-cell office:value-type="float" office:value="0">
            <text:p>0</text:p>
          </table:table-cell>
          <table:table-cell office:value-type="float" office:value="0.0632718363759129">
            <text:p>0.06327183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6980885">
            <text:p>0.36980885</text:p>
          </table:table-cell>
          <table:table-cell office:value-type="string">
            <text:p>Whenever gays are involved a group of people always opposes.</text:p>
          </table:table-cell>
          <table:table-cell office:value-type="string">
            <text:p>referring to namecalling and violence from the original post that was opposing gay rights</text:p>
          </table:table-cell>
          <table:table-cell office:value-type="float" office:value="44">
            <text:p>44</text:p>
          </table:table-cell>
          <table:table-cell office:value-type="string">
            <text:p>[{u'Gov_Index': u'1', u'Dep': u'namecalling', u'Gov': u'referring', u'Dep_Index': u'3', u'Relation': u'prep_to'}, {u'Gov_Index': u'1', u'Dep': u'violence', u'Gov': u'referring', u'Dep_Index': u'5', u'Relation': u'prep_to'}, {u'Gov_Index': u'3', u'Dep': u'violence', u'Gov': u'namecalling', u'Dep_Index': u'5', u'Relation': u'conj_and'}, {u'Gov_Index': u'9', u'Dep': u'the', u'Gov': u'post', u'Dep_Index': u'7', u'Relation': u'det'}, {u'Gov_Index': u'9', u'Dep': u'original', u'Gov': u'post', u'Dep_Index': u'8', u'Relation': u'amod'}, {u'Gov_Index': u'1', u'Dep': u'post', u'Gov': u'referring', u'Dep_Index': u'9', u'Relation': u'prep_from'}, {u'Gov_Index': u'12', u'Dep': u'that', u'Gov': u'opposing', u'Dep_Index': u'10', u'Relation': u'nsubj'}, {u'Gov_Index': u'12', u'Dep': u'was', u'Gov': u'opposing', u'Dep_Index': u'11', u'Relation': u'aux'}, {u'Gov_Index': u'9', u'Dep': u'opposing', u'Gov': u'post', u'Dep_Index': u'12', u'Relation': u'rcmod'}, {u'Gov_Index': u'14', u'Dep': u'gay', u'Gov': u'rights', u'Dep_Index': u'13', u'Relation': u'amod'}, {u'Gov_Index': u'12', u'Dep': u'rights', u'Gov': u'opposing', u'Dep_Index': u'14', u'Relation': u'dobj'}]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342161551496591">
            <text:p>0.0342161551</text:p>
          </table:table-cell>
          <table:table-cell office:value-type="float" office:value="0.449821132100265">
            <text:p>0.4498211321</text:p>
          </table:table-cell>
          <table:table-cell office:value-type="float" office:value="0.0989298265776201">
            <text:p>0.0989298266</text:p>
          </table:table-cell>
          <table:table-cell office:value-type="float" office:value="0.162076524393122">
            <text:p>0.1620765244</text:p>
          </table:table-cell>
          <table:table-cell office:value-type="float" office:value="0.528060963019786">
            <text:p>0.528060963</text:p>
          </table:table-cell>
          <table:table-cell office:value-type="float" office:value="0.162076524393122">
            <text:p>0.16207652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4777205">
            <text:p>0.54777205</text:p>
          </table:table-cell>
          <table:table-cell office:value-type="string">
            <text:p>if a person is opposed to the banning of gay marriage , they must therefore be a heterophobe</text:p>
          </table:table-cell>
          <table:table-cell office:value-type="string">
            <text:p>Constitutional right to be opposed to gay marriage as well as gay people themselves</text:p>
          </table:table-cell>
          <table:table-cell office:value-type="float" office:value="39">
            <text:p>39</text:p>
          </table:table-cell>
          <table:table-cell office:value-type="string">
            <text:p>[{u'Gov_Index': u'2', u'Dep': u'Constitutional', u'Gov': u'right', u'Dep_Index': u'1', u'Relation': u'nsubj'}, {u'Gov_Index': u'5', u'Dep': u'to', u'Gov': u'opposed', u'Dep_Index': u'3', u'Relation': u'aux'}, {u'Gov_Index': u'5', u'Dep': u'be', u'Gov': u'opposed', u'Dep_Index': u'4', u'Relation': u'auxpass'}, {u'Gov_Index': u'2', u'Dep': u'opposed', u'Gov': u'right', u'Dep_Index': u'5', u'Relation': u'xcomp'}, {u'Gov_Index': u'13', u'Dep': u'gay', u'Gov': u'people', u'Dep_Index': u'7', u'Relation': u'amod'}, {u'Gov_Index': u'13', u'Dep': u'marriage', u'Gov': u'people', u'Dep_Index': u'8', u'Relation': u'amod'}, {u'Gov_Index': u'8', u'Dep': u'gay', u'Gov': u'marriage', u'Dep_Index': u'12', u'Relation': u'conj_and'}, {u'Gov_Index': u'13', u'Dep': u'gay', u'Gov': u'people', u'Dep_Index': u'12', u'Relation': u'amod'}, {u'Gov_Index': u'5', u'Dep': u'people', u'Gov': u'opposed', u'Dep_Index': u'13', u'Relation': u'prep_to'}, {u'Gov_Index': u'13', u'Dep': u'themselves', u'Gov': u'people', u'Dep_Index': u'14', u'Relation': u'advmod'}]</text:p>
          </table:table-cell>
          <table:table-cell office:value-type="float" office:value="0.201801838198894">
            <text:p>0.2018018382</text:p>
          </table:table-cell>
          <table:table-cell office:value-type="float" office:value="0.421637021355784">
            <text:p>0.4216370214</text:p>
          </table:table-cell>
          <table:table-cell table:number-columns-repeated="3" office:value-type="float" office:value="0">
            <text:p>0</text:p>
          </table:table-cell>
          <table:table-cell office:value-type="float" office:value="0.0110028015681617">
            <text:p>0.0110028016</text:p>
          </table:table-cell>
          <table:table-cell office:value-type="float" office:value="0.153812604089219">
            <text:p>0.1538126041</text:p>
          </table:table-cell>
          <table:table-cell office:value-type="float" office:value="0.0205385629272351">
            <text:p>0.02053856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7601572">
            <text:p>0.37601572</text:p>
          </table:table-cell>
          <table:table-cell office:value-type="string">
            <text:p>straight guy can marry or have a common law relationship so his girlfriend can get benefits</text:p>
          </table:table-cell>
          <table:table-cell office:value-type="string">
            <text:p>some people should not receive the basic right to marry the person they love</text:p>
          </table:table-cell>
          <table:table-cell office:value-type="float" office:value="55">
            <text:p>55</text:p>
          </table:table-cell>
          <table:table-cell office:value-type="string">
            <text:p>[{u'Gov_Index': u'2', u'Dep': u'some', u'Gov': u'people', u'Dep_Index': u'1', u'Relation': u'det'}, {u'Gov_Index': u'5', u'Dep': u'people', u'Gov': u'receive', u'Dep_Index': u'2', u'Relation': u'nsubj'}, {u'Gov_Index': u'5', u'Dep': u'should', u'Gov': u'receive', u'Dep_Index': u'3', u'Relation': u'aux'}, {u'Gov_Index': u'5', u'Dep': u'not', u'Gov': u'receive', u'Dep_Index': u'4', u'Relation': u'neg'}, {u'Gov_Index': u'8', u'Dep': u'the', u'Gov': u'right', u'Dep_Index': u'6', u'Relation': u'det'}, {u'Gov_Index': u'8', u'Dep': u'basic', u'Gov': u'right', u'Dep_Index': u'7', u'Relation': u'amod'}, {u'Gov_Index': u'5', u'Dep': u'right', u'Gov': u'receive', u'Dep_Index': u'8', u'Relation': u'dobj'}, {u'Gov_Index': u'10', u'Dep': u'to', u'Gov': u'marry', u'Dep_Index': u'9', u'Relation': u'aux'}, {u'Gov_Index': u'5', u'Dep': u'marry', u'Gov': u'receive', u'Dep_Index': u'10', u'Relation': u'vmod'}, {u'Gov_Index': u'12', u'Dep': u'the', u'Gov': u'person', u'Dep_Index': u'11', u'Relation': u'det'}, {u'Gov_Index': u'10', u'Dep': u'person', u'Gov': u'marry', u'Dep_Index': u'12', u'Relation': u'dobj'}, {u'Gov_Index': u'14', u'Dep': u'they', u'Gov': u'love', u'Dep_Index': u'13', u'Relation': u'nsubj'}, {u'Gov_Index': u'12', u'Dep': u'love', u'Gov': u'person', u'Dep_Index': u'14', u'Relation': u'rcmod'}]</text:p>
          </table:table-cell>
          <table:table-cell office:value-type="float" office:value="0">
            <text:p>0</text:p>
          </table:table-cell>
          <table:table-cell office:value-type="float" office:value="0.125988157669742">
            <text:p>0.1259881577</text:p>
          </table:table-cell>
          <table:table-cell table:number-columns-repeated="3" office:value-type="float" office:value="0">
            <text:p>0</text:p>
          </table:table-cell>
          <table:table-cell office:value-type="float" office:value="0.269167795982306">
            <text:p>0.269167796</text:p>
          </table:table-cell>
          <table:table-cell office:value-type="float" office:value="2.98543840000903">
            <text:p>2.9854384</text:p>
          </table:table-cell>
          <table:table-cell office:value-type="float" office:value="0.660850928261833">
            <text:p>0.6608509283</text:p>
          </table:table-cell>
          <table:table-cell office:value-type="float" office:value="0.166276879523604">
            <text:p>0.1662768795</text:p>
          </table:table-cell>
          <table:table-cell office:value-type="float" office:value="1.41475451652428">
            <text:p>1.4147545165</text:p>
          </table:table-cell>
          <table:table-cell office:value-type="float" office:value="0.281082622312835">
            <text:p>0.28108262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4032654">
            <text:p>0.44032654</text:p>
          </table:table-cell>
          <table:table-cell office:value-type="string">
            <text:p>Gay couples are unable to get any benefits that married people do.</text:p>
          </table:table-cell>
          <table:table-cell office:value-type="string">
            <text:p>if a person is opposed to the banning of gay marriage , they must therefore be a heterophobe</text:p>
          </table:table-cell>
          <table:table-cell office:value-type="float" office:value="43">
            <text:p>43</text:p>
          </table:table-cell>
          <table:table-cell office:value-type="string">
            <text:p>[{u'Gov_Index': u'5', u'Dep': u'if', u'Gov': u'opposed', u'Dep_Index': u'1', u'Relation': u'mark'}, {u'Gov_Index': u'3', u'Dep': u'a', u'Gov': u'person', u'Dep_Index': u'2', u'Relation': u'det'}, {u'Gov_Index': u'5', u'Dep': u'person', u'Gov': u'opposed', u'Dep_Index': u'3', u'Relation': u'nsubjpass'}, {u'Gov_Index': u'5', u'Dep': u'is', u'Gov': u'opposed', u'Dep_Index': u'4', u'Relation': u'auxpass'}, {u'Gov_Index': u'18', u'Dep': u'opposed', u'Gov': u'heterophobe', u'Dep_Index': u'5', u'Relation': u'advcl'}, {u'Gov_Index': u'5', u'Dep': u'the', u'Gov': u'opposed', u'Dep_Index': u'7', u'Relation': u'prep_to'}, {u'Gov_Index': u'7', u'Dep': u'banning', u'Gov': u'the', u'Dep_Index': u'8', u'Relation': u'amod'}, {u'Gov_Index': u'11', u'Dep': u'gay', u'Gov': u'marriage', u'Dep_Index': u'10', u'Relation': u'amod'}, {u'Gov_Index': u'7', u'Dep': u'marriage', u'Gov': u'the', u'Dep_Index': u'11', u'Relation': u'prep_of'}, {u'Gov_Index': u'18', u'Dep': u'they', u'Gov': u'heterophobe', u'Dep_Index': u'13', u'Relation': u'nsubj'}, {u'Gov_Index': u'18', u'Dep': u'must', u'Gov': u'heterophobe', u'Dep_Index': u'14', u'Relation': u'aux'}, {u'Gov_Index': u'18', u'Dep': u'therefore', u'Gov': u'heterophobe', u'Dep_Index': u'15', u'Relation': u'advmod'}, {u'Gov_Index': u'18', u'Dep': u'be', u'Gov': u'heterophobe', u'Dep_Index': u'16', u'Relation': u'cop'}, {u'Gov_Index': u'18', u'Dep': u'a', u'Gov': u'heterophobe', u'Dep_Index': u'17', u'Relation': u'det'}]</text:p>
          </table:table-cell>
          <table:table-cell office:value-type="float" office:value="0">
            <text:p>0</text:p>
          </table:table-cell>
          <table:table-cell office:value-type="float" office:value="0.117851130197758">
            <text:p>0.1178511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526457619051508">
            <text:p>0.0526457619</text:p>
          </table:table-cell>
          <table:table-cell office:value-type="float" office:value="0.672944622095197">
            <text:p>0.6729446221</text:p>
          </table:table-cell>
          <table:table-cell office:value-type="float" office:value="0.0944004744926991">
            <text:p>0.09440047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627105">
            <text:p>0.5627105</text:p>
          </table:table-cell>
          <table:table-cell office:value-type="string">
            <text:p>Gay couples are unable to get any benefits that married people do.</text:p>
          </table:table-cell>
          <table:table-cell office:value-type="string">
            <text:p>Constitutional right to be opposed to gay marriage as well as gay people themselves</text:p>
          </table:table-cell>
          <table:table-cell office:value-type="float" office:value="45">
            <text:p>45</text:p>
          </table:table-cell>
          <table:table-cell office:value-type="string">
            <text:p>[{u'Gov_Index': u'2', u'Dep': u'Constitutional', u'Gov': u'right', u'Dep_Index': u'1', u'Relation': u'nsubj'}, {u'Gov_Index': u'5', u'Dep': u'to', u'Gov': u'opposed', u'Dep_Index': u'3', u'Relation': u'aux'}, {u'Gov_Index': u'5', u'Dep': u'be', u'Gov': u'opposed', u'Dep_Index': u'4', u'Relation': u'auxpass'}, {u'Gov_Index': u'2', u'Dep': u'opposed', u'Gov': u'right', u'Dep_Index': u'5', u'Relation': u'xcomp'}, {u'Gov_Index': u'13', u'Dep': u'gay', u'Gov': u'people', u'Dep_Index': u'7', u'Relation': u'amod'}, {u'Gov_Index': u'13', u'Dep': u'marriage', u'Gov': u'people', u'Dep_Index': u'8', u'Relation': u'amod'}, {u'Gov_Index': u'8', u'Dep': u'gay', u'Gov': u'marriage', u'Dep_Index': u'12', u'Relation': u'conj_and'}, {u'Gov_Index': u'13', u'Dep': u'gay', u'Gov': u'people', u'Dep_Index': u'12', u'Relation': u'amod'}, {u'Gov_Index': u'5', u'Dep': u'people', u'Gov': u'opposed', u'Dep_Index': u'13', u'Relation': u'prep_to'}, {u'Gov_Index': u'13', u'Dep': u'themselves', u'Gov': u'people', u'Dep_Index': u'14', u'Relation': u'advmod'}]</text:p>
          </table:table-cell>
          <table:table-cell office:value-type="float" office:value="0">
            <text:p>0</text:p>
          </table:table-cell>
          <table:table-cell office:value-type="float" office:value="0.335410196624969">
            <text:p>0.3354101966</text:p>
          </table:table-cell>
          <table:table-cell table:number-columns-repeated="3" office:value-type="float" office:value="0">
            <text:p>0</text:p>
          </table:table-cell>
          <table:table-cell office:value-type="float" office:value="0.0359424851226615">
            <text:p>0.0359424851</text:p>
          </table:table-cell>
          <table:table-cell office:value-type="float" office:value="0.49830070559204">
            <text:p>0.4983007056</text:p>
          </table:table-cell>
          <table:table-cell office:value-type="float" office:value="0.140166683836745">
            <text:p>0.1401666838</text:p>
          </table:table-cell>
          <table:table-cell office:value-type="float" office:value="0.0564810480498967">
            <text:p>0.056481048</text:p>
          </table:table-cell>
          <table:table-cell office:value-type="float" office:value="0">
            <text:p>0</text:p>
          </table:table-cell>
          <table:table-cell office:value-type="float" office:value="0.0953576135907346">
            <text:p>0.0953576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353772">
            <text:p>0.4353772</text:p>
          </table:table-cell>
          <table:table-cell office:value-type="string">
            <text:p>towards the rights of gay people</text:p>
          </table:table-cell>
          <table:table-cell office:value-type="string">
            <text:p>if a person is opposed to the banning of gay marriage , they must therefore be a heterophobe</text:p>
          </table:table-cell>
          <table:table-cell office:value-type="float" office:value="47">
            <text:p>47</text:p>
          </table:table-cell>
          <table:table-cell office:value-type="string">
            <text:p>[{u'Gov_Index': u'5', u'Dep': u'if', u'Gov': u'opposed', u'Dep_Index': u'1', u'Relation': u'mark'}, {u'Gov_Index': u'3', u'Dep': u'a', u'Gov': u'person', u'Dep_Index': u'2', u'Relation': u'det'}, {u'Gov_Index': u'5', u'Dep': u'person', u'Gov': u'opposed', u'Dep_Index': u'3', u'Relation': u'nsubjpass'}, {u'Gov_Index': u'5', u'Dep': u'is', u'Gov': u'opposed', u'Dep_Index': u'4', u'Relation': u'auxpass'}, {u'Gov_Index': u'18', u'Dep': u'opposed', u'Gov': u'heterophobe', u'Dep_Index': u'5', u'Relation': u'advcl'}, {u'Gov_Index': u'5', u'Dep': u'the', u'Gov': u'opposed', u'Dep_Index': u'7', u'Relation': u'prep_to'}, {u'Gov_Index': u'7', u'Dep': u'banning', u'Gov': u'the', u'Dep_Index': u'8', u'Relation': u'amod'}, {u'Gov_Index': u'11', u'Dep': u'gay', u'Gov': u'marriage', u'Dep_Index': u'10', u'Relation': u'amod'}, {u'Gov_Index': u'7', u'Dep': u'marriage', u'Gov': u'the', u'Dep_Index': u'11', u'Relation': u'prep_of'}, {u'Gov_Index': u'18', u'Dep': u'they', u'Gov': u'heterophobe', u'Dep_Index': u'13', u'Relation': u'nsubj'}, {u'Gov_Index': u'18', u'Dep': u'must', u'Gov': u'heterophobe', u'Dep_Index': u'14', u'Relation': u'aux'}, {u'Gov_Index': u'18', u'Dep': u'therefore', u'Gov': u'heterophobe', u'Dep_Index': u'15', u'Relation': u'advmod'}, {u'Gov_Index': u'18', u'Dep': u'be', u'Gov': u'heterophobe', u'Dep_Index': u'16', u'Relation': u'cop'}, {u'Gov_Index': u'18', u'Dep': u'a', u'Gov': u'heterophobe', u'Dep_Index': u'17', u'Relation': u'det'}]</text:p>
          </table:table-cell>
          <table:table-cell office:value-type="float" office:value="0.108465228909328">
            <text:p>0.1084652289</text:p>
          </table:table-cell>
          <table:table-cell office:value-type="float" office:value="0.166666666666667">
            <text:p>0.166666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62887397321441">
            <text:p>0.0262887397</text:p>
          </table:table-cell>
          <table:table-cell office:value-type="float" office:value="0.327693266630934">
            <text:p>0.3276932666</text:p>
          </table:table-cell>
          <table:table-cell office:value-type="float" office:value="0.0970661159340704">
            <text:p>0.09706611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481808">
            <text:p>0.5481808</text:p>
          </table:table-cell>
          <table:table-cell office:value-type="string">
            <text:p>towards the rights of gay people</text:p>
          </table:table-cell>
          <table:table-cell office:value-type="string">
            <text:p>Constitutional right to be opposed to gay marriage as well as gay people themselves</text:p>
          </table:table-cell>
          <table:table-cell office:value-type="float" office:value="45">
            <text:p>45</text:p>
          </table:table-cell>
          <table:table-cell office:value-type="string">
            <text:p>[{u'Gov_Index': u'2', u'Dep': u'Constitutional', u'Gov': u'right', u'Dep_Index': u'1', u'Relation': u'nsubj'}, {u'Gov_Index': u'5', u'Dep': u'to', u'Gov': u'opposed', u'Dep_Index': u'3', u'Relation': u'aux'}, {u'Gov_Index': u'5', u'Dep': u'be', u'Gov': u'opposed', u'Dep_Index': u'4', u'Relation': u'auxpass'}, {u'Gov_Index': u'2', u'Dep': u'opposed', u'Gov': u'right', u'Dep_Index': u'5', u'Relation': u'xcomp'}, {u'Gov_Index': u'13', u'Dep': u'gay', u'Gov': u'people', u'Dep_Index': u'7', u'Relation': u'amod'}, {u'Gov_Index': u'13', u'Dep': u'marriage', u'Gov': u'people', u'Dep_Index': u'8', u'Relation': u'amod'}, {u'Gov_Index': u'8', u'Dep': u'gay', u'Gov': u'marriage', u'Dep_Index': u'12', u'Relation': u'conj_and'}, {u'Gov_Index': u'13', u'Dep': u'gay', u'Gov': u'people', u'Dep_Index': u'12', u'Relation': u'amod'}, {u'Gov_Index': u'5', u'Dep': u'people', u'Gov': u'opposed', u'Dep_Index': u'13', u'Relation': u'prep_to'}, {u'Gov_Index': u'13', u'Dep': u'themselves', u'Gov': u'people', u'Dep_Index': u'14', u'Relation': u'advmod'}]</text:p>
          </table:table-cell>
          <table:table-cell office:value-type="float" office:value="0.124034734589208">
            <text:p>0.1240347346</text:p>
          </table:table-cell>
          <table:table-cell office:value-type="float" office:value="0.474341649025257">
            <text:p>0.47434164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19879439465004">
            <text:p>0.0119879439</text:p>
          </table:table-cell>
          <table:table-cell office:value-type="float" office:value="0.163927195847825">
            <text:p>0.1639271958</text:p>
          </table:table-cell>
          <table:table-cell office:value-type="float" office:value="0.0226438941211674">
            <text:p>0.02264389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9880925">
            <text:p>0.49880925</text:p>
          </table:table-cell>
          <table:table-cell office:value-type="string">
            <text:p>towards the rights of gay people</text:p>
          </table:table-cell>
          <table:table-cell office:value-type="string">
            <text:p>referring to namecalling and violence from the original post that was opposing gay rights</text:p>
          </table:table-cell>
          <table:table-cell office:value-type="float" office:value="49">
            <text:p>49</text:p>
          </table:table-cell>
          <table:table-cell office:value-type="string">
            <text:p>[{u'Gov_Index': u'1', u'Dep': u'namecalling', u'Gov': u'referring', u'Dep_Index': u'3', u'Relation': u'prep_to'}, {u'Gov_Index': u'1', u'Dep': u'violence', u'Gov': u'referring', u'Dep_Index': u'5', u'Relation': u'prep_to'}, {u'Gov_Index': u'3', u'Dep': u'violence', u'Gov': u'namecalling', u'Dep_Index': u'5', u'Relation': u'conj_and'}, {u'Gov_Index': u'9', u'Dep': u'the', u'Gov': u'post', u'Dep_Index': u'7', u'Relation': u'det'}, {u'Gov_Index': u'9', u'Dep': u'original', u'Gov': u'post', u'Dep_Index': u'8', u'Relation': u'amod'}, {u'Gov_Index': u'1', u'Dep': u'post', u'Gov': u'referring', u'Dep_Index': u'9', u'Relation': u'prep_from'}, {u'Gov_Index': u'12', u'Dep': u'that', u'Gov': u'opposing', u'Dep_Index': u'10', u'Relation': u'nsubj'}, {u'Gov_Index': u'12', u'Dep': u'was', u'Gov': u'opposing', u'Dep_Index': u'11', u'Relation': u'aux'}, {u'Gov_Index': u'9', u'Dep': u'opposing', u'Gov': u'post', u'Dep_Index': u'12', u'Relation': u'rcmod'}, {u'Gov_Index': u'14', u'Dep': u'gay', u'Gov': u'rights', u'Dep_Index': u'13', u'Relation': u'amod'}, {u'Gov_Index': u'12', u'Dep': u'rights', u'Gov': u'opposing', u'Dep_Index': u'14', u'Relation': u'dobj'}]</text:p>
          </table:table-cell>
          <table:table-cell office:value-type="float" office:value="0">
            <text:p>0</text:p>
          </table:table-cell>
          <table:table-cell office:value-type="float" office:value="0.353553390593274">
            <text:p>0.3535533906</text:p>
          </table:table-cell>
          <table:table-cell table:number-columns-repeated="3" office:value-type="float" office:value="0">
            <text:p>0</text:p>
          </table:table-cell>
          <table:table-cell office:value-type="float" office:value="0.210309917857152">
            <text:p>0.2103099179</text:p>
          </table:table-cell>
          <table:table-cell office:value-type="float" office:value="0.765020446450371">
            <text:p>0.7650204465</text:p>
          </table:table-cell>
          <table:table-cell office:value-type="float" office:value="0.210309917857152">
            <text:p>0.21030991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0052208">
            <text:p>0.20052208</text:p>
          </table:table-cell>
          <table:table-cell office:value-type="string">
            <text:p>inappropriate to label disagreement on gay marriage as bigotry.</text:p>
          </table:table-cell>
          <table:table-cell office:value-type="string">
            <text:p>This is about the use of arguments of violence towards gay-marriage</text:p>
          </table:table-cell>
          <table:table-cell office:value-type="float" office:value="35">
            <text:p>35</text:p>
          </table:table-cell>
          <table:table-cell office:value-type="string">
            <text:p>[{u'Gov_Index': u'2', u'Dep': u'This', u'Gov': u'is', u'Dep_Index': u'1', u'Relation': u'nsubj'}, {u'Gov_Index': u'5', u'Dep': u'the', u'Gov': u'use', u'Dep_Index': u'4', u'Relation': u'det'}, {u'Gov_Index': u'2', u'Dep': u'use', u'Gov': u'is', u'Dep_Index': u'5', u'Relation': u'prep_about'}, {u'Gov_Index': u'5', u'Dep': u'arguments', u'Gov': u'use', u'Dep_Index': u'7', u'Relation': u'prep_of'}, {u'Gov_Index': u'7', u'Dep': u'violence', u'Gov': u'arguments', u'Dep_Index': u'9', u'Relation': u'prep_of'}, {u'Gov_Index': u'9', u'Dep': u'gay-marriage', u'Gov': u'violence', u'Dep_Index': u'11', u'Relation': u'prep_towards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975788">
            <text:p>0.1975788</text:p>
          </table:table-cell>
          <table:table-cell office:value-type="string">
            <text:p>inappropriate to label disagreement on gay marriage as bigotry.</text:p>
          </table:table-cell>
          <table:table-cell office:value-type="string">
            <text:p>funny how violence is used to end an argument against religion</text:p>
          </table:table-cell>
          <table:table-cell office:value-type="float" office:value="39">
            <text:p>39</text:p>
          </table:table-cell>
          <table:table-cell office:value-type="string">
            <text:p>[{u'Gov_Index': u'5', u'Dep': u'how', u'Gov': u'used', u'Dep_Index': u'2', u'Relation': u'advmod'}, {u'Gov_Index': u'5', u'Dep': u'violence', u'Gov': u'used', u'Dep_Index': u'3', u'Relation': u'nsubjpass'}, {u'Gov_Index': u'5', u'Dep': u'is', u'Gov': u'used', u'Dep_Index': u'4', u'Relation': u'auxpass'}, {u'Gov_Index': u'1', u'Dep': u'used', u'Gov': u'funny', u'Dep_Index': u'5', u'Relation': u'ccomp'}, {u'Gov_Index': u'7', u'Dep': u'to', u'Gov': u'end', u'Dep_Index': u'6', u'Relation': u'aux'}, {u'Gov_Index': u'5', u'Dep': u'end', u'Gov': u'used', u'Dep_Index': u'7', u'Relation': u'xcomp'}, {u'Gov_Index': u'9', u'Dep': u'an', u'Gov': u'argument', u'Dep_Index': u'8', u'Relation': u'det'}, {u'Gov_Index': u'7', u'Dep': u'argument', u'Gov': u'end', u'Dep_Index': u'9', u'Relation': u'dobj'}, {u'Gov_Index': u'9', u'Dep': u'religion', u'Gov': u'argument', u'Dep_Index': u'11', u'Relation': u'prep_against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386352132115352">
            <text:p>0.0386352132</text:p>
          </table:table-cell>
          <table:table-cell office:value-type="float" office:value="0.502719687185625">
            <text:p>0.5027196872</text:p>
          </table:table-cell>
          <table:table-cell office:value-type="float" office:value="0.135044929871705">
            <text:p>0.13504492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4725227">
            <text:p>0.24725227</text:p>
          </table:table-cell>
          <table:table-cell office:value-type="string">
            <text:p>inappropriate to label disagreement on gay marriage as bigotry.</text:p>
          </table:table-cell>
          <table:table-cell office:value-type="string">
            <text:p>Arguments are flawed</text:p>
          </table:table-cell>
          <table:table-cell office:value-type="float" office:value="43">
            <text:p>43</text:p>
          </table:table-cell>
          <table:table-cell office:value-type="string">
            <text:p>[{u'Gov_Index': u'3', u'Dep': u'Arguments', u'Gov': u'flawed', u'Dep_Index': u'1', u'Relation': u'nsubjpass'}, {u'Gov_Index': u'3', u'Dep': u'are', u'Gov': u'flawed', u'Dep_Index': u'2', u'Relation': u'auxpass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19984372214011">
            <text:p>0.0199843722</text:p>
          </table:table-cell>
          <table:table-cell office:value-type="float" office:value="0.276426916440869">
            <text:p>0.2764269164</text:p>
          </table:table-cell>
          <table:table-cell office:value-type="float" office:value="0.0639499910848351">
            <text:p>0.06394999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0415386">
            <text:p>0.30415386</text:p>
          </table:table-cell>
          <table:table-cell office:value-type="string">
            <text:p>arguments to exclude gay marriage are bigotry because that's what they are.</text:p>
          </table:table-cell>
          <table:table-cell office:value-type="string">
            <text:p>This is about the use of arguments of violence towards gay-marriage</text:p>
          </table:table-cell>
          <table:table-cell office:value-type="float" office:value="31">
            <text:p>31</text:p>
          </table:table-cell>
          <table:table-cell office:value-type="string">
            <text:p>[{u'Gov_Index': u'2', u'Dep': u'This', u'Gov': u'is', u'Dep_Index': u'1', u'Relation': u'nsubj'}, {u'Gov_Index': u'5', u'Dep': u'the', u'Gov': u'use', u'Dep_Index': u'4', u'Relation': u'det'}, {u'Gov_Index': u'2', u'Dep': u'use', u'Gov': u'is', u'Dep_Index': u'5', u'Relation': u'prep_about'}, {u'Gov_Index': u'5', u'Dep': u'arguments', u'Gov': u'use', u'Dep_Index': u'7', u'Relation': u'prep_of'}, {u'Gov_Index': u'7', u'Dep': u'violence', u'Gov': u'arguments', u'Dep_Index': u'9', u'Relation': u'prep_of'}, {u'Gov_Index': u'9', u'Dep': u'gay-marriage', u'Gov': u'violence', u'Dep_Index': u'11', u'Relation': u'prep_towards'}]</text:p>
          </table:table-cell>
          <table:table-cell office:value-type="float" office:value="0">
            <text:p>0</text:p>
          </table:table-cell>
          <table:table-cell office:value-type="float" office:value="0.154303349962092">
            <text:p>0.15430335</text:p>
          </table:table-cell>
          <table:table-cell table:number-columns-repeated="6" office:value-type="float" office:value="0">
            <text:p>0</text:p>
          </table:table-cell>
          <table:table-cell office:value-type="float" office:value="0.0156584853924256">
            <text:p>0.0156584854</text:p>
          </table:table-cell>
          <table:table-cell office:value-type="float" office:value="0.145283790845702">
            <text:p>0.1452837908</text:p>
          </table:table-cell>
          <table:table-cell office:value-type="float" office:value="0.0289079730321704">
            <text:p>0.0289079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2137923">
            <text:p>0.52137923</text:p>
          </table:table-cell>
          <table:table-cell office:value-type="string">
            <text:p>majority of Americans are against gay marriage</text:p>
          </table:table-cell>
          <table:table-cell office:value-type="string">
            <text:p>Having separate rules for straight and gay marriage may allow the gay minority to be disenfranchised.</text:p>
          </table:table-cell>
          <table:table-cell office:value-type="float" office:value="58">
            <text:p>58</text:p>
          </table:table-cell>
          <table:table-cell office:value-type="string">
            <text:p>[{u'Gov_Index': u'10', u'Dep': u'Having', u'Gov': u'allow', u'Dep_Index': u'1', u'Relation': u'csubj'}, {u'Gov_Index': u'3', u'Dep': u'separate', u'Gov': u'rules', u'Dep_Index': u'2', u'Relation': u'amod'}, {u'Gov_Index': u'1', u'Dep': u'rules', u'Gov': u'Having', u'Dep_Index': u'3', u'Relation': u'dobj'}, {u'Gov_Index': u'8', u'Dep': u'straight', u'Gov': u'marriage', u'Dep_Index': u'5', u'Relation': u'amod'}, {u'Gov_Index': u'5', u'Dep': u'gay', u'Gov': u'straight', u'Dep_Index': u'7', u'Relation': u'conj_and'}, {u'Gov_Index': u'8', u'Dep': u'gay', u'Gov': u'marriage', u'Dep_Index': u'7', u'Relation': u'amod'}, {u'Gov_Index': u'3', u'Dep': u'marriage', u'Gov': u'rules', u'Dep_Index': u'8', u'Relation': u'prep_for'}, {u'Gov_Index': u'10', u'Dep': u'may', u'Gov': u'allow', u'Dep_Index': u'9', u'Relation': u'aux'}, {u'Gov_Index': u'13', u'Dep': u'the', u'Gov': u'minority', u'Dep_Index': u'11', u'Relation': u'det'}, {u'Gov_Index': u'13', u'Dep': u'gay', u'Gov': u'minority', u'Dep_Index': u'12', u'Relation': u'amod'}, {u'Gov_Index': u'10', u'Dep': u'minority', u'Gov': u'allow', u'Dep_Index': u'13', u'Relation': u'dobj'}, {u'Gov_Index': u'16', u'Dep': u'to', u'Gov': u'disenfranchised', u'Dep_Index': u'14', u'Relation': u'aux'}, {u'Gov_Index': u'16', u'Dep': u'be', u'Gov': u'disenfranchised', u'Dep_Index': u'15', u'Relation': u'auxpass'}, {u'Gov_Index': u'10', u'Dep': u'disenfranchised', u'Gov': u'allow', u'Dep_Index': u'16', u'Relation': u'xcomp'}]</text:p>
          </table:table-cell>
          <table:table-cell office:value-type="float" office:value="0.102062072615966">
            <text:p>0.1020620726</text:p>
          </table:table-cell>
          <table:table-cell office:value-type="float" office:value="0.400891862868637">
            <text:p>0.400891862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30214863576965">
            <text:p>0.0330214864</text:p>
          </table:table-cell>
          <table:table-cell office:value-type="float" office:value="0.445343670216063">
            <text:p>0.4453436702</text:p>
          </table:table-cell>
          <table:table-cell office:value-type="float" office:value="0.102641354769606">
            <text:p>0.10264135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6687087">
            <text:p>0.46687087</text:p>
          </table:table-cell>
          <table:table-cell office:value-type="string">
            <text:p>majority of Americans are against gay marriage</text:p>
          </table:table-cell>
          <table:table-cell office:value-type="string">
            <text:p>news of the DC Council voting to authorize gay marriage</text:p>
          </table:table-cell>
          <table:table-cell office:value-type="float" office:value="26">
            <text:p>26</text:p>
          </table:table-cell>
          <table:table-cell office:value-type="string">
            <text:p>[{u'Gov_Index': u'5', u'Dep': u'the', u'Gov': u'Council', u'Dep_Index': u'3', u'Relation': u'det'}, {u'Gov_Index': u'5', u'Dep': u'DC', u'Gov': u'Council', u'Dep_Index': u'4', u'Relation': u'nn'}, {u'Gov_Index': u'1', u'Dep': u'Council', u'Gov': u'news', u'Dep_Index': u'5', u'Relation': u'prep_of'}, {u'Gov_Index': u'5', u'Dep': u'voting', u'Gov': u'Council', u'Dep_Index': u'6', u'Relation': u'vmod'}, {u'Gov_Index': u'8', u'Dep': u'to', u'Gov': u'authorize', u'Dep_Index': u'7', u'Relation': u'aux'}, {u'Gov_Index': u'6', u'Dep': u'authorize', u'Gov': u'voting', u'Dep_Index': u'8', u'Relation': u'xcomp'}, {u'Gov_Index': u'10', u'Dep': u'gay', u'Gov': u'marriage', u'Dep_Index': u'9', u'Relation': u'amod'}, {u'Gov_Index': u'8', u'Dep': u'marriage', u'Gov': u'authorize', u'Dep_Index': u'10', u'Relation': u'dobj'}]</text:p>
          </table:table-cell>
          <table:table-cell office:value-type="float" office:value="0.136082763487954">
            <text:p>0.1360827635</text:p>
          </table:table-cell>
          <table:table-cell office:value-type="float" office:value="0.377964473009227">
            <text:p>0.37796447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9968478379836">
            <text:p>0.0149968478</text:p>
          </table:table-cell>
          <table:table-cell office:value-type="float" office:value="0.209120221816834">
            <text:p>0.2091202218</text:p>
          </table:table-cell>
          <table:table-cell office:value-type="float" office:value="0.0487397554734466">
            <text:p>0.04873975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4769052">
            <text:p>0.34769052</text:p>
          </table:table-cell>
          <table:table-cell office:value-type="string">
            <text:p>Free to be gay as long as they weren't openly gay</text:p>
          </table:table-cell>
          <table:table-cell office:value-type="string">
            <text:p>this lady is not in favor of gay marriage, the lady is anti-gay</text:p>
          </table:table-cell>
          <table:table-cell office:value-type="float" office:value="32">
            <text:p>32</text:p>
          </table:table-cell>
          <table:table-cell office:value-type="string">
            <text:p>[{u'Gov_Index': u'2', u'Dep': u'this', u'Gov': u'lady', u'Dep_Index': u'1', u'Relation': u'det'}, {u'Gov_Index': u'12', u'Dep': u'lady', u'Gov': u'lady', u'Dep_Index': u'2', u'Relation': u'nsubj'}, {u'Gov_Index': u'12', u'Dep': u'is', u'Gov': u'lady', u'Dep_Index': u'3', u'Relation': u'cop'}, {u'Gov_Index': u'12', u'Dep': u'not', u'Gov': u'lady', u'Dep_Index': u'4', u'Relation': u'neg'}, {u'Gov_Index': u'12', u'Dep': u'favor', u'Gov': u'lady', u'Dep_Index': u'6', u'Relation': u'prep_in'}, {u'Gov_Index': u'9', u'Dep': u'gay', u'Gov': u'marriage', u'Dep_Index': u'8', u'Relation': u'amod'}, {u'Gov_Index': u'6', u'Dep': u'marriage', u'Gov': u'favor', u'Dep_Index': u'9', u'Relation': u'prep_of'}, {u'Gov_Index': u'12', u'Dep': u'the', u'Gov': u'lady', u'Dep_Index': u'11', u'Relation': u'det'}, {u'Gov_Index': u'14', u'Dep': u'is', u'Gov': u'anti-gay', u'Dep_Index': u'13', u'Relation': u'cop'}, {u'Gov_Index': u'12', u'Dep': u'anti-gay', u'Gov': u'lady', u'Dep_Index': u'14', u'Relation': u'rcmod'}]</text:p>
          </table:table-cell>
          <table:table-cell office:value-type="float" office:value="0.0778498944161523">
            <text:p>0.0778498944</text:p>
          </table:table-cell>
          <table:table-cell office:value-type="float" office:value="0.235702260395516">
            <text:p>0.2357022604</text:p>
          </table:table-cell>
          <table:table-cell table:number-columns-repeated="6" office:value-type="float" office:value="0">
            <text:p>0</text:p>
          </table:table-cell>
          <table:table-cell office:value-type="float" office:value="0.0525774794642881">
            <text:p>0.0525774795</text:p>
          </table:table-cell>
          <table:table-cell office:value-type="float" office:value="0.582293489485866">
            <text:p>0.5822934895</text:p>
          </table:table-cell>
          <table:table-cell office:value-type="float" office:value="0.199240974812039">
            <text:p>0.19924097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3700615">
            <text:p>0.43700615</text:p>
          </table:table-cell>
          <table:table-cell office:value-type="string">
            <text:p>Homosexuals should move out of Virginia</text:p>
          </table:table-cell>
          <table:table-cell office:value-type="string">
            <text:p>Homosexual acts were present at times.</text:p>
          </table:table-cell>
          <table:table-cell office:value-type="float" office:value="15">
            <text:p>15</text:p>
          </table:table-cell>
          <table:table-cell office:value-type="string">
            <text:p>[{u'Gov_Index': u'2', u'Dep': u'Homosexual', u'Gov': u'acts', u'Dep_Index': u'1', u'Relation': u'amod'}, {u'Gov_Index': u'4', u'Dep': u'acts', u'Gov': u'present', u'Dep_Index': u'2', u'Relation': u'nsubj'}, {u'Gov_Index': u'4', u'Dep': u'were', u'Gov': u'present', u'Dep_Index': u'3', u'Relation': u'cop'}, {u'Gov_Index': u'4', u'Dep': u'times', u'Gov': u'present', u'Dep_Index': u'6', u'Relation': u'prep_at'}]</text:p>
          </table:table-cell>
          <table:table-cell office:value-type="float" office:value="0">
            <text:p>0</text:p>
          </table:table-cell>
          <table:table-cell office:value-type="float" office:value="0.258198889747161">
            <text:p>0.25819888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1329835400818">
            <text:p>0.0213298354</text:p>
          </table:table-cell>
          <table:table-cell office:value-type="float" office:value="0.295037570602575">
            <text:p>0.2950375706</text:p>
          </table:table-cell>
          <table:table-cell office:value-type="float" office:value="0.0393781576630485">
            <text:p>0.0393781577</text:p>
          </table:table-cell>
          <table:table-cell office:value-type="float" office:value="0.0853193416032718">
            <text:p>0.0853193416</text:p>
          </table:table-cell>
          <table:table-cell office:value-type="float" office:value="0">
            <text:p>0</text:p>
          </table:table-cell>
          <table:table-cell office:value-type="float" office:value="0.127979012404908">
            <text:p>0.12797901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7310147">
            <text:p>0.37310147</text:p>
          </table:table-cell>
          <table:table-cell office:value-type="string">
            <text:p>In 1909, being homosexual was morally wrong</text:p>
          </table:table-cell>
          <table:table-cell office:value-type="string">
            <text:p>Homosexual unions were present in history they were not actually thought of as marriages.</text:p>
          </table:table-cell>
          <table:table-cell office:value-type="float" office:value="46">
            <text:p>46</text:p>
          </table:table-cell>
          <table:table-cell office:value-type="string">
            <text:p>[{u'Gov_Index': u'2', u'Dep': u'Homosexual', u'Gov': u'unions', u'Dep_Index': u'1', u'Relation': u'amod'}, {u'Gov_Index': u'4', u'Dep': u'unions', u'Gov': u'present', u'Dep_Index': u'2', u'Relation': u'nsubj'}, {u'Gov_Index': u'4', u'Dep': u'were', u'Gov': u'present', u'Dep_Index': u'3', u'Relation': u'cop'}, {u'Gov_Index': u'4', u'Dep': u'history', u'Gov': u'present', u'Dep_Index': u'6', u'Relation': u'prep_in'}, {u'Gov_Index': u'11', u'Dep': u'they', u'Gov': u'thought', u'Dep_Index': u'7', u'Relation': u'nsubjpass'}, {u'Gov_Index': u'11', u'Dep': u'were', u'Gov': u'thought', u'Dep_Index': u'8', u'Relation': u'auxpass'}, {u'Gov_Index': u'11', u'Dep': u'not', u'Gov': u'thought', u'Dep_Index': u'9', u'Relation': u'neg'}, {u'Gov_Index': u'11', u'Dep': u'actually', u'Gov': u'thought', u'Dep_Index': u'10', u'Relation': u'advmod'}, {u'Gov_Index': u'6', u'Dep': u'thought', u'Gov': u'history', u'Dep_Index': u'11', u'Relation': u'rcmod'}, {u'Gov_Index': u'11', u'Dep': u'as', u'Gov': u'thought', u'Dep_Index': u'13', u'Relation': u'prepc_as_of'}, {u'Gov_Index': u'11', u'Dep': u'marriages', u'Gov': u'thought', u'Dep_Index': u'14', u'Relation': u'pobj'}]</text:p>
          </table:table-cell>
          <table:table-cell office:value-type="float" office:value="0">
            <text:p>0</text:p>
          </table:table-cell>
          <table:table-cell office:value-type="float" office:value="0.158113883008419">
            <text:p>0.15811388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44524094708029">
            <text:p>0.0344524095</text:p>
          </table:table-cell>
          <table:table-cell office:value-type="float" office:value="0.459444926507253">
            <text:p>0.4594449265</text:p>
          </table:table-cell>
          <table:table-cell office:value-type="float" office:value="0.0863203226301436">
            <text:p>0.08632032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321956">
            <text:p>0.4321956</text:p>
          </table:table-cell>
          <table:table-cell office:value-type="string">
            <text:p>In 1909, being homosexual was morally wrong</text:p>
          </table:table-cell>
          <table:table-cell office:value-type="string">
            <text:p>Accusations of hating homosexuals</text:p>
          </table:table-cell>
          <table:table-cell office:value-type="float" office:value="27">
            <text:p>27</text:p>
          </table:table-cell>
          <table:table-cell office:value-type="string">
            <text:p>[{u'Gov_Index': u'1', u'Dep': u'hating', u'Gov': u'Accusations', u'Dep_Index': u'3', u'Relation': u'prepc_of'}, {u'Gov_Index': u'3', u'Dep': u'homosexuals', u'Gov': u'hating', u'Dep_Index': u'4', u'Relation': u'dobj'}]</text:p>
          </table:table-cell>
          <table:table-cell office:value-type="float" office:value="0">
            <text:p>0</text:p>
          </table:table-cell>
          <table:table-cell office:value-type="float" office:value="0.258198889747161">
            <text:p>0.2581988897</text:p>
          </table:table-cell>
          <table:table-cell table:number-columns-repeated="3" office:value-type="float" office:value="0">
            <text:p>0</text:p>
          </table:table-cell>
          <table:table-cell office:value-type="float" office:value="0.255958024809815">
            <text:p>0.2559580248</text:p>
          </table:table-cell>
          <table:table-cell office:value-type="float" office:value="0.931069368519088">
            <text:p>0.9310693685</text:p>
          </table:table-cell>
          <table:table-cell office:value-type="float" office:value="0.191968518607362">
            <text:p>0.19196851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355669">
            <text:p>0.4355669</text:p>
          </table:table-cell>
          <table:table-cell office:value-type="string">
            <text:p>there are laws that hurt all kinds of peoples</text:p>
          </table:table-cell>
          <table:table-cell office:value-type="string">
            <text:p>gay marriage laws would not affect marriage for anyone</text:p>
          </table:table-cell>
          <table:table-cell office:value-type="float" office:value="32">
            <text:p>32</text:p>
          </table:table-cell>
          <table:table-cell office:value-type="string">
            <text:p>[{u'Gov_Index': u'3', u'Dep': u'gay', u'Gov': u'laws', u'Dep_Index': u'1', u'Relation': u'amod'}, {u'Gov_Index': u'3', u'Dep': u'marriage', u'Gov': u'laws', u'Dep_Index': u'2', u'Relation': u'nn'}, {u'Gov_Index': u'6', u'Dep': u'laws', u'Gov': u'affect', u'Dep_Index': u'3', u'Relation': u'nsubj'}, {u'Gov_Index': u'6', u'Dep': u'would', u'Gov': u'affect', u'Dep_Index': u'4', u'Relation': u'aux'}, {u'Gov_Index': u'6', u'Dep': u'not', u'Gov': u'affect', u'Dep_Index': u'5', u'Relation': u'neg'}, {u'Gov_Index': u'6', u'Dep': u'marriage', u'Gov': u'affect', u'Dep_Index': u'7', u'Relation': u'dobj'}, {u'Gov_Index': u'6', u'Dep': u'anyone', u'Gov': u'affect', u'Dep_Index': u'9', u'Relation': u'prep_for'}]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237807158573739">
            <text:p>0.2378071586</text:p>
          </table:table-cell>
          <table:table-cell office:value-type="float" office:value="1.30764486967389">
            <text:p>1.3076448697</text:p>
          </table:table-cell>
          <table:table-cell office:value-type="float" office:value="0.335444199434897">
            <text:p>0.3354441994</text:p>
          </table:table-cell>
          <table:table-cell office:value-type="float" office:value="0.0149968478379836">
            <text:p>0.0149968478</text:p>
          </table:table-cell>
          <table:table-cell office:value-type="float" office:value="0.135135296350403">
            <text:p>0.1351352964</text:p>
          </table:table-cell>
          <table:table-cell office:value-type="float" office:value="0.0278512888419695">
            <text:p>0.02785128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266111">
            <text:p>0.3266111</text:p>
          </table:table-cell>
          <table:table-cell office:value-type="string">
            <text:p>there are laws that hurt all kinds of peoples</text:p>
          </table:table-cell>
          <table:table-cell office:value-type="string">
            <text:p>five states have passed gay marriage legislation on the grounds that it was not done via the voters</text:p>
          </table:table-cell>
          <table:table-cell office:value-type="float" office:value="51">
            <text:p>51</text:p>
          </table:table-cell>
          <table:table-cell office:value-type="string">
            <text:p>[{u'Gov_Index': u'2', u'Dep': u'five', u'Gov': u'states', u'Dep_Index': u'1', u'Relation': u'num'}, {u'Gov_Index': u'4', u'Dep': u'states', u'Gov': u'passed', u'Dep_Index': u'2', u'Relation': u'nsubj'}, {u'Gov_Index': u'4', u'Dep': u'have', u'Gov': u'passed', u'Dep_Index': u'3', u'Relation': u'aux'}, {u'Gov_Index': u'7', u'Dep': u'gay', u'Gov': u'legislation', u'Dep_Index': u'5', u'Relation': u'amod'}, {u'Gov_Index': u'7', u'Dep': u'marriage', u'Gov': u'legislation', u'Dep_Index': u'6', u'Relation': u'nn'}, {u'Gov_Index': u'4', u'Dep': u'legislation', u'Gov': u'passed', u'Dep_Index': u'7', u'Relation': u'dobj'}, {u'Gov_Index': u'10', u'Dep': u'the', u'Gov': u'grounds', u'Dep_Index': u'9', u'Relation': u'det'}, {u'Gov_Index': u'7', u'Dep': u'grounds', u'Gov': u'legislation', u'Dep_Index': u'10', u'Relation': u'prep_on'}, {u'Gov_Index': u'15', u'Dep': u'that', u'Gov': u'done', u'Dep_Index': u'11', u'Relation': u'mark'}, {u'Gov_Index': u'15', u'Dep': u'it', u'Gov': u'done', u'Dep_Index': u'12', u'Relation': u'nsubjpass'}, {u'Gov_Index': u'15', u'Dep': u'was', u'Gov': u'done', u'Dep_Index': u'13', u'Relation': u'auxpass'}, {u'Gov_Index': u'15', u'Dep': u'not', u'Gov': u'done', u'Dep_Index': u'14', u'Relation': u'neg'}, {u'Gov_Index': u'4', u'Dep': u'done', u'Gov': u'passed', u'Dep_Index': u'15', u'Relation': u'ccomp'}, {u'Gov_Index': u'18', u'Dep': u'the', u'Gov': u'voters', u'Dep_Index': u'17', u'Relation': u'det'}, {u'Gov_Index': u'15', u'Dep': u'voters', u'Gov': u'done', u'Dep_Index': u'18', u'Relation': u'prep_via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500614200230463">
            <text:p>0.05006142</text:p>
          </table:table-cell>
          <table:table-cell office:value-type="float" office:value="0.695312159682809">
            <text:p>0.6953121597</text:p>
          </table:table-cell>
          <table:table-cell office:value-type="float" office:value="0.131338260048737">
            <text:p>0.13133826</text:p>
          </table:table-cell>
          <table:table-cell office:value-type="float" office:value="0.0133053608034675">
            <text:p>0.0133053608</text:p>
          </table:table-cell>
          <table:table-cell office:value-type="float" office:value="0.119893453254332">
            <text:p>0.1198934533</text:p>
          </table:table-cell>
          <table:table-cell office:value-type="float" office:value="0.0247099557778682">
            <text:p>0.02470995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0581546">
            <text:p>0.20581546</text:p>
          </table:table-cell>
          <table:table-cell office:value-type="string">
            <text:p>there are laws that hurt all kinds of peoples</text:p>
          </table:table-cell>
          <table:table-cell office:value-type="string">
            <text:p>once brought to a public vote, marriage equality will not be passed</text:p>
          </table:table-cell>
          <table:table-cell office:value-type="float" office:value="41">
            <text:p>41</text:p>
          </table:table-cell>
          <table:table-cell office:value-type="string">
            <text:p>[{u'Gov_Index': u'2', u'Dep': u'once', u'Gov': u'brought', u'Dep_Index': u'1', u'Relation': u'advmod'}, {u'Gov_Index': u'13', u'Dep': u'brought', u'Gov': u'passed', u'Dep_Index': u'2', u'Relation': u'vmod'}, {u'Gov_Index': u'6', u'Dep': u'a', u'Gov': u'vote', u'Dep_Index': u'4', u'Relation': u'det'}, {u'Gov_Index': u'6', u'Dep': u'public', u'Gov': u'vote', u'Dep_Index': u'5', u'Relation': u'amod'}, {u'Gov_Index': u'2', u'Dep': u'vote', u'Gov': u'brought', u'Dep_Index': u'6', u'Relation': u'prep_to'}, {u'Gov_Index': u'9', u'Dep': u'marriage', u'Gov': u'equality', u'Dep_Index': u'8', u'Relation': u'nn'}, {u'Gov_Index': u'13', u'Dep': u'equality', u'Gov': u'passed', u'Dep_Index': u'9', u'Relation': u'nsubjpass'}, {u'Gov_Index': u'13', u'Dep': u'will', u'Gov': u'passed', u'Dep_Index': u'10', u'Relation': u'aux'}, {u'Gov_Index': u'13', u'Dep': u'not', u'Gov': u'passed', u'Dep_Index': u'11', u'Relation': u'neg'}, {u'Gov_Index': u'13', u'Dep': u'be', u'Gov': u'passed', u'Dep_Index': u'12', u'Relation': u'auxpass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317274372030953">
            <text:p>0.0317274372</text:p>
          </table:table-cell>
          <table:table-cell office:value-type="float" office:value="0.435621702711836">
            <text:p>0.4356217027</text:p>
          </table:table-cell>
          <table:table-cell office:value-type="float" office:value="0.100581887878633">
            <text:p>0.10058188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1003674">
            <text:p>0.41003674</text:p>
          </table:table-cell>
          <table:table-cell office:value-type="string">
            <text:p>religious freedom is being persecuted</text:p>
          </table:table-cell>
          <table:table-cell office:value-type="string">
            <text:p>everyone has the freedom of speech</text:p>
          </table:table-cell>
          <table:table-cell office:value-type="float" office:value="23">
            <text:p>23</text:p>
          </table:table-cell>
          <table:table-cell office:value-type="string">
            <text:p>[{u'Gov_Index': u'2', u'Dep': u'everyone', u'Gov': u'has', u'Dep_Index': u'1', u'Relation': u'nsubj'}, {u'Gov_Index': u'4', u'Dep': u'the', u'Gov': u'freedom', u'Dep_Index': u'3', u'Relation': u'det'}, {u'Gov_Index': u'2', u'Dep': u'freedom', u'Gov': u'has', u'Dep_Index': u'4', u'Relation': u'dobj'}, {u'Gov_Index': u'4', u'Dep': u'speech', u'Gov': u'freedom', u'Dep_Index': u'6', u'Relation': u'prep_of'}]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231378213159759">
            <text:p>0.2313782132</text:p>
          </table:table-cell>
          <table:table-cell office:value-type="float" office:value="0.841658185852161">
            <text:p>0.8416581859</text:p>
          </table:table-cell>
          <table:table-cell office:value-type="float" office:value="0.231378213159759">
            <text:p>0.23137821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6043667">
            <text:p>0.56043667</text:p>
          </table:table-cell>
          <table:table-cell office:value-type="string">
            <text:p>useful to discuss the ways same-sex marriage could benefit society</text:p>
          </table:table-cell>
          <table:table-cell office:value-type="string">
            <text:p>Discussion on the civil benefits of marriage and the rights of marriage.</text:p>
          </table:table-cell>
          <table:table-cell office:value-type="float" office:value="36">
            <text:p>36</text:p>
          </table:table-cell>
          <table:table-cell office:value-type="string">
            <text:p>[{u'Gov_Index': u'5', u'Dep': u'the', u'Gov': u'benefits', u'Dep_Index': u'3', u'Relation': u'det'}, {u'Gov_Index': u'5', u'Dep': u'civil', u'Gov': u'benefits', u'Dep_Index': u'4', u'Relation': u'amod'}, {u'Gov_Index': u'1', u'Dep': u'benefits', u'Gov': u'Discussion', u'Dep_Index': u'5', u'Relation': u'prep_on'}, {u'Gov_Index': u'5', u'Dep': u'marriage', u'Gov': u'benefits', u'Dep_Index': u'7', u'Relation': u'prep_of'}, {u'Gov_Index': u'10', u'Dep': u'the', u'Gov': u'rights', u'Dep_Index': u'9', u'Relation': u'det'}, {u'Gov_Index': u'5', u'Dep': u'rights', u'Gov': u'benefits', u'Dep_Index': u'10', u'Relation': u'prep_of'}, {u'Gov_Index': u'7', u'Dep': u'rights', u'Gov': u'marriage', u'Dep_Index': u'10', u'Relation': u'conj_and'}, {u'Gov_Index': u'1', u'Dep': u'marriage', u'Gov': u'Discussion', u'Dep_Index': u'12', u'Relation': u'prep_of'}]</text:p>
          </table:table-cell>
          <table:table-cell office:value-type="float" office:value="0">
            <text:p>0</text:p>
          </table:table-cell>
          <table:table-cell office:value-type="float" office:value="0.353553390593274">
            <text:p>0.353553390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3890793">
            <text:p>0.33890793</text:p>
          </table:table-cell>
          <table:table-cell office:value-type="string">
            <text:p>Legally, it is complicated to legalize gay marriage in all states</text:p>
          </table:table-cell>
          <table:table-cell office:value-type="string">
            <text:p>people in support of marriage equality is growing</text:p>
          </table:table-cell>
          <table:table-cell office:value-type="float" office:value="37">
            <text:p>37</text:p>
          </table:table-cell>
          <table:table-cell office:value-type="string">
            <text:p>[{u'Gov_Index': u'8', u'Dep': u'people', u'Gov': u'growing', u'Dep_Index': u'1', u'Relation': u'nsubj'}, {u'Gov_Index': u'1', u'Dep': u'support', u'Gov': u'people', u'Dep_Index': u'3', u'Relation': u'prep_in'}, {u'Gov_Index': u'6', u'Dep': u'marriage', u'Gov': u'equality', u'Dep_Index': u'5', u'Relation': u'nn'}, {u'Gov_Index': u'3', u'Dep': u'equality', u'Gov': u'support', u'Dep_Index': u'6', u'Relation': u'prep_of'}, {u'Gov_Index': u'8', u'Dep': u'is', u'Gov': u'growing', u'Dep_Index': u'7', u'Relation': u'cop'}]</text:p>
          </table:table-cell>
          <table:table-cell office:value-type="float" office:value="0">
            <text:p>0</text:p>
          </table:table-cell>
          <table:table-cell office:value-type="float" office:value="0.169030850945703">
            <text:p>0.16903085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6054470461521">
            <text:p>0.020605447</text:p>
          </table:table-cell>
          <table:table-cell office:value-type="float" office:value="0.267113648819272">
            <text:p>0.2671136488</text:p>
          </table:table-cell>
          <table:table-cell office:value-type="float" office:value="0.0618163411384563">
            <text:p>0.06181634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6266603">
            <text:p>0.46266603</text:p>
          </table:table-cell>
          <table:table-cell office:value-type="string">
            <text:p>Posting an article stating that Democrats are really Satan Worshipers would not make it true</text:p>
          </table:table-cell>
          <table:table-cell office:value-type="string">
            <text:p>Beliefs do not make someone correct</text:p>
          </table:table-cell>
          <table:table-cell office:value-type="float" office:value="55">
            <text:p>55</text:p>
          </table:table-cell>
          <table:table-cell office:value-type="string">
            <text:p>[{u'Gov_Index': u'4', u'Dep': u'Beliefs', u'Gov': u'make', u'Dep_Index': u'1', u'Relation': u'nsubj'}, {u'Gov_Index': u'4', u'Dep': u'do', u'Gov': u'make', u'Dep_Index': u'2', u'Relation': u'aux'}, {u'Gov_Index': u'4', u'Dep': u'not', u'Gov': u'make', u'Dep_Index': u'3', u'Relation': u'neg'}, {u'Gov_Index': u'6', u'Dep': u'someone', u'Gov': u'correct', u'Dep_Index': u'5', u'Relation': u'nsubj'}, {u'Gov_Index': u'4', u'Dep': u'correct', u'Gov': u'make', u'Dep_Index': u'6', u'Relation': u'xcomp'}]</text:p>
          </table:table-cell>
          <table:table-cell office:value-type="float" office:value="0.119522860933439">
            <text:p>0.1195228609</text:p>
          </table:table-cell>
          <table:table-cell office:value-type="float" office:value="0.158113883008419">
            <text:p>0.158113883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6002185759515">
            <text:p>0.0806002186</text:p>
          </table:table-cell>
          <table:table-cell office:value-type="float" office:value="0.918081250741401">
            <text:p>0.9180812507</text:p>
          </table:table-cell>
          <table:table-cell office:value-type="float" office:value="0.207230968879544">
            <text:p>0.2072309689</text:p>
          </table:table-cell>
          <table:table-cell office:value-type="float" office:value="0.0443149697997478">
            <text:p>0.0443149698</text:p>
          </table:table-cell>
          <table:table-cell office:value-type="float" office:value="0.41209116019261">
            <text:p>0.4120911602</text:p>
          </table:table-cell>
          <table:table-cell office:value-type="float" office:value="0.0781256504617775">
            <text:p>0.0781256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6375567">
            <text:p>0.46375567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string">
            <text:p>Legally, it is complicated to legalize gay marriage in all states</text:p>
          </table:table-cell>
          <table:table-cell office:value-type="float" office:value="58">
            <text:p>58</text:p>
          </table:table-cell>
          <table:table-cell office:value-type="string">
            <text:p>[{u'Gov_Index': u'5', u'Dep': u'Legally', u'Gov': u'complicated', u'Dep_Index': u'1', u'Relation': u'advmod'}, {u'Gov_Index': u'5', u'Dep': u'it', u'Gov': u'complicated', u'Dep_Index': u'3', u'Relation': u'nsubjpass'}, {u'Gov_Index': u'5', u'Dep': u'is', u'Gov': u'complicated', u'Dep_Index': u'4', u'Relation': u'auxpass'}, {u'Gov_Index': u'7', u'Dep': u'to', u'Gov': u'legalize', u'Dep_Index': u'6', u'Relation': u'aux'}, {u'Gov_Index': u'5', u'Dep': u'legalize', u'Gov': u'complicated', u'Dep_Index': u'7', u'Relation': u'xcomp'}, {u'Gov_Index': u'9', u'Dep': u'gay', u'Gov': u'marriage', u'Dep_Index': u'8', u'Relation': u'amod'}, {u'Gov_Index': u'7', u'Dep': u'marriage', u'Gov': u'legalize', u'Dep_Index': u'9', u'Relation': u'dobj'}, {u'Gov_Index': u'12', u'Dep': u'all', u'Gov': u'states', u'Dep_Index': u'11', u'Relation': u'det'}, {u'Gov_Index': u'7', u'Dep': u'states', u'Gov': u'legalize', u'Dep_Index': u'12', u'Relation': u'prep_in'}]</text:p>
          </table:table-cell>
          <table:table-cell office:value-type="float" office:value="0.0778498944161523">
            <text:p>0.0778498944</text:p>
          </table:table-cell>
          <table:table-cell office:value-type="float" office:value="0.436435780471985">
            <text:p>0.4364357805</text:p>
          </table:table-cell>
          <table:table-cell table:number-columns-repeated="3" office:value-type="float" office:value="0">
            <text:p>0</text:p>
          </table:table-cell>
          <table:table-cell office:value-type="float" office:value="0.171846139952241">
            <text:p>0.17184614</text:p>
          </table:table-cell>
          <table:table-cell office:value-type="float" office:value="0.751616946165991">
            <text:p>0.7516169462</text:p>
          </table:table-cell>
          <table:table-cell office:value-type="float" office:value="0.182367332194215">
            <text:p>0.18236733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3046135">
            <text:p>0.43046135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string">
            <text:p>in the next 20 years the wave of gay marriage legalization will be over</text:p>
          </table:table-cell>
          <table:table-cell office:value-type="float" office:value="57">
            <text:p>57</text:p>
          </table:table-cell>
          <table:table-cell office:value-type="string">
            <text:p>[{u'Gov_Index': u'5', u'Dep': u'the', u'Gov': u'years', u'Dep_Index': u'2', u'Relation': u'det'}, {u'Gov_Index': u'5', u'Dep': u'next', u'Gov': u'years', u'Dep_Index': u'3', u'Relation': u'amod'}, {u'Gov_Index': u'5', u'Dep': u'20', u'Gov': u'years', u'Dep_Index': u'4', u'Relation': u'num'}, {u'Gov_Index': u'1', u'Dep': u'years', u'Gov': u'in', u'Dep_Index': u'5', u'Relation': u'pobj'}, {u'Gov_Index': u'7', u'Dep': u'the', u'Gov': u'wave', u'Dep_Index': u'6', u'Relation': u'det'}, {u'Gov_Index': u'14', u'Dep': u'wave', u'Gov': u'over', u'Dep_Index': u'7', u'Relation': u'nsubj'}, {u'Gov_Index': u'11', u'Dep': u'gay', u'Gov': u'legalization', u'Dep_Index': u'9', u'Relation': u'amod'}, {u'Gov_Index': u'11', u'Dep': u'marriage', u'Gov': u'legalization', u'Dep_Index': u'10', u'Relation': u'nn'}, {u'Gov_Index': u'7', u'Dep': u'legalization', u'Gov': u'wave', u'Dep_Index': u'11', u'Relation': u'prep_of'}, {u'Gov_Index': u'14', u'Dep': u'will', u'Gov': u'over', u'Dep_Index': u'12', u'Relation': u'aux'}, {u'Gov_Index': u'14', u'Dep': u'be', u'Gov': u'over', u'Dep_Index': u'13', u'Relation': u'cop'}, {u'Gov_Index': u'5', u'Dep': u'over', u'Gov': u'years', u'Dep_Index': u'14', u'Relation': u'rcmod'}]</text:p>
          </table:table-cell>
          <table:table-cell office:value-type="float" office:value="0.143222974807887">
            <text:p>0.1432229748</text:p>
          </table:table-cell>
          <table:table-cell office:value-type="float" office:value="0.327326835353989">
            <text:p>0.3273268354</text:p>
          </table:table-cell>
          <table:table-cell table:number-columns-repeated="3" office:value-type="float" office:value="0">
            <text:p>0</text:p>
          </table:table-cell>
          <table:table-cell office:value-type="float" office:value="0.0516971565026939">
            <text:p>0.0516971565</text:p>
          </table:table-cell>
          <table:table-cell office:value-type="float" office:value="0.707928069777951">
            <text:p>0.7079280698</text:p>
          </table:table-cell>
          <table:table-cell office:value-type="float" office:value="0.157105190782809">
            <text:p>0.15710519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869731">
            <text:p>0.3869731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string">
            <text:p>people in support of marriage equality is growing</text:p>
          </table:table-cell>
          <table:table-cell office:value-type="float" office:value="61">
            <text:p>61</text:p>
          </table:table-cell>
          <table:table-cell office:value-type="string">
            <text:p>[{u'Gov_Index': u'8', u'Dep': u'people', u'Gov': u'growing', u'Dep_Index': u'1', u'Relation': u'nsubj'}, {u'Gov_Index': u'1', u'Dep': u'support', u'Gov': u'people', u'Dep_Index': u'3', u'Relation': u'prep_in'}, {u'Gov_Index': u'6', u'Dep': u'marriage', u'Gov': u'equality', u'Dep_Index': u'5', u'Relation': u'nn'}, {u'Gov_Index': u'3', u'Dep': u'equality', u'Gov': u'support', u'Dep_Index': u'6', u'Relation': u'prep_of'}, {u'Gov_Index': u'8', u'Dep': u'is', u'Gov': u'growing', u'Dep_Index': u'7', u'Relation': u'cop'}]</text:p>
          </table:table-cell>
          <table:table-cell office:value-type="float" office:value="0">
            <text:p>0</text:p>
          </table:table-cell>
          <table:table-cell office:value-type="float" office:value="0.258198889747161">
            <text:p>0.25819888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765011982013">
            <text:p>0.036765012</text:p>
          </table:table-cell>
          <table:table-cell office:value-type="float" office:value="0.476594197515051">
            <text:p>0.4765941975</text:p>
          </table:table-cell>
          <table:table-cell office:value-type="float" office:value="0.0882360287568311">
            <text:p>0.08823602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9157378">
            <text:p>0.49157378</text:p>
          </table:table-cell>
          <table:table-cell office:value-type="string">
            <text:p>definition of marriage should not be changed to include homosexual unions</text:p>
          </table:table-cell>
          <table:table-cell office:value-type="string">
            <text:p>Legally, it is complicated to legalize gay marriage in all states</text:p>
          </table:table-cell>
          <table:table-cell office:value-type="float" office:value="47">
            <text:p>47</text:p>
          </table:table-cell>
          <table:table-cell office:value-type="string">
            <text:p>[{u'Gov_Index': u'5', u'Dep': u'Legally', u'Gov': u'complicated', u'Dep_Index': u'1', u'Relation': u'advmod'}, {u'Gov_Index': u'5', u'Dep': u'it', u'Gov': u'complicated', u'Dep_Index': u'3', u'Relation': u'nsubjpass'}, {u'Gov_Index': u'5', u'Dep': u'is', u'Gov': u'complicated', u'Dep_Index': u'4', u'Relation': u'auxpass'}, {u'Gov_Index': u'7', u'Dep': u'to', u'Gov': u'legalize', u'Dep_Index': u'6', u'Relation': u'aux'}, {u'Gov_Index': u'5', u'Dep': u'legalize', u'Gov': u'complicated', u'Dep_Index': u'7', u'Relation': u'xcomp'}, {u'Gov_Index': u'9', u'Dep': u'gay', u'Gov': u'marriage', u'Dep_Index': u'8', u'Relation': u'amod'}, {u'Gov_Index': u'7', u'Dep': u'marriage', u'Gov': u'legalize', u'Dep_Index': u'9', u'Relation': u'dobj'}, {u'Gov_Index': u'12', u'Dep': u'all', u'Gov': u'states', u'Dep_Index': u'11', u'Relation': u'det'}, {u'Gov_Index': u'7', u'Dep': u'states', u'Gov': u'legalize', u'Dep_Index': u'12', u'Relation': u'prep_in'}]</text:p>
          </table:table-cell>
          <table:table-cell office:value-type="float" office:value="0">
            <text:p>0</text:p>
          </table:table-cell>
          <table:table-cell office:value-type="float" office:value="0.154303349962092">
            <text:p>0.1543033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66492933252771">
            <text:p>0.0266492933</text:p>
          </table:table-cell>
          <table:table-cell office:value-type="float" office:value="0.370428253296308">
            <text:p>0.3704282533</text:p>
          </table:table-cell>
          <table:table-cell office:value-type="float" office:value="0.0688781735176393">
            <text:p>0.06887817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645988">
            <text:p>0.3645988</text:p>
          </table:table-cell>
          <table:table-cell office:value-type="string">
            <text:p>there never will be a federal law allowing gay marriage in the United States</text:p>
          </table:table-cell>
          <table:table-cell office:value-type="string">
            <text:p>Many state constitutions guarantee rights that aren't in the federal constitution</text:p>
          </table:table-cell>
          <table:table-cell office:value-type="float" office:value="58">
            <text:p>58</text:p>
          </table:table-cell>
          <table:table-cell office:value-type="string">
            <text:p>[{u'Gov_Index': u'3', u'Dep': u'Many', u'Gov': u'constitutions', u'Dep_Index': u'1', u'Relation': u'amod'}, {u'Gov_Index': u'3', u'Dep': u'state', u'Gov': u'constitutions', u'Dep_Index': u'2', u'Relation': u'nn'}, {u'Gov_Index': u'4', u'Dep': u'constitutions', u'Gov': u'guarantee', u'Dep_Index': u'3', u'Relation': u'nsubj'}, {u'Gov_Index': u'4', u'Dep': u'rights', u'Gov': u'guarantee', u'Dep_Index': u'5', u'Relation': u'dobj'}, {u'Gov_Index': u'7', u'Dep': u'that', u'Gov': u'are', u'Dep_Index': u'6', u'Relation': u'nsubj'}, {u'Gov_Index': u'5', u'Dep': u'are', u'Gov': u'rights', u'Dep_Index': u'7', u'Relation': u'rcmod'}, {u'Gov_Index': u'7', u'Dep': u"n't", u'Gov': u'are', u'Dep_Index': u'8', u'Relation': u'neg'}, {u'Gov_Index': u'12', u'Dep': u'the', u'Gov': u'constitution', u'Dep_Index': u'10', u'Relation': u'det'}, {u'Gov_Index': u'12', u'Dep': u'federal', u'Gov': u'constitution', u'Dep_Index': u'11', u'Relation': u'amod'}, {u'Gov_Index': u'7', u'Dep': u'constitution', u'Gov': u'are', u'Dep_Index': u'12', u'Relation': u'prep_in'}]</text:p>
          </table:table-cell>
          <table:table-cell office:value-type="float" office:value="0.0836242010007091">
            <text:p>0.083624201</text:p>
          </table:table-cell>
          <table:table-cell office:value-type="float" office:value="0.111803398874989">
            <text:p>0.111803398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87047626658749">
            <text:p>0.0187047627</text:p>
          </table:table-cell>
          <table:table-cell office:value-type="float" office:value="0.252683277323535">
            <text:p>0.2526832773</text:p>
          </table:table-cell>
          <table:table-cell office:value-type="float" office:value="0.0352089650181174">
            <text:p>0.035208965</text:p>
          </table:table-cell>
          <table:table-cell office:value-type="float" office:value="0.0102692814636176">
            <text:p>0.0102692815</text:p>
          </table:table-cell>
          <table:table-cell office:value-type="float" office:value="0.143184995844979">
            <text:p>0.1431849958</text:p>
          </table:table-cell>
          <table:table-cell office:value-type="float" office:value="0.0342309382120586">
            <text:p>0.03423093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2181417">
            <text:p>0.52181417</text:p>
          </table:table-cell>
          <table:table-cell office:value-type="string">
            <text:p>in opening this opportunity for gay marriage, the definition of marriage will change</text:p>
          </table:table-cell>
          <table:table-cell office:value-type="string">
            <text:p>Legally, it is complicated to legalize gay marriage in all states</text:p>
          </table:table-cell>
          <table:table-cell office:value-type="float" office:value="38">
            <text:p>38</text:p>
          </table:table-cell>
          <table:table-cell office:value-type="string">
            <text:p>[{u'Gov_Index': u'5', u'Dep': u'Legally', u'Gov': u'complicated', u'Dep_Index': u'1', u'Relation': u'advmod'}, {u'Gov_Index': u'5', u'Dep': u'it', u'Gov': u'complicated', u'Dep_Index': u'3', u'Relation': u'nsubjpass'}, {u'Gov_Index': u'5', u'Dep': u'is', u'Gov': u'complicated', u'Dep_Index': u'4', u'Relation': u'auxpass'}, {u'Gov_Index': u'7', u'Dep': u'to', u'Gov': u'legalize', u'Dep_Index': u'6', u'Relation': u'aux'}, {u'Gov_Index': u'5', u'Dep': u'legalize', u'Gov': u'complicated', u'Dep_Index': u'7', u'Relation': u'xcomp'}, {u'Gov_Index': u'9', u'Dep': u'gay', u'Gov': u'marriage', u'Dep_Index': u'8', u'Relation': u'amod'}, {u'Gov_Index': u'7', u'Dep': u'marriage', u'Gov': u'legalize', u'Dep_Index': u'9', u'Relation': u'dobj'}, {u'Gov_Index': u'12', u'Dep': u'all', u'Gov': u'states', u'Dep_Index': u'11', u'Relation': u'det'}, {u'Gov_Index': u'7', u'Dep': u'states', u'Gov': u'legalize', u'Dep_Index': u'12', u'Relation': u'prep_in'}]</text:p>
          </table:table-cell>
          <table:table-cell office:value-type="float" office:value="0.0836242010007091">
            <text:p>0.083624201</text:p>
          </table:table-cell>
          <table:table-cell office:value-type="float" office:value="0.478091443733758">
            <text:p>0.478091443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2629491942514">
            <text:p>0.0222629492</text:p>
          </table:table-cell>
          <table:table-cell office:value-type="float" office:value="0.277511155750933">
            <text:p>0.2775111558</text:p>
          </table:table-cell>
          <table:table-cell office:value-type="float" office:value="0.0949885832288059">
            <text:p>0.09498858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4178736">
            <text:p>0.44178736</text:p>
          </table:table-cell>
          <table:table-cell office:value-type="string">
            <text:p>in opening this opportunity for gay marriage, the definition of marriage will change</text:p>
          </table:table-cell>
          <table:table-cell office:value-type="string">
            <text:p>in the next 20 years the wave of gay marriage legalization will be over</text:p>
          </table:table-cell>
          <table:table-cell office:value-type="float" office:value="34">
            <text:p>34</text:p>
          </table:table-cell>
          <table:table-cell office:value-type="string">
            <text:p>[{u'Gov_Index': u'5', u'Dep': u'the', u'Gov': u'years', u'Dep_Index': u'2', u'Relation': u'det'}, {u'Gov_Index': u'5', u'Dep': u'next', u'Gov': u'years', u'Dep_Index': u'3', u'Relation': u'amod'}, {u'Gov_Index': u'5', u'Dep': u'20', u'Gov': u'years', u'Dep_Index': u'4', u'Relation': u'num'}, {u'Gov_Index': u'1', u'Dep': u'years', u'Gov': u'in', u'Dep_Index': u'5', u'Relation': u'pobj'}, {u'Gov_Index': u'7', u'Dep': u'the', u'Gov': u'wave', u'Dep_Index': u'6', u'Relation': u'det'}, {u'Gov_Index': u'14', u'Dep': u'wave', u'Gov': u'over', u'Dep_Index': u'7', u'Relation': u'nsubj'}, {u'Gov_Index': u'11', u'Dep': u'gay', u'Gov': u'legalization', u'Dep_Index': u'9', u'Relation': u'amod'}, {u'Gov_Index': u'11', u'Dep': u'marriage', u'Gov': u'legalization', u'Dep_Index': u'10', u'Relation': u'nn'}, {u'Gov_Index': u'7', u'Dep': u'legalization', u'Gov': u'wave', u'Dep_Index': u'11', u'Relation': u'prep_of'}, {u'Gov_Index': u'14', u'Dep': u'will', u'Gov': u'over', u'Dep_Index': u'12', u'Relation': u'aux'}, {u'Gov_Index': u'14', u'Dep': u'be', u'Gov': u'over', u'Dep_Index': u'13', u'Relation': u'cop'}, {u'Gov_Index': u'5', u'Dep': u'over', u'Gov': u'years', u'Dep_Index': u'14', u'Relation': u'rcmod'}]</text:p>
          </table:table-cell>
          <table:table-cell office:value-type="float" office:value="0.0769230769230769">
            <text:p>0.0769230769</text:p>
          </table:table-cell>
          <table:table-cell office:value-type="float" office:value="0.358568582800318">
            <text:p>0.358568582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89418339525268">
            <text:p>0.028941834</text:p>
          </table:table-cell>
          <table:table-cell office:value-type="float" office:value="0.391827639414843">
            <text:p>0.3918276394</text:p>
          </table:table-cell>
          <table:table-cell office:value-type="float" office:value="0.0757544696564572">
            <text:p>0.07575446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5533276">
            <text:p>0.45533276</text:p>
          </table:table-cell>
          <table:table-cell office:value-type="string">
            <text:p>in opening this opportunity for gay marriage, the definition of marriage will change</text:p>
          </table:table-cell>
          <table:table-cell office:value-type="string">
            <text:p>Anti-gay marriage supporters will support civil unions in lieu of gay marriage</text:p>
          </table:table-cell>
          <table:table-cell office:value-type="float" office:value="51">
            <text:p>51</text:p>
          </table:table-cell>
          <table:table-cell office:value-type="string">
            <text:p>[{u'Gov_Index': u'3', u'Dep': u'Anti-gay', u'Gov': u'supporters', u'Dep_Index': u'1', u'Relation': u'amod'}, {u'Gov_Index': u'3', u'Dep': u'marriage', u'Gov': u'supporters', u'Dep_Index': u'2', u'Relation': u'nn'}, {u'Gov_Index': u'5', u'Dep': u'supporters', u'Gov': u'support', u'Dep_Index': u'3', u'Relation': u'nsubj'}, {u'Gov_Index': u'5', u'Dep': u'will', u'Gov': u'support', u'Dep_Index': u'4', u'Relation': u'aux'}, {u'Gov_Index': u'7', u'Dep': u'civil', u'Gov': u'unions', u'Dep_Index': u'6', u'Relation': u'amod'}, {u'Gov_Index': u'5', u'Dep': u'unions', u'Gov': u'support', u'Dep_Index': u'7', u'Relation': u'dobj'}, {u'Gov_Index': u'12', u'Dep': u'gay', u'Gov': u'marriage', u'Dep_Index': u'11', u'Relation': u'amod'}, {u'Gov_Index': u'5', u'Dep': u'marriage', u'Gov': u'support', u'Dep_Index': u'12', u'Relation': u'prep_in_lieu_of'}]</text:p>
          </table:table-cell>
          <table:table-cell office:value-type="float" office:value="0.0836242010007091">
            <text:p>0.083624201</text:p>
          </table:table-cell>
          <table:table-cell office:value-type="float" office:value="0.476731294622796">
            <text:p>0.476731294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68109260913741">
            <text:p>0.0268109261</text:p>
          </table:table-cell>
          <table:table-cell office:value-type="float" office:value="0.372295816940798">
            <text:p>0.3722958169</text:p>
          </table:table-cell>
          <table:table-cell office:value-type="float" office:value="0.0496385145920297">
            <text:p>0.0496385146</text:p>
          </table:table-cell>
          <table:table-cell office:value-type="float" office:value="0.027883363135029">
            <text:p>0.0278833631</text:p>
          </table:table-cell>
          <table:table-cell office:value-type="float" office:value="0.245318453805127">
            <text:p>0.2453184538</text:p>
          </table:table-cell>
          <table:table-cell office:value-type="float" office:value="0.0478000510886212">
            <text:p>0.04780005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4419238">
            <text:p>0.44419238</text:p>
          </table:table-cell>
          <table:table-cell office:value-type="string">
            <text:p>in opening this opportunity for gay marriage, the definition of marriage will change</text:p>
          </table:table-cell>
          <table:table-cell office:value-type="string">
            <text:p>people in support of marriage equality is growing</text:p>
          </table:table-cell>
          <table:table-cell office:value-type="float" office:value="36">
            <text:p>36</text:p>
          </table:table-cell>
          <table:table-cell office:value-type="string">
            <text:p>[{u'Gov_Index': u'8', u'Dep': u'people', u'Gov': u'growing', u'Dep_Index': u'1', u'Relation': u'nsubj'}, {u'Gov_Index': u'1', u'Dep': u'support', u'Gov': u'people', u'Dep_Index': u'3', u'Relation': u'prep_in'}, {u'Gov_Index': u'6', u'Dep': u'marriage', u'Gov': u'equality', u'Dep_Index': u'5', u'Relation': u'nn'}, {u'Gov_Index': u'3', u'Dep': u'equality', u'Gov': u'support', u'Dep_Index': u'6', u'Relation': u'prep_of'}, {u'Gov_Index': u'8', u'Dep': u'is', u'Gov': u'growing', u'Dep_Index': u'7', u'Relation': u'cop'}]</text:p>
          </table:table-cell>
          <table:table-cell office:value-type="float" office:value="0.104828483672192">
            <text:p>0.1048284837</text:p>
          </table:table-cell>
          <table:table-cell office:value-type="float" office:value="0.282842712474619">
            <text:p>0.28284271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31811279269211">
            <text:p>0.0231811279</text:p>
          </table:table-cell>
          <table:table-cell office:value-type="float" office:value="0.288956397756646">
            <text:p>0.2889563978</text:p>
          </table:table-cell>
          <table:table-cell office:value-type="float" office:value="0.0674360085146796">
            <text:p>0.0674360085</text:p>
          </table:table-cell>
          <table:table-cell office:value-type="float" office:value="0.0463622558538422">
            <text:p>0.0463622559</text:p>
          </table:table-cell>
          <table:table-cell office:value-type="float" office:value="0.347123885733162">
            <text:p>0.3471238857</text:p>
          </table:table-cell>
          <table:table-cell office:value-type="float" office:value="0.0741796093661476">
            <text:p>0.07417960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7665472">
            <text:p>0.27665472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Broadened marriage is a side effect of legal gay marriage</text:p>
          </table:table-cell>
          <table:table-cell office:value-type="float" office:value="44">
            <text:p>44</text:p>
          </table:table-cell>
          <table:table-cell office:value-type="string">
            <text:p>[{u'Gov_Index': u'6', u'Dep': u'marriage', u'Gov': u'effect', u'Dep_Index': u'2', u'Relation': u'nsubj'}, {u'Gov_Index': u'6', u'Dep': u'is', u'Gov': u'effect', u'Dep_Index': u'3', u'Relation': u'cop'}, {u'Gov_Index': u'6', u'Dep': u'a', u'Gov': u'effect', u'Dep_Index': u'4', u'Relation': u'det'}, {u'Gov_Index': u'6', u'Dep': u'side', u'Gov': u'effect', u'Dep_Index': u'5', u'Relation': u'amod'}, {u'Gov_Index': u'1', u'Dep': u'effect', u'Gov': u'Broadened', u'Dep_Index': u'6', u'Relation': u'ccomp'}, {u'Gov_Index': u'10', u'Dep': u'legal', u'Gov': u'marriage', u'Dep_Index': u'8', u'Relation': u'amod'}, {u'Gov_Index': u'10', u'Dep': u'gay', u'Gov': u'marriage', u'Dep_Index': u'9', u'Relation': u'amod'}, {u'Gov_Index': u'6', u'Dep': u'marriage', u'Gov': u'effect', u'Dep_Index': u'10', u'Relation': u'prep_of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1320821">
            <text:p>0.21320821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Gay marriage supporters want marriage laws changed to accommodate gay marriage</text:p>
          </table:table-cell>
          <table:table-cell office:value-type="float" office:value="57">
            <text:p>57</text:p>
          </table:table-cell>
          <table:table-cell office:value-type="string">
            <text:p>[{u'Gov_Index': u'3', u'Dep': u'Gay', u'Gov': u'supporters', u'Dep_Index': u'1', u'Relation': u'nn'}, {u'Gov_Index': u'3', u'Dep': u'marriage', u'Gov': u'supporters', u'Dep_Index': u'2', u'Relation': u'nn'}, {u'Gov_Index': u'4', u'Dep': u'supporters', u'Gov': u'want', u'Dep_Index': u'3', u'Relation': u'nsubj'}, {u'Gov_Index': u'6', u'Dep': u'marriage', u'Gov': u'laws', u'Dep_Index': u'5', u'Relation': u'nn'}, {u'Gov_Index': u'7', u'Dep': u'laws', u'Gov': u'changed', u'Dep_Index': u'6', u'Relation': u'nsubj'}, {u'Gov_Index': u'4', u'Dep': u'changed', u'Gov': u'want', u'Dep_Index': u'7', u'Relation': u'ccomp'}, {u'Gov_Index': u'9', u'Dep': u'to', u'Gov': u'accommodate', u'Dep_Index': u'8', u'Relation': u'aux'}, {u'Gov_Index': u'7', u'Dep': u'accommodate', u'Gov': u'changed', u'Dep_Index': u'9', u'Relation': u'xcomp'}, {u'Gov_Index': u'11', u'Dep': u'gay', u'Gov': u'marriage', u'Dep_Index': u'10', u'Relation': u'amod'}, {u'Gov_Index': u'9', u'Dep': u'marriage', u'Gov': u'accommodate', u'Dep_Index': u'11', u'Relation': u'dobj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4262138">
            <text:p>0.44262138</text:p>
          </table:table-cell>
          <table:table-cell office:value-type="string">
            <text:p>without gay marriage, the state has to support the dependent spouse</text:p>
          </table:table-cell>
          <table:table-cell office:value-type="string">
            <text:p>opponents of homosexual marriage tend to argue that a change to marriage law would make it too open ended</text:p>
          </table:table-cell>
          <table:table-cell office:value-type="float" office:value="53">
            <text:p>53</text:p>
          </table:table-cell>
          <table:table-cell office:value-type="string">
            <text:p>[{u'Gov_Index': u'4', u'Dep': u'homosexual', u'Gov': u'marriage', u'Dep_Index': u'3', u'Relation': u'amod'}, {u'Gov_Index': u'1', u'Dep': u'marriage', u'Gov': u'opponents', u'Dep_Index': u'4', u'Relation': u'prep_of'}, {u'Gov_Index': u'4', u'Dep': u'tend', u'Gov': u'marriage', u'Dep_Index': u'5', u'Relation': u'dep'}, {u'Gov_Index': u'7', u'Dep': u'to', u'Gov': u'argue', u'Dep_Index': u'6', u'Relation': u'aux'}, {u'Gov_Index': u'5', u'Dep': u'argue', u'Gov': u'tend', u'Dep_Index': u'7', u'Relation': u'xcomp'}, {u'Gov_Index': u'15', u'Dep': u'that', u'Gov': u'make', u'Dep_Index': u'8', u'Relation': u'mark'}, {u'Gov_Index': u'10', u'Dep': u'a', u'Gov': u'change', u'Dep_Index': u'9', u'Relation': u'det'}, {u'Gov_Index': u'15', u'Dep': u'change', u'Gov': u'make', u'Dep_Index': u'10', u'Relation': u'nsubj'}, {u'Gov_Index': u'13', u'Dep': u'marriage', u'Gov': u'law', u'Dep_Index': u'12', u'Relation': u'nn'}, {u'Gov_Index': u'10', u'Dep': u'law', u'Gov': u'change', u'Dep_Index': u'13', u'Relation': u'prep_to'}, {u'Gov_Index': u'15', u'Dep': u'would', u'Gov': u'make', u'Dep_Index': u'14', u'Relation': u'aux'}, {u'Gov_Index': u'7', u'Dep': u'make', u'Gov': u'argue', u'Dep_Index': u'15', u'Relation': u'ccomp'}, {u'Gov_Index': u'19', u'Dep': u'it', u'Gov': u'ended', u'Dep_Index': u'16', u'Relation': u'nsubj'}, {u'Gov_Index': u'18', u'Dep': u'too', u'Gov': u'open', u'Dep_Index': u'17', u'Relation': u'advmod'}, {u'Gov_Index': u'19', u'Dep': u'open', u'Gov': u'ended', u'Dep_Index': u'18', u'Relation': u'dep'}, {u'Gov_Index': u'15', u'Dep': u'ended', u'Gov': u'make', u'Dep_Index': u'19', u'Relation': u'xcomp'}]</text:p>
          </table:table-cell>
          <table:table-cell office:value-type="float" office:value="0">
            <text:p>0</text:p>
          </table:table-cell>
          <table:table-cell office:value-type="float" office:value="0.188982236504614">
            <text:p>0.1889822365</text:p>
          </table:table-cell>
          <table:table-cell table:number-columns-repeated="3" office:value-type="float" office:value="0">
            <text:p>0</text:p>
          </table:table-cell>
          <table:table-cell office:value-type="float" office:value="0.0316035936044589">
            <text:p>0.0316035936</text:p>
          </table:table-cell>
          <table:table-cell office:value-type="float" office:value="0.419261480940844">
            <text:p>0.4192614809</text:p>
          </table:table-cell>
          <table:table-cell office:value-type="float" office:value="0.0573605223920929">
            <text:p>0.0573605224</text:p>
          </table:table-cell>
          <table:table-cell office:value-type="float" office:value="0.0536358131458531">
            <text:p>0.0536358131</text:p>
          </table:table-cell>
          <table:table-cell office:value-type="float" office:value="0.463188045700406">
            <text:p>0.4631880457</text:p>
          </table:table-cell>
          <table:table-cell office:value-type="float" office:value="0.0912553765328751">
            <text:p>0.0912553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4457474">
            <text:p>0.44457474</text:p>
          </table:table-cell>
          <table:table-cell office:value-type="string">
            <text:p>without gay marriage, the state has to support the dependent spouse</text:p>
          </table:table-cell>
          <table:table-cell office:value-type="string">
            <text:p>Broadened marriage could change the current traditional marriage laws</text:p>
          </table:table-cell>
          <table:table-cell office:value-type="float" office:value="40">
            <text:p>40</text:p>
          </table:table-cell>
          <table:table-cell office:value-type="string">
            <text:p>[{u'Gov_Index': u'1', u'Dep': u'marriage', u'Gov': u'Broadened', u'Dep_Index': u'2', u'Relation': u'dep'}, {u'Gov_Index': u'4', u'Dep': u'could', u'Gov': u'change', u'Dep_Index': u'3', u'Relation': u'aux'}, {u'Gov_Index': u'1', u'Dep': u'change', u'Gov': u'Broadened', u'Dep_Index': u'4', u'Relation': u'dep'}, {u'Gov_Index': u'8', u'Dep': u'the', u'Gov': u'marriage', u'Dep_Index': u'5', u'Relation': u'det'}, {u'Gov_Index': u'8', u'Dep': u'current', u'Gov': u'marriage', u'Dep_Index': u'6', u'Relation': u'amod'}, {u'Gov_Index': u'8', u'Dep': u'traditional', u'Gov': u'marriage', u'Dep_Index': u'7', u'Relation': u'amod'}, {u'Gov_Index': u'4', u'Dep': u'marriage', u'Gov': u'change', u'Dep_Index': u'8', u'Relation': u'dobj'}, {u'Gov_Index': u'1', u'Dep': u'laws', u'Gov': u'Broadened', u'Dep_Index': u'9', u'Relation': u'nsubj'}]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table:number-columns-repeated="3" office:value-type="float" office:value="0">
            <text:p>0</text:p>
          </table:table-cell>
          <table:table-cell office:value-type="float" office:value="0.0511476986616647">
            <text:p>0.0511476987</text:p>
          </table:table-cell>
          <table:table-cell office:value-type="float" office:value="0.713188327260582">
            <text:p>0.7131883273</text:p>
          </table:table-cell>
          <table:table-cell office:value-type="float" office:value="0.0954126394039345">
            <text:p>0.0954126394</text:p>
          </table:table-cell>
          <table:table-cell office:value-type="float" office:value="0.0356207187108022">
            <text:p>0.0356207187</text:p>
          </table:table-cell>
          <table:table-cell office:value-type="float" office:value="0.29363202576093">
            <text:p>0.2936320258</text:p>
          </table:table-cell>
          <table:table-cell office:value-type="float" office:value="0.0445258983885028">
            <text:p>0.04452589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265759">
            <text:p>0.5265759</text:p>
          </table:table-cell>
          <table:table-cell office:value-type="string">
            <text:p>without gay marriage, the state has to support the dependent spouse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float" office:value="57">
            <text:p>57</text:p>
          </table:table-cell>
          <table:table-cell office:value-type="string">
            <text:p>[{u'Gov_Index': u'7', u'Dep': u'Opponents', u'Gov': u'protecting', u'Dep_Index': u'1', u'Relation': u'nsubj'}, {u'Gov_Index': u'13', u'Dep': u'Opponents', u'Gov': u'discriminating', u'Dep_Index': u'1', u'Relation': u'nsubj'}, {u'Gov_Index': u'4', u'Dep': u'gay', u'Gov': u'marriage', u'Dep_Index': u'3', u'Relation': u'amod'}, {u'Gov_Index': u'1', u'Dep': u'marriage', u'Gov': u'Opponents', u'Dep_Index': u'4', u'Relation': u'prep_of'}, {u'Gov_Index': u'7', u'Dep': u'are', u'Gov': u'protecting', u'Dep_Index': u'5', u'Relation': u'aux'}, {u'Gov_Index': u'7', u'Dep': u'not', u'Gov': u'protecting', u'Dep_Index': u'6', u'Relation': u'neg'}, {u'Gov_Index': u'9', u'Dep': u'traditional', u'Gov': u'marriage', u'Dep_Index': u'8', u'Relation': u'amod'}, {u'Gov_Index': u'7', u'Dep': u'marriage', u'Gov': u'protecting', u'Dep_Index': u'9', u'Relation': u'dobj'}, {u'Gov_Index': u'13', u'Dep': u'are', u'Gov': u'discriminating', u'Dep_Index': u'12', u'Relation': u'aux'}, {u'Gov_Index': u'7', u'Dep': u'discriminating', u'Gov': u'protecting', u'Dep_Index': u'13', u'Relation': u'conj_but'}, {u'Gov_Index': u'13', u'Dep': u'homosexuals', u'Gov': u'discriminating', u'Dep_Index': u'15', u'Relation': u'prep_against'}]</text:p>
          </table:table-cell>
          <table:table-cell office:value-type="float" office:value="0.155699788832305">
            <text:p>0.1556997888</text:p>
          </table:table-cell>
          <table:table-cell office:value-type="float" office:value="0.408248290463863">
            <text:p>0.40824829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93335941279172">
            <text:p>0.0693335941</text:p>
          </table:table-cell>
          <table:table-cell office:value-type="float" office:value="0.840943258700009">
            <text:p>0.8409432587</text:p>
          </table:table-cell>
          <table:table-cell office:value-type="float" office:value="0.208962568139205">
            <text:p>0.2089625681</text:p>
          </table:table-cell>
          <table:table-cell office:value-type="float" office:value="0.0638285662679753">
            <text:p>0.0638285663</text:p>
          </table:table-cell>
          <table:table-cell office:value-type="float" office:value="0">
            <text:p>0</text:p>
          </table:table-cell>
          <table:table-cell office:value-type="float" office:value="0.106380943779959">
            <text:p>0.10638094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7087303">
            <text:p>0.47087303</text:p>
          </table:table-cell>
          <table:table-cell office:value-type="string">
            <text:p>without gay marriage, the state has to support the dependent spouse</text:p>
          </table:table-cell>
          <table:table-cell office:value-type="string">
            <text:p>definition of marriage should not be changed to include homosexual unions</text:p>
          </table:table-cell>
          <table:table-cell office:value-type="float" office:value="40">
            <text:p>40</text:p>
          </table:table-cell>
          <table:table-cell office:value-type="string">
            <text:p>[{u'Gov_Index': u'7', u'Dep': u'definition', u'Gov': u'changed', u'Dep_Index': u'1', u'Relation': u'nsubjpass'}, {u'Gov_Index': u'1', u'Dep': u'marriage', u'Gov': u'definition', u'Dep_Index': u'3', u'Relation': u'prep_of'}, {u'Gov_Index': u'7', u'Dep': u'should', u'Gov': u'changed', u'Dep_Index': u'4', u'Relation': u'aux'}, {u'Gov_Index': u'7', u'Dep': u'not', u'Gov': u'changed', u'Dep_Index': u'5', u'Relation': u'neg'}, {u'Gov_Index': u'7', u'Dep': u'be', u'Gov': u'changed', u'Dep_Index': u'6', u'Relation': u'auxpass'}, {u'Gov_Index': u'9', u'Dep': u'to', u'Gov': u'include', u'Dep_Index': u'8', u'Relation': u'aux'}, {u'Gov_Index': u'7', u'Dep': u'include', u'Gov': u'changed', u'Dep_Index': u'9', u'Relation': u'xcomp'}, {u'Gov_Index': u'11', u'Dep': u'homosexual', u'Gov': u'unions', u'Dep_Index': u'10', u'Relation': u'amod'}, {u'Gov_Index': u'9', u'Dep': u'unions', u'Gov': u'include', u'Dep_Index': u'11', u'Relation': u'dobj'}]</text:p>
          </table:table-cell>
          <table:table-cell office:value-type="float" office:value="0">
            <text:p>0</text:p>
          </table:table-cell>
          <table:table-cell office:value-type="float" office:value="0.144337567297406">
            <text:p>0.144337567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82184561875284">
            <text:p>0.0582184562</text:p>
          </table:table-cell>
          <table:table-cell office:value-type="float" office:value="0.798795489337276">
            <text:p>0.7987954893</text:p>
          </table:table-cell>
          <table:table-cell office:value-type="float" office:value="0.148352989114915">
            <text:p>0.14835298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7850397">
            <text:p>0.47850397</text:p>
          </table:table-cell>
          <table:table-cell office:value-type="string">
            <text:p>without gay marriage, the state has to support the dependent spouse</text:p>
          </table:table-cell>
          <table:table-cell office:value-type="string">
            <text:p>allowing gays to marry will open up the door to legalize other types of marriage such as polygamy</text:p>
          </table:table-cell>
          <table:table-cell office:value-type="float" office:value="49">
            <text:p>49</text:p>
          </table:table-cell>
          <table:table-cell office:value-type="string">
            <text:p>[{u'Gov_Index': u'1', u'Dep': u'gays', u'Gov': u'allowing', u'Dep_Index': u'2', u'Relation': u'dobj'}, {u'Gov_Index': u'4', u'Dep': u'to', u'Gov': u'marry', u'Dep_Index': u'3', u'Relation': u'aux'}, {u'Gov_Index': u'1', u'Dep': u'marry', u'Gov': u'allowing', u'Dep_Index': u'4', u'Relation': u'xcomp'}, {u'Gov_Index': u'6', u'Dep': u'will', u'Gov': u'open', u'Dep_Index': u'5', u'Relation': u'aux'}, {u'Gov_Index': u'1', u'Dep': u'open', u'Gov': u'allowing', u'Dep_Index': u'6', u'Relation': u'dep'}, {u'Gov_Index': u'6', u'Dep': u'up', u'Gov': u'open', u'Dep_Index': u'7', u'Relation': u'prt'}, {u'Gov_Index': u'9', u'Dep': u'the', u'Gov': u'door', u'Dep_Index': u'8', u'Relation': u'det'}, {u'Gov_Index': u'1', u'Dep': u'door', u'Gov': u'allowing', u'Dep_Index': u'9', u'Relation': u'nsubj'}, {u'Gov_Index': u'11', u'Dep': u'to', u'Gov': u'legalize', u'Dep_Index': u'10', u'Relation': u'aux'}, {u'Gov_Index': u'9', u'Dep': u'legalize', u'Gov': u'door', u'Dep_Index': u'11', u'Relation': u'vmod'}, {u'Gov_Index': u'13', u'Dep': u'other', u'Gov': u'types', u'Dep_Index': u'12', u'Relation': u'amod'}, {u'Gov_Index': u'11', u'Dep': u'types', u'Gov': u'legalize', u'Dep_Index': u'13', u'Relation': u'dobj'}, {u'Gov_Index': u'13', u'Dep': u'marriage', u'Gov': u'types', u'Dep_Index': u'15', u'Relation': u'prep_of'}, {u'Gov_Index': u'15', u'Dep': u'polygamy', u'Gov': u'marriage', u'Dep_Index': u'18', u'Relation': u'prep_such_as'}]</text:p>
          </table:table-cell>
          <table:table-cell office:value-type="float" office:value="0">
            <text:p>0</text:p>
          </table:table-cell>
          <table:table-cell office:value-type="float" office:value="0.235702260395516">
            <text:p>0.23570226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947129358531128">
            <text:p>0.0947129359</text:p>
          </table:table-cell>
          <table:table-cell office:value-type="float" office:value="1.10621503284541">
            <text:p>1.1062150328</text:p>
          </table:table-cell>
          <table:table-cell office:value-type="float" office:value="0.249713895727654">
            <text:p>0.2497138957</text:p>
          </table:table-cell>
          <table:table-cell office:value-type="float" office:value="0.0177301572966598">
            <text:p>0.0177301573</text:p>
          </table:table-cell>
          <table:table-cell office:value-type="float" office:value="0.16928484061109">
            <text:p>0.1692848406</text:p>
          </table:table-cell>
          <table:table-cell office:value-type="float" office:value="0.0319142831339876">
            <text:p>0.03191428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212421">
            <text:p>0.6212421</text:p>
          </table:table-cell>
          <table:table-cell office:value-type="string">
            <text:p>without gay marriage, the state has to support the dependent spouse</text:p>
          </table:table-cell>
          <table:table-cell office:value-type="string">
            <text:p>Legally, it is complicated to legalize gay marriage in all states</text:p>
          </table:table-cell>
          <table:table-cell office:value-type="float" office:value="40">
            <text:p>40</text:p>
          </table:table-cell>
          <table:table-cell office:value-type="string">
            <text:p>[{u'Gov_Index': u'5', u'Dep': u'Legally', u'Gov': u'complicated', u'Dep_Index': u'1', u'Relation': u'advmod'}, {u'Gov_Index': u'5', u'Dep': u'it', u'Gov': u'complicated', u'Dep_Index': u'3', u'Relation': u'nsubjpass'}, {u'Gov_Index': u'5', u'Dep': u'is', u'Gov': u'complicated', u'Dep_Index': u'4', u'Relation': u'auxpass'}, {u'Gov_Index': u'7', u'Dep': u'to', u'Gov': u'legalize', u'Dep_Index': u'6', u'Relation': u'aux'}, {u'Gov_Index': u'5', u'Dep': u'legalize', u'Gov': u'complicated', u'Dep_Index': u'7', u'Relation': u'xcomp'}, {u'Gov_Index': u'9', u'Dep': u'gay', u'Gov': u'marriage', u'Dep_Index': u'8', u'Relation': u'amod'}, {u'Gov_Index': u'7', u'Dep': u'marriage', u'Gov': u'legalize', u'Dep_Index': u'9', u'Relation': u'dobj'}, {u'Gov_Index': u'12', u'Dep': u'all', u'Gov': u'states', u'Dep_Index': u'11', u'Relation': u'det'}, {u'Gov_Index': u'7', u'Dep': u'states', u'Gov': u'legalize', u'Dep_Index': u'12', u'Relation': u'prep_in'}]</text:p>
          </table:table-cell>
          <table:table-cell office:value-type="float" office:value="0.0909090909090909">
            <text:p>0.0909090909</text:p>
          </table:table-cell>
          <table:table-cell office:value-type="float" office:value="0.534522483824849">
            <text:p>0.534522483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5738493308324">
            <text:p>0.0255738493</text:p>
          </table:table-cell>
          <table:table-cell office:value-type="float" office:value="0.356594163630291">
            <text:p>0.3565941636</text:p>
          </table:table-cell>
          <table:table-cell office:value-type="float" office:value="0.0477063197019673">
            <text:p>0.04770631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5040238">
            <text:p>0.45040238</text:p>
          </table:table-cell>
          <table:table-cell office:value-type="string">
            <text:p>without gay marriage, the state has to support the dependent spouse</text:p>
          </table:table-cell>
          <table:table-cell office:value-type="string">
            <text:p>in the next 20 years the wave of gay marriage legalization will be over</text:p>
          </table:table-cell>
          <table:table-cell office:value-type="float" office:value="37">
            <text:p>37</text:p>
          </table:table-cell>
          <table:table-cell office:value-type="string">
            <text:p>[{u'Gov_Index': u'5', u'Dep': u'the', u'Gov': u'years', u'Dep_Index': u'2', u'Relation': u'det'}, {u'Gov_Index': u'5', u'Dep': u'next', u'Gov': u'years', u'Dep_Index': u'3', u'Relation': u'amod'}, {u'Gov_Index': u'5', u'Dep': u'20', u'Gov': u'years', u'Dep_Index': u'4', u'Relation': u'num'}, {u'Gov_Index': u'1', u'Dep': u'years', u'Gov': u'in', u'Dep_Index': u'5', u'Relation': u'pobj'}, {u'Gov_Index': u'7', u'Dep': u'the', u'Gov': u'wave', u'Dep_Index': u'6', u'Relation': u'det'}, {u'Gov_Index': u'14', u'Dep': u'wave', u'Gov': u'over', u'Dep_Index': u'7', u'Relation': u'nsubj'}, {u'Gov_Index': u'11', u'Dep': u'gay', u'Gov': u'legalization', u'Dep_Index': u'9', u'Relation': u'amod'}, {u'Gov_Index': u'11', u'Dep': u'marriage', u'Gov': u'legalization', u'Dep_Index': u'10', u'Relation': u'nn'}, {u'Gov_Index': u'7', u'Dep': u'legalization', u'Gov': u'wave', u'Dep_Index': u'11', u'Relation': u'prep_of'}, {u'Gov_Index': u'14', u'Dep': u'will', u'Gov': u'over', u'Dep_Index': u'12', u'Relation': u'aux'}, {u'Gov_Index': u'14', u'Dep': u'be', u'Gov': u'over', u'Dep_Index': u'13', u'Relation': u'cop'}, {u'Gov_Index': u'5', u'Dep': u'over', u'Gov': u'years', u'Dep_Index': u'14', u'Relation': u'rcmod'}]</text:p>
          </table:table-cell>
          <table:table-cell office:value-type="float" office:value="0.0836242010007091">
            <text:p>0.083624201</text:p>
          </table:table-cell>
          <table:table-cell office:value-type="float" office:value="0.267261241912424">
            <text:p>0.2672612419</text:p>
          </table:table-cell>
          <table:table-cell table:number-columns-repeated="3" office:value-type="float" office:value="0">
            <text:p>0</text:p>
          </table:table-cell>
          <table:table-cell office:value-type="float" office:value="0.0584337547616015">
            <text:p>0.0584337548</text:p>
          </table:table-cell>
          <table:table-cell office:value-type="float" office:value="0.808170702917447">
            <text:p>0.8081707029</text:p>
          </table:table-cell>
          <table:table-cell office:value-type="float" office:value="0.189486154044305">
            <text:p>0.1894861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693009">
            <text:p>0.6693009</text:p>
          </table:table-cell>
          <table:table-cell office:value-type="string">
            <text:p>without gay marriage, the state has to support the dependent spouse</text:p>
          </table:table-cell>
          <table:table-cell office:value-type="string">
            <text:p>Anti-gay marriage supporters will support civil unions in lieu of gay marriage</text:p>
          </table:table-cell>
          <table:table-cell office:value-type="float" office:value="39">
            <text:p>39</text:p>
          </table:table-cell>
          <table:table-cell office:value-type="string">
            <text:p>[{u'Gov_Index': u'3', u'Dep': u'Anti-gay', u'Gov': u'supporters', u'Dep_Index': u'1', u'Relation': u'amod'}, {u'Gov_Index': u'3', u'Dep': u'marriage', u'Gov': u'supporters', u'Dep_Index': u'2', u'Relation': u'nn'}, {u'Gov_Index': u'5', u'Dep': u'supporters', u'Gov': u'support', u'Dep_Index': u'3', u'Relation': u'nsubj'}, {u'Gov_Index': u'5', u'Dep': u'will', u'Gov': u'support', u'Dep_Index': u'4', u'Relation': u'aux'}, {u'Gov_Index': u'7', u'Dep': u'civil', u'Gov': u'unions', u'Dep_Index': u'6', u'Relation': u'amod'}, {u'Gov_Index': u'5', u'Dep': u'unions', u'Gov': u'support', u'Dep_Index': u'7', u'Relation': u'dobj'}, {u'Gov_Index': u'12', u'Dep': u'gay', u'Gov': u'marriage', u'Dep_Index': u'11', u'Relation': u'amod'}, {u'Gov_Index': u'5', u'Dep': u'marriage', u'Gov': u'support', u'Dep_Index': u'12', u'Relation': u'prep_in_lieu_of'}]</text:p>
          </table:table-cell>
          <table:table-cell office:value-type="float" office:value="0.0909090909090909">
            <text:p>0.0909090909</text:p>
          </table:table-cell>
          <table:table-cell office:value-type="float" office:value="0.426401432711221">
            <text:p>0.42640143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79340842375128">
            <text:p>0.0793408424</text:p>
          </table:table-cell>
          <table:table-cell office:value-type="float" office:value="0.962899476777551">
            <text:p>0.9628994768</text:p>
          </table:table-cell>
          <table:table-cell office:value-type="float" office:value="0.270361378705416">
            <text:p>0.2703613787</text:p>
          </table:table-cell>
          <table:table-cell office:value-type="float" office:value="0.0209125223512718">
            <text:p>0.0209125224</text:p>
          </table:table-cell>
          <table:table-cell office:value-type="float" office:value="0.197189191643463">
            <text:p>0.1971891916</text:p>
          </table:table-cell>
          <table:table-cell office:value-type="float" office:value="0.037177817513372">
            <text:p>0.03717781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9029483">
            <text:p>0.19029483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Broadened marriage could change the current traditional marriage laws</text:p>
          </table:table-cell>
          <table:table-cell office:value-type="float" office:value="45">
            <text:p>45</text:p>
          </table:table-cell>
          <table:table-cell office:value-type="string">
            <text:p>[{u'Gov_Index': u'1', u'Dep': u'marriage', u'Gov': u'Broadened', u'Dep_Index': u'2', u'Relation': u'dep'}, {u'Gov_Index': u'4', u'Dep': u'could', u'Gov': u'change', u'Dep_Index': u'3', u'Relation': u'aux'}, {u'Gov_Index': u'1', u'Dep': u'change', u'Gov': u'Broadened', u'Dep_Index': u'4', u'Relation': u'dep'}, {u'Gov_Index': u'8', u'Dep': u'the', u'Gov': u'marriage', u'Dep_Index': u'5', u'Relation': u'det'}, {u'Gov_Index': u'8', u'Dep': u'current', u'Gov': u'marriage', u'Dep_Index': u'6', u'Relation': u'amod'}, {u'Gov_Index': u'8', u'Dep': u'traditional', u'Gov': u'marriage', u'Dep_Index': u'7', u'Relation': u'amod'}, {u'Gov_Index': u'4', u'Dep': u'marriage', u'Gov': u'change', u'Dep_Index': u'8', u'Relation': u'dobj'}, {u'Gov_Index': u'1', u'Dep': u'laws', u'Gov': u'Broadened', u'Dep_Index': u'9', u'Relation': u'nsubj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8762882">
            <text:p>0.18762882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float" office:value="66">
            <text:p>66</text:p>
          </table:table-cell>
          <table:table-cell office:value-type="string">
            <text:p>[{u'Gov_Index': u'7', u'Dep': u'Opponents', u'Gov': u'protecting', u'Dep_Index': u'1', u'Relation': u'nsubj'}, {u'Gov_Index': u'13', u'Dep': u'Opponents', u'Gov': u'discriminating', u'Dep_Index': u'1', u'Relation': u'nsubj'}, {u'Gov_Index': u'4', u'Dep': u'gay', u'Gov': u'marriage', u'Dep_Index': u'3', u'Relation': u'amod'}, {u'Gov_Index': u'1', u'Dep': u'marriage', u'Gov': u'Opponents', u'Dep_Index': u'4', u'Relation': u'prep_of'}, {u'Gov_Index': u'7', u'Dep': u'are', u'Gov': u'protecting', u'Dep_Index': u'5', u'Relation': u'aux'}, {u'Gov_Index': u'7', u'Dep': u'not', u'Gov': u'protecting', u'Dep_Index': u'6', u'Relation': u'neg'}, {u'Gov_Index': u'9', u'Dep': u'traditional', u'Gov': u'marriage', u'Dep_Index': u'8', u'Relation': u'amod'}, {u'Gov_Index': u'7', u'Dep': u'marriage', u'Gov': u'protecting', u'Dep_Index': u'9', u'Relation': u'dobj'}, {u'Gov_Index': u'13', u'Dep': u'are', u'Gov': u'discriminating', u'Dep_Index': u'12', u'Relation': u'aux'}, {u'Gov_Index': u'7', u'Dep': u'discriminating', u'Gov': u'protecting', u'Dep_Index': u'13', u'Relation': u'conj_but'}, {u'Gov_Index': u'13', u'Dep': u'homosexuals', u'Gov': u'discriminating', u'Dep_Index': u'15', u'Relation': u'prep_against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1495013">
            <text:p>0.21495013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definition of marriage should not be changed to include homosexual unions</text:p>
          </table:table-cell>
          <table:table-cell office:value-type="float" office:value="45">
            <text:p>45</text:p>
          </table:table-cell>
          <table:table-cell office:value-type="string">
            <text:p>[{u'Gov_Index': u'7', u'Dep': u'definition', u'Gov': u'changed', u'Dep_Index': u'1', u'Relation': u'nsubjpass'}, {u'Gov_Index': u'1', u'Dep': u'marriage', u'Gov': u'definition', u'Dep_Index': u'3', u'Relation': u'prep_of'}, {u'Gov_Index': u'7', u'Dep': u'should', u'Gov': u'changed', u'Dep_Index': u'4', u'Relation': u'aux'}, {u'Gov_Index': u'7', u'Dep': u'not', u'Gov': u'changed', u'Dep_Index': u'5', u'Relation': u'neg'}, {u'Gov_Index': u'7', u'Dep': u'be', u'Gov': u'changed', u'Dep_Index': u'6', u'Relation': u'auxpass'}, {u'Gov_Index': u'9', u'Dep': u'to', u'Gov': u'include', u'Dep_Index': u'8', u'Relation': u'aux'}, {u'Gov_Index': u'7', u'Dep': u'include', u'Gov': u'changed', u'Dep_Index': u'9', u'Relation': u'xcomp'}, {u'Gov_Index': u'11', u'Dep': u'homosexual', u'Gov': u'unions', u'Dep_Index': u'10', u'Relation': u'amod'}, {u'Gov_Index': u'9', u'Dep': u'unions', u'Gov': u'include', u'Dep_Index': u'11', u'Relation': u'dobj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978012">
            <text:p>0.1978012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Anti-gay marriage supporters will support civil unions in lieu of gay marriage</text:p>
          </table:table-cell>
          <table:table-cell office:value-type="float" office:value="50">
            <text:p>50</text:p>
          </table:table-cell>
          <table:table-cell office:value-type="string">
            <text:p>[{u'Gov_Index': u'3', u'Dep': u'Anti-gay', u'Gov': u'supporters', u'Dep_Index': u'1', u'Relation': u'amod'}, {u'Gov_Index': u'3', u'Dep': u'marriage', u'Gov': u'supporters', u'Dep_Index': u'2', u'Relation': u'nn'}, {u'Gov_Index': u'5', u'Dep': u'supporters', u'Gov': u'support', u'Dep_Index': u'3', u'Relation': u'nsubj'}, {u'Gov_Index': u'5', u'Dep': u'will', u'Gov': u'support', u'Dep_Index': u'4', u'Relation': u'aux'}, {u'Gov_Index': u'7', u'Dep': u'civil', u'Gov': u'unions', u'Dep_Index': u'6', u'Relation': u'amod'}, {u'Gov_Index': u'5', u'Dep': u'unions', u'Gov': u'support', u'Dep_Index': u'7', u'Relation': u'dobj'}, {u'Gov_Index': u'12', u'Dep': u'gay', u'Gov': u'marriage', u'Dep_Index': u'11', u'Relation': u'amod'}, {u'Gov_Index': u'5', u'Dep': u'marriage', u'Gov': u'support', u'Dep_Index': u'12', u'Relation': u'prep_in_lieu_of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0154088">
            <text:p>0.40154088</text:p>
          </table:table-cell>
          <table:table-cell office:value-type="string">
            <text:p>most Christians are trying to ban homosexual unions</text:p>
          </table:table-cell>
          <table:table-cell office:value-type="string">
            <text:p>evangelical Christians are rarely united for anything</text:p>
          </table:table-cell>
          <table:table-cell office:value-type="float" office:value="30">
            <text:p>30</text:p>
          </table:table-cell>
          <table:table-cell office:value-type="string">
            <text:p>[{u'Gov_Index': u'2', u'Dep': u'evangelical', u'Gov': u'Christians', u'Dep_Index': u'1', u'Relation': u'amod'}, {u'Gov_Index': u'5', u'Dep': u'Christians', u'Gov': u'united', u'Dep_Index': u'2', u'Relation': u'nsubjpass'}, {u'Gov_Index': u'5', u'Dep': u'are', u'Gov': u'united', u'Dep_Index': u'3', u'Relation': u'auxpass'}, {u'Gov_Index': u'5', u'Dep': u'rarely', u'Gov': u'united', u'Dep_Index': u'4', u'Relation': u'advmod'}, {u'Gov_Index': u'5', u'Dep': u'anything', u'Gov': u'united', u'Dep_Index': u'7', u'Relation': u'prep_for'}]</text:p>
          </table:table-cell>
          <table:table-cell office:value-type="float" office:value="0.154303349962092">
            <text:p>0.154303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03993925756906">
            <text:p>0.2039939258</text:p>
          </table:table-cell>
          <table:table-cell office:value-type="float" office:value="0.922161444994509">
            <text:p>0.922161445</text:p>
          </table:table-cell>
          <table:table-cell office:value-type="float" office:value="0.242510261389329">
            <text:p>0.24251026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0669037">
            <text:p>0.30669037</text:p>
          </table:table-cell>
          <table:table-cell office:value-type="string">
            <text:p>most Christians are trying to ban homosexual unions</text:p>
          </table:table-cell>
          <table:table-cell office:value-type="string">
            <text:p>gay lobbyists are actively attempting to attack evangelical Christiandom falsely in order to justify their arguments</text:p>
          </table:table-cell>
          <table:table-cell office:value-type="float" office:value="72">
            <text:p>72</text:p>
          </table:table-cell>
          <table:table-cell office:value-type="string">
            <text:p>[{u'Gov_Index': u'2', u'Dep': u'gay', u'Gov': u'lobbyists', u'Dep_Index': u'1', u'Relation': u'amod'}, {u'Gov_Index': u'5', u'Dep': u'lobbyists', u'Gov': u'attempting', u'Dep_Index': u'2', u'Relation': u'nsubj'}, {u'Gov_Index': u'5', u'Dep': u'are', u'Gov': u'attempting', u'Dep_Index': u'3', u'Relation': u'aux'}, {u'Gov_Index': u'5', u'Dep': u'actively', u'Gov': u'attempting', u'Dep_Index': u'4', u'Relation': u'advmod'}, {u'Gov_Index': u'9', u'Dep': u'attack', u'Gov': u'Christiandom', u'Dep_Index': u'7', u'Relation': u'nn'}, {u'Gov_Index': u'9', u'Dep': u'evangelical', u'Gov': u'Christiandom', u'Dep_Index': u'8', u'Relation': u'amod'}, {u'Gov_Index': u'5', u'Dep': u'Christiandom', u'Gov': u'attempting', u'Dep_Index': u'9', u'Relation': u'prep_to'}, {u'Gov_Index': u'5', u'Dep': u'falsely', u'Gov': u'attempting', u'Dep_Index': u'10', u'Relation': u'advmod'}, {u'Gov_Index': u'14', u'Dep': u'in', u'Gov': u'justify', u'Dep_Index': u'11', u'Relation': u'mark'}, {u'Gov_Index': u'14', u'Dep': u'order', u'Gov': u'justify', u'Dep_Index': u'12', u'Relation': u'dep'}, {u'Gov_Index': u'14', u'Dep': u'to', u'Gov': u'justify', u'Dep_Index': u'13', u'Relation': u'aux'}, {u'Gov_Index': u'5', u'Dep': u'justify', u'Gov': u'attempting', u'Dep_Index': u'14', u'Relation': u'advcl'}, {u'Gov_Index': u'16', u'Dep': u'their', u'Gov': u'arguments', u'Dep_Index': u'15', u'Relation': u'poss'}, {u'Gov_Index': u'14', u'Dep': u'arguments', u'Gov': u'justify', u'Dep_Index': u'16', u'Relation': u'dobj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618978954738759">
            <text:p>0.0618978955</text:p>
          </table:table-cell>
          <table:table-cell office:value-type="float" office:value="0.784313737033138">
            <text:p>0.784313737</text:p>
          </table:table-cell>
          <table:table-cell office:value-type="float" office:value="0.183912419966309">
            <text:p>0.18391242</text:p>
          </table:table-cell>
          <table:table-cell office:value-type="float" office:value="0.0173819764824524">
            <text:p>0.0173819765</text:p>
          </table:table-cell>
          <table:table-cell office:value-type="float" office:value="0.16596046324372">
            <text:p>0.1659604632</text:p>
          </table:table-cell>
          <table:table-cell office:value-type="float" office:value="0.0312875576684143">
            <text:p>0.0312875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6704195">
            <text:p>0.36704195</text:p>
          </table:table-cell>
          <table:table-cell office:value-type="string">
            <text:p>most Christians are trying to ban homosexual unions</text:p>
          </table:table-cell>
          <table:table-cell office:value-type="string">
            <text:p>gay lobbyists have crossed the line with attacking Christians</text:p>
          </table:table-cell>
          <table:table-cell office:value-type="float" office:value="35">
            <text:p>35</text:p>
          </table:table-cell>
          <table:table-cell office:value-type="string">
            <text:p>[{u'Gov_Index': u'2', u'Dep': u'gay', u'Gov': u'lobbyists', u'Dep_Index': u'1', u'Relation': u'amod'}, {u'Gov_Index': u'4', u'Dep': u'lobbyists', u'Gov': u'crossed', u'Dep_Index': u'2', u'Relation': u'nsubj'}, {u'Gov_Index': u'4', u'Dep': u'have', u'Gov': u'crossed', u'Dep_Index': u'3', u'Relation': u'aux'}, {u'Gov_Index': u'6', u'Dep': u'the', u'Gov': u'line', u'Dep_Index': u'5', u'Relation': u'det'}, {u'Gov_Index': u'4', u'Dep': u'line', u'Gov': u'crossed', u'Dep_Index': u'6', u'Relation': u'dobj'}, {u'Gov_Index': u'9', u'Dep': u'attacking', u'Gov': u'Christians', u'Dep_Index': u'8', u'Relation': u'amod'}, {u'Gov_Index': u'4', u'Dep': u'Christians', u'Gov': u'crossed', u'Dep_Index': u'9', u'Relation': u'prep_with'}]</text:p>
          </table:table-cell>
          <table:table-cell office:value-type="float" office:value="0">
            <text:p>0</text:p>
          </table:table-cell>
          <table:table-cell office:value-type="float" office:value="0.182574185835055">
            <text:p>0.1825741858</text:p>
          </table:table-cell>
          <table:table-cell table:number-columns-repeated="3" office:value-type="float" office:value="0">
            <text:p>0</text:p>
          </table:table-cell>
          <table:table-cell office:value-type="float" office:value="0.0769083699437775">
            <text:p>0.0769083699</text:p>
          </table:table-cell>
          <table:table-cell office:value-type="float" office:value="0.97563153330784">
            <text:p>0.9756315333</text:p>
          </table:table-cell>
          <table:table-cell office:value-type="float" office:value="0.220457706268272">
            <text:p>0.2204577063</text:p>
          </table:table-cell>
          <table:table-cell office:value-type="float" office:value="0.0254433705077159">
            <text:p>0.0254433705</text:p>
          </table:table-cell>
          <table:table-cell office:value-type="float" office:value="0.233705111287536">
            <text:p>0.2337051113</text:p>
          </table:table-cell>
          <table:table-cell office:value-type="float" office:value="0.0356207187108022">
            <text:p>0.03562071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3735487">
            <text:p>0.23735487</text:p>
          </table:table-cell>
          <table:table-cell office:value-type="string">
            <text:p>most Christians are trying to ban homosexual unions</text:p>
          </table:table-cell>
          <table:table-cell office:value-type="string">
            <text:p>problem with an unmentioned study is that majority of people identify as Christians.</text:p>
          </table:table-cell>
          <table:table-cell office:value-type="float" office:value="47">
            <text:p>47</text:p>
          </table:table-cell>
          <table:table-cell office:value-type="string">
            <text:p>[{u'Gov_Index': u'6', u'Dep': u'problem', u'Gov': u'is', u'Dep_Index': u'1', u'Relation': u'nsubj'}, {u'Gov_Index': u'5', u'Dep': u'an', u'Gov': u'study', u'Dep_Index': u'3', u'Relation': u'det'}, {u'Gov_Index': u'5', u'Dep': u'unmentioned', u'Gov': u'study', u'Dep_Index': u'4', u'Relation': u'amod'}, {u'Gov_Index': u'1', u'Dep': u'study', u'Gov': u'problem', u'Dep_Index': u'5', u'Relation': u'prep_with'}, {u'Gov_Index': u'11', u'Dep': u'that', u'Gov': u'identify', u'Dep_Index': u'7', u'Relation': u'mark'}, {u'Gov_Index': u'11', u'Dep': u'majority', u'Gov': u'identify', u'Dep_Index': u'8', u'Relation': u'nsubj'}, {u'Gov_Index': u'8', u'Dep': u'people', u'Gov': u'majority', u'Dep_Index': u'10', u'Relation': u'prep_of'}, {u'Gov_Index': u'6', u'Dep': u'identify', u'Gov': u'is', u'Dep_Index': u'11', u'Relation': u'ccomp'}, {u'Gov_Index': u'11', u'Dep': u'Christians', u'Gov': u'identify', u'Dep_Index': u'13', u'Relation': u'prep_as'}]</text:p>
          </table:table-cell>
          <table:table-cell office:value-type="float" office:value="0">
            <text:p>0</text:p>
          </table:table-cell>
          <table:table-cell office:value-type="float" office:value="0.158113883008419">
            <text:p>0.15811388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31408985243691">
            <text:p>0.0531408985</text:p>
          </table:table-cell>
          <table:table-cell office:value-type="float" office:value="0.739834572235327">
            <text:p>0.7398345722</text:p>
          </table:table-cell>
          <table:table-cell office:value-type="float" office:value="0.0986496917413808">
            <text:p>0.0986496917</text:p>
          </table:table-cell>
          <table:table-cell office:value-type="float" office:value="0.0502236681899453">
            <text:p>0.0502236682</text:p>
          </table:table-cell>
          <table:table-cell office:value-type="float" office:value="0.455455556037881">
            <text:p>0.455455556</text:p>
          </table:table-cell>
          <table:table-cell office:value-type="float" office:value="0.0874643473239864">
            <text:p>0.08746434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6002055">
            <text:p>0.36002055</text:p>
          </table:table-cell>
          <table:table-cell office:value-type="string">
            <text:p>Evangelical Christians in Spain are not actively opposed to civil unions</text:p>
          </table:table-cell>
          <table:table-cell office:value-type="string">
            <text:p>gay lobbyists are actively attempting to attack evangelical Christiandom falsely in order to justify their arguments</text:p>
          </table:table-cell>
          <table:table-cell office:value-type="float" office:value="74">
            <text:p>74</text:p>
          </table:table-cell>
          <table:table-cell office:value-type="string">
            <text:p>[{u'Gov_Index': u'2', u'Dep': u'gay', u'Gov': u'lobbyists', u'Dep_Index': u'1', u'Relation': u'amod'}, {u'Gov_Index': u'5', u'Dep': u'lobbyists', u'Gov': u'attempting', u'Dep_Index': u'2', u'Relation': u'nsubj'}, {u'Gov_Index': u'5', u'Dep': u'are', u'Gov': u'attempting', u'Dep_Index': u'3', u'Relation': u'aux'}, {u'Gov_Index': u'5', u'Dep': u'actively', u'Gov': u'attempting', u'Dep_Index': u'4', u'Relation': u'advmod'}, {u'Gov_Index': u'9', u'Dep': u'attack', u'Gov': u'Christiandom', u'Dep_Index': u'7', u'Relation': u'nn'}, {u'Gov_Index': u'9', u'Dep': u'evangelical', u'Gov': u'Christiandom', u'Dep_Index': u'8', u'Relation': u'amod'}, {u'Gov_Index': u'5', u'Dep': u'Christiandom', u'Gov': u'attempting', u'Dep_Index': u'9', u'Relation': u'prep_to'}, {u'Gov_Index': u'5', u'Dep': u'falsely', u'Gov': u'attempting', u'Dep_Index': u'10', u'Relation': u'advmod'}, {u'Gov_Index': u'14', u'Dep': u'in', u'Gov': u'justify', u'Dep_Index': u'11', u'Relation': u'mark'}, {u'Gov_Index': u'14', u'Dep': u'order', u'Gov': u'justify', u'Dep_Index': u'12', u'Relation': u'dep'}, {u'Gov_Index': u'14', u'Dep': u'to', u'Gov': u'justify', u'Dep_Index': u'13', u'Relation': u'aux'}, {u'Gov_Index': u'5', u'Dep': u'justify', u'Gov': u'attempting', u'Dep_Index': u'14', u'Relation': u'advcl'}, {u'Gov_Index': u'16', u'Dep': u'their', u'Gov': u'arguments', u'Dep_Index': u'15', u'Relation': u'poss'}, {u'Gov_Index': u'14', u'Dep': u'arguments', u'Gov': u'justify', u'Dep_Index': u'16', u'Relation': u'dobj'}]</text:p>
          </table:table-cell>
          <table:table-cell office:value-type="float" office:value="0">
            <text:p>0</text:p>
          </table:table-cell>
          <table:table-cell office:value-type="float" office:value="0.227921152919276">
            <text:p>0.227921152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52478465435554">
            <text:p>0.0352478465</text:p>
          </table:table-cell>
          <table:table-cell office:value-type="float" office:value="0.421081109004178">
            <text:p>0.421081109</text:p>
          </table:table-cell>
          <table:table-cell office:value-type="float" office:value="0.113238344895717">
            <text:p>0.11323834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143692">
            <text:p>0.3143692</text:p>
          </table:table-cell>
          <table:table-cell office:value-type="string">
            <text:p>it was once moral to have racial and gender inequality based on prejudice</text:p>
          </table:table-cell>
          <table:table-cell office:value-type="string">
            <text:p>It is religious belief - not prejudice - that makes one take an anti-gay stance</text:p>
          </table:table-cell>
          <table:table-cell office:value-type="float" office:value="48">
            <text:p>48</text:p>
          </table:table-cell>
          <table:table-cell office:value-type="string">
            <text:p>[{u'Gov_Index': u'4', u'Dep': u'It', u'Gov': u'belief', u'Dep_Index': u'1', u'Relation': u'nsubj'}, {u'Gov_Index': u'4', u'Dep': u'is', u'Gov': u'belief', u'Dep_Index': u'2', u'Relation': u'cop'}, {u'Gov_Index': u'4', u'Dep': u'religious', u'Gov': u'belief', u'Dep_Index': u'3', u'Relation': u'amod'}, {u'Gov_Index': u'7', u'Dep': u'not', u'Gov': u'prejudice', u'Dep_Index': u'6', u'Relation': u'neg'}, {u'Gov_Index': u'4', u'Dep': u'prejudice', u'Gov': u'belief', u'Dep_Index': u'7', u'Relation': u'dep'}, {u'Gov_Index': u'10', u'Dep': u'that', u'Gov': u'makes', u'Dep_Index': u'9', u'Relation': u'nsubj'}, {u'Gov_Index': u'4', u'Dep': u'makes', u'Gov': u'belief', u'Dep_Index': u'10', u'Relation': u'rcmod'}, {u'Gov_Index': u'12', u'Dep': u'one', u'Gov': u'take', u'Dep_Index': u'11', u'Relation': u'nsubj'}, {u'Gov_Index': u'10', u'Dep': u'take', u'Gov': u'makes', u'Dep_Index': u'12', u'Relation': u'ccomp'}, {u'Gov_Index': u'15', u'Dep': u'an', u'Gov': u'stance', u'Dep_Index': u'13', u'Relation': u'det'}, {u'Gov_Index': u'15', u'Dep': u'anti-gay', u'Gov': u'stance', u'Dep_Index': u'14', u'Relation': u'amod'}, {u'Gov_Index': u'12', u'Dep': u'stance', u'Gov': u'take', u'Dep_Index': u'15', u'Relation': u'dobj'}]</text:p>
          </table:table-cell>
          <table:table-cell office:value-type="float" office:value="0.077151674981046">
            <text:p>0.077151675</text:p>
          </table:table-cell>
          <table:table-cell office:value-type="float" office:value="0.11322770341446">
            <text:p>0.1132277034</text:p>
          </table:table-cell>
          <table:table-cell table:number-columns-repeated="3" office:value-type="float" office:value="0">
            <text:p>0</text:p>
          </table:table-cell>
          <table:table-cell office:value-type="float" office:value="0.0490723141666689">
            <text:p>0.0490723142</text:p>
          </table:table-cell>
          <table:table-cell office:value-type="float" office:value="0.547096513025432">
            <text:p>0.547096513</text:p>
          </table:table-cell>
          <table:table-cell office:value-type="float" office:value="0.165243506887763">
            <text:p>0.16524350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0354195">
            <text:p>0.20354195</text:p>
          </table:table-cell>
          <table:table-cell office:value-type="string">
            <text:p>it was once moral to have racial and gender inequality based on prejudice</text:p>
          </table:table-cell>
          <table:table-cell office:value-type="string">
            <text:p>You cannot justify an anti-gay agenda on morals or religion</text:p>
          </table:table-cell>
          <table:table-cell office:value-type="float" office:value="43">
            <text:p>43</text:p>
          </table:table-cell>
          <table:table-cell office:value-type="string">
            <text:p>[{u'Gov_Index': u'4', u'Dep': u'You', u'Gov': u'justify', u'Dep_Index': u'1', u'Relation': u'nsubj'}, {u'Gov_Index': u'4', u'Dep': u'can', u'Gov': u'justify', u'Dep_Index': u'2', u'Relation': u'aux'}, {u'Gov_Index': u'4', u'Dep': u'not', u'Gov': u'justify', u'Dep_Index': u'3', u'Relation': u'neg'}, {u'Gov_Index': u'7', u'Dep': u'an', u'Gov': u'agenda', u'Dep_Index': u'5', u'Relation': u'det'}, {u'Gov_Index': u'7', u'Dep': u'anti-gay', u'Gov': u'agenda', u'Dep_Index': u'6', u'Relation': u'amod'}, {u'Gov_Index': u'4', u'Dep': u'agenda', u'Gov': u'justify', u'Dep_Index': u'7', u'Relation': u'dobj'}, {u'Gov_Index': u'4', u'Dep': u'morals', u'Gov': u'justify', u'Dep_Index': u'9', u'Relation': u'prep_on'}, {u'Gov_Index': u'4', u'Dep': u'religion', u'Gov': u'justify', u'Dep_Index': u'11', u'Relation': u'prep_on'}, {u'Gov_Index': u'9', u'Dep': u'religion', u'Gov': u'morals', u'Dep_Index': u'11', u'Relation': u'conj_or'}]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5104109670998">
            <text:p>0.0351041097</text:p>
          </table:table-cell>
          <table:table-cell office:value-type="float" office:value="0.465700236244523">
            <text:p>0.4657002362</text:p>
          </table:table-cell>
          <table:table-cell office:value-type="float" office:value="0.136529912256131">
            <text:p>0.13652991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997388">
            <text:p>0.28997388</text:p>
          </table:table-cell>
          <table:table-cell office:value-type="string">
            <text:p>it was once moral to have racial and gender inequality based on prejudice</text:p>
          </table:table-cell>
          <table:table-cell office:value-type="string">
            <text:p>A person can claim a moral or religious stance without having one</text:p>
          </table:table-cell>
          <table:table-cell office:value-type="float" office:value="42">
            <text:p>42</text:p>
          </table:table-cell>
          <table:table-cell office:value-type="string">
            <text:p>[{u'Gov_Index': u'2', u'Dep': u'A', u'Gov': u'person', u'Dep_Index': u'1', u'Relation': u'det'}, {u'Gov_Index': u'4', u'Dep': u'person', u'Gov': u'claim', u'Dep_Index': u'2', u'Relation': u'nsubj'}, {u'Gov_Index': u'4', u'Dep': u'can', u'Gov': u'claim', u'Dep_Index': u'3', u'Relation': u'aux'}, {u'Gov_Index': u'9', u'Dep': u'a', u'Gov': u'stance', u'Dep_Index': u'5', u'Relation': u'det'}, {u'Gov_Index': u'9', u'Dep': u'moral', u'Gov': u'stance', u'Dep_Index': u'6', u'Relation': u'amod'}, {u'Gov_Index': u'6', u'Dep': u'religious', u'Gov': u'moral', u'Dep_Index': u'8', u'Relation': u'conj_or'}, {u'Gov_Index': u'9', u'Dep': u'religious', u'Gov': u'stance', u'Dep_Index': u'8', u'Relation': u'amod'}, {u'Gov_Index': u'4', u'Dep': u'stance', u'Gov': u'claim', u'Dep_Index': u'9', u'Relation': u'dobj'}, {u'Gov_Index': u'4', u'Dep': u'having', u'Gov': u'claim', u'Dep_Index': u'11', u'Relation': u'prepc_without'}, {u'Gov_Index': u'11', u'Dep': u'one', u'Gov': u'having', u'Dep_Index': u'12', u'Relation': u'dobj'}]</text:p>
          </table:table-cell>
          <table:table-cell office:value-type="float" office:value="0">
            <text:p>0</text:p>
          </table:table-cell>
          <table:table-cell office:value-type="float" office:value="0.144337567297406">
            <text:p>0.1443375673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1644385643349">
            <text:p>0.0891644386</text:p>
          </table:table-cell>
          <table:table-cell office:value-type="float" office:value="1.06840703605225">
            <text:p>1.0684070361</text:p>
          </table:table-cell>
          <table:table-cell office:value-type="float" office:value="0.245753842061037">
            <text:p>0.24575384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310031">
            <text:p>0.3310031</text:p>
          </table:table-cell>
          <table:table-cell office:value-type="string">
            <text:p>it was once moral to have racial and gender inequality based on prejudice</text:p>
          </table:table-cell>
          <table:table-cell office:value-type="string">
            <text:p>prejudice against religious-minded people</text:p>
          </table:table-cell>
          <table:table-cell office:value-type="float" office:value="46">
            <text:p>46</text:p>
          </table:table-cell>
          <table:table-cell office:value-type="string">
            <text:p>[{u'Gov_Index': u'4', u'Dep': u'religious-minded', u'Gov': u'people', u'Dep_Index': u'3', u'Relation': u'amod'}, {u'Gov_Index': u'1', u'Dep': u'people', u'Gov': u'prejudice', u'Dep_Index': u'4', u'Relation': u'prep_against'}]</text:p>
          </table:table-cell>
          <table:table-cell office:value-type="float" office:value="0">
            <text:p>0</text:p>
          </table:table-cell>
          <table:table-cell office:value-type="float" office:value="0.235702260395516">
            <text:p>0.2357022604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454161">
            <text:p>0.4454161</text:p>
          </table:table-cell>
          <table:table-cell office:value-type="string">
            <text:p>it is prejudice as opposed to religious or moral beliefs which fuel the anti-gay agenda;</text:p>
          </table:table-cell>
          <table:table-cell office:value-type="string">
            <text:p>when people claim religion in doing prejudice they are actually abandoning their morals</text:p>
          </table:table-cell>
          <table:table-cell office:value-type="float" office:value="44">
            <text:p>44</text:p>
          </table:table-cell>
          <table:table-cell office:value-type="string">
            <text:p>[{u'Gov_Index': u'3', u'Dep': u'when', u'Gov': u'claim', u'Dep_Index': u'1', u'Relation': u'advmod'}, {u'Gov_Index': u'3', u'Dep': u'people', u'Gov': u'claim', u'Dep_Index': u'2', u'Relation': u'nsubj'}, {u'Gov_Index': u'3', u'Dep': u'religion', u'Gov': u'claim', u'Dep_Index': u'4', u'Relation': u'dobj'}, {u'Gov_Index': u'3', u'Dep': u'doing', u'Gov': u'claim', u'Dep_Index': u'6', u'Relation': u'prepc_in'}, {u'Gov_Index': u'6', u'Dep': u'prejudice', u'Gov': u'doing', u'Dep_Index': u'7', u'Relation': u'dobj'}, {u'Gov_Index': u'11', u'Dep': u'they', u'Gov': u'abandoning', u'Dep_Index': u'8', u'Relation': u'nsubj'}, {u'Gov_Index': u'11', u'Dep': u'are', u'Gov': u'abandoning', u'Dep_Index': u'9', u'Relation': u'aux'}, {u'Gov_Index': u'11', u'Dep': u'actually', u'Gov': u'abandoning', u'Dep_Index': u'10', u'Relation': u'advmod'}, {u'Gov_Index': u'7', u'Dep': u'abandoning', u'Gov': u'prejudice', u'Dep_Index': u'11', u'Relation': u'rcmod'}, {u'Gov_Index': u'13', u'Dep': u'their', u'Gov': u'morals', u'Dep_Index': u'12', u'Relation': u'poss'}, {u'Gov_Index': u'11', u'Dep': u'morals', u'Gov': u'abandoning', u'Dep_Index': u'13', u'Relation': u'dobj'}]</text:p>
          </table:table-cell>
          <table:table-cell office:value-type="float" office:value="0">
            <text:p>0</text:p>
          </table:table-cell>
          <table:table-cell office:value-type="float" office:value="0.251976315339485">
            <text:p>0.2519763153</text:p>
          </table:table-cell>
          <table:table-cell table:number-columns-repeated="3" office:value-type="float" office:value="0">
            <text:p>0</text:p>
          </table:table-cell>
          <table:table-cell office:value-type="float" office:value="0.0756797052895056">
            <text:p>0.0756797053</text:p>
          </table:table-cell>
          <table:table-cell office:value-type="float" office:value="0.941069700307112">
            <text:p>0.9410697003</text:p>
          </table:table-cell>
          <table:table-cell office:value-type="float" office:value="0.281665068558686">
            <text:p>0.2816650686</text:p>
          </table:table-cell>
          <table:table-cell office:value-type="float" office:value="0.0406280523133136">
            <text:p>0.0406280523</text:p>
          </table:table-cell>
          <table:table-cell office:value-type="float" office:value="0.366970564438901">
            <text:p>0.3669705644</text:p>
          </table:table-cell>
          <table:table-cell office:value-type="float" office:value="0.0713551507015339">
            <text:p>0.0713551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7676873">
            <text:p>0.47676873</text:p>
          </table:table-cell>
          <table:table-cell office:value-type="string">
            <text:p>it is prejudice as opposed to religious or moral beliefs which fuel the anti-gay agenda;</text:p>
          </table:table-cell>
          <table:table-cell office:value-type="string">
            <text:p>A person can claim a moral or religious stance without having one</text:p>
          </table:table-cell>
          <table:table-cell office:value-type="float" office:value="42">
            <text:p>42</text:p>
          </table:table-cell>
          <table:table-cell office:value-type="string">
            <text:p>[{u'Gov_Index': u'2', u'Dep': u'A', u'Gov': u'person', u'Dep_Index': u'1', u'Relation': u'det'}, {u'Gov_Index': u'4', u'Dep': u'person', u'Gov': u'claim', u'Dep_Index': u'2', u'Relation': u'nsubj'}, {u'Gov_Index': u'4', u'Dep': u'can', u'Gov': u'claim', u'Dep_Index': u'3', u'Relation': u'aux'}, {u'Gov_Index': u'9', u'Dep': u'a', u'Gov': u'stance', u'Dep_Index': u'5', u'Relation': u'det'}, {u'Gov_Index': u'9', u'Dep': u'moral', u'Gov': u'stance', u'Dep_Index': u'6', u'Relation': u'amod'}, {u'Gov_Index': u'6', u'Dep': u'religious', u'Gov': u'moral', u'Dep_Index': u'8', u'Relation': u'conj_or'}, {u'Gov_Index': u'9', u'Dep': u'religious', u'Gov': u'stance', u'Dep_Index': u'8', u'Relation': u'amod'}, {u'Gov_Index': u'4', u'Dep': u'stance', u'Gov': u'claim', u'Dep_Index': u'9', u'Relation': u'dobj'}, {u'Gov_Index': u'4', u'Dep': u'having', u'Gov': u'claim', u'Dep_Index': u'11', u'Relation': u'prepc_without'}, {u'Gov_Index': u'11', u'Dep': u'one', u'Gov': u'having', u'Dep_Index': u'12', u'Relation': u'dobj'}]</text:p>
          </table:table-cell>
          <table:table-cell office:value-type="float" office:value="0">
            <text:p>0</text:p>
          </table:table-cell>
          <table:table-cell office:value-type="float" office:value="0.235702260395516">
            <text:p>0.23570226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406204697621548">
            <text:p>0.0406204698</text:p>
          </table:table-cell>
          <table:table-cell office:value-type="float" office:value="0.509369974043295">
            <text:p>0.509369974</text:p>
          </table:table-cell>
          <table:table-cell office:value-type="float" office:value="0.128255372119396">
            <text:p>0.1282553721</text:p>
          </table:table-cell>
          <table:table-cell office:value-type="float" office:value="0.0157968493519491">
            <text:p>0.0157968494</text:p>
          </table:table-cell>
          <table:table-cell office:value-type="float" office:value="0.14947316778994">
            <text:p>0.1494731678</text:p>
          </table:table-cell>
          <table:table-cell office:value-type="float" office:value="0.0289608904785733">
            <text:p>0.02896089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120431">
            <text:p>0.3120431</text:p>
          </table:table-cell>
          <table:table-cell office:value-type="string">
            <text:p>it is prejudice as opposed to religious or moral beliefs which fuel the anti-gay agenda;</text:p>
          </table:table-cell>
          <table:table-cell office:value-type="string">
            <text:p>prejudice against religious-minded people</text:p>
          </table:table-cell>
          <table:table-cell office:value-type="float" office:value="39">
            <text:p>39</text:p>
          </table:table-cell>
          <table:table-cell office:value-type="string">
            <text:p>[{u'Gov_Index': u'4', u'Dep': u'religious-minded', u'Gov': u'people', u'Dep_Index': u'3', u'Relation': u'amod'}, {u'Gov_Index': u'1', u'Dep': u'people', u'Gov': u'prejudice', u'Dep_Index': u'4', u'Relation': u'prep_against'}]</text:p>
          </table:table-cell>
          <table:table-cell office:value-type="float" office:value="0">
            <text:p>0</text:p>
          </table:table-cell>
          <table:table-cell office:value-type="float" office:value="0.192450089729875">
            <text:p>0.192450089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8267543">
            <text:p>0.48267543</text:p>
          </table:table-cell>
          <table:table-cell office:value-type="string">
            <text:p>equal opportunity for people regardless of sexual behavior, but not the redefinition of marriage</text:p>
          </table:table-cell>
          <table:table-cell office:value-type="string">
            <text:p>compare a race of people's fight for equal rights to a class of people determined by their sexual orientation</text:p>
          </table:table-cell>
          <table:table-cell office:value-type="float" office:value="62">
            <text:p>62</text:p>
          </table:table-cell>
          <table:table-cell office:value-type="string">
            <text:p>[{u'Gov_Index': u'3', u'Dep': u'a', u'Gov': u'race', u'Dep_Index': u'2', u'Relation': u'det'}, {u'Gov_Index': u'1', u'Dep': u'race', u'Gov': u'compare', u'Dep_Index': u'3', u'Relation': u'dobj'}, {u'Gov_Index': u'7', u'Dep': u'people', u'Gov': u'fight', u'Dep_Index': u'5', u'Relation': u'poss'}, {u'Gov_Index': u'3', u'Dep': u'fight', u'Gov': u'race', u'Dep_Index': u'7', u'Relation': u'prep_of'}, {u'Gov_Index': u'10', u'Dep': u'equal', u'Gov': u'rights', u'Dep_Index': u'9', u'Relation': u'amod'}, {u'Gov_Index': u'7', u'Dep': u'rights', u'Gov': u'fight', u'Dep_Index': u'10', u'Relation': u'prep_for'}, {u'Gov_Index': u'13', u'Dep': u'a', u'Gov': u'class', u'Dep_Index': u'12', u'Relation': u'det'}, {u'Gov_Index': u'1', u'Dep': u'class', u'Gov': u'compare', u'Dep_Index': u'13', u'Relation': u'prep_to'}, {u'Gov_Index': u'13', u'Dep': u'people', u'Gov': u'class', u'Dep_Index': u'15', u'Relation': u'prep_of'}, {u'Gov_Index': u'15', u'Dep': u'determined', u'Gov': u'people', u'Dep_Index': u'16', u'Relation': u'vmod'}, {u'Gov_Index': u'20', u'Dep': u'their', u'Gov': u'orientation', u'Dep_Index': u'18', u'Relation': u'poss'}, {u'Gov_Index': u'20', u'Dep': u'sexual', u'Gov': u'orientation', u'Dep_Index': u'19', u'Relation': u'amod'}, {u'Gov_Index': u'16', u'Dep': u'orientation', u'Gov': u'determined', u'Dep_Index': u'20', u'Relation': u'agent'}]</text:p>
          </table:table-cell>
          <table:table-cell office:value-type="float" office:value="0">
            <text:p>0</text:p>
          </table:table-cell>
          <table:table-cell office:value-type="float" office:value="0.356348322549899">
            <text:p>0.356348322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7940223">
            <text:p>0.27940223</text:p>
          </table:table-cell>
          <table:table-cell office:value-type="string">
            <text:p>equal opportunity for people regardless of sexual behavior, but not the redefinition of marriage</text:p>
          </table:table-cell>
          <table:table-cell office:value-type="string">
            <text:p>The world changed when Massachusetts legislature ratified a court decision for equal rights regarding homosexuals.</text:p>
          </table:table-cell>
          <table:table-cell office:value-type="float" office:value="72">
            <text:p>72</text:p>
          </table:table-cell>
          <table:table-cell office:value-type="string">
            <text:p>[{u'Gov_Index': u'2', u'Dep': u'The', u'Gov': u'world', u'Dep_Index': u'1', u'Relation': u'det'}, {u'Gov_Index': u'3', u'Dep': u'world', u'Gov': u'changed', u'Dep_Index': u'2', u'Relation': u'nsubj'}, {u'Gov_Index': u'7', u'Dep': u'when', u'Gov': u'ratified', u'Dep_Index': u'4', u'Relation': u'advmod'}, {u'Gov_Index': u'6', u'Dep': u'Massachusetts', u'Gov': u'legislature', u'Dep_Index': u'5', u'Relation': u'nn'}, {u'Gov_Index': u'7', u'Dep': u'legislature', u'Gov': u'ratified', u'Dep_Index': u'6', u'Relation': u'nsubj'}, {u'Gov_Index': u'3', u'Dep': u'ratified', u'Gov': u'changed', u'Dep_Index': u'7', u'Relation': u'advcl'}, {u'Gov_Index': u'10', u'Dep': u'a', u'Gov': u'decision', u'Dep_Index': u'8', u'Relation': u'det'}, {u'Gov_Index': u'10', u'Dep': u'court', u'Gov': u'decision', u'Dep_Index': u'9', u'Relation': u'nn'}, {u'Gov_Index': u'7', u'Dep': u'decision', u'Gov': u'ratified', u'Dep_Index': u'10', u'Relation': u'dobj'}, {u'Gov_Index': u'13', u'Dep': u'equal', u'Gov': u'rights', u'Dep_Index': u'12', u'Relation': u'amod'}, {u'Gov_Index': u'7', u'Dep': u'rights', u'Gov': u'ratified', u'Dep_Index': u'13', u'Relation': u'prep_for'}, {u'Gov_Index': u'13', u'Dep': u'homosexuals', u'Gov': u'rights', u'Dep_Index': u'15', u'Relation': u'prep_regarding'}]</text:p>
          </table:table-cell>
          <table:table-cell office:value-type="float" office:value="0">
            <text:p>0</text:p>
          </table:table-cell>
          <table:table-cell office:value-type="float" office:value="0.0924500327042049">
            <text:p>0.092450032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3517962">
            <text:p>0.43517962</text:p>
          </table:table-cell>
          <table:table-cell office:value-type="string">
            <text:p>compare a race of people's fight for equal rights to a class of people determined by their sexual orientation</text:p>
          </table:table-cell>
          <table:table-cell office:value-type="string">
            <text:p>The world changed when Massachusetts legislature ratified a court decision for equal rights regarding homosexuals.</text:p>
          </table:table-cell>
          <table:table-cell office:value-type="float" office:value="70">
            <text:p>70</text:p>
          </table:table-cell>
          <table:table-cell office:value-type="string">
            <text:p>[{u'Gov_Index': u'2', u'Dep': u'The', u'Gov': u'world', u'Dep_Index': u'1', u'Relation': u'det'}, {u'Gov_Index': u'3', u'Dep': u'world', u'Gov': u'changed', u'Dep_Index': u'2', u'Relation': u'nsubj'}, {u'Gov_Index': u'7', u'Dep': u'when', u'Gov': u'ratified', u'Dep_Index': u'4', u'Relation': u'advmod'}, {u'Gov_Index': u'6', u'Dep': u'Massachusetts', u'Gov': u'legislature', u'Dep_Index': u'5', u'Relation': u'nn'}, {u'Gov_Index': u'7', u'Dep': u'legislature', u'Gov': u'ratified', u'Dep_Index': u'6', u'Relation': u'nsubj'}, {u'Gov_Index': u'3', u'Dep': u'ratified', u'Gov': u'changed', u'Dep_Index': u'7', u'Relation': u'advcl'}, {u'Gov_Index': u'10', u'Dep': u'a', u'Gov': u'decision', u'Dep_Index': u'8', u'Relation': u'det'}, {u'Gov_Index': u'10', u'Dep': u'court', u'Gov': u'decision', u'Dep_Index': u'9', u'Relation': u'nn'}, {u'Gov_Index': u'7', u'Dep': u'decision', u'Gov': u'ratified', u'Dep_Index': u'10', u'Relation': u'dobj'}, {u'Gov_Index': u'13', u'Dep': u'equal', u'Gov': u'rights', u'Dep_Index': u'12', u'Relation': u'amod'}, {u'Gov_Index': u'7', u'Dep': u'rights', u'Gov': u'ratified', u'Dep_Index': u'13', u'Relation': u'prep_for'}, {u'Gov_Index': u'13', u'Dep': u'homosexuals', u'Gov': u'rights', u'Dep_Index': u'15', u'Relation': u'prep_regarding'}]</text:p>
          </table:table-cell>
          <table:table-cell office:value-type="float" office:value="0.112687233963802">
            <text:p>0.112687234</text:p>
          </table:table-cell>
          <table:table-cell office:value-type="float" office:value="0.14824986333222">
            <text:p>0.14824986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1808080320207">
            <text:p>0.0318080803</text:p>
          </table:table-cell>
          <table:table-cell office:value-type="float" office:value="0.438543757693064">
            <text:p>0.4385437577</text:p>
          </table:table-cell>
          <table:table-cell office:value-type="float" office:value="0.0763653401459546">
            <text:p>0.07636534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6529064">
            <text:p>0.46529064</text:p>
          </table:table-cell>
          <table:table-cell office:value-type="string">
            <text:p>Broadened marriage could change the current traditional marriage laws</text:p>
          </table:table-cell>
          <table:table-cell office:value-type="string">
            <text:p>Legally, it is complicated to legalize gay marriage in all states</text:p>
          </table:table-cell>
          <table:table-cell office:value-type="float" office:value="37">
            <text:p>37</text:p>
          </table:table-cell>
          <table:table-cell office:value-type="string">
            <text:p>[{u'Gov_Index': u'5', u'Dep': u'Legally', u'Gov': u'complicated', u'Dep_Index': u'1', u'Relation': u'advmod'}, {u'Gov_Index': u'5', u'Dep': u'it', u'Gov': u'complicated', u'Dep_Index': u'3', u'Relation': u'nsubjpass'}, {u'Gov_Index': u'5', u'Dep': u'is', u'Gov': u'complicated', u'Dep_Index': u'4', u'Relation': u'auxpass'}, {u'Gov_Index': u'7', u'Dep': u'to', u'Gov': u'legalize', u'Dep_Index': u'6', u'Relation': u'aux'}, {u'Gov_Index': u'5', u'Dep': u'legalize', u'Gov': u'complicated', u'Dep_Index': u'7', u'Relation': u'xcomp'}, {u'Gov_Index': u'9', u'Dep': u'gay', u'Gov': u'marriage', u'Dep_Index': u'8', u'Relation': u'amod'}, {u'Gov_Index': u'7', u'Dep': u'marriage', u'Gov': u'legalize', u'Dep_Index': u'9', u'Relation': u'dobj'}, {u'Gov_Index': u'12', u'Dep': u'all', u'Gov': u'states', u'Dep_Index': u'11', u'Relation': u'det'}, {u'Gov_Index': u'7', u'Dep': u'states', u'Gov': u'legalize', u'Dep_Index': u'12', u'Relation': u'prep_in'}]</text:p>
          </table:table-cell>
          <table:table-cell office:value-type="float" office:value="0">
            <text:p>0</text:p>
          </table:table-cell>
          <table:table-cell office:value-type="float" office:value="0.239045721866879">
            <text:p>0.2390457219</text:p>
          </table:table-cell>
          <table:table-cell table:number-columns-repeated="3" office:value-type="float" office:value="0">
            <text:p>0</text:p>
          </table:table-cell>
          <table:table-cell office:value-type="float" office:value="0.191803869981243">
            <text:p>0.19180387</text:p>
          </table:table-cell>
          <table:table-cell office:value-type="float" office:value="0.838907635971257">
            <text:p>0.838907636</text:p>
          </table:table-cell>
          <table:table-cell office:value-type="float" office:value="0.222629491942514">
            <text:p>0.22262949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5455236">
            <text:p>0.35455236</text:p>
          </table:table-cell>
          <table:table-cell office:value-type="string">
            <text:p>Broadened marriage could change the current traditional marriage laws</text:p>
          </table:table-cell>
          <table:table-cell office:value-type="string">
            <text:p>in the next 20 years the wave of gay marriage legalization will be over</text:p>
          </table:table-cell>
          <table:table-cell office:value-type="float" office:value="41">
            <text:p>41</text:p>
          </table:table-cell>
          <table:table-cell office:value-type="string">
            <text:p>[{u'Gov_Index': u'5', u'Dep': u'the', u'Gov': u'years', u'Dep_Index': u'2', u'Relation': u'det'}, {u'Gov_Index': u'5', u'Dep': u'next', u'Gov': u'years', u'Dep_Index': u'3', u'Relation': u'amod'}, {u'Gov_Index': u'5', u'Dep': u'20', u'Gov': u'years', u'Dep_Index': u'4', u'Relation': u'num'}, {u'Gov_Index': u'1', u'Dep': u'years', u'Gov': u'in', u'Dep_Index': u'5', u'Relation': u'pobj'}, {u'Gov_Index': u'7', u'Dep': u'the', u'Gov': u'wave', u'Dep_Index': u'6', u'Relation': u'det'}, {u'Gov_Index': u'14', u'Dep': u'wave', u'Gov': u'over', u'Dep_Index': u'7', u'Relation': u'nsubj'}, {u'Gov_Index': u'11', u'Dep': u'gay', u'Gov': u'legalization', u'Dep_Index': u'9', u'Relation': u'amod'}, {u'Gov_Index': u'11', u'Dep': u'marriage', u'Gov': u'legalization', u'Dep_Index': u'10', u'Relation': u'nn'}, {u'Gov_Index': u'7', u'Dep': u'legalization', u'Gov': u'wave', u'Dep_Index': u'11', u'Relation': u'prep_of'}, {u'Gov_Index': u'14', u'Dep': u'will', u'Gov': u'over', u'Dep_Index': u'12', u'Relation': u'aux'}, {u'Gov_Index': u'14', u'Dep': u'be', u'Gov': u'over', u'Dep_Index': u'13', u'Relation': u'cop'}, {u'Gov_Index': u'5', u'Dep': u'over', u'Gov': u'years', u'Dep_Index': u'14', u'Relation': u'rcmod'}]</text:p>
          </table:table-cell>
          <table:table-cell office:value-type="float" office:value="0">
            <text:p>0</text:p>
          </table:table-cell>
          <table:table-cell office:value-type="float" office:value="0.239045721866879">
            <text:p>0.2390457219</text:p>
          </table:table-cell>
          <table:table-cell table:number-columns-repeated="3" office:value-type="float" office:value="0">
            <text:p>0</text:p>
          </table:table-cell>
          <table:table-cell office:value-type="float" office:value="0.0533358355028055">
            <text:p>0.0533358355</text:p>
          </table:table-cell>
          <table:table-cell office:value-type="float" office:value="0.728110181772108">
            <text:p>0.7281101818</text:p>
          </table:table-cell>
          <table:table-cell office:value-type="float" office:value="0.141352058376199">
            <text:p>0.14135205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7223103">
            <text:p>0.47223103</text:p>
          </table:table-cell>
          <table:table-cell office:value-type="string">
            <text:p>No reason for discrimination against homosexual marriage</text:p>
          </table:table-cell>
          <table:table-cell office:value-type="string">
            <text:p>Anti-gay marriage supporters will support civil unions in lieu of gay marriage</text:p>
          </table:table-cell>
          <table:table-cell office:value-type="float" office:value="45">
            <text:p>45</text:p>
          </table:table-cell>
          <table:table-cell office:value-type="string">
            <text:p>[{u'Gov_Index': u'3', u'Dep': u'Anti-gay', u'Gov': u'supporters', u'Dep_Index': u'1', u'Relation': u'amod'}, {u'Gov_Index': u'3', u'Dep': u'marriage', u'Gov': u'supporters', u'Dep_Index': u'2', u'Relation': u'nn'}, {u'Gov_Index': u'5', u'Dep': u'supporters', u'Gov': u'support', u'Dep_Index': u'3', u'Relation': u'nsubj'}, {u'Gov_Index': u'5', u'Dep': u'will', u'Gov': u'support', u'Dep_Index': u'4', u'Relation': u'aux'}, {u'Gov_Index': u'7', u'Dep': u'civil', u'Gov': u'unions', u'Dep_Index': u'6', u'Relation': u'amod'}, {u'Gov_Index': u'5', u'Dep': u'unions', u'Gov': u'support', u'Dep_Index': u'7', u'Relation': u'dobj'}, {u'Gov_Index': u'12', u'Dep': u'gay', u'Gov': u'marriage', u'Dep_Index': u'11', u'Relation': u'amod'}, {u'Gov_Index': u'5', u'Dep': u'marriage', u'Gov': u'support', u'Dep_Index': u'12', u'Relation': u'prep_in_lieu_of'}]</text:p>
          </table:table-cell>
          <table:table-cell office:value-type="float" office:value="0">
            <text:p>0</text:p>
          </table:table-cell>
          <table:table-cell office:value-type="float" office:value="0.301511344577764">
            <text:p>0.301511344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627754">
            <text:p>0.5627754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cases presented are not equivalent because the heterosexual male has the right to marry his girlfriend if he chooses</text:p>
          </table:table-cell>
          <table:table-cell office:value-type="float" office:value="53">
            <text:p>53</text:p>
          </table:table-cell>
          <table:table-cell office:value-type="string">
            <text:p>[{u'Gov_Index': u'5', u'Dep': u'cases', u'Gov': u'equivalent', u'Dep_Index': u'1', u'Relation': u'nsubj'}, {u'Gov_Index': u'1', u'Dep': u'presented', u'Gov': u'cases', u'Dep_Index': u'2', u'Relation': u'vmod'}, {u'Gov_Index': u'5', u'Dep': u'are', u'Gov': u'equivalent', u'Dep_Index': u'3', u'Relation': u'cop'}, {u'Gov_Index': u'5', u'Dep': u'not', u'Gov': u'equivalent', u'Dep_Index': u'4', u'Relation': u'neg'}, {u'Gov_Index': u'10', u'Dep': u'because', u'Gov': u'has', u'Dep_Index': u'6', u'Relation': u'mark'}, {u'Gov_Index': u'9', u'Dep': u'the', u'Gov': u'male', u'Dep_Index': u'7', u'Relation': u'det'}, {u'Gov_Index': u'9', u'Dep': u'heterosexual', u'Gov': u'male', u'Dep_Index': u'8', u'Relation': u'amod'}, {u'Gov_Index': u'10', u'Dep': u'male', u'Gov': u'has', u'Dep_Index': u'9', u'Relation': u'nsubj'}, {u'Gov_Index': u'5', u'Dep': u'has', u'Gov': u'equivalent', u'Dep_Index': u'10', u'Relation': u'advcl'}, {u'Gov_Index': u'12', u'Dep': u'the', u'Gov': u'right', u'Dep_Index': u'11', u'Relation': u'det'}, {u'Gov_Index': u'10', u'Dep': u'right', u'Gov': u'has', u'Dep_Index': u'12', u'Relation': u'dobj'}, {u'Gov_Index': u'14', u'Dep': u'to', u'Gov': u'marry', u'Dep_Index': u'13', u'Relation': u'aux'}, {u'Gov_Index': u'12', u'Dep': u'marry', u'Gov': u'right', u'Dep_Index': u'14', u'Relation': u'vmod'}, {u'Gov_Index': u'16', u'Dep': u'his', u'Gov': u'girlfriend', u'Dep_Index': u'15', u'Relation': u'poss'}, {u'Gov_Index': u'14', u'Dep': u'girlfriend', u'Gov': u'marry', u'Dep_Index': u'16', u'Relation': u'dobj'}, {u'Gov_Index': u'19', u'Dep': u'if', u'Gov': u'chooses', u'Dep_Index': u'17', u'Relation': u'mark'}, {u'Gov_Index': u'19', u'Dep': u'he', u'Gov': u'chooses', u'Dep_Index': u'18', u'Relation': u'nsubj'}, {u'Gov_Index': u'14', u'Dep': u'chooses', u'Gov': u'marry', u'Dep_Index': u'19', u'Relation': u'advcl'}]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1388093883159">
            <text:p>0.1388093883</text:p>
          </table:table-cell>
          <table:table-cell office:value-type="float" office:value="1.67617816787883">
            <text:p>1.6761781679</text:p>
          </table:table-cell>
          <table:table-cell office:value-type="float" office:value="0.423061671264562">
            <text:p>0.4230616713</text:p>
          </table:table-cell>
          <table:table-cell office:value-type="float" office:value="0.238653215297733">
            <text:p>0.2386532153</text:p>
          </table:table-cell>
          <table:table-cell office:value-type="float" office:value="0.873999654724404">
            <text:p>0.8739996547</text:p>
          </table:table-cell>
          <table:table-cell office:value-type="float" office:value="0.306324660346602">
            <text:p>0.30632466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066743">
            <text:p>0.6066743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homosexual relationships should not compare to heterosexual marriages because only heterosexuals are legally allowed to marry</text:p>
          </table:table-cell>
          <table:table-cell office:value-type="float" office:value="68">
            <text:p>68</text:p>
          </table:table-cell>
          <table:table-cell office:value-type="string">
            <text:p>[{u'Gov_Index': u'2', u'Dep': u'homosexual', u'Gov': u'relationships', u'Dep_Index': u'1', u'Relation': u'amod'}, {u'Gov_Index': u'5', u'Dep': u'relationships', u'Gov': u'compare', u'Dep_Index': u'2', u'Relation': u'nsubj'}, {u'Gov_Index': u'5', u'Dep': u'should', u'Gov': u'compare', u'Dep_Index': u'3', u'Relation': u'aux'}, {u'Gov_Index': u'5', u'Dep': u'not', u'Gov': u'compare', u'Dep_Index': u'4', u'Relation': u'neg'}, {u'Gov_Index': u'8', u'Dep': u'heterosexual', u'Gov': u'marriages', u'Dep_Index': u'7', u'Relation': u'amod'}, {u'Gov_Index': u'5', u'Dep': u'marriages', u'Gov': u'compare', u'Dep_Index': u'8', u'Relation': u'prep_to'}, {u'Gov_Index': u'14', u'Dep': u'because', u'Gov': u'allowed', u'Dep_Index': u'9', u'Relation': u'mark'}, {u'Gov_Index': u'11', u'Dep': u'only', u'Gov': u'heterosexuals', u'Dep_Index': u'10', u'Relation': u'advmod'}, {u'Gov_Index': u'14', u'Dep': u'heterosexuals', u'Gov': u'allowed', u'Dep_Index': u'11', u'Relation': u'nsubjpass'}, {u'Gov_Index': u'14', u'Dep': u'are', u'Gov': u'allowed', u'Dep_Index': u'12', u'Relation': u'auxpass'}, {u'Gov_Index': u'14', u'Dep': u'legally', u'Gov': u'allowed', u'Dep_Index': u'13', u'Relation': u'advmod'}, {u'Gov_Index': u'5', u'Dep': u'allowed', u'Gov': u'compare', u'Dep_Index': u'14', u'Relation': u'advcl'}, {u'Gov_Index': u'16', u'Dep': u'to', u'Gov': u'marry', u'Dep_Index': u'15', u'Relation': u'aux'}, {u'Gov_Index': u'14', u'Dep': u'marry', u'Gov': u'allowed', u'Dep_Index': u'16', u'Relation': u'xcomp'}]</text:p>
          </table:table-cell>
          <table:table-cell office:value-type="float" office:value="0">
            <text:p>0</text:p>
          </table:table-cell>
          <table:table-cell office:value-type="float" office:value="0.201007563051842">
            <text:p>0.2010075631</text:p>
          </table:table-cell>
          <table:table-cell table:number-columns-repeated="3" office:value-type="float" office:value="0">
            <text:p>0</text:p>
          </table:table-cell>
          <table:table-cell office:value-type="float" office:value="0.074694840430383">
            <text:p>0.0746948404</text:p>
          </table:table-cell>
          <table:table-cell office:value-type="float" office:value="0.892005560782506">
            <text:p>0.8920055608</text:p>
          </table:table-cell>
          <table:table-cell office:value-type="float" office:value="0.19962497736167">
            <text:p>0.1996249774</text:p>
          </table:table-cell>
          <table:table-cell office:value-type="float" office:value="0.0207822417149222">
            <text:p>0.0207822417</text:p>
          </table:table-cell>
          <table:table-cell office:value-type="float" office:value="0">
            <text:p>0</text:p>
          </table:table-cell>
          <table:table-cell office:value-type="float" office:value="0.0386087868303888">
            <text:p>0.03860878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5366876">
            <text:p>0.25366876</text:p>
          </table:table-cell>
          <table:table-cell office:value-type="string">
            <text:p>debate of the cause of the spread of AIDS in the United States</text:p>
          </table:table-cell>
          <table:table-cell office:value-type="string">
            <text:p>AIDs is less important to cure than other diseases.</text:p>
          </table:table-cell>
          <table:table-cell office:value-type="float" office:value="30">
            <text:p>30</text:p>
          </table:table-cell>
          <table:table-cell office:value-type="string">
            <text:p>[{u'Gov_Index': u'4', u'Dep': u'AIDs', u'Gov': u'important', u'Dep_Index': u'1', u'Relation': u'nsubj'}, {u'Gov_Index': u'4', u'Dep': u'is', u'Gov': u'important', u'Dep_Index': u'2', u'Relation': u'cop'}, {u'Gov_Index': u'4', u'Dep': u'less', u'Gov': u'important', u'Dep_Index': u'3', u'Relation': u'advmod'}, {u'Gov_Index': u'6', u'Dep': u'to', u'Gov': u'cure', u'Dep_Index': u'5', u'Relation': u'aux'}, {u'Gov_Index': u'4', u'Dep': u'cure', u'Gov': u'important', u'Dep_Index': u'6', u'Relation': u'xcomp'}, {u'Gov_Index': u'9', u'Dep': u'other', u'Gov': u'diseases', u'Dep_Index': u'8', u'Relation': u'amod'}, {u'Gov_Index': u'6', u'Dep': u'diseases', u'Gov': u'cure', u'Dep_Index': u'9', u'Relation': u'prep_than'}]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743636">
            <text:p>0.22743636</text:p>
          </table:table-cell>
          <table:table-cell office:value-type="string">
            <text:p>AIDs was initially spread in the United States primarily by homosexuals.</text:p>
          </table:table-cell>
          <table:table-cell office:value-type="string">
            <text:p>Resources spent on fighting AIDs could have been spent on curing other diseases, such as cancer.</text:p>
          </table:table-cell>
          <table:table-cell office:value-type="float" office:value="56">
            <text:p>56</text:p>
          </table:table-cell>
          <table:table-cell office:value-type="string">
            <text:p>[{u'Gov_Index': u'2', u'Dep': u'Resources', u'Gov': u'spent', u'Dep_Index': u'1', u'Relation': u'nsubj'}, {u'Gov_Index': u'2', u'Dep': u'fighting', u'Gov': u'spent', u'Dep_Index': u'4', u'Relation': u'prepc_on'}, {u'Gov_Index': u'9', u'Dep': u'AIDs', u'Gov': u'spent', u'Dep_Index': u'5', u'Relation': u'nsubjpass'}, {u'Gov_Index': u'9', u'Dep': u'could', u'Gov': u'spent', u'Dep_Index': u'6', u'Relation': u'aux'}, {u'Gov_Index': u'9', u'Dep': u'have', u'Gov': u'spent', u'Dep_Index': u'7', u'Relation': u'aux'}, {u'Gov_Index': u'9', u'Dep': u'been', u'Gov': u'spent', u'Dep_Index': u'8', u'Relation': u'auxpass'}, {u'Gov_Index': u'4', u'Dep': u'spent', u'Gov': u'fighting', u'Dep_Index': u'9', u'Relation': u'ccomp'}, {u'Gov_Index': u'9', u'Dep': u'curing', u'Gov': u'spent', u'Dep_Index': u'11', u'Relation': u'prepc_on'}, {u'Gov_Index': u'13', u'Dep': u'other', u'Gov': u'diseases', u'Dep_Index': u'12', u'Relation': u'amod'}, {u'Gov_Index': u'11', u'Dep': u'diseases', u'Gov': u'curing', u'Dep_Index': u'13', u'Relation': u'dobj'}, {u'Gov_Index': u'13', u'Dep': u'cancer', u'Gov': u'diseases', u'Dep_Index': u'17', u'Relation': u'prep_such_as'}]</text:p>
          </table:table-cell>
          <table:table-cell office:value-type="float" office:value="0">
            <text:p>0</text:p>
          </table:table-cell>
          <table:table-cell office:value-type="float" office:value="0.196116135138184">
            <text:p>0.1961161351</text:p>
          </table:table-cell>
          <table:table-cell table:number-columns-repeated="3" office:value-type="float" office:value="0">
            <text:p>0</text:p>
          </table:table-cell>
          <table:table-cell office:value-type="float" office:value="0.203632001057294">
            <text:p>0.2036320011</text:p>
          </table:table-cell>
          <table:table-cell office:value-type="float" office:value="1.08255268643978">
            <text:p>1.0825526864</text:p>
          </table:table-cell>
          <table:table-cell office:value-type="float" office:value="0.329180635460086">
            <text:p>0.32918063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08426">
            <text:p>0.2808426</text:p>
          </table:table-cell>
          <table:table-cell office:value-type="string">
            <text:p>AIDs was initially spread in the United States primarily by homosexuals.</text:p>
          </table:table-cell>
          <table:table-cell office:value-type="string">
            <text:p>AIDs is less important to cure than other diseases.</text:p>
          </table:table-cell>
          <table:table-cell office:value-type="float" office:value="40">
            <text:p>40</text:p>
          </table:table-cell>
          <table:table-cell office:value-type="string">
            <text:p>[{u'Gov_Index': u'4', u'Dep': u'AIDs', u'Gov': u'important', u'Dep_Index': u'1', u'Relation': u'nsubj'}, {u'Gov_Index': u'4', u'Dep': u'is', u'Gov': u'important', u'Dep_Index': u'2', u'Relation': u'cop'}, {u'Gov_Index': u'4', u'Dep': u'less', u'Gov': u'important', u'Dep_Index': u'3', u'Relation': u'advmod'}, {u'Gov_Index': u'6', u'Dep': u'to', u'Gov': u'cure', u'Dep_Index': u'5', u'Relation': u'aux'}, {u'Gov_Index': u'4', u'Dep': u'cure', u'Gov': u'important', u'Dep_Index': u'6', u'Relation': u'xcomp'}, {u'Gov_Index': u'9', u'Dep': u'other', u'Gov': u'diseases', u'Dep_Index': u'8', u'Relation': u'amod'}, {u'Gov_Index': u'6', u'Dep': u'diseases', u'Gov': u'cure', u'Dep_Index': u'9', u'Relation': u'prep_than'}]</text:p>
          </table:table-cell>
          <table:table-cell office:value-type="float" office:value="0.100503781525921">
            <text:p>0.1005037815</text:p>
          </table:table-cell>
          <table:table-cell office:value-type="float" office:value="0.288675134594813">
            <text:p>0.2886751346</text:p>
          </table:table-cell>
          <table:table-cell table:number-columns-repeated="3" office:value-type="float" office:value="0">
            <text:p>0</text:p>
          </table:table-cell>
          <table:table-cell office:value-type="float" office:value="0.172195433794098">
            <text:p>0.1721954338</text:p>
          </table:table-cell>
          <table:table-cell office:value-type="float" office:value="0.626375726737493">
            <text:p>0.6263757267</text:p>
          </table:table-cell>
          <table:table-cell office:value-type="float" office:value="0.158949631194552">
            <text:p>0.15894963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789106">
            <text:p>0.22789106</text:p>
          </table:table-cell>
          <table:table-cell office:value-type="string">
            <text:p>no one knows how AIDS got to the US</text:p>
          </table:table-cell>
          <table:table-cell office:value-type="string">
            <text:p>Only if homosexual minority had not spread AIDs to the heterosexual majority.</text:p>
          </table:table-cell>
          <table:table-cell office:value-type="float" office:value="55">
            <text:p>55</text:p>
          </table:table-cell>
          <table:table-cell office:value-type="string">
            <text:p>[{u'Gov_Index': u'7', u'Dep': u'if', u'Gov': u'spread', u'Dep_Index': u'2', u'Relation': u'mark'}, {u'Gov_Index': u'4', u'Dep': u'homosexual', u'Gov': u'minority', u'Dep_Index': u'3', u'Relation': u'amod'}, {u'Gov_Index': u'7', u'Dep': u'minority', u'Gov': u'spread', u'Dep_Index': u'4', u'Relation': u'nsubj'}, {u'Gov_Index': u'7', u'Dep': u'had', u'Gov': u'spread', u'Dep_Index': u'5', u'Relation': u'aux'}, {u'Gov_Index': u'7', u'Dep': u'not', u'Gov': u'spread', u'Dep_Index': u'6', u'Relation': u'neg'}, {u'Gov_Index': u'1', u'Dep': u'spread', u'Gov': u'Only', u'Dep_Index': u'7', u'Relation': u'dep'}, {u'Gov_Index': u'7', u'Dep': u'AIDs', u'Gov': u'spread', u'Dep_Index': u'8', u'Relation': u'dobj'}, {u'Gov_Index': u'12', u'Dep': u'the', u'Gov': u'majority', u'Dep_Index': u'10', u'Relation': u'det'}, {u'Gov_Index': u'12', u'Dep': u'heterosexual', u'Gov': u'majority', u'Dep_Index': u'11', u'Relation': u'amod'}, {u'Gov_Index': u'7', u'Dep': u'majority', u'Gov': u'spread', u'Dep_Index': u'12', u'Relation': u'prep_to'}]</text:p>
          </table:table-cell>
          <table:table-cell office:value-type="float" office:value="0.102062072615966">
            <text:p>0.1020620726</text:p>
          </table:table-cell>
          <table:table-cell table:number-columns-repeated="4" office:value-type="float" office:value="0">
            <text:p>0</text:p>
          </table:table-cell>
          <table:table-cell office:value-type="float" office:value="0.197261892175766">
            <text:p>0.1972618922</text:p>
          </table:table-cell>
          <table:table-cell office:value-type="float" office:value="0.872249418482481">
            <text:p>0.8722494185</text:p>
          </table:table-cell>
          <table:table-cell office:value-type="float" office:value="0.216637912353978">
            <text:p>0.2166379124</text:p>
          </table:table-cell>
          <table:table-cell office:value-type="float" office:value="0.0563605406216476">
            <text:p>0.0563605406</text:p>
          </table:table-cell>
          <table:table-cell office:value-type="float" office:value="0.505935502829918">
            <text:p>0.5059355028</text:p>
          </table:table-cell>
          <table:table-cell office:value-type="float" office:value="0.0975470895374669">
            <text:p>0.09754708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564109">
            <text:p>0.2564109</text:p>
          </table:table-cell>
          <table:table-cell office:value-type="string">
            <text:p>no one knows how AIDS got to the US</text:p>
          </table:table-cell>
          <table:table-cell office:value-type="string">
            <text:p>Resources spent on fighting AIDs could have been spent on curing other diseases, such as cancer.</text:p>
          </table:table-cell>
          <table:table-cell office:value-type="float" office:value="61">
            <text:p>61</text:p>
          </table:table-cell>
          <table:table-cell office:value-type="string">
            <text:p>[{u'Gov_Index': u'2', u'Dep': u'Resources', u'Gov': u'spent', u'Dep_Index': u'1', u'Relation': u'nsubj'}, {u'Gov_Index': u'2', u'Dep': u'fighting', u'Gov': u'spent', u'Dep_Index': u'4', u'Relation': u'prepc_on'}, {u'Gov_Index': u'9', u'Dep': u'AIDs', u'Gov': u'spent', u'Dep_Index': u'5', u'Relation': u'nsubjpass'}, {u'Gov_Index': u'9', u'Dep': u'could', u'Gov': u'spent', u'Dep_Index': u'6', u'Relation': u'aux'}, {u'Gov_Index': u'9', u'Dep': u'have', u'Gov': u'spent', u'Dep_Index': u'7', u'Relation': u'aux'}, {u'Gov_Index': u'9', u'Dep': u'been', u'Gov': u'spent', u'Dep_Index': u'8', u'Relation': u'auxpass'}, {u'Gov_Index': u'4', u'Dep': u'spent', u'Gov': u'fighting', u'Dep_Index': u'9', u'Relation': u'ccomp'}, {u'Gov_Index': u'9', u'Dep': u'curing', u'Gov': u'spent', u'Dep_Index': u'11', u'Relation': u'prepc_on'}, {u'Gov_Index': u'13', u'Dep': u'other', u'Gov': u'diseases', u'Dep_Index': u'12', u'Relation': u'amod'}, {u'Gov_Index': u'11', u'Dep': u'diseases', u'Gov': u'curing', u'Dep_Index': u'13', u'Relation': u'dobj'}, {u'Gov_Index': u'13', u'Dep': u'cancer', u'Gov': u'diseases', u'Dep_Index': u'17', u'Relation': u'prep_such_as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227007605643821">
            <text:p>0.2270076056</text:p>
          </table:table-cell>
          <table:table-cell office:value-type="float" office:value="1.20682256254427">
            <text:p>1.2068225625</text:p>
          </table:table-cell>
          <table:table-cell office:value-type="float" office:value="0.366968391471439">
            <text:p>0.3669683915</text:p>
          </table:table-cell>
          <table:table-cell office:value-type="float" office:value="0.0524004642567657">
            <text:p>0.0524004643</text:p>
          </table:table-cell>
          <table:table-cell office:value-type="float" office:value="0.470386815666654">
            <text:p>0.4703868157</text:p>
          </table:table-cell>
          <table:table-cell office:value-type="float" office:value="0.0906931112136329">
            <text:p>0.09069311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986375">
            <text:p>0.2986375</text:p>
          </table:table-cell>
          <table:table-cell office:value-type="string">
            <text:p>no one knows how AIDS got to the US</text:p>
          </table:table-cell>
          <table:table-cell office:value-type="string">
            <text:p>AIDs is less important to cure than other diseases.</text:p>
          </table:table-cell>
          <table:table-cell office:value-type="float" office:value="33">
            <text:p>33</text:p>
          </table:table-cell>
          <table:table-cell office:value-type="string">
            <text:p>[{u'Gov_Index': u'4', u'Dep': u'AIDs', u'Gov': u'important', u'Dep_Index': u'1', u'Relation': u'nsubj'}, {u'Gov_Index': u'4', u'Dep': u'is', u'Gov': u'important', u'Dep_Index': u'2', u'Relation': u'cop'}, {u'Gov_Index': u'4', u'Dep': u'less', u'Gov': u'important', u'Dep_Index': u'3', u'Relation': u'advmod'}, {u'Gov_Index': u'6', u'Dep': u'to', u'Gov': u'cure', u'Dep_Index': u'5', u'Relation': u'aux'}, {u'Gov_Index': u'4', u'Dep': u'cure', u'Gov': u'important', u'Dep_Index': u'6', u'Relation': u'xcomp'}, {u'Gov_Index': u'9', u'Dep': u'other', u'Gov': u'diseases', u'Dep_Index': u'8', u'Relation': u'amod'}, {u'Gov_Index': u'6', u'Dep': u'diseases', u'Gov': u'cure', u'Dep_Index': u'9', u'Relation': u'prep_than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194959021893786">
            <text:p>0.1949590219</text:p>
          </table:table-cell>
          <table:table-cell office:value-type="float" office:value="0.709180239754631">
            <text:p>0.7091802398</text:p>
          </table:table-cell>
          <table:table-cell office:value-type="float" office:value="0.179962174055803">
            <text:p>0.1799621741</text:p>
          </table:table-cell>
          <table:table-cell office:value-type="float" office:value="0.0603444591576005">
            <text:p>0.0603444592</text:p>
          </table:table-cell>
          <table:table-cell office:value-type="float" office:value="0">
            <text:p>0</text:p>
          </table:table-cell>
          <table:table-cell office:value-type="float" office:value="0.104442333157386">
            <text:p>0.10444233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5384586">
            <text:p>0.45384586</text:p>
          </table:table-cell>
          <table:table-cell office:value-type="string">
            <text:p>government should not be involved in marriage and marriage should be left to religious institutions.</text:p>
          </table:table-cell>
          <table:table-cell office:value-type="string">
            <text:p>government should have a say in marriage because it is more practical in todays world</text:p>
          </table:table-cell>
          <table:table-cell office:value-type="float" office:value="42">
            <text:p>42</text:p>
          </table:table-cell>
          <table:table-cell office:value-type="string">
            <text:p>[{u'Gov_Index': u'3', u'Dep': u'government', u'Gov': u'have', u'Dep_Index': u'1', u'Relation': u'nsubj'}, {u'Gov_Index': u'3', u'Dep': u'should', u'Gov': u'have', u'Dep_Index': u'2', u'Relation': u'aux'}, {u'Gov_Index': u'5', u'Dep': u'a', u'Gov': u'say', u'Dep_Index': u'4', u'Relation': u'det'}, {u'Gov_Index': u'3', u'Dep': u'say', u'Gov': u'have', u'Dep_Index': u'5', u'Relation': u'dobj'}, {u'Gov_Index': u'5', u'Dep': u'marriage', u'Gov': u'say', u'Dep_Index': u'7', u'Relation': u'prep_in'}, {u'Gov_Index': u'12', u'Dep': u'because', u'Gov': u'practical', u'Dep_Index': u'8', u'Relation': u'mark'}, {u'Gov_Index': u'12', u'Dep': u'it', u'Gov': u'practical', u'Dep_Index': u'9', u'Relation': u'nsubj'}, {u'Gov_Index': u'12', u'Dep': u'is', u'Gov': u'practical', u'Dep_Index': u'10', u'Relation': u'cop'}, {u'Gov_Index': u'12', u'Dep': u'more', u'Gov': u'practical', u'Dep_Index': u'11', u'Relation': u'advmod'}, {u'Gov_Index': u'3', u'Dep': u'practical', u'Gov': u'have', u'Dep_Index': u'12', u'Relation': u'advcl'}, {u'Gov_Index': u'15', u'Dep': u'todays', u'Gov': u'world', u'Dep_Index': u'14', u'Relation': u'nn'}, {u'Gov_Index': u'12', u'Dep': u'world', u'Gov': u'practical', u'Dep_Index': u'15', u'Relation': u'prep_in'}]</text:p>
          </table:table-cell>
          <table:table-cell office:value-type="float" office:value="0.138013111868471">
            <text:p>0.1380131119</text:p>
          </table:table-cell>
          <table:table-cell office:value-type="float" office:value="0.387298334620742">
            <text:p>0.3872983346</text:p>
          </table:table-cell>
          <table:table-cell table:number-columns-repeated="3" office:value-type="float" office:value="0">
            <text:p>0</text:p>
          </table:table-cell>
          <table:table-cell office:value-type="float" office:value="0.154039221954264">
            <text:p>0.154039222</text:p>
          </table:table-cell>
          <table:table-cell office:value-type="float" office:value="0.56033094183585">
            <text:p>0.5603309418</text:p>
          </table:table-cell>
          <table:table-cell office:value-type="float" office:value="0.154039221954264">
            <text:p>0.1540392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8674653">
            <text:p>0.38674653</text:p>
          </table:table-cell>
          <table:table-cell office:value-type="string">
            <text:p>homosexuals will not be eligible to receive healthcare through their partner because same-sex marriages are not recognized in Virginia</text:p>
          </table:table-cell>
          <table:table-cell office:value-type="string">
            <text:p>key statement in the same-sex marriage legislation</text:p>
          </table:table-cell>
          <table:table-cell office:value-type="float" office:value="66">
            <text:p>66</text:p>
          </table:table-cell>
          <table:table-cell office:value-type="string">
            <text:p>[{u'Gov_Index': u'2', u'Dep': u'key', u'Gov': u'statement', u'Dep_Index': u'1', u'Relation': u'amod'}, {u'Gov_Index': u'7', u'Dep': u'the', u'Gov': u'legislation', u'Dep_Index': u'4', u'Relation': u'det'}, {u'Gov_Index': u'7', u'Dep': u'same-sex', u'Gov': u'legislation', u'Dep_Index': u'5', u'Relation': u'amod'}, {u'Gov_Index': u'7', u'Dep': u'marriage', u'Gov': u'legislation', u'Dep_Index': u'6', u'Relation': u'nn'}, {u'Gov_Index': u'2', u'Dep': u'legislation', u'Gov': u'statement', u'Dep_Index': u'7', u'Relation': u'prep_in'}]</text:p>
          </table:table-cell>
          <table:table-cell office:value-type="float" office:value="0.0962250448649376">
            <text:p>0.0962250449</text:p>
          </table:table-cell>
          <table:table-cell office:value-type="float" office:value="0.298142396999972">
            <text:p>0.29814239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620361">
            <text:p>0.2620361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heterosexual male with a girlfriend would not receive his healthcare benefits</text:p>
          </table:table-cell>
          <table:table-cell office:value-type="float" office:value="47">
            <text:p>47</text:p>
          </table:table-cell>
          <table:table-cell office:value-type="string">
            <text:p>[{u'Gov_Index': u'2', u'Dep': u'heterosexual', u'Gov': u'male', u'Dep_Index': u'1', u'Relation': u'amod'}, {u'Gov_Index': u'8', u'Dep': u'male', u'Gov': u'receive', u'Dep_Index': u'2', u'Relation': u'nsubj'}, {u'Gov_Index': u'5', u'Dep': u'a', u'Gov': u'girlfriend', u'Dep_Index': u'4', u'Relation': u'det'}, {u'Gov_Index': u'2', u'Dep': u'girlfriend', u'Gov': u'male', u'Dep_Index': u'5', u'Relation': u'prep_with'}, {u'Gov_Index': u'8', u'Dep': u'would', u'Gov': u'receive', u'Dep_Index': u'6', u'Relation': u'aux'}, {u'Gov_Index': u'8', u'Dep': u'not', u'Gov': u'receive', u'Dep_Index': u'7', u'Relation': u'neg'}, {u'Gov_Index': u'11', u'Dep': u'his', u'Gov': u'benefits', u'Dep_Index': u'9', u'Relation': u'poss'}, {u'Gov_Index': u'11', u'Dep': u'healthcare', u'Gov': u'benefits', u'Dep_Index': u'10', u'Relation': u'nn'}, {u'Gov_Index': u'8', u'Dep': u'benefits', u'Gov': u'receive', u'Dep_Index': u'11', u'Relation': u'dobj'}]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table:number-columns-repeated="3" office:value-type="float" office:value="0">
            <text:p>0</text:p>
          </table:table-cell>
          <table:table-cell office:value-type="float" office:value="0.055190844164775">
            <text:p>0.0551908442</text:p>
          </table:table-cell>
          <table:table-cell office:value-type="float" office:value="0.766378615417837">
            <text:p>0.7663786154</text:p>
          </table:table-cell>
          <table:table-cell office:value-type="float" office:value="0.139080927295233">
            <text:p>0.13908092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7250972">
            <text:p>0.37250972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we benefit from families with adopted children, step children, or families with no children at all</text:p>
          </table:table-cell>
          <table:table-cell office:value-type="float" office:value="45">
            <text:p>45</text:p>
          </table:table-cell>
          <table:table-cell office:value-type="string">
            <text:p>[{u'Gov_Index': u'2', u'Dep': u'we', u'Gov': u'benefit', u'Dep_Index': u'1', u'Relation': u'nsubj'}, {u'Gov_Index': u'2', u'Dep': u'families', u'Gov': u'benefit', u'Dep_Index': u'4', u'Relation': u'prep_from'}, {u'Gov_Index': u'7', u'Dep': u'adopted', u'Gov': u'children', u'Dep_Index': u'6', u'Relation': u'amod'}, {u'Gov_Index': u'4', u'Dep': u'children', u'Gov': u'families', u'Dep_Index': u'7', u'Relation': u'prep_with'}, {u'Gov_Index': u'10', u'Dep': u'step', u'Gov': u'children', u'Dep_Index': u'9', u'Relation': u'nn'}, {u'Gov_Index': u'4', u'Dep': u'children', u'Gov': u'families', u'Dep_Index': u'10', u'Relation': u'prep_with'}, {u'Gov_Index': u'7', u'Dep': u'children', u'Gov': u'children', u'Dep_Index': u'10', u'Relation': u'conj_or'}, {u'Gov_Index': u'4', u'Dep': u'families', u'Gov': u'families', u'Dep_Index': u'13', u'Relation': u'prep_with'}, {u'Gov_Index': u'7', u'Dep': u'families', u'Gov': u'children', u'Dep_Index': u'13', u'Relation': u'conj_or'}, {u'Gov_Index': u'16', u'Dep': u'no', u'Gov': u'children', u'Dep_Index': u'15', u'Relation': u'neg'}, {u'Gov_Index': u'13', u'Dep': u'children', u'Gov': u'families', u'Dep_Index': u'16', u'Relation': u'prep_with'}, {u'Gov_Index': u'2', u'Dep': u'at', u'Gov': u'benefit', u'Dep_Index': u'17', u'Relation': u'advmod'}, {u'Gov_Index': u'17', u'Dep': u'all', u'Gov': u'at', u'Dep_Index': u'18', u'Relation': u'pobj'}]</text:p>
          </table:table-cell>
          <table:table-cell office:value-type="float" office:value="0">
            <text:p>0</text:p>
          </table:table-cell>
          <table:table-cell office:value-type="float" office:value="0.169030850945703">
            <text:p>0.1690308509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083986">
            <text:p>0.4083986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Gay couples are interested in the rights and benefits associated with marriage.</text:p>
          </table:table-cell>
          <table:table-cell office:value-type="float" office:value="44">
            <text:p>44</text:p>
          </table:table-cell>
          <table:table-cell office:value-type="string">
            <text:p>[{u'Gov_Index': u'2', u'Dep': u'Gay', u'Gov': u'couples', u'Dep_Index': u'1', u'Relation': u'nn'}, {u'Gov_Index': u'4', u'Dep': u'couples', u'Gov': u'interested', u'Dep_Index': u'2', u'Relation': u'nsubj'}, {u'Gov_Index': u'4', u'Dep': u'are', u'Gov': u'interested', u'Dep_Index': u'3', u'Relation': u'cop'}, {u'Gov_Index': u'7', u'Dep': u'the', u'Gov': u'rights', u'Dep_Index': u'6', u'Relation': u'det'}, {u'Gov_Index': u'4', u'Dep': u'rights', u'Gov': u'interested', u'Dep_Index': u'7', u'Relation': u'prep_in'}, {u'Gov_Index': u'4', u'Dep': u'benefits', u'Gov': u'interested', u'Dep_Index': u'9', u'Relation': u'prep_in'}, {u'Gov_Index': u'7', u'Dep': u'benefits', u'Gov': u'rights', u'Dep_Index': u'9', u'Relation': u'conj_and'}, {u'Gov_Index': u'7', u'Dep': u'associated', u'Gov': u'rights', u'Dep_Index': u'10', u'Relation': u'vmod'}, {u'Gov_Index': u'10', u'Dep': u'marriage', u'Gov': u'associated', u'Dep_Index': u'12', u'Relation': u'prep_with'}]</text:p>
          </table:table-cell>
          <table:table-cell office:value-type="float" office:value="0">
            <text:p>0</text:p>
          </table:table-cell>
          <table:table-cell office:value-type="float" office:value="0.133630620956212">
            <text:p>0.13363062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7777777777778">
            <text:p>0.0277777778</text:p>
          </table:table-cell>
          <table:table-cell office:value-type="float" office:value="0.384226503312795">
            <text:p>0.3842265033</text:p>
          </table:table-cell>
          <table:table-cell office:value-type="float" office:value="0.0888888888888889">
            <text:p>0.08888888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6006904">
            <text:p>0.26006904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string">
            <text:p>spread of AIDS was caused by contaminated blood transfusions</text:p>
          </table:table-cell>
          <table:table-cell office:value-type="float" office:value="44">
            <text:p>44</text:p>
          </table:table-cell>
          <table:table-cell office:value-type="string">
            <text:p>[{u'Gov_Index': u'5', u'Dep': u'spread', u'Gov': u'caused', u'Dep_Index': u'1', u'Relation': u'nsubjpass'}, {u'Gov_Index': u'1', u'Dep': u'AIDS', u'Gov': u'spread', u'Dep_Index': u'3', u'Relation': u'prep_of'}, {u'Gov_Index': u'5', u'Dep': u'was', u'Gov': u'caused', u'Dep_Index': u'4', u'Relation': u'auxpass'}, {u'Gov_Index': u'9', u'Dep': u'contaminated', u'Gov': u'transfusions', u'Dep_Index': u'7', u'Relation': u'amod'}, {u'Gov_Index': u'9', u'Dep': u'blood', u'Gov': u'transfusions', u'Dep_Index': u'8', u'Relation': u'nn'}, {u'Gov_Index': u'5', u'Dep': u'transfusions', u'Gov': u'caused', u'Dep_Index': u'9', u'Relation': u'agent'}]</text:p>
          </table:table-cell>
          <table:table-cell office:value-type="float" office:value="0">
            <text:p>0</text:p>
          </table:table-cell>
          <table:table-cell office:value-type="float" office:value="0.144337567297406">
            <text:p>0.144337567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06395664908393">
            <text:p>0.0090639566</text:p>
          </table:table-cell>
          <table:table-cell office:value-type="float" office:value="0.121908941023686">
            <text:p>0.121908941</text:p>
          </table:table-cell>
          <table:table-cell office:value-type="float" office:value="0.0171738125982643">
            <text:p>0.01717381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6947558">
            <text:p>0.26947558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string">
            <text:p>spread of AIDS was caused by unclean needles</text:p>
          </table:table-cell>
          <table:table-cell office:value-type="float" office:value="41">
            <text:p>41</text:p>
          </table:table-cell>
          <table:table-cell office:value-type="string">
            <text:p>[{u'Gov_Index': u'5', u'Dep': u'spread', u'Gov': u'caused', u'Dep_Index': u'1', u'Relation': u'nsubjpass'}, {u'Gov_Index': u'1', u'Dep': u'AIDS', u'Gov': u'spread', u'Dep_Index': u'3', u'Relation': u'prep_of'}, {u'Gov_Index': u'5', u'Dep': u'was', u'Gov': u'caused', u'Dep_Index': u'4', u'Relation': u'auxpass'}, {u'Gov_Index': u'8', u'Dep': u'unclean', u'Gov': u'needles', u'Dep_Index': u'7', u'Relation': u'amod'}, {u'Gov_Index': u'5', u'Dep': u'needles', u'Gov': u'caused', u'Dep_Index': u'8', u'Relation': u'agent'}]</text:p>
          </table:table-cell>
          <table:table-cell office:value-type="float" office:value="0">
            <text:p>0</text:p>
          </table:table-cell>
          <table:table-cell office:value-type="float" office:value="0.158113883008419">
            <text:p>0.15811388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40521153326563">
            <text:p>0.0094052115</text:p>
          </table:table-cell>
          <table:table-cell office:value-type="float" office:value="0.126498771178484">
            <text:p>0.1264987712</text:p>
          </table:table-cell>
          <table:table-cell office:value-type="float" office:value="0.0178204007998717">
            <text:p>0.01782040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0307446">
            <text:p>0.70307446</text:p>
          </table:table-cell>
          <table:table-cell office:value-type="string">
            <text:p>Wish to debate</text:p>
          </table:table-cell>
          <table:table-cell office:value-type="string">
            <text:p>This debate is about the 9th</text:p>
          </table:table-cell>
          <table:table-cell office:value-type="float" office:value="10">
            <text:p>10</text:p>
          </table:table-cell>
          <table:table-cell office:value-type="string">
            <text:p>[{u'Gov_Index': u'2', u'Dep': u'This', u'Gov': u'debate', u'Dep_Index': u'1', u'Relation': u'det'}, {u'Gov_Index': u'3', u'Dep': u'debate', u'Gov': u'is', u'Dep_Index': u'2', u'Relation': u'nsubj'}, {u'Gov_Index': u'6', u'Dep': u'the', u'Gov': u'9th', u'Dep_Index': u'5', u'Relation': u'det'}, {u'Gov_Index': u'3', u'Dep': u'9th', u'Gov': u'is', u'Dep_Index': u'6', u'Relation': u'prep_about'}]</text:p>
          </table:table-cell>
          <table:table-cell office:value-type="float" office:value="0">
            <text:p>0</text:p>
          </table:table-cell>
          <table:table-cell office:value-type="float" office:value="0.408248290463863">
            <text:p>0.40824829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7579082488109">
            <text:p>0.0297579082</text:p>
          </table:table-cell>
          <table:table-cell office:value-type="float" office:value="0.414952558099239">
            <text:p>0.4149525581</text:p>
          </table:table-cell>
          <table:table-cell office:value-type="float" office:value="0.0967132018086354">
            <text:p>0.0967132018</text:p>
          </table:table-cell>
          <table:table-cell office:value-type="float" office:value="0.0429836452482824">
            <text:p>0.0429836452</text:p>
          </table:table-cell>
          <table:table-cell office:value-type="float" office:value="0.410401296107506">
            <text:p>0.4104012961</text:p>
          </table:table-cell>
          <table:table-cell office:value-type="float" office:value="0.0773705614469083">
            <text:p>0.07737056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949495">
            <text:p>0.2949495</text:p>
          </table:table-cell>
          <table:table-cell office:value-type="string">
            <text:p>cases presented are not equivalent because the heterosexual male has the right to marry his girlfriend if he chooses</text:p>
          </table:table-cell>
          <table:table-cell office:value-type="string">
            <text:p>Gay couples are interested in the rights and benefits associated with marriage.</text:p>
          </table:table-cell>
          <table:table-cell office:value-type="float" office:value="61">
            <text:p>61</text:p>
          </table:table-cell>
          <table:table-cell office:value-type="string">
            <text:p>[{u'Gov_Index': u'2', u'Dep': u'Gay', u'Gov': u'couples', u'Dep_Index': u'1', u'Relation': u'nn'}, {u'Gov_Index': u'4', u'Dep': u'couples', u'Gov': u'interested', u'Dep_Index': u'2', u'Relation': u'nsubj'}, {u'Gov_Index': u'4', u'Dep': u'are', u'Gov': u'interested', u'Dep_Index': u'3', u'Relation': u'cop'}, {u'Gov_Index': u'7', u'Dep': u'the', u'Gov': u'rights', u'Dep_Index': u'6', u'Relation': u'det'}, {u'Gov_Index': u'4', u'Dep': u'rights', u'Gov': u'interested', u'Dep_Index': u'7', u'Relation': u'prep_in'}, {u'Gov_Index': u'4', u'Dep': u'benefits', u'Gov': u'interested', u'Dep_Index': u'9', u'Relation': u'prep_in'}, {u'Gov_Index': u'7', u'Dep': u'benefits', u'Gov': u'rights', u'Dep_Index': u'9', u'Relation': u'conj_and'}, {u'Gov_Index': u'7', u'Dep': u'associated', u'Gov': u'rights', u'Dep_Index': u'10', u'Relation': u'vmod'}, {u'Gov_Index': u'10', u'Dep': u'marriage', u'Gov': u'associated', u'Dep_Index': u'12', u'Relation': u'prep_with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507973787948226">
            <text:p>0.0507973788</text:p>
          </table:table-cell>
          <table:table-cell office:value-type="float" office:value="0.701247229359913">
            <text:p>0.7012472294</text:p>
          </table:table-cell>
          <table:table-cell office:value-type="float" office:value="0.0937311514148368">
            <text:p>0.0937311514</text:p>
          </table:table-cell>
          <table:table-cell office:value-type="float" office:value="0.0556824228879832">
            <text:p>0.0556824229</text:p>
          </table:table-cell>
          <table:table-cell office:value-type="float" office:value="0.473046838769343">
            <text:p>0.4730468388</text:p>
          </table:table-cell>
          <table:table-cell office:value-type="float" office:value="0.0940092853952963">
            <text:p>0.09400928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587935">
            <text:p>0.5587935</text:p>
          </table:table-cell>
          <table:table-cell office:value-type="string">
            <text:p>cases presented are not equivalent because the heterosexual male has the right to marry his girlfriend if he chooses</text:p>
          </table:table-cell>
          <table:table-cell office:value-type="string">
            <text:p>marriage should be between a heterosexual couple</text:p>
          </table:table-cell>
          <table:table-cell office:value-type="float" office:value="62">
            <text:p>62</text:p>
          </table:table-cell>
          <table:table-cell office:value-type="string">
            <text:p>[{u'Gov_Index': u'3', u'Dep': u'marriage', u'Gov': u'be', u'Dep_Index': u'1', u'Relation': u'nsubj'}, {u'Gov_Index': u'3', u'Dep': u'should', u'Gov': u'be', u'Dep_Index': u'2', u'Relation': u'aux'}, {u'Gov_Index': u'7', u'Dep': u'a', u'Gov': u'couple', u'Dep_Index': u'5', u'Relation': u'det'}, {u'Gov_Index': u'7', u'Dep': u'heterosexual', u'Gov': u'couple', u'Dep_Index': u'6', u'Relation': u'amod'}, {u'Gov_Index': u'3', u'Dep': u'couple', u'Gov': u'be', u'Dep_Index': u'7', u'Relation': u'prep_between'}]</text:p>
          </table:table-cell>
          <table:table-cell office:value-type="float" office:value="0">
            <text:p>0</text:p>
          </table:table-cell>
          <table:table-cell office:value-type="float" office:value="0.192450089729875">
            <text:p>0.19245008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552569616301291">
            <text:p>0.0552569616</text:p>
          </table:table-cell>
          <table:table-cell office:value-type="float" office:value="0.769294680854962">
            <text:p>0.7692946809</text:p>
          </table:table-cell>
          <table:table-cell office:value-type="float" office:value="0.102577908592904">
            <text:p>0.1025779086</text:p>
          </table:table-cell>
          <table:table-cell office:value-type="float" office:value="0.0805735042879686">
            <text:p>0.0805735043</text:p>
          </table:table-cell>
          <table:table-cell office:value-type="float" office:value="0.630346363477713">
            <text:p>0.6303463635</text:p>
          </table:table-cell>
          <table:table-cell office:value-type="float" office:value="0.131304969950764">
            <text:p>0.131304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0610716">
            <text:p>0.40610716</text:p>
          </table:table-cell>
          <table:table-cell office:value-type="string">
            <text:p>cases presented are not equivalent because the heterosexual male has the right to marry his girlfriend if he chooses</text:p>
          </table:table-cell>
          <table:table-cell office:value-type="string">
            <text:p>Majority of people do not want to grant same-sex couples the same rights and benefits as heterosexual couples.</text:p>
          </table:table-cell>
          <table:table-cell office:value-type="float" office:value="58">
            <text:p>58</text:p>
          </table:table-cell>
          <table:table-cell office:value-type="string">
            <text:p>[{u'Gov_Index': u'6', u'Dep': u'Majority', u'Gov': u'want', u'Dep_Index': u'1', u'Relation': u'nsubj'}, {u'Gov_Index': u'1', u'Dep': u'people', u'Gov': u'Majority', u'Dep_Index': u'3', u'Relation': u'prep_of'}, {u'Gov_Index': u'6', u'Dep': u'do', u'Gov': u'want', u'Dep_Index': u'4', u'Relation': u'aux'}, {u'Gov_Index': u'6', u'Dep': u'not', u'Gov': u'want', u'Dep_Index': u'5', u'Relation': u'neg'}, {u'Gov_Index': u'8', u'Dep': u'to', u'Gov': u'grant', u'Dep_Index': u'7', u'Relation': u'aux'}, {u'Gov_Index': u'6', u'Dep': u'grant', u'Gov': u'want', u'Dep_Index': u'8', u'Relation': u'xcomp'}, {u'Gov_Index': u'10', u'Dep': u'same-sex', u'Gov': u'couples', u'Dep_Index': u'9', u'Relation': u'amod'}, {u'Gov_Index': u'8', u'Dep': u'couples', u'Gov': u'grant', u'Dep_Index': u'10', u'Relation': u'iobj'}, {u'Gov_Index': u'13', u'Dep': u'the', u'Gov': u'rights', u'Dep_Index': u'11', u'Relation': u'det'}, {u'Gov_Index': u'13', u'Dep': u'same', u'Gov': u'rights', u'Dep_Index': u'12', u'Relation': u'amod'}, {u'Gov_Index': u'8', u'Dep': u'rights', u'Gov': u'grant', u'Dep_Index': u'13', u'Relation': u'dobj'}, {u'Gov_Index': u'8', u'Dep': u'benefits', u'Gov': u'grant', u'Dep_Index': u'15', u'Relation': u'dobj'}, {u'Gov_Index': u'13', u'Dep': u'benefits', u'Gov': u'rights', u'Dep_Index': u'15', u'Relation': u'conj_and'}, {u'Gov_Index': u'18', u'Dep': u'heterosexual', u'Gov': u'couples', u'Dep_Index': u'17', u'Relation': u'amod'}, {u'Gov_Index': u'13', u'Dep': u'couples', u'Gov': u'rights', u'Dep_Index': u'18', u'Relation': u'prep_as'}]</text:p>
          </table:table-cell>
          <table:table-cell office:value-type="float" office:value="0">
            <text:p>0</text:p>
          </table:table-cell>
          <table:table-cell office:value-type="float" office:value="0.0924500327042049">
            <text:p>0.0924500327</text:p>
          </table:table-cell>
          <table:table-cell table:number-columns-repeated="3" office:value-type="float" office:value="0">
            <text:p>0</text:p>
          </table:table-cell>
          <table:table-cell office:value-type="float" office:value="0.310597273128929">
            <text:p>0.3105972731</text:p>
          </table:table-cell>
          <table:table-cell office:value-type="float" office:value="2.87679387413182">
            <text:p>2.8767938741</text:p>
          </table:table-cell>
          <table:table-cell office:value-type="float" office:value="0.547886715333399">
            <text:p>0.5478867153</text:p>
          </table:table-cell>
          <table:table-cell office:value-type="float" office:value="0.0617673515451115">
            <text:p>0.0617673515</text:p>
          </table:table-cell>
          <table:table-cell office:value-type="float" office:value="0.483221199973604">
            <text:p>0.4832212</text:p>
          </table:table-cell>
          <table:table-cell office:value-type="float" office:value="0.100657906221663">
            <text:p>0.1006579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1423755">
            <text:p>0.61423755</text:p>
          </table:table-cell>
          <table:table-cell office:value-type="string">
            <text:p>homosexuals have all the same rights as heterosexuals</text:p>
          </table:table-cell>
          <table:table-cell office:value-type="string">
            <text:p>homosexuals are more promiscuous than heterosexuals</text:p>
          </table:table-cell>
          <table:table-cell office:value-type="float" office:value="14">
            <text:p>14</text:p>
          </table:table-cell>
          <table:table-cell office:value-type="string">
            <text:p>[{u'Gov_Index': u'4', u'Dep': u'homosexuals', u'Gov': u'promiscuous', u'Dep_Index': u'1', u'Relation': u'nsubj'}, {u'Gov_Index': u'4', u'Dep': u'are', u'Gov': u'promiscuous', u'Dep_Index': u'2', u'Relation': u'cop'}, {u'Gov_Index': u'4', u'Dep': u'more', u'Gov': u'promiscuous', u'Dep_Index': u'3', u'Relation': u'advmod'}, {u'Gov_Index': u'4', u'Dep': u'heterosexuals', u'Gov': u'promiscuous', u'Dep_Index': u'6', u'Relation': u'prep_than'}]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239264754485218">
            <text:p>0.2392647545</text:p>
          </table:table-cell>
          <table:table-cell office:value-type="float" office:value="1.09347652782566">
            <text:p>1.0934765278</text:p>
          </table:table-cell>
          <table:table-cell office:value-type="float" office:value="0.253791543150392">
            <text:p>0.2537915432</text:p>
          </table:table-cell>
          <table:table-cell office:value-type="float" office:value="0.0430676558073393">
            <text:p>0.0430676558</text:p>
          </table:table-cell>
          <table:table-cell office:value-type="float" office:value="0">
            <text:p>0</text:p>
          </table:table-cell>
          <table:table-cell office:value-type="float" office:value="0.0717794263455655">
            <text:p>0.07177942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112439">
            <text:p>0.5112439</text:p>
          </table:table-cell>
          <table:table-cell office:value-type="string">
            <text:p>homosexuals have all the same rights as heterosexuals</text:p>
          </table:table-cell>
          <table:table-cell office:value-type="string">
            <text:p>homosexual relationships should not compare to heterosexual marriages because only heterosexuals are legally allowed to marry</text:p>
          </table:table-cell>
          <table:table-cell office:value-type="float" office:value="64">
            <text:p>64</text:p>
          </table:table-cell>
          <table:table-cell office:value-type="string">
            <text:p>[{u'Gov_Index': u'2', u'Dep': u'homosexual', u'Gov': u'relationships', u'Dep_Index': u'1', u'Relation': u'amod'}, {u'Gov_Index': u'5', u'Dep': u'relationships', u'Gov': u'compare', u'Dep_Index': u'2', u'Relation': u'nsubj'}, {u'Gov_Index': u'5', u'Dep': u'should', u'Gov': u'compare', u'Dep_Index': u'3', u'Relation': u'aux'}, {u'Gov_Index': u'5', u'Dep': u'not', u'Gov': u'compare', u'Dep_Index': u'4', u'Relation': u'neg'}, {u'Gov_Index': u'8', u'Dep': u'heterosexual', u'Gov': u'marriages', u'Dep_Index': u'7', u'Relation': u'amod'}, {u'Gov_Index': u'5', u'Dep': u'marriages', u'Gov': u'compare', u'Dep_Index': u'8', u'Relation': u'prep_to'}, {u'Gov_Index': u'14', u'Dep': u'because', u'Gov': u'allowed', u'Dep_Index': u'9', u'Relation': u'mark'}, {u'Gov_Index': u'11', u'Dep': u'only', u'Gov': u'heterosexuals', u'Dep_Index': u'10', u'Relation': u'advmod'}, {u'Gov_Index': u'14', u'Dep': u'heterosexuals', u'Gov': u'allowed', u'Dep_Index': u'11', u'Relation': u'nsubjpass'}, {u'Gov_Index': u'14', u'Dep': u'are', u'Gov': u'allowed', u'Dep_Index': u'12', u'Relation': u'auxpass'}, {u'Gov_Index': u'14', u'Dep': u'legally', u'Gov': u'allowed', u'Dep_Index': u'13', u'Relation': u'advmod'}, {u'Gov_Index': u'5', u'Dep': u'allowed', u'Gov': u'compare', u'Dep_Index': u'14', u'Relation': u'advcl'}, {u'Gov_Index': u'16', u'Dep': u'to', u'Gov': u'marry', u'Dep_Index': u'15', u'Relation': u'aux'}, {u'Gov_Index': u'14', u'Dep': u'marry', u'Gov': u'allowed', u'Dep_Index': u'16', u'Relation': u'xcomp'}]</text:p>
          </table:table-cell>
          <table:table-cell office:value-type="float" office:value="0">
            <text:p>0</text:p>
          </table:table-cell>
          <table:table-cell office:value-type="float" office:value="0.522232967867094">
            <text:p>0.5222329679</text:p>
          </table:table-cell>
          <table:table-cell table:number-columns-repeated="3" office:value-type="float" office:value="0">
            <text:p>0</text:p>
          </table:table-cell>
          <table:table-cell office:value-type="float" office:value="0.113332798975851">
            <text:p>0.113332799</text:p>
          </table:table-cell>
          <table:table-cell office:value-type="float" office:value="1.16346849954131">
            <text:p>1.1634684995</text:p>
          </table:table-cell>
          <table:table-cell office:value-type="float" office:value="0.267926383093742">
            <text:p>0.2679263831</text:p>
          </table:table-cell>
          <table:table-cell office:value-type="float" office:value="0.0141078172998985">
            <text:p>0.0141078173</text:p>
          </table:table-cell>
          <table:table-cell office:value-type="float" office:value="0">
            <text:p>0</text:p>
          </table:table-cell>
          <table:table-cell office:value-type="float" office:value="0.0260452011690433">
            <text:p>0.02604520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8008576">
            <text:p>0.48008576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Gay marriage supporters want marriage laws changed to accommodate gay marriage</text:p>
          </table:table-cell>
          <table:table-cell office:value-type="float" office:value="51">
            <text:p>51</text:p>
          </table:table-cell>
          <table:table-cell office:value-type="string">
            <text:p>[{u'Gov_Index': u'3', u'Dep': u'Gay', u'Gov': u'supporters', u'Dep_Index': u'1', u'Relation': u'nn'}, {u'Gov_Index': u'3', u'Dep': u'marriage', u'Gov': u'supporters', u'Dep_Index': u'2', u'Relation': u'nn'}, {u'Gov_Index': u'4', u'Dep': u'supporters', u'Gov': u'want', u'Dep_Index': u'3', u'Relation': u'nsubj'}, {u'Gov_Index': u'6', u'Dep': u'marriage', u'Gov': u'laws', u'Dep_Index': u'5', u'Relation': u'nn'}, {u'Gov_Index': u'7', u'Dep': u'laws', u'Gov': u'changed', u'Dep_Index': u'6', u'Relation': u'nsubj'}, {u'Gov_Index': u'4', u'Dep': u'changed', u'Gov': u'want', u'Dep_Index': u'7', u'Relation': u'ccomp'}, {u'Gov_Index': u'9', u'Dep': u'to', u'Gov': u'accommodate', u'Dep_Index': u'8', u'Relation': u'aux'}, {u'Gov_Index': u'7', u'Dep': u'accommodate', u'Gov': u'changed', u'Dep_Index': u'9', u'Relation': u'xcomp'}, {u'Gov_Index': u'11', u'Dep': u'gay', u'Gov': u'marriage', u'Dep_Index': u'10', u'Relation': u'amod'}, {u'Gov_Index': u'9', u'Dep': u'marriage', u'Gov': u'accommodate', u'Dep_Index': u'11', u'Relation': u'dobj'}]</text:p>
          </table:table-cell>
          <table:table-cell office:value-type="float" office:value="0.174077655955698">
            <text:p>0.174077656</text:p>
          </table:table-cell>
          <table:table-cell office:value-type="float" office:value="0.392837100659193">
            <text:p>0.3928371007</text:p>
          </table:table-cell>
          <table:table-cell table:number-columns-repeated="3" office:value-type="float" office:value="0">
            <text:p>0</text:p>
          </table:table-cell>
          <table:table-cell office:value-type="float" office:value="0.235837179734818">
            <text:p>0.2358371797</text:p>
          </table:table-cell>
          <table:table-cell office:value-type="float" office:value="1.57381595457595">
            <text:p>1.5738159546</text:p>
          </table:table-cell>
          <table:table-cell office:value-type="float" office:value="0.382867505092458">
            <text:p>0.3828675051</text:p>
          </table:table-cell>
          <table:table-cell office:value-type="float" office:value="0.0543837398945036">
            <text:p>0.0543837399</text:p>
          </table:table-cell>
          <table:table-cell office:value-type="float" office:value="0.478469362481583">
            <text:p>0.4784693625</text:p>
          </table:table-cell>
          <table:table-cell office:value-type="float" office:value="0.0932292683905776">
            <text:p>0.09322926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911537">
            <text:p>0.4911537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float" office:value="57">
            <text:p>57</text:p>
          </table:table-cell>
          <table:table-cell office:value-type="string">
            <text:p>[{u'Gov_Index': u'7', u'Dep': u'Opponents', u'Gov': u'protecting', u'Dep_Index': u'1', u'Relation': u'nsubj'}, {u'Gov_Index': u'13', u'Dep': u'Opponents', u'Gov': u'discriminating', u'Dep_Index': u'1', u'Relation': u'nsubj'}, {u'Gov_Index': u'4', u'Dep': u'gay', u'Gov': u'marriage', u'Dep_Index': u'3', u'Relation': u'amod'}, {u'Gov_Index': u'1', u'Dep': u'marriage', u'Gov': u'Opponents', u'Dep_Index': u'4', u'Relation': u'prep_of'}, {u'Gov_Index': u'7', u'Dep': u'are', u'Gov': u'protecting', u'Dep_Index': u'5', u'Relation': u'aux'}, {u'Gov_Index': u'7', u'Dep': u'not', u'Gov': u'protecting', u'Dep_Index': u'6', u'Relation': u'neg'}, {u'Gov_Index': u'9', u'Dep': u'traditional', u'Gov': u'marriage', u'Dep_Index': u'8', u'Relation': u'amod'}, {u'Gov_Index': u'7', u'Dep': u'marriage', u'Gov': u'protecting', u'Dep_Index': u'9', u'Relation': u'dobj'}, {u'Gov_Index': u'13', u'Dep': u'are', u'Gov': u'discriminating', u'Dep_Index': u'12', u'Relation': u'aux'}, {u'Gov_Index': u'7', u'Dep': u'discriminating', u'Gov': u'protecting', u'Dep_Index': u'13', u'Relation': u'conj_but'}, {u'Gov_Index': u'13', u'Dep': u'homosexuals', u'Gov': u'discriminating', u'Dep_Index': u'15', u'Relation': u'prep_against'}]</text:p>
          </table:table-cell>
          <table:table-cell office:value-type="float" office:value="0.0778498944161523">
            <text:p>0.0778498944</text:p>
          </table:table-cell>
          <table:table-cell office:value-type="float" office:value="0.288675134594813">
            <text:p>0.2886751346</text:p>
          </table:table-cell>
          <table:table-cell table:number-columns-repeated="3" office:value-type="float" office:value="0">
            <text:p>0</text:p>
          </table:table-cell>
          <table:table-cell office:value-type="float" office:value="0.205090184883478">
            <text:p>0.2050901849</text:p>
          </table:table-cell>
          <table:table-cell office:value-type="float" office:value="1.18418698990077">
            <text:p>1.1841869899</text:p>
          </table:table-cell>
          <table:table-cell office:value-type="float" office:value="0.292021535782788">
            <text:p>0.2920215358</text:p>
          </table:table-cell>
          <table:table-cell office:value-type="float" office:value="0.0531904718899794">
            <text:p>0.0531904719</text:p>
          </table:table-cell>
          <table:table-cell office:value-type="float" office:value="0">
            <text:p>0</text:p>
          </table:table-cell>
          <table:table-cell office:value-type="float" office:value="0.0911836660971075">
            <text:p>0.09118366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520469">
            <text:p>0.4520469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definition of marriage should not be changed to include homosexual unions</text:p>
          </table:table-cell>
          <table:table-cell office:value-type="float" office:value="38">
            <text:p>38</text:p>
          </table:table-cell>
          <table:table-cell office:value-type="string">
            <text:p>[{u'Gov_Index': u'7', u'Dep': u'definition', u'Gov': u'changed', u'Dep_Index': u'1', u'Relation': u'nsubjpass'}, {u'Gov_Index': u'1', u'Dep': u'marriage', u'Gov': u'definition', u'Dep_Index': u'3', u'Relation': u'prep_of'}, {u'Gov_Index': u'7', u'Dep': u'should', u'Gov': u'changed', u'Dep_Index': u'4', u'Relation': u'aux'}, {u'Gov_Index': u'7', u'Dep': u'not', u'Gov': u'changed', u'Dep_Index': u'5', u'Relation': u'neg'}, {u'Gov_Index': u'7', u'Dep': u'be', u'Gov': u'changed', u'Dep_Index': u'6', u'Relation': u'auxpass'}, {u'Gov_Index': u'9', u'Dep': u'to', u'Gov': u'include', u'Dep_Index': u'8', u'Relation': u'aux'}, {u'Gov_Index': u'7', u'Dep': u'include', u'Gov': u'changed', u'Dep_Index': u'9', u'Relation': u'xcomp'}, {u'Gov_Index': u'11', u'Dep': u'homosexual', u'Gov': u'unions', u'Dep_Index': u'10', u'Relation': u'amod'}, {u'Gov_Index': u'9', u'Dep': u'unions', u'Gov': u'include', u'Dep_Index': u'11', u'Relation': u'dobj'}]</text:p>
          </table:table-cell>
          <table:table-cell office:value-type="float" office:value="0">
            <text:p>0</text:p>
          </table:table-cell>
          <table:table-cell office:value-type="float" office:value="0.136082763487954">
            <text:p>0.1360827635</text:p>
          </table:table-cell>
          <table:table-cell table:number-columns-repeated="3" office:value-type="float" office:value="0">
            <text:p>0</text:p>
          </table:table-cell>
          <table:table-cell office:value-type="float" office:value="0.0555492262697411">
            <text:p>0.0555492263</text:p>
          </table:table-cell>
          <table:table-cell office:value-type="float" office:value="0.768600522810977">
            <text:p>0.7686005228</text:p>
          </table:table-cell>
          <table:table-cell office:value-type="float" office:value="0.142676216572253">
            <text:p>0.14267621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9280158">
            <text:p>0.39280158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Legally, it is complicated to legalize gay marriage in all states</text:p>
          </table:table-cell>
          <table:table-cell office:value-type="float" office:value="40">
            <text:p>40</text:p>
          </table:table-cell>
          <table:table-cell office:value-type="string">
            <text:p>[{u'Gov_Index': u'5', u'Dep': u'Legally', u'Gov': u'complicated', u'Dep_Index': u'1', u'Relation': u'advmod'}, {u'Gov_Index': u'5', u'Dep': u'it', u'Gov': u'complicated', u'Dep_Index': u'3', u'Relation': u'nsubjpass'}, {u'Gov_Index': u'5', u'Dep': u'is', u'Gov': u'complicated', u'Dep_Index': u'4', u'Relation': u'auxpass'}, {u'Gov_Index': u'7', u'Dep': u'to', u'Gov': u'legalize', u'Dep_Index': u'6', u'Relation': u'aux'}, {u'Gov_Index': u'5', u'Dep': u'legalize', u'Gov': u'complicated', u'Dep_Index': u'7', u'Relation': u'xcomp'}, {u'Gov_Index': u'9', u'Dep': u'gay', u'Gov': u'marriage', u'Dep_Index': u'8', u'Relation': u'amod'}, {u'Gov_Index': u'7', u'Dep': u'marriage', u'Gov': u'legalize', u'Dep_Index': u'9', u'Relation': u'dobj'}, {u'Gov_Index': u'12', u'Dep': u'all', u'Gov': u'states', u'Dep_Index': u'11', u'Relation': u'det'}, {u'Gov_Index': u'7', u'Dep': u'states', u'Gov': u'legalize', u'Dep_Index': u'12', u'Relation': u'prep_in'}]</text:p>
          </table:table-cell>
          <table:table-cell office:value-type="float" office:value="0.0909090909090909">
            <text:p>0.0909090909</text:p>
          </table:table-cell>
          <table:table-cell office:value-type="float" office:value="0.251976315339485">
            <text:p>0.2519763153</text:p>
          </table:table-cell>
          <table:table-cell table:number-columns-repeated="3" office:value-type="float" office:value="0">
            <text:p>0</text:p>
          </table:table-cell>
          <table:table-cell office:value-type="float" office:value="0.200366542748262">
            <text:p>0.2003665427</text:p>
          </table:table-cell>
          <table:table-cell office:value-type="float" office:value="0.925378322660537">
            <text:p>0.9253783227</text:p>
          </table:table-cell>
          <table:table-cell office:value-type="float" office:value="0.273092176782817">
            <text:p>0.27309217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874034">
            <text:p>0.3874034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in the next 20 years the wave of gay marriage legalization will be over</text:p>
          </table:table-cell>
          <table:table-cell office:value-type="float" office:value="33">
            <text:p>33</text:p>
          </table:table-cell>
          <table:table-cell office:value-type="string">
            <text:p>[{u'Gov_Index': u'5', u'Dep': u'the', u'Gov': u'years', u'Dep_Index': u'2', u'Relation': u'det'}, {u'Gov_Index': u'5', u'Dep': u'next', u'Gov': u'years', u'Dep_Index': u'3', u'Relation': u'amod'}, {u'Gov_Index': u'5', u'Dep': u'20', u'Gov': u'years', u'Dep_Index': u'4', u'Relation': u'num'}, {u'Gov_Index': u'1', u'Dep': u'years', u'Gov': u'in', u'Dep_Index': u'5', u'Relation': u'pobj'}, {u'Gov_Index': u'7', u'Dep': u'the', u'Gov': u'wave', u'Dep_Index': u'6', u'Relation': u'det'}, {u'Gov_Index': u'14', u'Dep': u'wave', u'Gov': u'over', u'Dep_Index': u'7', u'Relation': u'nsubj'}, {u'Gov_Index': u'11', u'Dep': u'gay', u'Gov': u'legalization', u'Dep_Index': u'9', u'Relation': u'amod'}, {u'Gov_Index': u'11', u'Dep': u'marriage', u'Gov': u'legalization', u'Dep_Index': u'10', u'Relation': u'nn'}, {u'Gov_Index': u'7', u'Dep': u'legalization', u'Gov': u'wave', u'Dep_Index': u'11', u'Relation': u'prep_of'}, {u'Gov_Index': u'14', u'Dep': u'will', u'Gov': u'over', u'Dep_Index': u'12', u'Relation': u'aux'}, {u'Gov_Index': u'14', u'Dep': u'be', u'Gov': u'over', u'Dep_Index': u'13', u'Relation': u'cop'}, {u'Gov_Index': u'5', u'Dep': u'over', u'Gov': u'years', u'Dep_Index': u'14', u'Relation': u'rcmod'}]</text:p>
          </table:table-cell>
          <table:table-cell office:value-type="float" office:value="0.0836242010007091">
            <text:p>0.083624201</text:p>
          </table:table-cell>
          <table:table-cell office:value-type="float" office:value="0.251976315339485">
            <text:p>0.251976315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56097517039295">
            <text:p>0.0556097517</text:p>
          </table:table-cell>
          <table:table-cell office:value-type="float" office:value="0.755882730300898">
            <text:p>0.7558827303</text:p>
          </table:table-cell>
          <table:table-cell office:value-type="float" office:value="0.146430498844557">
            <text:p>0.14643049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500311">
            <text:p>0.2500311</text:p>
          </table:table-cell>
          <table:table-cell office:value-type="string">
            <text:p>discussing about how majority rule can change a law.</text:p>
          </table:table-cell>
          <table:table-cell office:value-type="string">
            <text:p>politicians sometimes may lie as long as its what is the majority</text:p>
          </table:table-cell>
          <table:table-cell office:value-type="float" office:value="33">
            <text:p>33</text:p>
          </table:table-cell>
          <table:table-cell office:value-type="string">
            <text:p>[{u'Gov_Index': u'4', u'Dep': u'politicians', u'Gov': u'lie', u'Dep_Index': u'1', u'Relation': u'nsubj'}, {u'Gov_Index': u'1', u'Dep': u'sometimes', u'Gov': u'politicians', u'Dep_Index': u'2', u'Relation': u'advmod'}, {u'Gov_Index': u'4', u'Dep': u'may', u'Gov': u'lie', u'Dep_Index': u'3', u'Relation': u'aux'}, {u'Gov_Index': u'6', u'Dep': u'as', u'Gov': u'long', u'Dep_Index': u'5', u'Relation': u'advmod'}, {u'Gov_Index': u'4', u'Dep': u'long', u'Gov': u'lie', u'Dep_Index': u'6', u'Relation': u'advmod'}, {u'Gov_Index': u'4', u'Dep': u'its', u'Gov': u'lie', u'Dep_Index': u'8', u'Relation': u'prep_as'}, {u'Gov_Index': u'12', u'Dep': u'what', u'Gov': u'majority', u'Dep_Index': u'9', u'Relation': u'nsubj'}, {u'Gov_Index': u'12', u'Dep': u'is', u'Gov': u'majority', u'Dep_Index': u'10', u'Relation': u'cop'}, {u'Gov_Index': u'12', u'Dep': u'the', u'Gov': u'majority', u'Dep_Index': u'11', u'Relation': u'det'}, {u'Gov_Index': u'8', u'Dep': u'majority', u'Gov': u'its', u'Dep_Index': u'12', u'Relation': u'rcmod'}]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01722295788003">
            <text:p>0.0301722296</text:p>
          </table:table-cell>
          <table:table-cell office:value-type="float" office:value="0.419397473865809">
            <text:p>0.4193974739</text:p>
          </table:table-cell>
          <table:table-cell office:value-type="float" office:value="0.055988231928472">
            <text:p>0.0559882319</text:p>
          </table:table-cell>
          <table:table-cell office:value-type="float" office:value="0.0682356576628252">
            <text:p>0.0682356577</text:p>
          </table:table-cell>
          <table:table-cell office:value-type="float" office:value="0.364924721587394">
            <text:p>0.3649247216</text:p>
          </table:table-cell>
          <table:table-cell office:value-type="float" office:value="0.113430703647294">
            <text:p>0.11343070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2683158">
            <text:p>0.32683158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in the next 20 years the wave of gay marriage legalization will be over</text:p>
          </table:table-cell>
          <table:table-cell office:value-type="float" office:value="40">
            <text:p>40</text:p>
          </table:table-cell>
          <table:table-cell office:value-type="string">
            <text:p>[{u'Gov_Index': u'5', u'Dep': u'the', u'Gov': u'years', u'Dep_Index': u'2', u'Relation': u'det'}, {u'Gov_Index': u'5', u'Dep': u'next', u'Gov': u'years', u'Dep_Index': u'3', u'Relation': u'amod'}, {u'Gov_Index': u'5', u'Dep': u'20', u'Gov': u'years', u'Dep_Index': u'4', u'Relation': u'num'}, {u'Gov_Index': u'1', u'Dep': u'years', u'Gov': u'in', u'Dep_Index': u'5', u'Relation': u'pobj'}, {u'Gov_Index': u'7', u'Dep': u'the', u'Gov': u'wave', u'Dep_Index': u'6', u'Relation': u'det'}, {u'Gov_Index': u'14', u'Dep': u'wave', u'Gov': u'over', u'Dep_Index': u'7', u'Relation': u'nsubj'}, {u'Gov_Index': u'11', u'Dep': u'gay', u'Gov': u'legalization', u'Dep_Index': u'9', u'Relation': u'amod'}, {u'Gov_Index': u'11', u'Dep': u'marriage', u'Gov': u'legalization', u'Dep_Index': u'10', u'Relation': u'nn'}, {u'Gov_Index': u'7', u'Dep': u'legalization', u'Gov': u'wave', u'Dep_Index': u'11', u'Relation': u'prep_of'}, {u'Gov_Index': u'14', u'Dep': u'will', u'Gov': u'over', u'Dep_Index': u'12', u'Relation': u'aux'}, {u'Gov_Index': u'14', u'Dep': u'be', u'Gov': u'over', u'Dep_Index': u'13', u'Relation': u'cop'}, {u'Gov_Index': u'5', u'Dep': u'over', u'Gov': u'years', u'Dep_Index': u'14', u'Relation': u'rcmod'}]</text:p>
          </table:table-cell>
          <table:table-cell office:value-type="float" office:value="0">
            <text:p>0</text:p>
          </table:table-cell>
          <table:table-cell office:value-type="float" office:value="0.154303349962092">
            <text:p>0.1543033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8184866">
            <text:p>0.38184866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Five states have already legalized gay marriage</text:p>
          </table:table-cell>
          <table:table-cell office:value-type="float" office:value="32">
            <text:p>32</text:p>
          </table:table-cell>
          <table:table-cell office:value-type="string">
            <text:p>[{u'Gov_Index': u'2', u'Dep': u'Five', u'Gov': u'states', u'Dep_Index': u'1', u'Relation': u'num'}, {u'Gov_Index': u'5', u'Dep': u'states', u'Gov': u'legalized', u'Dep_Index': u'2', u'Relation': u'nsubj'}, {u'Gov_Index': u'5', u'Dep': u'have', u'Gov': u'legalized', u'Dep_Index': u'3', u'Relation': u'aux'}, {u'Gov_Index': u'5', u'Dep': u'already', u'Gov': u'legalized', u'Dep_Index': u'4', u'Relation': u'advmod'}, {u'Gov_Index': u'7', u'Dep': u'gay', u'Gov': u'marriage', u'Dep_Index': u'6', u'Relation': u'amod'}, {u'Gov_Index': u'5', u'Dep': u'marriage', u'Gov': u'legalized', u'Dep_Index': u'7', u'Relation': u'dobj'}]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716631">
            <text:p>0.6716631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in opening this opportunity for gay marriage, the definition of marriage will change</text:p>
          </table:table-cell>
          <table:table-cell office:value-type="float" office:value="39">
            <text:p>39</text:p>
          </table:table-cell>
          <table:table-cell office:value-type="string">
            <text:p>[{u'Gov_Index': u'1', u'Dep': u'opening', u'Gov': u'in', u'Dep_Index': u'2', u'Relation': u'pcomp'}, {u'Gov_Index': u'4', u'Dep': u'this', u'Gov': u'opportunity', u'Dep_Index': u'3', u'Relation': u'det'}, {u'Gov_Index': u'14', u'Dep': u'opportunity', u'Gov': u'change', u'Dep_Index': u'4', u'Relation': u'nsubj'}, {u'Gov_Index': u'7', u'Dep': u'gay', u'Gov': u'marriage', u'Dep_Index': u'6', u'Relation': u'amod'}, {u'Gov_Index': u'4', u'Dep': u'marriage', u'Gov': u'opportunity', u'Dep_Index': u'7', u'Relation': u'prep_for'}, {u'Gov_Index': u'10', u'Dep': u'the', u'Gov': u'definition', u'Dep_Index': u'9', u'Relation': u'det'}, {u'Gov_Index': u'7', u'Dep': u'definition', u'Gov': u'marriage', u'Dep_Index': u'10', u'Relation': u'appos'}, {u'Gov_Index': u'10', u'Dep': u'marriage', u'Gov': u'definition', u'Dep_Index': u'12', u'Relation': u'prep_of'}, {u'Gov_Index': u'14', u'Dep': u'will', u'Gov': u'change', u'Dep_Index': u'13', u'Relation': u'aux'}, {u'Gov_Index': u'2', u'Dep': u'change', u'Gov': u'opening', u'Dep_Index': u'14', u'Relation': u'ccomp'}]</text:p>
          </table:table-cell>
          <table:table-cell office:value-type="float" office:value="0.250872603002127">
            <text:p>0.250872603</text:p>
          </table:table-cell>
          <table:table-cell office:value-type="float" office:value="0.52704627669473">
            <text:p>0.5270462767</text:p>
          </table:table-cell>
          <table:table-cell table:number-columns-repeated="3" office:value-type="float" office:value="0">
            <text:p>0</text:p>
          </table:table-cell>
          <table:table-cell office:value-type="float" office:value="0.200366542748262">
            <text:p>0.2003665427</text:p>
          </table:table-cell>
          <table:table-cell office:value-type="float" office:value="0.925378322660537">
            <text:p>0.9253783227</text:p>
          </table:table-cell>
          <table:table-cell office:value-type="float" office:value="0.273092176782817">
            <text:p>0.2730921768</text:p>
          </table:table-cell>
          <table:table-cell office:value-type="float" office:value="0.0296839322590018">
            <text:p>0.0296839323</text:p>
          </table:table-cell>
          <table:table-cell office:value-type="float" office:value="0.261159901313564">
            <text:p>0.2611599013</text:p>
          </table:table-cell>
          <table:table-cell office:value-type="float" office:value="0.0508867410154317">
            <text:p>0.0508867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414047">
            <text:p>0.3414047</text:p>
          </table:table-cell>
          <table:table-cell office:value-type="string">
            <text:p>dismiss the results of the study without checking validity.</text:p>
          </table:table-cell>
          <table:table-cell office:value-type="string">
            <text:p>Points not valid</text:p>
          </table:table-cell>
          <table:table-cell office:value-type="float" office:value="26">
            <text:p>26</text:p>
          </table:table-cell>
          <table:table-cell office:value-type="string">
            <text:p>[{u'Gov_Index': u'3', u'Dep': u'not', u'Gov': u'valid', u'Dep_Index': u'2', u'Relation': u'neg'}, {u'Gov_Index': u'1', u'Dep': u'valid', u'Gov': u'Points', u'Dep_Index': u'3', u'Relation': u'amod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923438">
            <text:p>0.4923438</text:p>
          </table:table-cell>
          <table:table-cell office:value-type="string">
            <text:p>the issue of gay rights is more political</text:p>
          </table:table-cell>
          <table:table-cell office:value-type="string">
            <text:p>issue of same-sex marriage is an economic issue</text:p>
          </table:table-cell>
          <table:table-cell office:value-type="float" office:value="27">
            <text:p>27</text:p>
          </table:table-cell>
          <table:table-cell office:value-type="string">
            <text:p>[{u'Gov_Index': u'8', u'Dep': u'issue', u'Gov': u'issue', u'Dep_Index': u'1', u'Relation': u'nsubj'}, {u'Gov_Index': u'4', u'Dep': u'same-sex', u'Gov': u'marriage', u'Dep_Index': u'3', u'Relation': u'amod'}, {u'Gov_Index': u'1', u'Dep': u'marriage', u'Gov': u'issue', u'Dep_Index': u'4', u'Relation': u'prep_of'}, {u'Gov_Index': u'8', u'Dep': u'is', u'Gov': u'issue', u'Dep_Index': u'5', u'Relation': u'cop'}, {u'Gov_Index': u'8', u'Dep': u'an', u'Gov': u'issue', u'Dep_Index': u'6', u'Relation': u'det'}, {u'Gov_Index': u'8', u'Dep': u'economic', u'Gov': u'issue', u'Dep_Index': u'7', u'Relation': u'amod'}]</text:p>
          </table:table-cell>
          <table:table-cell office:value-type="float" office:value="0.142857142857143">
            <text:p>0.1428571429</text:p>
          </table:table-cell>
          <table:table-cell office:value-type="float" office:value="0.377964473009227">
            <text:p>0.377964473</text:p>
          </table:table-cell>
          <table:table-cell table:number-columns-repeated="3" office:value-type="float" office:value="0">
            <text:p>0</text:p>
          </table:table-cell>
          <table:table-cell office:value-type="float" office:value="0.193426403617271">
            <text:p>0.1934264036</text:p>
          </table:table-cell>
          <table:table-cell office:value-type="float" office:value="0.703605208723834">
            <text:p>0.7036052087</text:p>
          </table:table-cell>
          <table:table-cell office:value-type="float" office:value="0.193426403617271">
            <text:p>0.19342640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7714097">
            <text:p>0.27714097</text:p>
          </table:table-cell>
          <table:table-cell office:value-type="string">
            <text:p>the issue of gay rights is more political</text:p>
          </table:table-cell>
          <table:table-cell office:value-type="string">
            <text:p>the issue in 1909 was understood behaviorally and therefore morally</text:p>
          </table:table-cell>
          <table:table-cell office:value-type="float" office:value="34">
            <text:p>34</text:p>
          </table:table-cell>
          <table:table-cell office:value-type="string">
            <text:p>[{u'Gov_Index': u'2', u'Dep': u'the', u'Gov': u'issue', u'Dep_Index': u'1', u'Relation': u'det'}, {u'Gov_Index': u'6', u'Dep': u'issue', u'Gov': u'understood', u'Dep_Index': u'2', u'Relation': u'nsubjpass'}, {u'Gov_Index': u'2', u'Dep': u'1909', u'Gov': u'issue', u'Dep_Index': u'4', u'Relation': u'prep_in'}, {u'Gov_Index': u'6', u'Dep': u'was', u'Gov': u'understood', u'Dep_Index': u'5', u'Relation': u'auxpass'}, {u'Gov_Index': u'6', u'Dep': u'behaviorally', u'Gov': u'understood', u'Dep_Index': u'7', u'Relation': u'advmod'}, {u'Gov_Index': u'10', u'Dep': u'therefore', u'Gov': u'morally', u'Dep_Index': u'9', u'Relation': u'advmod'}, {u'Gov_Index': u'6', u'Dep': u'morally', u'Gov': u'understood', u'Dep_Index': u'10', u'Relation': u'advmod'}, {u'Gov_Index': u'7', u'Dep': u'morally', u'Gov': u'behaviorally', u'Dep_Index': u'10', u'Relation': u'conj_and'}]</text:p>
          </table:table-cell>
          <table:table-cell office:value-type="float" office:value="0.125988157669742">
            <text:p>0.1259881577</text:p>
          </table:table-cell>
          <table:table-cell office:value-type="float" office:value="0.204124145231932">
            <text:p>0.2041241452</text:p>
          </table:table-cell>
          <table:table-cell table:number-columns-repeated="3" office:value-type="float" office:value="0">
            <text:p>0</text:p>
          </table:table-cell>
          <table:table-cell office:value-type="float" office:value="0.193426403617271">
            <text:p>0.1934264036</text:p>
          </table:table-cell>
          <table:table-cell office:value-type="float" office:value="0.703605208723834">
            <text:p>0.7036052087</text:p>
          </table:table-cell>
          <table:table-cell office:value-type="float" office:value="0.193426403617271">
            <text:p>0.19342640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8017296">
            <text:p>0.48017296</text:p>
          </table:table-cell>
          <table:table-cell office:value-type="string">
            <text:p>issue of same-sex marriage is an economic issue</text:p>
          </table:table-cell>
          <table:table-cell office:value-type="string">
            <text:p>Paul is frequently referenced as an expert on the issue of gay marriage and rights</text:p>
          </table:table-cell>
          <table:table-cell office:value-type="float" office:value="47">
            <text:p>47</text:p>
          </table:table-cell>
          <table:table-cell office:value-type="string">
            <text:p>[{u'Gov_Index': u'4', u'Dep': u'Paul', u'Gov': u'referenced', u'Dep_Index': u'1', u'Relation': u'nsubjpass'}, {u'Gov_Index': u'4', u'Dep': u'is', u'Gov': u'referenced', u'Dep_Index': u'2', u'Relation': u'auxpass'}, {u'Gov_Index': u'4', u'Dep': u'frequently', u'Gov': u'referenced', u'Dep_Index': u'3', u'Relation': u'advmod'}, {u'Gov_Index': u'7', u'Dep': u'an', u'Gov': u'expert', u'Dep_Index': u'6', u'Relation': u'det'}, {u'Gov_Index': u'4', u'Dep': u'expert', u'Gov': u'referenced', u'Dep_Index': u'7', u'Relation': u'prep_as'}, {u'Gov_Index': u'10', u'Dep': u'the', u'Gov': u'issue', u'Dep_Index': u'9', u'Relation': u'det'}, {u'Gov_Index': u'7', u'Dep': u'issue', u'Gov': u'expert', u'Dep_Index': u'10', u'Relation': u'prep_on'}, {u'Gov_Index': u'13', u'Dep': u'gay', u'Gov': u'marriage', u'Dep_Index': u'12', u'Relation': u'amod'}, {u'Gov_Index': u'10', u'Dep': u'marriage', u'Gov': u'issue', u'Dep_Index': u'13', u'Relation': u'prep_of'}, {u'Gov_Index': u'10', u'Dep': u'rights', u'Gov': u'issue', u'Dep_Index': u'15', u'Relation': u'prep_of'}, {u'Gov_Index': u'13', u'Dep': u'rights', u'Gov': u'marriage', u'Dep_Index': u'15', u'Relation': u'conj_and'}]</text:p>
          </table:table-cell>
          <table:table-cell office:value-type="float" office:value="0.101015254455221">
            <text:p>0.1010152545</text:p>
          </table:table-cell>
          <table:table-cell office:value-type="float" office:value="0.400891862868637">
            <text:p>0.400891862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93072603190489">
            <text:p>0.0193072603</text:p>
          </table:table-cell>
          <table:table-cell office:value-type="float" office:value="0.250284924222877">
            <text:p>0.2502849242</text:p>
          </table:table-cell>
          <table:table-cell office:value-type="float" office:value="0.0579217809571467">
            <text:p>0.0579217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0884892">
            <text:p>0.30884892</text:p>
          </table:table-cell>
          <table:table-cell office:value-type="string">
            <text:p>discussion of "morality" is a safe ground because morality is relative and subjective</text:p>
          </table:table-cell>
          <table:table-cell office:value-type="string">
            <text:p>A person can claim a moral or religious stance without having one</text:p>
          </table:table-cell>
          <table:table-cell office:value-type="float" office:value="46">
            <text:p>46</text:p>
          </table:table-cell>
          <table:table-cell office:value-type="string">
            <text:p>[{u'Gov_Index': u'2', u'Dep': u'A', u'Gov': u'person', u'Dep_Index': u'1', u'Relation': u'det'}, {u'Gov_Index': u'4', u'Dep': u'person', u'Gov': u'claim', u'Dep_Index': u'2', u'Relation': u'nsubj'}, {u'Gov_Index': u'4', u'Dep': u'can', u'Gov': u'claim', u'Dep_Index': u'3', u'Relation': u'aux'}, {u'Gov_Index': u'9', u'Dep': u'a', u'Gov': u'stance', u'Dep_Index': u'5', u'Relation': u'det'}, {u'Gov_Index': u'9', u'Dep': u'moral', u'Gov': u'stance', u'Dep_Index': u'6', u'Relation': u'amod'}, {u'Gov_Index': u'6', u'Dep': u'religious', u'Gov': u'moral', u'Dep_Index': u'8', u'Relation': u'conj_or'}, {u'Gov_Index': u'9', u'Dep': u'religious', u'Gov': u'stance', u'Dep_Index': u'8', u'Relation': u'amod'}, {u'Gov_Index': u'4', u'Dep': u'stance', u'Gov': u'claim', u'Dep_Index': u'9', u'Relation': u'dobj'}, {u'Gov_Index': u'4', u'Dep': u'having', u'Gov': u'claim', u'Dep_Index': u'11', u'Relation': u'prepc_without'}, {u'Gov_Index': u'11', u'Dep': u'one', u'Gov': u'having', u'Dep_Index': u'12', u'Relation': u'dobj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820558563559578">
            <text:p>0.0820558564</text:p>
          </table:table-cell>
          <table:table-cell office:value-type="float" office:value="1.04207291604205">
            <text:p>1.042072916</text:p>
          </table:table-cell>
          <table:table-cell office:value-type="float" office:value="0.194476767577329">
            <text:p>0.19447676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1606964">
            <text:p>0.71606964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marriage should be between a heterosexual couple</text:p>
          </table:table-cell>
          <table:table-cell office:value-type="float" office:value="38">
            <text:p>38</text:p>
          </table:table-cell>
          <table:table-cell office:value-type="string">
            <text:p>[{u'Gov_Index': u'3', u'Dep': u'marriage', u'Gov': u'be', u'Dep_Index': u'1', u'Relation': u'nsubj'}, {u'Gov_Index': u'3', u'Dep': u'should', u'Gov': u'be', u'Dep_Index': u'2', u'Relation': u'aux'}, {u'Gov_Index': u'7', u'Dep': u'a', u'Gov': u'couple', u'Dep_Index': u'5', u'Relation': u'det'}, {u'Gov_Index': u'7', u'Dep': u'heterosexual', u'Gov': u'couple', u'Dep_Index': u'6', u'Relation': u'amod'}, {u'Gov_Index': u'3', u'Dep': u'couple', u'Gov': u'be', u'Dep_Index': u'7', u'Relation': u'prep_between'}]</text:p>
          </table:table-cell>
          <table:table-cell office:value-type="float" office:value="0.105409255338946">
            <text:p>0.1054092553</text:p>
          </table:table-cell>
          <table:table-cell office:value-type="float" office:value="0.38490017945975">
            <text:p>0.384900179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080044300219">
            <text:p>0.0290800443</text:p>
          </table:table-cell>
          <table:table-cell office:value-type="float" office:value="0.404215972424754">
            <text:p>0.4042159724</text:p>
          </table:table-cell>
          <table:table-cell office:value-type="float" office:value="0.075160729883643">
            <text:p>0.0751607299</text:p>
          </table:table-cell>
          <table:table-cell office:value-type="float" office:value="0.0626339415697025">
            <text:p>0.0626339416</text:p>
          </table:table-cell>
          <table:table-cell office:value-type="float" office:value="0.496998835379991">
            <text:p>0.4969988354</text:p>
          </table:table-cell>
          <table:table-cell office:value-type="float" office:value="0.104068702915813">
            <text:p>0.10406870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1174064">
            <text:p>0.31174064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Preservation of heterosexual privilege</text:p>
          </table:table-cell>
          <table:table-cell office:value-type="float" office:value="41">
            <text:p>41</text:p>
          </table:table-cell>
          <table:table-cell office:value-type="string">
            <text:p>[{u'Gov_Index': u'4', u'Dep': u'heterosexual', u'Gov': u'privilege', u'Dep_Index': u'3', u'Relation': u'amod'}, {u'Gov_Index': u'1', u'Dep': u'privilege', u'Gov': u'Preservation', u'Dep_Index': u'4', u'Relation': u'prep_of'}]</text:p>
          </table:table-cell>
          <table:table-cell office:value-type="float" office:value="0">
            <text:p>0</text:p>
          </table:table-cell>
          <table:table-cell office:value-type="float" office:value="0.192450089729875">
            <text:p>0.192450089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5960848">
            <text:p>0.25960848</text:p>
          </table:table-cell>
          <table:table-cell office:value-type="string">
            <text:p>marriage is defined as a family unit based on natural heterosexual contact</text:p>
          </table:table-cell>
          <table:table-cell office:value-type="string">
            <text:p>heterosexual male with a girlfriend would not receive his healthcare benefits</text:p>
          </table:table-cell>
          <table:table-cell office:value-type="float" office:value="50">
            <text:p>50</text:p>
          </table:table-cell>
          <table:table-cell office:value-type="string">
            <text:p>[{u'Gov_Index': u'2', u'Dep': u'heterosexual', u'Gov': u'male', u'Dep_Index': u'1', u'Relation': u'amod'}, {u'Gov_Index': u'8', u'Dep': u'male', u'Gov': u'receive', u'Dep_Index': u'2', u'Relation': u'nsubj'}, {u'Gov_Index': u'5', u'Dep': u'a', u'Gov': u'girlfriend', u'Dep_Index': u'4', u'Relation': u'det'}, {u'Gov_Index': u'2', u'Dep': u'girlfriend', u'Gov': u'male', u'Dep_Index': u'5', u'Relation': u'prep_with'}, {u'Gov_Index': u'8', u'Dep': u'would', u'Gov': u'receive', u'Dep_Index': u'6', u'Relation': u'aux'}, {u'Gov_Index': u'8', u'Dep': u'not', u'Gov': u'receive', u'Dep_Index': u'7', u'Relation': u'neg'}, {u'Gov_Index': u'11', u'Dep': u'his', u'Gov': u'benefits', u'Dep_Index': u'9', u'Relation': u'poss'}, {u'Gov_Index': u'11', u'Dep': u'healthcare', u'Gov': u'benefits', u'Dep_Index': u'10', u'Relation': u'nn'}, {u'Gov_Index': u'8', u'Dep': u'benefits', u'Gov': u'receive', u'Dep_Index': u'11', u'Relation': u'dobj'}]</text:p>
          </table:table-cell>
          <table:table-cell office:value-type="float" office:value="0">
            <text:p>0</text:p>
          </table:table-cell>
          <table:table-cell office:value-type="float" office:value="0.133630620956212">
            <text:p>0.133630621</text:p>
          </table:table-cell>
          <table:table-cell table:number-columns-repeated="3" office:value-type="float" office:value="0">
            <text:p>0</text:p>
          </table:table-cell>
          <table:table-cell office:value-type="float" office:value="0.0593415164155746">
            <text:p>0.0593415164</text:p>
          </table:table-cell>
          <table:table-cell office:value-type="float" office:value="0.806112055349495">
            <text:p>0.8061120553</text:p>
          </table:table-cell>
          <table:table-cell office:value-type="float" office:value="0.176952112203069">
            <text:p>0.17695211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1954454">
            <text:p>0.51954454</text:p>
          </table:table-cell>
          <table:table-cell office:value-type="string">
            <text:p>state constitutional amendments being passed are intended to preclude same-sex marriage and civil unions</text:p>
          </table:table-cell>
          <table:table-cell office:value-type="string">
            <text:p>happy with civil union laws</text:p>
          </table:table-cell>
          <table:table-cell office:value-type="float" office:value="75">
            <text:p>75</text:p>
          </table:table-cell>
          <table:table-cell office:value-type="string">
            <text:p>[{u'Gov_Index': u'5', u'Dep': u'civil', u'Gov': u'laws', u'Dep_Index': u'3', u'Relation': u'amod'}, {u'Gov_Index': u'5', u'Dep': u'union', u'Gov': u'laws', u'Dep_Index': u'4', u'Relation': u'nn'}, {u'Gov_Index': u'1', u'Dep': u'laws', u'Gov': u'happy', u'Dep_Index': u'5', u'Relation': u'prep_with'}]</text:p>
          </table:table-cell>
          <table:table-cell office:value-type="float" office:value="0.138675049056307">
            <text:p>0.1386750491</text:p>
          </table:table-cell>
          <table:table-cell office:value-type="float" office:value="0.316227766016838">
            <text:p>0.31622776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9971935">
            <text:p>0.49971935</text:p>
          </table:table-cell>
          <table:table-cell office:value-type="string">
            <text:p>equal marriage hurts heterosexuals</text:p>
          </table:table-cell>
          <table:table-cell office:value-type="string">
            <text:p>law affects peoples ability to marry if they are gay</text:p>
          </table:table-cell>
          <table:table-cell office:value-type="float" office:value="31">
            <text:p>31</text:p>
          </table:table-cell>
          <table:table-cell office:value-type="string">
            <text:p>[{u'Gov_Index': u'2', u'Dep': u'law', u'Gov': u'affects', u'Dep_Index': u'1', u'Relation': u'nsubj'}, {u'Gov_Index': u'4', u'Dep': u'peoples', u'Gov': u'ability', u'Dep_Index': u'3', u'Relation': u'nn'}, {u'Gov_Index': u'6', u'Dep': u'ability', u'Gov': u'marry', u'Dep_Index': u'4', u'Relation': u'nsubj'}, {u'Gov_Index': u'6', u'Dep': u'to', u'Gov': u'marry', u'Dep_Index': u'5', u'Relation': u'aux'}, {u'Gov_Index': u'2', u'Dep': u'marry', u'Gov': u'affects', u'Dep_Index': u'6', u'Relation': u'xcomp'}, {u'Gov_Index': u'10', u'Dep': u'if', u'Gov': u'gay', u'Dep_Index': u'7', u'Relation': u'mark'}, {u'Gov_Index': u'10', u'Dep': u'they', u'Gov': u'gay', u'Dep_Index': u'8', u'Relation': u'nsubj'}, {u'Gov_Index': u'10', u'Dep': u'are', u'Gov': u'gay', u'Dep_Index': u'9', u'Relation': u'cop'}, {u'Gov_Index': u'6', u'Dep': u'gay', u'Gov': u'marry', u'Dep_Index': u'10', u'Relation': u'advcl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404472828815435">
            <text:p>0.0404472829</text:p>
          </table:table-cell>
          <table:table-cell office:value-type="float" office:value="0.53939039957938">
            <text:p>0.5393903996</text:p>
          </table:table-cell>
          <table:table-cell office:value-type="float" office:value="0.073605165331688">
            <text:p>0.0736051653</text:p>
          </table:table-cell>
          <table:table-cell office:value-type="float" office:value="0.0189104179705918">
            <text:p>0.018910418</text:p>
          </table:table-cell>
          <table:table-cell office:value-type="float" office:value="0.257873801087566">
            <text:p>0.2578738011</text:p>
          </table:table-cell>
          <table:table-cell office:value-type="float" office:value="0.0346690996127516">
            <text:p>0.0346690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7985474">
            <text:p>0.37985474</text:p>
          </table:table-cell>
          <table:table-cell office:value-type="string">
            <text:p>equal marriage hurts heterosexuals</text:p>
          </table:table-cell>
          <table:table-cell office:value-type="string">
            <text:p>West Coasts will have gay marriage laws</text:p>
          </table:table-cell>
          <table:table-cell office:value-type="float" office:value="27">
            <text:p>27</text:p>
          </table:table-cell>
          <table:table-cell office:value-type="string">
            <text:p>[{u'Gov_Index': u'2', u'Dep': u'West', u'Gov': u'Coasts', u'Dep_Index': u'1', u'Relation': u'nn'}, {u'Gov_Index': u'4', u'Dep': u'Coasts', u'Gov': u'have', u'Dep_Index': u'2', u'Relation': u'nsubj'}, {u'Gov_Index': u'4', u'Dep': u'will', u'Gov': u'have', u'Dep_Index': u'3', u'Relation': u'aux'}, {u'Gov_Index': u'7', u'Dep': u'gay', u'Gov': u'laws', u'Dep_Index': u'5', u'Relation': u'amod'}, {u'Gov_Index': u'7', u'Dep': u'marriage', u'Gov': u'laws', u'Dep_Index': u'6', u'Relation': u'nn'}, {u'Gov_Index': u'4', u'Dep': u'laws', u'Gov': u'have', u'Dep_Index': u'7', u'Relation': u'dobj'}]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49526108951172">
            <text:p>0.0349526109</text:p>
          </table:table-cell>
          <table:table-cell office:value-type="float" office:value="0.485351038716941">
            <text:p>0.4853510387</text:p>
          </table:table-cell>
          <table:table-cell office:value-type="float" office:value="0.0647122624572456">
            <text:p>0.06471226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4126893">
            <text:p>0.34126893</text:p>
          </table:table-cell>
          <table:table-cell office:value-type="string">
            <text:p>equal marriage hurts heterosexuals</text:p>
          </table:table-cell>
          <table:table-cell office:value-type="string">
            <text:p>five states have passed gay marriage legislation on the grounds that it was not done via the voters</text:p>
          </table:table-cell>
          <table:table-cell office:value-type="float" office:value="47">
            <text:p>47</text:p>
          </table:table-cell>
          <table:table-cell office:value-type="string">
            <text:p>[{u'Gov_Index': u'2', u'Dep': u'five', u'Gov': u'states', u'Dep_Index': u'1', u'Relation': u'num'}, {u'Gov_Index': u'4', u'Dep': u'states', u'Gov': u'passed', u'Dep_Index': u'2', u'Relation': u'nsubj'}, {u'Gov_Index': u'4', u'Dep': u'have', u'Gov': u'passed', u'Dep_Index': u'3', u'Relation': u'aux'}, {u'Gov_Index': u'7', u'Dep': u'gay', u'Gov': u'legislation', u'Dep_Index': u'5', u'Relation': u'amod'}, {u'Gov_Index': u'7', u'Dep': u'marriage', u'Gov': u'legislation', u'Dep_Index': u'6', u'Relation': u'nn'}, {u'Gov_Index': u'4', u'Dep': u'legislation', u'Gov': u'passed', u'Dep_Index': u'7', u'Relation': u'dobj'}, {u'Gov_Index': u'10', u'Dep': u'the', u'Gov': u'grounds', u'Dep_Index': u'9', u'Relation': u'det'}, {u'Gov_Index': u'7', u'Dep': u'grounds', u'Gov': u'legislation', u'Dep_Index': u'10', u'Relation': u'prep_on'}, {u'Gov_Index': u'15', u'Dep': u'that', u'Gov': u'done', u'Dep_Index': u'11', u'Relation': u'mark'}, {u'Gov_Index': u'15', u'Dep': u'it', u'Gov': u'done', u'Dep_Index': u'12', u'Relation': u'nsubjpass'}, {u'Gov_Index': u'15', u'Dep': u'was', u'Gov': u'done', u'Dep_Index': u'13', u'Relation': u'auxpass'}, {u'Gov_Index': u'15', u'Dep': u'not', u'Gov': u'done', u'Dep_Index': u'14', u'Relation': u'neg'}, {u'Gov_Index': u'4', u'Dep': u'done', u'Gov': u'passed', u'Dep_Index': u'15', u'Relation': u'ccomp'}, {u'Gov_Index': u'18', u'Dep': u'the', u'Gov': u'voters', u'Dep_Index': u'17', u'Relation': u'det'}, {u'Gov_Index': u'15', u'Dep': u'voters', u'Gov': u'done', u'Dep_Index': u'18', u'Relation': u'prep_via'}]</text:p>
          </table:table-cell>
          <table:table-cell office:value-type="float" office:value="0">
            <text:p>0</text:p>
          </table:table-cell>
          <table:table-cell office:value-type="float" office:value="0.158113883008419">
            <text:p>0.15811388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4968675174421">
            <text:p>0.0349686752</text:p>
          </table:table-cell>
          <table:table-cell office:value-type="float" office:value="0.471604396485327">
            <text:p>0.4716043965</text:p>
          </table:table-cell>
          <table:table-cell office:value-type="float" office:value="0.103795908851059">
            <text:p>0.10379590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8128191">
            <text:p>0.18128191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people in support of marriage equality is growing</text:p>
          </table:table-cell>
          <table:table-cell office:value-type="float" office:value="40">
            <text:p>40</text:p>
          </table:table-cell>
          <table:table-cell office:value-type="string">
            <text:p>[{u'Gov_Index': u'8', u'Dep': u'people', u'Gov': u'growing', u'Dep_Index': u'1', u'Relation': u'nsubj'}, {u'Gov_Index': u'1', u'Dep': u'support', u'Gov': u'people', u'Dep_Index': u'3', u'Relation': u'prep_in'}, {u'Gov_Index': u'6', u'Dep': u'marriage', u'Gov': u'equality', u'Dep_Index': u'5', u'Relation': u'nn'}, {u'Gov_Index': u'3', u'Dep': u'equality', u'Gov': u'support', u'Dep_Index': u'6', u'Relation': u'prep_of'}, {u'Gov_Index': u'8', u'Dep': u'is', u'Gov': u'growing', u'Dep_Index': u'7', u'Relation': u'cop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6502707">
            <text:p>0.36502707</text:p>
          </table:table-cell>
          <table:table-cell office:value-type="string">
            <text:p>20 large earthquakes in the latter half of this century, compared to about 15 for the first half and about 7 in the entire 19th century</text:p>
          </table:table-cell>
          <table:table-cell office:value-type="string">
            <text:p>Variables accounted for by limiting argument to large earthquakes</text:p>
          </table:table-cell>
          <table:table-cell office:value-type="float" office:value="57">
            <text:p>57</text:p>
          </table:table-cell>
          <table:table-cell office:value-type="string">
            <text:p>[{u'Gov_Index': u'2', u'Dep': u'Variables', u'Gov': u'accounted', u'Dep_Index': u'1', u'Relation': u'nsubj'}, {u'Gov_Index': u'2', u'Dep': u'for', u'Gov': u'accounted', u'Dep_Index': u'3', u'Relation': u'prep'}, {u'Gov_Index': u'3', u'Dep': u'by', u'Gov': u'for', u'Dep_Index': u'4', u'Relation': u'pcomp'}, {u'Gov_Index': u'4', u'Dep': u'limiting', u'Gov': u'by', u'Dep_Index': u'5', u'Relation': u'pcomp'}, {u'Gov_Index': u'5', u'Dep': u'argument', u'Gov': u'limiting', u'Dep_Index': u'6', u'Relation': u'dobj'}, {u'Gov_Index': u'9', u'Dep': u'large', u'Gov': u'earthquakes', u'Dep_Index': u'8', u'Relation': u'amod'}, {u'Gov_Index': u'5', u'Dep': u'earthquakes', u'Gov': u'limiting', u'Dep_Index': u'9', u'Relation': u'prep_to'}]</text:p>
          </table:table-cell>
          <table:table-cell office:value-type="float" office:value="0.0668153104781061">
            <text:p>0.0668153105</text:p>
          </table:table-cell>
          <table:table-cell office:value-type="float" office:value="0.187317162316339">
            <text:p>0.187317162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8849118">
            <text:p>0.38849118</text:p>
          </table:table-cell>
          <table:table-cell office:value-type="string">
            <text:p>claim of increasing earthquake frequency</text:p>
          </table:table-cell>
          <table:table-cell office:value-type="string">
            <text:p>Variables accounted for by limiting argument to large earthquakes</text:p>
          </table:table-cell>
          <table:table-cell office:value-type="float" office:value="38">
            <text:p>38</text:p>
          </table:table-cell>
          <table:table-cell office:value-type="string">
            <text:p>[{u'Gov_Index': u'2', u'Dep': u'Variables', u'Gov': u'accounted', u'Dep_Index': u'1', u'Relation': u'nsubj'}, {u'Gov_Index': u'2', u'Dep': u'for', u'Gov': u'accounted', u'Dep_Index': u'3', u'Relation': u'prep'}, {u'Gov_Index': u'3', u'Dep': u'by', u'Gov': u'for', u'Dep_Index': u'4', u'Relation': u'pcomp'}, {u'Gov_Index': u'4', u'Dep': u'limiting', u'Gov': u'by', u'Dep_Index': u'5', u'Relation': u'pcomp'}, {u'Gov_Index': u'5', u'Dep': u'argument', u'Gov': u'limiting', u'Dep_Index': u'6', u'Relation': u'dobj'}, {u'Gov_Index': u'9', u'Dep': u'large', u'Gov': u'earthquakes', u'Dep_Index': u'8', u'Relation': u'amod'}, {u'Gov_Index': u'5', u'Dep': u'earthquakes', u'Gov': u'limiting', u'Dep_Index': u'9', u'Relation': u'prep_to'}]</text:p>
          </table:table-cell>
          <table:table-cell office:value-type="float" office:value="0">
            <text:p>0</text:p>
          </table:table-cell>
          <table:table-cell office:value-type="float" office:value="0.204124145231932">
            <text:p>0.204124145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9214268">
            <text:p>0.39214268</text:p>
          </table:table-cell>
          <table:table-cell office:value-type="string">
            <text:p>clear evidence that the frequency of earthquakes is increasing over time</text:p>
          </table:table-cell>
          <table:table-cell office:value-type="string">
            <text:p>Variables accounted for by limiting argument to large earthquakes</text:p>
          </table:table-cell>
          <table:table-cell office:value-type="float" office:value="43">
            <text:p>43</text:p>
          </table:table-cell>
          <table:table-cell office:value-type="string">
            <text:p>[{u'Gov_Index': u'2', u'Dep': u'Variables', u'Gov': u'accounted', u'Dep_Index': u'1', u'Relation': u'nsubj'}, {u'Gov_Index': u'2', u'Dep': u'for', u'Gov': u'accounted', u'Dep_Index': u'3', u'Relation': u'prep'}, {u'Gov_Index': u'3', u'Dep': u'by', u'Gov': u'for', u'Dep_Index': u'4', u'Relation': u'pcomp'}, {u'Gov_Index': u'4', u'Dep': u'limiting', u'Gov': u'by', u'Dep_Index': u'5', u'Relation': u'pcomp'}, {u'Gov_Index': u'5', u'Dep': u'argument', u'Gov': u'limiting', u'Dep_Index': u'6', u'Relation': u'dobj'}, {u'Gov_Index': u'9', u'Dep': u'large', u'Gov': u'earthquakes', u'Dep_Index': u'8', u'Relation': u'amod'}, {u'Gov_Index': u'5', u'Dep': u'earthquakes', u'Gov': u'limiting', u'Dep_Index': u'9', u'Relation': u'prep_to'}]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068869744165793">
            <text:p>0.0688697442</text:p>
          </table:table-cell>
          <table:table-cell office:value-type="float" office:value="0.92737102979164">
            <text:p>0.9273710298</text:p>
          </table:table-cell>
          <table:table-cell office:value-type="float" office:value="0.214692907877023">
            <text:p>0.21469290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957008">
            <text:p>0.5957008</text:p>
          </table:table-cell>
          <table:table-cell office:value-type="string">
            <text:p>gay marriage laws would not affect marriage for anyone</text:p>
          </table:table-cell>
          <table:table-cell office:value-type="string">
            <text:p>West Coasts will have gay marriage laws</text:p>
          </table:table-cell>
          <table:table-cell office:value-type="float" office:value="30">
            <text:p>30</text:p>
          </table:table-cell>
          <table:table-cell office:value-type="string">
            <text:p>[{u'Gov_Index': u'2', u'Dep': u'West', u'Gov': u'Coasts', u'Dep_Index': u'1', u'Relation': u'nn'}, {u'Gov_Index': u'4', u'Dep': u'Coasts', u'Gov': u'have', u'Dep_Index': u'2', u'Relation': u'nsubj'}, {u'Gov_Index': u'4', u'Dep': u'will', u'Gov': u'have', u'Dep_Index': u'3', u'Relation': u'aux'}, {u'Gov_Index': u'7', u'Dep': u'gay', u'Gov': u'laws', u'Dep_Index': u'5', u'Relation': u'amod'}, {u'Gov_Index': u'7', u'Dep': u'marriage', u'Gov': u'laws', u'Dep_Index': u'6', u'Relation': u'nn'}, {u'Gov_Index': u'4', u'Dep': u'laws', u'Gov': u'have', u'Dep_Index': u'7', u'Relation': u'dobj'}]</text:p>
          </table:table-cell>
          <table:table-cell office:value-type="float" office:value="0.288675134594813">
            <text:p>0.2886751346</text:p>
          </table:table-cell>
          <table:table-cell office:value-type="float" office:value="0.596284793999944">
            <text:p>0.596284794</text:p>
          </table:table-cell>
          <table:table-cell table:number-columns-repeated="3" office:value-type="float" office:value="0">
            <text:p>0</text:p>
          </table:table-cell>
          <table:table-cell office:value-type="float" office:value="0.226207050539626">
            <text:p>0.2262070505</text:p>
          </table:table-cell>
          <table:table-cell office:value-type="float" office:value="1.24385864116232">
            <text:p>1.2438586412</text:p>
          </table:table-cell>
          <table:table-cell office:value-type="float" office:value="0.319081407935267">
            <text:p>0.3190814079</text:p>
          </table:table-cell>
          <table:table-cell office:value-type="float" office:value="0.0309081705692281">
            <text:p>0.0309081706</text:p>
          </table:table-cell>
          <table:table-cell office:value-type="float" office:value="0.271930777405496">
            <text:p>0.2719307774</text:p>
          </table:table-cell>
          <table:table-cell office:value-type="float" office:value="0.052985435261534">
            <text:p>0.05298543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9073836">
            <text:p>0.49073836</text:p>
          </table:table-cell>
          <table:table-cell office:value-type="string">
            <text:p>gay marriage laws would not affect marriage for anyone</text:p>
          </table:table-cell>
          <table:table-cell office:value-type="string">
            <text:p>once brought to a public vote, marriage equality will not be passed</text:p>
          </table:table-cell>
          <table:table-cell office:value-type="float" office:value="37">
            <text:p>37</text:p>
          </table:table-cell>
          <table:table-cell office:value-type="string">
            <text:p>[{u'Gov_Index': u'2', u'Dep': u'once', u'Gov': u'brought', u'Dep_Index': u'1', u'Relation': u'advmod'}, {u'Gov_Index': u'13', u'Dep': u'brought', u'Gov': u'passed', u'Dep_Index': u'2', u'Relation': u'vmod'}, {u'Gov_Index': u'6', u'Dep': u'a', u'Gov': u'vote', u'Dep_Index': u'4', u'Relation': u'det'}, {u'Gov_Index': u'6', u'Dep': u'public', u'Gov': u'vote', u'Dep_Index': u'5', u'Relation': u'amod'}, {u'Gov_Index': u'2', u'Dep': u'vote', u'Gov': u'brought', u'Dep_Index': u'6', u'Relation': u'prep_to'}, {u'Gov_Index': u'9', u'Dep': u'marriage', u'Gov': u'equality', u'Dep_Index': u'8', u'Relation': u'nn'}, {u'Gov_Index': u'13', u'Dep': u'equality', u'Gov': u'passed', u'Dep_Index': u'9', u'Relation': u'nsubjpass'}, {u'Gov_Index': u'13', u'Dep': u'will', u'Gov': u'passed', u'Dep_Index': u'10', u'Relation': u'aux'}, {u'Gov_Index': u'13', u'Dep': u'not', u'Gov': u'passed', u'Dep_Index': u'11', u'Relation': u'neg'}, {u'Gov_Index': u'13', u'Dep': u'be', u'Gov': u'passed', u'Dep_Index': u'12', u'Relation': u'auxpass'}]</text:p>
          </table:table-cell>
          <table:table-cell office:value-type="float" office:value="0">
            <text:p>0</text:p>
          </table:table-cell>
          <table:table-cell office:value-type="float" office:value="0.251976315339485">
            <text:p>0.2519763153</text:p>
          </table:table-cell>
          <table:table-cell table:number-columns-repeated="3" office:value-type="float" office:value="0">
            <text:p>0</text:p>
          </table:table-cell>
          <table:table-cell office:value-type="float" office:value="0.0486691429265961">
            <text:p>0.0486691429</text:p>
          </table:table-cell>
          <table:table-cell office:value-type="float" office:value="0.546710071477941">
            <text:p>0.5467100715</text:p>
          </table:table-cell>
          <table:table-cell office:value-type="float" office:value="0.167300178810174">
            <text:p>0.16730017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0984368">
            <text:p>0.40984368</text:p>
          </table:table-cell>
          <table:table-cell office:value-type="string">
            <text:p>law affects peoples ability to marry if they are gay</text:p>
          </table:table-cell>
          <table:table-cell office:value-type="string">
            <text:p>redefining marriage does not hurt anyone.</text:p>
          </table:table-cell>
          <table:table-cell office:value-type="float" office:value="31">
            <text:p>31</text:p>
          </table:table-cell>
          <table:table-cell office:value-type="string">
            <text:p>[{u'Gov_Index': u'5', u'Dep': u'redefining', u'Gov': u'hurt', u'Dep_Index': u'1', u'Relation': u'csubj'}, {u'Gov_Index': u'1', u'Dep': u'marriage', u'Gov': u'redefining', u'Dep_Index': u'2', u'Relation': u'dobj'}, {u'Gov_Index': u'5', u'Dep': u'does', u'Gov': u'hurt', u'Dep_Index': u'3', u'Relation': u'aux'}, {u'Gov_Index': u'5', u'Dep': u'not', u'Gov': u'hurt', u'Dep_Index': u'4', u'Relation': u'neg'}, {u'Gov_Index': u'5', u'Dep': u'anyone', u'Gov': u'hurt', u'Dep_Index': u'6', u'Relation': u'dobj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37446437420411">
            <text:p>0.0374464374</text:p>
          </table:table-cell>
          <table:table-cell office:value-type="float" office:value="0.487875845216046">
            <text:p>0.4878758452</text:p>
          </table:table-cell>
          <table:table-cell office:value-type="float" office:value="0.131954112814782">
            <text:p>0.13195411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2227596">
            <text:p>0.42227596</text:p>
          </table:table-cell>
          <table:table-cell office:value-type="string">
            <text:p>Paul Cameron is the voice of the Republicans</text:p>
          </table:table-cell>
          <table:table-cell office:value-type="string">
            <text:p>Most attacks on gay rights have cited Paul Cameron</text:p>
          </table:table-cell>
          <table:table-cell office:value-type="float" office:value="35">
            <text:p>35</text:p>
          </table:table-cell>
          <table:table-cell office:value-type="string">
            <text:p>[{u'Gov_Index': u'2', u'Dep': u'Most', u'Gov': u'attacks', u'Dep_Index': u'1', u'Relation': u'amod'}, {u'Gov_Index': u'7', u'Dep': u'attacks', u'Gov': u'cited', u'Dep_Index': u'2', u'Relation': u'nsubj'}, {u'Gov_Index': u'5', u'Dep': u'gay', u'Gov': u'rights', u'Dep_Index': u'4', u'Relation': u'amod'}, {u'Gov_Index': u'2', u'Dep': u'rights', u'Gov': u'attacks', u'Dep_Index': u'5', u'Relation': u'prep_on'}, {u'Gov_Index': u'7', u'Dep': u'have', u'Gov': u'cited', u'Dep_Index': u'6', u'Relation': u'aux'}, {u'Gov_Index': u'9', u'Dep': u'Paul', u'Gov': u'Cameron', u'Dep_Index': u'8', u'Relation': u'nn'}, {u'Gov_Index': u'7', u'Dep': u'Cameron', u'Gov': u'cited', u'Dep_Index': u'9', u'Relation': u'dobj'}]</text:p>
          </table:table-cell>
          <table:table-cell office:value-type="float" office:value="0.133630620956212">
            <text:p>0.133630621</text:p>
          </table:table-cell>
          <table:table-cell office:value-type="float" office:value="0.377964473009227">
            <text:p>0.37796447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30593">
            <text:p>0.0530593</text:p>
          </table:table-cell>
          <table:table-cell office:value-type="string">
            <text:p>Paul Cameron is the voice of the Republicans</text:p>
          </table:table-cell>
          <table:table-cell office:value-type="string">
            <text:p>No republican in leadership would call for the extermination of gays</text:p>
          </table:table-cell>
          <table:table-cell office:value-type="float" office:value="35">
            <text:p>35</text:p>
          </table:table-cell>
          <table:table-cell office:value-type="string">
            <text:p>[{u'Gov_Index': u'2', u'Dep': u'No', u'Gov': u'republican', u'Dep_Index': u'1', u'Relation': u'neg'}, {u'Gov_Index': u'6', u'Dep': u'republican', u'Gov': u'call', u'Dep_Index': u'2', u'Relation': u'nsubj'}, {u'Gov_Index': u'2', u'Dep': u'leadership', u'Gov': u'republican', u'Dep_Index': u'4', u'Relation': u'prep_in'}, {u'Gov_Index': u'6', u'Dep': u'would', u'Gov': u'call', u'Dep_Index': u'5', u'Relation': u'aux'}, {u'Gov_Index': u'9', u'Dep': u'the', u'Gov': u'extermination', u'Dep_Index': u'8', u'Relation': u'det'}, {u'Gov_Index': u'6', u'Dep': u'extermination', u'Gov': u'call', u'Dep_Index': u'9', u'Relation': u'prep_for'}, {u'Gov_Index': u'9', u'Dep': u'gays', u'Gov': u'extermination', u'Dep_Index': u'11', u'Relation': u'prep_of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1986683">
            <text:p>0.21986683</text:p>
          </table:table-cell>
          <table:table-cell office:value-type="string">
            <text:p>Resources spent on fighting AIDs could have been spent on curing other diseases, such as cancer.</text:p>
          </table:table-cell>
          <table:table-cell office:value-type="string">
            <text:p>Early spread of AIDs was due to blood transfusions rather than sexual contact.</text:p>
          </table:table-cell>
          <table:table-cell office:value-type="float" office:value="49">
            <text:p>49</text:p>
          </table:table-cell>
          <table:table-cell office:value-type="string">
            <text:p>[{u'Gov_Index': u'2', u'Dep': u'Early', u'Gov': u'spread', u'Dep_Index': u'1', u'Relation': u'advmod'}, {u'Gov_Index': u'6', u'Dep': u'spread', u'Gov': u'due', u'Dep_Index': u'2', u'Relation': u'nsubj'}, {u'Gov_Index': u'2', u'Dep': u'AIDs', u'Gov': u'spread', u'Dep_Index': u'4', u'Relation': u'prep_of'}, {u'Gov_Index': u'6', u'Dep': u'was', u'Gov': u'due', u'Dep_Index': u'5', u'Relation': u'cop'}, {u'Gov_Index': u'9', u'Dep': u'blood', u'Gov': u'transfusions', u'Dep_Index': u'8', u'Relation': u'nn'}, {u'Gov_Index': u'6', u'Dep': u'transfusions', u'Gov': u'due', u'Dep_Index': u'9', u'Relation': u'prep_to'}, {u'Gov_Index': u'13', u'Dep': u'sexual', u'Gov': u'contact', u'Dep_Index': u'12', u'Relation': u'amod'}, {u'Gov_Index': u'6', u'Dep': u'contact', u'Gov': u'due', u'Dep_Index': u'13', u'Relation': u'prep_to'}, {u'Gov_Index': u'9', u'Dep': u'contact', u'Gov': u'transfusions', u'Dep_Index': u'13', u'Relation': u'conj_negcc'}]</text:p>
          </table:table-cell>
          <table:table-cell office:value-type="float" office:value="0">
            <text:p>0</text:p>
          </table:table-cell>
          <table:table-cell office:value-type="float" office:value="0.175411603861406">
            <text:p>0.175411603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8170438354752">
            <text:p>0.0281704384</text:p>
          </table:table-cell>
          <table:table-cell office:value-type="float" office:value="0.388218460461795">
            <text:p>0.3882184605</text:p>
          </table:table-cell>
          <table:table-cell office:value-type="float" office:value="0.0528572676844609">
            <text:p>0.0528572677</text:p>
          </table:table-cell>
          <table:table-cell office:value-type="float" office:value="0.0482609835379861">
            <text:p>0.0482609835</text:p>
          </table:table-cell>
          <table:table-cell office:value-type="float" office:value="0">
            <text:p>0</text:p>
          </table:table-cell>
          <table:table-cell office:value-type="float" office:value="0.0723914753069791">
            <text:p>0.0723914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346863">
            <text:p>0.22346863</text:p>
          </table:table-cell>
          <table:table-cell office:value-type="string">
            <text:p>Resources spent on fighting AIDs could have been spent on curing other diseases, such as cancer.</text:p>
          </table:table-cell>
          <table:table-cell office:value-type="string">
            <text:p>statement of gays spreading AIDs is bigotted.</text:p>
          </table:table-cell>
          <table:table-cell office:value-type="float" office:value="54">
            <text:p>54</text:p>
          </table:table-cell>
          <table:table-cell office:value-type="string">
            <text:p>[{u'Gov_Index': u'7', u'Dep': u'statement', u'Gov': u'bigotted', u'Dep_Index': u'1', u'Relation': u'nsubjpass'}, {u'Gov_Index': u'1', u'Dep': u'gays', u'Gov': u'statement', u'Dep_Index': u'3', u'Relation': u'prep_of'}, {u'Gov_Index': u'3', u'Dep': u'spreading', u'Gov': u'gays', u'Dep_Index': u'4', u'Relation': u'vmod'}, {u'Gov_Index': u'4', u'Dep': u'AIDs', u'Gov': u'spreading', u'Dep_Index': u'5', u'Relation': u'dobj'}, {u'Gov_Index': u'7', u'Dep': u'is', u'Gov': u'bigotted', u'Dep_Index': u'6', u'Relation': u'auxpass'}]</text:p>
          </table:table-cell>
          <table:table-cell office:value-type="float" office:value="0">
            <text:p>0</text:p>
          </table:table-cell>
          <table:table-cell office:value-type="float" office:value="0.226455406828919">
            <text:p>0.2264554068</text:p>
          </table:table-cell>
          <table:table-cell table:number-columns-repeated="3" office:value-type="float" office:value="0">
            <text:p>0</text:p>
          </table:table-cell>
          <table:table-cell office:value-type="float" office:value="0.253674317724387">
            <text:p>0.2536743177</text:p>
          </table:table-cell>
          <table:table-cell office:value-type="float" office:value="1.65761036755657">
            <text:p>1.6576103676</text:p>
          </table:table-cell>
          <table:table-cell office:value-type="float" office:value="0.469665493494581">
            <text:p>0.46966549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9563984">
            <text:p>0.29563984</text:p>
          </table:table-cell>
          <table:table-cell office:value-type="string">
            <text:p>Early spread of AIDs was due to blood transfusions rather than sexual contact.</text:p>
          </table:table-cell>
          <table:table-cell office:value-type="string">
            <text:p>AIDs is less important to cure than other diseases.</text:p>
          </table:table-cell>
          <table:table-cell office:value-type="float" office:value="45">
            <text:p>45</text:p>
          </table:table-cell>
          <table:table-cell office:value-type="string">
            <text:p>[{u'Gov_Index': u'4', u'Dep': u'AIDs', u'Gov': u'important', u'Dep_Index': u'1', u'Relation': u'nsubj'}, {u'Gov_Index': u'4', u'Dep': u'is', u'Gov': u'important', u'Dep_Index': u'2', u'Relation': u'cop'}, {u'Gov_Index': u'4', u'Dep': u'less', u'Gov': u'important', u'Dep_Index': u'3', u'Relation': u'advmod'}, {u'Gov_Index': u'6', u'Dep': u'to', u'Gov': u'cure', u'Dep_Index': u'5', u'Relation': u'aux'}, {u'Gov_Index': u'4', u'Dep': u'cure', u'Gov': u'important', u'Dep_Index': u'6', u'Relation': u'xcomp'}, {u'Gov_Index': u'9', u'Dep': u'other', u'Gov': u'diseases', u'Dep_Index': u'8', u'Relation': u'amod'}, {u'Gov_Index': u'6', u'Dep': u'diseases', u'Gov': u'cure', u'Dep_Index': u'9', u'Relation': u'prep_than'}]</text:p>
          </table:table-cell>
          <table:table-cell office:value-type="float" office:value="0.0924500327042049">
            <text:p>0.0924500327</text:p>
          </table:table-cell>
          <table:table-cell office:value-type="float" office:value="0.258198889747161">
            <text:p>0.25819888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59713056961828">
            <text:p>0.0095971306</text:p>
          </table:table-cell>
          <table:table-cell office:value-type="float" office:value="0.131234405956848">
            <text:p>0.131234406</text:p>
          </table:table-cell>
          <table:table-cell office:value-type="float" office:value="0.0181279132981679">
            <text:p>0.01812791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546927">
            <text:p>0.5546927</text:p>
          </table:table-cell>
          <table:table-cell office:value-type="string">
            <text:p>Religious ceremonies are not what gay people want.</text:p>
          </table:table-cell>
          <table:table-cell office:value-type="string">
            <text:p>religious view of marriage is based on two people's love for each other</text:p>
          </table:table-cell>
          <table:table-cell office:value-type="float" office:value="25">
            <text:p>25</text:p>
          </table:table-cell>
          <table:table-cell office:value-type="string">
            <text:p>[{u'Gov_Index': u'2', u'Dep': u'religious', u'Gov': u'view', u'Dep_Index': u'1', u'Relation': u'amod'}, {u'Gov_Index': u'6', u'Dep': u'view', u'Gov': u'based', u'Dep_Index': u'2', u'Relation': u'nsubjpass'}, {u'Gov_Index': u'2', u'Dep': u'marriage', u'Gov': u'view', u'Dep_Index': u'4', u'Relation': u'prep_of'}, {u'Gov_Index': u'6', u'Dep': u'is', u'Gov': u'based', u'Dep_Index': u'5', u'Relation': u'auxpass'}, {u'Gov_Index': u'9', u'Dep': u'two', u'Gov': u'people', u'Dep_Index': u'8', u'Relation': u'num'}, {u'Gov_Index': u'11', u'Dep': u'people', u'Gov': u'love', u'Dep_Index': u'9', u'Relation': u'poss'}, {u'Gov_Index': u'6', u'Dep': u'love', u'Gov': u'based', u'Dep_Index': u'11', u'Relation': u'prep_on'}, {u'Gov_Index': u'14', u'Dep': u'each', u'Gov': u'other', u'Dep_Index': u'13', u'Relation': u'det'}, {u'Gov_Index': u'11', u'Dep': u'other', u'Gov': u'love', u'Dep_Index': u'14', u'Relation': u'prep_for'}]</text:p>
          </table:table-cell>
          <table:table-cell office:value-type="float" office:value="0">
            <text:p>0</text:p>
          </table:table-cell>
          <table:table-cell office:value-type="float" office:value="0.288675134594813">
            <text:p>0.2886751346</text:p>
          </table:table-cell>
          <table:table-cell table:number-columns-repeated="3" office:value-type="float" office:value="0">
            <text:p>0</text:p>
          </table:table-cell>
          <table:table-cell office:value-type="float" office:value="0.0363523693565318">
            <text:p>0.0363523694</text:p>
          </table:table-cell>
          <table:table-cell office:value-type="float" office:value="0.477904775301587">
            <text:p>0.4779047753</text:p>
          </table:table-cell>
          <table:table-cell office:value-type="float" office:value="0.126276651449005">
            <text:p>0.12627665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0068134">
            <text:p>0.50068134</text:p>
          </table:table-cell>
          <table:table-cell office:value-type="string">
            <text:p>Religious ceremonies are not what gay people want.</text:p>
          </table:table-cell>
          <table:table-cell office:value-type="string">
            <text:p>Many people would be against any group wanting to alter their traditional view of marriage.</text:p>
          </table:table-cell>
          <table:table-cell office:value-type="float" office:value="43">
            <text:p>43</text:p>
          </table:table-cell>
          <table:table-cell office:value-type="string">
            <text:p>[{u'Gov_Index': u'2', u'Dep': u'Many', u'Gov': u'people', u'Dep_Index': u'1', u'Relation': u'amod'}, {u'Gov_Index': u'4', u'Dep': u'people', u'Gov': u'be', u'Dep_Index': u'2', u'Relation': u'nsubj'}, {u'Gov_Index': u'4', u'Dep': u'would', u'Gov': u'be', u'Dep_Index': u'3', u'Relation': u'aux'}, {u'Gov_Index': u'7', u'Dep': u'any', u'Gov': u'group', u'Dep_Index': u'6', u'Relation': u'det'}, {u'Gov_Index': u'4', u'Dep': u'group', u'Gov': u'be', u'Dep_Index': u'7', u'Relation': u'prep_against'}, {u'Gov_Index': u'7', u'Dep': u'wanting', u'Gov': u'group', u'Dep_Index': u'8', u'Relation': u'vmod'}, {u'Gov_Index': u'10', u'Dep': u'to', u'Gov': u'alter', u'Dep_Index': u'9', u'Relation': u'aux'}, {u'Gov_Index': u'8', u'Dep': u'alter', u'Gov': u'wanting', u'Dep_Index': u'10', u'Relation': u'xcomp'}, {u'Gov_Index': u'13', u'Dep': u'their', u'Gov': u'view', u'Dep_Index': u'11', u'Relation': u'poss'}, {u'Gov_Index': u'13', u'Dep': u'traditional', u'Gov': u'view', u'Dep_Index': u'12', u'Relation': u'amod'}, {u'Gov_Index': u'10', u'Dep': u'view', u'Gov': u'alter', u'Dep_Index': u'13', u'Relation': u'dobj'}, {u'Gov_Index': u'13', u'Dep': u'marriage', u'Gov': u'view', u'Dep_Index': u'15', u'Relation': u'prep_of'}]</text:p>
          </table:table-cell>
          <table:table-cell office:value-type="float" office:value="0">
            <text:p>0</text:p>
          </table:table-cell>
          <table:table-cell office:value-type="float" office:value="0.387298334620742">
            <text:p>0.3872983346</text:p>
          </table:table-cell>
          <table:table-cell table:number-columns-repeated="3" office:value-type="float" office:value="0">
            <text:p>0</text:p>
          </table:table-cell>
          <table:table-cell office:value-type="float" office:value="0.223531627799149">
            <text:p>0.2235316278</text:p>
          </table:table-cell>
          <table:table-cell office:value-type="float" office:value="1.33356535563221">
            <text:p>1.3335653556</text:p>
          </table:table-cell>
          <table:table-cell office:value-type="float" office:value="0.350823405262547">
            <text:p>0.3508234053</text:p>
          </table:table-cell>
          <table:table-cell office:value-type="float" office:value="0.0557667262700581">
            <text:p>0.0557667263</text:p>
          </table:table-cell>
          <table:table-cell office:value-type="float" office:value="0.361282101054574">
            <text:p>0.3612821011</text:p>
          </table:table-cell>
          <table:table-cell office:value-type="float" office:value="0.0836500894050871">
            <text:p>0.08365008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1882157">
            <text:p>0.21882157</text:p>
          </table:table-cell>
          <table:table-cell office:value-type="string">
            <text:p>Most attacks on gay rights have cited Paul Cameron</text:p>
          </table:table-cell>
          <table:table-cell office:value-type="string">
            <text:p>No republican in leadership would call for the extermination of gays</text:p>
          </table:table-cell>
          <table:table-cell office:value-type="float" office:value="36">
            <text:p>36</text:p>
          </table:table-cell>
          <table:table-cell office:value-type="string">
            <text:p>[{u'Gov_Index': u'2', u'Dep': u'No', u'Gov': u'republican', u'Dep_Index': u'1', u'Relation': u'neg'}, {u'Gov_Index': u'6', u'Dep': u'republican', u'Gov': u'call', u'Dep_Index': u'2', u'Relation': u'nsubj'}, {u'Gov_Index': u'2', u'Dep': u'leadership', u'Gov': u'republican', u'Dep_Index': u'4', u'Relation': u'prep_in'}, {u'Gov_Index': u'6', u'Dep': u'would', u'Gov': u'call', u'Dep_Index': u'5', u'Relation': u'aux'}, {u'Gov_Index': u'9', u'Dep': u'the', u'Gov': u'extermination', u'Dep_Index': u'8', u'Relation': u'det'}, {u'Gov_Index': u'6', u'Dep': u'extermination', u'Gov': u'call', u'Dep_Index': u'9', u'Relation': u'prep_for'}, {u'Gov_Index': u'9', u'Dep': u'gays', u'Gov': u'extermination', u'Dep_Index': u'11', u'Relation': u'prep_of'}]</text:p>
          </table:table-cell>
          <table:table-cell office:value-type="float" office:value="0">
            <text:p>0</text:p>
          </table:table-cell>
          <table:table-cell office:value-type="float" office:value="0.154303349962092">
            <text:p>0.1543033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34877280886384">
            <text:p>0.0234877281</text:p>
          </table:table-cell>
          <table:table-cell office:value-type="float" office:value="0.292778216891622">
            <text:p>0.2927782169</text:p>
          </table:table-cell>
          <table:table-cell office:value-type="float" office:value="0.0683279362578573">
            <text:p>0.0683279363</text:p>
          </table:table-cell>
          <table:table-cell office:value-type="float" office:value="0.0170819840644643">
            <text:p>0.0170819841</text:p>
          </table:table-cell>
          <table:table-cell office:value-type="float" office:value="0.161633387352506">
            <text:p>0.1616333874</text:p>
          </table:table-cell>
          <table:table-cell office:value-type="float" office:value="0.0313169707848513">
            <text:p>0.03131697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0385178">
            <text:p>0.30385178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Resources spent on fighting AIDs could have been spent on curing other diseases, such as cancer.</text:p>
          </table:table-cell>
          <table:table-cell office:value-type="float" office:value="54">
            <text:p>54</text:p>
          </table:table-cell>
          <table:table-cell office:value-type="string">
            <text:p>[{u'Gov_Index': u'2', u'Dep': u'Resources', u'Gov': u'spent', u'Dep_Index': u'1', u'Relation': u'nsubj'}, {u'Gov_Index': u'2', u'Dep': u'fighting', u'Gov': u'spent', u'Dep_Index': u'4', u'Relation': u'prepc_on'}, {u'Gov_Index': u'9', u'Dep': u'AIDs', u'Gov': u'spent', u'Dep_Index': u'5', u'Relation': u'nsubjpass'}, {u'Gov_Index': u'9', u'Dep': u'could', u'Gov': u'spent', u'Dep_Index': u'6', u'Relation': u'aux'}, {u'Gov_Index': u'9', u'Dep': u'have', u'Gov': u'spent', u'Dep_Index': u'7', u'Relation': u'aux'}, {u'Gov_Index': u'9', u'Dep': u'been', u'Gov': u'spent', u'Dep_Index': u'8', u'Relation': u'auxpass'}, {u'Gov_Index': u'4', u'Dep': u'spent', u'Gov': u'fighting', u'Dep_Index': u'9', u'Relation': u'ccomp'}, {u'Gov_Index': u'9', u'Dep': u'curing', u'Gov': u'spent', u'Dep_Index': u'11', u'Relation': u'prepc_on'}, {u'Gov_Index': u'13', u'Dep': u'other', u'Gov': u'diseases', u'Dep_Index': u'12', u'Relation': u'amod'}, {u'Gov_Index': u'11', u'Dep': u'diseases', u'Gov': u'curing', u'Dep_Index': u'13', u'Relation': u'dobj'}, {u'Gov_Index': u'13', u'Dep': u'cancer', u'Gov': u'diseases', u'Dep_Index': u'17', u'Relation': u'prep_such_as'}]</text:p>
          </table:table-cell>
          <table:table-cell office:value-type="float" office:value="0">
            <text:p>0</text:p>
          </table:table-cell>
          <table:table-cell office:value-type="float" office:value="0.209656967344384">
            <text:p>0.209656967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07914897214518">
            <text:p>0.0507914897</text:p>
          </table:table-cell>
          <table:table-cell office:value-type="float" office:value="0.652511054858401">
            <text:p>0.6525110549</text:p>
          </table:table-cell>
          <table:table-cell office:value-type="float" office:value="0.151968137246584">
            <text:p>0.15196813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532113">
            <text:p>0.3532113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AIDs is less important to cure than other diseases.</text:p>
          </table:table-cell>
          <table:table-cell office:value-type="float" office:value="34">
            <text:p>34</text:p>
          </table:table-cell>
          <table:table-cell office:value-type="string">
            <text:p>[{u'Gov_Index': u'4', u'Dep': u'AIDs', u'Gov': u'important', u'Dep_Index': u'1', u'Relation': u'nsubj'}, {u'Gov_Index': u'4', u'Dep': u'is', u'Gov': u'important', u'Dep_Index': u'2', u'Relation': u'cop'}, {u'Gov_Index': u'4', u'Dep': u'less', u'Gov': u'important', u'Dep_Index': u'3', u'Relation': u'advmod'}, {u'Gov_Index': u'6', u'Dep': u'to', u'Gov': u'cure', u'Dep_Index': u'5', u'Relation': u'aux'}, {u'Gov_Index': u'4', u'Dep': u'cure', u'Gov': u'important', u'Dep_Index': u'6', u'Relation': u'xcomp'}, {u'Gov_Index': u'9', u'Dep': u'other', u'Gov': u'diseases', u'Dep_Index': u'8', u'Relation': u'amod'}, {u'Gov_Index': u'6', u'Dep': u'diseases', u'Gov': u'cure', u'Dep_Index': u'9', u'Relation': u'prep_than'}]</text:p>
          </table:table-cell>
          <table:table-cell office:value-type="float" office:value="0">
            <text:p>0</text:p>
          </table:table-cell>
          <table:table-cell office:value-type="float" office:value="0.308606699924184">
            <text:p>0.3086066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61912357776374">
            <text:p>0.0161912358</text:p>
          </table:table-cell>
          <table:table-cell office:value-type="float" office:value="0.220793401858039">
            <text:p>0.2207934019</text:p>
          </table:table-cell>
          <table:table-cell office:value-type="float" office:value="0.0508867410154317">
            <text:p>0.0508867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6012422">
            <text:p>0.46012422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string">
            <text:p>AIDs is less important to cure than other diseases.</text:p>
          </table:table-cell>
          <table:table-cell office:value-type="float" office:value="39">
            <text:p>39</text:p>
          </table:table-cell>
          <table:table-cell office:value-type="string">
            <text:p>[{u'Gov_Index': u'4', u'Dep': u'AIDs', u'Gov': u'important', u'Dep_Index': u'1', u'Relation': u'nsubj'}, {u'Gov_Index': u'4', u'Dep': u'is', u'Gov': u'important', u'Dep_Index': u'2', u'Relation': u'cop'}, {u'Gov_Index': u'4', u'Dep': u'less', u'Gov': u'important', u'Dep_Index': u'3', u'Relation': u'advmod'}, {u'Gov_Index': u'6', u'Dep': u'to', u'Gov': u'cure', u'Dep_Index': u'5', u'Relation': u'aux'}, {u'Gov_Index': u'4', u'Dep': u'cure', u'Gov': u'important', u'Dep_Index': u'6', u'Relation': u'xcomp'}, {u'Gov_Index': u'9', u'Dep': u'other', u'Gov': u'diseases', u'Dep_Index': u'8', u'Relation': u'amod'}, {u'Gov_Index': u'6', u'Dep': u'diseases', u'Gov': u'cure', u'Dep_Index': u'9', u'Relation': u'prep_than'}]</text:p>
          </table:table-cell>
          <table:table-cell office:value-type="float" office:value="0.0924500327042049">
            <text:p>0.0924500327</text:p>
          </table:table-cell>
          <table:table-cell office:value-type="float" office:value="0.433012701892219">
            <text:p>0.433012701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06395664908393">
            <text:p>0.0090639566</text:p>
          </table:table-cell>
          <table:table-cell office:value-type="float" office:value="0.121908941023686">
            <text:p>0.121908941</text:p>
          </table:table-cell>
          <table:table-cell office:value-type="float" office:value="0.0310764227968592">
            <text:p>0.0310764228</text:p>
          </table:table-cell>
          <table:table-cell office:value-type="float" office:value="0.0233073170976444">
            <text:p>0.0233073171</text:p>
          </table:table-cell>
          <table:table-cell office:value-type="float" office:value="0">
            <text:p>0</text:p>
          </table:table-cell>
          <table:table-cell office:value-type="float" office:value="0.0407878049208777">
            <text:p>0.04078780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1540814">
            <text:p>0.11540814</text:p>
          </table:table-cell>
          <table:table-cell office:value-type="string">
            <text:p>Existence of AIDs in Africa has nothing to do with AIDs in the US.</text:p>
          </table:table-cell>
          <table:table-cell office:value-type="string">
            <text:p>spread of AIDS was caused by contaminated blood transfusions</text:p>
          </table:table-cell>
          <table:table-cell office:value-type="float" office:value="37">
            <text:p>37</text:p>
          </table:table-cell>
          <table:table-cell office:value-type="string">
            <text:p>[{u'Gov_Index': u'5', u'Dep': u'spread', u'Gov': u'caused', u'Dep_Index': u'1', u'Relation': u'nsubjpass'}, {u'Gov_Index': u'1', u'Dep': u'AIDS', u'Gov': u'spread', u'Dep_Index': u'3', u'Relation': u'prep_of'}, {u'Gov_Index': u'5', u'Dep': u'was', u'Gov': u'caused', u'Dep_Index': u'4', u'Relation': u'auxpass'}, {u'Gov_Index': u'9', u'Dep': u'contaminated', u'Gov': u'transfusions', u'Dep_Index': u'7', u'Relation': u'amod'}, {u'Gov_Index': u'9', u'Dep': u'blood', u'Gov': u'transfusions', u'Dep_Index': u'8', u'Relation': u'nn'}, {u'Gov_Index': u'5', u'Dep': u'transfusions', u'Gov': u'caused', u'Dep_Index': u'9', u'Relation': u'agent'}]</text:p>
          </table:table-cell>
          <table:table-cell office:value-type="float" office:value="0.0883883476483184">
            <text:p>0.0883883476</text:p>
          </table:table-cell>
          <table:table-cell office:value-type="float" office:value="0.272165526975909">
            <text:p>0.2721655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00037498277595">
            <text:p>0.0300037498</text:p>
          </table:table-cell>
          <table:table-cell office:value-type="float" office:value="0.411955258284569">
            <text:p>0.4119552583</text:p>
          </table:table-cell>
          <table:table-cell office:value-type="float" office:value="0.0756903005688343">
            <text:p>0.07569030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1887647">
            <text:p>0.11887647</text:p>
          </table:table-cell>
          <table:table-cell office:value-type="string">
            <text:p>Existence of AIDs in Africa has nothing to do with AIDs in the US.</text:p>
          </table:table-cell>
          <table:table-cell office:value-type="string">
            <text:p>spread of AIDS was caused by unclean needles</text:p>
          </table:table-cell>
          <table:table-cell office:value-type="float" office:value="30">
            <text:p>30</text:p>
          </table:table-cell>
          <table:table-cell office:value-type="string">
            <text:p>[{u'Gov_Index': u'5', u'Dep': u'spread', u'Gov': u'caused', u'Dep_Index': u'1', u'Relation': u'nsubjpass'}, {u'Gov_Index': u'1', u'Dep': u'AIDS', u'Gov': u'spread', u'Dep_Index': u'3', u'Relation': u'prep_of'}, {u'Gov_Index': u'5', u'Dep': u'was', u'Gov': u'caused', u'Dep_Index': u'4', u'Relation': u'auxpass'}, {u'Gov_Index': u'8', u'Dep': u'unclean', u'Gov': u'needles', u'Dep_Index': u'7', u'Relation': u'amod'}, {u'Gov_Index': u'5', u'Dep': u'needles', u'Gov': u'caused', u'Dep_Index': u'8', u'Relation': u'agent'}]</text:p>
          </table:table-cell>
          <table:table-cell office:value-type="float" office:value="0.0944911182523068">
            <text:p>0.0944911183</text:p>
          </table:table-cell>
          <table:table-cell office:value-type="float" office:value="0.298142396999972">
            <text:p>0.2981423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11984949263178">
            <text:p>0.0311984949</text:p>
          </table:table-cell>
          <table:table-cell office:value-type="float" office:value="0.428359258734054">
            <text:p>0.4283592587</text:p>
          </table:table-cell>
          <table:table-cell office:value-type="float" office:value="0.0787042776927654">
            <text:p>0.07870427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2051874">
            <text:p>0.12051874</text:p>
          </table:table-cell>
          <table:table-cell office:value-type="string">
            <text:p>Existence of AIDs in Africa has nothing to do with AIDs in the US.</text:p>
          </table:table-cell>
          <table:table-cell office:value-type="string">
            <text:p>spread of AIDS was caused by unprotected sex</text:p>
          </table:table-cell>
          <table:table-cell office:value-type="float" office:value="31">
            <text:p>31</text:p>
          </table:table-cell>
          <table:table-cell office:value-type="string">
            <text:p>[{u'Gov_Index': u'5', u'Dep': u'spread', u'Gov': u'caused', u'Dep_Index': u'1', u'Relation': u'nsubjpass'}, {u'Gov_Index': u'1', u'Dep': u'AIDS', u'Gov': u'spread', u'Dep_Index': u'3', u'Relation': u'prep_of'}, {u'Gov_Index': u'5', u'Dep': u'was', u'Gov': u'caused', u'Dep_Index': u'4', u'Relation': u'auxpass'}, {u'Gov_Index': u'8', u'Dep': u'unprotected', u'Gov': u'sex', u'Dep_Index': u'7', u'Relation': u'amod'}, {u'Gov_Index': u'5', u'Dep': u'sex', u'Gov': u'caused', u'Dep_Index': u'8', u'Relation': u'agent'}]</text:p>
          </table:table-cell>
          <table:table-cell office:value-type="float" office:value="0.0944911182523068">
            <text:p>0.0944911183</text:p>
          </table:table-cell>
          <table:table-cell office:value-type="float" office:value="0.298142396999972">
            <text:p>0.2981423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11984949263178">
            <text:p>0.0311984949</text:p>
          </table:table-cell>
          <table:table-cell office:value-type="float" office:value="0.428359258734054">
            <text:p>0.4283592587</text:p>
          </table:table-cell>
          <table:table-cell office:value-type="float" office:value="0.0787042776927654">
            <text:p>0.07870427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1075808">
            <text:p>0.41075808</text:p>
          </table:table-cell>
          <table:table-cell office:value-type="string">
            <text:p>towards the rights of gay people</text:p>
          </table:table-cell>
          <table:table-cell office:value-type="string">
            <text:p>arguing about marriage benefits between single people and married</text:p>
          </table:table-cell>
          <table:table-cell office:value-type="float" office:value="29">
            <text:p>29</text:p>
          </table:table-cell>
          <table:table-cell office:value-type="string">
            <text:p>[{u'Gov_Index': u'4', u'Dep': u'marriage', u'Gov': u'benefits', u'Dep_Index': u'3', u'Relation': u'nn'}, {u'Gov_Index': u'1', u'Dep': u'benefits', u'Gov': u'arguing', u'Dep_Index': u'4', u'Relation': u'prep_about'}, {u'Gov_Index': u'7', u'Dep': u'single', u'Gov': u'people', u'Dep_Index': u'6', u'Relation': u'amod'}, {u'Gov_Index': u'4', u'Dep': u'people', u'Gov': u'benefits', u'Dep_Index': u'7', u'Relation': u'prep_between'}, {u'Gov_Index': u'1', u'Dep': u'married', u'Gov': u'arguing', u'Dep_Index': u'9', u'Relation': u'conj_and'}]</text:p>
          </table:table-cell>
          <table:table-cell office:value-type="float" office:value="0">
            <text:p>0</text:p>
          </table:table-cell>
          <table:table-cell office:value-type="float" office:value="0.204124145231932">
            <text:p>0.204124145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7385034">
            <text:p>0.47385034</text:p>
          </table:table-cell>
          <table:table-cell office:value-type="string">
            <text:p>Whenever gays are involved a group of people always opposes.</text:p>
          </table:table-cell>
          <table:table-cell office:value-type="string">
            <text:p>if a person is opposed to the banning of gay marriage , they must therefore be a heterophobe</text:p>
          </table:table-cell>
          <table:table-cell office:value-type="float" office:value="44">
            <text:p>44</text:p>
          </table:table-cell>
          <table:table-cell office:value-type="string">
            <text:p>[{u'Gov_Index': u'5', u'Dep': u'if', u'Gov': u'opposed', u'Dep_Index': u'1', u'Relation': u'mark'}, {u'Gov_Index': u'3', u'Dep': u'a', u'Gov': u'person', u'Dep_Index': u'2', u'Relation': u'det'}, {u'Gov_Index': u'5', u'Dep': u'person', u'Gov': u'opposed', u'Dep_Index': u'3', u'Relation': u'nsubjpass'}, {u'Gov_Index': u'5', u'Dep': u'is', u'Gov': u'opposed', u'Dep_Index': u'4', u'Relation': u'auxpass'}, {u'Gov_Index': u'18', u'Dep': u'opposed', u'Gov': u'heterophobe', u'Dep_Index': u'5', u'Relation': u'advcl'}, {u'Gov_Index': u'5', u'Dep': u'the', u'Gov': u'opposed', u'Dep_Index': u'7', u'Relation': u'prep_to'}, {u'Gov_Index': u'7', u'Dep': u'banning', u'Gov': u'the', u'Dep_Index': u'8', u'Relation': u'amod'}, {u'Gov_Index': u'11', u'Dep': u'gay', u'Gov': u'marriage', u'Dep_Index': u'10', u'Relation': u'amod'}, {u'Gov_Index': u'7', u'Dep': u'marriage', u'Gov': u'the', u'Dep_Index': u'11', u'Relation': u'prep_of'}, {u'Gov_Index': u'18', u'Dep': u'they', u'Gov': u'heterophobe', u'Dep_Index': u'13', u'Relation': u'nsubj'}, {u'Gov_Index': u'18', u'Dep': u'must', u'Gov': u'heterophobe', u'Dep_Index': u'14', u'Relation': u'aux'}, {u'Gov_Index': u'18', u'Dep': u'therefore', u'Gov': u'heterophobe', u'Dep_Index': u'15', u'Relation': u'advmod'}, {u'Gov_Index': u'18', u'Dep': u'be', u'Gov': u'heterophobe', u'Dep_Index': u'16', u'Relation': u'cop'}, {u'Gov_Index': u'18', u'Dep': u'a', u'Gov': u'heterophobe', u'Dep_Index': u'17', u'Relation': u'det'}]</text:p>
          </table:table-cell>
          <table:table-cell office:value-type="float" office:value="0">
            <text:p>0</text:p>
          </table:table-cell>
          <table:table-cell office:value-type="float" office:value="0.235702260395516">
            <text:p>0.2357022604</text:p>
          </table:table-cell>
          <table:table-cell table:number-columns-repeated="3" office:value-type="float" office:value="0">
            <text:p>0</text:p>
          </table:table-cell>
          <table:table-cell office:value-type="float" office:value="0.104192051395579">
            <text:p>0.1041920514</text:p>
          </table:table-cell>
          <table:table-cell office:value-type="float" office:value="0.75140540423972">
            <text:p>0.7514054042</text:p>
          </table:table-cell>
          <table:table-cell office:value-type="float" office:value="0.170180350612778">
            <text:p>0.17018035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7082567">
            <text:p>0.47082567</text:p>
          </table:table-cell>
          <table:table-cell office:value-type="string">
            <text:p>Whenever gays are involved a group of people always opposes.</text:p>
          </table:table-cell>
          <table:table-cell office:value-type="string">
            <text:p>someone named Archie who posts include a variety of slurs towards gay people</text:p>
          </table:table-cell>
          <table:table-cell office:value-type="float" office:value="42">
            <text:p>42</text:p>
          </table:table-cell>
          <table:table-cell office:value-type="string">
            <text:p>[{u'Gov_Index': u'2', u'Dep': u'someone', u'Gov': u'named', u'Dep_Index': u'1', u'Relation': u'nsubj'}, {u'Gov_Index': u'2', u'Dep': u'Archie', u'Gov': u'named', u'Dep_Index': u'3', u'Relation': u'dobj'}, {u'Gov_Index': u'6', u'Dep': u'who', u'Gov': u'include', u'Dep_Index': u'4', u'Relation': u'dobj'}, {u'Gov_Index': u'6', u'Dep': u'posts', u'Gov': u'include', u'Dep_Index': u'5', u'Relation': u'nsubj'}, {u'Gov_Index': u'3', u'Dep': u'include', u'Gov': u'Archie', u'Dep_Index': u'6', u'Relation': u'rcmod'}, {u'Gov_Index': u'8', u'Dep': u'a', u'Gov': u'variety', u'Dep_Index': u'7', u'Relation': u'det'}, {u'Gov_Index': u'6', u'Dep': u'variety', u'Gov': u'include', u'Dep_Index': u'8', u'Relation': u'dobj'}, {u'Gov_Index': u'8', u'Dep': u'slurs', u'Gov': u'variety', u'Dep_Index': u'10', u'Relation': u'prep_of'}, {u'Gov_Index': u'13', u'Dep': u'gay', u'Gov': u'people', u'Dep_Index': u'12', u'Relation': u'amod'}, {u'Gov_Index': u'10', u'Dep': u'people', u'Gov': u'slurs', u'Dep_Index': u'13', u'Relation': u'prep_towards'}]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table:number-columns-repeated="3" office:value-type="float" office:value="0">
            <text:p>0</text:p>
          </table:table-cell>
          <table:table-cell office:value-type="float" office:value="0.180728187914553">
            <text:p>0.1807281879</text:p>
          </table:table-cell>
          <table:table-cell office:value-type="float" office:value="1.70429046586408">
            <text:p>1.7042904659</text:p>
          </table:table-cell>
          <table:table-cell office:value-type="float" office:value="0.353590024370466">
            <text:p>0.3535900244</text:p>
          </table:table-cell>
          <table:table-cell office:value-type="float" office:value="0.0405191310982806">
            <text:p>0.0405191311</text:p>
          </table:table-cell>
          <table:table-cell office:value-type="float" office:value="0.382064610531284">
            <text:p>0.3820646105</text:p>
          </table:table-cell>
          <table:table-cell office:value-type="float" office:value="0.0720340108413877">
            <text:p>0.07203401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763414">
            <text:p>0.2763414</text:p>
          </table:table-cell>
          <table:table-cell office:value-type="string">
            <text:p>straight guy can marry or have a common law relationship so his girlfriend can get benefits</text:p>
          </table:table-cell>
          <table:table-cell office:value-type="string">
            <text:p>percentage of people who have been married over five years drops dramatically</text:p>
          </table:table-cell>
          <table:table-cell office:value-type="float" office:value="53">
            <text:p>53</text:p>
          </table:table-cell>
          <table:table-cell office:value-type="string">
            <text:p>[{u'Gov_Index': u'11', u'Dep': u'percentage', u'Gov': u'drops', u'Dep_Index': u'1', u'Relation': u'nsubj'}, {u'Gov_Index': u'1', u'Dep': u'people', u'Gov': u'percentage', u'Dep_Index': u'3', u'Relation': u'prep_of'}, {u'Gov_Index': u'7', u'Dep': u'who', u'Gov': u'married', u'Dep_Index': u'4', u'Relation': u'nsubjpass'}, {u'Gov_Index': u'7', u'Dep': u'have', u'Gov': u'married', u'Dep_Index': u'5', u'Relation': u'aux'}, {u'Gov_Index': u'7', u'Dep': u'been', u'Gov': u'married', u'Dep_Index': u'6', u'Relation': u'auxpass'}, {u'Gov_Index': u'3', u'Dep': u'married', u'Gov': u'people', u'Dep_Index': u'7', u'Relation': u'rcmod'}, {u'Gov_Index': u'10', u'Dep': u'five', u'Gov': u'years', u'Dep_Index': u'9', u'Relation': u'num'}, {u'Gov_Index': u'7', u'Dep': u'years', u'Gov': u'married', u'Dep_Index': u'10', u'Relation': u'prep_over'}, {u'Gov_Index': u'11', u'Dep': u'dramatically', u'Gov': u'drops', u'Dep_Index': u'12', u'Relation': u'advmod'}]</text:p>
          </table:table-cell>
          <table:table-cell office:value-type="float" office:value="0">
            <text:p>0</text:p>
          </table:table-cell>
          <table:table-cell office:value-type="float" office:value="0.125988157669742">
            <text:p>0.1259881577</text:p>
          </table:table-cell>
          <table:table-cell table:number-columns-repeated="3" office:value-type="float" office:value="0">
            <text:p>0</text:p>
          </table:table-cell>
          <table:table-cell office:value-type="float" office:value="0.0582309483129968">
            <text:p>0.0582309483</text:p>
          </table:table-cell>
          <table:table-cell office:value-type="float" office:value="0.76487400247757">
            <text:p>0.7648740025</text:p>
          </table:table-cell>
          <table:table-cell office:value-type="float" office:value="0.16232238975011">
            <text:p>0.1623223898</text:p>
          </table:table-cell>
          <table:table-cell office:value-type="float" office:value="0.0599450433918619">
            <text:p>0.0599450434</text:p>
          </table:table-cell>
          <table:table-cell office:value-type="float" office:value="0.56180856420455">
            <text:p>0.5618085642</text:p>
          </table:table-cell>
          <table:table-cell office:value-type="float" office:value="0.106331836131743">
            <text:p>0.10633183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5877108">
            <text:p>0.15877108</text:p>
          </table:table-cell>
          <table:table-cell office:value-type="string">
            <text:p>straight guy can marry or have a common law relationship so his girlfriend can get benefits</text:p>
          </table:table-cell>
          <table:table-cell office:value-type="string">
            <text:p>Whenever gays are involved a group of people always opposes.</text:p>
          </table:table-cell>
          <table:table-cell office:value-type="float" office:value="55">
            <text:p>55</text:p>
          </table:table-cell>
          <table:table-cell office:value-type="string">
            <text:p>[{u'Gov_Index': u'2', u'Dep': u'Whenever', u'Gov': u'gays', u'Dep_Index': u'1', u'Relation': u'nn'}, {u'Gov_Index': u'4', u'Dep': u'gays', u'Gov': u'involved', u'Dep_Index': u'2', u'Relation': u'nsubjpass'}, {u'Gov_Index': u'4', u'Dep': u'are', u'Gov': u'involved', u'Dep_Index': u'3', u'Relation': u'auxpass'}, {u'Gov_Index': u'6', u'Dep': u'a', u'Gov': u'group', u'Dep_Index': u'5', u'Relation': u'det'}, {u'Gov_Index': u'10', u'Dep': u'group', u'Gov': u'opposes', u'Dep_Index': u'6', u'Relation': u'nsubj'}, {u'Gov_Index': u'6', u'Dep': u'people', u'Gov': u'group', u'Dep_Index': u'8', u'Relation': u'prep_of'}, {u'Gov_Index': u'10', u'Dep': u'always', u'Gov': u'opposes', u'Dep_Index': u'9', u'Relation': u'advmod'}, {u'Gov_Index': u'4', u'Dep': u'opposes', u'Gov': u'involved', u'Dep_Index': u'10', u'Relation': u'ccomp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186739794859465">
            <text:p>0.1867397949</text:p>
          </table:table-cell>
          <table:table-cell office:value-type="float" office:value="2.09337032216347">
            <text:p>2.0933703222</text:p>
          </table:table-cell>
          <table:table-cell office:value-type="float" office:value="0.468807753954775">
            <text:p>0.468807754</text:p>
          </table:table-cell>
          <table:table-cell office:value-type="float" office:value="0.0896351015325433">
            <text:p>0.0896351015</text:p>
          </table:table-cell>
          <table:table-cell office:value-type="float" office:value="0.753512891711095">
            <text:p>0.7535128917</text:p>
          </table:table-cell>
          <table:table-cell office:value-type="float" office:value="0.137465596888144">
            <text:p>0.13746559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302324">
            <text:p>0.3302324</text:p>
          </table:table-cell>
          <table:table-cell office:value-type="string">
            <text:p>straight guy can marry or have a common law relationship so his girlfriend can get benefits</text:p>
          </table:table-cell>
          <table:table-cell office:value-type="string">
            <text:p>if a person is opposed to the banning of gay marriage , they must therefore be a heterophobe</text:p>
          </table:table-cell>
          <table:table-cell office:value-type="float" office:value="55">
            <text:p>55</text:p>
          </table:table-cell>
          <table:table-cell office:value-type="string">
            <text:p>[{u'Gov_Index': u'5', u'Dep': u'if', u'Gov': u'opposed', u'Dep_Index': u'1', u'Relation': u'mark'}, {u'Gov_Index': u'3', u'Dep': u'a', u'Gov': u'person', u'Dep_Index': u'2', u'Relation': u'det'}, {u'Gov_Index': u'5', u'Dep': u'person', u'Gov': u'opposed', u'Dep_Index': u'3', u'Relation': u'nsubjpass'}, {u'Gov_Index': u'5', u'Dep': u'is', u'Gov': u'opposed', u'Dep_Index': u'4', u'Relation': u'auxpass'}, {u'Gov_Index': u'18', u'Dep': u'opposed', u'Gov': u'heterophobe', u'Dep_Index': u'5', u'Relation': u'advcl'}, {u'Gov_Index': u'5', u'Dep': u'the', u'Gov': u'opposed', u'Dep_Index': u'7', u'Relation': u'prep_to'}, {u'Gov_Index': u'7', u'Dep': u'banning', u'Gov': u'the', u'Dep_Index': u'8', u'Relation': u'amod'}, {u'Gov_Index': u'11', u'Dep': u'gay', u'Gov': u'marriage', u'Dep_Index': u'10', u'Relation': u'amod'}, {u'Gov_Index': u'7', u'Dep': u'marriage', u'Gov': u'the', u'Dep_Index': u'11', u'Relation': u'prep_of'}, {u'Gov_Index': u'18', u'Dep': u'they', u'Gov': u'heterophobe', u'Dep_Index': u'13', u'Relation': u'nsubj'}, {u'Gov_Index': u'18', u'Dep': u'must', u'Gov': u'heterophobe', u'Dep_Index': u'14', u'Relation': u'aux'}, {u'Gov_Index': u'18', u'Dep': u'therefore', u'Gov': u'heterophobe', u'Dep_Index': u'15', u'Relation': u'advmod'}, {u'Gov_Index': u'18', u'Dep': u'be', u'Gov': u'heterophobe', u'Dep_Index': u'16', u'Relation': u'cop'}, {u'Gov_Index': u'18', u'Dep': u'a', u'Gov': u'heterophobe', u'Dep_Index': u'17', u'Relation': u'det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125865381575183">
            <text:p>0.1258653816</text:p>
          </table:table-cell>
          <table:table-cell office:value-type="float" office:value="1.18943427287803">
            <text:p>1.1894342729</text:p>
          </table:table-cell>
          <table:table-cell office:value-type="float" office:value="0.288445994051611">
            <text:p>0.28844599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2808965">
            <text:p>0.32808965</text:p>
          </table:table-cell>
          <table:table-cell office:value-type="string">
            <text:p>straight guy can marry or have a common law relationship so his girlfriend can get benefits</text:p>
          </table:table-cell>
          <table:table-cell office:value-type="string">
            <text:p>Constitutional right to be opposed to gay marriage as well as gay people themselves</text:p>
          </table:table-cell>
          <table:table-cell office:value-type="float" office:value="54">
            <text:p>54</text:p>
          </table:table-cell>
          <table:table-cell office:value-type="string">
            <text:p>[{u'Gov_Index': u'2', u'Dep': u'Constitutional', u'Gov': u'right', u'Dep_Index': u'1', u'Relation': u'nsubj'}, {u'Gov_Index': u'5', u'Dep': u'to', u'Gov': u'opposed', u'Dep_Index': u'3', u'Relation': u'aux'}, {u'Gov_Index': u'5', u'Dep': u'be', u'Gov': u'opposed', u'Dep_Index': u'4', u'Relation': u'auxpass'}, {u'Gov_Index': u'2', u'Dep': u'opposed', u'Gov': u'right', u'Dep_Index': u'5', u'Relation': u'xcomp'}, {u'Gov_Index': u'13', u'Dep': u'gay', u'Gov': u'people', u'Dep_Index': u'7', u'Relation': u'amod'}, {u'Gov_Index': u'13', u'Dep': u'marriage', u'Gov': u'people', u'Dep_Index': u'8', u'Relation': u'amod'}, {u'Gov_Index': u'8', u'Dep': u'gay', u'Gov': u'marriage', u'Dep_Index': u'12', u'Relation': u'conj_and'}, {u'Gov_Index': u'13', u'Dep': u'gay', u'Gov': u'people', u'Dep_Index': u'12', u'Relation': u'amod'}, {u'Gov_Index': u'5', u'Dep': u'people', u'Gov': u'opposed', u'Dep_Index': u'13', u'Relation': u'prep_to'}, {u'Gov_Index': u'13', u'Dep': u'themselves', u'Gov': u'people', u'Dep_Index': u'14', u'Relation': u'advmod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433468437383797">
            <text:p>0.0433468437</text:p>
          </table:table-cell>
          <table:table-cell office:value-type="float" office:value="0.598256367913394">
            <text:p>0.5982563679</text:p>
          </table:table-cell>
          <table:table-cell office:value-type="float" office:value="0.137943604136219">
            <text:p>0.1379436041</text:p>
          </table:table-cell>
          <table:table-cell office:value-type="float" office:value="0.0928175819963942">
            <text:p>0.092817582</text:p>
          </table:table-cell>
          <table:table-cell office:value-type="float" office:value="0">
            <text:p>0</text:p>
          </table:table-cell>
          <table:table-cell office:value-type="float" office:value="0.153381950171648">
            <text:p>0.15338195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2928845">
            <text:p>0.12928845</text:p>
          </table:table-cell>
          <table:table-cell office:value-type="string">
            <text:p>straight guy can marry or have a common law relationship so his girlfriend can get benefits</text:p>
          </table:table-cell>
          <table:table-cell office:value-type="string">
            <text:p>referring to namecalling and violence from the original post that was opposing gay rights</text:p>
          </table:table-cell>
          <table:table-cell office:value-type="float" office:value="59">
            <text:p>59</text:p>
          </table:table-cell>
          <table:table-cell office:value-type="string">
            <text:p>[{u'Gov_Index': u'1', u'Dep': u'namecalling', u'Gov': u'referring', u'Dep_Index': u'3', u'Relation': u'prep_to'}, {u'Gov_Index': u'1', u'Dep': u'violence', u'Gov': u'referring', u'Dep_Index': u'5', u'Relation': u'prep_to'}, {u'Gov_Index': u'3', u'Dep': u'violence', u'Gov': u'namecalling', u'Dep_Index': u'5', u'Relation': u'conj_and'}, {u'Gov_Index': u'9', u'Dep': u'the', u'Gov': u'post', u'Dep_Index': u'7', u'Relation': u'det'}, {u'Gov_Index': u'9', u'Dep': u'original', u'Gov': u'post', u'Dep_Index': u'8', u'Relation': u'amod'}, {u'Gov_Index': u'1', u'Dep': u'post', u'Gov': u'referring', u'Dep_Index': u'9', u'Relation': u'prep_from'}, {u'Gov_Index': u'12', u'Dep': u'that', u'Gov': u'opposing', u'Dep_Index': u'10', u'Relation': u'nsubj'}, {u'Gov_Index': u'12', u'Dep': u'was', u'Gov': u'opposing', u'Dep_Index': u'11', u'Relation': u'aux'}, {u'Gov_Index': u'9', u'Dep': u'opposing', u'Gov': u'post', u'Dep_Index': u'12', u'Relation': u'rcmod'}, {u'Gov_Index': u'14', u'Dep': u'gay', u'Gov': u'rights', u'Dep_Index': u'13', u'Relation': u'amod'}, {u'Gov_Index': u'12', u'Dep': u'rights', u'Gov': u'opposing', u'Dep_Index': u'14', u'Relation': u'dobj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558142115912202">
            <text:p>0.0558142116</text:p>
          </table:table-cell>
          <table:table-cell office:value-type="float" office:value="0.756058675030525">
            <text:p>0.756058675</text:p>
          </table:table-cell>
          <table:table-cell office:value-type="float" office:value="0.167926091206201">
            <text:p>0.1679260912</text:p>
          </table:table-cell>
          <table:table-cell office:value-type="float" office:value="0.0872888924407494">
            <text:p>0.0872888924</text:p>
          </table:table-cell>
          <table:table-cell office:value-type="float" office:value="0.733789605106967">
            <text:p>0.7337896051</text:p>
          </table:table-cell>
          <table:table-cell office:value-type="float" office:value="0.1338674190793">
            <text:p>0.13386741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3478904">
            <text:p>0.23478904</text:p>
          </table:table-cell>
          <table:table-cell office:value-type="string">
            <text:p>straight guy can marry or have a common law relationship so his girlfriend can get benefits</text:p>
          </table:table-cell>
          <table:table-cell office:value-type="string">
            <text:p>someone named Archie who posts include a variety of slurs towards gay people</text:p>
          </table:table-cell>
          <table:table-cell office:value-type="float" office:value="53">
            <text:p>53</text:p>
          </table:table-cell>
          <table:table-cell office:value-type="string">
            <text:p>[{u'Gov_Index': u'2', u'Dep': u'someone', u'Gov': u'named', u'Dep_Index': u'1', u'Relation': u'nsubj'}, {u'Gov_Index': u'2', u'Dep': u'Archie', u'Gov': u'named', u'Dep_Index': u'3', u'Relation': u'dobj'}, {u'Gov_Index': u'6', u'Dep': u'who', u'Gov': u'include', u'Dep_Index': u'4', u'Relation': u'dobj'}, {u'Gov_Index': u'6', u'Dep': u'posts', u'Gov': u'include', u'Dep_Index': u'5', u'Relation': u'nsubj'}, {u'Gov_Index': u'3', u'Dep': u'include', u'Gov': u'Archie', u'Dep_Index': u'6', u'Relation': u'rcmod'}, {u'Gov_Index': u'8', u'Dep': u'a', u'Gov': u'variety', u'Dep_Index': u'7', u'Relation': u'det'}, {u'Gov_Index': u'6', u'Dep': u'variety', u'Gov': u'include', u'Dep_Index': u'8', u'Relation': u'dobj'}, {u'Gov_Index': u'8', u'Dep': u'slurs', u'Gov': u'variety', u'Dep_Index': u'10', u'Relation': u'prep_of'}, {u'Gov_Index': u'13', u'Dep': u'gay', u'Gov': u'people', u'Dep_Index': u'12', u'Relation': u'amod'}, {u'Gov_Index': u'10', u'Dep': u'people', u'Gov': u'slurs', u'Dep_Index': u'13', u'Relation': u'prep_towards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253432905957064">
            <text:p>0.253432906</text:p>
          </table:table-cell>
          <table:table-cell office:value-type="float" office:value="2.8387951486041">
            <text:p>2.8387951486</text:p>
          </table:table-cell>
          <table:table-cell office:value-type="float" office:value="0.628895073436197">
            <text:p>0.6288950734</text:p>
          </table:table-cell>
          <table:table-cell office:value-type="float" office:value="0.109966889006238">
            <text:p>0.109966889</text:p>
          </table:table-cell>
          <table:table-cell office:value-type="float" office:value="1.02863678174355">
            <text:p>1.0286367817</text:p>
          </table:table-cell>
          <table:table-cell office:value-type="float" office:value="0.186091827734646">
            <text:p>0.18609182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0892385">
            <text:p>0.20892385</text:p>
          </table:table-cell>
          <table:table-cell office:value-type="string">
            <text:p>Gay couples are unable to get any benefits that married people do.</text:p>
          </table:table-cell>
          <table:table-cell office:value-type="string">
            <text:p>referring to namecalling and violence from the original post that was opposing gay rights</text:p>
          </table:table-cell>
          <table:table-cell office:value-type="float" office:value="50">
            <text:p>50</text:p>
          </table:table-cell>
          <table:table-cell office:value-type="string">
            <text:p>[{u'Gov_Index': u'1', u'Dep': u'namecalling', u'Gov': u'referring', u'Dep_Index': u'3', u'Relation': u'prep_to'}, {u'Gov_Index': u'1', u'Dep': u'violence', u'Gov': u'referring', u'Dep_Index': u'5', u'Relation': u'prep_to'}, {u'Gov_Index': u'3', u'Dep': u'violence', u'Gov': u'namecalling', u'Dep_Index': u'5', u'Relation': u'conj_and'}, {u'Gov_Index': u'9', u'Dep': u'the', u'Gov': u'post', u'Dep_Index': u'7', u'Relation': u'det'}, {u'Gov_Index': u'9', u'Dep': u'original', u'Gov': u'post', u'Dep_Index': u'8', u'Relation': u'amod'}, {u'Gov_Index': u'1', u'Dep': u'post', u'Gov': u'referring', u'Dep_Index': u'9', u'Relation': u'prep_from'}, {u'Gov_Index': u'12', u'Dep': u'that', u'Gov': u'opposing', u'Dep_Index': u'10', u'Relation': u'nsubj'}, {u'Gov_Index': u'12', u'Dep': u'was', u'Gov': u'opposing', u'Dep_Index': u'11', u'Relation': u'aux'}, {u'Gov_Index': u'9', u'Dep': u'opposing', u'Gov': u'post', u'Dep_Index': u'12', u'Relation': u'rcmod'}, {u'Gov_Index': u'14', u'Dep': u'gay', u'Gov': u'rights', u'Dep_Index': u'13', u'Relation': u'amod'}, {u'Gov_Index': u'12', u'Dep': u'rights', u'Gov': u'opposing', u'Dep_Index': u'14', u'Relation': u'dobj'}]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391731110733927">
            <text:p>0.0391731111</text:p>
          </table:table-cell>
          <table:table-cell office:value-type="float" office:value="0.537262979022929">
            <text:p>0.537262979</text:p>
          </table:table-cell>
          <table:table-cell office:value-type="float" office:value="0.0722428224327491">
            <text:p>0.0722428224</text:p>
          </table:table-cell>
          <table:table-cell office:value-type="float" office:value="0.057835227410717">
            <text:p>0.0578352274</text:p>
          </table:table-cell>
          <table:table-cell office:value-type="float" office:value="0.491335866457959">
            <text:p>0.4913358665</text:p>
          </table:table-cell>
          <table:table-cell office:value-type="float" office:value="0.0844995205676059">
            <text:p>0.08449952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850383">
            <text:p>0.3850383</text:p>
          </table:table-cell>
          <table:table-cell office:value-type="string">
            <text:p>Gay couples are unable to get any benefits that married people do.</text:p>
          </table:table-cell>
          <table:table-cell office:value-type="string">
            <text:p>someone named Archie who posts include a variety of slurs towards gay people</text:p>
          </table:table-cell>
          <table:table-cell office:value-type="float" office:value="40">
            <text:p>40</text:p>
          </table:table-cell>
          <table:table-cell office:value-type="string">
            <text:p>[{u'Gov_Index': u'2', u'Dep': u'someone', u'Gov': u'named', u'Dep_Index': u'1', u'Relation': u'nsubj'}, {u'Gov_Index': u'2', u'Dep': u'Archie', u'Gov': u'named', u'Dep_Index': u'3', u'Relation': u'dobj'}, {u'Gov_Index': u'6', u'Dep': u'who', u'Gov': u'include', u'Dep_Index': u'4', u'Relation': u'dobj'}, {u'Gov_Index': u'6', u'Dep': u'posts', u'Gov': u'include', u'Dep_Index': u'5', u'Relation': u'nsubj'}, {u'Gov_Index': u'3', u'Dep': u'include', u'Gov': u'Archie', u'Dep_Index': u'6', u'Relation': u'rcmod'}, {u'Gov_Index': u'8', u'Dep': u'a', u'Gov': u'variety', u'Dep_Index': u'7', u'Relation': u'det'}, {u'Gov_Index': u'6', u'Dep': u'variety', u'Gov': u'include', u'Dep_Index': u'8', u'Relation': u'dobj'}, {u'Gov_Index': u'8', u'Dep': u'slurs', u'Gov': u'variety', u'Dep_Index': u'10', u'Relation': u'prep_of'}, {u'Gov_Index': u'13', u'Dep': u'gay', u'Gov': u'people', u'Dep_Index': u'12', u'Relation': u'amod'}, {u'Gov_Index': u'10', u'Dep': u'people', u'Gov': u'slurs', u'Dep_Index': u'13', u'Relation': u'prep_towards'}]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table:number-columns-repeated="3" office:value-type="float" office:value="0">
            <text:p>0</text:p>
          </table:table-cell>
          <table:table-cell office:value-type="float" office:value="0.178581343669612">
            <text:p>0.1785813437</text:p>
          </table:table-cell>
          <table:table-cell office:value-type="float" office:value="2.14164996157357">
            <text:p>2.1416499616</text:p>
          </table:table-cell>
          <table:table-cell office:value-type="float" office:value="0.500460392816894">
            <text:p>0.5004603928</text:p>
          </table:table-cell>
          <table:table-cell office:value-type="float" office:value="0.066598140654765">
            <text:p>0.0665981407</text:p>
          </table:table-cell>
          <table:table-cell office:value-type="float" office:value="0.636098142635945">
            <text:p>0.6360981426</text:p>
          </table:table-cell>
          <table:table-cell office:value-type="float" office:value="0.120450225681824">
            <text:p>0.12045022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8162758">
            <text:p>0.48162758</text:p>
          </table:table-cell>
          <table:table-cell office:value-type="string">
            <text:p>towards the rights of gay people</text:p>
          </table:table-cell>
          <table:table-cell office:value-type="string">
            <text:p>someone named Archie who posts include a variety of slurs towards gay people</text:p>
          </table:table-cell>
          <table:table-cell office:value-type="float" office:value="41">
            <text:p>41</text:p>
          </table:table-cell>
          <table:table-cell office:value-type="string">
            <text:p>[{u'Gov_Index': u'2', u'Dep': u'someone', u'Gov': u'named', u'Dep_Index': u'1', u'Relation': u'nsubj'}, {u'Gov_Index': u'2', u'Dep': u'Archie', u'Gov': u'named', u'Dep_Index': u'3', u'Relation': u'dobj'}, {u'Gov_Index': u'6', u'Dep': u'who', u'Gov': u'include', u'Dep_Index': u'4', u'Relation': u'dobj'}, {u'Gov_Index': u'6', u'Dep': u'posts', u'Gov': u'include', u'Dep_Index': u'5', u'Relation': u'nsubj'}, {u'Gov_Index': u'3', u'Dep': u'include', u'Gov': u'Archie', u'Dep_Index': u'6', u'Relation': u'rcmod'}, {u'Gov_Index': u'8', u'Dep': u'a', u'Gov': u'variety', u'Dep_Index': u'7', u'Relation': u'det'}, {u'Gov_Index': u'6', u'Dep': u'variety', u'Gov': u'include', u'Dep_Index': u'8', u'Relation': u'dobj'}, {u'Gov_Index': u'8', u'Dep': u'slurs', u'Gov': u'variety', u'Dep_Index': u'10', u'Relation': u'prep_of'}, {u'Gov_Index': u'13', u'Dep': u'gay', u'Gov': u'people', u'Dep_Index': u'12', u'Relation': u'amod'}, {u'Gov_Index': u'10', u'Dep': u'people', u'Gov': u'slurs', u'Dep_Index': u'13', u'Relation': u'prep_towards'}]</text:p>
          </table:table-cell>
          <table:table-cell office:value-type="float" office:value="0.129099444873581">
            <text:p>0.1290994449</text:p>
          </table:table-cell>
          <table:table-cell office:value-type="float" office:value="0.474341649025257">
            <text:p>0.474341649</text:p>
          </table:table-cell>
          <table:table-cell table:number-columns-repeated="3" office:value-type="float" office:value="0">
            <text:p>0</text:p>
          </table:table-cell>
          <table:table-cell office:value-type="float" office:value="0.0604299601635">
            <text:p>0.0604299602</text:p>
          </table:table-cell>
          <table:table-cell office:value-type="float" office:value="0.798413071467695">
            <text:p>0.7984130715</text:p>
          </table:table-cell>
          <table:table-cell office:value-type="float" office:value="0.160159091291216">
            <text:p>0.1601590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3340226">
            <text:p>0.53340226</text:p>
          </table:table-cell>
          <table:table-cell office:value-type="string">
            <text:p>majority of Americans are against gay marriage</text:p>
          </table:table-cell>
          <table:table-cell office:value-type="string">
            <text:p>each Justice will vote to side with gay marriage</text:p>
          </table:table-cell>
          <table:table-cell office:value-type="float" office:value="17">
            <text:p>17</text:p>
          </table:table-cell>
          <table:table-cell office:value-type="string">
            <text:p>[{u'Gov_Index': u'2', u'Dep': u'each', u'Gov': u'Justice', u'Dep_Index': u'1', u'Relation': u'det'}, {u'Gov_Index': u'4', u'Dep': u'Justice', u'Gov': u'vote', u'Dep_Index': u'2', u'Relation': u'nsubj'}, {u'Gov_Index': u'4', u'Dep': u'will', u'Gov': u'vote', u'Dep_Index': u'3', u'Relation': u'aux'}, {u'Gov_Index': u'4', u'Dep': u'side', u'Gov': u'vote', u'Dep_Index': u'6', u'Relation': u'prep_to'}, {u'Gov_Index': u'9', u'Dep': u'gay', u'Gov': u'marriage', u'Dep_Index': u'8', u'Relation': u'amod'}, {u'Gov_Index': u'4', u'Dep': u'marriage', u'Gov': u'vote', u'Dep_Index': u'9', u'Relation': u'prep_with'}]</text:p>
          </table:table-cell>
          <table:table-cell office:value-type="float" office:value="0.144337567297406">
            <text:p>0.1443375673</text:p>
          </table:table-cell>
          <table:table-cell office:value-type="float" office:value="0.447213595499958">
            <text:p>0.447213595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65644830028228">
            <text:p>0.016564483</text:p>
          </table:table-cell>
          <table:table-cell office:value-type="float" office:value="0.230979763031138">
            <text:p>0.230979763</text:p>
          </table:table-cell>
          <table:table-cell office:value-type="float" office:value="0.0307626112909566">
            <text:p>0.0307626113</text:p>
          </table:table-cell>
          <table:table-cell office:value-type="float" office:value="0.0143558852691131">
            <text:p>0.0143558853</text:p>
          </table:table-cell>
          <table:table-cell office:value-type="float" office:value="0.118446031582635">
            <text:p>0.1184460316</text:p>
          </table:table-cell>
          <table:table-cell office:value-type="float" office:value="0.0269172848795871">
            <text:p>0.02691728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6529294">
            <text:p>0.36529294</text:p>
          </table:table-cell>
          <table:table-cell office:value-type="string">
            <text:p>Free to be gay as long as they weren't openly gay</text:p>
          </table:table-cell>
          <table:table-cell office:value-type="string">
            <text:p>Having separate rules for straight and gay marriage may allow the gay minority to be disenfranchised.</text:p>
          </table:table-cell>
          <table:table-cell office:value-type="float" office:value="57">
            <text:p>57</text:p>
          </table:table-cell>
          <table:table-cell office:value-type="string">
            <text:p>[{u'Gov_Index': u'10', u'Dep': u'Having', u'Gov': u'allow', u'Dep_Index': u'1', u'Relation': u'csubj'}, {u'Gov_Index': u'3', u'Dep': u'separate', u'Gov': u'rules', u'Dep_Index': u'2', u'Relation': u'amod'}, {u'Gov_Index': u'1', u'Dep': u'rules', u'Gov': u'Having', u'Dep_Index': u'3', u'Relation': u'dobj'}, {u'Gov_Index': u'8', u'Dep': u'straight', u'Gov': u'marriage', u'Dep_Index': u'5', u'Relation': u'amod'}, {u'Gov_Index': u'5', u'Dep': u'gay', u'Gov': u'straight', u'Dep_Index': u'7', u'Relation': u'conj_and'}, {u'Gov_Index': u'8', u'Dep': u'gay', u'Gov': u'marriage', u'Dep_Index': u'7', u'Relation': u'amod'}, {u'Gov_Index': u'3', u'Dep': u'marriage', u'Gov': u'rules', u'Dep_Index': u'8', u'Relation': u'prep_for'}, {u'Gov_Index': u'10', u'Dep': u'may', u'Gov': u'allow', u'Dep_Index': u'9', u'Relation': u'aux'}, {u'Gov_Index': u'13', u'Dep': u'the', u'Gov': u'minority', u'Dep_Index': u'11', u'Relation': u'det'}, {u'Gov_Index': u'13', u'Dep': u'gay', u'Gov': u'minority', u'Dep_Index': u'12', u'Relation': u'amod'}, {u'Gov_Index': u'10', u'Dep': u'minority', u'Gov': u'allow', u'Dep_Index': u'13', u'Relation': u'dobj'}, {u'Gov_Index': u'16', u'Dep': u'to', u'Gov': u'disenfranchised', u'Dep_Index': u'14', u'Relation': u'aux'}, {u'Gov_Index': u'16', u'Dep': u'be', u'Gov': u'disenfranchised', u'Dep_Index': u'15', u'Relation': u'auxpass'}, {u'Gov_Index': u'10', u'Dep': u'disenfranchised', u'Gov': u'allow', u'Dep_Index': u'16', u'Relation': u'xcomp'}]</text:p>
          </table:table-cell>
          <table:table-cell office:value-type="float" office:value="0.0753778361444409">
            <text:p>0.0753778361</text:p>
          </table:table-cell>
          <table:table-cell office:value-type="float" office:value="0.377964473009227">
            <text:p>0.37796447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2925675">
            <text:p>0.22925675</text:p>
          </table:table-cell>
          <table:table-cell office:value-type="string">
            <text:p>Homosexuals should move out of Virginia</text:p>
          </table:table-cell>
          <table:table-cell office:value-type="string">
            <text:p>Preventing gay marriage is simply faith based hate.</text:p>
          </table:table-cell>
          <table:table-cell office:value-type="float" office:value="38">
            <text:p>38</text:p>
          </table:table-cell>
          <table:table-cell office:value-type="string">
            <text:p>[{u'Gov_Index': u'3', u'Dep': u'Preventing', u'Gov': u'marriage', u'Dep_Index': u'1', u'Relation': u'amod'}, {u'Gov_Index': u'3', u'Dep': u'gay', u'Gov': u'marriage', u'Dep_Index': u'2', u'Relation': u'amod'}, {u'Gov_Index': u'6', u'Dep': u'marriage', u'Gov': u'faith', u'Dep_Index': u'3', u'Relation': u'nsubj'}, {u'Gov_Index': u'6', u'Dep': u'is', u'Gov': u'faith', u'Dep_Index': u'4', u'Relation': u'cop'}, {u'Gov_Index': u'6', u'Dep': u'simply', u'Gov': u'faith', u'Dep_Index': u'5', u'Relation': u'advmod'}, {u'Gov_Index': u'6', u'Dep': u'based', u'Gov': u'faith', u'Dep_Index': u'7', u'Relation': u'vmod'}, {u'Gov_Index': u'7', u'Dep': u'hate', u'Gov': u'based', u'Dep_Index': u'8', u'Relation': u'dobj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380030205732366">
            <text:p>0.0380030206</text:p>
          </table:table-cell>
          <table:table-cell office:value-type="float" office:value="0.521786251575692">
            <text:p>0.5217862516</text:p>
          </table:table-cell>
          <table:table-cell office:value-type="float" office:value="0.0699052217902345">
            <text:p>0.0699052218</text:p>
          </table:table-cell>
          <table:table-cell office:value-type="float" office:value="0.0218104291985532">
            <text:p>0.0218104292</text:p>
          </table:table-cell>
          <table:table-cell office:value-type="float" office:value="0">
            <text:p>0</text:p>
          </table:table-cell>
          <table:table-cell office:value-type="float" office:value="0.0396553258155512">
            <text:p>0.03965532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2123803">
            <text:p>0.22123803</text:p>
          </table:table-cell>
          <table:table-cell office:value-type="string">
            <text:p>equal marriage hurts heterosexuals</text:p>
          </table:table-cell>
          <table:table-cell office:value-type="string">
            <text:p>happy with civil union laws</text:p>
          </table:table-cell>
          <table:table-cell office:value-type="float" office:value="26">
            <text:p>26</text:p>
          </table:table-cell>
          <table:table-cell office:value-type="string">
            <text:p>[{u'Gov_Index': u'5', u'Dep': u'civil', u'Gov': u'laws', u'Dep_Index': u'3', u'Relation': u'amod'}, {u'Gov_Index': u'5', u'Dep': u'union', u'Gov': u'laws', u'Dep_Index': u'4', u'Relation': u'nn'}, {u'Gov_Index': u'1', u'Dep': u'laws', u'Gov': u'happy', u'Dep_Index': u'5', u'Relation': u'prep_with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1400967">
            <text:p>0.31400967</text:p>
          </table:table-cell>
          <table:table-cell office:value-type="string">
            <text:p>there are laws that hurt all kinds of peoples</text:p>
          </table:table-cell>
          <table:table-cell office:value-type="string">
            <text:p>West Coasts will have gay marriage laws</text:p>
          </table:table-cell>
          <table:table-cell office:value-type="float" office:value="26">
            <text:p>26</text:p>
          </table:table-cell>
          <table:table-cell office:value-type="string">
            <text:p>[{u'Gov_Index': u'2', u'Dep': u'West', u'Gov': u'Coasts', u'Dep_Index': u'1', u'Relation': u'nn'}, {u'Gov_Index': u'4', u'Dep': u'Coasts', u'Gov': u'have', u'Dep_Index': u'2', u'Relation': u'nsubj'}, {u'Gov_Index': u'4', u'Dep': u'will', u'Gov': u'have', u'Dep_Index': u'3', u'Relation': u'aux'}, {u'Gov_Index': u'7', u'Dep': u'gay', u'Gov': u'laws', u'Dep_Index': u'5', u'Relation': u'amod'}, {u'Gov_Index': u'7', u'Dep': u'marriage', u'Gov': u'laws', u'Dep_Index': u'6', u'Relation': u'nn'}, {u'Gov_Index': u'4', u'Dep': u'laws', u'Gov': u'have', u'Dep_Index': u'7', u'Relation': u'dobj'}]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table:number-columns-repeated="3" office:value-type="float" office:value="0">
            <text:p>0</text:p>
          </table:table-cell>
          <table:table-cell office:value-type="float" office:value="0.248585167330178">
            <text:p>0.2485851673</text:p>
          </table:table-cell>
          <table:table-cell office:value-type="float" office:value="1.36691057025324">
            <text:p>1.3669105703</text:p>
          </table:table-cell>
          <table:table-cell office:value-type="float" office:value="0.367630281026011">
            <text:p>0.367630281</text:p>
          </table:table-cell>
          <table:table-cell office:value-type="float" office:value="0.0145567890778933">
            <text:p>0.0145567891</text:p>
          </table:table-cell>
          <table:table-cell office:value-type="float" office:value="0.126157124628016">
            <text:p>0.1261571246</text:p>
          </table:table-cell>
          <table:table-cell office:value-type="float" office:value="0.0271726729454008">
            <text:p>0.02717267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8198152">
            <text:p>0.38198152</text:p>
          </table:table-cell>
          <table:table-cell office:value-type="string">
            <text:p>Service is a requirement to express the freedom people have.</text:p>
          </table:table-cell>
          <table:table-cell office:value-type="string">
            <text:p>service in the military</text:p>
          </table:table-cell>
          <table:table-cell office:value-type="float" office:value="40">
            <text:p>40</text:p>
          </table:table-cell>
          <table:table-cell office:value-type="string">
            <text:p>[{u'Gov_Index': u'4', u'Dep': u'the', u'Gov': u'military', u'Dep_Index': u'3', u'Relation': u'det'}, {u'Gov_Index': u'1', u'Dep': u'military', u'Gov': u'service', u'Dep_Index': u'4', u'Relation': u'prep_in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9010775">
            <text:p>0.39010775</text:p>
          </table:table-cell>
          <table:table-cell office:value-type="string">
            <text:p>Homosexuals should move out of Virginia</text:p>
          </table:table-cell>
          <table:table-cell office:value-type="string">
            <text:p>In 1909, being homosexual was morally wrong</text:p>
          </table:table-cell>
          <table:table-cell office:value-type="float" office:value="17">
            <text:p>17</text:p>
          </table:table-cell>
          <table:table-cell office:value-type="string">
            <text:p>[{u'Gov_Index': u'8', u'Dep': u'1909', u'Gov': u'wrong', u'Dep_Index': u'2', u'Relation': u'prep_in'}, {u'Gov_Index': u'5', u'Dep': u'being', u'Gov': u'homosexual', u'Dep_Index': u'4', u'Relation': u'amod'}, {u'Gov_Index': u'8', u'Dep': u'homosexual', u'Gov': u'wrong', u'Dep_Index': u'5', u'Relation': u'nsubj'}, {u'Gov_Index': u'8', u'Dep': u'was', u'Gov': u'wrong', u'Dep_Index': u'6', u'Relation': u'cop'}, {u'Gov_Index': u'8', u'Dep': u'morally', u'Gov': u'wrong', u'Dep_Index': u'7', u'Relation': u'advmod'}]</text:p>
          </table:table-cell>
          <table:table-cell office:value-type="float" office:value="0">
            <text:p>0</text:p>
          </table:table-cell>
          <table:table-cell office:value-type="float" office:value="0.235702260395516">
            <text:p>0.2357022604</text:p>
          </table:table-cell>
          <table:table-cell table:number-columns-repeated="3" office:value-type="float" office:value="0">
            <text:p>0</text:p>
          </table:table-cell>
          <table:table-cell office:value-type="float" office:value="0.255958024809815">
            <text:p>0.2559580248</text:p>
          </table:table-cell>
          <table:table-cell office:value-type="float" office:value="0.931069368519088">
            <text:p>0.9310693685</text:p>
          </table:table-cell>
          <table:table-cell office:value-type="float" office:value="0.191968518607362">
            <text:p>0.1919685186</text:p>
          </table:table-cell>
          <table:table-cell office:value-type="float" office:value="0.0853193416032718">
            <text:p>0.0853193416</text:p>
          </table:table-cell>
          <table:table-cell office:value-type="float" office:value="0">
            <text:p>0</text:p>
          </table:table-cell>
          <table:table-cell office:value-type="float" office:value="0.127979012404908">
            <text:p>0.12797901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4161948">
            <text:p>0.24161948</text:p>
          </table:table-cell>
          <table:table-cell office:value-type="string">
            <text:p>Homosexuals should move out of Virginia</text:p>
          </table:table-cell>
          <table:table-cell office:value-type="string">
            <text:p>The immorality of homosexuality in 1909 is based on ignorance</text:p>
          </table:table-cell>
          <table:table-cell office:value-type="float" office:value="27">
            <text:p>27</text:p>
          </table:table-cell>
          <table:table-cell office:value-type="string">
            <text:p>[{u'Gov_Index': u'2', u'Dep': u'The', u'Gov': u'immorality', u'Dep_Index': u'1', u'Relation': u'det'}, {u'Gov_Index': u'8', u'Dep': u'immorality', u'Gov': u'based', u'Dep_Index': u'2', u'Relation': u'nsubjpass'}, {u'Gov_Index': u'2', u'Dep': u'homosexuality', u'Gov': u'immorality', u'Dep_Index': u'4', u'Relation': u'prep_of'}, {u'Gov_Index': u'4', u'Dep': u'1909', u'Gov': u'homosexuality', u'Dep_Index': u'6', u'Relation': u'prep_in'}, {u'Gov_Index': u'8', u'Dep': u'is', u'Gov': u'based', u'Dep_Index': u'7', u'Relation': u'auxpass'}, {u'Gov_Index': u'8', u'Dep': u'ignorance', u'Gov': u'based', u'Dep_Index': u'10', u'Relation': u'prep_on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284397805344239">
            <text:p>0.0284397805</text:p>
          </table:table-cell>
          <table:table-cell office:value-type="float" office:value="0.368672105640527">
            <text:p>0.3686721056</text:p>
          </table:table-cell>
          <table:table-cell office:value-type="float" office:value="0.0511916049619631">
            <text:p>0.0511916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7128327">
            <text:p>0.27128327</text:p>
          </table:table-cell>
          <table:table-cell office:value-type="string">
            <text:p>Homosexuals should move out of Virginia</text:p>
          </table:table-cell>
          <table:table-cell office:value-type="string">
            <text:p>Homosexual unions were present in history they were not actually thought of as marriages.</text:p>
          </table:table-cell>
          <table:table-cell office:value-type="float" office:value="46">
            <text:p>46</text:p>
          </table:table-cell>
          <table:table-cell office:value-type="string">
            <text:p>[{u'Gov_Index': u'2', u'Dep': u'Homosexual', u'Gov': u'unions', u'Dep_Index': u'1', u'Relation': u'amod'}, {u'Gov_Index': u'4', u'Dep': u'unions', u'Gov': u'present', u'Dep_Index': u'2', u'Relation': u'nsubj'}, {u'Gov_Index': u'4', u'Dep': u'were', u'Gov': u'present', u'Dep_Index': u'3', u'Relation': u'cop'}, {u'Gov_Index': u'4', u'Dep': u'history', u'Gov': u'present', u'Dep_Index': u'6', u'Relation': u'prep_in'}, {u'Gov_Index': u'11', u'Dep': u'they', u'Gov': u'thought', u'Dep_Index': u'7', u'Relation': u'nsubjpass'}, {u'Gov_Index': u'11', u'Dep': u'were', u'Gov': u'thought', u'Dep_Index': u'8', u'Relation': u'auxpass'}, {u'Gov_Index': u'11', u'Dep': u'not', u'Gov': u'thought', u'Dep_Index': u'9', u'Relation': u'neg'}, {u'Gov_Index': u'11', u'Dep': u'actually', u'Gov': u'thought', u'Dep_Index': u'10', u'Relation': u'advmod'}, {u'Gov_Index': u'6', u'Dep': u'thought', u'Gov': u'history', u'Dep_Index': u'11', u'Relation': u'rcmod'}, {u'Gov_Index': u'11', u'Dep': u'as', u'Gov': u'thought', u'Dep_Index': u'13', u'Relation': u'prepc_as_of'}, {u'Gov_Index': u'11', u'Dep': u'marriages', u'Gov': u'thought', u'Dep_Index': u'14', u'Relation': u'pobj'}]</text:p>
          </table:table-cell>
          <table:table-cell office:value-type="float" office:value="0">
            <text:p>0</text:p>
          </table:table-cell>
          <table:table-cell office:value-type="float" office:value="0.204124145231931">
            <text:p>0.2041241452</text:p>
          </table:table-cell>
          <table:table-cell table:number-columns-repeated="3" office:value-type="float" office:value="0">
            <text:p>0</text:p>
          </table:table-cell>
          <table:table-cell office:value-type="float" office:value="0.0396268147120429">
            <text:p>0.0396268147</text:p>
          </table:table-cell>
          <table:table-cell office:value-type="float" office:value="0.528448931518715">
            <text:p>0.5284489315</text:p>
          </table:table-cell>
          <table:table-cell office:value-type="float" office:value="0.0992847665312723">
            <text:p>0.0992847665</text:p>
          </table:table-cell>
          <table:table-cell office:value-type="float" office:value="0.0679316823635021">
            <text:p>0.0679316824</text:p>
          </table:table-cell>
          <table:table-cell office:value-type="float" office:value="0">
            <text:p>0</text:p>
          </table:table-cell>
          <table:table-cell office:value-type="float" office:value="0.101897523545253">
            <text:p>0.10189752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912387">
            <text:p>0.4912387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string">
            <text:p>Five states have already legalized gay marriage</text:p>
          </table:table-cell>
          <table:table-cell office:value-type="float" office:value="64">
            <text:p>64</text:p>
          </table:table-cell>
          <table:table-cell office:value-type="string">
            <text:p>[{u'Gov_Index': u'2', u'Dep': u'Five', u'Gov': u'states', u'Dep_Index': u'1', u'Relation': u'num'}, {u'Gov_Index': u'5', u'Dep': u'states', u'Gov': u'legalized', u'Dep_Index': u'2', u'Relation': u'nsubj'}, {u'Gov_Index': u'5', u'Dep': u'have', u'Gov': u'legalized', u'Dep_Index': u'3', u'Relation': u'aux'}, {u'Gov_Index': u'5', u'Dep': u'already', u'Gov': u'legalized', u'Dep_Index': u'4', u'Relation': u'advmod'}, {u'Gov_Index': u'7', u'Dep': u'gay', u'Gov': u'marriage', u'Dep_Index': u'6', u'Relation': u'amod'}, {u'Gov_Index': u'5', u'Dep': u'marriage', u'Gov': u'legalized', u'Dep_Index': u'7', u'Relation': u'dobj'}]</text:p>
          </table:table-cell>
          <table:table-cell office:value-type="float" office:value="0.105409255338946">
            <text:p>0.1054092553</text:p>
          </table:table-cell>
          <table:table-cell office:value-type="float" office:value="0.353553390593274">
            <text:p>0.3535533906</text:p>
          </table:table-cell>
          <table:table-cell table:number-columns-repeated="3" office:value-type="float" office:value="0">
            <text:p>0</text:p>
          </table:table-cell>
          <table:table-cell office:value-type="float" office:value="0.204238639989588">
            <text:p>0.20423864</text:p>
          </table:table-cell>
          <table:table-cell office:value-type="float" office:value="1.13815374571796">
            <text:p>1.1381537457</text:p>
          </table:table-cell>
          <table:table-cell office:value-type="float" office:value="0.271798481438453">
            <text:p>0.27179848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1511628">
            <text:p>0.41511628</text:p>
          </table:table-cell>
          <table:table-cell office:value-type="string">
            <text:p>definition of marriage should not be changed to include homosexual unions</text:p>
          </table:table-cell>
          <table:table-cell office:value-type="string">
            <text:p>experience with marriage</text:p>
          </table:table-cell>
          <table:table-cell office:value-type="float" office:value="48">
            <text:p>48</text:p>
          </table:table-cell>
          <table:table-cell office:value-type="string">
            <text:p>[{u'Gov_Index': u'1', u'Dep': u'marriage', u'Gov': u'experience', u'Dep_Index': u'3', u'Relation': u'prep_with'}]</text:p>
          </table:table-cell>
          <table:table-cell office:value-type="float" office:value="0">
            <text:p>0</text:p>
          </table:table-cell>
          <table:table-cell office:value-type="float" office:value="0.288675134594813">
            <text:p>0.288675134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9451785">
            <text:p>0.19451785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opponents of homosexual marriage tend to argue that a change to marriage law would make it too open ended</text:p>
          </table:table-cell>
          <table:table-cell office:value-type="float" office:value="60">
            <text:p>60</text:p>
          </table:table-cell>
          <table:table-cell office:value-type="string">
            <text:p>[{u'Gov_Index': u'4', u'Dep': u'homosexual', u'Gov': u'marriage', u'Dep_Index': u'3', u'Relation': u'amod'}, {u'Gov_Index': u'1', u'Dep': u'marriage', u'Gov': u'opponents', u'Dep_Index': u'4', u'Relation': u'prep_of'}, {u'Gov_Index': u'4', u'Dep': u'tend', u'Gov': u'marriage', u'Dep_Index': u'5', u'Relation': u'dep'}, {u'Gov_Index': u'7', u'Dep': u'to', u'Gov': u'argue', u'Dep_Index': u'6', u'Relation': u'aux'}, {u'Gov_Index': u'5', u'Dep': u'argue', u'Gov': u'tend', u'Dep_Index': u'7', u'Relation': u'xcomp'}, {u'Gov_Index': u'15', u'Dep': u'that', u'Gov': u'make', u'Dep_Index': u'8', u'Relation': u'mark'}, {u'Gov_Index': u'10', u'Dep': u'a', u'Gov': u'change', u'Dep_Index': u'9', u'Relation': u'det'}, {u'Gov_Index': u'15', u'Dep': u'change', u'Gov': u'make', u'Dep_Index': u'10', u'Relation': u'nsubj'}, {u'Gov_Index': u'13', u'Dep': u'marriage', u'Gov': u'law', u'Dep_Index': u'12', u'Relation': u'nn'}, {u'Gov_Index': u'10', u'Dep': u'law', u'Gov': u'change', u'Dep_Index': u'13', u'Relation': u'prep_to'}, {u'Gov_Index': u'15', u'Dep': u'would', u'Gov': u'make', u'Dep_Index': u'14', u'Relation': u'aux'}, {u'Gov_Index': u'7', u'Dep': u'make', u'Gov': u'argue', u'Dep_Index': u'15', u'Relation': u'ccomp'}, {u'Gov_Index': u'19', u'Dep': u'it', u'Gov': u'ended', u'Dep_Index': u'16', u'Relation': u'nsubj'}, {u'Gov_Index': u'18', u'Dep': u'too', u'Gov': u'open', u'Dep_Index': u'17', u'Relation': u'advmod'}, {u'Gov_Index': u'19', u'Dep': u'open', u'Gov': u'ended', u'Dep_Index': u'18', u'Relation': u'dep'}, {u'Gov_Index': u'15', u'Dep': u'ended', u'Gov': u'make', u'Dep_Index': u'19', u'Relation': u'xcomp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9349982">
            <text:p>0.19349982</text:p>
          </table:table-cell>
          <table:table-cell office:value-type="string">
            <text:p>evangelical Christians are rarely united for anything</text:p>
          </table:table-cell>
          <table:table-cell office:value-type="string">
            <text:p>gay lobbyists are actively attempting to attack evangelical Christiandom falsely in order to justify their arguments</text:p>
          </table:table-cell>
          <table:table-cell office:value-type="float" office:value="63">
            <text:p>63</text:p>
          </table:table-cell>
          <table:table-cell office:value-type="string">
            <text:p>[{u'Gov_Index': u'2', u'Dep': u'gay', u'Gov': u'lobbyists', u'Dep_Index': u'1', u'Relation': u'amod'}, {u'Gov_Index': u'5', u'Dep': u'lobbyists', u'Gov': u'attempting', u'Dep_Index': u'2', u'Relation': u'nsubj'}, {u'Gov_Index': u'5', u'Dep': u'are', u'Gov': u'attempting', u'Dep_Index': u'3', u'Relation': u'aux'}, {u'Gov_Index': u'5', u'Dep': u'actively', u'Gov': u'attempting', u'Dep_Index': u'4', u'Relation': u'advmod'}, {u'Gov_Index': u'9', u'Dep': u'attack', u'Gov': u'Christiandom', u'Dep_Index': u'7', u'Relation': u'nn'}, {u'Gov_Index': u'9', u'Dep': u'evangelical', u'Gov': u'Christiandom', u'Dep_Index': u'8', u'Relation': u'amod'}, {u'Gov_Index': u'5', u'Dep': u'Christiandom', u'Gov': u'attempting', u'Dep_Index': u'9', u'Relation': u'prep_to'}, {u'Gov_Index': u'5', u'Dep': u'falsely', u'Gov': u'attempting', u'Dep_Index': u'10', u'Relation': u'advmod'}, {u'Gov_Index': u'14', u'Dep': u'in', u'Gov': u'justify', u'Dep_Index': u'11', u'Relation': u'mark'}, {u'Gov_Index': u'14', u'Dep': u'order', u'Gov': u'justify', u'Dep_Index': u'12', u'Relation': u'dep'}, {u'Gov_Index': u'14', u'Dep': u'to', u'Gov': u'justify', u'Dep_Index': u'13', u'Relation': u'aux'}, {u'Gov_Index': u'5', u'Dep': u'justify', u'Gov': u'attempting', u'Dep_Index': u'14', u'Relation': u'advcl'}, {u'Gov_Index': u'16', u'Dep': u'their', u'Gov': u'arguments', u'Dep_Index': u'15', u'Relation': u'poss'}, {u'Gov_Index': u'14', u'Dep': u'arguments', u'Gov': u'justify', u'Dep_Index': u'16', u'Relation': u'dobj'}]</text:p>
          </table:table-cell>
          <table:table-cell office:value-type="float" office:value="0">
            <text:p>0</text:p>
          </table:table-cell>
          <table:table-cell office:value-type="float" office:value="0.134839972492648">
            <text:p>0.13483997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385896486650291">
            <text:p>0.0385896487</text:p>
          </table:table-cell>
          <table:table-cell office:value-type="float" office:value="0.461003256918771">
            <text:p>0.4610032569</text:p>
          </table:table-cell>
          <table:table-cell office:value-type="float" office:value="0.123974323921757">
            <text:p>0.12397432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692539">
            <text:p>0.2692539</text:p>
          </table:table-cell>
          <table:table-cell office:value-type="string">
            <text:p>evangelical Christians are rarely united for anything</text:p>
          </table:table-cell>
          <table:table-cell office:value-type="string">
            <text:p>gay lobbyists have crossed the line with attacking Christians</text:p>
          </table:table-cell>
          <table:table-cell office:value-type="float" office:value="39">
            <text:p>39</text:p>
          </table:table-cell>
          <table:table-cell office:value-type="string">
            <text:p>[{u'Gov_Index': u'2', u'Dep': u'gay', u'Gov': u'lobbyists', u'Dep_Index': u'1', u'Relation': u'amod'}, {u'Gov_Index': u'4', u'Dep': u'lobbyists', u'Gov': u'crossed', u'Dep_Index': u'2', u'Relation': u'nsubj'}, {u'Gov_Index': u'4', u'Dep': u'have', u'Gov': u'crossed', u'Dep_Index': u'3', u'Relation': u'aux'}, {u'Gov_Index': u'6', u'Dep': u'the', u'Gov': u'line', u'Dep_Index': u'5', u'Relation': u'det'}, {u'Gov_Index': u'4', u'Dep': u'line', u'Gov': u'crossed', u'Dep_Index': u'6', u'Relation': u'dobj'}, {u'Gov_Index': u'9', u'Dep': u'attacking', u'Gov': u'Christians', u'Dep_Index': u'8', u'Relation': u'amod'}, {u'Gov_Index': u'4', u'Dep': u'Christians', u'Gov': u'crossed', u'Dep_Index': u'9', u'Relation': u'prep_with'}]</text:p>
          </table:table-cell>
          <table:table-cell office:value-type="float" office:value="0">
            <text:p>0</text:p>
          </table:table-cell>
          <table:table-cell office:value-type="float" office:value="0.182574185835055">
            <text:p>0.1825741858</text:p>
          </table:table-cell>
          <table:table-cell table:number-columns-repeated="3" office:value-type="float" office:value="0">
            <text:p>0</text:p>
          </table:table-cell>
          <table:table-cell office:value-type="float" office:value="0.0477671726978981">
            <text:p>0.0477671727</text:p>
          </table:table-cell>
          <table:table-cell office:value-type="float" office:value="0.572206221464671">
            <text:p>0.5722062215</text:p>
          </table:table-cell>
          <table:table-cell office:value-type="float" office:value="0.148033869568409">
            <text:p>0.14803386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2975884">
            <text:p>0.22975884</text:p>
          </table:table-cell>
          <table:table-cell office:value-type="string">
            <text:p>evangelical Christians are rarely united for anything</text:p>
          </table:table-cell>
          <table:table-cell office:value-type="string">
            <text:p>problem with an unmentioned study is that majority of people identify as Christians.</text:p>
          </table:table-cell>
          <table:table-cell office:value-type="float" office:value="46">
            <text:p>46</text:p>
          </table:table-cell>
          <table:table-cell office:value-type="string">
            <text:p>[{u'Gov_Index': u'6', u'Dep': u'problem', u'Gov': u'is', u'Dep_Index': u'1', u'Relation': u'nsubj'}, {u'Gov_Index': u'5', u'Dep': u'an', u'Gov': u'study', u'Dep_Index': u'3', u'Relation': u'det'}, {u'Gov_Index': u'5', u'Dep': u'unmentioned', u'Gov': u'study', u'Dep_Index': u'4', u'Relation': u'amod'}, {u'Gov_Index': u'1', u'Dep': u'study', u'Gov': u'problem', u'Dep_Index': u'5', u'Relation': u'prep_with'}, {u'Gov_Index': u'11', u'Dep': u'that', u'Gov': u'identify', u'Dep_Index': u'7', u'Relation': u'mark'}, {u'Gov_Index': u'11', u'Dep': u'majority', u'Gov': u'identify', u'Dep_Index': u'8', u'Relation': u'nsubj'}, {u'Gov_Index': u'8', u'Dep': u'people', u'Gov': u'majority', u'Dep_Index': u'10', u'Relation': u'prep_of'}, {u'Gov_Index': u'6', u'Dep': u'identify', u'Gov': u'is', u'Dep_Index': u'11', u'Relation': u'ccomp'}, {u'Gov_Index': u'11', u'Dep': u'Christians', u'Gov': u'identify', u'Dep_Index': u'13', u'Relation': u'prep_as'}]</text:p>
          </table:table-cell>
          <table:table-cell office:value-type="float" office:value="0">
            <text:p>0</text:p>
          </table:table-cell>
          <table:table-cell office:value-type="float" office:value="0.158113883008419">
            <text:p>0.15811388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86942679088207">
            <text:p>0.0286942679</text:p>
          </table:table-cell>
          <table:table-cell office:value-type="float" office:value="0.398447852051986">
            <text:p>0.3984478521</text:p>
          </table:table-cell>
          <table:table-cell office:value-type="float" office:value="0.0531253874426167">
            <text:p>0.05312538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380815">
            <text:p>0.3380815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debating whether gay marriage will open opportunities for other "taboos"</text:p>
          </table:table-cell>
          <table:table-cell office:value-type="float" office:value="39">
            <text:p>39</text:p>
          </table:table-cell>
          <table:table-cell office:value-type="string">
            <text:p>[{u'Gov_Index': u'6', u'Dep': u'whether', u'Gov': u'open', u'Dep_Index': u'2', u'Relation': u'mark'}, {u'Gov_Index': u'4', u'Dep': u'gay', u'Gov': u'marriage', u'Dep_Index': u'3', u'Relation': u'amod'}, {u'Gov_Index': u'6', u'Dep': u'marriage', u'Gov': u'open', u'Dep_Index': u'4', u'Relation': u'nsubj'}, {u'Gov_Index': u'6', u'Dep': u'will', u'Gov': u'open', u'Dep_Index': u'5', u'Relation': u'aux'}, {u'Gov_Index': u'1', u'Dep': u'open', u'Gov': u'debating', u'Dep_Index': u'6', u'Relation': u'ccomp'}, {u'Gov_Index': u'6', u'Dep': u'opportunities', u'Gov': u'open', u'Dep_Index': u'7', u'Relation': u'dobj'}, {u'Gov_Index': u'11', u'Dep': u'other', u'Gov': u'taboos', u'Dep_Index': u'9', u'Relation': u'amod'}, {u'Gov_Index': u'7', u'Dep': u'taboos', u'Gov': u'opportunities', u'Dep_Index': u'11', u'Relation': u'prep_for'}]</text:p>
          </table:table-cell>
          <table:table-cell office:value-type="float" office:value="0">
            <text:p>0</text:p>
          </table:table-cell>
          <table:table-cell office:value-type="float" office:value="0.136082763487954">
            <text:p>0.136082763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9762637">
            <text:p>0.39762637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in opening this opportunity for gay marriage, the definition of marriage will change</text:p>
          </table:table-cell>
          <table:table-cell office:value-type="float" office:value="45">
            <text:p>45</text:p>
          </table:table-cell>
          <table:table-cell office:value-type="string">
            <text:p>[{u'Gov_Index': u'1', u'Dep': u'opening', u'Gov': u'in', u'Dep_Index': u'2', u'Relation': u'pcomp'}, {u'Gov_Index': u'4', u'Dep': u'this', u'Gov': u'opportunity', u'Dep_Index': u'3', u'Relation': u'det'}, {u'Gov_Index': u'14', u'Dep': u'opportunity', u'Gov': u'change', u'Dep_Index': u'4', u'Relation': u'nsubj'}, {u'Gov_Index': u'7', u'Dep': u'gay', u'Gov': u'marriage', u'Dep_Index': u'6', u'Relation': u'amod'}, {u'Gov_Index': u'4', u'Dep': u'marriage', u'Gov': u'opportunity', u'Dep_Index': u'7', u'Relation': u'prep_for'}, {u'Gov_Index': u'10', u'Dep': u'the', u'Gov': u'definition', u'Dep_Index': u'9', u'Relation': u'det'}, {u'Gov_Index': u'7', u'Dep': u'definition', u'Gov': u'marriage', u'Dep_Index': u'10', u'Relation': u'appos'}, {u'Gov_Index': u'10', u'Dep': u'marriage', u'Gov': u'definition', u'Dep_Index': u'12', u'Relation': u'prep_of'}, {u'Gov_Index': u'14', u'Dep': u'will', u'Gov': u'change', u'Dep_Index': u'13', u'Relation': u'aux'}, {u'Gov_Index': u'2', u'Dep': u'change', u'Gov': u'opening', u'Dep_Index': u'14', u'Relation': u'ccomp'}]</text:p>
          </table:table-cell>
          <table:table-cell office:value-type="float" office:value="0">
            <text:p>0</text:p>
          </table:table-cell>
          <table:table-cell office:value-type="float" office:value="0.258198889747161">
            <text:p>0.258198889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0953695">
            <text:p>0.20953695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what is socially accepted and the types of taboo relationship and legality</text:p>
          </table:table-cell>
          <table:table-cell office:value-type="float" office:value="43">
            <text:p>43</text:p>
          </table:table-cell>
          <table:table-cell office:value-type="string">
            <text:p>[{u'Gov_Index': u'3', u'Dep': u'what', u'Gov': u'socially', u'Dep_Index': u'1', u'Relation': u'nsubj'}, {u'Gov_Index': u'3', u'Dep': u'is', u'Gov': u'socially', u'Dep_Index': u'2', u'Relation': u'cop'}, {u'Gov_Index': u'3', u'Dep': u'accepted', u'Gov': u'socially', u'Dep_Index': u'4', u'Relation': u'ccomp'}, {u'Gov_Index': u'7', u'Dep': u'the', u'Gov': u'types', u'Dep_Index': u'6', u'Relation': u'det'}, {u'Gov_Index': u'3', u'Dep': u'types', u'Gov': u'socially', u'Dep_Index': u'7', u'Relation': u'ccomp'}, {u'Gov_Index': u'4', u'Dep': u'types', u'Gov': u'accepted', u'Dep_Index': u'7', u'Relation': u'conj_and'}, {u'Gov_Index': u'10', u'Dep': u'taboo', u'Gov': u'relationship', u'Dep_Index': u'9', u'Relation': u'amod'}, {u'Gov_Index': u'7', u'Dep': u'relationship', u'Gov': u'types', u'Dep_Index': u'10', u'Relation': u'prep_of'}, {u'Gov_Index': u'7', u'Dep': u'legality', u'Gov': u'types', u'Dep_Index': u'12', u'Relation': u'prep_of'}, {u'Gov_Index': u'10', u'Dep': u'legality', u'Gov': u'relationship', u'Dep_Index': u'12', u'Relation': u'conj_and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6858537">
            <text:p>0.46858537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Broadened marriage is a side effect of legal gay marriage</text:p>
          </table:table-cell>
          <table:table-cell office:value-type="float" office:value="35">
            <text:p>35</text:p>
          </table:table-cell>
          <table:table-cell office:value-type="string">
            <text:p>[{u'Gov_Index': u'6', u'Dep': u'marriage', u'Gov': u'effect', u'Dep_Index': u'2', u'Relation': u'nsubj'}, {u'Gov_Index': u'6', u'Dep': u'is', u'Gov': u'effect', u'Dep_Index': u'3', u'Relation': u'cop'}, {u'Gov_Index': u'6', u'Dep': u'a', u'Gov': u'effect', u'Dep_Index': u'4', u'Relation': u'det'}, {u'Gov_Index': u'6', u'Dep': u'side', u'Gov': u'effect', u'Dep_Index': u'5', u'Relation': u'amod'}, {u'Gov_Index': u'1', u'Dep': u'effect', u'Gov': u'Broadened', u'Dep_Index': u'6', u'Relation': u'ccomp'}, {u'Gov_Index': u'10', u'Dep': u'legal', u'Gov': u'marriage', u'Dep_Index': u'8', u'Relation': u'amod'}, {u'Gov_Index': u'10', u'Dep': u'gay', u'Gov': u'marriage', u'Dep_Index': u'9', u'Relation': u'amod'}, {u'Gov_Index': u'6', u'Dep': u'marriage', u'Gov': u'effect', u'Dep_Index': u'10', u'Relation': u'prep_of'}]</text:p>
          </table:table-cell>
          <table:table-cell office:value-type="float" office:value="0">
            <text:p>0</text:p>
          </table:table-cell>
          <table:table-cell office:value-type="float" office:value="0.272165526975909">
            <text:p>0.27216552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191152">
            <text:p>0.5191152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Gay marriage supporters want marriage laws changed to accommodate gay marriage</text:p>
          </table:table-cell>
          <table:table-cell office:value-type="float" office:value="51">
            <text:p>51</text:p>
          </table:table-cell>
          <table:table-cell office:value-type="string">
            <text:p>[{u'Gov_Index': u'3', u'Dep': u'Gay', u'Gov': u'supporters', u'Dep_Index': u'1', u'Relation': u'nn'}, {u'Gov_Index': u'3', u'Dep': u'marriage', u'Gov': u'supporters', u'Dep_Index': u'2', u'Relation': u'nn'}, {u'Gov_Index': u'4', u'Dep': u'supporters', u'Gov': u'want', u'Dep_Index': u'3', u'Relation': u'nsubj'}, {u'Gov_Index': u'6', u'Dep': u'marriage', u'Gov': u'laws', u'Dep_Index': u'5', u'Relation': u'nn'}, {u'Gov_Index': u'7', u'Dep': u'laws', u'Gov': u'changed', u'Dep_Index': u'6', u'Relation': u'nsubj'}, {u'Gov_Index': u'4', u'Dep': u'changed', u'Gov': u'want', u'Dep_Index': u'7', u'Relation': u'ccomp'}, {u'Gov_Index': u'9', u'Dep': u'to', u'Gov': u'accommodate', u'Dep_Index': u'8', u'Relation': u'aux'}, {u'Gov_Index': u'7', u'Dep': u'accommodate', u'Gov': u'changed', u'Dep_Index': u'9', u'Relation': u'xcomp'}, {u'Gov_Index': u'11', u'Dep': u'gay', u'Gov': u'marriage', u'Dep_Index': u'10', u'Relation': u'amod'}, {u'Gov_Index': u'9', u'Dep': u'marriage', u'Gov': u'accommodate', u'Dep_Index': u'11', u'Relation': u'dobj'}]</text:p>
          </table:table-cell>
          <table:table-cell office:value-type="float" office:value="0">
            <text:p>0</text:p>
          </table:table-cell>
          <table:table-cell office:value-type="float" office:value="0.288675134594813">
            <text:p>0.288675134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59409">
            <text:p>0.459409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opponents of homosexual marriage tend to argue that a change to marriage law would make it too open ended</text:p>
          </table:table-cell>
          <table:table-cell office:value-type="float" office:value="60">
            <text:p>60</text:p>
          </table:table-cell>
          <table:table-cell office:value-type="string">
            <text:p>[{u'Gov_Index': u'4', u'Dep': u'homosexual', u'Gov': u'marriage', u'Dep_Index': u'3', u'Relation': u'amod'}, {u'Gov_Index': u'1', u'Dep': u'marriage', u'Gov': u'opponents', u'Dep_Index': u'4', u'Relation': u'prep_of'}, {u'Gov_Index': u'4', u'Dep': u'tend', u'Gov': u'marriage', u'Dep_Index': u'5', u'Relation': u'dep'}, {u'Gov_Index': u'7', u'Dep': u'to', u'Gov': u'argue', u'Dep_Index': u'6', u'Relation': u'aux'}, {u'Gov_Index': u'5', u'Dep': u'argue', u'Gov': u'tend', u'Dep_Index': u'7', u'Relation': u'xcomp'}, {u'Gov_Index': u'15', u'Dep': u'that', u'Gov': u'make', u'Dep_Index': u'8', u'Relation': u'mark'}, {u'Gov_Index': u'10', u'Dep': u'a', u'Gov': u'change', u'Dep_Index': u'9', u'Relation': u'det'}, {u'Gov_Index': u'15', u'Dep': u'change', u'Gov': u'make', u'Dep_Index': u'10', u'Relation': u'nsubj'}, {u'Gov_Index': u'13', u'Dep': u'marriage', u'Gov': u'law', u'Dep_Index': u'12', u'Relation': u'nn'}, {u'Gov_Index': u'10', u'Dep': u'law', u'Gov': u'change', u'Dep_Index': u'13', u'Relation': u'prep_to'}, {u'Gov_Index': u'15', u'Dep': u'would', u'Gov': u'make', u'Dep_Index': u'14', u'Relation': u'aux'}, {u'Gov_Index': u'7', u'Dep': u'make', u'Gov': u'argue', u'Dep_Index': u'15', u'Relation': u'ccomp'}, {u'Gov_Index': u'19', u'Dep': u'it', u'Gov': u'ended', u'Dep_Index': u'16', u'Relation': u'nsubj'}, {u'Gov_Index': u'18', u'Dep': u'too', u'Gov': u'open', u'Dep_Index': u'17', u'Relation': u'advmod'}, {u'Gov_Index': u'19', u'Dep': u'open', u'Gov': u'ended', u'Dep_Index': u'18', u'Relation': u'dep'}, {u'Gov_Index': u'15', u'Dep': u'ended', u'Gov': u'make', u'Dep_Index': u'19', u'Relation': u'xcomp'}]</text:p>
          </table:table-cell>
          <table:table-cell office:value-type="float" office:value="0.0890870806374748">
            <text:p>0.0890870806</text:p>
          </table:table-cell>
          <table:table-cell office:value-type="float" office:value="0.327326835353989">
            <text:p>0.3273268354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451426">
            <text:p>0.3451426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Broadened marriage could change the current traditional marriage laws</text:p>
          </table:table-cell>
          <table:table-cell office:value-type="float" office:value="37">
            <text:p>37</text:p>
          </table:table-cell>
          <table:table-cell office:value-type="string">
            <text:p>[{u'Gov_Index': u'1', u'Dep': u'marriage', u'Gov': u'Broadened', u'Dep_Index': u'2', u'Relation': u'dep'}, {u'Gov_Index': u'4', u'Dep': u'could', u'Gov': u'change', u'Dep_Index': u'3', u'Relation': u'aux'}, {u'Gov_Index': u'1', u'Dep': u'change', u'Gov': u'Broadened', u'Dep_Index': u'4', u'Relation': u'dep'}, {u'Gov_Index': u'8', u'Dep': u'the', u'Gov': u'marriage', u'Dep_Index': u'5', u'Relation': u'det'}, {u'Gov_Index': u'8', u'Dep': u'current', u'Gov': u'marriage', u'Dep_Index': u'6', u'Relation': u'amod'}, {u'Gov_Index': u'8', u'Dep': u'traditional', u'Gov': u'marriage', u'Dep_Index': u'7', u'Relation': u'amod'}, {u'Gov_Index': u'4', u'Dep': u'marriage', u'Gov': u'change', u'Dep_Index': u'8', u'Relation': u'dobj'}, {u'Gov_Index': u'1', u'Dep': u'laws', u'Gov': u'Broadened', u'Dep_Index': u'9', u'Relation': u'nsubj'}]</text:p>
          </table:table-cell>
          <table:table-cell office:value-type="float" office:value="0">
            <text:p>0</text:p>
          </table:table-cell>
          <table:table-cell office:value-type="float" office:value="0.258198889747161">
            <text:p>0.258198889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730142">
            <text:p>0.4730142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float" office:value="63">
            <text:p>63</text:p>
          </table:table-cell>
          <table:table-cell office:value-type="string">
            <text:p>[{u'Gov_Index': u'7', u'Dep': u'Opponents', u'Gov': u'protecting', u'Dep_Index': u'1', u'Relation': u'nsubj'}, {u'Gov_Index': u'13', u'Dep': u'Opponents', u'Gov': u'discriminating', u'Dep_Index': u'1', u'Relation': u'nsubj'}, {u'Gov_Index': u'4', u'Dep': u'gay', u'Gov': u'marriage', u'Dep_Index': u'3', u'Relation': u'amod'}, {u'Gov_Index': u'1', u'Dep': u'marriage', u'Gov': u'Opponents', u'Dep_Index': u'4', u'Relation': u'prep_of'}, {u'Gov_Index': u'7', u'Dep': u'are', u'Gov': u'protecting', u'Dep_Index': u'5', u'Relation': u'aux'}, {u'Gov_Index': u'7', u'Dep': u'not', u'Gov': u'protecting', u'Dep_Index': u'6', u'Relation': u'neg'}, {u'Gov_Index': u'9', u'Dep': u'traditional', u'Gov': u'marriage', u'Dep_Index': u'8', u'Relation': u'amod'}, {u'Gov_Index': u'7', u'Dep': u'marriage', u'Gov': u'protecting', u'Dep_Index': u'9', u'Relation': u'dobj'}, {u'Gov_Index': u'13', u'Dep': u'are', u'Gov': u'discriminating', u'Dep_Index': u'12', u'Relation': u'aux'}, {u'Gov_Index': u'7', u'Dep': u'discriminating', u'Gov': u'protecting', u'Dep_Index': u'13', u'Relation': u'conj_but'}, {u'Gov_Index': u'13', u'Dep': u'homosexuals', u'Gov': u'discriminating', u'Dep_Index': u'15', u'Relation': u'prep_against'}]</text:p>
          </table:table-cell>
          <table:table-cell office:value-type="float" office:value="0">
            <text:p>0</text:p>
          </table:table-cell>
          <table:table-cell office:value-type="float" office:value="0.353553390593274">
            <text:p>0.353553390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3498957">
            <text:p>0.43498957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definition of marriage should not be changed to include homosexual unions</text:p>
          </table:table-cell>
          <table:table-cell office:value-type="float" office:value="41">
            <text:p>41</text:p>
          </table:table-cell>
          <table:table-cell office:value-type="string">
            <text:p>[{u'Gov_Index': u'7', u'Dep': u'definition', u'Gov': u'changed', u'Dep_Index': u'1', u'Relation': u'nsubjpass'}, {u'Gov_Index': u'1', u'Dep': u'marriage', u'Gov': u'definition', u'Dep_Index': u'3', u'Relation': u'prep_of'}, {u'Gov_Index': u'7', u'Dep': u'should', u'Gov': u'changed', u'Dep_Index': u'4', u'Relation': u'aux'}, {u'Gov_Index': u'7', u'Dep': u'not', u'Gov': u'changed', u'Dep_Index': u'5', u'Relation': u'neg'}, {u'Gov_Index': u'7', u'Dep': u'be', u'Gov': u'changed', u'Dep_Index': u'6', u'Relation': u'auxpass'}, {u'Gov_Index': u'9', u'Dep': u'to', u'Gov': u'include', u'Dep_Index': u'8', u'Relation': u'aux'}, {u'Gov_Index': u'7', u'Dep': u'include', u'Gov': u'changed', u'Dep_Index': u'9', u'Relation': u'xcomp'}, {u'Gov_Index': u'11', u'Dep': u'homosexual', u'Gov': u'unions', u'Dep_Index': u'10', u'Relation': u'amod'}, {u'Gov_Index': u'9', u'Dep': u'unions', u'Gov': u'include', u'Dep_Index': u'11', u'Relation': u'dobj'}]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275421">
            <text:p>0.4275421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allowing gays to marry will open up the door to legalize other types of marriage such as polygamy</text:p>
          </table:table-cell>
          <table:table-cell office:value-type="float" office:value="55">
            <text:p>55</text:p>
          </table:table-cell>
          <table:table-cell office:value-type="string">
            <text:p>[{u'Gov_Index': u'1', u'Dep': u'gays', u'Gov': u'allowing', u'Dep_Index': u'2', u'Relation': u'dobj'}, {u'Gov_Index': u'4', u'Dep': u'to', u'Gov': u'marry', u'Dep_Index': u'3', u'Relation': u'aux'}, {u'Gov_Index': u'1', u'Dep': u'marry', u'Gov': u'allowing', u'Dep_Index': u'4', u'Relation': u'xcomp'}, {u'Gov_Index': u'6', u'Dep': u'will', u'Gov': u'open', u'Dep_Index': u'5', u'Relation': u'aux'}, {u'Gov_Index': u'1', u'Dep': u'open', u'Gov': u'allowing', u'Dep_Index': u'6', u'Relation': u'dep'}, {u'Gov_Index': u'6', u'Dep': u'up', u'Gov': u'open', u'Dep_Index': u'7', u'Relation': u'prt'}, {u'Gov_Index': u'9', u'Dep': u'the', u'Gov': u'door', u'Dep_Index': u'8', u'Relation': u'det'}, {u'Gov_Index': u'1', u'Dep': u'door', u'Gov': u'allowing', u'Dep_Index': u'9', u'Relation': u'nsubj'}, {u'Gov_Index': u'11', u'Dep': u'to', u'Gov': u'legalize', u'Dep_Index': u'10', u'Relation': u'aux'}, {u'Gov_Index': u'9', u'Dep': u'legalize', u'Gov': u'door', u'Dep_Index': u'11', u'Relation': u'vmod'}, {u'Gov_Index': u'13', u'Dep': u'other', u'Gov': u'types', u'Dep_Index': u'12', u'Relation': u'amod'}, {u'Gov_Index': u'11', u'Dep': u'types', u'Gov': u'legalize', u'Dep_Index': u'13', u'Relation': u'dobj'}, {u'Gov_Index': u'13', u'Dep': u'marriage', u'Gov': u'types', u'Dep_Index': u'15', u'Relation': u'prep_of'}, {u'Gov_Index': u'15', u'Dep': u'polygamy', u'Gov': u'marriage', u'Dep_Index': u'18', u'Relation': u'prep_such_as'}]</text:p>
          </table:table-cell>
          <table:table-cell office:value-type="float" office:value="0">
            <text:p>0</text:p>
          </table:table-cell>
          <table:table-cell office:value-type="float" office:value="0.136082763487954">
            <text:p>0.136082763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412544">
            <text:p>0.4412544</text:p>
          </table:table-cell>
          <table:table-cell office:value-type="string">
            <text:p>Broadened marriage could change the current traditional marriage laws</text:p>
          </table:table-cell>
          <table:table-cell office:value-type="string">
            <text:p>experience with marriage</text:p>
          </table:table-cell>
          <table:table-cell office:value-type="float" office:value="40">
            <text:p>40</text:p>
          </table:table-cell>
          <table:table-cell office:value-type="string">
            <text:p>[{u'Gov_Index': u'1', u'Dep': u'marriage', u'Gov': u'experience', u'Dep_Index': u'3', u'Relation': u'prep_with'}]</text:p>
          </table:table-cell>
          <table:table-cell office:value-type="float" office:value="0">
            <text:p>0</text:p>
          </table:table-cell>
          <table:table-cell office:value-type="float" office:value="0.447213595499958">
            <text:p>0.447213595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7829893">
            <text:p>0.47829893</text:p>
          </table:table-cell>
          <table:table-cell office:value-type="string">
            <text:p>No reason for discrimination against homosexual marriage</text:p>
          </table:table-cell>
          <table:table-cell office:value-type="string">
            <text:p>experience with marriage</text:p>
          </table:table-cell>
          <table:table-cell office:value-type="float" office:value="27">
            <text:p>27</text:p>
          </table:table-cell>
          <table:table-cell office:value-type="string">
            <text:p>[{u'Gov_Index': u'1', u'Dep': u'marriage', u'Gov': u'experience', u'Dep_Index': u'3', u'Relation': u'prep_with'}]</text:p>
          </table:table-cell>
          <table:table-cell office:value-type="float" office:value="0">
            <text:p>0</text:p>
          </table:table-cell>
          <table:table-cell office:value-type="float" office:value="0.353553390593274">
            <text:p>0.353553390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5453066">
            <text:p>0.35453066</text:p>
          </table:table-cell>
          <table:table-cell office:value-type="string">
            <text:p>majority of Americans are against gay marriage</text:p>
          </table:table-cell>
          <table:table-cell office:value-type="string">
            <text:p>Free to be gay as long as they weren't openly gay</text:p>
          </table:table-cell>
          <table:table-cell office:value-type="float" office:value="30">
            <text:p>30</text:p>
          </table:table-cell>
          <table:table-cell office:value-type="string">
            <text:p>[{u'Gov_Index': u'4', u'Dep': u'Free', u'Gov': u'gay', u'Dep_Index': u'1', u'Relation': u'nsubj'}, {u'Gov_Index': u'4', u'Dep': u'to', u'Gov': u'gay', u'Dep_Index': u'2', u'Relation': u'aux'}, {u'Gov_Index': u'4', u'Dep': u'be', u'Gov': u'gay', u'Dep_Index': u'3', u'Relation': u'cop'}, {u'Gov_Index': u'6', u'Dep': u'as', u'Gov': u'long', u'Dep_Index': u'5', u'Relation': u'advmod'}, {u'Gov_Index': u'4', u'Dep': u'long', u'Gov': u'gay', u'Dep_Index': u'6', u'Relation': u'advmod'}, {u'Gov_Index': u'12', u'Dep': u'as', u'Gov': u'gay', u'Dep_Index': u'7', u'Relation': u'mark'}, {u'Gov_Index': u'12', u'Dep': u'they', u'Gov': u'gay', u'Dep_Index': u'8', u'Relation': u'nsubj'}, {u'Gov_Index': u'12', u'Dep': u'were', u'Gov': u'gay', u'Dep_Index': u'9', u'Relation': u'cop'}, {u'Gov_Index': u'12', u'Dep': u"n't", u'Gov': u'gay', u'Dep_Index': u'10', u'Relation': u'neg'}, {u'Gov_Index': u'12', u'Dep': u'openly', u'Gov': u'gay', u'Dep_Index': u'11', u'Relation': u'advmod'}, {u'Gov_Index': u'4', u'Dep': u'gay', u'Gov': u'gay', u'Dep_Index': u'12', u'Relation': u'advcl'}]</text:p>
          </table:table-cell>
          <table:table-cell office:value-type="float" office:value="0">
            <text:p>0</text:p>
          </table:table-cell>
          <table:table-cell office:value-type="float" office:value="0.353553390593274">
            <text:p>0.3535533906</text:p>
          </table:table-cell>
          <table:table-cell table:number-columns-repeated="6" office:value-type="float" office:value="0">
            <text:p>0</text:p>
          </table:table-cell>
          <table:table-cell office:value-type="float" office:value="0.0214221059376398">
            <text:p>0.0214221059</text:p>
          </table:table-cell>
          <table:table-cell office:value-type="float" office:value="0">
            <text:p>0</text:p>
          </table:table-cell>
          <table:table-cell office:value-type="float" office:value="0.0404639778822085">
            <text:p>0.04046397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376312">
            <text:p>0.3376312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Opposition to equal rights for gay couples.</text:p>
          </table:table-cell>
          <table:table-cell office:value-type="float" office:value="44">
            <text:p>44</text:p>
          </table:table-cell>
          <table:table-cell office:value-type="string">
            <text:p>[{u'Gov_Index': u'4', u'Dep': u'equal', u'Gov': u'rights', u'Dep_Index': u'3', u'Relation': u'amod'}, {u'Gov_Index': u'1', u'Dep': u'rights', u'Gov': u'Opposition', u'Dep_Index': u'4', u'Relation': u'prep_to'}, {u'Gov_Index': u'7', u'Dep': u'gay', u'Gov': u'couples', u'Dep_Index': u'6', u'Relation': u'amod'}, {u'Gov_Index': u'1', u'Dep': u'couples', u'Gov': u'Opposition', u'Dep_Index': u'7', u'Relation': u'prep_for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261489">
            <text:p>0.4261489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marriage is defined as a family unit based on natural heterosexual contact</text:p>
          </table:table-cell>
          <table:table-cell office:value-type="float" office:value="51">
            <text:p>51</text:p>
          </table:table-cell>
          <table:table-cell office:value-type="string">
            <text:p>[{u'Gov_Index': u'3', u'Dep': u'marriage', u'Gov': u'defined', u'Dep_Index': u'1', u'Relation': u'nsubjpass'}, {u'Gov_Index': u'3', u'Dep': u'is', u'Gov': u'defined', u'Dep_Index': u'2', u'Relation': u'auxpass'}, {u'Gov_Index': u'7', u'Dep': u'a', u'Gov': u'unit', u'Dep_Index': u'5', u'Relation': u'det'}, {u'Gov_Index': u'7', u'Dep': u'family', u'Gov': u'unit', u'Dep_Index': u'6', u'Relation': u'nn'}, {u'Gov_Index': u'3', u'Dep': u'unit', u'Gov': u'defined', u'Dep_Index': u'7', u'Relation': u'prep_as'}, {u'Gov_Index': u'3', u'Dep': u'on', u'Gov': u'defined', u'Dep_Index': u'9', u'Relation': u'prepc_based_on'}, {u'Gov_Index': u'12', u'Dep': u'natural', u'Gov': u'contact', u'Dep_Index': u'10', u'Relation': u'amod'}, {u'Gov_Index': u'12', u'Dep': u'heterosexual', u'Gov': u'contact', u'Dep_Index': u'11', u'Relation': u'amod'}, {u'Gov_Index': u'3', u'Dep': u'contact', u'Gov': u'defined', u'Dep_Index': u'12', u'Relation': u'pobj'}]</text:p>
          </table:table-cell>
          <table:table-cell office:value-type="float" office:value="0">
            <text:p>0</text:p>
          </table:table-cell>
          <table:table-cell office:value-type="float" office:value="0.117851130197758">
            <text:p>0.1178511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76788067953673">
            <text:p>0.0476788068</text:p>
          </table:table-cell>
          <table:table-cell office:value-type="float" office:value="0.6627409179255">
            <text:p>0.6627409179</text:p>
          </table:table-cell>
          <table:table-cell office:value-type="float" office:value="0.123231377563411">
            <text:p>0.12323137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9877242">
            <text:p>0.39877242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heterosexual male with a girlfriend would not receive his healthcare benefits</text:p>
          </table:table-cell>
          <table:table-cell office:value-type="float" office:value="48">
            <text:p>48</text:p>
          </table:table-cell>
          <table:table-cell office:value-type="string">
            <text:p>[{u'Gov_Index': u'2', u'Dep': u'heterosexual', u'Gov': u'male', u'Dep_Index': u'1', u'Relation': u'amod'}, {u'Gov_Index': u'8', u'Dep': u'male', u'Gov': u'receive', u'Dep_Index': u'2', u'Relation': u'nsubj'}, {u'Gov_Index': u'5', u'Dep': u'a', u'Gov': u'girlfriend', u'Dep_Index': u'4', u'Relation': u'det'}, {u'Gov_Index': u'2', u'Dep': u'girlfriend', u'Gov': u'male', u'Dep_Index': u'5', u'Relation': u'prep_with'}, {u'Gov_Index': u'8', u'Dep': u'would', u'Gov': u'receive', u'Dep_Index': u'6', u'Relation': u'aux'}, {u'Gov_Index': u'8', u'Dep': u'not', u'Gov': u'receive', u'Dep_Index': u'7', u'Relation': u'neg'}, {u'Gov_Index': u'11', u'Dep': u'his', u'Gov': u'benefits', u'Dep_Index': u'9', u'Relation': u'poss'}, {u'Gov_Index': u'11', u'Dep': u'healthcare', u'Gov': u'benefits', u'Dep_Index': u'10', u'Relation': u'nn'}, {u'Gov_Index': u'8', u'Dep': u'benefits', u'Gov': u'receive', u'Dep_Index': u'11', u'Relation': u'dobj'}]</text:p>
          </table:table-cell>
          <table:table-cell office:value-type="float" office:value="0">
            <text:p>0</text:p>
          </table:table-cell>
          <table:table-cell office:value-type="float" office:value="0.125988157669742">
            <text:p>0.1259881577</text:p>
          </table:table-cell>
          <table:table-cell table:number-columns-repeated="3" office:value-type="float" office:value="0">
            <text:p>0</text:p>
          </table:table-cell>
          <table:table-cell office:value-type="float" office:value="0.0727117665212876">
            <text:p>0.0727117665</text:p>
          </table:table-cell>
          <table:table-cell office:value-type="float" office:value="0.884124204949969">
            <text:p>0.8841242049</text:p>
          </table:table-cell>
          <table:table-cell office:value-type="float" office:value="0.201219837609663">
            <text:p>0.2012198376</text:p>
          </table:table-cell>
          <table:table-cell office:value-type="float" office:value="0.038845528496074">
            <text:p>0.0388455285</text:p>
          </table:table-cell>
          <table:table-cell office:value-type="float" office:value="0.340231683124182">
            <text:p>0.3402316831</text:p>
          </table:table-cell>
          <table:table-cell office:value-type="float" office:value="0.0683681301530902">
            <text:p>0.06836813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8151857">
            <text:p>0.38151857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homosexuals have all the same rights as heterosexuals</text:p>
          </table:table-cell>
          <table:table-cell office:value-type="float" office:value="47">
            <text:p>47</text:p>
          </table:table-cell>
          <table:table-cell office:value-type="string">
            <text:p>[{u'Gov_Index': u'2', u'Dep': u'homosexuals', u'Gov': u'have', u'Dep_Index': u'1', u'Relation': u'nsubj'}, {u'Gov_Index': u'6', u'Dep': u'all', u'Gov': u'rights', u'Dep_Index': u'3', u'Relation': u'predet'}, {u'Gov_Index': u'6', u'Dep': u'the', u'Gov': u'rights', u'Dep_Index': u'4', u'Relation': u'det'}, {u'Gov_Index': u'6', u'Dep': u'same', u'Gov': u'rights', u'Dep_Index': u'5', u'Relation': u'amod'}, {u'Gov_Index': u'2', u'Dep': u'rights', u'Gov': u'have', u'Dep_Index': u'6', u'Relation': u'dobj'}, {u'Gov_Index': u'6', u'Dep': u'heterosexuals', u'Gov': u'rights', u'Dep_Index': u'8', u'Relation': u'prep_as'}]</text:p>
          </table:table-cell>
          <table:table-cell office:value-type="float" office:value="0">
            <text:p>0</text:p>
          </table:table-cell>
          <table:table-cell office:value-type="float" office:value="0.192450089729875">
            <text:p>0.19245008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812815286775706">
            <text:p>0.0812815287</text:p>
          </table:table-cell>
          <table:table-cell office:value-type="float" office:value="0.988715274766046">
            <text:p>0.9887152748</text:p>
          </table:table-cell>
          <table:table-cell office:value-type="float" office:value="0.239409090302212">
            <text:p>0.2394090903</text:p>
          </table:table-cell>
          <table:table-cell office:value-type="float" office:value="0.0421866238417995">
            <text:p>0.0421866238</text:p>
          </table:table-cell>
          <table:table-cell office:value-type="float" office:value="0.369494935214302">
            <text:p>0.3694949352</text:p>
          </table:table-cell>
          <table:table-cell office:value-type="float" office:value="0.0742484579615671">
            <text:p>0.0742484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6270674">
            <text:p>0.46270674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homosexuals are more promiscuous than heterosexuals</text:p>
          </table:table-cell>
          <table:table-cell office:value-type="float" office:value="47">
            <text:p>47</text:p>
          </table:table-cell>
          <table:table-cell office:value-type="string">
            <text:p>[{u'Gov_Index': u'4', u'Dep': u'homosexuals', u'Gov': u'promiscuous', u'Dep_Index': u'1', u'Relation': u'nsubj'}, {u'Gov_Index': u'4', u'Dep': u'are', u'Gov': u'promiscuous', u'Dep_Index': u'2', u'Relation': u'cop'}, {u'Gov_Index': u'4', u'Dep': u'more', u'Gov': u'promiscuous', u'Dep_Index': u'3', u'Relation': u'advmod'}, {u'Gov_Index': u'4', u'Dep': u'heterosexuals', u'Gov': u'promiscuous', u'Dep_Index': u'6', u'Relation': u'prep_than'}]</text:p>
          </table:table-cell>
          <table:table-cell office:value-type="float" office:value="0">
            <text:p>0</text:p>
          </table:table-cell>
          <table:table-cell office:value-type="float" office:value="0.192450089729875">
            <text:p>0.19245008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51544384039435">
            <text:p>0.051544384</text:p>
          </table:table-cell>
          <table:table-cell office:value-type="float" office:value="0.579008221389627">
            <text:p>0.5790082214</text:p>
          </table:table-cell>
          <table:table-cell office:value-type="float" office:value="0.147653183446298">
            <text:p>0.1476531834</text:p>
          </table:table-cell>
          <table:table-cell office:value-type="float" office:value="0.0590612733785193">
            <text:p>0.0590612734</text:p>
          </table:table-cell>
          <table:table-cell office:value-type="float" office:value="0">
            <text:p>0</text:p>
          </table:table-cell>
          <table:table-cell office:value-type="float" office:value="0.0981325773058475">
            <text:p>0.09813257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2981181">
            <text:p>0.12981181</text:p>
          </table:table-cell>
          <table:table-cell office:value-type="string">
            <text:p>debate of the cause of the spread of AIDS in the United States</text:p>
          </table:table-cell>
          <table:table-cell office:value-type="string">
            <text:p>homosexuals are less important that heterosexuals.</text:p>
          </table:table-cell>
          <table:table-cell office:value-type="float" office:value="33">
            <text:p>33</text:p>
          </table:table-cell>
          <table:table-cell office:value-type="string">
            <text:p>[{u'Gov_Index': u'4', u'Dep': u'homosexuals', u'Gov': u'important', u'Dep_Index': u'1', u'Relation': u'nsubj'}, {u'Gov_Index': u'4', u'Dep': u'are', u'Gov': u'important', u'Dep_Index': u'2', u'Relation': u'cop'}, {u'Gov_Index': u'4', u'Dep': u'less', u'Gov': u'important', u'Dep_Index': u'3', u'Relation': u'advmod'}, {u'Gov_Index': u'4', u'Dep': u'heterosexuals', u'Gov': u'important', u'Dep_Index': u'6', u'Relation': u'prep_that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15204304">
            <text:p>0.115204304</text:p>
          </table:table-cell>
          <table:table-cell office:value-type="string">
            <text:p>debate of the cause of the spread of AIDS in the United States</text:p>
          </table:table-cell>
          <table:table-cell office:value-type="string">
            <text:p>Homosexual liaisons were regarded as unions for a particular purpose, rather than as marriage.</text:p>
          </table:table-cell>
          <table:table-cell office:value-type="float" office:value="52">
            <text:p>52</text:p>
          </table:table-cell>
          <table:table-cell office:value-type="string">
            <text:p>[{u'Gov_Index': u'2', u'Dep': u'Homosexual', u'Gov': u'liaisons', u'Dep_Index': u'1', u'Relation': u'amod'}, {u'Gov_Index': u'4', u'Dep': u'liaisons', u'Gov': u'regarded', u'Dep_Index': u'2', u'Relation': u'nsubjpass'}, {u'Gov_Index': u'4', u'Dep': u'were', u'Gov': u'regarded', u'Dep_Index': u'3', u'Relation': u'auxpass'}, {u'Gov_Index': u'4', u'Dep': u'unions', u'Gov': u'regarded', u'Dep_Index': u'6', u'Relation': u'prep_as'}, {u'Gov_Index': u'10', u'Dep': u'a', u'Gov': u'purpose', u'Dep_Index': u'8', u'Relation': u'det'}, {u'Gov_Index': u'10', u'Dep': u'particular', u'Gov': u'purpose', u'Dep_Index': u'9', u'Relation': u'amod'}, {u'Gov_Index': u'6', u'Dep': u'purpose', u'Gov': u'unions', u'Dep_Index': u'10', u'Relation': u'prep_for'}, {u'Gov_Index': u'4', u'Dep': u'marriage', u'Gov': u'regarded', u'Dep_Index': u'15', u'Relation': u'prep_as'}, {u'Gov_Index': u'6', u'Dep': u'marriage', u'Gov': u'unions', u'Dep_Index': u'15', u'Relation': u'conj_negcc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6609054">
            <text:p>0.36609054</text:p>
          </table:table-cell>
          <table:table-cell office:value-type="string">
            <text:p>AIDs was initially spread in the United States primarily by homosexuals.</text:p>
          </table:table-cell>
          <table:table-cell office:value-type="string">
            <text:p>homosexuals are less important that heterosexuals.</text:p>
          </table:table-cell>
          <table:table-cell office:value-type="float" office:value="41">
            <text:p>41</text:p>
          </table:table-cell>
          <table:table-cell office:value-type="string">
            <text:p>[{u'Gov_Index': u'4', u'Dep': u'homosexuals', u'Gov': u'important', u'Dep_Index': u'1', u'Relation': u'nsubj'}, {u'Gov_Index': u'4', u'Dep': u'are', u'Gov': u'important', u'Dep_Index': u'2', u'Relation': u'cop'}, {u'Gov_Index': u'4', u'Dep': u'less', u'Gov': u'important', u'Dep_Index': u'3', u'Relation': u'advmod'}, {u'Gov_Index': u'4', u'Dep': u'heterosexuals', u'Gov': u'important', u'Dep_Index': u'6', u'Relation': u'prep_that'}]</text:p>
          </table:table-cell>
          <table:table-cell office:value-type="float" office:value="0">
            <text:p>0</text:p>
          </table:table-cell>
          <table:table-cell office:value-type="float" office:value="0.316227766016838">
            <text:p>0.316227766</text:p>
          </table:table-cell>
          <table:table-cell table:number-columns-repeated="3" office:value-type="float" office:value="0">
            <text:p>0</text:p>
          </table:table-cell>
          <table:table-cell office:value-type="float" office:value="0.0134215589077934">
            <text:p>0.0134215589</text:p>
          </table:table-cell>
          <table:table-cell office:value-type="float" office:value="0.187625389202531">
            <text:p>0.1876253892</text:p>
          </table:table-cell>
          <table:table-cell office:value-type="float" office:value="0.025053576627881">
            <text:p>0.02505357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6726364">
            <text:p>0.46726364</text:p>
          </table:table-cell>
          <table:table-cell office:value-type="string">
            <text:p>homosexuals will not be eligible to receive healthcare through their partner because same-sex marriages are not recognized in Virginia</text:p>
          </table:table-cell>
          <table:table-cell office:value-type="string">
            <text:p>allows marriage officers the right not to perform a same-sex marriage if it conflicts with their conscience, religion, or beliefs</text:p>
          </table:table-cell>
          <table:table-cell office:value-type="float" office:value="66">
            <text:p>66</text:p>
          </table:table-cell>
          <table:table-cell office:value-type="string">
            <text:p>[{u'Gov_Index': u'3', u'Dep': u'marriage', u'Gov': u'officers', u'Dep_Index': u'2', u'Relation': u'nn'}, {u'Gov_Index': u'1', u'Dep': u'officers', u'Gov': u'allows', u'Dep_Index': u'3', u'Relation': u'dobj'}, {u'Gov_Index': u'5', u'Dep': u'the', u'Gov': u'right', u'Dep_Index': u'4', u'Relation': u'det'}, {u'Gov_Index': u'6', u'Dep': u'right', u'Gov': u'not', u'Dep_Index': u'5', u'Relation': u'npadvmod'}, {u'Gov_Index': u'3', u'Dep': u'not', u'Gov': u'officers', u'Dep_Index': u'6', u'Relation': u'advmod'}, {u'Gov_Index': u'8', u'Dep': u'to', u'Gov': u'perform', u'Dep_Index': u'7', u'Relation': u'aux'}, {u'Gov_Index': u'1', u'Dep': u'perform', u'Gov': u'allows', u'Dep_Index': u'8', u'Relation': u'xcomp'}, {u'Gov_Index': u'11', u'Dep': u'a', u'Gov': u'marriage', u'Dep_Index': u'9', u'Relation': u'det'}, {u'Gov_Index': u'11', u'Dep': u'same-sex', u'Gov': u'marriage', u'Dep_Index': u'10', u'Relation': u'amod'}, {u'Gov_Index': u'8', u'Dep': u'marriage', u'Gov': u'perform', u'Dep_Index': u'11', u'Relation': u'dobj'}, {u'Gov_Index': u'8', u'Dep': u'it', u'Gov': u'perform', u'Dep_Index': u'13', u'Relation': u'prep_if'}, {u'Gov_Index': u'1', u'Dep': u'conflicts', u'Gov': u'allows', u'Dep_Index': u'14', u'Relation': u'nsubj'}, {u'Gov_Index': u'17', u'Dep': u'their', u'Gov': u'conscience', u'Dep_Index': u'16', u'Relation': u'poss'}, {u'Gov_Index': u'14', u'Dep': u'conscience', u'Gov': u'conflicts', u'Dep_Index': u'17', u'Relation': u'prep_with'}, {u'Gov_Index': u'1', u'Dep': u'religion', u'Gov': u'allows', u'Dep_Index': u'19', u'Relation': u'nsubj'}, {u'Gov_Index': u'14', u'Dep': u'religion', u'Gov': u'conflicts', u'Dep_Index': u'19', u'Relation': u'conj_or'}, {u'Gov_Index': u'1', u'Dep': u'beliefs', u'Gov': u'allows', u'Dep_Index': u'22', u'Relation': u'nsubj'}, {u'Gov_Index': u'14', u'Dep': u'beliefs', u'Gov': u'conflicts', u'Dep_Index': u'22', u'Relation': u'conj_or'}]</text:p>
          </table:table-cell>
          <table:table-cell office:value-type="float" office:value="0.051434449987364">
            <text:p>0.05143445</text:p>
          </table:table-cell>
          <table:table-cell office:value-type="float" office:value="0.242535625036333">
            <text:p>0.24253562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6855063601016">
            <text:p>0.3168550636</text:p>
          </table:table-cell>
          <table:table-cell office:value-type="float" office:value="2.85400728868601">
            <text:p>2.8540072887</text:p>
          </table:table-cell>
          <table:table-cell office:value-type="float" office:value="0.687561612309976">
            <text:p>0.68756161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458968">
            <text:p>0.3458968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homosexuals have all the same rights as heterosexuals</text:p>
          </table:table-cell>
          <table:table-cell office:value-type="float" office:value="36">
            <text:p>36</text:p>
          </table:table-cell>
          <table:table-cell office:value-type="string">
            <text:p>[{u'Gov_Index': u'2', u'Dep': u'homosexuals', u'Gov': u'have', u'Dep_Index': u'1', u'Relation': u'nsubj'}, {u'Gov_Index': u'6', u'Dep': u'all', u'Gov': u'rights', u'Dep_Index': u'3', u'Relation': u'predet'}, {u'Gov_Index': u'6', u'Dep': u'the', u'Gov': u'rights', u'Dep_Index': u'4', u'Relation': u'det'}, {u'Gov_Index': u'6', u'Dep': u'same', u'Gov': u'rights', u'Dep_Index': u'5', u'Relation': u'amod'}, {u'Gov_Index': u'2', u'Dep': u'rights', u'Gov': u'have', u'Dep_Index': u'6', u'Relation': u'dobj'}, {u'Gov_Index': u'6', u'Dep': u'heterosexuals', u'Gov': u'rights', u'Dep_Index': u'8', u'Relation': u'prep_as'}]</text:p>
          </table:table-cell>
          <table:table-cell office:value-type="float" office:value="0">
            <text:p>0</text:p>
          </table:table-cell>
          <table:table-cell office:value-type="float" office:value="0.218217890235992">
            <text:p>0.21821789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581600886004381">
            <text:p>0.0581600886</text:p>
          </table:table-cell>
          <table:table-cell office:value-type="float" office:value="0.808431944849507">
            <text:p>0.8084319448</text:p>
          </table:table-cell>
          <table:table-cell office:value-type="float" office:value="0.107923099320103">
            <text:p>0.10792309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3632015">
            <text:p>0.53632015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string">
            <text:p>Existence of AIDs in Africa has nothing to do with AIDs in the US.</text:p>
          </table:table-cell>
          <table:table-cell office:value-type="float" office:value="37">
            <text:p>37</text:p>
          </table:table-cell>
          <table:table-cell office:value-type="string">
            <text:p>[{u'Gov_Index': u'6', u'Dep': u'Existence', u'Gov': u'has', u'Dep_Index': u'1', u'Relation': u'nsubj'}, {u'Gov_Index': u'1', u'Dep': u'AIDs', u'Gov': u'Existence', u'Dep_Index': u'3', u'Relation': u'prep_of'}, {u'Gov_Index': u'3', u'Dep': u'Africa', u'Gov': u'AIDs', u'Dep_Index': u'5', u'Relation': u'prep_in'}, {u'Gov_Index': u'6', u'Dep': u'nothing', u'Gov': u'has', u'Dep_Index': u'7', u'Relation': u'dobj'}, {u'Gov_Index': u'9', u'Dep': u'to', u'Gov': u'do', u'Dep_Index': u'8', u'Relation': u'aux'}, {u'Gov_Index': u'7', u'Dep': u'do', u'Gov': u'nothing', u'Dep_Index': u'9', u'Relation': u'vmod'}, {u'Gov_Index': u'9', u'Dep': u'AIDs', u'Gov': u'do', u'Dep_Index': u'11', u'Relation': u'prep_with'}, {u'Gov_Index': u'14', u'Dep': u'the', u'Gov': u'US', u'Dep_Index': u'13', u'Relation': u'det'}, {u'Gov_Index': u'11', u'Dep': u'US', u'Gov': u'AIDs', u'Dep_Index': u'14', u'Relation': u'prep_in'}]</text:p>
          </table:table-cell>
          <table:table-cell office:value-type="float" office:value="0.208012573584461">
            <text:p>0.2080125736</text:p>
          </table:table-cell>
          <table:table-cell office:value-type="float" office:value="0.471404520791032">
            <text:p>0.47140452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0538852752581">
            <text:p>0.0220538853</text:p>
          </table:table-cell>
          <table:table-cell office:value-type="float" office:value="0.306494191434801">
            <text:p>0.3064941914</text:p>
          </table:table-cell>
          <table:table-cell office:value-type="float" office:value="0.05815426137492">
            <text:p>0.0581542614</text:p>
          </table:table-cell>
          <table:table-cell office:value-type="float" office:value="0.0175755101044203">
            <text:p>0.0175755101</text:p>
          </table:table-cell>
          <table:table-cell office:value-type="float" office:value="0.16780829278068">
            <text:p>0.1678082928</text:p>
          </table:table-cell>
          <table:table-cell office:value-type="float" office:value="0.0316359181879565">
            <text:p>0.03163591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4839496">
            <text:p>0.34839496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string">
            <text:p>no one knows how AIDS got to the US</text:p>
          </table:table-cell>
          <table:table-cell office:value-type="float" office:value="54">
            <text:p>54</text:p>
          </table:table-cell>
          <table:table-cell office:value-type="string">
            <text:p>[{u'Gov_Index': u'2', u'Dep': u'no', u'Gov': u'one', u'Dep_Index': u'1', u'Relation': u'neg'}, {u'Gov_Index': u'3', u'Dep': u'one', u'Gov': u'knows', u'Dep_Index': u'2', u'Relation': u'nsubj'}, {u'Gov_Index': u'6', u'Dep': u'how', u'Gov': u'got', u'Dep_Index': u'4', u'Relation': u'advmod'}, {u'Gov_Index': u'6', u'Dep': u'AIDS', u'Gov': u'got', u'Dep_Index': u'5', u'Relation': u'nsubj'}, {u'Gov_Index': u'3', u'Dep': u'got', u'Gov': u'knows', u'Dep_Index': u'6', u'Relation': u'ccomp'}, {u'Gov_Index': u'9', u'Dep': u'the', u'Gov': u'US', u'Dep_Index': u'8', u'Relation': u'det'}, {u'Gov_Index': u'6', u'Dep': u'US', u'Gov': u'got', u'Dep_Index': u'9', u'Relation': u'prep_to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0984354556308655">
            <text:p>0.0098435456</text:p>
          </table:table-cell>
          <table:table-cell office:value-type="float" office:value="0.132394302176584">
            <text:p>0.1323943022</text:p>
          </table:table-cell>
          <table:table-cell office:value-type="float" office:value="0.0337492990734396">
            <text:p>0.0337492991</text:p>
          </table:table-cell>
          <table:table-cell office:value-type="float" office:value="0.0338260020258792">
            <text:p>0.033826002</text:p>
          </table:table-cell>
          <table:table-cell office:value-type="float" office:value="0.321714914270879">
            <text:p>0.3217149143</text:p>
          </table:table-cell>
          <table:table-cell office:value-type="float" office:value="0.0617458767139066">
            <text:p>0.06174587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6380743">
            <text:p>0.46380743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experience with marriage</text:p>
          </table:table-cell>
          <table:table-cell office:value-type="float" office:value="38">
            <text:p>38</text:p>
          </table:table-cell>
          <table:table-cell office:value-type="string">
            <text:p>[{u'Gov_Index': u'1', u'Dep': u'marriage', u'Gov': u'experience', u'Dep_Index': u'3', u'Relation': u'prep_with'}]</text:p>
          </table:table-cell>
          <table:table-cell office:value-type="float" office:value="0">
            <text:p>0</text:p>
          </table:table-cell>
          <table:table-cell office:value-type="float" office:value="0.235702260395516">
            <text:p>0.2357022604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1586593">
            <text:p>0.31586593</text:p>
          </table:table-cell>
          <table:table-cell office:value-type="string">
            <text:p>Democracy is based on majority rule</text:p>
          </table:table-cell>
          <table:table-cell office:value-type="string">
            <text:p>majority of people is enslaving their people</text:p>
          </table:table-cell>
          <table:table-cell office:value-type="float" office:value="25">
            <text:p>25</text:p>
          </table:table-cell>
          <table:table-cell office:value-type="string">
            <text:p>[{u'Gov_Index': u'5', u'Dep': u'majority', u'Gov': u'enslaving', u'Dep_Index': u'1', u'Relation': u'nsubj'}, {u'Gov_Index': u'1', u'Dep': u'people', u'Gov': u'majority', u'Dep_Index': u'3', u'Relation': u'prep_of'}, {u'Gov_Index': u'5', u'Dep': u'is', u'Gov': u'enslaving', u'Dep_Index': u'4', u'Relation': u'aux'}, {u'Gov_Index': u'7', u'Dep': u'their', u'Gov': u'people', u'Dep_Index': u'6', u'Relation': u'poss'}, {u'Gov_Index': u'5', u'Dep': u'people', u'Gov': u'enslaving', u'Dep_Index': u'7', u'Relation': u'dobj'}]</text:p>
          </table:table-cell>
          <table:table-cell office:value-type="float" office:value="0">
            <text:p>0</text:p>
          </table:table-cell>
          <table:table-cell office:value-type="float" office:value="0.204124145231932">
            <text:p>0.2041241452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6438629924935">
            <text:p>0.062643863</text:p>
          </table:table-cell>
          <table:table-cell office:value-type="float" office:value="0.703690855331768">
            <text:p>0.7036908553</text:p>
          </table:table-cell>
          <table:table-cell office:value-type="float" office:value="0.190728190003931">
            <text:p>0.190728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646188">
            <text:p>0.3646188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Legally, it is complicated to legalize gay marriage in all states</text:p>
          </table:table-cell>
          <table:table-cell office:value-type="float" office:value="40">
            <text:p>40</text:p>
          </table:table-cell>
          <table:table-cell office:value-type="string">
            <text:p>[{u'Gov_Index': u'5', u'Dep': u'Legally', u'Gov': u'complicated', u'Dep_Index': u'1', u'Relation': u'advmod'}, {u'Gov_Index': u'5', u'Dep': u'it', u'Gov': u'complicated', u'Dep_Index': u'3', u'Relation': u'nsubjpass'}, {u'Gov_Index': u'5', u'Dep': u'is', u'Gov': u'complicated', u'Dep_Index': u'4', u'Relation': u'auxpass'}, {u'Gov_Index': u'7', u'Dep': u'to', u'Gov': u'legalize', u'Dep_Index': u'6', u'Relation': u'aux'}, {u'Gov_Index': u'5', u'Dep': u'legalize', u'Gov': u'complicated', u'Dep_Index': u'7', u'Relation': u'xcomp'}, {u'Gov_Index': u'9', u'Dep': u'gay', u'Gov': u'marriage', u'Dep_Index': u'8', u'Relation': u'amod'}, {u'Gov_Index': u'7', u'Dep': u'marriage', u'Gov': u'legalize', u'Dep_Index': u'9', u'Relation': u'dobj'}, {u'Gov_Index': u'12', u'Dep': u'all', u'Gov': u'states', u'Dep_Index': u'11', u'Relation': u'det'}, {u'Gov_Index': u'7', u'Dep': u'states', u'Gov': u'legalize', u'Dep_Index': u'12', u'Relation': u'prep_in'}]</text:p>
          </table:table-cell>
          <table:table-cell office:value-type="float" office:value="0">
            <text:p>0</text:p>
          </table:table-cell>
          <table:table-cell office:value-type="float" office:value="0.154303349962092">
            <text:p>0.1543033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292117">
            <text:p>0.5292117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Anti-gay marriage supporters will support civil unions in lieu of gay marriage</text:p>
          </table:table-cell>
          <table:table-cell office:value-type="float" office:value="37">
            <text:p>37</text:p>
          </table:table-cell>
          <table:table-cell office:value-type="string">
            <text:p>[{u'Gov_Index': u'3', u'Dep': u'Anti-gay', u'Gov': u'supporters', u'Dep_Index': u'1', u'Relation': u'amod'}, {u'Gov_Index': u'3', u'Dep': u'marriage', u'Gov': u'supporters', u'Dep_Index': u'2', u'Relation': u'nn'}, {u'Gov_Index': u'5', u'Dep': u'supporters', u'Gov': u'support', u'Dep_Index': u'3', u'Relation': u'nsubj'}, {u'Gov_Index': u'5', u'Dep': u'will', u'Gov': u'support', u'Dep_Index': u'4', u'Relation': u'aux'}, {u'Gov_Index': u'7', u'Dep': u'civil', u'Gov': u'unions', u'Dep_Index': u'6', u'Relation': u'amod'}, {u'Gov_Index': u'5', u'Dep': u'unions', u'Gov': u'support', u'Dep_Index': u'7', u'Relation': u'dobj'}, {u'Gov_Index': u'12', u'Dep': u'gay', u'Gov': u'marriage', u'Dep_Index': u'11', u'Relation': u'amod'}, {u'Gov_Index': u'5', u'Dep': u'marriage', u'Gov': u'support', u'Dep_Index': u'12', u'Relation': u'prep_in_lieu_of'}]</text:p>
          </table:table-cell>
          <table:table-cell office:value-type="float" office:value="0">
            <text:p>0</text:p>
          </table:table-cell>
          <table:table-cell office:value-type="float" office:value="0.369274472937998">
            <text:p>0.3692744729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8861203">
            <text:p>0.48861203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people in support of marriage equality is growing</text:p>
          </table:table-cell>
          <table:table-cell office:value-type="float" office:value="41">
            <text:p>41</text:p>
          </table:table-cell>
          <table:table-cell office:value-type="string">
            <text:p>[{u'Gov_Index': u'8', u'Dep': u'people', u'Gov': u'growing', u'Dep_Index': u'1', u'Relation': u'nsubj'}, {u'Gov_Index': u'1', u'Dep': u'support', u'Gov': u'people', u'Dep_Index': u'3', u'Relation': u'prep_in'}, {u'Gov_Index': u'6', u'Dep': u'marriage', u'Gov': u'equality', u'Dep_Index': u'5', u'Relation': u'nn'}, {u'Gov_Index': u'3', u'Dep': u'equality', u'Gov': u'support', u'Dep_Index': u'6', u'Relation': u'prep_of'}, {u'Gov_Index': u'8', u'Dep': u'is', u'Gov': u'growing', u'Dep_Index': u'7', u'Relation': u'cop'}]</text:p>
          </table:table-cell>
          <table:table-cell office:value-type="float" office:value="0">
            <text:p>0</text:p>
          </table:table-cell>
          <table:table-cell office:value-type="float" office:value="0.365148371670111">
            <text:p>0.365148371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39853763">
            <text:p>0.039853763</text:p>
          </table:table-cell>
          <table:table-cell office:value-type="string">
            <text:p>discussion of "morality" is a safe ground because morality is relative and subjective</text:p>
          </table:table-cell>
          <table:table-cell office:value-type="string">
            <text:p>prejudice against religious-minded people</text:p>
          </table:table-cell>
          <table:table-cell office:value-type="float" office:value="51">
            <text:p>51</text:p>
          </table:table-cell>
          <table:table-cell office:value-type="string">
            <text:p>[{u'Gov_Index': u'4', u'Dep': u'religious-minded', u'Gov': u'people', u'Dep_Index': u'3', u'Relation': u'amod'}, {u'Gov_Index': u'1', u'Dep': u'people', u'Gov': u'prejudice', u'Dep_Index': u'4', u'Relation': u'prep_against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624009">
            <text:p>0.3624009</text:p>
          </table:table-cell>
          <table:table-cell office:value-type="string">
            <text:p>marriage is defined as a family unit based on natural heterosexual contact</text:p>
          </table:table-cell>
          <table:table-cell office:value-type="string">
            <text:p>cases presented are not equivalent because the heterosexual male has the right to marry his girlfriend if he chooses</text:p>
          </table:table-cell>
          <table:table-cell office:value-type="float" office:value="62">
            <text:p>62</text:p>
          </table:table-cell>
          <table:table-cell office:value-type="string">
            <text:p>[{u'Gov_Index': u'5', u'Dep': u'cases', u'Gov': u'equivalent', u'Dep_Index': u'1', u'Relation': u'nsubj'}, {u'Gov_Index': u'1', u'Dep': u'presented', u'Gov': u'cases', u'Dep_Index': u'2', u'Relation': u'vmod'}, {u'Gov_Index': u'5', u'Dep': u'are', u'Gov': u'equivalent', u'Dep_Index': u'3', u'Relation': u'cop'}, {u'Gov_Index': u'5', u'Dep': u'not', u'Gov': u'equivalent', u'Dep_Index': u'4', u'Relation': u'neg'}, {u'Gov_Index': u'10', u'Dep': u'because', u'Gov': u'has', u'Dep_Index': u'6', u'Relation': u'mark'}, {u'Gov_Index': u'9', u'Dep': u'the', u'Gov': u'male', u'Dep_Index': u'7', u'Relation': u'det'}, {u'Gov_Index': u'9', u'Dep': u'heterosexual', u'Gov': u'male', u'Dep_Index': u'8', u'Relation': u'amod'}, {u'Gov_Index': u'10', u'Dep': u'male', u'Gov': u'has', u'Dep_Index': u'9', u'Relation': u'nsubj'}, {u'Gov_Index': u'5', u'Dep': u'has', u'Gov': u'equivalent', u'Dep_Index': u'10', u'Relation': u'advcl'}, {u'Gov_Index': u'12', u'Dep': u'the', u'Gov': u'right', u'Dep_Index': u'11', u'Relation': u'det'}, {u'Gov_Index': u'10', u'Dep': u'right', u'Gov': u'has', u'Dep_Index': u'12', u'Relation': u'dobj'}, {u'Gov_Index': u'14', u'Dep': u'to', u'Gov': u'marry', u'Dep_Index': u'13', u'Relation': u'aux'}, {u'Gov_Index': u'12', u'Dep': u'marry', u'Gov': u'right', u'Dep_Index': u'14', u'Relation': u'vmod'}, {u'Gov_Index': u'16', u'Dep': u'his', u'Gov': u'girlfriend', u'Dep_Index': u'15', u'Relation': u'poss'}, {u'Gov_Index': u'14', u'Dep': u'girlfriend', u'Gov': u'marry', u'Dep_Index': u'16', u'Relation': u'dobj'}, {u'Gov_Index': u'19', u'Dep': u'if', u'Gov': u'chooses', u'Dep_Index': u'17', u'Relation': u'mark'}, {u'Gov_Index': u'19', u'Dep': u'he', u'Gov': u'chooses', u'Dep_Index': u'18', u'Relation': u'nsubj'}, {u'Gov_Index': u'14', u'Dep': u'chooses', u'Gov': u'marry', u'Dep_Index': u'19', u'Relation': u'advcl'}]</text:p>
          </table:table-cell>
          <table:table-cell office:value-type="float" office:value="0">
            <text:p>0</text:p>
          </table:table-cell>
          <table:table-cell office:value-type="float" office:value="0.117851130197758">
            <text:p>0.1178511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13732637321398">
            <text:p>0.0913732637</text:p>
          </table:table-cell>
          <table:table-cell office:value-type="float" office:value="1.27211058458135">
            <text:p>1.2721105846</text:p>
          </table:table-cell>
          <table:table-cell office:value-type="float" office:value="0.169623483058833">
            <text:p>0.16962348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3121663">
            <text:p>0.33121663</text:p>
          </table:table-cell>
          <table:table-cell office:value-type="string">
            <text:p>marriage is defined as a family unit based on natural heterosexual contact</text:p>
          </table:table-cell>
          <table:table-cell office:value-type="string">
            <text:p>homosexuals have all the same rights as heterosexuals</text:p>
          </table:table-cell>
          <table:table-cell office:value-type="float" office:value="43">
            <text:p>43</text:p>
          </table:table-cell>
          <table:table-cell office:value-type="string">
            <text:p>[{u'Gov_Index': u'2', u'Dep': u'homosexuals', u'Gov': u'have', u'Dep_Index': u'1', u'Relation': u'nsubj'}, {u'Gov_Index': u'6', u'Dep': u'all', u'Gov': u'rights', u'Dep_Index': u'3', u'Relation': u'predet'}, {u'Gov_Index': u'6', u'Dep': u'the', u'Gov': u'rights', u'Dep_Index': u'4', u'Relation': u'det'}, {u'Gov_Index': u'6', u'Dep': u'same', u'Gov': u'rights', u'Dep_Index': u'5', u'Relation': u'amod'}, {u'Gov_Index': u'2', u'Dep': u'rights', u'Gov': u'have', u'Dep_Index': u'6', u'Relation': u'dobj'}, {u'Gov_Index': u'6', u'Dep': u'heterosexuals', u'Gov': u'rights', u'Dep_Index': u'8', u'Relation': u'prep_as'}]</text:p>
          </table:table-cell>
          <table:table-cell office:value-type="float" office:value="0">
            <text:p>0</text:p>
          </table:table-cell>
          <table:table-cell office:value-type="float" office:value="0.204124145231931">
            <text:p>0.2041241452</text:p>
          </table:table-cell>
          <table:table-cell table:number-columns-repeated="3" office:value-type="float" office:value="0">
            <text:p>0</text:p>
          </table:table-cell>
          <table:table-cell office:value-type="float" office:value="0.0563605406216476">
            <text:p>0.0563605406</text:p>
          </table:table-cell>
          <table:table-cell office:value-type="float" office:value="0.783418020226074">
            <text:p>0.7834180202</text:p>
          </table:table-cell>
          <table:table-cell office:value-type="float" office:value="0.104583819757093">
            <text:p>0.10458381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7348074">
            <text:p>0.37348074</text:p>
          </table:table-cell>
          <table:table-cell office:value-type="string">
            <text:p>marriage is defined as a family unit based on natural heterosexual contact</text:p>
          </table:table-cell>
          <table:table-cell office:value-type="string">
            <text:p>homosexuals are more promiscuous than heterosexuals</text:p>
          </table:table-cell>
          <table:table-cell office:value-type="float" office:value="43">
            <text:p>43</text:p>
          </table:table-cell>
          <table:table-cell office:value-type="string">
            <text:p>[{u'Gov_Index': u'4', u'Dep': u'homosexuals', u'Gov': u'promiscuous', u'Dep_Index': u'1', u'Relation': u'nsubj'}, {u'Gov_Index': u'4', u'Dep': u'are', u'Gov': u'promiscuous', u'Dep_Index': u'2', u'Relation': u'cop'}, {u'Gov_Index': u'4', u'Dep': u'more', u'Gov': u'promiscuous', u'Dep_Index': u'3', u'Relation': u'advmod'}, {u'Gov_Index': u'4', u'Dep': u'heterosexuals', u'Gov': u'promiscuous', u'Dep_Index': u'6', u'Relation': u'prep_than'}]</text:p>
          </table:table-cell>
          <table:table-cell office:value-type="float" office:value="0">
            <text:p>0</text:p>
          </table:table-cell>
          <table:table-cell office:value-type="float" office:value="0.204124145231931">
            <text:p>0.2041241452</text:p>
          </table:table-cell>
          <table:table-cell table:number-columns-repeated="3" office:value-type="float" office:value="0">
            <text:p>0</text:p>
          </table:table-cell>
          <table:table-cell office:value-type="float" office:value="0.0303479834116564">
            <text:p>0.0303479834</text:p>
          </table:table-cell>
          <table:table-cell office:value-type="float" office:value="0.419777983758796">
            <text:p>0.4197779838</text:p>
          </table:table-cell>
          <table:table-cell office:value-type="float" office:value="0.0560270462984426">
            <text:p>0.05602704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1118584">
            <text:p>0.31118584</text:p>
          </table:table-cell>
          <table:table-cell office:value-type="string">
            <text:p>number of earthquakes occurring outside of Israel has increased in the last hundred years</text:p>
          </table:table-cell>
          <table:table-cell office:value-type="string">
            <text:p>Variables accounted for by limiting argument to large earthquakes</text:p>
          </table:table-cell>
          <table:table-cell office:value-type="float" office:value="42">
            <text:p>42</text:p>
          </table:table-cell>
          <table:table-cell office:value-type="string">
            <text:p>[{u'Gov_Index': u'2', u'Dep': u'Variables', u'Gov': u'accounted', u'Dep_Index': u'1', u'Relation': u'nsubj'}, {u'Gov_Index': u'2', u'Dep': u'for', u'Gov': u'accounted', u'Dep_Index': u'3', u'Relation': u'prep'}, {u'Gov_Index': u'3', u'Dep': u'by', u'Gov': u'for', u'Dep_Index': u'4', u'Relation': u'pcomp'}, {u'Gov_Index': u'4', u'Dep': u'limiting', u'Gov': u'by', u'Dep_Index': u'5', u'Relation': u'pcomp'}, {u'Gov_Index': u'5', u'Dep': u'argument', u'Gov': u'limiting', u'Dep_Index': u'6', u'Relation': u'dobj'}, {u'Gov_Index': u'9', u'Dep': u'large', u'Gov': u'earthquakes', u'Dep_Index': u'8', u'Relation': u'amod'}, {u'Gov_Index': u'5', u'Dep': u'earthquakes', u'Gov': u'limiting', u'Dep_Index': u'9', u'Relation': u'prep_to'}]</text:p>
          </table:table-cell>
          <table:table-cell office:value-type="float" office:value="0">
            <text:p>0</text:p>
          </table:table-cell>
          <table:table-cell office:value-type="float" office:value="0.136082763487954">
            <text:p>0.1360827635</text:p>
          </table:table-cell>
          <table:table-cell table:number-columns-repeated="3" office:value-type="float" office:value="0">
            <text:p>0</text:p>
          </table:table-cell>
          <table:table-cell office:value-type="float" office:value="0.0348157117293692">
            <text:p>0.0348157117</text:p>
          </table:table-cell>
          <table:table-cell office:value-type="float" office:value="0.464289794603585">
            <text:p>0.4642897946</text:p>
          </table:table-cell>
          <table:table-cell office:value-type="float" office:value="0.107431339050625">
            <text:p>0.1074313391</text:p>
          </table:table-cell>
          <table:table-cell office:value-type="float" office:value="0.0255788902501488">
            <text:p>0.0255788903</text:p>
          </table:table-cell>
          <table:table-cell office:value-type="float" office:value="0.234949901417733">
            <text:p>0.2349499014</text:p>
          </table:table-cell>
          <table:table-cell office:value-type="float" office:value="0.0447630579377603">
            <text:p>0.04476305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277655">
            <text:p>0.3277655</text:p>
          </table:table-cell>
          <table:table-cell office:value-type="string">
            <text:p>little historical evidence that people in 1909 believed that it was "right" or "good" to oppress black people or women</text:p>
          </table:table-cell>
          <table:table-cell office:value-type="string">
            <text:p>Provide evidence to back up claim</text:p>
          </table:table-cell>
          <table:table-cell office:value-type="float" office:value="63">
            <text:p>63</text:p>
          </table:table-cell>
          <table:table-cell office:value-type="string">
            <text:p>[{u'Gov_Index': u'1', u'Dep': u'evidence', u'Gov': u'Provide', u'Dep_Index': u'2', u'Relation': u'dobj'}, {u'Gov_Index': u'4', u'Dep': u'to', u'Gov': u'back', u'Dep_Index': u'3', u'Relation': u'aux'}, {u'Gov_Index': u'1', u'Dep': u'back', u'Gov': u'Provide', u'Dep_Index': u'4', u'Relation': u'vmod'}, {u'Gov_Index': u'4', u'Dep': u'up', u'Gov': u'back', u'Dep_Index': u'5', u'Relation': u'prt'}, {u'Gov_Index': u'4', u'Dep': u'claim', u'Gov': u'back', u'Dep_Index': u'6', u'Relation': u'dobj'}]</text:p>
          </table:table-cell>
          <table:table-cell office:value-type="float" office:value="0">
            <text:p>0</text:p>
          </table:table-cell>
          <table:table-cell office:value-type="float" office:value="0.106600358177805">
            <text:p>0.10660035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535626334297987">
            <text:p>0.0535626334</text:p>
          </table:table-cell>
          <table:table-cell office:value-type="float" office:value="0.707857925014663">
            <text:p>0.707857925</text:p>
          </table:table-cell>
          <table:table-cell office:value-type="float" office:value="0.144947044750843">
            <text:p>0.14494704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2380556">
            <text:p>0.42380556</text:p>
          </table:table-cell>
          <table:table-cell office:value-type="string">
            <text:p>gay marriage is forcing one set of believes onto others and is discrimination</text:p>
          </table:table-cell>
          <table:table-cell office:value-type="string">
            <text:p>love is not exceptionally for gay people but also others</text:p>
          </table:table-cell>
          <table:table-cell office:value-type="float" office:value="44">
            <text:p>44</text:p>
          </table:table-cell>
          <table:table-cell office:value-type="string">
            <text:p>[{u'Gov_Index': u'10', u'Dep': u'love', u'Gov': u'others', u'Dep_Index': u'1', u'Relation': u'nsubj'}, {u'Gov_Index': u'10', u'Dep': u'is', u'Gov': u'others', u'Dep_Index': u'2', u'Relation': u'cop'}, {u'Gov_Index': u'10', u'Dep': u'not', u'Gov': u'others', u'Dep_Index': u'3', u'Relation': u'neg'}, {u'Gov_Index': u'10', u'Dep': u'exceptionally', u'Gov': u'others', u'Dep_Index': u'4', u'Relation': u'amod'}, {u'Gov_Index': u'7', u'Dep': u'gay', u'Gov': u'people', u'Dep_Index': u'6', u'Relation': u'amod'}, {u'Gov_Index': u'4', u'Dep': u'people', u'Gov': u'exceptionally', u'Dep_Index': u'7', u'Relation': u'prep_for'}, {u'Gov_Index': u'4', u'Dep': u'but', u'Gov': u'exceptionally', u'Dep_Index': u'8', u'Relation': u'cc'}, {u'Gov_Index': u'4', u'Dep': u'also', u'Gov': u'exceptionally', u'Dep_Index': u'9', u'Relation': u'advmod'}]</text:p>
          </table:table-cell>
          <table:table-cell office:value-type="float" office:value="0">
            <text:p>0</text:p>
          </table:table-cell>
          <table:table-cell office:value-type="float" office:value="0.272165526975909">
            <text:p>0.2721655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86750773926293">
            <text:p>0.0286750774</text:p>
          </table:table-cell>
          <table:table-cell office:value-type="float" office:value="0.390221577804328">
            <text:p>0.3902215778</text:p>
          </table:table-cell>
          <table:table-cell office:value-type="float" office:value="0.0526222481795852">
            <text:p>0.0526222482</text:p>
          </table:table-cell>
          <table:table-cell office:value-type="float" office:value="0.0405191310982806">
            <text:p>0.0405191311</text:p>
          </table:table-cell>
          <table:table-cell office:value-type="float" office:value="0">
            <text:p>0</text:p>
          </table:table-cell>
          <table:table-cell office:value-type="float" office:value="0.0648306097572489">
            <text:p>0.06483060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2556558">
            <text:p>0.32556558</text:p>
          </table:table-cell>
          <table:table-cell office:value-type="string">
            <text:p>homosexuals are attempting to force their morals on others by legalizing same-sex marriage</text:p>
          </table:table-cell>
          <table:table-cell office:value-type="string">
            <text:p>love is not exceptionally for gay people but also others</text:p>
          </table:table-cell>
          <table:table-cell office:value-type="float" office:value="46">
            <text:p>46</text:p>
          </table:table-cell>
          <table:table-cell office:value-type="string">
            <text:p>[{u'Gov_Index': u'10', u'Dep': u'love', u'Gov': u'others', u'Dep_Index': u'1', u'Relation': u'nsubj'}, {u'Gov_Index': u'10', u'Dep': u'is', u'Gov': u'others', u'Dep_Index': u'2', u'Relation': u'cop'}, {u'Gov_Index': u'10', u'Dep': u'not', u'Gov': u'others', u'Dep_Index': u'3', u'Relation': u'neg'}, {u'Gov_Index': u'10', u'Dep': u'exceptionally', u'Gov': u'others', u'Dep_Index': u'4', u'Relation': u'amod'}, {u'Gov_Index': u'7', u'Dep': u'gay', u'Gov': u'people', u'Dep_Index': u'6', u'Relation': u'amod'}, {u'Gov_Index': u'4', u'Dep': u'people', u'Gov': u'exceptionally', u'Dep_Index': u'7', u'Relation': u'prep_for'}, {u'Gov_Index': u'4', u'Dep': u'but', u'Gov': u'exceptionally', u'Dep_Index': u'8', u'Relation': u'cc'}, {u'Gov_Index': u'4', u'Dep': u'also', u'Gov': u'exceptionally', u'Dep_Index': u'9', u'Relation': u'advmod'}]</text:p>
          </table:table-cell>
          <table:table-cell office:value-type="float" office:value="0">
            <text:p>0</text:p>
          </table:table-cell>
          <table:table-cell office:value-type="float" office:value="0.144337567297406">
            <text:p>0.1443375673</text:p>
          </table:table-cell>
          <table:table-cell table:number-columns-repeated="3" office:value-type="float" office:value="0">
            <text:p>0</text:p>
          </table:table-cell>
          <table:table-cell office:value-type="float" office:value="0.0677207855418815">
            <text:p>0.0677207855</text:p>
          </table:table-cell>
          <table:table-cell office:value-type="float" office:value="0.739655585235241">
            <text:p>0.7396555852</text:p>
          </table:table-cell>
          <table:table-cell office:value-type="float" office:value="0.164573501659683">
            <text:p>0.1645735017</text:p>
          </table:table-cell>
          <table:table-cell office:value-type="float" office:value="0.0270127540655204">
            <text:p>0.0270127541</text:p>
          </table:table-cell>
          <table:table-cell office:value-type="float" office:value="0">
            <text:p>0</text:p>
          </table:table-cell>
          <table:table-cell office:value-type="float" office:value="0.0463075783980349">
            <text:p>0.04630757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301582">
            <text:p>0.4301582</text:p>
          </table:table-cell>
          <table:table-cell office:value-type="string">
            <text:p>gay marriage laws would not affect marriage for anyone</text:p>
          </table:table-cell>
          <table:table-cell office:value-type="string">
            <text:p>happy with civil union laws</text:p>
          </table:table-cell>
          <table:table-cell office:value-type="float" office:value="37">
            <text:p>37</text:p>
          </table:table-cell>
          <table:table-cell office:value-type="string">
            <text:p>[{u'Gov_Index': u'5', u'Dep': u'civil', u'Gov': u'laws', u'Dep_Index': u'3', u'Relation': u'amod'}, {u'Gov_Index': u'5', u'Dep': u'union', u'Gov': u'laws', u'Dep_Index': u'4', u'Relation': u'nn'}, {u'Gov_Index': u'1', u'Dep': u'laws', u'Gov': u'happy', u'Dep_Index': u'5', u'Relation': u'prep_with'}]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3295628">
            <text:p>0.23295628</text:p>
          </table:table-cell>
          <table:table-cell office:value-type="string">
            <text:p>Paul Cameron is the voice of the Republicans</text:p>
          </table:table-cell>
          <table:table-cell office:value-type="string">
            <text:p>many Democrats were bigger spenders than the Republicans</text:p>
          </table:table-cell>
          <table:table-cell office:value-type="float" office:value="23">
            <text:p>23</text:p>
          </table:table-cell>
          <table:table-cell office:value-type="string">
            <text:p>[{u'Gov_Index': u'2', u'Dep': u'many', u'Gov': u'Democrats', u'Dep_Index': u'1', u'Relation': u'amod'}, {u'Gov_Index': u'5', u'Dep': u'Democrats', u'Gov': u'spenders', u'Dep_Index': u'2', u'Relation': u'nsubj'}, {u'Gov_Index': u'5', u'Dep': u'were', u'Gov': u'spenders', u'Dep_Index': u'3', u'Relation': u'cop'}, {u'Gov_Index': u'5', u'Dep': u'bigger', u'Gov': u'spenders', u'Dep_Index': u'4', u'Relation': u'amod'}, {u'Gov_Index': u'8', u'Dep': u'the', u'Gov': u'Republicans', u'Dep_Index': u'7', u'Relation': u'det'}, {u'Gov_Index': u'5', u'Dep': u'Republicans', u'Gov': u'spenders', u'Dep_Index': u'8', u'Relation': u'prep_than'}]</text:p>
          </table:table-cell>
          <table:table-cell office:value-type="float" office:value="0.142857142857143">
            <text:p>0.1428571429</text:p>
          </table:table-cell>
          <table:table-cell office:value-type="float" office:value="0.223606797749979">
            <text:p>0.2236067977</text:p>
          </table:table-cell>
          <table:table-cell table:number-columns-repeated="6" office:value-type="float" office:value="0">
            <text:p>0</text:p>
          </table:table-cell>
          <table:table-cell office:value-type="float" office:value="0.0145567890778933">
            <text:p>0.0145567891</text:p>
          </table:table-cell>
          <table:table-cell office:value-type="float" office:value="0.203495229953725">
            <text:p>0.20349523</text:p>
          </table:table-cell>
          <table:table-cell office:value-type="float" office:value="0.0271726729454008">
            <text:p>0.02717267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7369651">
            <text:p>0.07369651</text:p>
          </table:table-cell>
          <table:table-cell office:value-type="string">
            <text:p>Resources spent on fighting AIDs could have been spent on curing other diseases, such as cancer.</text:p>
          </table:table-cell>
          <table:table-cell office:value-type="string">
            <text:p>No one argues the point that AIDs was spread in the United States by homosexuals.</text:p>
          </table:table-cell>
          <table:table-cell office:value-type="float" office:value="47">
            <text:p>47</text:p>
          </table:table-cell>
          <table:table-cell office:value-type="string">
            <text:p>[{u'Gov_Index': u'2', u'Dep': u'No', u'Gov': u'one', u'Dep_Index': u'1', u'Relation': u'neg'}, {u'Gov_Index': u'3', u'Dep': u'one', u'Gov': u'argues', u'Dep_Index': u'2', u'Relation': u'nsubj'}, {u'Gov_Index': u'5', u'Dep': u'the', u'Gov': u'point', u'Dep_Index': u'4', u'Relation': u'det'}, {u'Gov_Index': u'3', u'Dep': u'point', u'Gov': u'argues', u'Dep_Index': u'5', u'Relation': u'dobj'}, {u'Gov_Index': u'9', u'Dep': u'that', u'Gov': u'spread', u'Dep_Index': u'6', u'Relation': u'mark'}, {u'Gov_Index': u'9', u'Dep': u'AIDs', u'Gov': u'spread', u'Dep_Index': u'7', u'Relation': u'nsubjpass'}, {u'Gov_Index': u'9', u'Dep': u'was', u'Gov': u'spread', u'Dep_Index': u'8', u'Relation': u'auxpass'}, {u'Gov_Index': u'3', u'Dep': u'spread', u'Gov': u'argues', u'Dep_Index': u'9', u'Relation': u'ccomp'}, {u'Gov_Index': u'13', u'Dep': u'the', u'Gov': u'States', u'Dep_Index': u'11', u'Relation': u'det'}, {u'Gov_Index': u'13', u'Dep': u'United', u'Gov': u'States', u'Dep_Index': u'12', u'Relation': u'nn'}, {u'Gov_Index': u'9', u'Dep': u'States', u'Gov': u'spread', u'Dep_Index': u'13', u'Relation': u'prep_in'}, {u'Gov_Index': u'9', u'Dep': u'homosexuals', u'Gov': u'spread', u'Dep_Index': u'15', u'Relation': u'agent'}]</text:p>
          </table:table-cell>
          <table:table-cell office:value-type="float" office:value="0">
            <text:p>0</text:p>
          </table:table-cell>
          <table:table-cell office:value-type="float" office:value="0.175411603861406">
            <text:p>0.1754116039</text:p>
          </table:table-cell>
          <table:table-cell table:number-columns-repeated="3" office:value-type="float" office:value="0">
            <text:p>0</text:p>
          </table:table-cell>
          <table:table-cell office:value-type="float" office:value="0.270492423854159">
            <text:p>0.2704924239</text:p>
          </table:table-cell>
          <table:table-cell office:value-type="float" office:value="2.02423133063431">
            <text:p>2.0242313306</text:p>
          </table:table-cell>
          <table:table-cell office:value-type="float" office:value="0.549914685662522">
            <text:p>0.5499146857</text:p>
          </table:table-cell>
          <table:table-cell office:value-type="float" office:value="0.0246734925804888">
            <text:p>0.0246734926</text:p>
          </table:table-cell>
          <table:table-cell office:value-type="float" office:value="0.217077940724222">
            <text:p>0.2170779407</text:p>
          </table:table-cell>
          <table:table-cell office:value-type="float" office:value="0.0422974158522665">
            <text:p>0.04229741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1613043">
            <text:p>0.31613043</text:p>
          </table:table-cell>
          <table:table-cell office:value-type="string">
            <text:p>the difficulty imposed by the fact that marriage is both a legal contract and a religious ceremony</text:p>
          </table:table-cell>
          <table:table-cell office:value-type="string">
            <text:p>people did not want gay marriage</text:p>
          </table:table-cell>
          <table:table-cell office:value-type="float" office:value="53">
            <text:p>53</text:p>
          </table:table-cell>
          <table:table-cell office:value-type="string">
            <text:p>[{u'Gov_Index': u'4', u'Dep': u'people', u'Gov': u'want', u'Dep_Index': u'1', u'Relation': u'nsubj'}, {u'Gov_Index': u'4', u'Dep': u'did', u'Gov': u'want', u'Dep_Index': u'2', u'Relation': u'aux'}, {u'Gov_Index': u'4', u'Dep': u'not', u'Gov': u'want', u'Dep_Index': u'3', u'Relation': u'neg'}, {u'Gov_Index': u'6', u'Dep': u'gay', u'Gov': u'marriage', u'Dep_Index': u'5', u'Relation': u'amod'}, {u'Gov_Index': u'4', u'Dep': u'marriage', u'Gov': u'want', u'Dep_Index': u'6', u'Relation': u'dobj'}]</text:p>
          </table:table-cell>
          <table:table-cell office:value-type="float" office:value="0">
            <text:p>0</text:p>
          </table:table-cell>
          <table:table-cell office:value-type="float" office:value="0.176776695296637">
            <text:p>0.1767766953</text:p>
          </table:table-cell>
          <table:table-cell table:number-columns-repeated="3" office:value-type="float" office:value="0">
            <text:p>0</text:p>
          </table:table-cell>
          <table:table-cell office:value-type="float" office:value="0.233693072952644">
            <text:p>0.233693073</text:p>
          </table:table-cell>
          <table:table-cell office:value-type="float" office:value="1.39174130453543">
            <text:p>1.3917413045</text:p>
          </table:table-cell>
          <table:table-cell office:value-type="float" office:value="0.350840501797574">
            <text:p>0.3508405018</text:p>
          </table:table-cell>
          <table:table-cell office:value-type="float" office:value="0.034753068574288">
            <text:p>0.0347530686</text:p>
          </table:table-cell>
          <table:table-cell office:value-type="float" office:value="0.286479731353148">
            <text:p>0.2864797314</text:p>
          </table:table-cell>
          <table:table-cell office:value-type="float" office:value="0.0579217809571467">
            <text:p>0.0579217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6424035">
            <text:p>0.36424035</text:p>
          </table:table-cell>
          <table:table-cell office:value-type="string">
            <text:p>the difficulty imposed by the fact that marriage is both a legal contract and a religious ceremony</text:p>
          </table:table-cell>
          <table:table-cell office:value-type="string">
            <text:p>people who want to get rid of gay marriage may have wanted to prevent inter religious marriage</text:p>
          </table:table-cell>
          <table:table-cell office:value-type="float" office:value="46">
            <text:p>46</text:p>
          </table:table-cell>
          <table:table-cell office:value-type="string">
            <text:p>[{u'Gov_Index': u'12', u'Dep': u'people', u'Gov': u'wanted', u'Dep_Index': u'1', u'Relation': u'nsubj'}, {u'Gov_Index': u'3', u'Dep': u'who', u'Gov': u'want', u'Dep_Index': u'2', u'Relation': u'nsubj'}, {u'Gov_Index': u'1', u'Dep': u'want', u'Gov': u'people', u'Dep_Index': u'3', u'Relation': u'rcmod'}, {u'Gov_Index': u'6', u'Dep': u'to', u'Gov': u'rid', u'Dep_Index': u'4', u'Relation': u'aux'}, {u'Gov_Index': u'6', u'Dep': u'get', u'Gov': u'rid', u'Dep_Index': u'5', u'Relation': u'dep'}, {u'Gov_Index': u'3', u'Dep': u'rid', u'Gov': u'want', u'Dep_Index': u'6', u'Relation': u'xcomp'}, {u'Gov_Index': u'9', u'Dep': u'gay', u'Gov': u'marriage', u'Dep_Index': u'8', u'Relation': u'amod'}, {u'Gov_Index': u'6', u'Dep': u'marriage', u'Gov': u'rid', u'Dep_Index': u'9', u'Relation': u'prep_of'}, {u'Gov_Index': u'12', u'Dep': u'may', u'Gov': u'wanted', u'Dep_Index': u'10', u'Relation': u'aux'}, {u'Gov_Index': u'12', u'Dep': u'have', u'Gov': u'wanted', u'Dep_Index': u'11', u'Relation': u'aux'}, {u'Gov_Index': u'14', u'Dep': u'to', u'Gov': u'prevent', u'Dep_Index': u'13', u'Relation': u'aux'}, {u'Gov_Index': u'12', u'Dep': u'prevent', u'Gov': u'wanted', u'Dep_Index': u'14', u'Relation': u'xcomp'}, {u'Gov_Index': u'17', u'Dep': u'inter', u'Gov': u'marriage', u'Dep_Index': u'15', u'Relation': u'nn'}, {u'Gov_Index': u'17', u'Dep': u'religious', u'Gov': u'marriage', u'Dep_Index': u'16', u'Relation': u'amod'}, {u'Gov_Index': u'14', u'Dep': u'marriage', u'Gov': u'prevent', u'Dep_Index': u'17', u'Relation': u'dobj'}]</text:p>
          </table:table-cell>
          <table:table-cell office:value-type="float" office:value="0">
            <text:p>0</text:p>
          </table:table-cell>
          <table:table-cell office:value-type="float" office:value="0.265165042944955">
            <text:p>0.2651650429</text:p>
          </table:table-cell>
          <table:table-cell table:number-columns-repeated="3" office:value-type="float" office:value="0">
            <text:p>0</text:p>
          </table:table-cell>
          <table:table-cell office:value-type="float" office:value="0.199096927142992">
            <text:p>0.1990969271</text:p>
          </table:table-cell>
          <table:table-cell office:value-type="float" office:value="1.18570659202694">
            <text:p>1.185706592</text:p>
          </table:table-cell>
          <table:table-cell office:value-type="float" office:value="0.29890173868935">
            <text:p>0.2989017387</text:p>
          </table:table-cell>
          <table:table-cell office:value-type="float" office:value="0.0592163821931731">
            <text:p>0.0592163822</text:p>
          </table:table-cell>
          <table:table-cell office:value-type="float" office:value="0.488137996394269">
            <text:p>0.4881379964</text:p>
          </table:table-cell>
          <table:table-cell office:value-type="float" office:value="0.0986939703219551">
            <text:p>0.09869397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8216848">
            <text:p>0.28216848</text:p>
          </table:table-cell>
          <table:table-cell office:value-type="string">
            <text:p>the difficulty imposed by the fact that marriage is both a legal contract and a religious ceremony</text:p>
          </table:table-cell>
          <table:table-cell office:value-type="string">
            <text:p>people who want to get rid of gay marriage may have wanted to prevent inter-racial marriage</text:p>
          </table:table-cell>
          <table:table-cell office:value-type="float" office:value="52">
            <text:p>52</text:p>
          </table:table-cell>
          <table:table-cell office:value-type="string">
            <text:p>[{u'Gov_Index': u'12', u'Dep': u'people', u'Gov': u'wanted', u'Dep_Index': u'1', u'Relation': u'nsubj'}, {u'Gov_Index': u'3', u'Dep': u'who', u'Gov': u'want', u'Dep_Index': u'2', u'Relation': u'nsubj'}, {u'Gov_Index': u'1', u'Dep': u'want', u'Gov': u'people', u'Dep_Index': u'3', u'Relation': u'rcmod'}, {u'Gov_Index': u'6', u'Dep': u'to', u'Gov': u'rid', u'Dep_Index': u'4', u'Relation': u'aux'}, {u'Gov_Index': u'6', u'Dep': u'get', u'Gov': u'rid', u'Dep_Index': u'5', u'Relation': u'dep'}, {u'Gov_Index': u'3', u'Dep': u'rid', u'Gov': u'want', u'Dep_Index': u'6', u'Relation': u'xcomp'}, {u'Gov_Index': u'9', u'Dep': u'gay', u'Gov': u'marriage', u'Dep_Index': u'8', u'Relation': u'amod'}, {u'Gov_Index': u'6', u'Dep': u'marriage', u'Gov': u'rid', u'Dep_Index': u'9', u'Relation': u'prep_of'}, {u'Gov_Index': u'12', u'Dep': u'may', u'Gov': u'wanted', u'Dep_Index': u'10', u'Relation': u'aux'}, {u'Gov_Index': u'12', u'Dep': u'have', u'Gov': u'wanted', u'Dep_Index': u'11', u'Relation': u'aux'}, {u'Gov_Index': u'14', u'Dep': u'to', u'Gov': u'prevent', u'Dep_Index': u'13', u'Relation': u'aux'}, {u'Gov_Index': u'12', u'Dep': u'prevent', u'Gov': u'wanted', u'Dep_Index': u'14', u'Relation': u'xcomp'}, {u'Gov_Index': u'16', u'Dep': u'inter-racial', u'Gov': u'marriage', u'Dep_Index': u'15', u'Relation': u'amod'}, {u'Gov_Index': u'14', u'Dep': u'marriage', u'Gov': u'prevent', u'Dep_Index': u'16', u'Relation': u'dobj'}]</text:p>
          </table:table-cell>
          <table:table-cell office:value-type="float" office:value="0">
            <text:p>0</text:p>
          </table:table-cell>
          <table:table-cell office:value-type="float" office:value="0.182574185835055">
            <text:p>0.1825741858</text:p>
          </table:table-cell>
          <table:table-cell table:number-columns-repeated="3" office:value-type="float" office:value="0">
            <text:p>0</text:p>
          </table:table-cell>
          <table:table-cell office:value-type="float" office:value="0.202866948023863">
            <text:p>0.202866948</text:p>
          </table:table-cell>
          <table:table-cell office:value-type="float" office:value="1.20815866436515">
            <text:p>1.2081586644</text:p>
          </table:table-cell>
          <table:table-cell office:value-type="float" office:value="0.304561624114796">
            <text:p>0.3045616241</text:p>
          </table:table-cell>
          <table:table-cell office:value-type="float" office:value="0.0603376802491577">
            <text:p>0.0603376802</text:p>
          </table:table-cell>
          <table:table-cell office:value-type="float" office:value="0.497381184953536">
            <text:p>0.497381185</text:p>
          </table:table-cell>
          <table:table-cell office:value-type="float" office:value="0.100562800415263">
            <text:p>0.10056280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362114">
            <text:p>0.5362114</text:p>
          </table:table-cell>
          <table:table-cell office:value-type="string">
            <text:p>Religious ceremonies are not what gay people want.</text:p>
          </table:table-cell>
          <table:table-cell office:value-type="string">
            <text:p>if a public official did not want to marry him in a heterosexual marriage he would want to go elsewhere rather than force him to do it</text:p>
          </table:table-cell>
          <table:table-cell office:value-type="float" office:value="69">
            <text:p>69</text:p>
          </table:table-cell>
          <table:table-cell office:value-type="string">
            <text:p>[{u'Gov_Index': u'7', u'Dep': u'if', u'Gov': u'want', u'Dep_Index': u'1', u'Relation': u'mark'}, {u'Gov_Index': u'4', u'Dep': u'a', u'Gov': u'official', u'Dep_Index': u'2', u'Relation': u'det'}, {u'Gov_Index': u'4', u'Dep': u'public', u'Gov': u'official', u'Dep_Index': u'3', u'Relation': u'amod'}, {u'Gov_Index': u'7', u'Dep': u'official', u'Gov': u'want', u'Dep_Index': u'4', u'Relation': u'nsubj'}, {u'Gov_Index': u'7', u'Dep': u'did', u'Gov': u'want', u'Dep_Index': u'5', u'Relation': u'aux'}, {u'Gov_Index': u'7', u'Dep': u'not', u'Gov': u'want', u'Dep_Index': u'6', u'Relation': u'neg'}, {u'Gov_Index': u'9', u'Dep': u'to', u'Gov': u'marry', u'Dep_Index': u'8', u'Relation': u'aux'}, {u'Gov_Index': u'7', u'Dep': u'marry', u'Gov': u'want', u'Dep_Index': u'9', u'Relation': u'xcomp'}, {u'Gov_Index': u'9', u'Dep': u'him', u'Gov': u'marry', u'Dep_Index': u'10', u'Relation': u'dobj'}, {u'Gov_Index': u'14', u'Dep': u'a', u'Gov': u'marriage', u'Dep_Index': u'12', u'Relation': u'det'}, {u'Gov_Index': u'14', u'Dep': u'heterosexual', u'Gov': u'marriage', u'Dep_Index': u'13', u'Relation': u'amod'}, {u'Gov_Index': u'9', u'Dep': u'marriage', u'Gov': u'marry', u'Dep_Index': u'14', u'Relation': u'prep_in'}, {u'Gov_Index': u'17', u'Dep': u'he', u'Gov': u'want', u'Dep_Index': u'15', u'Relation': u'nsubj'}, {u'Gov_Index': u'17', u'Dep': u'would', u'Gov': u'want', u'Dep_Index': u'16', u'Relation': u'aux'}, {u'Gov_Index': u'14', u'Dep': u'want', u'Gov': u'marriage', u'Dep_Index': u'17', u'Relation': u'rcmod'}, {u'Gov_Index': u'19', u'Dep': u'to', u'Gov': u'go', u'Dep_Index': u'18', u'Relation': u'aux'}, {u'Gov_Index': u'17', u'Dep': u'go', u'Gov': u'want', u'Dep_Index': u'19', u'Relation': u'xcomp'}, {u'Gov_Index': u'19', u'Dep': u'elsewhere', u'Gov': u'go', u'Dep_Index': u'20', u'Relation': u'advmod'}, {u'Gov_Index': u'17', u'Dep': u'force', u'Gov': u'want', u'Dep_Index': u'23', u'Relation': u'xcomp'}, {u'Gov_Index': u'19', u'Dep': u'force', u'Gov': u'go', u'Dep_Index': u'23', u'Relation': u'conj_negcc'}, {u'Gov_Index': u'26', u'Dep': u'him', u'Gov': u'do', u'Dep_Index': u'24', u'Relation': u'nsubj'}, {u'Gov_Index': u'26', u'Dep': u'to', u'Gov': u'do', u'Dep_Index': u'25', u'Relation': u'aux'}, {u'Gov_Index': u'23', u'Dep': u'do', u'Gov': u'force', u'Dep_Index': u'26', u'Relation': u'xcomp'}, {u'Gov_Index': u'26', u'Dep': u'it', u'Gov': u'do', u'Dep_Index': u'27', u'Relation': u'dobj'}]</text:p>
          </table:table-cell>
          <table:table-cell office:value-type="float" office:value="0">
            <text:p>0</text:p>
          </table:table-cell>
          <table:table-cell office:value-type="float" office:value="0.218217890235992">
            <text:p>0.21821789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3957632347899">
            <text:p>0.0293957632</text:p>
          </table:table-cell>
          <table:table-cell office:value-type="float" office:value="0.392011313184879">
            <text:p>0.3920113132</text:p>
          </table:table-cell>
          <table:table-cell office:value-type="float" office:value="0.0534938284800132">
            <text:p>0.0534938285</text:p>
          </table:table-cell>
          <table:table-cell office:value-type="float" office:value="0.332592064027908">
            <text:p>0.332592064</text:p>
          </table:table-cell>
          <table:table-cell office:value-type="float" office:value="1.2343476726941">
            <text:p>1.2343476727</text:p>
          </table:table-cell>
          <table:table-cell office:value-type="float" office:value="0.201570947895702">
            <text:p>0.20157094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115283">
            <text:p>0.5115283</text:p>
          </table:table-cell>
          <table:table-cell office:value-type="string">
            <text:p>Religious ceremonies are not what gay people want.</text:p>
          </table:table-cell>
          <table:table-cell office:value-type="string">
            <text:p>Many peoples opinions are based on their view of marriage and not their dislike of homosexuals.</text:p>
          </table:table-cell>
          <table:table-cell office:value-type="float" office:value="46">
            <text:p>46</text:p>
          </table:table-cell>
          <table:table-cell office:value-type="string">
            <text:p>[{u'Gov_Index': u'3', u'Dep': u'Many', u'Gov': u'opinions', u'Dep_Index': u'1', u'Relation': u'amod'}, {u'Gov_Index': u'3', u'Dep': u'peoples', u'Gov': u'opinions', u'Dep_Index': u'2', u'Relation': u'nn'}, {u'Gov_Index': u'4', u'Dep': u'opinions', u'Gov': u'are', u'Dep_Index': u'3', u'Relation': u'nsubj'}, {u'Gov_Index': u'8', u'Dep': u'their', u'Gov': u'view', u'Dep_Index': u'7', u'Relation': u'poss'}, {u'Gov_Index': u'4', u'Dep': u'view', u'Gov': u'are', u'Dep_Index': u'8', u'Relation': u'prep_based_on'}, {u'Gov_Index': u'8', u'Dep': u'marriage', u'Gov': u'view', u'Dep_Index': u'10', u'Relation': u'prep_of'}, {u'Gov_Index': u'4', u'Dep': u'not', u'Gov': u'are', u'Dep_Index': u'12', u'Relation': u'conj_and'}, {u'Gov_Index': u'14', u'Dep': u'their', u'Gov': u'dislike', u'Dep_Index': u'13', u'Relation': u'poss'}, {u'Gov_Index': u'4', u'Dep': u'dislike', u'Gov': u'are', u'Dep_Index': u'14', u'Relation': u'dep'}, {u'Gov_Index': u'14', u'Dep': u'homosexuals', u'Gov': u'dislike', u'Dep_Index': u'16', u'Relation': u'prep_of'}]</text:p>
          </table:table-cell>
          <table:table-cell office:value-type="float" office:value="0">
            <text:p>0</text:p>
          </table:table-cell>
          <table:table-cell office:value-type="float" office:value="0.272165526975909">
            <text:p>0.2721655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385218157586067">
            <text:p>0.0385218158</text:p>
          </table:table-cell>
          <table:table-cell office:value-type="float" office:value="0.48920994382982">
            <text:p>0.4892099438</text:p>
          </table:table-cell>
          <table:table-cell office:value-type="float" office:value="0.141397723725709">
            <text:p>0.1413977237</text:p>
          </table:table-cell>
          <table:table-cell office:value-type="float" office:value="0.0135959349736259">
            <text:p>0.013595935</text:p>
          </table:table-cell>
          <table:table-cell office:value-type="float" office:value="0.12614687331225">
            <text:p>0.1261468733</text:p>
          </table:table-cell>
          <table:table-cell office:value-type="float" office:value="0.025100187643617">
            <text:p>0.02510018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108929">
            <text:p>0.8108929</text:p>
          </table:table-cell>
          <table:table-cell office:value-type="string">
            <text:p>Religious ceremonies are not what gay people want.</text:p>
          </table:table-cell>
          <table:table-cell office:value-type="string">
            <text:p>people did not want gay marriage</text:p>
          </table:table-cell>
          <table:table-cell office:value-type="float" office:value="29">
            <text:p>29</text:p>
          </table:table-cell>
          <table:table-cell office:value-type="string">
            <text:p>[{u'Gov_Index': u'4', u'Dep': u'people', u'Gov': u'want', u'Dep_Index': u'1', u'Relation': u'nsubj'}, {u'Gov_Index': u'4', u'Dep': u'did', u'Gov': u'want', u'Dep_Index': u'2', u'Relation': u'aux'}, {u'Gov_Index': u'4', u'Dep': u'not', u'Gov': u'want', u'Dep_Index': u'3', u'Relation': u'neg'}, {u'Gov_Index': u'6', u'Dep': u'gay', u'Gov': u'marriage', u'Dep_Index': u'5', u'Relation': u'amod'}, {u'Gov_Index': u'4', u'Dep': u'marriage', u'Gov': u'want', u'Dep_Index': u'6', u'Relation': u'dobj'}]</text:p>
          </table:table-cell>
          <table:table-cell office:value-type="float" office:value="0">
            <text:p>0</text:p>
          </table:table-cell>
          <table:table-cell office:value-type="float" office:value="0.612372435695795">
            <text:p>0.61237243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44689683673056">
            <text:p>0.2446896837</text:p>
          </table:table-cell>
          <table:table-cell office:value-type="float" office:value="1.44442013691542">
            <text:p>1.4444201369</text:p>
          </table:table-cell>
          <table:table-cell office:value-type="float" office:value="0.36415444597927">
            <text:p>0.364154446</text:p>
          </table:table-cell>
          <table:table-cell office:value-type="float" office:value="0.185449023415369">
            <text:p>0.1854490234</text:p>
          </table:table-cell>
          <table:table-cell office:value-type="float" office:value="0.604210821169078">
            <text:p>0.6042108212</text:p>
          </table:table-cell>
          <table:table-cell office:value-type="float" office:value="0.0927245117076845">
            <text:p>0.09272451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3071747">
            <text:p>0.33071747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string">
            <text:p>homosexuals are less important that heterosexuals.</text:p>
          </table:table-cell>
          <table:table-cell office:value-type="float" office:value="47">
            <text:p>47</text:p>
          </table:table-cell>
          <table:table-cell office:value-type="string">
            <text:p>[{u'Gov_Index': u'4', u'Dep': u'homosexuals', u'Gov': u'important', u'Dep_Index': u'1', u'Relation': u'nsubj'}, {u'Gov_Index': u'4', u'Dep': u'are', u'Gov': u'important', u'Dep_Index': u'2', u'Relation': u'cop'}, {u'Gov_Index': u'4', u'Dep': u'less', u'Gov': u'important', u'Dep_Index': u'3', u'Relation': u'advmod'}, {u'Gov_Index': u'4', u'Dep': u'heterosexuals', u'Gov': u'important', u'Dep_Index': u'6', u'Relation': u'prep_that'}]</text:p>
          </table:table-cell>
          <table:table-cell office:value-type="float" office:value="0">
            <text:p>0</text:p>
          </table:table-cell>
          <table:table-cell office:value-type="float" office:value="0.316227766016838">
            <text:p>0.316227766</text:p>
          </table:table-cell>
          <table:table-cell table:number-columns-repeated="3" office:value-type="float" office:value="0">
            <text:p>0</text:p>
          </table:table-cell>
          <table:table-cell office:value-type="float" office:value="0.0118122546757039">
            <text:p>0.0118122547</text:p>
          </table:table-cell>
          <table:table-cell office:value-type="float" office:value="0.164698732102399">
            <text:p>0.1646987321</text:p>
          </table:table-cell>
          <table:table-cell office:value-type="float" office:value="0.0221479775169447">
            <text:p>0.0221479775</text:p>
          </table:table-cell>
          <table:table-cell office:value-type="float" office:value="0.0253119743050797">
            <text:p>0.0253119743</text:p>
          </table:table-cell>
          <table:table-cell office:value-type="float" office:value="0">
            <text:p>0</text:p>
          </table:table-cell>
          <table:table-cell office:value-type="float" office:value="0.0442959550338895">
            <text:p>0.0442959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6134368">
            <text:p>0.36134368</text:p>
          </table:table-cell>
          <table:table-cell office:value-type="string">
            <text:p>Statistics regarding AIDs in Africa show that is is not a homosexual disease.</text:p>
          </table:table-cell>
          <table:table-cell office:value-type="string">
            <text:p>Homosexual liaisons were regarded as unions for a particular purpose, rather than as marriage.</text:p>
          </table:table-cell>
          <table:table-cell office:value-type="float" office:value="52">
            <text:p>52</text:p>
          </table:table-cell>
          <table:table-cell office:value-type="string">
            <text:p>[{u'Gov_Index': u'2', u'Dep': u'Homosexual', u'Gov': u'liaisons', u'Dep_Index': u'1', u'Relation': u'amod'}, {u'Gov_Index': u'4', u'Dep': u'liaisons', u'Gov': u'regarded', u'Dep_Index': u'2', u'Relation': u'nsubjpass'}, {u'Gov_Index': u'4', u'Dep': u'were', u'Gov': u'regarded', u'Dep_Index': u'3', u'Relation': u'auxpass'}, {u'Gov_Index': u'4', u'Dep': u'unions', u'Gov': u'regarded', u'Dep_Index': u'6', u'Relation': u'prep_as'}, {u'Gov_Index': u'10', u'Dep': u'a', u'Gov': u'purpose', u'Dep_Index': u'8', u'Relation': u'det'}, {u'Gov_Index': u'10', u'Dep': u'particular', u'Gov': u'purpose', u'Dep_Index': u'9', u'Relation': u'amod'}, {u'Gov_Index': u'6', u'Dep': u'purpose', u'Gov': u'unions', u'Dep_Index': u'10', u'Relation': u'prep_for'}, {u'Gov_Index': u'4', u'Dep': u'marriage', u'Gov': u'regarded', u'Dep_Index': u'15', u'Relation': u'prep_as'}, {u'Gov_Index': u'6', u'Dep': u'marriage', u'Gov': u'unions', u'Dep_Index': u'15', u'Relation': u'conj_negcc'}]</text:p>
          </table:table-cell>
          <table:table-cell office:value-type="float" office:value="0">
            <text:p>0</text:p>
          </table:table-cell>
          <table:table-cell office:value-type="float" office:value="0.335410196624969">
            <text:p>0.3354101966</text:p>
          </table:table-cell>
          <table:table-cell table:number-columns-repeated="3" office:value-type="float" office:value="0">
            <text:p>0</text:p>
          </table:table-cell>
          <table:table-cell office:value-type="float" office:value="0.0102692814636176">
            <text:p>0.0102692815</text:p>
          </table:table-cell>
          <table:table-cell office:value-type="float" office:value="0.143184995844979">
            <text:p>0.1431849958</text:p>
          </table:table-cell>
          <table:table-cell office:value-type="float" office:value="0.0342309382120586">
            <text:p>0.03423093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5191475">
            <text:p>0.075191475</text:p>
          </table:table-cell>
          <table:table-cell office:value-type="string">
            <text:p>majority of Americans are against gay marriage</text:p>
          </table:table-cell>
          <table:table-cell office:value-type="string">
            <text:p>fidelity to be part of the normal American attitude</text:p>
          </table:table-cell>
          <table:table-cell office:value-type="float" office:value="30">
            <text:p>30</text:p>
          </table:table-cell>
          <table:table-cell office:value-type="string">
            <text:p>[{u'Gov_Index': u'4', u'Dep': u'to', u'Gov': u'part', u'Dep_Index': u'2', u'Relation': u'aux'}, {u'Gov_Index': u'4', u'Dep': u'be', u'Gov': u'part', u'Dep_Index': u'3', u'Relation': u'cop'}, {u'Gov_Index': u'1', u'Dep': u'part', u'Gov': u'fidelity', u'Dep_Index': u'4', u'Relation': u'dep'}, {u'Gov_Index': u'9', u'Dep': u'the', u'Gov': u'attitude', u'Dep_Index': u'6', u'Relation': u'det'}, {u'Gov_Index': u'9', u'Dep': u'normal', u'Gov': u'attitude', u'Dep_Index': u'7', u'Relation': u'amod'}, {u'Gov_Index': u'9', u'Dep': u'American', u'Gov': u'attitude', u'Dep_Index': u'8', u'Relation': u'amod'}, {u'Gov_Index': u'4', u'Dep': u'attitude', u'Gov': u'part', u'Dep_Index': u'9', u'Relation': u'prep_of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1681886">
            <text:p>0.31681886</text:p>
          </table:table-cell>
          <table:table-cell office:value-type="string">
            <text:p>there are laws that hurt all kinds of peoples</text:p>
          </table:table-cell>
          <table:table-cell office:value-type="string">
            <text:p>happy with civil union laws</text:p>
          </table:table-cell>
          <table:table-cell office:value-type="float" office:value="21">
            <text:p>21</text:p>
          </table:table-cell>
          <table:table-cell office:value-type="string">
            <text:p>[{u'Gov_Index': u'5', u'Dep': u'civil', u'Gov': u'laws', u'Dep_Index': u'3', u'Relation': u'amod'}, {u'Gov_Index': u'5', u'Dep': u'union', u'Gov': u'laws', u'Dep_Index': u'4', u'Relation': u'nn'}, {u'Gov_Index': u'1', u'Dep': u'laws', u'Gov': u'happy', u'Dep_Index': u'5', u'Relation': u'prep_with'}]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609256">
            <text:p>0.02609256</text:p>
          </table:table-cell>
          <table:table-cell office:value-type="string">
            <text:p>religious freedom is being persecuted</text:p>
          </table:table-cell>
          <table:table-cell office:value-type="string">
            <text:p>service in the military</text:p>
          </table:table-cell>
          <table:table-cell office:value-type="float" office:value="28">
            <text:p>28</text:p>
          </table:table-cell>
          <table:table-cell office:value-type="string">
            <text:p>[{u'Gov_Index': u'4', u'Dep': u'the', u'Gov': u'military', u'Dep_Index': u'3', u'Relation': u'det'}, {u'Gov_Index': u'1', u'Dep': u'military', u'Gov': u'service', u'Dep_Index': u'4', u'Relation': u'prep_in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4234545">
            <text:p>0.34234545</text:p>
          </table:table-cell>
          <table:table-cell office:value-type="string">
            <text:p>Service is a requirement to express the freedom people have.</text:p>
          </table:table-cell>
          <table:table-cell office:value-type="string">
            <text:p>earned right to have freedom of speech</text:p>
          </table:table-cell>
          <table:table-cell office:value-type="float" office:value="31">
            <text:p>31</text:p>
          </table:table-cell>
          <table:table-cell office:value-type="string">
            <text:p>[{u'Gov_Index': u'1', u'Dep': u'right', u'Gov': u'earned', u'Dep_Index': u'2', u'Relation': u'acomp'}, {u'Gov_Index': u'4', u'Dep': u'to', u'Gov': u'have', u'Dep_Index': u'3', u'Relation': u'aux'}, {u'Gov_Index': u'2', u'Dep': u'have', u'Gov': u'right', u'Dep_Index': u'4', u'Relation': u'xcomp'}, {u'Gov_Index': u'4', u'Dep': u'freedom', u'Gov': u'have', u'Dep_Index': u'5', u'Relation': u'dobj'}, {u'Gov_Index': u'5', u'Dep': u'speech', u'Gov': u'freedom', u'Dep_Index': u'7', u'Relation': u'prep_of'}]</text:p>
          </table:table-cell>
          <table:table-cell office:value-type="float" office:value="0">
            <text:p>0</text:p>
          </table:table-cell>
          <table:table-cell office:value-type="float" office:value="0.204124145231932">
            <text:p>0.2041241452</text:p>
          </table:table-cell>
          <table:table-cell table:number-columns-repeated="3" office:value-type="float" office:value="0">
            <text:p>0</text:p>
          </table:table-cell>
          <table:table-cell office:value-type="float" office:value="0.0502167177605207">
            <text:p>0.0502167178</text:p>
          </table:table-cell>
          <table:table-cell office:value-type="float" office:value="0.601549488931126">
            <text:p>0.6015494889</text:p>
          </table:table-cell>
          <table:table-cell office:value-type="float" office:value="0.142351031858955">
            <text:p>0.142351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5621288">
            <text:p>0.35621288</text:p>
          </table:table-cell>
          <table:table-cell office:value-type="string">
            <text:p>Service is a requirement to express the freedom people have.</text:p>
          </table:table-cell>
          <table:table-cell office:value-type="string">
            <text:p>everyone has the freedom of speech</text:p>
          </table:table-cell>
          <table:table-cell office:value-type="float" office:value="31">
            <text:p>31</text:p>
          </table:table-cell>
          <table:table-cell office:value-type="string">
            <text:p>[{u'Gov_Index': u'2', u'Dep': u'everyone', u'Gov': u'has', u'Dep_Index': u'1', u'Relation': u'nsubj'}, {u'Gov_Index': u'4', u'Dep': u'the', u'Gov': u'freedom', u'Dep_Index': u'3', u'Relation': u'det'}, {u'Gov_Index': u'2', u'Dep': u'freedom', u'Gov': u'has', u'Dep_Index': u'4', u'Relation': u'dobj'}, {u'Gov_Index': u'4', u'Dep': u'speech', u'Gov': u'freedom', u'Dep_Index': u'6', u'Relation': u'prep_of'}]</text:p>
          </table:table-cell>
          <table:table-cell office:value-type="float" office:value="0.14142135623731">
            <text:p>0.1414213562</text:p>
          </table:table-cell>
          <table:table-cell office:value-type="float" office:value="0.235702260395516">
            <text:p>0.23570226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535795175833434">
            <text:p>0.0535795176</text:p>
          </table:table-cell>
          <table:table-cell office:value-type="float" office:value="0.64183269749214">
            <text:p>0.6418326975</text:p>
          </table:table-cell>
          <table:table-cell office:value-type="float" office:value="0.151883674493959">
            <text:p>0.1518836745</text:p>
          </table:table-cell>
          <table:table-cell office:value-type="float" office:value="0.208014597676509">
            <text:p>0.2080145977</text:p>
          </table:table-cell>
          <table:table-cell office:value-type="float" office:value="0.677731640547767">
            <text:p>0.6777316405</text:p>
          </table:table-cell>
          <table:table-cell office:value-type="float" office:value="0.208014597676509">
            <text:p>0.208014597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048219">
            <text:p>0.02048219</text:p>
          </table:table-cell>
          <table:table-cell office:value-type="string">
            <text:p>earned right to have freedom of speech</text:p>
          </table:table-cell>
          <table:table-cell office:value-type="string">
            <text:p>service in the military</text:p>
          </table:table-cell>
          <table:table-cell office:value-type="float" office:value="25">
            <text:p>25</text:p>
          </table:table-cell>
          <table:table-cell office:value-type="string">
            <text:p>[{u'Gov_Index': u'4', u'Dep': u'the', u'Gov': u'military', u'Dep_Index': u'3', u'Relation': u'det'}, {u'Gov_Index': u'1', u'Dep': u'military', u'Gov': u'service', u'Dep_Index': u'4', u'Relation': u'prep_in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35555738">
            <text:p>0.0035555738</text:p>
          </table:table-cell>
          <table:table-cell office:value-type="string">
            <text:p>everyone has the freedom of speech</text:p>
          </table:table-cell>
          <table:table-cell office:value-type="string">
            <text:p>service in the military</text:p>
          </table:table-cell>
          <table:table-cell office:value-type="float" office:value="23">
            <text:p>23</text:p>
          </table:table-cell>
          <table:table-cell office:value-type="string">
            <text:p>[{u'Gov_Index': u'4', u'Dep': u'the', u'Gov': u'military', u'Dep_Index': u'3', u'Relation': u'det'}, {u'Gov_Index': u'1', u'Dep': u'military', u'Gov': u'service', u'Dep_Index': u'4', u'Relation': u'prep_in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7499207">
            <text:p>0.37499207</text:p>
          </table:table-cell>
          <table:table-cell office:value-type="string">
            <text:p>useful to discuss the ways same-sex marriage could benefit society</text:p>
          </table:table-cell>
          <table:table-cell office:value-type="string">
            <text:p>Two people are discussing <text:s/>the perception of homosexuality in 1909</text:p>
          </table:table-cell>
          <table:table-cell office:value-type="float" office:value="38">
            <text:p>38</text:p>
          </table:table-cell>
          <table:table-cell office:value-type="string">
            <text:p>[{u'Gov_Index': u'2', u'Dep': u'Two', u'Gov': u'people', u'Dep_Index': u'1', u'Relation': u'num'}, {u'Gov_Index': u'4', u'Dep': u'people', u'Gov': u'discussing', u'Dep_Index': u'2', u'Relation': u'nsubj'}, {u'Gov_Index': u'4', u'Dep': u'are', u'Gov': u'discussing', u'Dep_Index': u'3', u'Relation': u'aux'}, {u'Gov_Index': u'6', u'Dep': u'the', u'Gov': u'perception', u'Dep_Index': u'5', u'Relation': u'det'}, {u'Gov_Index': u'4', u'Dep': u'perception', u'Gov': u'discussing', u'Dep_Index': u'6', u'Relation': u'dobj'}, {u'Gov_Index': u'6', u'Dep': u'homosexuality', u'Gov': u'perception', u'Dep_Index': u'8', u'Relation': u'prep_of'}, {u'Gov_Index': u'8', u'Dep': u'1909', u'Gov': u'homosexuality', u'Dep_Index': u'10', u'Relation': u'prep_in'}]</text:p>
          </table:table-cell>
          <table:table-cell office:value-type="float" office:value="0.111111111111111">
            <text:p>0.1111111111</text:p>
          </table:table-cell>
          <table:table-cell office:value-type="float" office:value="0.144337567297406">
            <text:p>0.1443375673</text:p>
          </table:table-cell>
          <table:table-cell table:number-columns-repeated="3" office:value-type="float" office:value="0">
            <text:p>0</text:p>
          </table:table-cell>
          <table:table-cell office:value-type="float" office:value="0.134544231198706">
            <text:p>0.1345442312</text:p>
          </table:table-cell>
          <table:table-cell office:value-type="float" office:value="1.59757418265311">
            <text:p>1.5975741827</text:p>
          </table:table-cell>
          <table:table-cell office:value-type="float" office:value="0.35635128323806">
            <text:p>0.3563512832</text:p>
          </table:table-cell>
          <table:table-cell office:value-type="float" office:value="0.021662113543754">
            <text:p>0.0216621135</text:p>
          </table:table-cell>
          <table:table-cell office:value-type="float" office:value="0.206826559809742">
            <text:p>0.2068265598</text:p>
          </table:table-cell>
          <table:table-cell office:value-type="float" office:value="0.0389918043787573">
            <text:p>0.038991804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8345581">
            <text:p>0.08345581</text:p>
          </table:table-cell>
          <table:table-cell office:value-type="string">
            <text:p>in the next 20 years the wave of gay marriage legalization will be over</text:p>
          </table:table-cell>
          <table:table-cell office:value-type="string">
            <text:p>type of discourse is not logically accurate</text:p>
          </table:table-cell>
          <table:table-cell office:value-type="float" office:value="35">
            <text:p>35</text:p>
          </table:table-cell>
          <table:table-cell office:value-type="string">
            <text:p>[{u'Gov_Index': u'7', u'Dep': u'type', u'Gov': u'accurate', u'Dep_Index': u'1', u'Relation': u'nsubj'}, {u'Gov_Index': u'1', u'Dep': u'discourse', u'Gov': u'type', u'Dep_Index': u'3', u'Relation': u'prep_of'}, {u'Gov_Index': u'7', u'Dep': u'is', u'Gov': u'accurate', u'Dep_Index': u'4', u'Relation': u'cop'}, {u'Gov_Index': u'6', u'Dep': u'not', u'Gov': u'logically', u'Dep_Index': u'5', u'Relation': u'dep'}, {u'Gov_Index': u'7', u'Dep': u'logically', u'Gov': u'accurate', u'Dep_Index': u'6', u'Relation': u'advmod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240257844100883">
            <text:p>0.0240257844</text:p>
          </table:table-cell>
          <table:table-cell office:value-type="float" office:value="0.327462915177359">
            <text:p>0.3274629152</text:p>
          </table:table-cell>
          <table:table-cell office:value-type="float" office:value="0.0649071581953791">
            <text:p>0.06490715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091192">
            <text:p>0.07091192</text:p>
          </table:table-cell>
          <table:table-cell office:value-type="string">
            <text:p>Talking trash</text:p>
          </table:table-cell>
          <table:table-cell office:value-type="string">
            <text:p>belief in the bible should not be a reason to dictate everyone else's rights</text:p>
          </table:table-cell>
          <table:table-cell office:value-type="float" office:value="48">
            <text:p>48</text:p>
          </table:table-cell>
          <table:table-cell office:value-type="string">
            <text:p>[{u'Gov_Index': u'9', u'Dep': u'belief', u'Gov': u'reason', u'Dep_Index': u'1', u'Relation': u'nsubj'}, {u'Gov_Index': u'4', u'Dep': u'the', u'Gov': u'bible', u'Dep_Index': u'3', u'Relation': u'det'}, {u'Gov_Index': u'1', u'Dep': u'bible', u'Gov': u'belief', u'Dep_Index': u'4', u'Relation': u'prep_in'}, {u'Gov_Index': u'9', u'Dep': u'should', u'Gov': u'reason', u'Dep_Index': u'5', u'Relation': u'aux'}, {u'Gov_Index': u'9', u'Dep': u'not', u'Gov': u'reason', u'Dep_Index': u'6', u'Relation': u'neg'}, {u'Gov_Index': u'9', u'Dep': u'be', u'Gov': u'reason', u'Dep_Index': u'7', u'Relation': u'cop'}, {u'Gov_Index': u'9', u'Dep': u'a', u'Gov': u'reason', u'Dep_Index': u'8', u'Relation': u'det'}, {u'Gov_Index': u'11', u'Dep': u'to', u'Gov': u'dictate', u'Dep_Index': u'10', u'Relation': u'aux'}, {u'Gov_Index': u'9', u'Dep': u'dictate', u'Gov': u'reason', u'Dep_Index': u'11', u'Relation': u'vmod'}, {u'Gov_Index': u'15', u'Dep': u'everyone', u'Gov': u'rights', u'Dep_Index': u'12', u'Relation': u'poss'}, {u'Gov_Index': u'12', u'Dep': u'else', u'Gov': u'everyone', u'Dep_Index': u'13', u'Relation': u'advmod'}, {u'Gov_Index': u'11', u'Dep': u'rights', u'Gov': u'dictate', u'Dep_Index': u'15', u'Relation': u'dobj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402482461373088">
            <text:p>0.0402482461</text:p>
          </table:table-cell>
          <table:table-cell office:value-type="float" office:value="0.554525006659128">
            <text:p>0.5545250067</text:p>
          </table:table-cell>
          <table:table-cell office:value-type="float" office:value="0.102776771386342">
            <text:p>0.10277677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1702056">
            <text:p>0.41702056</text:p>
          </table:table-cell>
          <table:table-cell office:value-type="string">
            <text:p>cat cannot be called a dog just because someone wants to</text:p>
          </table:table-cell>
          <table:table-cell office:value-type="string">
            <text:p>someone is making religion into law</text:p>
          </table:table-cell>
          <table:table-cell office:value-type="float" office:value="27">
            <text:p>27</text:p>
          </table:table-cell>
          <table:table-cell office:value-type="string">
            <text:p>[{u'Gov_Index': u'3', u'Dep': u'someone', u'Gov': u'making', u'Dep_Index': u'1', u'Relation': u'nsubj'}, {u'Gov_Index': u'3', u'Dep': u'is', u'Gov': u'making', u'Dep_Index': u'2', u'Relation': u'aux'}, {u'Gov_Index': u'3', u'Dep': u'religion', u'Gov': u'making', u'Dep_Index': u'4', u'Relation': u'dobj'}, {u'Gov_Index': u'3', u'Dep': u'law', u'Gov': u'making', u'Dep_Index': u'6', u'Relation': u'prep_into'}]</text:p>
          </table:table-cell>
          <table:table-cell office:value-type="float" office:value="0">
            <text:p>0</text:p>
          </table:table-cell>
          <table:table-cell office:value-type="float" office:value="0.223606797749979">
            <text:p>0.223606797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733320695101">
            <text:p>0.287333207</text:p>
          </table:table-cell>
          <table:table-cell office:value-type="float" office:value="1.90349620588185">
            <text:p>1.9034962059</text:p>
          </table:table-cell>
          <table:table-cell office:value-type="float" office:value="0.470167256765923">
            <text:p>0.4701672568</text:p>
          </table:table-cell>
          <table:table-cell office:value-type="float" office:value="0.0375803649418215">
            <text:p>0.0375803649</text:p>
          </table:table-cell>
          <table:table-cell office:value-type="float" office:value="0.309785964070278">
            <text:p>0.3097859641</text:p>
          </table:table-cell>
          <table:table-cell office:value-type="float" office:value="0.0626339415697025">
            <text:p>0.06263394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1786534">
            <text:p>0.31786534</text:p>
          </table:table-cell>
          <table:table-cell office:value-type="string">
            <text:p>someone is making religion into law</text:p>
          </table:table-cell>
          <table:table-cell office:value-type="string">
            <text:p>Posting an article stating that Democrats are really Satan Worshipers would not make it true</text:p>
          </table:table-cell>
          <table:table-cell office:value-type="float" office:value="53">
            <text:p>53</text:p>
          </table:table-cell>
          <table:table-cell office:value-type="string">
            <text:p>[{u'Gov_Index': u'3', u'Dep': u'an', u'Gov': u'article', u'Dep_Index': u'2', u'Relation': u'det'}, {u'Gov_Index': u'1', u'Dep': u'article', u'Gov': u'Posting', u'Dep_Index': u'3', u'Relation': u'dobj'}, {u'Gov_Index': u'1', u'Dep': u'stating', u'Gov': u'Posting', u'Dep_Index': u'4', u'Relation': u'vmod'}, {u'Gov_Index': u'10', u'Dep': u'that', u'Gov': u'Worshipers', u'Dep_Index': u'5', u'Relation': u'mark'}, {u'Gov_Index': u'10', u'Dep': u'Democrats', u'Gov': u'Worshipers', u'Dep_Index': u'6', u'Relation': u'nsubj'}, {u'Gov_Index': u'10', u'Dep': u'are', u'Gov': u'Worshipers', u'Dep_Index': u'7', u'Relation': u'cop'}, {u'Gov_Index': u'10', u'Dep': u'really', u'Gov': u'Worshipers', u'Dep_Index': u'8', u'Relation': u'advmod'}, {u'Gov_Index': u'10', u'Dep': u'Satan', u'Gov': u'Worshipers', u'Dep_Index': u'9', u'Relation': u'nn'}, {u'Gov_Index': u'4', u'Dep': u'Worshipers', u'Gov': u'stating', u'Dep_Index': u'10', u'Relation': u'ccomp'}, {u'Gov_Index': u'13', u'Dep': u'would', u'Gov': u'make', u'Dep_Index': u'11', u'Relation': u'aux'}, {u'Gov_Index': u'13', u'Dep': u'not', u'Gov': u'make', u'Dep_Index': u'12', u'Relation': u'neg'}, {u'Gov_Index': u'10', u'Dep': u'make', u'Gov': u'Worshipers', u'Dep_Index': u'13', u'Relation': u'rcmod'}, {u'Gov_Index': u'15', u'Dep': u'it', u'Gov': u'true', u'Dep_Index': u'14', u'Relation': u'nsubj'}, {u'Gov_Index': u'13', u'Dep': u'true', u'Gov': u'make', u'Dep_Index': u'15', u'Relation': u'xcomp'}]</text:p>
          </table:table-cell>
          <table:table-cell office:value-type="float" office:value="0">
            <text:p>0</text:p>
          </table:table-cell>
          <table:table-cell office:value-type="float" office:value="0.158113883008419">
            <text:p>0.158113883</text:p>
          </table:table-cell>
          <table:table-cell table:number-columns-repeated="3" office:value-type="float" office:value="0">
            <text:p>0</text:p>
          </table:table-cell>
          <table:table-cell office:value-type="float" office:value="0.0842672850886273">
            <text:p>0.0842672851</text:p>
          </table:table-cell>
          <table:table-cell office:value-type="float" office:value="0.959851174818429">
            <text:p>0.9598511748</text:p>
          </table:table-cell>
          <table:table-cell office:value-type="float" office:value="0.21665935207495">
            <text:p>0.2166593521</text:p>
          </table:table-cell>
          <table:table-cell office:value-type="float" office:value="0.0373457286188235">
            <text:p>0.0373457286</text:p>
          </table:table-cell>
          <table:table-cell office:value-type="float" office:value="0.203871589858758">
            <text:p>0.2038715899</text:p>
          </table:table-cell>
          <table:table-cell office:value-type="float" office:value="0.0672659907286411">
            <text:p>0.06726599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595996">
            <text:p>0.43595996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string">
            <text:p>experience with marriage</text:p>
          </table:table-cell>
          <table:table-cell office:value-type="float" office:value="68">
            <text:p>68</text:p>
          </table:table-cell>
          <table:table-cell office:value-type="string">
            <text:p>[{u'Gov_Index': u'1', u'Dep': u'marriage', u'Gov': u'experience', u'Dep_Index': u'3', u'Relation': u'prep_with'}]</text:p>
          </table:table-cell>
          <table:table-cell office:value-type="float" office:value="0">
            <text:p>0</text:p>
          </table:table-cell>
          <table:table-cell office:value-type="float" office:value="0.408248290463863">
            <text:p>0.408248290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2596997">
            <text:p>0.22596997</text:p>
          </table:table-cell>
          <table:table-cell office:value-type="string">
            <text:p>Opponents of gay marriage are not protecting traditional marriage, but are discriminating against homosexuals.</text:p>
          </table:table-cell>
          <table:table-cell office:value-type="string">
            <text:p>type of discourse is not logically accurate</text:p>
          </table:table-cell>
          <table:table-cell office:value-type="float" office:value="62">
            <text:p>62</text:p>
          </table:table-cell>
          <table:table-cell office:value-type="string">
            <text:p>[{u'Gov_Index': u'7', u'Dep': u'type', u'Gov': u'accurate', u'Dep_Index': u'1', u'Relation': u'nsubj'}, {u'Gov_Index': u'1', u'Dep': u'discourse', u'Gov': u'type', u'Dep_Index': u'3', u'Relation': u'prep_of'}, {u'Gov_Index': u'7', u'Dep': u'is', u'Gov': u'accurate', u'Dep_Index': u'4', u'Relation': u'cop'}, {u'Gov_Index': u'6', u'Dep': u'not', u'Gov': u'logically', u'Dep_Index': u'5', u'Relation': u'dep'}, {u'Gov_Index': u'7', u'Dep': u'logically', u'Gov': u'accurate', u'Dep_Index': u'6', u'Relation': u'advmod'}]</text:p>
          </table:table-cell>
          <table:table-cell office:value-type="float" office:value="0.105409255338946">
            <text:p>0.1054092553</text:p>
          </table:table-cell>
          <table:table-cell table:number-columns-repeated="4" office:value-type="float" office:value="0">
            <text:p>0</text:p>
          </table:table-cell>
          <table:table-cell office:value-type="float" office:value="0.0220590071892078">
            <text:p>0.0220590072</text:p>
          </table:table-cell>
          <table:table-cell office:value-type="float" office:value="0.307569605908768">
            <text:p>0.3075696059</text:p>
          </table:table-cell>
          <table:table-cell office:value-type="float" office:value="0.0574453312218953">
            <text:p>0.05744533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415491">
            <text:p>0.3415491</text:p>
          </table:table-cell>
          <table:table-cell office:value-type="string">
            <text:p>How Martin Luther King felt about the issue of gay marriage</text:p>
          </table:table-cell>
          <table:table-cell office:value-type="string">
            <text:p>King David was able to have multiple wives</text:p>
          </table:table-cell>
          <table:table-cell office:value-type="float" office:value="35">
            <text:p>35</text:p>
          </table:table-cell>
          <table:table-cell office:value-type="string">
            <text:p>[{u'Gov_Index': u'2', u'Dep': u'King', u'Gov': u'David', u'Dep_Index': u'1', u'Relation': u'nn'}, {u'Gov_Index': u'4', u'Dep': u'David', u'Gov': u'able', u'Dep_Index': u'2', u'Relation': u'nsubj'}, {u'Gov_Index': u'4', u'Dep': u'was', u'Gov': u'able', u'Dep_Index': u'3', u'Relation': u'cop'}, {u'Gov_Index': u'6', u'Dep': u'to', u'Gov': u'have', u'Dep_Index': u'5', u'Relation': u'aux'}, {u'Gov_Index': u'4', u'Dep': u'have', u'Gov': u'able', u'Dep_Index': u'6', u'Relation': u'xcomp'}, {u'Gov_Index': u'8', u'Dep': u'multiple', u'Gov': u'wives', u'Dep_Index': u'7', u'Relation': u'amod'}, {u'Gov_Index': u'6', u'Dep': u'wives', u'Gov': u'have', u'Dep_Index': u'8', u'Relation': u'dobj'}]</text:p>
          </table:table-cell>
          <table:table-cell office:value-type="float" office:value="0">
            <text:p>0</text:p>
          </table:table-cell>
          <table:table-cell office:value-type="float" office:value="0.169030850945703">
            <text:p>0.16903085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45952581574587">
            <text:p>0.0245952582</text:p>
          </table:table-cell>
          <table:table-cell office:value-type="float" office:value="0.343395267478713">
            <text:p>0.3433952675</text:p>
          </table:table-cell>
          <table:table-cell office:value-type="float" office:value="0.132613931131125">
            <text:p>0.1326139311</text:p>
          </table:table-cell>
          <table:table-cell office:value-type="float" office:value="0.0356207187108022">
            <text:p>0.0356207187</text:p>
          </table:table-cell>
          <table:table-cell office:value-type="float" office:value="0">
            <text:p>0</text:p>
          </table:table-cell>
          <table:table-cell office:value-type="float" office:value="0.0593678645180037">
            <text:p>0.059367864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7307767">
            <text:p>0.27307767</text:p>
          </table:table-cell>
          <table:table-cell office:value-type="string">
            <text:p>two presumably prominent African American figures, Corretta Scott King and Jullian Bond, are pro-gay marriage</text:p>
          </table:table-cell>
          <table:table-cell office:value-type="string">
            <text:p>King David was able to have multiple wives</text:p>
          </table:table-cell>
          <table:table-cell office:value-type="float" office:value="79">
            <text:p>79</text:p>
          </table:table-cell>
          <table:table-cell office:value-type="string">
            <text:p>[{u'Gov_Index': u'2', u'Dep': u'King', u'Gov': u'David', u'Dep_Index': u'1', u'Relation': u'nn'}, {u'Gov_Index': u'4', u'Dep': u'David', u'Gov': u'able', u'Dep_Index': u'2', u'Relation': u'nsubj'}, {u'Gov_Index': u'4', u'Dep': u'was', u'Gov': u'able', u'Dep_Index': u'3', u'Relation': u'cop'}, {u'Gov_Index': u'6', u'Dep': u'to', u'Gov': u'have', u'Dep_Index': u'5', u'Relation': u'aux'}, {u'Gov_Index': u'4', u'Dep': u'have', u'Gov': u'able', u'Dep_Index': u'6', u'Relation': u'xcomp'}, {u'Gov_Index': u'8', u'Dep': u'multiple', u'Gov': u'wives', u'Dep_Index': u'7', u'Relation': u'amod'}, {u'Gov_Index': u'6', u'Dep': u'wives', u'Gov': u'have', u'Dep_Index': u'8', u'Relation': u'dobj'}]</text:p>
          </table:table-cell>
          <table:table-cell office:value-type="float" office:value="0">
            <text:p>0</text:p>
          </table:table-cell>
          <table:table-cell office:value-type="float" office:value="0.108465228909328">
            <text:p>0.1084652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7959941199249">
            <text:p>0.0227959941</text:p>
          </table:table-cell>
          <table:table-cell office:value-type="float" office:value="0.318259217889632">
            <text:p>0.3182592179</text:p>
          </table:table-cell>
          <table:table-cell office:value-type="float" office:value="0.0424399495467244">
            <text:p>0.04243994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0330444">
            <text:p>0.040330444</text:p>
          </table:table-cell>
          <table:table-cell office:value-type="string">
            <text:p>Martin Luther Kings opinion would mean more than either of the examples which also included Jullian Bond</text:p>
          </table:table-cell>
          <table:table-cell office:value-type="string">
            <text:p>King David was able to have multiple wives</text:p>
          </table:table-cell>
          <table:table-cell office:value-type="float" office:value="52">
            <text:p>52</text:p>
          </table:table-cell>
          <table:table-cell office:value-type="string">
            <text:p>[{u'Gov_Index': u'2', u'Dep': u'King', u'Gov': u'David', u'Dep_Index': u'1', u'Relation': u'nn'}, {u'Gov_Index': u'4', u'Dep': u'David', u'Gov': u'able', u'Dep_Index': u'2', u'Relation': u'nsubj'}, {u'Gov_Index': u'4', u'Dep': u'was', u'Gov': u'able', u'Dep_Index': u'3', u'Relation': u'cop'}, {u'Gov_Index': u'6', u'Dep': u'to', u'Gov': u'have', u'Dep_Index': u'5', u'Relation': u'aux'}, {u'Gov_Index': u'4', u'Dep': u'have', u'Gov': u'able', u'Dep_Index': u'6', u'Relation': u'xcomp'}, {u'Gov_Index': u'8', u'Dep': u'multiple', u'Gov': u'wives', u'Dep_Index': u'7', u'Relation': u'amod'}, {u'Gov_Index': u'6', u'Dep': u'wives', u'Gov': u'have', u'Dep_Index': u'8', u'Relation': u'dobj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476083948949321">
            <text:p>0.0476083949</text:p>
          </table:table-cell>
          <table:table-cell office:value-type="float" office:value="0.662760902093529">
            <text:p>0.6627609021</text:p>
          </table:table-cell>
          <table:table-cell office:value-type="float" office:value="0.123667847144202">
            <text:p>0.1236678471</text:p>
          </table:table-cell>
          <table:table-cell office:value-type="float" office:value="0.0493911524692666">
            <text:p>0.0493911525</text:p>
          </table:table-cell>
          <table:table-cell office:value-type="float" office:value="0">
            <text:p>0</text:p>
          </table:table-cell>
          <table:table-cell office:value-type="float" office:value="0.0854846869660383">
            <text:p>0.08548468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0530086">
            <text:p>0.30530086</text:p>
          </table:table-cell>
          <table:table-cell office:value-type="string">
            <text:p>references of Coretta Scott King and Julian Bond being for gay marriage and is surprised to get them</text:p>
          </table:table-cell>
          <table:table-cell office:value-type="string">
            <text:p>King David was able to have multiple wives</text:p>
          </table:table-cell>
          <table:table-cell office:value-type="float" office:value="55">
            <text:p>55</text:p>
          </table:table-cell>
          <table:table-cell office:value-type="string">
            <text:p>[{u'Gov_Index': u'2', u'Dep': u'King', u'Gov': u'David', u'Dep_Index': u'1', u'Relation': u'nn'}, {u'Gov_Index': u'4', u'Dep': u'David', u'Gov': u'able', u'Dep_Index': u'2', u'Relation': u'nsubj'}, {u'Gov_Index': u'4', u'Dep': u'was', u'Gov': u'able', u'Dep_Index': u'3', u'Relation': u'cop'}, {u'Gov_Index': u'6', u'Dep': u'to', u'Gov': u'have', u'Dep_Index': u'5', u'Relation': u'aux'}, {u'Gov_Index': u'4', u'Dep': u'have', u'Gov': u'able', u'Dep_Index': u'6', u'Relation': u'xcomp'}, {u'Gov_Index': u'8', u'Dep': u'multiple', u'Gov': u'wives', u'Dep_Index': u'7', u'Relation': u'amod'}, {u'Gov_Index': u'6', u'Dep': u'wives', u'Gov': u'have', u'Dep_Index': u'8', u'Relation': u'dobj'}]</text:p>
          </table:table-cell>
          <table:table-cell office:value-type="float" office:value="0">
            <text:p>0</text:p>
          </table:table-cell>
          <table:table-cell office:value-type="float" office:value="0.14142135623731">
            <text:p>0.141421356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6059117">
            <text:p>0.36059117</text:p>
          </table:table-cell>
          <table:table-cell office:value-type="string">
            <text:p>there never will be a federal law allowing gay marriage in the United States</text:p>
          </table:table-cell>
          <table:table-cell office:value-type="string">
            <text:p>the bulk of the arguments were based on state constitutions which mirror the federal constitution</text:p>
          </table:table-cell>
          <table:table-cell office:value-type="float" office:value="54">
            <text:p>54</text:p>
          </table:table-cell>
          <table:table-cell office:value-type="string">
            <text:p>[{u'Gov_Index': u'2', u'Dep': u'the', u'Gov': u'bulk', u'Dep_Index': u'1', u'Relation': u'det'}, {u'Gov_Index': u'7', u'Dep': u'bulk', u'Gov': u'based', u'Dep_Index': u'2', u'Relation': u'nsubjpass'}, {u'Gov_Index': u'5', u'Dep': u'the', u'Gov': u'arguments', u'Dep_Index': u'4', u'Relation': u'det'}, {u'Gov_Index': u'2', u'Dep': u'arguments', u'Gov': u'bulk', u'Dep_Index': u'5', u'Relation': u'prep_of'}, {u'Gov_Index': u'7', u'Dep': u'were', u'Gov': u'based', u'Dep_Index': u'6', u'Relation': u'auxpass'}, {u'Gov_Index': u'10', u'Dep': u'state', u'Gov': u'constitutions', u'Dep_Index': u'9', u'Relation': u'nn'}, {u'Gov_Index': u'7', u'Dep': u'constitutions', u'Gov': u'based', u'Dep_Index': u'10', u'Relation': u'prep_on'}, {u'Gov_Index': u'12', u'Dep': u'which', u'Gov': u'mirror', u'Dep_Index': u'11', u'Relation': u'nsubj'}, {u'Gov_Index': u'10', u'Dep': u'mirror', u'Gov': u'constitutions', u'Dep_Index': u'12', u'Relation': u'rcmod'}, {u'Gov_Index': u'15', u'Dep': u'the', u'Gov': u'constitution', u'Dep_Index': u'13', u'Relation': u'det'}, {u'Gov_Index': u'15', u'Dep': u'federal', u'Gov': u'constitution', u'Dep_Index': u'14', u'Relation': u'amod'}, {u'Gov_Index': u'12', u'Dep': u'constitution', u'Gov': u'mirror', u'Dep_Index': u'15', u'Relation': u'dobj'}]</text:p>
          </table:table-cell>
          <table:table-cell office:value-type="float" office:value="0">
            <text:p>0</text:p>
          </table:table-cell>
          <table:table-cell office:value-type="float" office:value="0.111803398874989">
            <text:p>0.111803398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31058832931395">
            <text:p>0.0231058833</text:p>
          </table:table-cell>
          <table:table-cell office:value-type="float" office:value="0.304513198861878">
            <text:p>0.3045131989</text:p>
          </table:table-cell>
          <table:table-cell office:value-type="float" office:value="0.0762860908725877">
            <text:p>0.07628609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2821386">
            <text:p>0.52821386</text:p>
          </table:table-cell>
          <table:table-cell office:value-type="string">
            <text:p>in opening this opportunity for gay marriage, the definition of marriage will change</text:p>
          </table:table-cell>
          <table:table-cell office:value-type="string">
            <text:p>experience with marriage</text:p>
          </table:table-cell>
          <table:table-cell office:value-type="float" office:value="41">
            <text:p>41</text:p>
          </table:table-cell>
          <table:table-cell office:value-type="string">
            <text:p>[{u'Gov_Index': u'1', u'Dep': u'marriage', u'Gov': u'experience', u'Dep_Index': u'3', u'Relation': u'prep_with'}]</text:p>
          </table:table-cell>
          <table:table-cell office:value-type="float" office:value="0">
            <text:p>0</text:p>
          </table:table-cell>
          <table:table-cell office:value-type="float" office:value="0.447213595499958">
            <text:p>0.447213595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0021221">
            <text:p>0.10021221</text:p>
          </table:table-cell>
          <table:table-cell office:value-type="string">
            <text:p>in opening this opportunity for gay marriage, the definition of marriage will change</text:p>
          </table:table-cell>
          <table:table-cell office:value-type="string">
            <text:p>type of discourse is not logically accurate</text:p>
          </table:table-cell>
          <table:table-cell office:value-type="float" office:value="44">
            <text:p>44</text:p>
          </table:table-cell>
          <table:table-cell office:value-type="string">
            <text:p>[{u'Gov_Index': u'7', u'Dep': u'type', u'Gov': u'accurate', u'Dep_Index': u'1', u'Relation': u'nsubj'}, {u'Gov_Index': u'1', u'Dep': u'discourse', u'Gov': u'type', u'Dep_Index': u'3', u'Relation': u'prep_of'}, {u'Gov_Index': u'7', u'Dep': u'is', u'Gov': u'accurate', u'Dep_Index': u'4', u'Relation': u'cop'}, {u'Gov_Index': u'6', u'Dep': u'not', u'Gov': u'logically', u'Dep_Index': u'5', u'Relation': u'dep'}, {u'Gov_Index': u'7', u'Dep': u'logically', u'Gov': u'accurate', u'Dep_Index': u'6', u'Relation': u'advmod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132463588153835">
            <text:p>0.0132463588</text:p>
          </table:table-cell>
          <table:table-cell office:value-type="float" office:value="0.185176196396199">
            <text:p>0.1851761964</text:p>
          </table:table-cell>
          <table:table-cell office:value-type="float" office:value="0.043635064333028">
            <text:p>0.0436350643</text:p>
          </table:table-cell>
          <table:table-cell office:value-type="float" office:value="0.0618163411384563">
            <text:p>0.0618163411</text:p>
          </table:table-cell>
          <table:table-cell office:value-type="float" office:value="0">
            <text:p>0</text:p>
          </table:table-cell>
          <table:table-cell office:value-type="float" office:value="0.0927245117076845">
            <text:p>0.09272451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783954">
            <text:p>0.46783954</text:p>
          </table:table-cell>
          <table:table-cell office:value-type="string">
            <text:p>without gay marriage, the state has to support the dependent spouse</text:p>
          </table:table-cell>
          <table:table-cell office:value-type="string">
            <text:p>experience with marriage</text:p>
          </table:table-cell>
          <table:table-cell office:value-type="float" office:value="40">
            <text:p>40</text:p>
          </table:table-cell>
          <table:table-cell office:value-type="string">
            <text:p>[{u'Gov_Index': u'1', u'Dep': u'marriage', u'Gov': u'experience', u'Dep_Index': u'3', u'Relation': u'prep_with'}]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9522207">
            <text:p>0.09522207</text:p>
          </table:table-cell>
          <table:table-cell office:value-type="string">
            <text:p>without gay marriage, the state has to support the dependent spouse</text:p>
          </table:table-cell>
          <table:table-cell office:value-type="string">
            <text:p>type of discourse is not logically accurate</text:p>
          </table:table-cell>
          <table:table-cell office:value-type="float" office:value="38">
            <text:p>38</text:p>
          </table:table-cell>
          <table:table-cell office:value-type="string">
            <text:p>[{u'Gov_Index': u'7', u'Dep': u'type', u'Gov': u'accurate', u'Dep_Index': u'1', u'Relation': u'nsubj'}, {u'Gov_Index': u'1', u'Dep': u'discourse', u'Gov': u'type', u'Dep_Index': u'3', u'Relation': u'prep_of'}, {u'Gov_Index': u'7', u'Dep': u'is', u'Gov': u'accurate', u'Dep_Index': u'4', u'Relation': u'cop'}, {u'Gov_Index': u'6', u'Dep': u'not', u'Gov': u'logically', u'Dep_Index': u'5', u'Relation': u'dep'}, {u'Gov_Index': u'7', u'Dep': u'logically', u'Gov': u'accurate', u'Dep_Index': u'6', u'Relation': u'advmod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232720343109483">
            <text:p>0.0232720343</text:p>
          </table:table-cell>
          <table:table-cell office:value-type="float" office:value="0.321551688884226">
            <text:p>0.3215516889</text:p>
          </table:table-cell>
          <table:table-cell office:value-type="float" office:value="0.0437865749730732">
            <text:p>0.043786575</text:p>
          </table:table-cell>
          <table:table-cell office:value-type="float" office:value="0.0370898046830738">
            <text:p>0.0370898047</text:p>
          </table:table-cell>
          <table:table-cell office:value-type="float" office:value="0">
            <text:p>0</text:p>
          </table:table-cell>
          <table:table-cell office:value-type="float" office:value="0.0618163411384563">
            <text:p>0.06181634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052766">
            <text:p>0.2052766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experience with marriage</text:p>
          </table:table-cell>
          <table:table-cell office:value-type="float" office:value="42">
            <text:p>42</text:p>
          </table:table-cell>
          <table:table-cell office:value-type="string">
            <text:p>[{u'Gov_Index': u'1', u'Dep': u'marriage', u'Gov': u'experience', u'Dep_Index': u'3', u'Relation': u'prep_with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6986337">
            <text:p>0.26986337</text:p>
          </table:table-cell>
          <table:table-cell office:value-type="string">
            <text:p>what is socially accepted and the types of taboo relationship and legality</text:p>
          </table:table-cell>
          <table:table-cell office:value-type="string">
            <text:p>type of discourse is not logically accurate</text:p>
          </table:table-cell>
          <table:table-cell office:value-type="float" office:value="40">
            <text:p>40</text:p>
          </table:table-cell>
          <table:table-cell office:value-type="string">
            <text:p>[{u'Gov_Index': u'7', u'Dep': u'type', u'Gov': u'accurate', u'Dep_Index': u'1', u'Relation': u'nsubj'}, {u'Gov_Index': u'1', u'Dep': u'discourse', u'Gov': u'type', u'Dep_Index': u'3', u'Relation': u'prep_of'}, {u'Gov_Index': u'7', u'Dep': u'is', u'Gov': u'accurate', u'Dep_Index': u'4', u'Relation': u'cop'}, {u'Gov_Index': u'6', u'Dep': u'not', u'Gov': u'logically', u'Dep_Index': u'5', u'Relation': u'dep'}, {u'Gov_Index': u'7', u'Dep': u'logically', u'Gov': u'accurate', u'Dep_Index': u'6', u'Relation': u'advmod'}]</text:p>
          </table:table-cell>
          <table:table-cell office:value-type="float" office:value="0.123091490979333">
            <text:p>0.123091491</text:p>
          </table:table-cell>
          <table:table-cell office:value-type="float" office:value="0.204124145231932">
            <text:p>0.204124145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8403029">
            <text:p>0.08403029</text:p>
          </table:table-cell>
          <table:table-cell office:value-type="string">
            <text:p>Broadened marriage could change the current traditional marriage laws</text:p>
          </table:table-cell>
          <table:table-cell office:value-type="string">
            <text:p>type of discourse is not logically accurate</text:p>
          </table:table-cell>
          <table:table-cell office:value-type="float" office:value="44">
            <text:p>44</text:p>
          </table:table-cell>
          <table:table-cell office:value-type="string">
            <text:p>[{u'Gov_Index': u'7', u'Dep': u'type', u'Gov': u'accurate', u'Dep_Index': u'1', u'Relation': u'nsubj'}, {u'Gov_Index': u'1', u'Dep': u'discourse', u'Gov': u'type', u'Dep_Index': u'3', u'Relation': u'prep_of'}, {u'Gov_Index': u'7', u'Dep': u'is', u'Gov': u'accurate', u'Dep_Index': u'4', u'Relation': u'cop'}, {u'Gov_Index': u'6', u'Dep': u'not', u'Gov': u'logically', u'Dep_Index': u'5', u'Relation': u'dep'}, {u'Gov_Index': u'7', u'Dep': u'logically', u'Gov': u'accurate', u'Dep_Index': u'6', u'Relation': u'advmod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247265364553825">
            <text:p>0.0247265365</text:p>
          </table:table-cell>
          <table:table-cell office:value-type="float" office:value="0.344763071512644">
            <text:p>0.3447630715</text:p>
          </table:table-cell>
          <table:table-cell office:value-type="float" office:value="0.0824217881846084">
            <text:p>0.0824217882</text:p>
          </table:table-cell>
          <table:table-cell office:value-type="float" office:value="0.0370898046830738">
            <text:p>0.0370898047</text:p>
          </table:table-cell>
          <table:table-cell office:value-type="float" office:value="0">
            <text:p>0</text:p>
          </table:table-cell>
          <table:table-cell office:value-type="float" office:value="0.0618163411384563">
            <text:p>0.06181634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536627">
            <text:p>0.06536627</text:p>
          </table:table-cell>
          <table:table-cell office:value-type="string">
            <text:p>No reason for discrimination against homosexual marriage</text:p>
          </table:table-cell>
          <table:table-cell office:value-type="string">
            <text:p>type of discourse is not logically accurate</text:p>
          </table:table-cell>
          <table:table-cell office:value-type="float" office:value="31">
            <text:p>31</text:p>
          </table:table-cell>
          <table:table-cell office:value-type="string">
            <text:p>[{u'Gov_Index': u'7', u'Dep': u'type', u'Gov': u'accurate', u'Dep_Index': u'1', u'Relation': u'nsubj'}, {u'Gov_Index': u'1', u'Dep': u'discourse', u'Gov': u'type', u'Dep_Index': u'3', u'Relation': u'prep_of'}, {u'Gov_Index': u'7', u'Dep': u'is', u'Gov': u'accurate', u'Dep_Index': u'4', u'Relation': u'cop'}, {u'Gov_Index': u'6', u'Dep': u'not', u'Gov': u'logically', u'Dep_Index': u'5', u'Relation': u'dep'}, {u'Gov_Index': u'7', u'Dep': u'logically', u'Gov': u'accurate', u'Dep_Index': u'6', u'Relation': u'advmod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181734">
            <text:p>0.3181734</text:p>
          </table:table-cell>
          <table:table-cell office:value-type="string">
            <text:p>Discussion on the civil benefits of marriage and the rights of marriage.</text:p>
          </table:table-cell>
          <table:table-cell office:value-type="string">
            <text:p>Discussing Domionists</text:p>
          </table:table-cell>
          <table:table-cell office:value-type="float" office:value="37">
            <text:p>37</text:p>
          </table:table-cell>
          <table:table-cell office:value-type="string">
            <text:p>[{u'Gov_Index': u'1', u'Dep': u'Domionists', u'Gov': u'Discussing', u'Dep_Index': u'2', u'Relation': u'dobj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9516842">
            <text:p>0.39516842</text:p>
          </table:table-cell>
          <table:table-cell office:value-type="string">
            <text:p>Discussion on the civil benefits of marriage and the rights of marriage.</text:p>
          </table:table-cell>
          <table:table-cell office:value-type="string">
            <text:p>Ends discussion</text:p>
          </table:table-cell>
          <table:table-cell office:value-type="float" office:value="43">
            <text:p>43</text:p>
          </table:table-cell>
          <table:table-cell office:value-type="string">
            <text:p>[{u'Gov_Index': u'1', u'Dep': u'discussion', u'Gov': u'Ends', u'Dep_Index': u'2', u'Relation': u'dep'}]</text:p>
          </table:table-cell>
          <table:table-cell office:value-type="float" office:value="0">
            <text:p>0</text:p>
          </table:table-cell>
          <table:table-cell office:value-type="float" office:value="0.235702260395516">
            <text:p>0.2357022604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6558208">
            <text:p>0.26558208</text:p>
          </table:table-cell>
          <table:table-cell office:value-type="string">
            <text:p>Domionists are focused only on gaining power</text:p>
          </table:table-cell>
          <table:table-cell office:value-type="string">
            <text:p>benefits of marriage can be gained by homosexuals without redefining marriage.</text:p>
          </table:table-cell>
          <table:table-cell office:value-type="float" office:value="41">
            <text:p>41</text:p>
          </table:table-cell>
          <table:table-cell office:value-type="string">
            <text:p>[{u'Gov_Index': u'6', u'Dep': u'benefits', u'Gov': u'gained', u'Dep_Index': u'1', u'Relation': u'nsubjpass'}, {u'Gov_Index': u'1', u'Dep': u'marriage', u'Gov': u'benefits', u'Dep_Index': u'3', u'Relation': u'prep_of'}, {u'Gov_Index': u'6', u'Dep': u'can', u'Gov': u'gained', u'Dep_Index': u'4', u'Relation': u'aux'}, {u'Gov_Index': u'6', u'Dep': u'be', u'Gov': u'gained', u'Dep_Index': u'5', u'Relation': u'auxpass'}, {u'Gov_Index': u'6', u'Dep': u'homosexuals', u'Gov': u'gained', u'Dep_Index': u'8', u'Relation': u'agent'}, {u'Gov_Index': u'6', u'Dep': u'redefining', u'Gov': u'gained', u'Dep_Index': u'10', u'Relation': u'prepc_without'}, {u'Gov_Index': u'10', u'Dep': u'marriage', u'Gov': u'redefining', u'Dep_Index': u'11', u'Relation': u'dobj'}]</text:p>
          </table:table-cell>
          <table:table-cell office:value-type="float" office:value="0">
            <text:p>0</text:p>
          </table:table-cell>
          <table:table-cell office:value-type="float" office:value="0.158113883008419">
            <text:p>0.15811388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6492717630767">
            <text:p>0.0264927176</text:p>
          </table:table-cell>
          <table:table-cell office:value-type="float" office:value="0.370352392792399">
            <text:p>0.3703523928</text:p>
          </table:table-cell>
          <table:table-cell office:value-type="float" office:value="0.087270128666056">
            <text:p>0.08727012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5646084">
            <text:p>0.15646084</text:p>
          </table:table-cell>
          <table:table-cell office:value-type="string">
            <text:p>Domionists are focused only on gaining power</text:p>
          </table:table-cell>
          <table:table-cell office:value-type="string">
            <text:p>Ends discussion</text:p>
          </table:table-cell>
          <table:table-cell office:value-type="float" office:value="27">
            <text:p>27</text:p>
          </table:table-cell>
          <table:table-cell office:value-type="string">
            <text:p>[{u'Gov_Index': u'1', u'Dep': u'discussion', u'Gov': u'Ends', u'Dep_Index': u'2', u'Relation': u'dep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4594306">
            <text:p>0.044594306</text:p>
          </table:table-cell>
          <table:table-cell office:value-type="string">
            <text:p>Discussing Domionists</text:p>
          </table:table-cell>
          <table:table-cell office:value-type="string">
            <text:p>benefits of marriage can be gained by homosexuals without redefining marriage.</text:p>
          </table:table-cell>
          <table:table-cell office:value-type="float" office:value="46">
            <text:p>46</text:p>
          </table:table-cell>
          <table:table-cell office:value-type="string">
            <text:p>[{u'Gov_Index': u'6', u'Dep': u'benefits', u'Gov': u'gained', u'Dep_Index': u'1', u'Relation': u'nsubjpass'}, {u'Gov_Index': u'1', u'Dep': u'marriage', u'Gov': u'benefits', u'Dep_Index': u'3', u'Relation': u'prep_of'}, {u'Gov_Index': u'6', u'Dep': u'can', u'Gov': u'gained', u'Dep_Index': u'4', u'Relation': u'aux'}, {u'Gov_Index': u'6', u'Dep': u'be', u'Gov': u'gained', u'Dep_Index': u'5', u'Relation': u'auxpass'}, {u'Gov_Index': u'6', u'Dep': u'homosexuals', u'Gov': u'gained', u'Dep_Index': u'8', u'Relation': u'agent'}, {u'Gov_Index': u'6', u'Dep': u'redefining', u'Gov': u'gained', u'Dep_Index': u'10', u'Relation': u'prepc_without'}, {u'Gov_Index': u'10', u'Dep': u'marriage', u'Gov': u'redefining', u'Dep_Index': u'11', u'Relation': u'dobj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719812">
            <text:p>0.44719812</text:p>
          </table:table-cell>
          <table:table-cell office:value-type="string">
            <text:p>Discussing Domionists</text:p>
          </table:table-cell>
          <table:table-cell office:value-type="string">
            <text:p>Ends discussion</text:p>
          </table:table-cell>
          <table:table-cell office:value-type="float" office:value="11">
            <text:p>11</text:p>
          </table:table-cell>
          <table:table-cell office:value-type="string">
            <text:p>[{u'Gov_Index': u'1', u'Dep': u'discussion', u'Gov': u'Ends', u'Dep_Index': u'2', u'Relation': u'dep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8401715">
            <text:p>0.08401715</text:p>
          </table:table-cell>
          <table:table-cell office:value-type="string">
            <text:p>benefits of marriage can be gained by homosexuals without redefining marriage.</text:p>
          </table:table-cell>
          <table:table-cell office:value-type="string">
            <text:p>Ends discussion</text:p>
          </table:table-cell>
          <table:table-cell office:value-type="float" office:value="46">
            <text:p>46</text:p>
          </table:table-cell>
          <table:table-cell office:value-type="string">
            <text:p>[{u'Gov_Index': u'1', u'Dep': u'discussion', u'Gov': u'Ends', u'Dep_Index': u'2', u'Relation': u'dep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7027263">
            <text:p>0.17027263</text:p>
          </table:table-cell>
          <table:table-cell office:value-type="string">
            <text:p>no one knows how AIDS got to the US</text:p>
          </table:table-cell>
          <table:table-cell office:value-type="string">
            <text:p>homosexuals are less important that heterosexuals.</text:p>
          </table:table-cell>
          <table:table-cell office:value-type="float" office:value="34">
            <text:p>34</text:p>
          </table:table-cell>
          <table:table-cell office:value-type="string">
            <text:p>[{u'Gov_Index': u'4', u'Dep': u'homosexuals', u'Gov': u'important', u'Dep_Index': u'1', u'Relation': u'nsubj'}, {u'Gov_Index': u'4', u'Dep': u'are', u'Gov': u'important', u'Dep_Index': u'2', u'Relation': u'cop'}, {u'Gov_Index': u'4', u'Dep': u'less', u'Gov': u'important', u'Dep_Index': u'3', u'Relation': u'advmod'}, {u'Gov_Index': u'4', u'Dep': u'heterosexuals', u'Gov': u'important', u'Dep_Index': u'6', u'Relation': u'prep_that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153813056454783">
            <text:p>0.0153813056</text:p>
          </table:table-cell>
          <table:table-cell office:value-type="float" office:value="0.215021479844656">
            <text:p>0.2150214798</text:p>
          </table:table-cell>
          <table:table-cell office:value-type="float" office:value="0.0287117705382262">
            <text:p>0.0287117705</text:p>
          </table:table-cell>
          <table:table-cell office:value-type="float" office:value="0.0666523244637394">
            <text:p>0.0666523245</text:p>
          </table:table-cell>
          <table:table-cell office:value-type="float" office:value="0">
            <text:p>0</text:p>
          </table:table-cell>
          <table:table-cell office:value-type="float" office:value="0.115359792341087">
            <text:p>0.115359792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147535">
            <text:p>0.4147535</text:p>
          </table:table-cell>
          <table:table-cell office:value-type="string">
            <text:p>Generalizing political beliefs</text:p>
          </table:table-cell>
          <table:table-cell office:value-type="string">
            <text:p>Forums tend to make Christianity look bad through generalization, irrelevant studies and misinterpretations.</text:p>
          </table:table-cell>
          <table:table-cell office:value-type="float" office:value="71">
            <text:p>71</text:p>
          </table:table-cell>
          <table:table-cell office:value-type="string">
            <text:p>[{u'Gov_Index': u'2', u'Dep': u'Forums', u'Gov': u'tend', u'Dep_Index': u'1', u'Relation': u'nsubj'}, {u'Gov_Index': u'4', u'Dep': u'to', u'Gov': u'make', u'Dep_Index': u'3', u'Relation': u'aux'}, {u'Gov_Index': u'2', u'Dep': u'make', u'Gov': u'tend', u'Dep_Index': u'4', u'Relation': u'xcomp'}, {u'Gov_Index': u'6', u'Dep': u'Christianity', u'Gov': u'look', u'Dep_Index': u'5', u'Relation': u'nsubj'}, {u'Gov_Index': u'4', u'Dep': u'look', u'Gov': u'make', u'Dep_Index': u'6', u'Relation': u'ccomp'}, {u'Gov_Index': u'6', u'Dep': u'bad', u'Gov': u'look', u'Dep_Index': u'7', u'Relation': u'acomp'}, {u'Gov_Index': u'7', u'Dep': u'generalization', u'Gov': u'bad', u'Dep_Index': u'9', u'Relation': u'prep_through'}, {u'Gov_Index': u'12', u'Dep': u'irrelevant', u'Gov': u'studies', u'Dep_Index': u'11', u'Relation': u'amod'}, {u'Gov_Index': u'9', u'Dep': u'studies', u'Gov': u'generalization', u'Dep_Index': u'12', u'Relation': u'appos'}, {u'Gov_Index': u'9', u'Dep': u'misinterpretations', u'Gov': u'generalization', u'Dep_Index': u'14', u'Relation': u'appos'}, {u'Gov_Index': u'12', u'Dep': u'misinterpretations', u'Gov': u'studies', u'Dep_Index': u'14', u'Relation': u'conj_and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524926636445243">
            <text:p>0.0524926636</text:p>
          </table:table-cell>
          <table:table-cell office:value-type="float" office:value="0.628813199990187">
            <text:p>0.6288132</text:p>
          </table:table-cell>
          <table:table-cell office:value-type="float" office:value="0.194090521038577">
            <text:p>0.1940905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8983685">
            <text:p>0.38983685</text:p>
          </table:table-cell>
          <table:table-cell office:value-type="string">
            <text:p>marriage is defined as a family unit based on a heterosexual contract</text:p>
          </table:table-cell>
          <table:table-cell office:value-type="string">
            <text:p>homosexuals are more promiscuous than heterosexuals</text:p>
          </table:table-cell>
          <table:table-cell office:value-type="float" office:value="36">
            <text:p>36</text:p>
          </table:table-cell>
          <table:table-cell office:value-type="string">
            <text:p>[{u'Gov_Index': u'4', u'Dep': u'homosexuals', u'Gov': u'promiscuous', u'Dep_Index': u'1', u'Relation': u'nsubj'}, {u'Gov_Index': u'4', u'Dep': u'are', u'Gov': u'promiscuous', u'Dep_Index': u'2', u'Relation': u'cop'}, {u'Gov_Index': u'4', u'Dep': u'more', u'Gov': u'promiscuous', u'Dep_Index': u'3', u'Relation': u'advmod'}, {u'Gov_Index': u'4', u'Dep': u'heterosexuals', u'Gov': u'promiscuous', u'Dep_Index': u'6', u'Relation': u'prep_than'}]</text:p>
          </table:table-cell>
          <table:table-cell office:value-type="float" office:value="0">
            <text:p>0</text:p>
          </table:table-cell>
          <table:table-cell office:value-type="float" office:value="0.218217890235992">
            <text:p>0.21821789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313169707848513">
            <text:p>0.0313169708</text:p>
          </table:table-cell>
          <table:table-cell office:value-type="float" office:value="0.433181166444445">
            <text:p>0.4331811664</text:p>
          </table:table-cell>
          <table:table-cell office:value-type="float" office:value="0.0578159460643408">
            <text:p>0.05781594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0821124">
            <text:p>0.20821124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Homosexual liaisons were regarded as unions for a particular purpose, rather than as marriage.</text:p>
          </table:table-cell>
          <table:table-cell office:value-type="float" office:value="55">
            <text:p>55</text:p>
          </table:table-cell>
          <table:table-cell office:value-type="string">
            <text:p>[{u'Gov_Index': u'2', u'Dep': u'Homosexual', u'Gov': u'liaisons', u'Dep_Index': u'1', u'Relation': u'amod'}, {u'Gov_Index': u'4', u'Dep': u'liaisons', u'Gov': u'regarded', u'Dep_Index': u'2', u'Relation': u'nsubjpass'}, {u'Gov_Index': u'4', u'Dep': u'were', u'Gov': u'regarded', u'Dep_Index': u'3', u'Relation': u'auxpass'}, {u'Gov_Index': u'4', u'Dep': u'unions', u'Gov': u'regarded', u'Dep_Index': u'6', u'Relation': u'prep_as'}, {u'Gov_Index': u'10', u'Dep': u'a', u'Gov': u'purpose', u'Dep_Index': u'8', u'Relation': u'det'}, {u'Gov_Index': u'10', u'Dep': u'particular', u'Gov': u'purpose', u'Dep_Index': u'9', u'Relation': u'amod'}, {u'Gov_Index': u'6', u'Dep': u'purpose', u'Gov': u'unions', u'Dep_Index': u'10', u'Relation': u'prep_for'}, {u'Gov_Index': u'4', u'Dep': u'marriage', u'Gov': u'regarded', u'Dep_Index': u'15', u'Relation': u'prep_as'}, {u'Gov_Index': u'6', u'Dep': u'marriage', u'Gov': u'unions', u'Dep_Index': u'15', u'Relation': u'conj_negcc'}]</text:p>
          </table:table-cell>
          <table:table-cell office:value-type="float" office:value="0">
            <text:p>0</text:p>
          </table:table-cell>
          <table:table-cell office:value-type="float" office:value="0.119522860933439">
            <text:p>0.11952286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9125223512718">
            <text:p>0.0209125224</text:p>
          </table:table-cell>
          <table:table-cell office:value-type="float" office:value="0.260677873211298">
            <text:p>0.2606778732</text:p>
          </table:table-cell>
          <table:table-cell office:value-type="float" office:value="0.0608364286582452">
            <text:p>0.06083642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7442937">
            <text:p>0.37442937</text:p>
          </table:table-cell>
          <table:table-cell office:value-type="string">
            <text:p>debate on moral and health concerns of the issue</text:p>
          </table:table-cell>
          <table:table-cell office:value-type="string">
            <text:p>concerned with the honesty of the candidates</text:p>
          </table:table-cell>
          <table:table-cell office:value-type="float" office:value="24">
            <text:p>24</text:p>
          </table:table-cell>
          <table:table-cell office:value-type="string">
            <text:p>[{u'Gov_Index': u'4', u'Dep': u'the', u'Gov': u'honesty', u'Dep_Index': u'3', u'Relation': u'det'}, {u'Gov_Index': u'1', u'Dep': u'honesty', u'Gov': u'concerned', u'Dep_Index': u'4', u'Relation': u'prep_with'}, {u'Gov_Index': u'7', u'Dep': u'the', u'Gov': u'candidates', u'Dep_Index': u'6', u'Relation': u'det'}, {u'Gov_Index': u'4', u'Dep': u'candidates', u'Gov': u'honesty', u'Dep_Index': u'7', u'Relation': u'prep_of'}]</text:p>
          </table:table-cell>
          <table:table-cell office:value-type="float" office:value="0.144337567297406">
            <text:p>0.1443375673</text:p>
          </table:table-cell>
          <table:table-cell office:value-type="float" office:value="0.258198889747161">
            <text:p>0.258198889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820863">
            <text:p>0.6820863</text:p>
          </table:table-cell>
          <table:table-cell office:value-type="string">
            <text:p>debate on moral and health concerns of the issue</text:p>
          </table:table-cell>
          <table:table-cell office:value-type="string">
            <text:p>This debate is about the 9th</text:p>
          </table:table-cell>
          <table:table-cell office:value-type="float" office:value="23">
            <text:p>23</text:p>
          </table:table-cell>
          <table:table-cell office:value-type="string">
            <text:p>[{u'Gov_Index': u'2', u'Dep': u'This', u'Gov': u'debate', u'Dep_Index': u'1', u'Relation': u'det'}, {u'Gov_Index': u'3', u'Dep': u'debate', u'Gov': u'is', u'Dep_Index': u'2', u'Relation': u'nsubj'}, {u'Gov_Index': u'6', u'Dep': u'the', u'Gov': u'9th', u'Dep_Index': u'5', u'Relation': u'det'}, {u'Gov_Index': u'3', u'Dep': u'9th', u'Gov': u'is', u'Dep_Index': u'6', u'Relation': u'prep_about'}]</text:p>
          </table:table-cell>
          <table:table-cell office:value-type="float" office:value="0">
            <text:p>0</text:p>
          </table:table-cell>
          <table:table-cell office:value-type="float" office:value="0.258198889747161">
            <text:p>0.258198889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4325556">
            <text:p>0.064325556</text:p>
          </table:table-cell>
          <table:table-cell office:value-type="string">
            <text:p>Wish to debate</text:p>
          </table:table-cell>
          <table:table-cell office:value-type="string">
            <text:p>concerned with the honesty of the candidates</text:p>
          </table:table-cell>
          <table:table-cell office:value-type="float" office:value="19">
            <text:p>19</text:p>
          </table:table-cell>
          <table:table-cell office:value-type="string">
            <text:p>[{u'Gov_Index': u'4', u'Dep': u'the', u'Gov': u'honesty', u'Dep_Index': u'3', u'Relation': u'det'}, {u'Gov_Index': u'1', u'Dep': u'honesty', u'Gov': u'concerned', u'Dep_Index': u'4', u'Relation': u'prep_with'}, {u'Gov_Index': u'7', u'Dep': u'the', u'Gov': u'candidates', u'Dep_Index': u'6', u'Relation': u'det'}, {u'Gov_Index': u'4', u'Dep': u'candidates', u'Gov': u'honesty', u'Dep_Index': u'7', u'Relation': u'prep_of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9942283">
            <text:p>0.09942283</text:p>
          </table:table-cell>
          <table:table-cell office:value-type="string">
            <text:p>concerned with the honesty of the candidates</text:p>
          </table:table-cell>
          <table:table-cell office:value-type="string">
            <text:p>This debate is about the 9th</text:p>
          </table:table-cell>
          <table:table-cell office:value-type="float" office:value="21">
            <text:p>21</text:p>
          </table:table-cell>
          <table:table-cell office:value-type="string">
            <text:p>[{u'Gov_Index': u'2', u'Dep': u'This', u'Gov': u'debate', u'Dep_Index': u'1', u'Relation': u'det'}, {u'Gov_Index': u'3', u'Dep': u'debate', u'Gov': u'is', u'Dep_Index': u'2', u'Relation': u'nsubj'}, {u'Gov_Index': u'6', u'Dep': u'the', u'Gov': u'9th', u'Dep_Index': u'5', u'Relation': u'det'}, {u'Gov_Index': u'3', u'Dep': u'9th', u'Gov': u'is', u'Dep_Index': u'6', u'Relation': u'prep_about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2154129">
            <text:p>0.22154129</text:p>
          </table:table-cell>
          <table:table-cell office:value-type="string">
            <text:p>Democrats have been trying to progress gay rights but are afraid to loose their political position</text:p>
          </table:table-cell>
          <table:table-cell office:value-type="string">
            <text:p>responsibility of the public to decipher political language</text:p>
          </table:table-cell>
          <table:table-cell office:value-type="float" office:value="54">
            <text:p>54</text:p>
          </table:table-cell>
          <table:table-cell office:value-type="string">
            <text:p>[{u'Gov_Index': u'8', u'Dep': u'the', u'Gov': u'language', u'Dep_Index': u'3', u'Relation': u'det'}, {u'Gov_Index': u'8', u'Dep': u'public', u'Gov': u'language', u'Dep_Index': u'4', u'Relation': u'amod'}, {u'Gov_Index': u'6', u'Dep': u'to', u'Gov': u'decipher', u'Dep_Index': u'5', u'Relation': u'aux'}, {u'Gov_Index': u'4', u'Dep': u'decipher', u'Gov': u'public', u'Dep_Index': u'6', u'Relation': u'xcomp'}, {u'Gov_Index': u'8', u'Dep': u'political', u'Gov': u'language', u'Dep_Index': u'7', u'Relation': u'amod'}, {u'Gov_Index': u'1', u'Dep': u'language', u'Gov': u'responsibility', u'Dep_Index': u'8', u'Relation': u'prep_of'}]</text:p>
          </table:table-cell>
          <table:table-cell office:value-type="float" office:value="0">
            <text:p>0</text:p>
          </table:table-cell>
          <table:table-cell office:value-type="float" office:value="0.149071198499986">
            <text:p>0.149071198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5815566">
            <text:p>0.15815566</text:p>
          </table:table-cell>
          <table:table-cell office:value-type="string">
            <text:p>One person who sides with a specific party doesn't represent the party</text:p>
          </table:table-cell>
          <table:table-cell office:value-type="string">
            <text:p>inappropriate for public officials to be able to deny services based on their personal religious beliefs</text:p>
          </table:table-cell>
          <table:table-cell office:value-type="float" office:value="62">
            <text:p>62</text:p>
          </table:table-cell>
          <table:table-cell office:value-type="string">
            <text:p>[{u'Gov_Index': u'4', u'Dep': u'public', u'Gov': u'officials', u'Dep_Index': u'3', u'Relation': u'amod'}, {u'Gov_Index': u'1', u'Dep': u'officials', u'Gov': u'inappropriate', u'Dep_Index': u'4', u'Relation': u'prep_for'}, {u'Gov_Index': u'7', u'Dep': u'to', u'Gov': u'able', u'Dep_Index': u'5', u'Relation': u'aux'}, {u'Gov_Index': u'7', u'Dep': u'be', u'Gov': u'able', u'Dep_Index': u'6', u'Relation': u'cop'}, {u'Gov_Index': u'1', u'Dep': u'able', u'Gov': u'inappropriate', u'Dep_Index': u'7', u'Relation': u'dep'}, {u'Gov_Index': u'9', u'Dep': u'to', u'Gov': u'deny', u'Dep_Index': u'8', u'Relation': u'aux'}, {u'Gov_Index': u'7', u'Dep': u'deny', u'Gov': u'able', u'Dep_Index': u'9', u'Relation': u'xcomp'}, {u'Gov_Index': u'9', u'Dep': u'services', u'Gov': u'deny', u'Dep_Index': u'10', u'Relation': u'dobj'}, {u'Gov_Index': u'9', u'Dep': u'on', u'Gov': u'deny', u'Dep_Index': u'12', u'Relation': u'prepc_based_on'}, {u'Gov_Index': u'16', u'Dep': u'their', u'Gov': u'beliefs', u'Dep_Index': u'13', u'Relation': u'poss'}, {u'Gov_Index': u'16', u'Dep': u'personal', u'Gov': u'beliefs', u'Dep_Index': u'14', u'Relation': u'amod'}, {u'Gov_Index': u'16', u'Dep': u'religious', u'Gov': u'beliefs', u'Dep_Index': u'15', u'Relation': u'amod'}, {u'Gov_Index': u'9', u'Dep': u'beliefs', u'Gov': u'deny', u'Dep_Index': u'16', u'Relation': u'pobj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51784561591102">
            <text:p>0.0517845616</text:p>
          </table:table-cell>
          <table:table-cell office:value-type="float" office:value="0.714875082158358">
            <text:p>0.7148750822</text:p>
          </table:table-cell>
          <table:table-cell office:value-type="float" office:value="0.167741944112712">
            <text:p>0.16774194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2230285">
            <text:p>0.22230285</text:p>
          </table:table-cell>
          <table:table-cell office:value-type="string">
            <text:p>cases presented are not equivalent because the heterosexual male has the right to marry his girlfriend if he chooses</text:p>
          </table:table-cell>
          <table:table-cell office:value-type="string">
            <text:p>we benefit from families with adopted children, step children, or families with no children at all</text:p>
          </table:table-cell>
          <table:table-cell office:value-type="float" office:value="64">
            <text:p>64</text:p>
          </table:table-cell>
          <table:table-cell office:value-type="string">
            <text:p>[{u'Gov_Index': u'2', u'Dep': u'we', u'Gov': u'benefit', u'Dep_Index': u'1', u'Relation': u'nsubj'}, {u'Gov_Index': u'2', u'Dep': u'families', u'Gov': u'benefit', u'Dep_Index': u'4', u'Relation': u'prep_from'}, {u'Gov_Index': u'7', u'Dep': u'adopted', u'Gov': u'children', u'Dep_Index': u'6', u'Relation': u'amod'}, {u'Gov_Index': u'4', u'Dep': u'children', u'Gov': u'families', u'Dep_Index': u'7', u'Relation': u'prep_with'}, {u'Gov_Index': u'10', u'Dep': u'step', u'Gov': u'children', u'Dep_Index': u'9', u'Relation': u'nn'}, {u'Gov_Index': u'4', u'Dep': u'children', u'Gov': u'families', u'Dep_Index': u'10', u'Relation': u'prep_with'}, {u'Gov_Index': u'7', u'Dep': u'children', u'Gov': u'children', u'Dep_Index': u'10', u'Relation': u'conj_or'}, {u'Gov_Index': u'4', u'Dep': u'families', u'Gov': u'families', u'Dep_Index': u'13', u'Relation': u'prep_with'}, {u'Gov_Index': u'7', u'Dep': u'families', u'Gov': u'children', u'Dep_Index': u'13', u'Relation': u'conj_or'}, {u'Gov_Index': u'16', u'Dep': u'no', u'Gov': u'children', u'Dep_Index': u'15', u'Relation': u'neg'}, {u'Gov_Index': u'13', u'Dep': u'children', u'Gov': u'families', u'Dep_Index': u'16', u'Relation': u'prep_with'}, {u'Gov_Index': u'2', u'Dep': u'at', u'Gov': u'benefit', u'Dep_Index': u'17', u'Relation': u'advmod'}, {u'Gov_Index': u'17', u'Dep': u'all', u'Gov': u'at', u'Dep_Index': u'18', u'Relation': u'pobj'}]</text:p>
          </table:table-cell>
          <table:table-cell table:number-columns-repeated="8" office:value-type="float" office:value="0">
            <text:p>0</text:p>
          </table:table-cell>
          <table:table-cell office:value-type="float" office:value="0.0556824228879832">
            <text:p>0.0556824229</text:p>
          </table:table-cell>
          <table:table-cell office:value-type="float" office:value="0.473046838769343">
            <text:p>0.4730468388</text:p>
          </table:table-cell>
          <table:table-cell office:value-type="float" office:value="0.0940092853952963">
            <text:p>0.09400928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600701">
            <text:p>0.04600701</text:p>
          </table:table-cell>
          <table:table-cell office:value-type="string">
            <text:p>homosexuals have all the same rights as heterosexuals</text:p>
          </table:table-cell>
          <table:table-cell office:value-type="string">
            <text:p>we benefit from families with adopted children, step children, or families with no children at all</text:p>
          </table:table-cell>
          <table:table-cell office:value-type="float" office:value="44">
            <text:p>44</text:p>
          </table:table-cell>
          <table:table-cell office:value-type="string">
            <text:p>[{u'Gov_Index': u'2', u'Dep': u'we', u'Gov': u'benefit', u'Dep_Index': u'1', u'Relation': u'nsubj'}, {u'Gov_Index': u'2', u'Dep': u'families', u'Gov': u'benefit', u'Dep_Index': u'4', u'Relation': u'prep_from'}, {u'Gov_Index': u'7', u'Dep': u'adopted', u'Gov': u'children', u'Dep_Index': u'6', u'Relation': u'amod'}, {u'Gov_Index': u'4', u'Dep': u'children', u'Gov': u'families', u'Dep_Index': u'7', u'Relation': u'prep_with'}, {u'Gov_Index': u'10', u'Dep': u'step', u'Gov': u'children', u'Dep_Index': u'9', u'Relation': u'nn'}, {u'Gov_Index': u'4', u'Dep': u'children', u'Gov': u'families', u'Dep_Index': u'10', u'Relation': u'prep_with'}, {u'Gov_Index': u'7', u'Dep': u'children', u'Gov': u'children', u'Dep_Index': u'10', u'Relation': u'conj_or'}, {u'Gov_Index': u'4', u'Dep': u'families', u'Gov': u'families', u'Dep_Index': u'13', u'Relation': u'prep_with'}, {u'Gov_Index': u'7', u'Dep': u'families', u'Gov': u'children', u'Dep_Index': u'13', u'Relation': u'conj_or'}, {u'Gov_Index': u'16', u'Dep': u'no', u'Gov': u'children', u'Dep_Index': u'15', u'Relation': u'neg'}, {u'Gov_Index': u'13', u'Dep': u'children', u'Gov': u'families', u'Dep_Index': u'16', u'Relation': u'prep_with'}, {u'Gov_Index': u'2', u'Dep': u'at', u'Gov': u'benefit', u'Dep_Index': u'17', u'Relation': u'advmod'}, {u'Gov_Index': u'17', u'Dep': u'all', u'Gov': u'at', u'Dep_Index': u'18', u'Relation': u'pobj'}]</text:p>
          </table:table-cell>
          <table:table-cell table:number-columns-repeated="8" office:value-type="float" office:value="0">
            <text:p>0</text:p>
          </table:table-cell>
          <table:table-cell office:value-type="float" office:value="0.0313169707848513">
            <text:p>0.0313169708</text:p>
          </table:table-cell>
          <table:table-cell office:value-type="float" office:value="0.275527410864889">
            <text:p>0.2755274109</text:p>
          </table:table-cell>
          <table:table-cell office:value-type="float" office:value="0.0536862356311736">
            <text:p>0.053686235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9390567">
            <text:p>0.19390567</text:p>
          </table:table-cell>
          <table:table-cell office:value-type="string">
            <text:p>debating whether gay marriage will open opportunities for other "taboos"</text:p>
          </table:table-cell>
          <table:table-cell office:value-type="string">
            <text:p>type of discourse is not logically accurate</text:p>
          </table:table-cell>
          <table:table-cell office:value-type="float" office:value="37">
            <text:p>37</text:p>
          </table:table-cell>
          <table:table-cell office:value-type="string">
            <text:p>[{u'Gov_Index': u'7', u'Dep': u'type', u'Gov': u'accurate', u'Dep_Index': u'1', u'Relation': u'nsubj'}, {u'Gov_Index': u'1', u'Dep': u'discourse', u'Gov': u'type', u'Dep_Index': u'3', u'Relation': u'prep_of'}, {u'Gov_Index': u'7', u'Dep': u'is', u'Gov': u'accurate', u'Dep_Index': u'4', u'Relation': u'cop'}, {u'Gov_Index': u'6', u'Dep': u'not', u'Gov': u'logically', u'Dep_Index': u'5', u'Relation': u'dep'}, {u'Gov_Index': u'7', u'Dep': u'logically', u'Gov': u'accurate', u'Dep_Index': u'6', u'Relation': u'advmod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256096270430748">
            <text:p>0.025609627</text:p>
          </table:table-cell>
          <table:table-cell office:value-type="float" office:value="0.357557732152522">
            <text:p>0.3575577322</text:p>
          </table:table-cell>
          <table:table-cell office:value-type="float" office:value="0.0848459584253322">
            <text:p>0.0848459584</text:p>
          </table:table-cell>
          <table:table-cell office:value-type="float" office:value="0.0309081705692281">
            <text:p>0.0309081706</text:p>
          </table:table-cell>
          <table:table-cell office:value-type="float" office:value="0">
            <text:p>0</text:p>
          </table:table-cell>
          <table:table-cell office:value-type="float" office:value="0.052985435261534">
            <text:p>0.052985435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7088144">
            <text:p>0.27088144</text:p>
          </table:table-cell>
          <table:table-cell office:value-type="string">
            <text:p>discussing about how majority rule can change a law.</text:p>
          </table:table-cell>
          <table:table-cell office:value-type="string">
            <text:p>Massachusetts ruling was based on a provision prohibiting discrimination based on sexual preference</text:p>
          </table:table-cell>
          <table:table-cell office:value-type="float" office:value="67">
            <text:p>67</text:p>
          </table:table-cell>
          <table:table-cell office:value-type="string">
            <text:p>[{u'Gov_Index': u'2', u'Dep': u'Massachusetts', u'Gov': u'ruling', u'Dep_Index': u'1', u'Relation': u'nn'}, {u'Gov_Index': u'4', u'Dep': u'ruling', u'Gov': u'based', u'Dep_Index': u'2', u'Relation': u'nsubjpass'}, {u'Gov_Index': u'4', u'Dep': u'was', u'Gov': u'based', u'Dep_Index': u'3', u'Relation': u'auxpass'}, {u'Gov_Index': u'7', u'Dep': u'a', u'Gov': u'provision', u'Dep_Index': u'6', u'Relation': u'det'}, {u'Gov_Index': u'4', u'Dep': u'provision', u'Gov': u'based', u'Dep_Index': u'7', u'Relation': u'prep_on'}, {u'Gov_Index': u'7', u'Dep': u'prohibiting', u'Gov': u'provision', u'Dep_Index': u'8', u'Relation': u'vmod'}, {u'Gov_Index': u'8', u'Dep': u'discrimination', u'Gov': u'prohibiting', u'Dep_Index': u'9', u'Relation': u'dobj'}, {u'Gov_Index': u'8', u'Dep': u'on', u'Gov': u'prohibiting', u'Dep_Index': u'11', u'Relation': u'prepc_based_on'}, {u'Gov_Index': u'13', u'Dep': u'sexual', u'Gov': u'preference', u'Dep_Index': u'12', u'Relation': u'amod'}, {u'Gov_Index': u'8', u'Dep': u'preference', u'Gov': u'prohibiting', u'Dep_Index': u'13', u'Relation': u'pobj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102713611971745">
            <text:p>0.102713612</text:p>
          </table:table-cell>
          <table:table-cell office:value-type="float" office:value="1.36635357635122">
            <text:p>1.3663535764</text:p>
          </table:table-cell>
          <table:table-cell office:value-type="float" office:value="0.351025161612881">
            <text:p>0.35102516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327197">
            <text:p>0.43327197</text:p>
          </table:table-cell>
          <table:table-cell office:value-type="string">
            <text:p>Massachusetts ruling was based on a provision prohibiting discrimination based on sexual preference</text:p>
          </table:table-cell>
          <table:table-cell office:value-type="string">
            <text:p>Democracy is based on majority rule</text:p>
          </table:table-cell>
          <table:table-cell office:value-type="float" office:value="66">
            <text:p>66</text:p>
          </table:table-cell>
          <table:table-cell office:value-type="string">
            <text:p>[{u'Gov_Index': u'3', u'Dep': u'Democracy', u'Gov': u'based', u'Dep_Index': u'1', u'Relation': u'nsubjpass'}, {u'Gov_Index': u'3', u'Dep': u'is', u'Gov': u'based', u'Dep_Index': u'2', u'Relation': u'auxpass'}, {u'Gov_Index': u'6', u'Dep': u'majority', u'Gov': u'rule', u'Dep_Index': u'5', u'Relation': u'nn'}, {u'Gov_Index': u'3', u'Dep': u'rule', u'Gov': u'based', u'Dep_Index': u'6', u'Relation': u'prep_on'}]</text:p>
          </table:table-cell>
          <table:table-cell office:value-type="float" office:value="0.358568582800318">
            <text:p>0.3585685828</text:p>
          </table:table-cell>
          <table:table-cell office:value-type="float" office:value="0.301511344577764">
            <text:p>0.3015113446</text:p>
          </table:table-cell>
          <table:table-cell table:number-columns-repeated="3" office:value-type="float" office:value="0">
            <text:p>0</text:p>
          </table:table-cell>
          <table:table-cell office:value-type="float" office:value="0.051544384039435">
            <text:p>0.051544384</text:p>
          </table:table-cell>
          <table:table-cell office:value-type="float" office:value="0.692734344910506">
            <text:p>0.6927343449</text:p>
          </table:table-cell>
          <table:table-cell office:value-type="float" office:value="0.159660145616657">
            <text:p>0.15966014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368664">
            <text:p>0.07368664</text:p>
          </table:table-cell>
          <table:table-cell office:value-type="string">
            <text:p>Massachusetts ruling was based on a provision prohibiting discrimination based on sexual preference</text:p>
          </table:table-cell>
          <table:table-cell office:value-type="string">
            <text:p>majority of people is enslaving their people</text:p>
          </table:table-cell>
          <table:table-cell office:value-type="float" office:value="69">
            <text:p>69</text:p>
          </table:table-cell>
          <table:table-cell office:value-type="string">
            <text:p>[{u'Gov_Index': u'5', u'Dep': u'majority', u'Gov': u'enslaving', u'Dep_Index': u'1', u'Relation': u'nsubj'}, {u'Gov_Index': u'1', u'Dep': u'people', u'Gov': u'majority', u'Dep_Index': u'3', u'Relation': u'prep_of'}, {u'Gov_Index': u'5', u'Dep': u'is', u'Gov': u'enslaving', u'Dep_Index': u'4', u'Relation': u'aux'}, {u'Gov_Index': u'7', u'Dep': u'their', u'Gov': u'people', u'Dep_Index': u'6', u'Relation': u'poss'}, {u'Gov_Index': u'5', u'Dep': u'people', u'Gov': u'enslaving', u'Dep_Index': u'7', u'Relation': u'dobj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107143207475134">
            <text:p>0.1071432075</text:p>
          </table:table-cell>
          <table:table-cell office:value-type="float" office:value="1.40589100321169">
            <text:p>1.4058910032</text:p>
          </table:table-cell>
          <table:table-cell office:value-type="float" office:value="0.326716225916627">
            <text:p>0.32671622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0475332">
            <text:p>0.10475332</text:p>
          </table:table-cell>
          <table:table-cell office:value-type="string">
            <text:p>Massachusetts ruling was based on a provision prohibiting discrimination based on sexual preference</text:p>
          </table:table-cell>
          <table:table-cell office:value-type="string">
            <text:p>the majority of people control what is normal in our society</text:p>
          </table:table-cell>
          <table:table-cell office:value-type="float" office:value="65">
            <text:p>65</text:p>
          </table:table-cell>
          <table:table-cell office:value-type="string">
            <text:p>[{u'Gov_Index': u'2', u'Dep': u'the', u'Gov': u'majority', u'Dep_Index': u'1', u'Relation': u'det'}, {u'Gov_Index': u'5', u'Dep': u'majority', u'Gov': u'control', u'Dep_Index': u'2', u'Relation': u'nsubj'}, {u'Gov_Index': u'2', u'Dep': u'people', u'Gov': u'majority', u'Dep_Index': u'4', u'Relation': u'prep_of'}, {u'Gov_Index': u'8', u'Dep': u'what', u'Gov': u'normal', u'Dep_Index': u'6', u'Relation': u'nsubj'}, {u'Gov_Index': u'8', u'Dep': u'is', u'Gov': u'normal', u'Dep_Index': u'7', u'Relation': u'cop'}, {u'Gov_Index': u'5', u'Dep': u'normal', u'Gov': u'control', u'Dep_Index': u'8', u'Relation': u'ccomp'}, {u'Gov_Index': u'11', u'Dep': u'our', u'Gov': u'society', u'Dep_Index': u'10', u'Relation': u'poss'}, {u'Gov_Index': u'8', u'Dep': u'society', u'Gov': u'normal', u'Dep_Index': u'11', u'Relation': u'prep_in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412382351843186">
            <text:p>0.0412382352</text:p>
          </table:table-cell>
          <table:table-cell office:value-type="float" office:value="0.571873774783131">
            <text:p>0.5718737748</text:p>
          </table:table-cell>
          <table:table-cell office:value-type="float" office:value="0.132613482619045">
            <text:p>0.13261348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3553643">
            <text:p>0.13553643</text:p>
          </table:table-cell>
          <table:table-cell office:value-type="string">
            <text:p>Massachusetts ruling was based on a provision prohibiting discrimination based on sexual preference</text:p>
          </table:table-cell>
          <table:table-cell office:value-type="string">
            <text:p>politicians sometimes may lie as long as its what is the majority</text:p>
          </table:table-cell>
          <table:table-cell office:value-type="float" office:value="68">
            <text:p>68</text:p>
          </table:table-cell>
          <table:table-cell office:value-type="string">
            <text:p>[{u'Gov_Index': u'4', u'Dep': u'politicians', u'Gov': u'lie', u'Dep_Index': u'1', u'Relation': u'nsubj'}, {u'Gov_Index': u'1', u'Dep': u'sometimes', u'Gov': u'politicians', u'Dep_Index': u'2', u'Relation': u'advmod'}, {u'Gov_Index': u'4', u'Dep': u'may', u'Gov': u'lie', u'Dep_Index': u'3', u'Relation': u'aux'}, {u'Gov_Index': u'6', u'Dep': u'as', u'Gov': u'long', u'Dep_Index': u'5', u'Relation': u'advmod'}, {u'Gov_Index': u'4', u'Dep': u'long', u'Gov': u'lie', u'Dep_Index': u'6', u'Relation': u'advmod'}, {u'Gov_Index': u'4', u'Dep': u'its', u'Gov': u'lie', u'Dep_Index': u'8', u'Relation': u'prep_as'}, {u'Gov_Index': u'12', u'Dep': u'what', u'Gov': u'majority', u'Dep_Index': u'9', u'Relation': u'nsubj'}, {u'Gov_Index': u'12', u'Dep': u'is', u'Gov': u'majority', u'Dep_Index': u'10', u'Relation': u'cop'}, {u'Gov_Index': u'12', u'Dep': u'the', u'Gov': u'majority', u'Dep_Index': u'11', u'Relation': u'det'}, {u'Gov_Index': u'8', u'Dep': u'majority', u'Gov': u'its', u'Dep_Index': u'12', u'Relation': u'rcmod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367538461924393">
            <text:p>0.0367538462</text:p>
          </table:table-cell>
          <table:table-cell office:value-type="float" office:value="0.512915201655641">
            <text:p>0.5129152017</text:p>
          </table:table-cell>
          <table:table-cell office:value-type="float" office:value="0.0683681301530902">
            <text:p>0.06836813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102718">
            <text:p>0.4102718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experience with marriage</text:p>
          </table:table-cell>
          <table:table-cell office:value-type="float" office:value="37">
            <text:p>37</text:p>
          </table:table-cell>
          <table:table-cell office:value-type="string">
            <text:p>[{u'Gov_Index': u'1', u'Dep': u'marriage', u'Gov': u'experience', u'Dep_Index': u'3', u'Relation': u'prep_with'}]</text:p>
          </table:table-cell>
          <table:table-cell office:value-type="float" office:value="0">
            <text:p>0</text:p>
          </table:table-cell>
          <table:table-cell office:value-type="float" office:value="0.288675134594813">
            <text:p>0.288675134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84388226">
            <text:p>0.084388226</text:p>
          </table:table-cell>
          <table:table-cell office:value-type="string">
            <text:p>little financial impact on support for homosexual marriage</text:p>
          </table:table-cell>
          <table:table-cell office:value-type="string">
            <text:p>type of discourse is not logically accurate</text:p>
          </table:table-cell>
          <table:table-cell office:value-type="float" office:value="38">
            <text:p>38</text:p>
          </table:table-cell>
          <table:table-cell office:value-type="string">
            <text:p>[{u'Gov_Index': u'7', u'Dep': u'type', u'Gov': u'accurate', u'Dep_Index': u'1', u'Relation': u'nsubj'}, {u'Gov_Index': u'1', u'Dep': u'discourse', u'Gov': u'type', u'Dep_Index': u'3', u'Relation': u'prep_of'}, {u'Gov_Index': u'7', u'Dep': u'is', u'Gov': u'accurate', u'Dep_Index': u'4', u'Relation': u'cop'}, {u'Gov_Index': u'6', u'Dep': u'not', u'Gov': u'logically', u'Dep_Index': u'5', u'Relation': u'dep'}, {u'Gov_Index': u'7', u'Dep': u'logically', u'Gov': u'accurate', u'Dep_Index': u'6', u'Relation': u'advmod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3719838">
            <text:p>0.33719838</text:p>
          </table:table-cell>
          <table:table-cell office:value-type="string">
            <text:p>taking statistics from one source without critical thought and accepting it as fact</text:p>
          </table:table-cell>
          <table:table-cell office:value-type="string">
            <text:p>Acceptable to refuse to serve a boy scout based on the fact they conflict with his/her religious beliefs.</text:p>
          </table:table-cell>
          <table:table-cell office:value-type="float" office:value="58">
            <text:p>58</text:p>
          </table:table-cell>
          <table:table-cell office:value-type="string">
            <text:p>[{u'Gov_Index': u'14', u'Dep': u'Acceptable', u'Gov': u'conflict', u'Dep_Index': u'1', u'Relation': u'dep'}, {u'Gov_Index': u'3', u'Dep': u'to', u'Gov': u'refuse', u'Dep_Index': u'2', u'Relation': u'aux'}, {u'Gov_Index': u'1', u'Dep': u'refuse', u'Gov': u'Acceptable', u'Dep_Index': u'3', u'Relation': u'xcomp'}, {u'Gov_Index': u'5', u'Dep': u'to', u'Gov': u'serve', u'Dep_Index': u'4', u'Relation': u'aux'}, {u'Gov_Index': u'3', u'Dep': u'serve', u'Gov': u'refuse', u'Dep_Index': u'5', u'Relation': u'xcomp'}, {u'Gov_Index': u'8', u'Dep': u'a', u'Gov': u'scout', u'Dep_Index': u'6', u'Relation': u'det'}, {u'Gov_Index': u'8', u'Dep': u'boy', u'Gov': u'scout', u'Dep_Index': u'7', u'Relation': u'nn'}, {u'Gov_Index': u'5', u'Dep': u'scout', u'Gov': u'serve', u'Dep_Index': u'8', u'Relation': u'dobj'}, {u'Gov_Index': u'5', u'Dep': u'on', u'Gov': u'serve', u'Dep_Index': u'10', u'Relation': u'prepc_based_on'}, {u'Gov_Index': u'12', u'Dep': u'the', u'Gov': u'fact', u'Dep_Index': u'11', u'Relation': u'det'}, {u'Gov_Index': u'5', u'Dep': u'fact', u'Gov': u'serve', u'Dep_Index': u'12', u'Relation': u'pobj'}, {u'Gov_Index': u'14', u'Dep': u'they', u'Gov': u'conflict', u'Dep_Index': u'13', u'Relation': u'nsubj'}, {u'Gov_Index': u'18', u'Dep': u'his/her', u'Gov': u'beliefs', u'Dep_Index': u'16', u'Relation': u'amod'}, {u'Gov_Index': u'18', u'Dep': u'religious', u'Gov': u'beliefs', u'Dep_Index': u'17', u'Relation': u'amod'}, {u'Gov_Index': u'14', u'Dep': u'beliefs', u'Gov': u'conflict', u'Dep_Index': u'18', u'Relation': u'prep_with'}]</text:p>
          </table:table-cell>
          <table:table-cell office:value-type="float" office:value="0">
            <text:p>0</text:p>
          </table:table-cell>
          <table:table-cell office:value-type="float" office:value="0.0962250448649376">
            <text:p>0.096225044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3436954299314">
            <text:p>0.0253436954</text:p>
          </table:table-cell>
          <table:table-cell office:value-type="float" office:value="0.34138291906226">
            <text:p>0.3413829191</text:p>
          </table:table-cell>
          <table:table-cell office:value-type="float" office:value="0.101715112912417">
            <text:p>0.10171511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3144893">
            <text:p>0.23144893</text:p>
          </table:table-cell>
          <table:table-cell office:value-type="string">
            <text:p>not accepting gay marriage is punishment</text:p>
          </table:table-cell>
          <table:table-cell office:value-type="string">
            <text:p>Acceptable to refuse to serve a boy scout based on the fact they conflict with his/her religious beliefs.</text:p>
          </table:table-cell>
          <table:table-cell office:value-type="float" office:value="62">
            <text:p>62</text:p>
          </table:table-cell>
          <table:table-cell office:value-type="string">
            <text:p>[{u'Gov_Index': u'14', u'Dep': u'Acceptable', u'Gov': u'conflict', u'Dep_Index': u'1', u'Relation': u'dep'}, {u'Gov_Index': u'3', u'Dep': u'to', u'Gov': u'refuse', u'Dep_Index': u'2', u'Relation': u'aux'}, {u'Gov_Index': u'1', u'Dep': u'refuse', u'Gov': u'Acceptable', u'Dep_Index': u'3', u'Relation': u'xcomp'}, {u'Gov_Index': u'5', u'Dep': u'to', u'Gov': u'serve', u'Dep_Index': u'4', u'Relation': u'aux'}, {u'Gov_Index': u'3', u'Dep': u'serve', u'Gov': u'refuse', u'Dep_Index': u'5', u'Relation': u'xcomp'}, {u'Gov_Index': u'8', u'Dep': u'a', u'Gov': u'scout', u'Dep_Index': u'6', u'Relation': u'det'}, {u'Gov_Index': u'8', u'Dep': u'boy', u'Gov': u'scout', u'Dep_Index': u'7', u'Relation': u'nn'}, {u'Gov_Index': u'5', u'Dep': u'scout', u'Gov': u'serve', u'Dep_Index': u'8', u'Relation': u'dobj'}, {u'Gov_Index': u'5', u'Dep': u'on', u'Gov': u'serve', u'Dep_Index': u'10', u'Relation': u'prepc_based_on'}, {u'Gov_Index': u'12', u'Dep': u'the', u'Gov': u'fact', u'Dep_Index': u'11', u'Relation': u'det'}, {u'Gov_Index': u'5', u'Dep': u'fact', u'Gov': u'serve', u'Dep_Index': u'12', u'Relation': u'pobj'}, {u'Gov_Index': u'14', u'Dep': u'they', u'Gov': u'conflict', u'Dep_Index': u'13', u'Relation': u'nsubj'}, {u'Gov_Index': u'18', u'Dep': u'his/her', u'Gov': u'beliefs', u'Dep_Index': u'16', u'Relation': u'amod'}, {u'Gov_Index': u'18', u'Dep': u'religious', u'Gov': u'beliefs', u'Dep_Index': u'17', u'Relation': u'amod'}, {u'Gov_Index': u'14', u'Dep': u'beliefs', u'Gov': u'conflict', u'Dep_Index': u'18', u'Relation': u'prep_with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245436755813988">
            <text:p>0.0245436756</text:p>
          </table:table-cell>
          <table:table-cell office:value-type="float" office:value="0.342658931809663">
            <text:p>0.3426589318</text:p>
          </table:table-cell>
          <table:table-cell office:value-type="float" office:value="0.0634196456689724">
            <text:p>0.0634196457</text:p>
          </table:table-cell>
          <table:table-cell office:value-type="float" office:value="0.0236346505598655">
            <text:p>0.0236346506</text:p>
          </table:table-cell>
          <table:table-cell office:value-type="float" office:value="0.279875199609026">
            <text:p>0.2798751996</text:p>
          </table:table-cell>
          <table:table-cell office:value-type="float" office:value="0.103401596199411">
            <text:p>0.103401596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7252986">
            <text:p>0.37252986</text:p>
          </table:table-cell>
          <table:table-cell office:value-type="string">
            <text:p>the issue of gay rights is more political</text:p>
          </table:table-cell>
          <table:table-cell office:value-type="string">
            <text:p>Legal issues would need separate contracts without marriage</text:p>
          </table:table-cell>
          <table:table-cell office:value-type="float" office:value="32">
            <text:p>32</text:p>
          </table:table-cell>
          <table:table-cell office:value-type="string">
            <text:p>[{u'Gov_Index': u'2', u'Dep': u'Legal', u'Gov': u'issues', u'Dep_Index': u'1', u'Relation': u'amod'}, {u'Gov_Index': u'4', u'Dep': u'issues', u'Gov': u'need', u'Dep_Index': u'2', u'Relation': u'nsubj'}, {u'Gov_Index': u'4', u'Dep': u'would', u'Gov': u'need', u'Dep_Index': u'3', u'Relation': u'aux'}, {u'Gov_Index': u'6', u'Dep': u'separate', u'Gov': u'contracts', u'Dep_Index': u'5', u'Relation': u'amod'}, {u'Gov_Index': u'4', u'Dep': u'contracts', u'Gov': u'need', u'Dep_Index': u'6', u'Relation': u'dobj'}, {u'Gov_Index': u'4', u'Dep': u'marriage', u'Gov': u'need', u'Dep_Index': u'8', u'Relation': u'prep_without'}]</text:p>
          </table:table-cell>
          <table:table-cell office:value-type="float" office:value="0">
            <text:p>0</text:p>
          </table:table-cell>
          <table:table-cell office:value-type="float" office:value="0.176776695296637">
            <text:p>0.1767766953</text:p>
          </table:table-cell>
          <table:table-cell table:number-columns-repeated="3" office:value-type="float" office:value="0">
            <text:p>0</text:p>
          </table:table-cell>
          <table:table-cell office:value-type="float" office:value="0.209545270585377">
            <text:p>0.2095452706</text:p>
          </table:table-cell>
          <table:table-cell office:value-type="float" office:value="0.926563860854534">
            <text:p>0.9265638609</text:p>
          </table:table-cell>
          <table:table-cell office:value-type="float" office:value="0.223184311866082">
            <text:p>0.22318431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616563">
            <text:p>0.3616563</text:p>
          </table:table-cell>
          <table:table-cell office:value-type="string">
            <text:p>issue of same-sex marriage is an economic issue</text:p>
          </table:table-cell>
          <table:table-cell office:value-type="string">
            <text:p>the issue in 1909 was understood behaviorally and therefore morally</text:p>
          </table:table-cell>
          <table:table-cell office:value-type="float" office:value="36">
            <text:p>36</text:p>
          </table:table-cell>
          <table:table-cell office:value-type="string">
            <text:p>[{u'Gov_Index': u'2', u'Dep': u'the', u'Gov': u'issue', u'Dep_Index': u'1', u'Relation': u'det'}, {u'Gov_Index': u'6', u'Dep': u'issue', u'Gov': u'understood', u'Dep_Index': u'2', u'Relation': u'nsubjpass'}, {u'Gov_Index': u'2', u'Dep': u'1909', u'Gov': u'issue', u'Dep_Index': u'4', u'Relation': u'prep_in'}, {u'Gov_Index': u'6', u'Dep': u'was', u'Gov': u'understood', u'Dep_Index': u'5', u'Relation': u'auxpass'}, {u'Gov_Index': u'6', u'Dep': u'behaviorally', u'Gov': u'understood', u'Dep_Index': u'7', u'Relation': u'advmod'}, {u'Gov_Index': u'10', u'Dep': u'therefore', u'Gov': u'morally', u'Dep_Index': u'9', u'Relation': u'advmod'}, {u'Gov_Index': u'6', u'Dep': u'morally', u'Gov': u'understood', u'Dep_Index': u'10', u'Relation': u'advmod'}, {u'Gov_Index': u'7', u'Dep': u'morally', u'Gov': u'behaviorally', u'Dep_Index': u'10', u'Relation': u'conj_and'}]</text:p>
          </table:table-cell>
          <table:table-cell office:value-type="float" office:value="0">
            <text:p>0</text:p>
          </table:table-cell>
          <table:table-cell office:value-type="float" office:value="0.308606699924184">
            <text:p>0.3086066999</text:p>
          </table:table-cell>
          <table:table-cell table:number-columns-repeated="3" office:value-type="float" office:value="0">
            <text:p>0</text:p>
          </table:table-cell>
          <table:table-cell office:value-type="float" office:value="0.193426403617271">
            <text:p>0.1934264036</text:p>
          </table:table-cell>
          <table:table-cell office:value-type="float" office:value="0.703605208723834">
            <text:p>0.7036052087</text:p>
          </table:table-cell>
          <table:table-cell office:value-type="float" office:value="0.193426403617271">
            <text:p>0.19342640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871677">
            <text:p>0.3871677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Gay couples are interested in the rights and benefits associated with marriage.</text:p>
          </table:table-cell>
          <table:table-cell office:value-type="float" office:value="49">
            <text:p>49</text:p>
          </table:table-cell>
          <table:table-cell office:value-type="string">
            <text:p>[{u'Gov_Index': u'2', u'Dep': u'Gay', u'Gov': u'couples', u'Dep_Index': u'1', u'Relation': u'nn'}, {u'Gov_Index': u'4', u'Dep': u'couples', u'Gov': u'interested', u'Dep_Index': u'2', u'Relation': u'nsubj'}, {u'Gov_Index': u'4', u'Dep': u'are', u'Gov': u'interested', u'Dep_Index': u'3', u'Relation': u'cop'}, {u'Gov_Index': u'7', u'Dep': u'the', u'Gov': u'rights', u'Dep_Index': u'6', u'Relation': u'det'}, {u'Gov_Index': u'4', u'Dep': u'rights', u'Gov': u'interested', u'Dep_Index': u'7', u'Relation': u'prep_in'}, {u'Gov_Index': u'4', u'Dep': u'benefits', u'Gov': u'interested', u'Dep_Index': u'9', u'Relation': u'prep_in'}, {u'Gov_Index': u'7', u'Dep': u'benefits', u'Gov': u'rights', u'Dep_Index': u'9', u'Relation': u'conj_and'}, {u'Gov_Index': u'7', u'Dep': u'associated', u'Gov': u'rights', u'Dep_Index': u'10', u'Relation': u'vmod'}, {u'Gov_Index': u'10', u'Dep': u'marriage', u'Gov': u'associated', u'Dep_Index': u'12', u'Relation': u'prep_with'}]</text:p>
          </table:table-cell>
          <table:table-cell office:value-type="float" office:value="0">
            <text:p>0</text:p>
          </table:table-cell>
          <table:table-cell office:value-type="float" office:value="0.117851130197758">
            <text:p>0.1178511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70347251781304">
            <text:p>0.1703472518</text:p>
          </table:table-cell>
          <table:table-cell office:value-type="float" office:value="0.745061141362943">
            <text:p>0.7450611414</text:p>
          </table:table-cell>
          <table:table-cell office:value-type="float" office:value="0.180776675359751">
            <text:p>0.1807766754</text:p>
          </table:table-cell>
          <table:table-cell office:value-type="float" office:value="0.0438035790294782">
            <text:p>0.043803579</text:p>
          </table:table-cell>
          <table:table-cell office:value-type="float" office:value="0.370425884476791">
            <text:p>0.3704258845</text:p>
          </table:table-cell>
          <table:table-cell office:value-type="float" office:value="0.0753236147332297">
            <text:p>0.07532361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187921">
            <text:p>0.5187921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Majority of people do not want to grant same-sex couples the same rights and benefits as heterosexual couples.</text:p>
          </table:table-cell>
          <table:table-cell office:value-type="float" office:value="64">
            <text:p>64</text:p>
          </table:table-cell>
          <table:table-cell office:value-type="string">
            <text:p>[{u'Gov_Index': u'6', u'Dep': u'Majority', u'Gov': u'want', u'Dep_Index': u'1', u'Relation': u'nsubj'}, {u'Gov_Index': u'1', u'Dep': u'people', u'Gov': u'Majority', u'Dep_Index': u'3', u'Relation': u'prep_of'}, {u'Gov_Index': u'6', u'Dep': u'do', u'Gov': u'want', u'Dep_Index': u'4', u'Relation': u'aux'}, {u'Gov_Index': u'6', u'Dep': u'not', u'Gov': u'want', u'Dep_Index': u'5', u'Relation': u'neg'}, {u'Gov_Index': u'8', u'Dep': u'to', u'Gov': u'grant', u'Dep_Index': u'7', u'Relation': u'aux'}, {u'Gov_Index': u'6', u'Dep': u'grant', u'Gov': u'want', u'Dep_Index': u'8', u'Relation': u'xcomp'}, {u'Gov_Index': u'10', u'Dep': u'same-sex', u'Gov': u'couples', u'Dep_Index': u'9', u'Relation': u'amod'}, {u'Gov_Index': u'8', u'Dep': u'couples', u'Gov': u'grant', u'Dep_Index': u'10', u'Relation': u'iobj'}, {u'Gov_Index': u'13', u'Dep': u'the', u'Gov': u'rights', u'Dep_Index': u'11', u'Relation': u'det'}, {u'Gov_Index': u'13', u'Dep': u'same', u'Gov': u'rights', u'Dep_Index': u'12', u'Relation': u'amod'}, {u'Gov_Index': u'8', u'Dep': u'rights', u'Gov': u'grant', u'Dep_Index': u'13', u'Relation': u'dobj'}, {u'Gov_Index': u'8', u'Dep': u'benefits', u'Gov': u'grant', u'Dep_Index': u'15', u'Relation': u'dobj'}, {u'Gov_Index': u'13', u'Dep': u'benefits', u'Gov': u'rights', u'Dep_Index': u'15', u'Relation': u'conj_and'}, {u'Gov_Index': u'18', u'Dep': u'heterosexual', u'Gov': u'couples', u'Dep_Index': u'17', u'Relation': u'amod'}, {u'Gov_Index': u'13', u'Dep': u'couples', u'Gov': u'rights', u'Dep_Index': u'18', u'Relation': u'prep_as'}]</text:p>
          </table:table-cell>
          <table:table-cell office:value-type="float" office:value="0.0608580619450185">
            <text:p>0.0608580619</text:p>
          </table:table-cell>
          <table:table-cell office:value-type="float" office:value="0.277350098112615">
            <text:p>0.2773500981</text:p>
          </table:table-cell>
          <table:table-cell table:number-columns-repeated="3" office:value-type="float" office:value="0">
            <text:p>0</text:p>
          </table:table-cell>
          <table:table-cell office:value-type="float" office:value="0.221332618236748">
            <text:p>0.2213326182</text:p>
          </table:table-cell>
          <table:table-cell office:value-type="float" office:value="1.61269925370075">
            <text:p>1.6126992537</text:p>
          </table:table-cell>
          <table:table-cell office:value-type="float" office:value="0.350410908575448">
            <text:p>0.3504109086</text:p>
          </table:table-cell>
          <table:table-cell office:value-type="float" office:value="0.0474673702956582">
            <text:p>0.0474673703</text:p>
          </table:table-cell>
          <table:table-cell office:value-type="float" office:value="0.376652453354533">
            <text:p>0.3766524534</text:p>
          </table:table-cell>
          <table:table-cell office:value-type="float" office:value="0.0788688614143245">
            <text:p>0.07886886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3102378">
            <text:p>0.33102378</text:p>
          </table:table-cell>
          <table:table-cell office:value-type="string">
            <text:p>there are many married heterosexual couples who either choose not to have children or can't</text:p>
          </table:table-cell>
          <table:table-cell office:value-type="string">
            <text:p>Opposition to equal rights for gay couples.</text:p>
          </table:table-cell>
          <table:table-cell office:value-type="float" office:value="48">
            <text:p>48</text:p>
          </table:table-cell>
          <table:table-cell office:value-type="string">
            <text:p>[{u'Gov_Index': u'4', u'Dep': u'equal', u'Gov': u'rights', u'Dep_Index': u'3', u'Relation': u'amod'}, {u'Gov_Index': u'1', u'Dep': u'rights', u'Gov': u'Opposition', u'Dep_Index': u'4', u'Relation': u'prep_to'}, {u'Gov_Index': u'7', u'Dep': u'gay', u'Gov': u'couples', u'Dep_Index': u'6', u'Relation': u'amod'}, {u'Gov_Index': u'1', u'Dep': u'couples', u'Gov': u'Opposition', u'Dep_Index': u'7', u'Relation': u'prep_for'}]</text:p>
          </table:table-cell>
          <table:table-cell office:value-type="float" office:value="0">
            <text:p>0</text:p>
          </table:table-cell>
          <table:table-cell office:value-type="float" office:value="0.136082763487954">
            <text:p>0.136082763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2489686">
            <text:p>0.52489686</text:p>
          </table:table-cell>
          <table:table-cell office:value-type="string">
            <text:p>Broadened marriage is a side effect of legal gay marriage</text:p>
          </table:table-cell>
          <table:table-cell office:value-type="string">
            <text:p>experience with marriage</text:p>
          </table:table-cell>
          <table:table-cell office:value-type="float" office:value="35">
            <text:p>35</text:p>
          </table:table-cell>
          <table:table-cell office:value-type="string">
            <text:p>[{u'Gov_Index': u'1', u'Dep': u'marriage', u'Gov': u'experience', u'Dep_Index': u'3', u'Relation': u'prep_with'}]</text:p>
          </table:table-cell>
          <table:table-cell office:value-type="float" office:value="0">
            <text:p>0</text:p>
          </table:table-cell>
          <table:table-cell office:value-type="float" office:value="0.471404520791032">
            <text:p>0.4714045208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5251516">
            <text:p>0.35251516</text:p>
          </table:table-cell>
          <table:table-cell office:value-type="string">
            <text:p>little historical evidence that people in 1909 believed that it was "right" or "good" to oppress black people or women</text:p>
          </table:table-cell>
          <table:table-cell office:value-type="string">
            <text:p>Evidence of hypocrisy</text:p>
          </table:table-cell>
          <table:table-cell office:value-type="float" office:value="69">
            <text:p>69</text:p>
          </table:table-cell>
          <table:table-cell office:value-type="string">
            <text:p>[{u'Gov_Index': u'1', u'Dep': u'hypocrisy', u'Gov': u'Evidence', u'Dep_Index': u'3', u'Relation': u'prep_of'}]</text:p>
          </table:table-cell>
          <table:table-cell office:value-type="float" office:value="0">
            <text:p>0</text:p>
          </table:table-cell>
          <table:table-cell office:value-type="float" office:value="0.150755672288882">
            <text:p>0.150755672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104934">
            <text:p>0.44104934</text:p>
          </table:table-cell>
          <table:table-cell office:value-type="string">
            <text:p>Evidence of hypocrisy</text:p>
          </table:table-cell>
          <table:table-cell office:value-type="string">
            <text:p>Provide evidence to back up claim</text:p>
          </table:table-cell>
          <table:table-cell office:value-type="float" office:value="17">
            <text:p>17</text:p>
          </table:table-cell>
          <table:table-cell office:value-type="string">
            <text:p>[{u'Gov_Index': u'1', u'Dep': u'evidence', u'Gov': u'Provide', u'Dep_Index': u'2', u'Relation': u'dobj'}, {u'Gov_Index': u'4', u'Dep': u'to', u'Gov': u'back', u'Dep_Index': u'3', u'Relation': u'aux'}, {u'Gov_Index': u'1', u'Dep': u'back', u'Gov': u'Provide', u'Dep_Index': u'4', u'Relation': u'vmod'}, {u'Gov_Index': u'4', u'Dep': u'up', u'Gov': u'back', u'Dep_Index': u'5', u'Relation': u'prt'}, {u'Gov_Index': u'4', u'Dep': u'claim', u'Gov': u'back', u'Dep_Index': u'6', u'Relation': u'dobj'}]</text:p>
          </table:table-cell>
          <table:table-cell office:value-type="float" office:value="0">
            <text:p>0</text:p>
          </table:table-cell>
          <table:table-cell office:value-type="float" office:value="0.353553390593274">
            <text:p>0.353553390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4689698">
            <text:p>0.34689698</text:p>
          </table:table-cell>
          <table:table-cell office:value-type="string">
            <text:p>gay marriage is forcing one set of believes onto others and is discrimination</text:p>
          </table:table-cell>
          <table:table-cell office:value-type="string">
            <text:p>two people start referring to each others "attacks"</text:p>
          </table:table-cell>
          <table:table-cell office:value-type="float" office:value="42">
            <text:p>42</text:p>
          </table:table-cell>
          <table:table-cell office:value-type="string">
            <text:p>[{u'Gov_Index': u'2', u'Dep': u'two', u'Gov': u'people', u'Dep_Index': u'1', u'Relation': u'num'}, {u'Gov_Index': u'3', u'Dep': u'people', u'Gov': u'start', u'Dep_Index': u'2', u'Relation': u'nsubj'}, {u'Gov_Index': u'3', u'Dep': u'referring', u'Gov': u'start', u'Dep_Index': u'4', u'Relation': u'xcomp'}, {u'Gov_Index': u'7', u'Dep': u'each', u'Gov': u'others', u'Dep_Index': u'6', u'Relation': u'det'}, {u'Gov_Index': u'4', u'Dep': u'others', u'Gov': u'referring', u'Dep_Index': u'7', u'Relation': u'prep_to'}, {u'Gov_Index': u'7', u'Dep': u'attacks', u'Gov': u'others', u'Dep_Index': u'9', u'Relation': u'dep'}]</text:p>
          </table:table-cell>
          <table:table-cell office:value-type="float" office:value="0">
            <text:p>0</text:p>
          </table:table-cell>
          <table:table-cell office:value-type="float" office:value="0.117851130197758">
            <text:p>0.1178511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505799723527606">
            <text:p>0.0505799724</text:p>
          </table:table-cell>
          <table:table-cell office:value-type="float" office:value="0.598375123159199">
            <text:p>0.5983751232</text:p>
          </table:table-cell>
          <table:table-cell office:value-type="float" office:value="0.14162392258773">
            <text:p>0.1416239226</text:p>
          </table:table-cell>
          <table:table-cell office:value-type="float" office:value="0.0455219751174846">
            <text:p>0.0455219751</text:p>
          </table:table-cell>
          <table:table-cell office:value-type="float" office:value="0.340832528487071">
            <text:p>0.3408325285</text:p>
          </table:table-cell>
          <table:table-cell office:value-type="float" office:value="0.0728351601879753">
            <text:p>0.07283516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5336187">
            <text:p>0.35336187</text:p>
          </table:table-cell>
          <table:table-cell office:value-type="string">
            <text:p>law affects peoples ability to marry if they are gay</text:p>
          </table:table-cell>
          <table:table-cell office:value-type="string">
            <text:p>happy with civil union laws</text:p>
          </table:table-cell>
          <table:table-cell office:value-type="float" office:value="29">
            <text:p>29</text:p>
          </table:table-cell>
          <table:table-cell office:value-type="string">
            <text:p>[{u'Gov_Index': u'5', u'Dep': u'civil', u'Gov': u'laws', u'Dep_Index': u'3', u'Relation': u'amod'}, {u'Gov_Index': u'5', u'Dep': u'union', u'Gov': u'laws', u'Dep_Index': u'4', u'Relation': u'nn'}, {u'Gov_Index': u'1', u'Dep': u'laws', u'Gov': u'happy', u'Dep_Index': u'5', u'Relation': u'prep_with'}]</text:p>
          </table:table-cell>
          <table:table-cell office:value-type="float" office:value="0">
            <text:p>0</text:p>
          </table:table-cell>
          <table:table-cell office:value-type="float" office:value="0.204124145231932">
            <text:p>0.204124145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1445414">
            <text:p>0.31445414</text:p>
          </table:table-cell>
          <table:table-cell office:value-type="string">
            <text:p>the Republicans creating another Holocaust</text:p>
          </table:table-cell>
          <table:table-cell office:value-type="string">
            <text:p>Paul Cameron is the voice of the Republicans</text:p>
          </table:table-cell>
          <table:table-cell office:value-type="float" office:value="25">
            <text:p>25</text:p>
          </table:table-cell>
          <table:table-cell office:value-type="string">
            <text:p>[{u'Gov_Index': u'2', u'Dep': u'Paul', u'Gov': u'Cameron', u'Dep_Index': u'1', u'Relation': u'nn'}, {u'Gov_Index': u'5', u'Dep': u'Cameron', u'Gov': u'voice', u'Dep_Index': u'2', u'Relation': u'nsubj'}, {u'Gov_Index': u'5', u'Dep': u'is', u'Gov': u'voice', u'Dep_Index': u'3', u'Relation': u'cop'}, {u'Gov_Index': u'5', u'Dep': u'the', u'Gov': u'voice', u'Dep_Index': u'4', u'Relation': u'det'}, {u'Gov_Index': u'8', u'Dep': u'the', u'Gov': u'Republicans', u'Dep_Index': u'7', u'Relation': u'det'}, {u'Gov_Index': u'5', u'Dep': u'Republicans', u'Gov': u'voice', u'Dep_Index': u'8', u'Relation': u'prep_of'}]</text:p>
          </table:table-cell>
          <table:table-cell office:value-type="float" office:value="0.188982236504614">
            <text:p>0.1889822365</text:p>
          </table:table-cell>
          <table:table-cell office:value-type="float" office:value="0.25">
            <text:p>0.2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34502672">
            <text:p>0.0034502672</text:p>
          </table:table-cell>
          <table:table-cell office:value-type="string">
            <text:p>the Republicans creating another Holocaust</text:p>
          </table:table-cell>
          <table:table-cell office:value-type="string">
            <text:p>Conversation about Paul Cameron</text:p>
          </table:table-cell>
          <table:table-cell office:value-type="float" office:value="25">
            <text:p>25</text:p>
          </table:table-cell>
          <table:table-cell office:value-type="string">
            <text:p>[{u'Gov_Index': u'4', u'Dep': u'Paul', u'Gov': u'Cameron', u'Dep_Index': u'3', u'Relation': u'nn'}, {u'Gov_Index': u'1', u'Dep': u'Cameron', u'Gov': u'Conversation', u'Dep_Index': u'4', u'Relation': u'prep_about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3053467">
            <text:p>0.043053467</text:p>
          </table:table-cell>
          <table:table-cell office:value-type="string">
            <text:p>the Republicans creating another Holocaust</text:p>
          </table:table-cell>
          <table:table-cell office:value-type="string">
            <text:p>Most attacks on gay rights have cited Paul Cameron</text:p>
          </table:table-cell>
          <table:table-cell office:value-type="float" office:value="35">
            <text:p>35</text:p>
          </table:table-cell>
          <table:table-cell office:value-type="string">
            <text:p>[{u'Gov_Index': u'2', u'Dep': u'Most', u'Gov': u'attacks', u'Dep_Index': u'1', u'Relation': u'amod'}, {u'Gov_Index': u'7', u'Dep': u'attacks', u'Gov': u'cited', u'Dep_Index': u'2', u'Relation': u'nsubj'}, {u'Gov_Index': u'5', u'Dep': u'gay', u'Gov': u'rights', u'Dep_Index': u'4', u'Relation': u'amod'}, {u'Gov_Index': u'2', u'Dep': u'rights', u'Gov': u'attacks', u'Dep_Index': u'5', u'Relation': u'prep_on'}, {u'Gov_Index': u'7', u'Dep': u'have', u'Gov': u'cited', u'Dep_Index': u'6', u'Relation': u'aux'}, {u'Gov_Index': u'9', u'Dep': u'Paul', u'Gov': u'Cameron', u'Dep_Index': u'8', u'Relation': u'nn'}, {u'Gov_Index': u'7', u'Dep': u'Cameron', u'Gov': u'cited', u'Dep_Index': u'9', u'Relation': u'dobj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136315182490957">
            <text:p>0.0136315182</text:p>
          </table:table-cell>
          <table:table-cell office:value-type="float" office:value="0.188659653672315">
            <text:p>0.1886596537</text:p>
          </table:table-cell>
          <table:table-cell office:value-type="float" office:value="0.0256593284688861">
            <text:p>0.02565932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7690393">
            <text:p>0.27690393</text:p>
          </table:table-cell>
          <table:table-cell office:value-type="string">
            <text:p>the Republicans creating another Holocaust</text:p>
          </table:table-cell>
          <table:table-cell office:value-type="string">
            <text:p>many Democrats were bigger spenders than the Republicans</text:p>
          </table:table-cell>
          <table:table-cell office:value-type="float" office:value="33">
            <text:p>33</text:p>
          </table:table-cell>
          <table:table-cell office:value-type="string">
            <text:p>[{u'Gov_Index': u'2', u'Dep': u'many', u'Gov': u'Democrats', u'Dep_Index': u'1', u'Relation': u'amod'}, {u'Gov_Index': u'5', u'Dep': u'Democrats', u'Gov': u'spenders', u'Dep_Index': u'2', u'Relation': u'nsubj'}, {u'Gov_Index': u'5', u'Dep': u'were', u'Gov': u'spenders', u'Dep_Index': u'3', u'Relation': u'cop'}, {u'Gov_Index': u'5', u'Dep': u'bigger', u'Gov': u'spenders', u'Dep_Index': u'4', u'Relation': u'amod'}, {u'Gov_Index': u'8', u'Dep': u'the', u'Gov': u'Republicans', u'Dep_Index': u'7', u'Relation': u'det'}, {u'Gov_Index': u'5', u'Dep': u'Republicans', u'Gov': u'spenders', u'Dep_Index': u'8', u'Relation': u'prep_than'}]</text:p>
          </table:table-cell>
          <table:table-cell office:value-type="float" office:value="0.188982236504614">
            <text:p>0.1889822365</text:p>
          </table:table-cell>
          <table:table-cell office:value-type="float" office:value="0.223606797749979">
            <text:p>0.223606797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33229148093406">
            <text:p>0.0133229148</text:p>
          </table:table-cell>
          <table:table-cell office:value-type="float" office:value="0.179191328758136">
            <text:p>0.1791913288</text:p>
          </table:table-cell>
          <table:table-cell office:value-type="float" office:value="0.0252434175334875">
            <text:p>0.02524341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945096">
            <text:p>0.07945096</text:p>
          </table:table-cell>
          <table:table-cell office:value-type="string">
            <text:p>Resources spent on fighting AIDs could have been spent on curing other diseases, such as cancer.</text:p>
          </table:table-cell>
          <table:table-cell office:value-type="string">
            <text:p>homosexuals are less important that heterosexuals.</text:p>
          </table:table-cell>
          <table:table-cell office:value-type="float" office:value="54">
            <text:p>54</text:p>
          </table:table-cell>
          <table:table-cell office:value-type="string">
            <text:p>[{u'Gov_Index': u'4', u'Dep': u'homosexuals', u'Gov': u'important', u'Dep_Index': u'1', u'Relation': u'nsubj'}, {u'Gov_Index': u'4', u'Dep': u'are', u'Gov': u'important', u'Dep_Index': u'2', u'Relation': u'cop'}, {u'Gov_Index': u'4', u'Dep': u'less', u'Gov': u'important', u'Dep_Index': u'3', u'Relation': u'advmod'}, {u'Gov_Index': u'4', u'Dep': u'heterosexuals', u'Gov': u'important', u'Dep_Index': u'6', u'Relation': u'prep_that'}]</text:p>
          </table:table-cell>
          <table:table-cell office:value-type="float" office:value="0">
            <text:p>0</text:p>
          </table:table-cell>
          <table:table-cell office:value-type="float" office:value="0.124034734589208">
            <text:p>0.1240347346</text:p>
          </table:table-cell>
          <table:table-cell table:number-columns-repeated="3" office:value-type="float" office:value="0">
            <text:p>0</text:p>
          </table:table-cell>
          <table:table-cell office:value-type="float" office:value="0.0411142104168469">
            <text:p>0.0411142104</text:p>
          </table:table-cell>
          <table:table-cell office:value-type="float" office:value="0.564096909028892">
            <text:p>0.564096909</text:p>
          </table:table-cell>
          <table:table-cell office:value-type="float" office:value="0.0759257076503626">
            <text:p>0.0759257077</text:p>
          </table:table-cell>
          <table:table-cell office:value-type="float" office:value="0.0564312691995938">
            <text:p>0.0564312692</text:p>
          </table:table-cell>
          <table:table-cell office:value-type="float" office:value="0">
            <text:p>0</text:p>
          </table:table-cell>
          <table:table-cell office:value-type="float" office:value="0.0846469037993907">
            <text:p>0.084646903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9543916">
            <text:p>0.09543916</text:p>
          </table:table-cell>
          <table:table-cell office:value-type="string">
            <text:p>Resources spent on fighting AIDs could have been spent on curing other diseases, such as cancer.</text:p>
          </table:table-cell>
          <table:table-cell office:value-type="string">
            <text:p>Homosexual liaisons were regarded as unions for a particular purpose, rather than as marriage.</text:p>
          </table:table-cell>
          <table:table-cell office:value-type="float" office:value="58">
            <text:p>58</text:p>
          </table:table-cell>
          <table:table-cell office:value-type="string">
            <text:p>[{u'Gov_Index': u'2', u'Dep': u'Homosexual', u'Gov': u'liaisons', u'Dep_Index': u'1', u'Relation': u'amod'}, {u'Gov_Index': u'4', u'Dep': u'liaisons', u'Gov': u'regarded', u'Dep_Index': u'2', u'Relation': u'nsubjpass'}, {u'Gov_Index': u'4', u'Dep': u'were', u'Gov': u'regarded', u'Dep_Index': u'3', u'Relation': u'auxpass'}, {u'Gov_Index': u'4', u'Dep': u'unions', u'Gov': u'regarded', u'Dep_Index': u'6', u'Relation': u'prep_as'}, {u'Gov_Index': u'10', u'Dep': u'a', u'Gov': u'purpose', u'Dep_Index': u'8', u'Relation': u'det'}, {u'Gov_Index': u'10', u'Dep': u'particular', u'Gov': u'purpose', u'Dep_Index': u'9', u'Relation': u'amod'}, {u'Gov_Index': u'6', u'Dep': u'purpose', u'Gov': u'unions', u'Dep_Index': u'10', u'Relation': u'prep_for'}, {u'Gov_Index': u'4', u'Dep': u'marriage', u'Gov': u'regarded', u'Dep_Index': u'15', u'Relation': u'prep_as'}, {u'Gov_Index': u'6', u'Dep': u'marriage', u'Gov': u'unions', u'Dep_Index': u'15', u'Relation': u'conj_negcc'}]</text:p>
          </table:table-cell>
          <table:table-cell office:value-type="float" office:value="0">
            <text:p>0</text:p>
          </table:table-cell>
          <table:table-cell office:value-type="float" office:value="0.175411603861406">
            <text:p>0.1754116039</text:p>
          </table:table-cell>
          <table:table-cell table:number-columns-repeated="3" office:value-type="float" office:value="0">
            <text:p>0</text:p>
          </table:table-cell>
          <table:table-cell office:value-type="float" office:value="0.0481133105319531">
            <text:p>0.0481133105</text:p>
          </table:table-cell>
          <table:table-cell office:value-type="float" office:value="0.62593888501578">
            <text:p>0.625938885</text:p>
          </table:table-cell>
          <table:table-cell office:value-type="float" office:value="0.207659258822213">
            <text:p>0.20765925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8895595">
            <text:p>0.18895595</text:p>
          </table:table-cell>
          <table:table-cell office:value-type="string">
            <text:p>Early spread of AIDs was due to blood transfusions rather than sexual contact.</text:p>
          </table:table-cell>
          <table:table-cell office:value-type="string">
            <text:p>homosexuals are less important that heterosexuals.</text:p>
          </table:table-cell>
          <table:table-cell office:value-type="float" office:value="42">
            <text:p>42</text:p>
          </table:table-cell>
          <table:table-cell office:value-type="string">
            <text:p>[{u'Gov_Index': u'4', u'Dep': u'homosexuals', u'Gov': u'important', u'Dep_Index': u'1', u'Relation': u'nsubj'}, {u'Gov_Index': u'4', u'Dep': u'are', u'Gov': u'important', u'Dep_Index': u'2', u'Relation': u'cop'}, {u'Gov_Index': u'4', u'Dep': u'less', u'Gov': u'important', u'Dep_Index': u'3', u'Relation': u'advmod'}, {u'Gov_Index': u'4', u'Dep': u'heterosexuals', u'Gov': u'important', u'Dep_Index': u'6', u'Relation': u'prep_that'}]</text:p>
          </table:table-cell>
          <table:table-cell office:value-type="float" office:value="0">
            <text:p>0</text:p>
          </table:table-cell>
          <table:table-cell office:value-type="float" office:value="0.14142135623731">
            <text:p>0.1414213562</text:p>
          </table:table-cell>
          <table:table-cell table:number-columns-repeated="3" office:value-type="float" office:value="0">
            <text:p>0</text:p>
          </table:table-cell>
          <table:table-cell office:value-type="float" office:value="0.0177183820135558">
            <text:p>0.017718382</text:p>
          </table:table-cell>
          <table:table-cell office:value-type="float" office:value="0.236540588888681">
            <text:p>0.2365405889</text:p>
          </table:table-cell>
          <table:table-cell office:value-type="float" office:value="0.0545180985032486">
            <text:p>0.05451809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182851">
            <text:p>0.7182851</text:p>
          </table:table-cell>
          <table:table-cell office:value-type="string">
            <text:p>Religious ceremonies are not what gay people want.</text:p>
          </table:table-cell>
          <table:table-cell office:value-type="string">
            <text:p>Religious freedom allows people to do whatever they want.</text:p>
          </table:table-cell>
          <table:table-cell office:value-type="float" office:value="18">
            <text:p>18</text:p>
          </table:table-cell>
          <table:table-cell office:value-type="string">
            <text:p>[{u'Gov_Index': u'2', u'Dep': u'Religious', u'Gov': u'freedom', u'Dep_Index': u'1', u'Relation': u'amod'}, {u'Gov_Index': u'3', u'Dep': u'freedom', u'Gov': u'allows', u'Dep_Index': u'2', u'Relation': u'nsubj'}, {u'Gov_Index': u'6', u'Dep': u'people', u'Gov': u'do', u'Dep_Index': u'4', u'Relation': u'nsubj'}, {u'Gov_Index': u'6', u'Dep': u'to', u'Gov': u'do', u'Dep_Index': u'5', u'Relation': u'aux'}, {u'Gov_Index': u'3', u'Dep': u'do', u'Gov': u'allows', u'Dep_Index': u'6', u'Relation': u'xcomp'}, {u'Gov_Index': u'9', u'Dep': u'whatever', u'Gov': u'want', u'Dep_Index': u'7', u'Relation': u'dobj'}, {u'Gov_Index': u'9', u'Dep': u'they', u'Gov': u'want', u'Dep_Index': u'8', u'Relation': u'nsubj'}, {u'Gov_Index': u'6', u'Dep': u'want', u'Gov': u'do', u'Dep_Index': u'9', u'Relation': u'ccomp'}]</text:p>
          </table:table-cell>
          <table:table-cell office:value-type="float" office:value="0.117851130197758">
            <text:p>0.1178511302</text:p>
          </table:table-cell>
          <table:table-cell office:value-type="float" office:value="0.617213399848368">
            <text:p>0.6172133998</text:p>
          </table:table-cell>
          <table:table-cell table:number-columns-repeated="3" office:value-type="float" office:value="0">
            <text:p>0</text:p>
          </table:table-cell>
          <table:table-cell office:value-type="float" office:value="0.26014376895767">
            <text:p>0.260143769</text:p>
          </table:table-cell>
          <table:table-cell office:value-type="float" office:value="1.57296360463338">
            <text:p>1.5729636046</text:p>
          </table:table-cell>
          <table:table-cell office:value-type="float" office:value="0.397123161253113">
            <text:p>0.3971231613</text:p>
          </table:table-cell>
          <table:table-cell office:value-type="float" office:value="0.24903154572921">
            <text:p>0.2490315457</text:p>
          </table:table-cell>
          <table:table-cell office:value-type="float" office:value="1.1532966376023">
            <text:p>1.1532966376</text:p>
          </table:table-cell>
          <table:table-cell office:value-type="float" office:value="0.200903108699983">
            <text:p>0.200903108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9373383">
            <text:p>0.039373383</text:p>
          </table:table-cell>
          <table:table-cell office:value-type="string">
            <text:p>Conversation about Paul Cameron</text:p>
          </table:table-cell>
          <table:table-cell office:value-type="string">
            <text:p>No republican in leadership would call for the extermination of gays</text:p>
          </table:table-cell>
          <table:table-cell office:value-type="float" office:value="32">
            <text:p>32</text:p>
          </table:table-cell>
          <table:table-cell office:value-type="string">
            <text:p>[{u'Gov_Index': u'2', u'Dep': u'No', u'Gov': u'republican', u'Dep_Index': u'1', u'Relation': u'neg'}, {u'Gov_Index': u'6', u'Dep': u'republican', u'Gov': u'call', u'Dep_Index': u'2', u'Relation': u'nsubj'}, {u'Gov_Index': u'2', u'Dep': u'leadership', u'Gov': u'republican', u'Dep_Index': u'4', u'Relation': u'prep_in'}, {u'Gov_Index': u'6', u'Dep': u'would', u'Gov': u'call', u'Dep_Index': u'5', u'Relation': u'aux'}, {u'Gov_Index': u'9', u'Dep': u'the', u'Gov': u'extermination', u'Dep_Index': u'8', u'Relation': u'det'}, {u'Gov_Index': u'6', u'Dep': u'extermination', u'Gov': u'call', u'Dep_Index': u'9', u'Relation': u'prep_for'}, {u'Gov_Index': u'9', u'Dep': u'gays', u'Gov': u'extermination', u'Dep_Index': u'11', u'Relation': u'prep_of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14350429">
            <text:p>0.0014350429</text:p>
          </table:table-cell>
          <table:table-cell office:value-type="string">
            <text:p>Conversation about Paul Cameron</text:p>
          </table:table-cell>
          <table:table-cell office:value-type="string">
            <text:p>many Democrats were bigger spenders than the Republicans</text:p>
          </table:table-cell>
          <table:table-cell office:value-type="float" office:value="35">
            <text:p>35</text:p>
          </table:table-cell>
          <table:table-cell office:value-type="string">
            <text:p>[{u'Gov_Index': u'2', u'Dep': u'many', u'Gov': u'Democrats', u'Dep_Index': u'1', u'Relation': u'amod'}, {u'Gov_Index': u'5', u'Dep': u'Democrats', u'Gov': u'spenders', u'Dep_Index': u'2', u'Relation': u'nsubj'}, {u'Gov_Index': u'5', u'Dep': u'were', u'Gov': u'spenders', u'Dep_Index': u'3', u'Relation': u'cop'}, {u'Gov_Index': u'5', u'Dep': u'bigger', u'Gov': u'spenders', u'Dep_Index': u'4', u'Relation': u'amod'}, {u'Gov_Index': u'8', u'Dep': u'the', u'Gov': u'Republicans', u'Dep_Index': u'7', u'Relation': u'det'}, {u'Gov_Index': u'5', u'Dep': u'Republicans', u'Gov': u'spenders', u'Dep_Index': u'8', u'Relation': u'prep_than'}]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1578257">
            <text:p>0.11578257</text:p>
          </table:table-cell>
          <table:table-cell office:value-type="string">
            <text:p>Most attacks on gay rights have cited Paul Cameron</text:p>
          </table:table-cell>
          <table:table-cell office:value-type="string">
            <text:p>many Democrats were bigger spenders than the Republicans</text:p>
          </table:table-cell>
          <table:table-cell office:value-type="float" office:value="37">
            <text:p>37</text:p>
          </table:table-cell>
          <table:table-cell office:value-type="string">
            <text:p>[{u'Gov_Index': u'2', u'Dep': u'many', u'Gov': u'Democrats', u'Dep_Index': u'1', u'Relation': u'amod'}, {u'Gov_Index': u'5', u'Dep': u'Democrats', u'Gov': u'spenders', u'Dep_Index': u'2', u'Relation': u'nsubj'}, {u'Gov_Index': u'5', u'Dep': u'were', u'Gov': u'spenders', u'Dep_Index': u'3', u'Relation': u'cop'}, {u'Gov_Index': u'5', u'Dep': u'bigger', u'Gov': u'spenders', u'Dep_Index': u'4', u'Relation': u'amod'}, {u'Gov_Index': u'8', u'Dep': u'the', u'Gov': u'Republicans', u'Dep_Index': u'7', u'Relation': u'det'}, {u'Gov_Index': u'5', u'Dep': u'Republicans', u'Gov': u'spenders', u'Dep_Index': u'8', u'Relation': u'prep_than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198946924167824">
            <text:p>0.0198946924</text:p>
          </table:table-cell>
          <table:table-cell office:value-type="float" office:value="0.257899955855421">
            <text:p>0.2578999559</text:p>
          </table:table-cell>
          <table:table-cell office:value-type="float" office:value="0.0596840772503471">
            <text:p>0.0596840773</text:p>
          </table:table-cell>
          <table:table-cell office:value-type="float" office:value="0.0105324842206495">
            <text:p>0.0105324842</text:p>
          </table:table-cell>
          <table:table-cell office:value-type="float" office:value="0">
            <text:p>0</text:p>
          </table:table-cell>
          <table:table-cell office:value-type="float" office:value="0.0198946924167824">
            <text:p>0.0198946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3139344">
            <text:p>0.033139344</text:p>
          </table:table-cell>
          <table:table-cell office:value-type="string">
            <text:p>No republican in leadership would call for the extermination of gays</text:p>
          </table:table-cell>
          <table:table-cell office:value-type="string">
            <text:p>many Democrats were bigger spenders than the Republicans</text:p>
          </table:table-cell>
          <table:table-cell office:value-type="float" office:value="40">
            <text:p>40</text:p>
          </table:table-cell>
          <table:table-cell office:value-type="string">
            <text:p>[{u'Gov_Index': u'2', u'Dep': u'many', u'Gov': u'Democrats', u'Dep_Index': u'1', u'Relation': u'amod'}, {u'Gov_Index': u'5', u'Dep': u'Democrats', u'Gov': u'spenders', u'Dep_Index': u'2', u'Relation': u'nsubj'}, {u'Gov_Index': u'5', u'Dep': u'were', u'Gov': u'spenders', u'Dep_Index': u'3', u'Relation': u'cop'}, {u'Gov_Index': u'5', u'Dep': u'bigger', u'Gov': u'spenders', u'Dep_Index': u'4', u'Relation': u'amod'}, {u'Gov_Index': u'8', u'Dep': u'the', u'Gov': u'Republicans', u'Dep_Index': u'7', u'Relation': u'det'}, {u'Gov_Index': u'5', u'Dep': u'Republicans', u'Gov': u'spenders', u'Dep_Index': u'8', u'Relation': u'prep_than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33965841181751">
            <text:p>0.0339658412</text:p>
          </table:table-cell>
          <table:table-cell office:value-type="float" office:value="0.376170337311021">
            <text:p>0.3761703373</text:p>
          </table:table-cell>
          <table:table-cell office:value-type="float" office:value="0.12871266132032">
            <text:p>0.1287126613</text:p>
          </table:table-cell>
          <table:table-cell office:value-type="float" office:value="0.0156765420838851">
            <text:p>0.0156765421</text:p>
          </table:table-cell>
          <table:table-cell office:value-type="float" office:value="0">
            <text:p>0</text:p>
          </table:table-cell>
          <table:table-cell office:value-type="float" office:value="0.0291135781557866">
            <text:p>0.029113578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2058385">
            <text:p>0.32058385</text:p>
          </table:table-cell>
          <table:table-cell office:value-type="string">
            <text:p>terms husband and wife are not recognizable in a same sex relationship</text:p>
          </table:table-cell>
          <table:table-cell office:value-type="string">
            <text:p>people hatefully used the term "Sodomite" to refer to gays</text:p>
          </table:table-cell>
          <table:table-cell office:value-type="float" office:value="47">
            <text:p>47</text:p>
          </table:table-cell>
          <table:table-cell office:value-type="string">
            <text:p>[{u'Gov_Index': u'3', u'Dep': u'people', u'Gov': u'used', u'Dep_Index': u'1', u'Relation': u'nsubj'}, {u'Gov_Index': u'3', u'Dep': u'hatefully', u'Gov': u'used', u'Dep_Index': u'2', u'Relation': u'advmod'}, {u'Gov_Index': u'7', u'Dep': u'the', u'Gov': u'Sodomite', u'Dep_Index': u'4', u'Relation': u'det'}, {u'Gov_Index': u'7', u'Dep': u'term', u'Gov': u'Sodomite', u'Dep_Index': u'5', u'Relation': u'nn'}, {u'Gov_Index': u'3', u'Dep': u'Sodomite', u'Gov': u'used', u'Dep_Index': u'7', u'Relation': u'dobj'}, {u'Gov_Index': u'10', u'Dep': u'to', u'Gov': u'refer', u'Dep_Index': u'9', u'Relation': u'aux'}, {u'Gov_Index': u'3', u'Dep': u'refer', u'Gov': u'used', u'Dep_Index': u'10', u'Relation': u'vmod'}, {u'Gov_Index': u'10', u'Dep': u'gays', u'Gov': u'refer', u'Dep_Index': u'12', u'Relation': u'prep_to'}]</text:p>
          </table:table-cell>
          <table:table-cell office:value-type="float" office:value="0">
            <text:p>0</text:p>
          </table:table-cell>
          <table:table-cell office:value-type="float" office:value="0.136082763487954">
            <text:p>0.1360827635</text:p>
          </table:table-cell>
          <table:table-cell table:number-columns-repeated="3" office:value-type="float" office:value="0">
            <text:p>0</text:p>
          </table:table-cell>
          <table:table-cell office:value-type="float" office:value="0.0706378532754069">
            <text:p>0.0706378533</text:p>
          </table:table-cell>
          <table:table-cell office:value-type="float" office:value="0.928637334922548">
            <text:p>0.9286373349</text:p>
          </table:table-cell>
          <table:table-cell office:value-type="float" office:value="0.243345714632981">
            <text:p>0.24334571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4522063">
            <text:p>0.34522063</text:p>
          </table:table-cell>
          <table:table-cell office:value-type="string">
            <text:p>terms husband and wife are not recognizable in a same sex relationship</text:p>
          </table:table-cell>
          <table:table-cell office:value-type="string">
            <text:p>Jesus is not against polygamy</text:p>
          </table:table-cell>
          <table:table-cell office:value-type="float" office:value="44">
            <text:p>44</text:p>
          </table:table-cell>
          <table:table-cell office:value-type="string">
            <text:p>[{u'Gov_Index': u'2', u'Dep': u'Jesus', u'Gov': u'is', u'Dep_Index': u'1', u'Relation': u'nsubj'}, {u'Gov_Index': u'2', u'Dep': u'not', u'Gov': u'is', u'Dep_Index': u'3', u'Relation': u'neg'}, {u'Gov_Index': u'2', u'Dep': u'polygamy', u'Gov': u'is', u'Dep_Index': u'5', u'Relation': u'prep_against'}]</text:p>
          </table:table-cell>
          <table:table-cell office:value-type="float" office:value="0.150755672288882">
            <text:p>0.1507556723</text:p>
          </table:table-cell>
          <table:table-cell table:number-columns-repeated="4" office:value-type="float" office:value="0">
            <text:p>0</text:p>
          </table:table-cell>
          <table:table-cell office:value-type="float" office:value="0.0644754678724236">
            <text:p>0.0644754679</text:p>
          </table:table-cell>
          <table:table-cell office:value-type="float" office:value="0.714063236887723">
            <text:p>0.7140632369</text:p>
          </table:table-cell>
          <table:table-cell office:value-type="float" office:value="0.24432808877971">
            <text:p>0.24432808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636833">
            <text:p>0.48636833</text:p>
          </table:table-cell>
          <table:table-cell office:value-type="string">
            <text:p>terms husband and wife are not recognizable in a same sex relationship</text:p>
          </table:table-cell>
          <table:table-cell office:value-type="string">
            <text:p>Jesus referred to a single wife</text:p>
          </table:table-cell>
          <table:table-cell office:value-type="float" office:value="47">
            <text:p>47</text:p>
          </table:table-cell>
          <table:table-cell office:value-type="string">
            <text:p>[{u'Gov_Index': u'2', u'Dep': u'Jesus', u'Gov': u'referred', u'Dep_Index': u'1', u'Relation': u'nsubj'}, {u'Gov_Index': u'6', u'Dep': u'a', u'Gov': u'wife', u'Dep_Index': u'4', u'Relation': u'det'}, {u'Gov_Index': u'6', u'Dep': u'single', u'Gov': u'wife', u'Dep_Index': u'5', u'Relation': u'amod'}, {u'Gov_Index': u'2', u'Dep': u'wife', u'Gov': u'referred', u'Dep_Index': u'6', u'Relation': u'prep_to'}]</text:p>
          </table:table-cell>
          <table:table-cell office:value-type="float" office:value="0">
            <text:p>0</text:p>
          </table:table-cell>
          <table:table-cell office:value-type="float" office:value="0.204124145231932">
            <text:p>0.2041241452</text:p>
          </table:table-cell>
          <table:table-cell table:number-columns-repeated="3" office:value-type="float" office:value="0">
            <text:p>0</text:p>
          </table:table-cell>
          <table:table-cell office:value-type="float" office:value="0.0644754678724236">
            <text:p>0.0644754679</text:p>
          </table:table-cell>
          <table:table-cell office:value-type="float" office:value="0.714063236887723">
            <text:p>0.7140632369</text:p>
          </table:table-cell>
          <table:table-cell office:value-type="float" office:value="0.24432808877971">
            <text:p>0.24432808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5562938">
            <text:p>0.35562938</text:p>
          </table:table-cell>
          <table:table-cell office:value-type="string">
            <text:p>terms husband and wife are not recognizable in a same sex relationship</text:p>
          </table:table-cell>
          <table:table-cell office:value-type="string">
            <text:p>homosexuals are more committed to fidelity than those who believe in multiple marriage</text:p>
          </table:table-cell>
          <table:table-cell office:value-type="float" office:value="50">
            <text:p>50</text:p>
          </table:table-cell>
          <table:table-cell office:value-type="string">
            <text:p>[{u'Gov_Index': u'4', u'Dep': u'homosexuals', u'Gov': u'committed', u'Dep_Index': u'1', u'Relation': u'nsubjpass'}, {u'Gov_Index': u'4', u'Dep': u'are', u'Gov': u'committed', u'Dep_Index': u'2', u'Relation': u'auxpass'}, {u'Gov_Index': u'4', u'Dep': u'more', u'Gov': u'committed', u'Dep_Index': u'3', u'Relation': u'advmod'}, {u'Gov_Index': u'4', u'Dep': u'fidelity', u'Gov': u'committed', u'Dep_Index': u'6', u'Relation': u'prep_to'}, {u'Gov_Index': u'6', u'Dep': u'those', u'Gov': u'fidelity', u'Dep_Index': u'8', u'Relation': u'prep_than'}, {u'Gov_Index': u'10', u'Dep': u'who', u'Gov': u'believe', u'Dep_Index': u'9', u'Relation': u'nsubj'}, {u'Gov_Index': u'8', u'Dep': u'believe', u'Gov': u'those', u'Dep_Index': u'10', u'Relation': u'rcmod'}, {u'Gov_Index': u'13', u'Dep': u'multiple', u'Gov': u'marriage', u'Dep_Index': u'12', u'Relation': u'amod'}, {u'Gov_Index': u'10', u'Dep': u'marriage', u'Gov': u'believe', u'Dep_Index': u'13', u'Relation': u'prep_in'}]</text:p>
          </table:table-cell>
          <table:table-cell table:number-columns-repeated="5" office:value-type="float" office:value="0">
            <text:p>0</text:p>
          </table:table-cell>
          <table:table-cell office:value-type="float" office:value="0.0648306097572489">
            <text:p>0.0648306098</text:p>
          </table:table-cell>
          <table:table-cell office:value-type="float" office:value="0.657430437750273">
            <text:p>0.6574304378</text:p>
          </table:table-cell>
          <table:table-cell office:value-type="float" office:value="0.216102032524163">
            <text:p>0.21610203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2099512">
            <text:p>0.42099512</text:p>
          </table:table-cell>
          <table:table-cell office:value-type="string">
            <text:p>terms husband and wife are not recognizable in a same sex relationship</text:p>
          </table:table-cell>
          <table:table-cell office:value-type="string">
            <text:p>those with more than one wife can still be committed</text:p>
          </table:table-cell>
          <table:table-cell office:value-type="float" office:value="44">
            <text:p>44</text:p>
          </table:table-cell>
          <table:table-cell office:value-type="string">
            <text:p>[{u'Gov_Index': u'10', u'Dep': u'those', u'Gov': u'committed', u'Dep_Index': u'1', u'Relation': u'nsubjpass'}, {u'Gov_Index': u'4', u'Dep': u'more', u'Gov': u'than', u'Dep_Index': u'3', u'Relation': u'mwe'}, {u'Gov_Index': u'5', u'Dep': u'than', u'Gov': u'one', u'Dep_Index': u'4', u'Relation': u'quantmod'}, {u'Gov_Index': u'6', u'Dep': u'one', u'Gov': u'wife', u'Dep_Index': u'5', u'Relation': u'num'}, {u'Gov_Index': u'1', u'Dep': u'wife', u'Gov': u'those', u'Dep_Index': u'6', u'Relation': u'prep_with'}, {u'Gov_Index': u'10', u'Dep': u'can', u'Gov': u'committed', u'Dep_Index': u'7', u'Relation': u'aux'}, {u'Gov_Index': u'10', u'Dep': u'still', u'Gov': u'committed', u'Dep_Index': u'8', u'Relation': u'advmod'}, {u'Gov_Index': u'10', u'Dep': u'be', u'Gov': u'committed', u'Dep_Index': u'9', u'Relation': u'auxpass'}]</text:p>
          </table:table-cell>
          <table:table-cell office:value-type="float" office:value="0">
            <text:p>0</text:p>
          </table:table-cell>
          <table:table-cell office:value-type="float" office:value="0.204124145231932">
            <text:p>0.204124145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78879">
            <text:p>0.2578879</text:p>
          </table:table-cell>
          <table:table-cell office:value-type="string">
            <text:p>gay community is the cause of the AIDs epidemic in the US.</text:p>
          </table:table-cell>
          <table:table-cell office:value-type="string">
            <text:p>homosexuals are less important that heterosexuals.</text:p>
          </table:table-cell>
          <table:table-cell office:value-type="float" office:value="35">
            <text:p>35</text:p>
          </table:table-cell>
          <table:table-cell office:value-type="string">
            <text:p>[{u'Gov_Index': u'4', u'Dep': u'homosexuals', u'Gov': u'important', u'Dep_Index': u'1', u'Relation': u'nsubj'}, {u'Gov_Index': u'4', u'Dep': u'are', u'Gov': u'important', u'Dep_Index': u'2', u'Relation': u'cop'}, {u'Gov_Index': u'4', u'Dep': u'less', u'Gov': u'important', u'Dep_Index': u'3', u'Relation': u'advmod'}, {u'Gov_Index': u'4', u'Dep': u'heterosexuals', u'Gov': u'important', u'Dep_Index': u'6', u'Relation': u'prep_that'}]</text:p>
          </table:table-cell>
          <table:table-cell office:value-type="float" office:value="0">
            <text:p>0</text:p>
          </table:table-cell>
          <table:table-cell office:value-type="float" office:value="0.169030850945703">
            <text:p>0.16903085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43698777367233">
            <text:p>0.0243698777</text:p>
          </table:table-cell>
          <table:table-cell office:value-type="float" office:value="0.303774350703423">
            <text:p>0.3037743507</text:p>
          </table:table-cell>
          <table:table-cell office:value-type="float" office:value="0.0433242270875081">
            <text:p>0.04332422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155548">
            <text:p>0.4155548</text:p>
          </table:table-cell>
          <table:table-cell office:value-type="string">
            <text:p>Whenever gays are involved a group of people always opposes.</text:p>
          </table:table-cell>
          <table:table-cell office:value-type="string">
            <text:p>arguing about marriage benefits between single people and married</text:p>
          </table:table-cell>
          <table:table-cell office:value-type="float" office:value="36">
            <text:p>36</text:p>
          </table:table-cell>
          <table:table-cell office:value-type="string">
            <text:p>[{u'Gov_Index': u'4', u'Dep': u'marriage', u'Gov': u'benefits', u'Dep_Index': u'3', u'Relation': u'nn'}, {u'Gov_Index': u'1', u'Dep': u'benefits', u'Gov': u'arguing', u'Dep_Index': u'4', u'Relation': u'prep_about'}, {u'Gov_Index': u'7', u'Dep': u'single', u'Gov': u'people', u'Dep_Index': u'6', u'Relation': u'amod'}, {u'Gov_Index': u'4', u'Dep': u'people', u'Gov': u'benefits', u'Dep_Index': u'7', u'Relation': u'prep_between'}, {u'Gov_Index': u'1', u'Dep': u'married', u'Gov': u'arguing', u'Dep_Index': u'9', u'Relation': u'conj_and'}]</text:p>
          </table:table-cell>
          <table:table-cell office:value-type="float" office:value="0">
            <text:p>0</text:p>
          </table:table-cell>
          <table:table-cell office:value-type="float" office:value="0.144337567297406">
            <text:p>0.144337567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5489306">
            <text:p>0.35489306</text:p>
          </table:table-cell>
          <table:table-cell office:value-type="string">
            <text:p>if a person is opposed to the banning of gay marriage , they must therefore be a heterophobe</text:p>
          </table:table-cell>
          <table:table-cell office:value-type="string">
            <text:p>referring to namecalling and violence from the original post that was opposing gay rights</text:p>
          </table:table-cell>
          <table:table-cell office:value-type="float" office:value="49">
            <text:p>49</text:p>
          </table:table-cell>
          <table:table-cell office:value-type="string">
            <text:p>[{u'Gov_Index': u'1', u'Dep': u'namecalling', u'Gov': u'referring', u'Dep_Index': u'3', u'Relation': u'prep_to'}, {u'Gov_Index': u'1', u'Dep': u'violence', u'Gov': u'referring', u'Dep_Index': u'5', u'Relation': u'prep_to'}, {u'Gov_Index': u'3', u'Dep': u'violence', u'Gov': u'namecalling', u'Dep_Index': u'5', u'Relation': u'conj_and'}, {u'Gov_Index': u'9', u'Dep': u'the', u'Gov': u'post', u'Dep_Index': u'7', u'Relation': u'det'}, {u'Gov_Index': u'9', u'Dep': u'original', u'Gov': u'post', u'Dep_Index': u'8', u'Relation': u'amod'}, {u'Gov_Index': u'1', u'Dep': u'post', u'Gov': u'referring', u'Dep_Index': u'9', u'Relation': u'prep_from'}, {u'Gov_Index': u'12', u'Dep': u'that', u'Gov': u'opposing', u'Dep_Index': u'10', u'Relation': u'nsubj'}, {u'Gov_Index': u'12', u'Dep': u'was', u'Gov': u'opposing', u'Dep_Index': u'11', u'Relation': u'aux'}, {u'Gov_Index': u'9', u'Dep': u'opposing', u'Gov': u'post', u'Dep_Index': u'12', u'Relation': u'rcmod'}, {u'Gov_Index': u'14', u'Dep': u'gay', u'Gov': u'rights', u'Dep_Index': u'13', u'Relation': u'amod'}, {u'Gov_Index': u'12', u'Dep': u'rights', u'Gov': u'opposing', u'Dep_Index': u'14', u'Relation': u'dobj'}]</text:p>
          </table:table-cell>
          <table:table-cell office:value-type="float" office:value="0.0672672793996313">
            <text:p>0.0672672794</text:p>
          </table:table-cell>
          <table:table-cell office:value-type="float" office:value="0.235702260395516">
            <text:p>0.23570226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19716554799108">
            <text:p>0.0197165548</text:p>
          </table:table-cell>
          <table:table-cell office:value-type="float" office:value="0.245769949973201">
            <text:p>0.24576995</text:p>
          </table:table-cell>
          <table:table-cell office:value-type="float" office:value="0.0727995869505528">
            <text:p>0.072799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7376082">
            <text:p>0.37376082</text:p>
          </table:table-cell>
          <table:table-cell office:value-type="string">
            <text:p>if a person is opposed to the banning of gay marriage , they must therefore be a heterophobe</text:p>
          </table:table-cell>
          <table:table-cell office:value-type="string">
            <text:p>someone named Archie who posts include a variety of slurs towards gay people</text:p>
          </table:table-cell>
          <table:table-cell office:value-type="float" office:value="45">
            <text:p>45</text:p>
          </table:table-cell>
          <table:table-cell office:value-type="string">
            <text:p>[{u'Gov_Index': u'2', u'Dep': u'someone', u'Gov': u'named', u'Dep_Index': u'1', u'Relation': u'nsubj'}, {u'Gov_Index': u'2', u'Dep': u'Archie', u'Gov': u'named', u'Dep_Index': u'3', u'Relation': u'dobj'}, {u'Gov_Index': u'6', u'Dep': u'who', u'Gov': u'include', u'Dep_Index': u'4', u'Relation': u'dobj'}, {u'Gov_Index': u'6', u'Dep': u'posts', u'Gov': u'include', u'Dep_Index': u'5', u'Relation': u'nsubj'}, {u'Gov_Index': u'3', u'Dep': u'include', u'Gov': u'Archie', u'Dep_Index': u'6', u'Relation': u'rcmod'}, {u'Gov_Index': u'8', u'Dep': u'a', u'Gov': u'variety', u'Dep_Index': u'7', u'Relation': u'det'}, {u'Gov_Index': u'6', u'Dep': u'variety', u'Gov': u'include', u'Dep_Index': u'8', u'Relation': u'dobj'}, {u'Gov_Index': u'8', u'Dep': u'slurs', u'Gov': u'variety', u'Dep_Index': u'10', u'Relation': u'prep_of'}, {u'Gov_Index': u'13', u'Dep': u'gay', u'Gov': u'people', u'Dep_Index': u'12', u'Relation': u'amod'}, {u'Gov_Index': u'10', u'Dep': u'people', u'Gov': u'slurs', u'Dep_Index': u'13', u'Relation': u'prep_towards'}]</text:p>
          </table:table-cell>
          <table:table-cell office:value-type="float" office:value="0">
            <text:p>0</text:p>
          </table:table-cell>
          <table:table-cell office:value-type="float" office:value="0.105409255338946">
            <text:p>0.1054092553</text:p>
          </table:table-cell>
          <table:table-cell table:number-columns-repeated="3" office:value-type="float" office:value="0">
            <text:p>0</text:p>
          </table:table-cell>
          <table:table-cell office:value-type="float" office:value="0.191788305773142">
            <text:p>0.1917883058</text:p>
          </table:table-cell>
          <table:table-cell office:value-type="float" office:value="1.01507475125955">
            <text:p>1.0150747513</text:p>
          </table:table-cell>
          <table:table-cell office:value-type="float" office:value="0.196539625616506">
            <text:p>0.19653962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181429">
            <text:p>0.5181429</text:p>
          </table:table-cell>
          <table:table-cell office:value-type="string">
            <text:p>if a person is opposed to the banning of gay marriage , they must therefore be a heterophobe</text:p>
          </table:table-cell>
          <table:table-cell office:value-type="string">
            <text:p>arguing about marriage benefits between single people and married</text:p>
          </table:table-cell>
          <table:table-cell office:value-type="float" office:value="43">
            <text:p>43</text:p>
          </table:table-cell>
          <table:table-cell office:value-type="string">
            <text:p>[{u'Gov_Index': u'4', u'Dep': u'marriage', u'Gov': u'benefits', u'Dep_Index': u'3', u'Relation': u'nn'}, {u'Gov_Index': u'1', u'Dep': u'benefits', u'Gov': u'arguing', u'Dep_Index': u'4', u'Relation': u'prep_about'}, {u'Gov_Index': u'7', u'Dep': u'single', u'Gov': u'people', u'Dep_Index': u'6', u'Relation': u'amod'}, {u'Gov_Index': u'4', u'Dep': u'people', u'Gov': u'benefits', u'Dep_Index': u'7', u'Relation': u'prep_between'}, {u'Gov_Index': u'1', u'Dep': u'married', u'Gov': u'arguing', u'Dep_Index': u'9', u'Relation': u'conj_and'}]</text:p>
          </table:table-cell>
          <table:table-cell office:value-type="float" office:value="0">
            <text:p>0</text:p>
          </table:table-cell>
          <table:table-cell office:value-type="float" office:value="0.136082763487954">
            <text:p>0.136082763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2">
          <table:table-cell/>
          <table:table-cell table:formula="of:=CORREL([.A2:.A462];[.B2:.B462])" office:value-type="float" office:value="0.447122531738401">
            <text:p>0.4471225317</text:p>
          </table:table-cell>
          <table:table-cell table:number-columns-repeated="2"/>
          <table:table-cell table:formula="of:=CORREL([.A2:.A462];[.E2:.E462])" office:value-type="float" office:value="-0.0258639041514752">
            <text:p>-0.0258639042</text:p>
          </table:table-cell>
          <table:table-cell/>
          <table:table-cell table:formula="of:=CORREL([.A2:.A462];[.G2:.G462])" office:value-type="float" office:value="0.248770559054194">
            <text:p>0.2487705591</text:p>
          </table:table-cell>
          <table:table-cell table:formula="of:=CORREL([.A2:.A462];[.H2:.H462])" office:value-type="float" office:value="0.377340448568333">
            <text:p>0.3773404486</text:p>
          </table:table-cell>
          <table:table-cell table:number-columns-repeated="3"/>
          <table:table-cell table:formula="of:=CORREL([.A2:.A462];[.L2:.L462])" office:value-type="float" office:value="0.156232404525272">
            <text:p>0.1562324045</text:p>
          </table:table-cell>
          <table:table-cell table:formula="of:=CORREL([.A2:.A462];[.M2:.M462])" office:value-type="float" office:value="0.10138146569857">
            <text:p>0.1013814657</text:p>
          </table:table-cell>
          <table:table-cell table:formula="of:=CORREL([.A2:.A462];[.N2:.N462])" office:value-type="float" office:value="0.0986793677758402">
            <text:p>0.0986793678</text:p>
          </table:table-cell>
          <table:table-cell table:formula="of:=CORREL([.A2:.A462];[.O2:.O462])" office:value-type="float" office:value="0.0948076432293892">
            <text:p>0.0948076432</text:p>
          </table:table-cell>
          <table:table-cell table:formula="of:=CORREL([.A2:.A462];[.P2:.P462])" office:value-type="float" office:value="0.0812150948732109">
            <text:p>0.0812150949</text:p>
          </table:table-cell>
          <table:table-cell table:formula="of:=CORREL([.A2:.A462];[.Q2:.Q462])" office:value-type="float" office:value="0.0719560964396467">
            <text:p>0.0719560964</text:p>
          </table:table-cell>
        </table:table-row>
        <table:table-row table:style-name="ro2">
          <table:table-cell/>
          <table:table-cell office:value-type="float" office:value="0.447">
            <text:p>0.447</text:p>
          </table:table-cell>
          <table:table-cell table:number-columns-repeated="2"/>
          <table:table-cell office:value-type="float" office:value="-0.02">
            <text:p>-0.02</text:p>
          </table:table-cell>
          <table:table-cell/>
          <table:table-cell office:value-type="float" office:value="0.248">
            <text:p>0.248</text:p>
          </table:table-cell>
          <table:table-cell office:value-type="float" office:value="0.377">
            <text:p>0.377</text:p>
          </table:table-cell>
          <table:table-cell table:number-columns-repeated="3"/>
          <table:table-cell office:value-type="float" office:value="0.156">
            <text:p>0.156</text:p>
          </table:table-cell>
          <table:table-cell office:value-type="float" office:value="0.101">
            <text:p>0.101</text:p>
          </table:table-cell>
          <table:table-cell office:value-type="float" office:value="0.098">
            <text:p>0.098</text:p>
          </table:table-cell>
          <table:table-cell office:value-type="float" office:value="0.094">
            <text:p>0.094</text:p>
          </table:table-cell>
          <table:table-cell office:value-type="float" office:value="0.081">
            <text:p>0.081</text:p>
          </table:table-cell>
          <table:table-cell office:value-type="float" office:value="0.071">
            <text:p>0.071</text:p>
          </table:table-cell>
        </table:table-row>
      </table:table>
      <table:database-ranges>
        <table:database-range table:target-range-address="Sheet1.A1:Sheet1.Q46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11/07/2014</text:date>, <text:time>00:0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7T00:02:22</dc:date>
    <dc:creator>amita misra</dc:creator>
    <meta:generator>OpenOffice/4.1.0$Unix OpenOffice.org_project/410m18$Build-9764</meta:generator>
    <meta:editing-duration>PT10H19M36S</meta:editing-duration>
    <meta:editing-cycles>3</meta:editing-cycles>
    <meta:document-statistic meta:table-count="1" meta:cell-count="7874" meta:object-count="0"/>
  </office:meta>
</office:document-meta>
</file>